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Arial1"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0.797cm" style:rel-width="100%" fo:margin-left="0cm" table:align="left" style:writing-mode="lr-tb"/>
    </style:style>
    <style:style style:name="Table3.A" style:family="table-column">
      <style:table-column-properties style:column-width="2.697cm" style:rel-column-width="1529*"/>
    </style:style>
    <style:style style:name="Table3.B" style:family="table-column">
      <style:table-column-properties style:column-width="2.699cm" style:rel-column-width="1530*"/>
    </style:style>
    <style:style style:name="Table3.D" style:family="table-column">
      <style:table-column-properties style:column-width="2.702cm" style:rel-column-width="1532*"/>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0.797cm" style:rel-width="100%" table:align="left" style:writing-mode="lr-tb"/>
    </style:style>
    <style:style style:name="Table4.A" style:family="table-column">
      <style:table-column-properties style:column-width="8.804cm" style:rel-column-width="4991*"/>
    </style:style>
    <style:style style:name="Table4.B" style:family="table-column">
      <style:table-column-properties style:column-width="1.993cm" style:rel-column-width="1130*"/>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ulka1" style:family="table">
      <style:table-properties style:width="10.797cm" style:rel-width="100%" fo:margin-left="0cm" fo:margin-top="0cm" fo:margin-bottom="0cm" table:align="left" style:writing-mode="lr-tb"/>
    </style:style>
    <style:style style:name="Tabulka1.A" style:family="table-column">
      <style:table-column-properties style:column-width="8.804cm" style:rel-column-width="4991*"/>
    </style:style>
    <style:style style:name="Tabulka1.B" style:family="table-column">
      <style:table-column-properties style:column-width="1.991cm" style:rel-column-width="1129*"/>
    </style:style>
    <style:style style:name="Tabulka1.1" style:family="table-row">
      <style:table-row-properties fo:keep-together="auto"/>
    </style:style>
    <style:style style:name="Tabulka1.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1.A2" style:family="table-cell">
      <style:table-cell-properties style:vertical-align="" fo:padding-left="0.191cm" fo:padding-right="0.191cm" fo:padding-top="0cm" fo:padding-bottom="0cm" fo:border="none" style:writing-mode="lr-tb"/>
    </style:style>
    <style:style style:name="Tabulka1.A3" style:family="table-cell">
      <style:table-cell-properties style:vertical-align="" fo:padding="0cm" fo:border="none" style:writing-mode="lr-tb"/>
    </style:style>
    <style:style style:name="Tabulka1.A104" style:family="table-cell">
      <style:table-cell-properties style:vertical-align="" style:border-line-width-bottom="0.026cm 0.026cm 0.026cm" fo:padding="0cm" fo:border-left="none" fo:border-right="none" fo:border-top="none" fo:border-bottom="2.25pt double #000000" style:writing-mode="lr-tb"/>
    </style:style>
    <style:style style:name="Tabulka2" style:family="table">
      <style:table-properties style:width="10.797cm" style:rel-width="100%" fo:margin-left="0cm" fo:margin-top="0cm" fo:margin-bottom="0cm" table:align="left" style:writing-mode="lr-tb"/>
    </style:style>
    <style:style style:name="Tabulka2.A" style:family="table-column">
      <style:table-column-properties style:column-width="2.785cm" style:rel-column-width="1579*"/>
    </style:style>
    <style:style style:name="Tabulka2.B" style:family="table-column">
      <style:table-column-properties style:column-width="0.915cm" style:rel-column-width="519*"/>
    </style:style>
    <style:style style:name="Tabulka2.C" style:family="table-column">
      <style:table-column-properties style:column-width="0.898cm" style:rel-column-width="509*"/>
    </style:style>
    <style:style style:name="Tabulka2.D" style:family="table-column">
      <style:table-column-properties style:column-width="0.896cm" style:rel-column-width="508*"/>
    </style:style>
    <style:style style:name="Tabulka2.E" style:family="table-column">
      <style:table-column-properties style:column-width="1.499cm" style:rel-column-width="850*"/>
    </style:style>
    <style:style style:name="Tabulka2.F" style:family="table-column">
      <style:table-column-properties style:column-width="1.464cm" style:rel-column-width="830*"/>
    </style:style>
    <style:style style:name="Tabulka2.G" style:family="table-column">
      <style:table-column-properties style:column-width="1.02cm" style:rel-column-width="578*"/>
    </style:style>
    <style:style style:name="Tabulka2.H" style:family="table-column">
      <style:table-column-properties style:column-width="1.318cm" style:rel-column-width="747*"/>
    </style:style>
    <style:style style:name="Tabulka2.1" style:family="table-row">
      <style:table-row-properties style:min-row-height="0.041cm" fo:keep-together="auto"/>
    </style:style>
    <style:style style:name="Tabulka2.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2.2" style:family="table-row">
      <style:table-row-properties fo:keep-together="auto"/>
    </style:style>
    <style:style style:name="Tabulka2.A2" style:family="table-cell">
      <style:table-cell-properties style:vertical-align="bottom" fo:padding-left="0.191cm" fo:padding-right="0.191cm" fo:padding-top="0cm" fo:padding-bottom="0cm" fo:border="none" style:writing-mode="lr-tb"/>
    </style:style>
    <style:style style:name="Tabulka2.3" style:family="table-row">
      <style:table-row-properties fo:keep-together="auto"/>
    </style:style>
    <style:style style:name="Tabulka2.A3" style:family="table-cell">
      <style:table-cell-properties style:vertical-align="bottom" fo:padding="0cm" fo:border-left="none" fo:border-right="none" fo:border-top="0.75pt solid #000000" fo:border-bottom="0.75pt solid #000000" style:writing-mode="lr-tb"/>
    </style:style>
    <style:style style:name="Tabulka2.4" style:family="table-row">
      <style:table-row-properties fo:keep-together="auto"/>
    </style:style>
    <style:style style:name="Tabulka2.A4" style:family="table-cell">
      <style:table-cell-properties style:vertical-align="" fo:padding="0cm" fo:border="none" style:writing-mode="lr-tb"/>
    </style:style>
    <style:style style:name="Tabulka2.5" style:family="table-row">
      <style:table-row-properties fo:keep-together="auto"/>
    </style:style>
    <style:style style:name="Tabulka2.6" style:family="table-row">
      <style:table-row-properties fo:keep-together="auto"/>
    </style:style>
    <style:style style:name="Tabulka2.7" style:family="table-row">
      <style:table-row-properties fo:keep-together="auto"/>
    </style:style>
    <style:style style:name="Tabulka2.8" style:family="table-row">
      <style:table-row-properties fo:keep-together="auto"/>
    </style:style>
    <style:style style:name="Tabulka2.9" style:family="table-row">
      <style:table-row-properties fo:keep-together="auto"/>
    </style:style>
    <style:style style:name="Tabulka2.10" style:family="table-row">
      <style:table-row-properties fo:keep-together="auto"/>
    </style:style>
    <style:style style:name="Tabulka2.11" style:family="table-row">
      <style:table-row-properties fo:keep-together="auto"/>
    </style:style>
    <style:style style:name="Tabulka2.12" style:family="table-row">
      <style:table-row-properties fo:keep-together="auto"/>
    </style:style>
    <style:style style:name="Tabulka2.13" style:family="table-row">
      <style:table-row-properties fo:keep-together="auto"/>
    </style:style>
    <style:style style:name="Tabulka2.14" style:family="table-row">
      <style:table-row-properties fo:keep-together="auto"/>
    </style:style>
    <style:style style:name="Tabulka2.15" style:family="table-row">
      <style:table-row-properties fo:keep-together="auto"/>
    </style:style>
    <style:style style:name="Tabulka2.16" style:family="table-row">
      <style:table-row-properties fo:keep-together="auto"/>
    </style:style>
    <style:style style:name="Tabulka2.17" style:family="table-row">
      <style:table-row-properties fo:keep-together="auto"/>
    </style:style>
    <style:style style:name="Tabulka2.18" style:family="table-row">
      <style:table-row-properties fo:keep-together="auto"/>
    </style:style>
    <style:style style:name="Tabulka2.19" style:family="table-row">
      <style:table-row-properties fo:keep-together="auto"/>
    </style:style>
    <style:style style:name="Tabulka2.20" style:family="table-row">
      <style:table-row-properties fo:keep-together="auto"/>
    </style:style>
    <style:style style:name="Tabulka2.21" style:family="table-row">
      <style:table-row-properties fo:keep-together="auto"/>
    </style:style>
    <style:style style:name="Tabulka2.A21" style:family="table-cell">
      <style:table-cell-properties style:vertical-align="" fo:padding="0cm" fo:border-left="none" fo:border-right="none" fo:border-top="0.5pt solid #000000" fo:border-bottom="0.5pt solid #000000" style:writing-mode="lr-tb"/>
    </style:style>
    <style:style style:name="Tabulka2.22" style:family="table-row">
      <style:table-row-properties fo:keep-together="auto"/>
    </style:style>
    <style:style style:name="Tabulka2.23" style:family="table-row">
      <style:table-row-properties fo:keep-together="auto"/>
    </style:style>
    <style:style style:name="Tabulka2.24" style:family="table-row">
      <style:table-row-properties fo:keep-together="auto"/>
    </style:style>
    <style:style style:name="Tabulka2.25" style:family="table-row">
      <style:table-row-properties fo:keep-together="auto"/>
    </style:style>
    <style:style style:name="Tabulka2.27" style:family="table-row">
      <style:table-row-properties fo:keep-together="auto"/>
    </style:style>
    <style:style style:name="Tabulka2.A27" style:family="table-cell">
      <style:table-cell-properties style:vertical-align="" fo:padding="0cm" fo:border-left="none" fo:border-right="none" fo:border-top="0.75pt solid #000000" fo:border-bottom="none" style:writing-mode="lr-tb"/>
    </style:style>
    <style:style style:name="Tabulka2.28" style:family="table-row">
      <style:table-row-properties fo:keep-together="auto"/>
    </style:style>
    <style:style style:name="Tabulka2.29" style:family="table-row">
      <style:table-row-properties fo:keep-together="auto"/>
    </style:style>
    <style:style style:name="Tabulka2.30" style:family="table-row">
      <style:table-row-properties fo:keep-together="auto"/>
    </style:style>
    <style:style style:name="Tabulka2.31" style:family="table-row">
      <style:table-row-properties fo:keep-together="auto"/>
    </style:style>
    <style:style style:name="Tabulka2.32" style:family="table-row">
      <style:table-row-properties fo:keep-together="auto"/>
    </style:style>
    <style:style style:name="Tabulka2.33" style:family="table-row">
      <style:table-row-properties fo:keep-together="auto"/>
    </style:style>
    <style:style style:name="Tabulka2.34" style:family="table-row">
      <style:table-row-properties fo:keep-together="auto"/>
    </style:style>
    <style:style style:name="Tabulka2.35" style:family="table-row">
      <style:table-row-properties fo:keep-together="auto"/>
    </style:style>
    <style:style style:name="Tabulka2.36" style:family="table-row">
      <style:table-row-properties fo:keep-together="auto"/>
    </style:style>
    <style:style style:name="Tabulka2.37" style:family="table-row">
      <style:table-row-properties fo:keep-together="auto"/>
    </style:style>
    <style:style style:name="Tabulka2.38" style:family="table-row">
      <style:table-row-properties fo:keep-together="auto"/>
    </style:style>
    <style:style style:name="Tabulka2.39" style:family="table-row">
      <style:table-row-properties fo:keep-together="auto"/>
    </style:style>
    <style:style style:name="Tabulka2.40" style:family="table-row">
      <style:table-row-properties fo:keep-together="auto"/>
    </style:style>
    <style:style style:name="Tabulka2.41" style:family="table-row">
      <style:table-row-properties style:min-row-height="0.203cm" fo:keep-together="auto"/>
    </style:style>
    <style:style style:name="Tabulka2.42" style:family="table-row">
      <style:table-row-properties fo:keep-together="auto"/>
    </style:style>
    <style:style style:name="Tabulka2.43" style:family="table-row">
      <style:table-row-properties fo:keep-together="auto"/>
    </style:style>
    <style:style style:name="Tabulka2.A43" style:family="table-cell">
      <style:table-cell-properties style:vertical-align="" fo:padding="0cm" fo:border-left="none" fo:border-right="none" fo:border-top="0.75pt solid #000000" fo:border-bottom="0.75pt solid #000000" style:writing-mode="lr-tb"/>
    </style:style>
    <style:style style:name="Tabulka2.44" style:family="table-row">
      <style:table-row-properties fo:keep-together="auto"/>
    </style:style>
    <style:style style:name="Tabulka2.45" style:family="table-row">
      <style:table-row-properties fo:keep-together="auto"/>
    </style:style>
    <style:style style:name="Tabulka2.A45" style:family="table-cell">
      <style:table-cell-properties style:vertical-align="" style:border-line-width-bottom="0.026cm 0.026cm 0.026cm" fo:padding="0cm" fo:border-left="none" fo:border-right="none" fo:border-top="none" fo:border-bottom="2.25pt double #000000" style:writing-mode="lr-tb"/>
    </style:style>
    <style:style style:name="Tabulka3" style:family="table">
      <style:table-properties style:width="10.797cm" style:rel-width="100%" fo:margin-left="0cm" fo:margin-top="0cm" fo:margin-bottom="0cm" table:align="left" style:writing-mode="lr-tb"/>
    </style:style>
    <style:style style:name="Tabulka3.A" style:family="table-column">
      <style:table-column-properties style:column-width="2.639cm" style:rel-column-width="1496*"/>
    </style:style>
    <style:style style:name="Tabulka3.B" style:family="table-column">
      <style:table-column-properties style:column-width="1.341cm" style:rel-column-width="760*"/>
    </style:style>
    <style:style style:name="Tabulka3.C" style:family="table-column">
      <style:table-column-properties style:column-width="1.071cm" style:rel-column-width="607*"/>
    </style:style>
    <style:style style:name="Tabulka3.D" style:family="table-column">
      <style:table-column-properties style:column-width="1.575cm" style:rel-column-width="893*"/>
    </style:style>
    <style:style style:name="Tabulka3.E" style:family="table-column">
      <style:table-column-properties style:column-width="0.393cm" style:rel-column-width="223*"/>
    </style:style>
    <style:style style:name="Tabulka3.F" style:family="table-column">
      <style:table-column-properties style:column-width="2.143cm" style:rel-column-width="1215*"/>
    </style:style>
    <style:style style:name="Tabulka3.G" style:family="table-column">
      <style:table-column-properties style:column-width="1.633cm" style:rel-column-width="926*"/>
    </style:style>
    <style:style style:name="Tabulka3.1" style:family="table-row">
      <style:table-row-properties fo:keep-together="auto"/>
    </style:style>
    <style:style style:name="Tabulka3.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3.A2" style:family="table-cell">
      <style:table-cell-properties style:vertical-align="" fo:padding="0.101cm" fo:border-left="none" fo:border-right="none" fo:border-top="none" fo:border-bottom="0.5pt solid #000000" style:writing-mode="lr-tb"/>
    </style:style>
    <style:style style:name="Tabulka3.A3" style:family="table-cell">
      <style:table-cell-properties style:vertical-align="" fo:padding="0.101cm" fo:border-left="none" fo:border-right="none" fo:border-top="none" fo:border-bottom="0.75pt solid #000000" style:writing-mode="lr-tb"/>
    </style:style>
    <style:style style:name="Tabulka3.A4" style:family="table-cell">
      <style:table-cell-properties style:vertical-align="" fo:padding="0.101cm" fo:border="none" style:writing-mode="lr-tb"/>
    </style:style>
    <style:style style:name="Tabulka3.B4" style:family="table-cell">
      <style:table-cell-properties style:vertical-align="" fo:padding="0cm" fo:border="none" style:writing-mode="lr-tb"/>
    </style:style>
    <style:style style:name="Tabulka3.A11" style:family="table-cell">
      <style:table-cell-properties style:vertical-align="" fo:padding="0.101cm" fo:border-left="none" fo:border-right="none" fo:border-top="0.75pt solid #000000" fo:border-bottom="0.75pt solid #000000" style:writing-mode="lr-tb"/>
    </style:style>
    <style:style style:name="Tabulka3.14" style:family="table-row">
      <style:table-row-properties style:min-row-height="0.482cm" fo:keep-together="auto"/>
    </style:style>
    <style:style style:name="Tabulka3.A18" style:family="table-cell">
      <style:table-cell-properties style:vertical-align="" style:border-line-width-bottom="0.026cm 0.026cm 0.026cm" fo:padding="0cm" fo:border-left="none" fo:border-right="none" fo:border-top="none" fo:border-bottom="2.25pt double #000000" style:writing-mode="lr-tb"/>
    </style:style>
    <style:style style:name="Tabulka4" style:family="table">
      <style:table-properties style:width="10.797cm" style:rel-width="100%" fo:margin-left="0cm" fo:margin-top="0cm" fo:margin-bottom="0cm" table:align="left" style:writing-mode="lr-tb"/>
    </style:style>
    <style:style style:name="Tabulka4.A" style:family="table-column">
      <style:table-column-properties style:column-width="8.804cm" style:rel-column-width="4991*"/>
    </style:style>
    <style:style style:name="Tabulka4.B" style:family="table-column">
      <style:table-column-properties style:column-width="1.991cm" style:rel-column-width="1129*"/>
    </style:style>
    <style:style style:name="Tabulka4.1" style:family="table-row">
      <style:table-row-properties fo:keep-together="auto"/>
    </style:style>
    <style:style style:name="Tabulka4.A1" style:family="table-cell">
      <style:table-cell-properties style:vertical-align="" style:border-line-width-top="0.026cm 0.026cm 0.026cm" fo:padding="0.051cm" fo:border-left="none" fo:border-right="none" fo:border-top="2.25pt double #000000" fo:border-bottom="none" style:writing-mode="lr-tb"/>
    </style:style>
    <style:style style:name="Tabulka4.A2" style:family="table-cell">
      <style:table-cell-properties style:vertical-align="" fo:padding="0.051cm" fo:border-left="none" fo:border-right="none" fo:border-top="1pt solid #000000" fo:border-bottom="none" style:writing-mode="lr-tb"/>
    </style:style>
    <style:style style:name="Tabulka4.A3" style:family="table-cell">
      <style:table-cell-properties style:vertical-align="" fo:padding="0.051cm" fo:border="none" style:writing-mode="lr-tb"/>
    </style:style>
    <style:style style:name="Tabulka4.A21" style:family="table-cell">
      <style:table-cell-properties style:vertical-align="" style:border-line-width-bottom="0.026cm 0.026cm 0.026cm" fo:padding="0.051cm" fo:border-left="none" fo:border-right="none" fo:border-top="none" fo:border-bottom="2.25pt double #000000" style:writing-mode="lr-tb"/>
    </style:style>
    <style:style style:name="Tabulka5" style:family="table">
      <style:table-properties style:width="10.797cm" style:rel-width="100%" fo:margin-left="0cm" fo:margin-top="0cm" fo:margin-bottom="0cm" table:align="left" style:writing-mode="lr-tb"/>
    </style:style>
    <style:style style:name="Tabulka5.A" style:family="table-column">
      <style:table-column-properties style:column-width="3.598cm" style:rel-column-width="2040*"/>
    </style:style>
    <style:style style:name="Tabulka5.B" style:family="table-column">
      <style:table-column-properties style:column-width="1.08cm" style:rel-column-width="612*"/>
    </style:style>
    <style:style style:name="Tabulka5.C" style:family="table-column">
      <style:table-column-properties style:column-width="0.67cm" style:rel-column-width="380*"/>
    </style:style>
    <style:style style:name="Tabulka5.D" style:family="table-column">
      <style:table-column-properties style:column-width="0.166cm" style:rel-column-width="94*"/>
    </style:style>
    <style:style style:name="Tabulka5.E" style:family="table-column">
      <style:table-column-properties style:column-width="3.607cm" style:rel-column-width="2045*"/>
    </style:style>
    <style:style style:name="Tabulka5.F" style:family="table-column">
      <style:table-column-properties style:column-width="0.975cm" style:rel-column-width="553*"/>
    </style:style>
    <style:style style:name="Tabulka5.G" style:family="table-column">
      <style:table-column-properties style:column-width="0.699cm" style:rel-column-width="396*"/>
    </style:style>
    <style:style style:name="Tabulka5.1" style:family="table-row">
      <style:table-row-properties fo:keep-together="auto"/>
    </style:style>
    <style:style style:name="Tabulka5.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5.A2" style:family="table-cell">
      <style:table-cell-properties style:vertical-align="" fo:padding="0.101cm" fo:border-left="none" fo:border-right="none" fo:border-top="none" fo:border-bottom="0.5pt solid #000000" style:writing-mode="lr-tb"/>
    </style:style>
    <style:style style:name="Tabulka5.A3" style:family="table-cell">
      <style:table-cell-properties style:vertical-align="" fo:padding="0.101cm" fo:border="none" style:writing-mode="lr-tb"/>
    </style:style>
    <style:style style:name="Tabulka5.B3" style:family="table-cell">
      <style:table-cell-properties style:vertical-align="" fo:padding="0cm" fo:border="none" style:writing-mode="lr-tb"/>
    </style:style>
    <style:style style:name="Tabulka5.10" style:family="table-row">
      <style:table-row-properties style:min-row-height="0.363cm" fo:keep-together="auto"/>
    </style:style>
    <style:style style:name="Tabulka5.A226" style:family="table-cell">
      <style:table-cell-properties style:vertical-align="" style:border-line-width-bottom="0.026cm 0.026cm 0.026cm" fo:padding="0cm" fo:border-left="none" fo:border-right="none" fo:border-top="none" fo:border-bottom="2.2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202b1bc4" fo:background-color="#fff200" style:language-asian="cs" style:country-asian="CZ"/>
    </style:style>
    <style:style style:name="P49" style:family="paragraph" style:parent-style-name="Text_20_body">
      <style:text-properties fo:language="cs" fo:country="CZ" officeooo:rsid="202b1bc4" officeooo:paragraph-rsid="3ecfb38d" fo:background-color="#fff200" style:language-asian="cs" style:country-asian="CZ"/>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7d25a9" officeooo:paragraph-rsid="21ad8828"/>
    </style:style>
    <style:style style:name="P53" style:family="paragraph" style:parent-style-name="Text_20_body">
      <style:text-properties officeooo:rsid="207d25a9" officeooo:paragraph-rsid="21adb664"/>
    </style:style>
    <style:style style:name="P54" style:family="paragraph" style:parent-style-name="Text_20_body">
      <style:text-properties officeooo:rsid="207d25a9" officeooo:paragraph-rsid="21b6cacf"/>
    </style:style>
    <style:style style:name="P55" style:family="paragraph" style:parent-style-name="Text_20_body">
      <style:text-properties officeooo:rsid="207d25a9" officeooo:paragraph-rsid="21ca4657"/>
    </style:style>
    <style:style style:name="P56" style:family="paragraph" style:parent-style-name="Text_20_body">
      <style:text-properties officeooo:rsid="207d25a9" officeooo:paragraph-rsid="21d1cb1f"/>
    </style:style>
    <style:style style:name="P57" style:family="paragraph" style:parent-style-name="Text_20_body">
      <style:text-properties officeooo:rsid="207d25a9" officeooo:paragraph-rsid="2205de60"/>
    </style:style>
    <style:style style:name="P58" style:family="paragraph" style:parent-style-name="Text_20_body">
      <style:text-properties officeooo:rsid="207d25a9" officeooo:paragraph-rsid="2207a489"/>
    </style:style>
    <style:style style:name="P59" style:family="paragraph" style:parent-style-name="Text_20_body">
      <style:text-properties officeooo:rsid="207d25a9" officeooo:paragraph-rsid="220f5aec"/>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7d25a9" officeooo:paragraph-rsid="2b0035d5"/>
    </style:style>
    <style:style style:name="P76" style:family="paragraph" style:parent-style-name="Text_20_body">
      <style:text-properties officeooo:rsid="207d25a9" officeooo:paragraph-rsid="224c7800"/>
    </style:style>
    <style:style style:name="P77" style:family="paragraph" style:parent-style-name="Text_20_body">
      <style:text-properties officeooo:rsid="207d25a9" officeooo:paragraph-rsid="3ebfa17d"/>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6" style:family="paragraph" style:parent-style-name="Text_20_body">
      <style:text-properties style:text-line-through-style="none" style:text-line-through-type="none" officeooo:rsid="29995bff" officeooo:paragraph-rsid="299bc094"/>
    </style:style>
    <style:style style:name="P107" style:family="paragraph" style:parent-style-name="Text_20_body">
      <style:text-properties style:text-line-through-style="none" style:text-line-through-type="none" officeooo:rsid="3394135d" officeooo:paragraph-rsid="3394135d"/>
    </style:style>
    <style:style style:name="P108" style:family="paragraph" style:parent-style-name="Text_20_body">
      <style:text-properties style:text-line-through-style="none" style:text-line-through-type="none" officeooo:rsid="246911ff" officeooo:paragraph-rsid="2ca518cd" fo:background-color="#fff200"/>
    </style:style>
    <style:style style:name="P109" style:family="paragraph" style:parent-style-name="Text_20_body">
      <style:text-properties style:text-line-through-style="none" style:text-line-through-type="none" officeooo:rsid="2997b27c" officeooo:paragraph-rsid="2997b27c" fo:background-color="#fff200"/>
    </style:style>
    <style:style style:name="P110" style:family="paragraph" style:parent-style-name="Text_20_body">
      <style:text-properties style:text-line-through-style="none" style:text-line-through-type="none" officeooo:rsid="2990865f" officeooo:paragraph-rsid="2990865f" fo:background-color="#fff200"/>
    </style:style>
    <style:style style:name="P111" style:family="paragraph" style:parent-style-name="Text_20_body">
      <style:text-properties style:text-line-through-style="none" style:text-line-through-type="none" officeooo:rsid="18d5013b" officeooo:paragraph-rsid="2fb6894b" fo:background-color="#fff200"/>
    </style:style>
    <style:style style:name="P112" style:family="paragraph" style:parent-style-name="Text_20_body">
      <style:text-properties style:text-line-through-style="none" style:text-line-through-type="none" officeooo:rsid="18d62670" officeooo:paragraph-rsid="2fb6894b" fo:background-color="#fff200"/>
    </style:style>
    <style:style style:name="P11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4" style:family="paragraph" style:parent-style-name="Text_20_body">
      <style:text-properties style:text-line-through-style="none" style:text-line-through-type="none" officeooo:rsid="3a2491d8" officeooo:paragraph-rsid="3a2ea779"/>
    </style:style>
    <style:style style:name="P115" style:family="paragraph" style:parent-style-name="Text_20_body">
      <style:text-properties style:text-line-through-style="none" style:text-line-through-type="none" officeooo:rsid="3a26852d" officeooo:paragraph-rsid="3a2ea779"/>
    </style:style>
    <style:style style:name="P116" style:family="paragraph" style:parent-style-name="Text_20_body">
      <style:text-properties style:text-line-through-style="none" style:text-line-through-type="none" officeooo:rsid="297fc3d3" officeooo:paragraph-rsid="415fa889"/>
    </style:style>
    <style:style style:name="P117" style:family="paragraph" style:parent-style-name="Text_20_body">
      <style:text-properties style:text-line-through-style="none" style:text-line-through-type="none" officeooo:rsid="415fa889" officeooo:paragraph-rsid="415fa889"/>
    </style:style>
    <style:style style:name="P118" style:family="paragraph" style:parent-style-name="Text_20_body">
      <style:text-properties style:text-line-through-style="none" style:text-line-through-type="none" officeooo:rsid="212834b8" officeooo:paragraph-rsid="421f3761"/>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94fb18" officeooo:paragraph-rsid="21ca843b"/>
    </style:style>
    <style:style style:name="P124" style:family="paragraph" style:parent-style-name="Text_20_body">
      <style:text-properties officeooo:rsid="2194fb18" officeooo:paragraph-rsid="226d1d4a"/>
    </style:style>
    <style:style style:name="P125" style:family="paragraph" style:parent-style-name="Text_20_body">
      <style:text-properties officeooo:paragraph-rsid="2195aae2"/>
    </style:style>
    <style:style style:name="P126" style:family="paragraph" style:parent-style-name="Text_20_body">
      <style:text-properties officeooo:paragraph-rsid="21966d5f"/>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97affa" officeooo:paragraph-rsid="229b2d63"/>
    </style:style>
    <style:style style:name="P141" style:family="paragraph" style:parent-style-name="Text_20_body">
      <style:text-properties officeooo:rsid="21577601" officeooo:paragraph-rsid="21577601"/>
    </style:style>
    <style:style style:name="P142" style:family="paragraph" style:parent-style-name="Text_20_body">
      <style:text-properties officeooo:rsid="21577601" officeooo:paragraph-rsid="22fc745d"/>
    </style:style>
    <style:style style:name="P143" style:family="paragraph" style:parent-style-name="Text_20_body">
      <style:text-properties officeooo:rsid="21577601" officeooo:paragraph-rsid="22fd30c1"/>
    </style:style>
    <style:style style:name="P144" style:family="paragraph" style:parent-style-name="Text_20_body">
      <style:text-properties officeooo:rsid="21a77545" officeooo:paragraph-rsid="21a77545"/>
    </style:style>
    <style:style style:name="P145" style:family="paragraph" style:parent-style-name="Text_20_body">
      <style:text-properties officeooo:rsid="21a77545" officeooo:paragraph-rsid="3e9ad2e4"/>
    </style:style>
    <style:style style:name="P146" style:family="paragraph" style:parent-style-name="Text_20_body">
      <style:text-properties officeooo:rsid="207831ef" officeooo:paragraph-rsid="23033a35"/>
    </style:style>
    <style:style style:name="P147" style:family="paragraph" style:parent-style-name="Text_20_body">
      <style:text-properties officeooo:rsid="20774db6" officeooo:paragraph-rsid="23033a35"/>
    </style:style>
    <style:style style:name="P148" style:family="paragraph" style:parent-style-name="Text_20_body">
      <style:text-properties officeooo:rsid="20879cf5" officeooo:paragraph-rsid="23033a35"/>
    </style:style>
    <style:style style:name="P149" style:family="paragraph" style:parent-style-name="Text_20_body">
      <style:text-properties officeooo:rsid="20ca50b1" officeooo:paragraph-rsid="23688ba4"/>
    </style:style>
    <style:style style:name="P150" style:family="paragraph" style:parent-style-name="Text_20_body">
      <style:text-properties officeooo:paragraph-rsid="237987a4"/>
    </style:style>
    <style:style style:name="P151" style:family="paragraph" style:parent-style-name="Text_20_body">
      <style:text-properties officeooo:paragraph-rsid="219805d8"/>
    </style:style>
    <style:style style:name="P152" style:family="paragraph" style:parent-style-name="Text_20_body">
      <style:paragraph-properties fo:text-align="center" style:justify-single-word="false"/>
      <style:text-properties officeooo:paragraph-rsid="0ce719f8"/>
    </style:style>
    <style:style style:name="P153" style:family="paragraph" style:parent-style-name="Text_20_body">
      <style:text-properties officeooo:rsid="2431d875" officeooo:paragraph-rsid="2431d875"/>
    </style:style>
    <style:style style:name="P154" style:family="paragraph" style:parent-style-name="Text_20_body">
      <style:text-properties officeooo:rsid="2437c5dd" officeooo:paragraph-rsid="2437c5dd"/>
    </style:style>
    <style:style style:name="P155" style:family="paragraph" style:parent-style-name="Text_20_body">
      <style:text-properties officeooo:rsid="2439eff7" officeooo:paragraph-rsid="2444f0d8"/>
    </style:style>
    <style:style style:name="P156" style:family="paragraph" style:parent-style-name="Text_20_body">
      <style:text-properties officeooo:paragraph-rsid="20af97d2"/>
    </style:style>
    <style:style style:name="P157" style:family="paragraph" style:parent-style-name="Text_20_body">
      <style:text-properties officeooo:rsid="2500ef65" officeooo:paragraph-rsid="2500ef65"/>
    </style:style>
    <style:style style:name="P158" style:family="paragraph" style:parent-style-name="Text_20_body">
      <style:text-properties officeooo:rsid="2512ec2a" officeooo:paragraph-rsid="2512ec2a"/>
    </style:style>
    <style:style style:name="P159" style:family="paragraph" style:parent-style-name="Text_20_body">
      <style:text-properties officeooo:rsid="1d1682b7" officeooo:paragraph-rsid="42726329"/>
    </style:style>
    <style:style style:name="P160" style:family="paragraph" style:parent-style-name="Text_20_body">
      <style:text-properties fo:background-color="transparent"/>
    </style:style>
    <style:style style:name="P161" style:family="paragraph" style:parent-style-name="Text_20_body">
      <style:text-properties officeooo:rsid="37191ec2" officeooo:paragraph-rsid="37191ec2" fo:background-color="transparent"/>
    </style:style>
    <style:style style:name="P162" style:family="paragraph" style:parent-style-name="Text_20_body">
      <style:text-properties officeooo:rsid="3720d26d" officeooo:paragraph-rsid="3720d26d" fo:background-color="transparent"/>
    </style:style>
    <style:style style:name="P163" style:family="paragraph" style:parent-style-name="Text_20_body">
      <style:text-properties officeooo:rsid="3721f663" officeooo:paragraph-rsid="3721f663" fo:background-color="transparent"/>
    </style:style>
    <style:style style:name="P164" style:family="paragraph" style:parent-style-name="Text_20_body">
      <style:text-properties officeooo:rsid="371f5048" officeooo:paragraph-rsid="371f5048" fo:background-color="transparent"/>
    </style:style>
    <style:style style:name="P165" style:family="paragraph" style:parent-style-name="Text_20_body">
      <style:text-properties officeooo:rsid="38d00731" officeooo:paragraph-rsid="38d00731" fo:background-color="transparent"/>
    </style:style>
    <style:style style:name="P166" style:family="paragraph" style:parent-style-name="Text_20_body">
      <style:text-properties officeooo:paragraph-rsid="3edbc7a2" fo:background-color="transparent"/>
    </style:style>
    <style:style style:name="P167" style:family="paragraph" style:parent-style-name="Text_20_body">
      <style:text-properties officeooo:rsid="3edbc7a2" officeooo:paragraph-rsid="3edbc7a2" fo:background-color="transparent"/>
    </style:style>
    <style:style style:name="P168" style:family="paragraph" style:parent-style-name="Text_20_body">
      <style:text-properties officeooo:rsid="1f9c2383" officeooo:paragraph-rsid="42726329" fo:background-color="transparent"/>
    </style:style>
    <style:style style:name="P169" style:family="paragraph" style:parent-style-name="Text_20_body">
      <style:text-properties officeooo:paragraph-rsid="41c037fe" fo:background-color="transparent"/>
    </style:style>
    <style:style style:name="P170" style:family="paragraph" style:parent-style-name="Text_20_body">
      <style:text-properties officeooo:paragraph-rsid="41714ca2" fo:background-color="transparent"/>
    </style:style>
    <style:style style:name="P171" style:family="paragraph" style:parent-style-name="Text_20_body">
      <style:text-properties officeooo:paragraph-rsid="41771b98" fo:background-color="transparent"/>
    </style:style>
    <style:style style:name="P172" style:family="paragraph" style:parent-style-name="Text_20_body">
      <style:text-properties officeooo:paragraph-rsid="41760332" fo:background-color="transparent"/>
    </style:style>
    <style:style style:name="P173" style:family="paragraph" style:parent-style-name="Text_20_body">
      <style:text-properties officeooo:paragraph-rsid="4176a878" fo:background-color="transparent"/>
    </style:style>
    <style:style style:name="P174" style:family="paragraph" style:parent-style-name="Text_20_body">
      <style:text-properties officeooo:paragraph-rsid="41a74334" fo:background-color="transparent"/>
    </style:style>
    <style:style style:name="P175" style:family="paragraph" style:parent-style-name="Text_20_body">
      <style:text-properties officeooo:paragraph-rsid="41c1359d" fo:background-color="transparent"/>
    </style:style>
    <style:style style:name="P176" style:family="paragraph" style:parent-style-name="Text_20_body">
      <style:text-properties officeooo:paragraph-rsid="41af6113" fo:background-color="transparent"/>
    </style:style>
    <style:style style:name="P177" style:family="paragraph" style:parent-style-name="Text_20_body">
      <style:text-properties officeooo:paragraph-rsid="37551713" fo:background-color="transparent"/>
    </style:style>
    <style:style style:name="P178" style:family="paragraph" style:parent-style-name="Text_20_body">
      <style:text-properties officeooo:paragraph-rsid="41b6cc1a" fo:background-color="transparent"/>
    </style:style>
    <style:style style:name="P179" style:family="paragraph" style:parent-style-name="Text_20_body">
      <style:text-properties officeooo:paragraph-rsid="41bbffe9" fo:background-color="transparent"/>
    </style:style>
    <style:style style:name="P180" style:family="paragraph" style:parent-style-name="Text_20_body">
      <style:text-properties officeooo:paragraph-rsid="41ca5578" fo:background-color="transparent"/>
    </style:style>
    <style:style style:name="P181" style:family="paragraph" style:parent-style-name="Text_20_body">
      <style:text-properties officeooo:paragraph-rsid="41cf7925" fo:background-color="transparent"/>
    </style:style>
    <style:style style:name="P182" style:family="paragraph" style:parent-style-name="Text_20_body">
      <style:text-properties officeooo:paragraph-rsid="36d698bc" fo:background-color="transparent"/>
    </style:style>
    <style:style style:name="P183" style:family="paragraph" style:parent-style-name="Text_20_body">
      <style:text-properties officeooo:paragraph-rsid="41d04e03" fo:background-color="transparent"/>
    </style:style>
    <style:style style:name="P184" style:family="paragraph" style:parent-style-name="Text_20_body">
      <style:text-properties officeooo:paragraph-rsid="376a8610" fo:background-color="transparent"/>
    </style:style>
    <style:style style:name="P185" style:family="paragraph" style:parent-style-name="Text_20_body">
      <style:text-properties officeooo:paragraph-rsid="41d3e238" fo:background-color="transparent"/>
    </style:style>
    <style:style style:name="P186" style:family="paragraph" style:parent-style-name="Text_20_body">
      <style:text-properties officeooo:paragraph-rsid="41dc5e0a" fo:background-color="transparent"/>
    </style:style>
    <style:style style:name="P187" style:family="paragraph" style:parent-style-name="Text_20_body">
      <style:text-properties officeooo:paragraph-rsid="41e65c86" fo:background-color="transparent"/>
    </style:style>
    <style:style style:name="P188" style:family="paragraph" style:parent-style-name="Text_20_body">
      <style:text-properties officeooo:paragraph-rsid="416a54a5" fo:background-color="transparent"/>
    </style:style>
    <style:style style:name="P189" style:family="paragraph" style:parent-style-name="Text_20_body">
      <style:text-properties officeooo:paragraph-rsid="379751c1" fo:background-color="transparent"/>
    </style:style>
    <style:style style:name="P190" style:family="paragraph" style:parent-style-name="Text_20_body">
      <style:text-properties officeooo:paragraph-rsid="41e1534b" fo:background-color="transparent"/>
    </style:style>
    <style:style style:name="P191" style:family="paragraph" style:parent-style-name="Text_20_body">
      <style:text-properties officeooo:paragraph-rsid="41e3f626" fo:background-color="transparent"/>
    </style:style>
    <style:style style:name="P192" style:family="paragraph" style:parent-style-name="Text_20_body">
      <style:text-properties officeooo:paragraph-rsid="41ab39b5" fo:background-color="transparent"/>
    </style:style>
    <style:style style:name="P193" style:family="paragraph" style:parent-style-name="Text_20_body">
      <style:text-properties officeooo:rsid="41760332" officeooo:paragraph-rsid="41760332" fo:background-color="transparent"/>
    </style:style>
    <style:style style:name="P194" style:family="paragraph" style:parent-style-name="Text_20_body">
      <style:text-properties officeooo:rsid="41ad8455" officeooo:paragraph-rsid="41ad8455" fo:background-color="transparent"/>
    </style:style>
    <style:style style:name="P195" style:family="paragraph" style:parent-style-name="Text_20_body">
      <style:text-properties officeooo:rsid="376b0fce" officeooo:paragraph-rsid="376b0fce" fo:background-color="transparent"/>
    </style:style>
    <style:style style:name="P196" style:family="paragraph" style:parent-style-name="Text_20_body">
      <style:text-properties officeooo:rsid="2f602897" officeooo:paragraph-rsid="36d698bc" fo:background-color="transparent"/>
    </style:style>
    <style:style style:name="P197" style:family="paragraph" style:parent-style-name="Text_20_body">
      <style:text-properties officeooo:rsid="41e44e37" officeooo:paragraph-rsid="41e44e37" fo:background-color="transparent"/>
    </style:style>
    <style:style style:name="P198" style:family="paragraph" style:parent-style-name="Text_20_body">
      <style:text-properties officeooo:rsid="41e86ca9" officeooo:paragraph-rsid="41e86ca9" fo:background-color="transparent"/>
    </style:style>
    <style:style style:name="P199" style:family="paragraph" style:parent-style-name="Text_20_body">
      <style:text-properties officeooo:rsid="4213b232" officeooo:paragraph-rsid="4213b232" fo:background-color="transparent"/>
    </style:style>
    <style:style style:name="P200" style:family="paragraph" style:parent-style-name="Text_20_body">
      <style:text-properties officeooo:rsid="36602395" officeooo:paragraph-rsid="36d698bc" fo:background-color="transparent"/>
    </style:style>
    <style:style style:name="P201" style:family="paragraph" style:parent-style-name="Text_20_body">
      <style:text-properties officeooo:rsid="368a0408" officeooo:paragraph-rsid="36d698bc" fo:background-color="transparent"/>
    </style:style>
    <style:style style:name="P202" style:family="paragraph" style:parent-style-name="Text_20_body">
      <style:text-properties officeooo:rsid="42847889" officeooo:paragraph-rsid="42726329" fo:background-color="transparent"/>
    </style:style>
    <style:style style:name="P203" style:family="paragraph" style:parent-style-name="Text_20_body">
      <style:text-properties fo:font-style="normal" officeooo:rsid="287f4470" officeooo:paragraph-rsid="287f4470" style:font-style-asian="normal" style:font-style-complex="normal"/>
    </style:style>
    <style:style style:name="P204" style:family="paragraph" style:parent-style-name="Text_20_body">
      <style:text-properties fo:font-style="normal" officeooo:rsid="1bdc3c6c" officeooo:paragraph-rsid="2849de42" style:font-style-asian="normal" style:font-style-complex="normal"/>
    </style:style>
    <style:style style:name="P205" style:family="paragraph" style:parent-style-name="Text_20_body">
      <style:text-properties fo:font-style="normal" officeooo:rsid="312d477f" officeooo:paragraph-rsid="312d477f" style:font-style-asian="normal" style:font-style-complex="normal"/>
    </style:style>
    <style:style style:name="P206" style:family="paragraph" style:parent-style-name="Text_20_body">
      <style:text-properties fo:font-style="normal" officeooo:rsid="32a07628" officeooo:paragraph-rsid="37d46557" style:font-style-asian="normal" style:font-style-complex="normal"/>
    </style:style>
    <style:style style:name="P207" style:family="paragraph" style:parent-style-name="Text_20_body">
      <style:text-properties fo:font-style="normal" officeooo:rsid="3a4b732b" officeooo:paragraph-rsid="3a4fc76f" style:font-style-asian="normal" style:font-style-complex="normal"/>
    </style:style>
    <style:style style:name="P208" style:family="paragraph" style:parent-style-name="Text_20_body">
      <style:text-properties fo:font-style="normal" officeooo:rsid="409a2ed9" officeooo:paragraph-rsid="42726329" style:font-style-asian="normal" style:font-style-complex="normal"/>
    </style:style>
    <style:style style:name="P209" style:family="paragraph" style:parent-style-name="Text_20_body">
      <style:text-properties fo:font-style="normal" officeooo:rsid="4245c1b2" officeooo:paragraph-rsid="42726329" style:font-style-asian="normal" style:font-style-complex="normal"/>
    </style:style>
    <style:style style:name="P210" style:family="paragraph" style:parent-style-name="Text_20_body">
      <style:text-properties fo:font-style="normal" officeooo:rsid="424948e8" officeooo:paragraph-rsid="42726329" style:font-style-asian="normal" style:font-style-complex="normal"/>
    </style:style>
    <style:style style:name="P211" style:family="paragraph" style:parent-style-name="Text_20_body">
      <style:text-properties fo:font-style="normal" officeooo:rsid="1f3ed1fc" officeooo:paragraph-rsid="42726329" style:font-style-asian="normal" style:font-style-complex="normal"/>
    </style:style>
    <style:style style:name="P212" style:family="paragraph" style:parent-style-name="Text_20_body">
      <style:text-properties fo:font-style="normal" officeooo:rsid="3560f8ae" officeooo:paragraph-rsid="3954aa69" fo:background-color="#fff200" style:font-style-asian="normal" style:font-style-complex="normal"/>
    </style:style>
    <style:style style:name="P213" style:family="paragraph" style:parent-style-name="Text_20_body">
      <style:text-properties officeooo:rsid="217800a7" officeooo:paragraph-rsid="42726329"/>
    </style:style>
    <style:style style:name="P214" style:family="paragraph" style:parent-style-name="Text_20_body">
      <style:text-properties fo:font-style="italic" officeooo:rsid="15fad1cc" officeooo:paragraph-rsid="31451aff" style:font-style-asian="italic" style:font-style-complex="italic"/>
    </style:style>
    <style:style style:name="P215" style:family="paragraph" style:parent-style-name="Text_20_body">
      <style:text-properties fo:font-style="italic" officeooo:rsid="314f7ee7" officeooo:paragraph-rsid="314f7ee7" style:font-style-asian="italic" style:font-style-complex="italic"/>
    </style:style>
    <style:style style:name="P216" style:family="paragraph" style:parent-style-name="Text_20_body">
      <style:text-properties fo:font-style="italic" officeooo:rsid="314f7ee7" officeooo:paragraph-rsid="317b35b8" style:font-style-asian="italic" style:font-style-complex="italic"/>
    </style:style>
    <style:style style:name="P217" style:family="paragraph" style:parent-style-name="Text_20_body">
      <style:text-properties fo:font-style="italic" officeooo:rsid="316bc840" officeooo:paragraph-rsid="316bc840" style:font-style-asian="italic" style:font-style-complex="italic"/>
    </style:style>
    <style:style style:name="P218" style:family="paragraph" style:parent-style-name="Text_20_body">
      <style:text-properties fo:font-style="italic" officeooo:rsid="316bc840" officeooo:paragraph-rsid="317a36dd" style:font-style-asian="italic" style:font-style-complex="italic"/>
    </style:style>
    <style:style style:name="P219" style:family="paragraph" style:parent-style-name="Text_20_body">
      <style:text-properties fo:font-style="italic" officeooo:rsid="317b35b8" officeooo:paragraph-rsid="317b35b8" style:font-style-asian="italic" style:font-style-complex="italic"/>
    </style:style>
    <style:style style:name="P220" style:family="paragraph" style:parent-style-name="Text_20_body">
      <style:text-properties fo:font-style="italic" officeooo:rsid="3d7ff370" officeooo:paragraph-rsid="42726329" style:font-style-asian="italic" style:font-style-complex="italic"/>
    </style:style>
    <style:style style:name="P221" style:family="paragraph" style:parent-style-name="Text_20_body">
      <style:text-properties fo:font-style="italic" officeooo:paragraph-rsid="41fdaedc" style:font-style-asian="italic" style:font-style-complex="italic"/>
    </style:style>
    <style:style style:name="P222" style:family="paragraph" style:parent-style-name="Text_20_body">
      <style:text-properties fo:font-style="italic" officeooo:rsid="2ffe26dc" officeooo:paragraph-rsid="3003c8ab" fo:background-color="#fff200" style:font-style-asian="italic" style:font-style-complex="italic"/>
    </style:style>
    <style:style style:name="P223" style:family="paragraph" style:parent-style-name="Text_20_body">
      <style:text-properties fo:font-style="italic" officeooo:rsid="3b0370e8" officeooo:paragraph-rsid="3b0370e8" fo:background-color="#fff200" style:font-style-asian="italic" style:font-style-complex="italic"/>
    </style:style>
    <style:style style:name="P224" style:family="paragraph" style:parent-style-name="Text_20_body">
      <style:text-properties fo:font-style="italic" officeooo:rsid="41af6113" officeooo:paragraph-rsid="41c13376" fo:background-color="transparent" style:font-style-asian="italic" style:font-style-complex="italic"/>
    </style:style>
    <style:style style:name="P225" style:family="paragraph" style:parent-style-name="Text_20_body">
      <style:text-properties fo:font-style="italic" officeooo:rsid="41c13376" officeooo:paragraph-rsid="41c13376" fo:background-color="transparent" style:font-style-asian="italic" style:font-style-complex="italic"/>
    </style:style>
    <style:style style:name="P226" style:family="paragraph" style:parent-style-name="Text_20_body">
      <style:text-properties fo:font-style="italic" officeooo:rsid="41c13376" officeooo:paragraph-rsid="41f1ce3a" fo:background-color="transparent" style:font-style-asian="italic" style:font-style-complex="italic"/>
    </style:style>
    <style:style style:name="P227" style:family="paragraph" style:parent-style-name="Text_20_body">
      <style:text-properties fo:font-style="italic" officeooo:rsid="41c13376" officeooo:paragraph-rsid="41f2866a" fo:background-color="transparent" style:font-style-asian="italic" style:font-style-complex="italic"/>
    </style:style>
    <style:style style:name="P228" style:family="paragraph" style:parent-style-name="Text_20_body">
      <style:text-properties fo:font-style="italic" officeooo:rsid="41c13376" officeooo:paragraph-rsid="41f72a0f" fo:background-color="transparent" style:font-style-asian="italic" style:font-style-complex="italic"/>
    </style:style>
    <style:style style:name="P229" style:family="paragraph" style:parent-style-name="Text_20_body">
      <style:text-properties fo:font-style="italic" officeooo:rsid="41c1359d" officeooo:paragraph-rsid="41c1359d" fo:background-color="transparent" style:font-style-asian="italic" style:font-style-complex="italic"/>
    </style:style>
    <style:style style:name="P230" style:family="paragraph" style:parent-style-name="Text_20_body">
      <style:text-properties fo:font-style="italic" officeooo:rsid="41c1359d" officeooo:paragraph-rsid="41ec923c" fo:background-color="transparent" style:font-style-asian="italic" style:font-style-complex="italic"/>
    </style:style>
    <style:style style:name="P231" style:family="paragraph" style:parent-style-name="Text_20_body">
      <style:text-properties fo:font-style="italic" officeooo:rsid="41eeaf20" officeooo:paragraph-rsid="41f8f907" fo:background-color="transparent" style:font-style-asian="italic" style:font-style-complex="italic"/>
    </style:style>
    <style:style style:name="P232" style:family="paragraph" style:parent-style-name="Text_20_body">
      <style:text-properties fo:font-style="italic" officeooo:rsid="41faf474" officeooo:paragraph-rsid="41faf474" fo:background-color="transparent" style:font-style-asian="italic" style:font-style-complex="italic"/>
    </style:style>
    <style:style style:name="P233" style:family="paragraph" style:parent-style-name="Text_20_body">
      <style:text-properties officeooo:rsid="10ef4032" officeooo:paragraph-rsid="2842b948"/>
    </style:style>
    <style:style style:name="P234" style:family="paragraph" style:parent-style-name="Text_20_body">
      <style:text-properties officeooo:rsid="14763b02" officeooo:paragraph-rsid="2849de42"/>
    </style:style>
    <style:style style:name="P235" style:family="paragraph" style:parent-style-name="Text_20_body">
      <style:text-properties officeooo:rsid="14763b02" officeooo:paragraph-rsid="31ff992b"/>
    </style:style>
    <style:style style:name="P236" style:family="paragraph" style:parent-style-name="Text_20_body">
      <style:text-properties officeooo:rsid="134243ab" officeooo:paragraph-rsid="284f60f7"/>
    </style:style>
    <style:style style:name="P237" style:family="paragraph" style:parent-style-name="Text_20_body">
      <style:text-properties officeooo:rsid="0f3e2872" officeooo:paragraph-rsid="284f60f7"/>
    </style:style>
    <style:style style:name="P238" style:family="paragraph" style:parent-style-name="Text_20_body">
      <style:text-properties officeooo:rsid="20cb160c" officeooo:paragraph-rsid="20cb160c"/>
    </style:style>
    <style:style style:name="P239" style:family="paragraph" style:parent-style-name="Text_20_body">
      <style:text-properties officeooo:rsid="28550227" officeooo:paragraph-rsid="28550227"/>
    </style:style>
    <style:style style:name="P240" style:family="paragraph" style:parent-style-name="Text_20_body">
      <style:text-properties officeooo:rsid="28550227" officeooo:paragraph-rsid="285506bd"/>
    </style:style>
    <style:style style:name="P241" style:family="paragraph" style:parent-style-name="Text_20_body">
      <style:text-properties officeooo:rsid="20b59c5a" officeooo:paragraph-rsid="236a9e26"/>
    </style:style>
    <style:style style:name="P242" style:family="paragraph" style:parent-style-name="Text_20_body">
      <style:text-properties officeooo:rsid="285c2fe7" officeooo:paragraph-rsid="285c2fe7"/>
    </style:style>
    <style:style style:name="P243" style:family="paragraph" style:parent-style-name="Text_20_body">
      <style:text-properties officeooo:rsid="287f4470" officeooo:paragraph-rsid="287f4470"/>
    </style:style>
    <style:style style:name="P244" style:family="paragraph" style:parent-style-name="Text_20_body">
      <style:text-properties officeooo:rsid="2883472f" officeooo:paragraph-rsid="2883472f"/>
    </style:style>
    <style:style style:name="P245" style:family="paragraph" style:parent-style-name="Text_20_body">
      <style:text-properties officeooo:paragraph-rsid="288afecb"/>
    </style:style>
    <style:style style:name="P246" style:family="paragraph" style:parent-style-name="Text_20_body">
      <style:text-properties officeooo:rsid="215d4e07" officeooo:paragraph-rsid="28f28620"/>
    </style:style>
    <style:style style:name="P247" style:family="paragraph" style:parent-style-name="Text_20_body">
      <style:text-properties officeooo:rsid="28dfd528" officeooo:paragraph-rsid="28dfd528"/>
    </style:style>
    <style:style style:name="P248" style:family="paragraph" style:parent-style-name="Text_20_body">
      <style:text-properties officeooo:rsid="215e7a47" officeooo:paragraph-rsid="28f28620"/>
    </style:style>
    <style:style style:name="P249" style:family="paragraph" style:parent-style-name="Text_20_body">
      <style:text-properties officeooo:rsid="2999581b" officeooo:paragraph-rsid="2999581b"/>
    </style:style>
    <style:style style:name="P250" style:family="paragraph" style:parent-style-name="Text_20_body">
      <style:text-properties officeooo:rsid="29995bff" officeooo:paragraph-rsid="299bc094"/>
    </style:style>
    <style:style style:name="P251" style:family="paragraph" style:parent-style-name="Text_20_body">
      <style:text-properties officeooo:rsid="299bc094" officeooo:paragraph-rsid="29a34dba"/>
    </style:style>
    <style:style style:name="P252" style:family="paragraph" style:parent-style-name="Text_20_body">
      <style:text-properties officeooo:rsid="299bc094" officeooo:paragraph-rsid="29a7205d"/>
    </style:style>
    <style:style style:name="P253" style:family="paragraph" style:parent-style-name="Text_20_body">
      <style:text-properties officeooo:paragraph-rsid="22ba960b"/>
    </style:style>
    <style:style style:name="P254" style:family="paragraph" style:parent-style-name="Text_20_body">
      <style:text-properties officeooo:paragraph-rsid="2ab0c64f"/>
    </style:style>
    <style:style style:name="P255" style:family="paragraph" style:parent-style-name="Text_20_body">
      <style:text-properties officeooo:rsid="2ab2f4c4" officeooo:paragraph-rsid="2ab2f4c4"/>
    </style:style>
    <style:style style:name="P256" style:family="paragraph" style:parent-style-name="Text_20_body">
      <style:text-properties officeooo:rsid="2ab504dd" officeooo:paragraph-rsid="2ab504dd"/>
    </style:style>
    <style:style style:name="P257" style:family="paragraph" style:parent-style-name="Text_20_body">
      <style:text-properties officeooo:rsid="2ad946a0" officeooo:paragraph-rsid="2adf01e2"/>
    </style:style>
    <style:style style:name="P258" style:family="paragraph" style:parent-style-name="Text_20_body">
      <style:text-properties officeooo:rsid="2ae0e0fb" officeooo:paragraph-rsid="2ae1d984"/>
    </style:style>
    <style:style style:name="P259" style:family="paragraph" style:parent-style-name="Text_20_body">
      <style:text-properties officeooo:rsid="20642488" officeooo:paragraph-rsid="2afd3de0"/>
    </style:style>
    <style:style style:name="P260" style:family="paragraph" style:parent-style-name="Text_20_body">
      <style:text-properties officeooo:rsid="206449e7" officeooo:paragraph-rsid="2afd3de0"/>
    </style:style>
    <style:style style:name="P261" style:family="paragraph" style:parent-style-name="Text_20_body">
      <style:text-properties officeooo:rsid="2afd3de0" officeooo:paragraph-rsid="2afd3de0"/>
    </style:style>
    <style:style style:name="P262" style:family="paragraph" style:parent-style-name="Text_20_body">
      <style:text-properties officeooo:rsid="221a0527" officeooo:paragraph-rsid="221a0527"/>
    </style:style>
    <style:style style:name="P263" style:family="paragraph" style:parent-style-name="Text_20_body">
      <style:text-properties officeooo:rsid="226394fa" officeooo:paragraph-rsid="2b0035d5"/>
    </style:style>
    <style:style style:name="P264" style:family="paragraph" style:parent-style-name="Text_20_body">
      <style:text-properties officeooo:rsid="2b05b4e8" officeooo:paragraph-rsid="2b59c36f"/>
    </style:style>
    <style:style style:name="P265" style:family="paragraph" style:parent-style-name="Text_20_body">
      <style:text-properties officeooo:rsid="2b06eaf6" officeooo:paragraph-rsid="2b089e62"/>
    </style:style>
    <style:style style:name="P266" style:family="paragraph" style:parent-style-name="Text_20_body">
      <style:text-properties officeooo:rsid="2b102a27" officeooo:paragraph-rsid="2b1589f6"/>
    </style:style>
    <style:style style:name="P267" style:family="paragraph" style:parent-style-name="Text_20_body">
      <style:text-properties officeooo:rsid="2b4276f8" officeooo:paragraph-rsid="2b459676"/>
    </style:style>
    <style:style style:name="P268" style:family="paragraph" style:parent-style-name="Text_20_body">
      <style:text-properties officeooo:rsid="20a19e91" officeooo:paragraph-rsid="20a19e91"/>
    </style:style>
    <style:style style:name="P269" style:family="paragraph" style:parent-style-name="Text_20_body">
      <style:text-properties officeooo:rsid="20a19e91" officeooo:paragraph-rsid="2b5c6e39"/>
    </style:style>
    <style:style style:name="P270" style:family="paragraph" style:parent-style-name="Text_20_body">
      <style:text-properties officeooo:rsid="2b5c6e39" officeooo:paragraph-rsid="2b5c6e39"/>
    </style:style>
    <style:style style:name="P271" style:family="paragraph" style:parent-style-name="Text_20_body">
      <style:text-properties officeooo:paragraph-rsid="2bb744ac"/>
    </style:style>
    <style:style style:name="P272" style:family="paragraph" style:parent-style-name="Text_20_body">
      <style:text-properties officeooo:rsid="27567664" officeooo:paragraph-rsid="288afecb"/>
    </style:style>
    <style:style style:name="P273" style:family="paragraph" style:parent-style-name="Text_20_body">
      <style:text-properties officeooo:paragraph-rsid="2ab504dd"/>
    </style:style>
    <style:style style:name="P274" style:family="paragraph" style:parent-style-name="Text_20_body">
      <style:text-properties officeooo:rsid="2c93ea46" officeooo:paragraph-rsid="2cefea23"/>
    </style:style>
    <style:style style:name="P275" style:family="paragraph" style:parent-style-name="Text_20_body">
      <style:text-properties officeooo:rsid="2ee52f0b" officeooo:paragraph-rsid="2ee52f0b"/>
    </style:style>
    <style:style style:name="P276" style:family="paragraph" style:parent-style-name="Text_20_body">
      <style:text-properties officeooo:rsid="24969cfe" officeooo:paragraph-rsid="300fc138"/>
    </style:style>
    <style:style style:name="P277" style:family="paragraph" style:parent-style-name="Text_20_body">
      <style:text-properties officeooo:rsid="1bd786c4" officeooo:paragraph-rsid="2849de42"/>
    </style:style>
    <style:style style:name="P278" style:family="paragraph" style:parent-style-name="Text_20_body">
      <style:text-properties officeooo:rsid="3075c191" officeooo:paragraph-rsid="3075c191"/>
    </style:style>
    <style:style style:name="P279" style:family="paragraph" style:parent-style-name="Text_20_body">
      <style:text-properties officeooo:rsid="147b0296" officeooo:paragraph-rsid="2849de42"/>
    </style:style>
    <style:style style:name="P280" style:family="paragraph" style:parent-style-name="Text_20_body">
      <style:text-properties officeooo:paragraph-rsid="3086ceba"/>
    </style:style>
    <style:style style:name="P281" style:family="paragraph" style:parent-style-name="Text_20_body">
      <style:text-properties officeooo:rsid="1b1133f5" officeooo:paragraph-rsid="30c03f57"/>
    </style:style>
    <style:style style:name="P282" style:family="paragraph" style:parent-style-name="Text_20_body">
      <style:text-properties officeooo:rsid="309fb69b" officeooo:paragraph-rsid="30a15871"/>
    </style:style>
    <style:style style:name="P283" style:family="paragraph" style:parent-style-name="Text_20_body">
      <style:text-properties officeooo:rsid="309fb69b" officeooo:paragraph-rsid="30eb4a6e"/>
    </style:style>
    <style:style style:name="P284" style:family="paragraph" style:parent-style-name="Text_20_body">
      <style:text-properties officeooo:rsid="309fb69b" officeooo:paragraph-rsid="3113bcb5"/>
    </style:style>
    <style:style style:name="P285" style:family="paragraph" style:parent-style-name="Text_20_body">
      <style:text-properties officeooo:rsid="30a7bc95" officeooo:paragraph-rsid="30a7bc95"/>
    </style:style>
    <style:style style:name="P286" style:family="paragraph" style:parent-style-name="Text_20_body">
      <style:text-properties officeooo:rsid="30aacd80" officeooo:paragraph-rsid="30aacd80"/>
    </style:style>
    <style:style style:name="P287" style:family="paragraph" style:parent-style-name="Text_20_body">
      <style:text-properties officeooo:rsid="30b893ef" officeooo:paragraph-rsid="30b893ef"/>
    </style:style>
    <style:style style:name="P288" style:family="paragraph" style:parent-style-name="Text_20_body">
      <style:text-properties officeooo:rsid="14780134" officeooo:paragraph-rsid="30bdcb79"/>
    </style:style>
    <style:style style:name="P289" style:family="paragraph" style:parent-style-name="Text_20_body">
      <style:text-properties officeooo:paragraph-rsid="30c03f57"/>
    </style:style>
    <style:style style:name="P290" style:family="paragraph" style:parent-style-name="Text_20_body">
      <style:text-properties officeooo:rsid="30c539b3" officeooo:paragraph-rsid="34f3694a"/>
    </style:style>
    <style:style style:name="P291" style:family="paragraph" style:parent-style-name="Text_20_body">
      <style:text-properties officeooo:rsid="30cdefe6" officeooo:paragraph-rsid="30cdefe6"/>
    </style:style>
    <style:style style:name="P292" style:family="paragraph" style:parent-style-name="Text_20_body">
      <style:text-properties officeooo:rsid="30d0b7be" officeooo:paragraph-rsid="34f3694a"/>
    </style:style>
    <style:style style:name="P293" style:family="paragraph" style:parent-style-name="Text_20_body">
      <style:text-properties officeooo:rsid="2e32271c" officeooo:paragraph-rsid="34f3694a"/>
    </style:style>
    <style:style style:name="P294" style:family="paragraph" style:parent-style-name="Text_20_body">
      <style:text-properties officeooo:rsid="30d3d3b8" officeooo:paragraph-rsid="34f3694a"/>
    </style:style>
    <style:style style:name="P295" style:family="paragraph" style:parent-style-name="Text_20_body">
      <style:text-properties officeooo:rsid="30cf44d3" officeooo:paragraph-rsid="34f3694a"/>
    </style:style>
    <style:style style:name="P296" style:family="paragraph" style:parent-style-name="Text_20_body">
      <style:text-properties officeooo:rsid="30f2ad64" officeooo:paragraph-rsid="30f2ad64"/>
    </style:style>
    <style:style style:name="P297" style:family="paragraph" style:parent-style-name="Text_20_body">
      <style:text-properties officeooo:rsid="30f48d43" officeooo:paragraph-rsid="30f48d43"/>
    </style:style>
    <style:style style:name="P298" style:family="paragraph" style:parent-style-name="Text_20_body">
      <style:text-properties officeooo:rsid="30f72f55" officeooo:paragraph-rsid="30f72f55"/>
    </style:style>
    <style:style style:name="P299" style:family="paragraph" style:parent-style-name="Text_20_body">
      <style:text-properties officeooo:rsid="3073b9bc" officeooo:paragraph-rsid="3122ab57"/>
    </style:style>
    <style:style style:name="P300" style:family="paragraph" style:parent-style-name="Text_20_body">
      <style:text-properties officeooo:paragraph-rsid="3130ab20"/>
    </style:style>
    <style:style style:name="P301" style:family="paragraph" style:parent-style-name="Text_20_body">
      <style:text-properties officeooo:rsid="313a5a5c" officeooo:paragraph-rsid="31560202"/>
    </style:style>
    <style:style style:name="P302" style:family="paragraph" style:parent-style-name="Text_20_body">
      <style:text-properties officeooo:rsid="314e26a5" officeooo:paragraph-rsid="31560202"/>
    </style:style>
    <style:style style:name="P303" style:family="paragraph" style:parent-style-name="Text_20_body">
      <style:text-properties officeooo:rsid="31520442" officeooo:paragraph-rsid="31520442"/>
    </style:style>
    <style:style style:name="P304" style:family="paragraph" style:parent-style-name="Text_20_body">
      <style:text-properties officeooo:rsid="31560202" officeooo:paragraph-rsid="31560202"/>
    </style:style>
    <style:style style:name="P305" style:family="paragraph" style:parent-style-name="Text_20_body">
      <style:text-properties officeooo:rsid="31560202" officeooo:paragraph-rsid="3158bd62"/>
    </style:style>
    <style:style style:name="P306" style:family="paragraph" style:parent-style-name="Text_20_body">
      <style:text-properties officeooo:rsid="313ebac7" officeooo:paragraph-rsid="31560202"/>
    </style:style>
    <style:style style:name="P307" style:family="paragraph" style:parent-style-name="Text_20_body">
      <style:text-properties officeooo:rsid="3158bd62" officeooo:paragraph-rsid="3158bd62"/>
    </style:style>
    <style:style style:name="P308" style:family="paragraph" style:parent-style-name="Text_20_body">
      <style:text-properties officeooo:rsid="315b6403" officeooo:paragraph-rsid="315b6403"/>
    </style:style>
    <style:style style:name="P309" style:family="paragraph" style:parent-style-name="Text_20_body">
      <style:text-properties officeooo:rsid="31632910" officeooo:paragraph-rsid="31632910"/>
    </style:style>
    <style:style style:name="P310" style:family="paragraph" style:parent-style-name="Text_20_body">
      <style:text-properties officeooo:rsid="3173a9fa" officeooo:paragraph-rsid="3173a9fa"/>
    </style:style>
    <style:style style:name="P311" style:family="paragraph" style:parent-style-name="Text_20_body">
      <style:text-properties officeooo:rsid="319678a1" officeooo:paragraph-rsid="319678a1"/>
    </style:style>
    <style:style style:name="P312" style:family="paragraph" style:parent-style-name="Text_20_body">
      <style:text-properties officeooo:rsid="31986595" officeooo:paragraph-rsid="31986595"/>
    </style:style>
    <style:style style:name="P313" style:family="paragraph" style:parent-style-name="Text_20_body">
      <style:text-properties officeooo:rsid="31986595" officeooo:paragraph-rsid="41309608"/>
    </style:style>
    <style:style style:name="P314" style:family="paragraph" style:parent-style-name="Text_20_body">
      <style:text-properties officeooo:rsid="31986595" officeooo:paragraph-rsid="41375ca9"/>
    </style:style>
    <style:style style:name="P315" style:family="paragraph" style:parent-style-name="Text_20_body">
      <style:text-properties officeooo:rsid="31b177d2" officeooo:paragraph-rsid="31b40637"/>
    </style:style>
    <style:style style:name="P316" style:family="paragraph" style:parent-style-name="Text_20_body">
      <style:text-properties officeooo:rsid="31cb13ea" officeooo:paragraph-rsid="31cb13ea"/>
    </style:style>
    <style:style style:name="P317" style:family="paragraph" style:parent-style-name="Text_20_body">
      <style:text-properties officeooo:rsid="31cd9d36" officeooo:paragraph-rsid="31cd9d36"/>
    </style:style>
    <style:style style:name="P318" style:family="paragraph" style:parent-style-name="Text_20_body">
      <style:text-properties officeooo:rsid="31dd7b66" officeooo:paragraph-rsid="31dd7b66"/>
    </style:style>
    <style:style style:name="P319" style:family="paragraph" style:parent-style-name="Text_20_body">
      <style:text-properties officeooo:rsid="30b52973" officeooo:paragraph-rsid="31edfdf1"/>
    </style:style>
    <style:style style:name="P320" style:family="paragraph" style:parent-style-name="Text_20_body">
      <style:text-properties officeooo:rsid="31f5eaf8" officeooo:paragraph-rsid="31f5eaf8"/>
    </style:style>
    <style:style style:name="P321" style:family="paragraph" style:parent-style-name="Text_20_body">
      <style:text-properties officeooo:paragraph-rsid="3202d433"/>
    </style:style>
    <style:style style:name="P322" style:family="paragraph" style:parent-style-name="Text_20_body">
      <style:text-properties officeooo:rsid="1be22b86" officeooo:paragraph-rsid="320de796"/>
    </style:style>
    <style:style style:name="P323" style:family="paragraph" style:parent-style-name="Text_20_body">
      <style:text-properties officeooo:rsid="1bce3dd3" officeooo:paragraph-rsid="31df5bde"/>
    </style:style>
    <style:style style:name="P324" style:family="paragraph" style:parent-style-name="Text_20_body">
      <style:text-properties officeooo:rsid="32038948" officeooo:paragraph-rsid="3202d433"/>
    </style:style>
    <style:style style:name="P325" style:family="paragraph" style:parent-style-name="Text_20_body">
      <style:text-properties officeooo:rsid="31c1ea6d" officeooo:paragraph-rsid="3211cd51"/>
    </style:style>
    <style:style style:name="P326" style:family="paragraph" style:parent-style-name="Text_20_body">
      <style:text-properties officeooo:rsid="322faae2" officeooo:paragraph-rsid="322faae2"/>
    </style:style>
    <style:style style:name="P327" style:family="paragraph" style:parent-style-name="Text_20_body">
      <style:text-properties officeooo:rsid="3233256b" officeooo:paragraph-rsid="3233256b"/>
    </style:style>
    <style:style style:name="P328" style:family="paragraph" style:parent-style-name="Text_20_body">
      <style:text-properties officeooo:paragraph-rsid="33302b7a"/>
    </style:style>
    <style:style style:name="P329" style:family="paragraph" style:parent-style-name="Text_20_body">
      <style:text-properties officeooo:rsid="32452bf8" officeooo:paragraph-rsid="33302b7a"/>
    </style:style>
    <style:style style:name="P330" style:family="paragraph" style:parent-style-name="Text_20_body">
      <style:text-properties officeooo:rsid="32eefff6" officeooo:paragraph-rsid="3316ce46"/>
    </style:style>
    <style:style style:name="P331" style:family="paragraph" style:parent-style-name="Text_20_body">
      <style:text-properties officeooo:rsid="32eefff6" officeooo:paragraph-rsid="33524e01"/>
    </style:style>
    <style:style style:name="P332" style:family="paragraph" style:parent-style-name="Text_20_body">
      <style:text-properties officeooo:rsid="3301366b" officeooo:paragraph-rsid="33051774"/>
    </style:style>
    <style:style style:name="P333" style:family="paragraph" style:parent-style-name="Text_20_body">
      <style:text-properties officeooo:rsid="3309b033" officeooo:paragraph-rsid="3309b033"/>
    </style:style>
    <style:style style:name="P334" style:family="paragraph" style:parent-style-name="Text_20_body">
      <style:text-properties officeooo:rsid="332a82ed" officeooo:paragraph-rsid="332a82ed"/>
    </style:style>
    <style:style style:name="P335" style:family="paragraph" style:parent-style-name="Text_20_body">
      <style:text-properties officeooo:rsid="32319192" officeooo:paragraph-rsid="33302b7a"/>
    </style:style>
    <style:style style:name="P336" style:family="paragraph" style:parent-style-name="Text_20_body">
      <style:text-properties officeooo:rsid="32365947" officeooo:paragraph-rsid="33302b7a"/>
    </style:style>
    <style:style style:name="P337" style:family="paragraph" style:parent-style-name="Text_20_body">
      <style:text-properties officeooo:rsid="325b5d9a" officeooo:paragraph-rsid="33302b7a"/>
    </style:style>
    <style:style style:name="P338" style:family="paragraph" style:parent-style-name="Text_20_body">
      <style:text-properties officeooo:rsid="32423dd8" officeooo:paragraph-rsid="33302b7a"/>
    </style:style>
    <style:style style:name="P339" style:family="paragraph" style:parent-style-name="Text_20_body">
      <style:text-properties officeooo:rsid="32521a01" officeooo:paragraph-rsid="33302b7a"/>
    </style:style>
    <style:style style:name="P340" style:family="paragraph" style:parent-style-name="Text_20_body">
      <style:text-properties officeooo:rsid="32eba680" officeooo:paragraph-rsid="32ec9622"/>
    </style:style>
    <style:style style:name="P341" style:family="paragraph" style:parent-style-name="Text_20_body">
      <style:text-properties officeooo:rsid="32f7921c" officeooo:paragraph-rsid="3300eea4"/>
    </style:style>
    <style:style style:name="P342" style:family="paragraph" style:parent-style-name="Text_20_body">
      <style:text-properties officeooo:rsid="333b2b21" officeooo:paragraph-rsid="333b2b21"/>
    </style:style>
    <style:style style:name="P343" style:family="paragraph" style:parent-style-name="Text_20_body">
      <style:text-properties officeooo:rsid="337b1234" officeooo:paragraph-rsid="337b1234"/>
    </style:style>
    <style:style style:name="P344" style:family="paragraph" style:parent-style-name="Text_20_body">
      <style:text-properties officeooo:rsid="338618e8" officeooo:paragraph-rsid="33883e91"/>
    </style:style>
    <style:style style:name="P345" style:family="paragraph" style:parent-style-name="Text_20_body">
      <style:text-properties officeooo:rsid="33883e91" officeooo:paragraph-rsid="33883e91"/>
    </style:style>
    <style:style style:name="P346" style:family="paragraph" style:parent-style-name="Text_20_body">
      <style:text-properties officeooo:rsid="338ae010" officeooo:paragraph-rsid="338ae010"/>
    </style:style>
    <style:style style:name="P347" style:family="paragraph" style:parent-style-name="Text_20_body">
      <style:text-properties officeooo:rsid="3454e30e" officeooo:paragraph-rsid="34584474"/>
    </style:style>
    <style:style style:name="P348" style:family="paragraph" style:parent-style-name="Text_20_body">
      <style:text-properties officeooo:rsid="345e0beb" officeooo:paragraph-rsid="345e0beb"/>
    </style:style>
    <style:style style:name="P349" style:family="paragraph" style:parent-style-name="Text_20_body">
      <style:text-properties officeooo:rsid="33bdf2b7" officeooo:paragraph-rsid="34913587"/>
    </style:style>
    <style:style style:name="P350" style:family="paragraph" style:parent-style-name="Text_20_body">
      <style:text-properties officeooo:rsid="346e403d" officeooo:paragraph-rsid="34b0a8a7"/>
    </style:style>
    <style:style style:name="P351" style:family="paragraph" style:parent-style-name="Text_20_body">
      <style:text-properties officeooo:rsid="3432f0a1" officeooo:paragraph-rsid="34f3694a"/>
    </style:style>
    <style:style style:name="P352" style:family="paragraph" style:parent-style-name="Text_20_body">
      <style:text-properties officeooo:rsid="34837c6d" officeooo:paragraph-rsid="34846bd9"/>
    </style:style>
    <style:style style:name="P353" style:family="paragraph" style:parent-style-name="Text_20_body">
      <style:text-properties officeooo:rsid="34868f9f" officeooo:paragraph-rsid="34868f9f"/>
    </style:style>
    <style:style style:name="P354" style:family="paragraph" style:parent-style-name="Text_20_body">
      <style:text-properties officeooo:rsid="30cc17dd" officeooo:paragraph-rsid="34f3694a"/>
    </style:style>
    <style:style style:name="P355" style:family="paragraph" style:parent-style-name="Text_20_body">
      <style:text-properties officeooo:rsid="34425210" officeooo:paragraph-rsid="34f3694a"/>
    </style:style>
    <style:style style:name="P356" style:family="paragraph" style:parent-style-name="Text_20_body">
      <style:text-properties officeooo:rsid="34103cb2" officeooo:paragraph-rsid="34b30b4f"/>
    </style:style>
    <style:style style:name="P357" style:family="paragraph" style:parent-style-name="Text_20_body">
      <style:text-properties officeooo:rsid="2be46d33" officeooo:paragraph-rsid="34b30b4f"/>
    </style:style>
    <style:style style:name="P358" style:family="paragraph" style:parent-style-name="Text_20_body">
      <style:text-properties officeooo:rsid="33ed3061" officeooo:paragraph-rsid="34c61058"/>
    </style:style>
    <style:style style:name="P359" style:family="paragraph" style:parent-style-name="Text_20_body">
      <style:text-properties officeooo:rsid="33ed3061" officeooo:paragraph-rsid="34d0e020"/>
    </style:style>
    <style:style style:name="P360" style:family="paragraph" style:parent-style-name="Text_20_body">
      <style:text-properties officeooo:rsid="2a8d2813" officeooo:paragraph-rsid="34b30b4f"/>
    </style:style>
    <style:style style:name="P361" style:family="paragraph" style:parent-style-name="Text_20_body">
      <style:text-properties officeooo:rsid="33ee8eae" officeooo:paragraph-rsid="34d0e020"/>
    </style:style>
    <style:style style:name="P362" style:family="paragraph" style:parent-style-name="Text_20_body">
      <style:text-properties officeooo:rsid="33e6b55a" officeooo:paragraph-rsid="34b30b4f"/>
    </style:style>
    <style:style style:name="P363" style:family="paragraph" style:parent-style-name="Text_20_body">
      <style:text-properties officeooo:rsid="33b2d0ec" officeooo:paragraph-rsid="34dec3b4"/>
    </style:style>
    <style:style style:name="P364" style:family="paragraph" style:parent-style-name="Text_20_body">
      <style:text-properties officeooo:rsid="34bc16ed" officeooo:paragraph-rsid="34bc16ed"/>
    </style:style>
    <style:style style:name="P365" style:family="paragraph" style:parent-style-name="Text_20_body">
      <style:text-properties officeooo:paragraph-rsid="34c34473"/>
    </style:style>
    <style:style style:name="P366" style:family="paragraph" style:parent-style-name="Text_20_body">
      <style:text-properties officeooo:rsid="34e9e04f" officeooo:paragraph-rsid="34e9e04f"/>
    </style:style>
    <style:style style:name="P367" style:family="paragraph" style:parent-style-name="Text_20_body">
      <style:text-properties officeooo:rsid="33c78df0" officeooo:paragraph-rsid="34b30b4f"/>
    </style:style>
    <style:style style:name="P368" style:family="paragraph" style:parent-style-name="Text_20_body">
      <style:text-properties officeooo:rsid="3441bbba" officeooo:paragraph-rsid="34e7b522"/>
    </style:style>
    <style:style style:name="P369" style:family="paragraph" style:parent-style-name="Text_20_body">
      <style:text-properties officeooo:paragraph-rsid="34f62a4f"/>
    </style:style>
    <style:style style:name="P370" style:family="paragraph" style:parent-style-name="Text_20_body">
      <style:text-properties officeooo:rsid="34fb5fd4" officeooo:paragraph-rsid="34fb5fd4"/>
    </style:style>
    <style:style style:name="P371" style:family="paragraph" style:parent-style-name="Text_20_body">
      <style:text-properties officeooo:rsid="350bfa48" officeooo:paragraph-rsid="350bfa48"/>
    </style:style>
    <style:style style:name="P372" style:family="paragraph" style:parent-style-name="Text_20_body">
      <style:text-properties officeooo:rsid="330a4420" officeooo:paragraph-rsid="351ee1af"/>
    </style:style>
    <style:style style:name="P373" style:family="paragraph" style:parent-style-name="Text_20_body">
      <style:text-properties officeooo:rsid="30d51de5" officeooo:paragraph-rsid="3579a8cc"/>
    </style:style>
    <style:style style:name="P374" style:family="paragraph" style:parent-style-name="Text_20_body">
      <style:text-properties officeooo:rsid="35263a80" officeooo:paragraph-rsid="35263a80"/>
    </style:style>
    <style:style style:name="P375" style:family="paragraph" style:parent-style-name="Text_20_body">
      <style:text-properties officeooo:paragraph-rsid="35263a80"/>
    </style:style>
    <style:style style:name="P376" style:family="paragraph" style:parent-style-name="Text_20_body">
      <style:text-properties officeooo:rsid="3527f06e" officeooo:paragraph-rsid="3527f06e"/>
    </style:style>
    <style:style style:name="P377" style:family="paragraph" style:parent-style-name="Text_20_body">
      <style:text-properties officeooo:rsid="3533afcb" officeooo:paragraph-rsid="3533afcb"/>
    </style:style>
    <style:style style:name="P378" style:family="paragraph" style:parent-style-name="Text_20_body">
      <style:text-properties officeooo:paragraph-rsid="3533afcb"/>
    </style:style>
    <style:style style:name="P379" style:family="paragraph" style:parent-style-name="Text_20_body">
      <style:text-properties officeooo:paragraph-rsid="353642c5"/>
    </style:style>
    <style:style style:name="P380" style:family="paragraph" style:parent-style-name="Text_20_body">
      <style:text-properties officeooo:rsid="3536e164" officeooo:paragraph-rsid="3536e164"/>
    </style:style>
    <style:style style:name="P381" style:family="paragraph" style:parent-style-name="Text_20_body">
      <style:text-properties officeooo:rsid="224a4c61" officeooo:paragraph-rsid="340397bf"/>
    </style:style>
    <style:style style:name="P382" style:family="paragraph" style:parent-style-name="Text_20_body">
      <style:text-properties officeooo:rsid="224a4c61" officeooo:paragraph-rsid="353b2020"/>
    </style:style>
    <style:style style:name="P383" style:family="paragraph" style:parent-style-name="Text_20_body">
      <style:text-properties officeooo:paragraph-rsid="353b2020"/>
    </style:style>
    <style:style style:name="P384" style:family="paragraph" style:parent-style-name="Text_20_body">
      <style:text-properties officeooo:rsid="353b2020" officeooo:paragraph-rsid="353b2020"/>
    </style:style>
    <style:style style:name="P385" style:family="paragraph" style:parent-style-name="Text_20_body">
      <style:text-properties officeooo:rsid="342c942f" officeooo:paragraph-rsid="34f3694a"/>
    </style:style>
    <style:style style:name="P386" style:family="paragraph" style:parent-style-name="Text_20_body">
      <style:text-properties officeooo:rsid="342c942f" officeooo:paragraph-rsid="353d1d6a"/>
    </style:style>
    <style:style style:name="P387" style:family="paragraph" style:parent-style-name="Text_20_body">
      <style:text-properties officeooo:rsid="353d1d6a" officeooo:paragraph-rsid="353d1d6a"/>
    </style:style>
    <style:style style:name="P388" style:family="paragraph" style:parent-style-name="Text_20_body">
      <style:text-properties officeooo:paragraph-rsid="357140eb"/>
    </style:style>
    <style:style style:name="P389" style:family="paragraph" style:parent-style-name="Text_20_body">
      <style:text-properties officeooo:paragraph-rsid="357cff6a"/>
    </style:style>
    <style:style style:name="P390" style:family="paragraph" style:parent-style-name="Text_20_body">
      <style:text-properties officeooo:rsid="357db9f0" officeooo:paragraph-rsid="357db9f0"/>
    </style:style>
    <style:style style:name="P391" style:family="paragraph" style:parent-style-name="Text_20_body">
      <style:text-properties officeooo:rsid="1bcc61dd" officeooo:paragraph-rsid="3534c52c"/>
    </style:style>
    <style:style style:name="P392" style:family="paragraph" style:parent-style-name="Text_20_body">
      <style:text-properties officeooo:rsid="357e40dd" officeooo:paragraph-rsid="357e40dd"/>
    </style:style>
    <style:style style:name="P393" style:family="paragraph" style:parent-style-name="Text_20_body">
      <style:text-properties officeooo:rsid="2cc7c413" officeooo:paragraph-rsid="364d7f46"/>
    </style:style>
    <style:style style:name="P394" style:family="paragraph" style:parent-style-name="Text_20_body">
      <style:text-properties officeooo:rsid="2c88089a" officeooo:paragraph-rsid="364d7f46"/>
    </style:style>
    <style:style style:name="P395" style:family="paragraph" style:parent-style-name="Text_20_body">
      <style:text-properties officeooo:rsid="3647a3c8" officeooo:paragraph-rsid="364d40ec"/>
    </style:style>
    <style:style style:name="P396" style:family="paragraph" style:parent-style-name="Text_20_body">
      <style:text-properties officeooo:rsid="364b21c5" officeooo:paragraph-rsid="364d40ec"/>
    </style:style>
    <style:style style:name="P397" style:family="paragraph" style:parent-style-name="Text_20_body">
      <style:text-properties officeooo:paragraph-rsid="364d7f46"/>
    </style:style>
    <style:style style:name="P398" style:family="paragraph" style:parent-style-name="Text_20_body">
      <style:text-properties officeooo:rsid="244802c2" officeooo:paragraph-rsid="364ef481"/>
    </style:style>
    <style:style style:name="P399" style:family="paragraph" style:parent-style-name="Text_20_body">
      <style:text-properties officeooo:rsid="364ef481" officeooo:paragraph-rsid="364ef481"/>
    </style:style>
    <style:style style:name="P400" style:family="paragraph" style:parent-style-name="Text_20_body">
      <style:text-properties officeooo:rsid="3652317c" officeooo:paragraph-rsid="3652317c"/>
    </style:style>
    <style:style style:name="P401" style:family="paragraph" style:parent-style-name="Text_20_body">
      <style:text-properties style:text-line-through-style="solid" style:text-line-through-type="single" officeooo:rsid="36012760" officeooo:paragraph-rsid="365116fa"/>
    </style:style>
    <style:style style:name="P402" style:family="paragraph" style:parent-style-name="Text_20_body">
      <style:text-properties style:text-line-through-style="solid" style:text-line-through-type="single" officeooo:rsid="2098b342" officeooo:paragraph-rsid="250683f3"/>
    </style:style>
    <style:style style:name="P403" style:family="paragraph" style:parent-style-name="Text_20_body">
      <style:text-properties style:text-line-through-style="solid" style:text-line-through-type="single" officeooo:rsid="20b7a83f" officeooo:paragraph-rsid="23688ba4"/>
    </style:style>
    <style:style style:name="P404" style:family="paragraph" style:parent-style-name="Text_20_body">
      <style:text-properties officeooo:rsid="3653cea7" officeooo:paragraph-rsid="3653cea7"/>
    </style:style>
    <style:style style:name="P405" style:family="paragraph" style:parent-style-name="Text_20_body">
      <style:text-properties fo:background-color="#fff200"/>
    </style:style>
    <style:style style:name="P406" style:family="paragraph" style:parent-style-name="Text_20_body">
      <style:text-properties officeooo:rsid="142dd805" officeooo:paragraph-rsid="2bc30301" fo:background-color="#fff200"/>
    </style:style>
    <style:style style:name="P407" style:family="paragraph" style:parent-style-name="Text_20_body">
      <style:text-properties officeooo:rsid="18552efa" officeooo:paragraph-rsid="2b2a7dc2" fo:background-color="#fff200"/>
    </style:style>
    <style:style style:name="P408" style:family="paragraph" style:parent-style-name="Text_20_body">
      <style:text-properties officeooo:rsid="2a1cd60e" officeooo:paragraph-rsid="2b22c1b3" fo:background-color="#fff200"/>
    </style:style>
    <style:style style:name="P409" style:family="paragraph" style:parent-style-name="Text_20_body">
      <style:text-properties officeooo:rsid="2a1cd60e" officeooo:paragraph-rsid="2d4c4067" fo:background-color="#fff200"/>
    </style:style>
    <style:style style:name="P410" style:family="paragraph" style:parent-style-name="Text_20_body">
      <style:text-properties officeooo:rsid="292ff4b3" officeooo:paragraph-rsid="2d4c4067" fo:background-color="#fff200"/>
    </style:style>
    <style:style style:name="P411" style:family="paragraph" style:parent-style-name="Text_20_body">
      <style:text-properties officeooo:rsid="14585935" officeooo:paragraph-rsid="2b22bc82" fo:background-color="#fff200"/>
    </style:style>
    <style:style style:name="P412" style:family="paragraph" style:parent-style-name="Text_20_body">
      <style:text-properties officeooo:rsid="2a2a576c" officeooo:paragraph-rsid="2ac39226" fo:background-color="#fff200"/>
    </style:style>
    <style:style style:name="P413" style:family="paragraph" style:parent-style-name="Text_20_body">
      <style:text-properties officeooo:rsid="240b9cc4" officeooo:paragraph-rsid="2ac39226" fo:background-color="#fff200"/>
    </style:style>
    <style:style style:name="P414" style:family="paragraph" style:parent-style-name="Text_20_body">
      <style:text-properties officeooo:rsid="29edc12d" officeooo:paragraph-rsid="29edc12d" fo:background-color="#fff200"/>
    </style:style>
    <style:style style:name="P415" style:family="paragraph" style:parent-style-name="Text_20_body">
      <style:text-properties officeooo:rsid="2a58db68" officeooo:paragraph-rsid="2a58db68" fo:background-color="#fff200"/>
    </style:style>
    <style:style style:name="P416" style:family="paragraph" style:parent-style-name="Text_20_body">
      <style:text-properties officeooo:rsid="2aeaa996" officeooo:paragraph-rsid="359a1444" fo:background-color="#fff200"/>
    </style:style>
    <style:style style:name="P417" style:family="paragraph" style:parent-style-name="Text_20_body">
      <style:text-properties officeooo:rsid="35a3996b" officeooo:paragraph-rsid="35d2fc5e" fo:background-color="#fff200"/>
    </style:style>
    <style:style style:name="P418" style:family="paragraph" style:parent-style-name="Text_20_body">
      <style:text-properties officeooo:rsid="35ea90b2" officeooo:paragraph-rsid="363fba45" fo:background-color="#fff200"/>
    </style:style>
    <style:style style:name="P419" style:family="paragraph" style:parent-style-name="Text_20_body">
      <style:text-properties officeooo:rsid="35ea90b2" officeooo:paragraph-rsid="36351a40" fo:background-color="#fff200"/>
    </style:style>
    <style:style style:name="P420" style:family="paragraph" style:parent-style-name="Text_20_body">
      <style:text-properties officeooo:rsid="362c2d14" officeooo:paragraph-rsid="36351a40" fo:background-color="#fff200"/>
    </style:style>
    <style:style style:name="P421" style:family="paragraph" style:parent-style-name="Text_20_body">
      <style:text-properties officeooo:rsid="36012760" officeooo:paragraph-rsid="363fdadd" fo:background-color="#fff200"/>
    </style:style>
    <style:style style:name="P422" style:family="paragraph" style:parent-style-name="Text_20_body">
      <style:text-properties officeooo:paragraph-rsid="359c9f7d" fo:background-color="#fff200"/>
    </style:style>
    <style:style style:name="P423" style:family="paragraph" style:parent-style-name="Text_20_body">
      <style:text-properties officeooo:paragraph-rsid="363fba45" fo:background-color="#fff200"/>
    </style:style>
    <style:style style:name="P424" style:family="paragraph" style:parent-style-name="Text_20_body">
      <style:text-properties officeooo:paragraph-rsid="286ee754" fo:background-color="#fff200"/>
    </style:style>
    <style:style style:name="P425" style:family="paragraph" style:parent-style-name="Text_20_body">
      <style:text-properties officeooo:rsid="114dc1c6" officeooo:paragraph-rsid="2830e9f4" fo:background-color="#fff200"/>
    </style:style>
    <style:style style:name="P426" style:family="paragraph" style:parent-style-name="Text_20_body">
      <style:text-properties officeooo:rsid="2832e265" officeooo:paragraph-rsid="2832e265" fo:background-color="#fff200"/>
    </style:style>
    <style:style style:name="P427" style:family="paragraph" style:parent-style-name="Text_20_body">
      <style:text-properties officeooo:rsid="0d679da4" officeooo:paragraph-rsid="2830e9f4" fo:background-color="#fff200"/>
    </style:style>
    <style:style style:name="P428" style:family="paragraph" style:parent-style-name="Text_20_body">
      <style:text-properties officeooo:rsid="0df8ab2d" officeooo:paragraph-rsid="2830e9f4" fo:background-color="#fff200"/>
    </style:style>
    <style:style style:name="P429" style:family="paragraph" style:parent-style-name="Text_20_body">
      <style:text-properties officeooo:rsid="2035891f" officeooo:paragraph-rsid="2035891f" fo:background-color="#fff200"/>
    </style:style>
    <style:style style:name="P430" style:family="paragraph" style:parent-style-name="Text_20_body">
      <style:text-properties officeooo:rsid="203a16d8" officeooo:paragraph-rsid="203a16d8" fo:background-color="#fff200"/>
    </style:style>
    <style:style style:name="P431" style:family="paragraph" style:parent-style-name="Text_20_body">
      <style:text-properties officeooo:rsid="203ece63" officeooo:paragraph-rsid="203ece63" fo:background-color="#fff200"/>
    </style:style>
    <style:style style:name="P432" style:family="paragraph" style:parent-style-name="Text_20_body">
      <style:text-properties officeooo:rsid="21e9668e" officeooo:paragraph-rsid="2c9a41f2" fo:background-color="#fff200"/>
    </style:style>
    <style:style style:name="P433" style:family="paragraph" style:parent-style-name="Text_20_body">
      <style:text-properties officeooo:rsid="3654fb68" officeooo:paragraph-rsid="3654fb68" fo:background-color="#fff200"/>
    </style:style>
    <style:style style:name="P434" style:family="paragraph" style:parent-style-name="Text_20_body">
      <style:text-properties officeooo:rsid="2d26b34e" officeooo:paragraph-rsid="2eeeca56" fo:background-color="#fff200"/>
    </style:style>
    <style:style style:name="P435" style:family="paragraph" style:parent-style-name="Text_20_body">
      <style:text-properties officeooo:rsid="2bf5ffd2" officeooo:paragraph-rsid="2eeeca56" fo:background-color="#fff200"/>
    </style:style>
    <style:style style:name="P436" style:family="paragraph" style:parent-style-name="Text_20_body">
      <style:text-properties officeooo:rsid="2c26565d" officeooo:paragraph-rsid="2eeeca56" fo:background-color="#fff200"/>
    </style:style>
    <style:style style:name="P437" style:family="paragraph" style:parent-style-name="Text_20_body">
      <style:text-properties officeooo:rsid="29be751c" officeooo:paragraph-rsid="2eeeca56" fo:background-color="#fff200"/>
    </style:style>
    <style:style style:name="P438" style:family="paragraph" style:parent-style-name="Text_20_body">
      <style:text-properties officeooo:rsid="2d24ffe7" officeooo:paragraph-rsid="2eeeca56" fo:background-color="#fff200"/>
    </style:style>
    <style:style style:name="P439" style:family="paragraph" style:parent-style-name="Text_20_body">
      <style:text-properties officeooo:rsid="29b4fce0" officeooo:paragraph-rsid="365667bc" fo:background-color="#fff200"/>
    </style:style>
    <style:style style:name="P440" style:family="paragraph" style:parent-style-name="Text_20_body">
      <style:text-properties officeooo:paragraph-rsid="2eeeca56" fo:background-color="#fff200"/>
    </style:style>
    <style:style style:name="P441" style:family="paragraph" style:parent-style-name="Text_20_body">
      <style:text-properties officeooo:paragraph-rsid="37abea82" fo:background-color="#fff200"/>
    </style:style>
    <style:style style:name="P442" style:family="paragraph" style:parent-style-name="Text_20_body">
      <style:text-properties officeooo:rsid="188aab53" officeooo:paragraph-rsid="29ec35f4" fo:background-color="#fff200"/>
    </style:style>
    <style:style style:name="P443" style:family="paragraph" style:parent-style-name="Text_20_body">
      <style:text-properties officeooo:rsid="286a31ba" officeooo:paragraph-rsid="37b38dca" fo:background-color="#fff200"/>
    </style:style>
    <style:style style:name="P444" style:family="paragraph" style:parent-style-name="Text_20_body">
      <style:text-properties officeooo:rsid="245d908c" officeooo:paragraph-rsid="2c61150d" fo:background-color="#fff200"/>
    </style:style>
    <style:style style:name="P445" style:family="paragraph" style:parent-style-name="Text_20_body">
      <style:text-properties officeooo:rsid="246911ff" officeooo:paragraph-rsid="37bb59ea" fo:background-color="#fff200"/>
    </style:style>
    <style:style style:name="P446" style:family="paragraph" style:parent-style-name="Text_20_body">
      <style:text-properties officeooo:rsid="37eaefef" officeooo:paragraph-rsid="380c1ece" fo:background-color="#fff200"/>
    </style:style>
    <style:style style:name="P447" style:family="paragraph" style:parent-style-name="Text_20_body">
      <style:text-properties officeooo:rsid="37ebef6b" officeooo:paragraph-rsid="37ebef6b" fo:background-color="#fff200"/>
    </style:style>
    <style:style style:name="P448" style:family="paragraph" style:parent-style-name="Text_20_body">
      <style:text-properties officeooo:rsid="37ebef6b" officeooo:paragraph-rsid="3812fb43" fo:background-color="#fff200"/>
    </style:style>
    <style:style style:name="P449" style:family="paragraph" style:parent-style-name="Text_20_body">
      <style:text-properties officeooo:rsid="2c488b9d" officeooo:paragraph-rsid="37ea44d7" fo:background-color="#fff200"/>
    </style:style>
    <style:style style:name="P450" style:family="paragraph" style:parent-style-name="Text_20_body">
      <style:text-properties officeooo:rsid="2c488b9d" officeooo:paragraph-rsid="2c4dc19f" fo:background-color="#fff200"/>
    </style:style>
    <style:style style:name="P451" style:family="paragraph" style:parent-style-name="Text_20_body">
      <style:text-properties officeooo:rsid="2b836d75" officeooo:paragraph-rsid="2b8357f7" fo:background-color="#fff200"/>
    </style:style>
    <style:style style:name="P452" style:family="paragraph" style:parent-style-name="Text_20_body">
      <style:text-properties officeooo:rsid="2caeee03" officeooo:paragraph-rsid="2caeee03" fo:background-color="#fff200"/>
    </style:style>
    <style:style style:name="P453" style:family="paragraph" style:parent-style-name="Text_20_body">
      <style:text-properties officeooo:rsid="2fea595b" officeooo:paragraph-rsid="37e45d74" fo:background-color="#fff200"/>
    </style:style>
    <style:style style:name="P454" style:family="paragraph" style:parent-style-name="Text_20_body">
      <style:text-properties officeooo:rsid="2febf9b9" officeooo:paragraph-rsid="380297f9" fo:background-color="#fff200"/>
    </style:style>
    <style:style style:name="P455" style:family="paragraph" style:parent-style-name="Text_20_body">
      <style:text-properties officeooo:rsid="300964a8" officeooo:paragraph-rsid="37e45d74" fo:background-color="#fff200"/>
    </style:style>
    <style:style style:name="P456" style:family="paragraph" style:parent-style-name="Text_20_body">
      <style:text-properties officeooo:rsid="24ad076f" officeooo:paragraph-rsid="37fec3ca" fo:background-color="#fff200"/>
    </style:style>
    <style:style style:name="P457" style:family="paragraph" style:parent-style-name="Text_20_body">
      <style:text-properties officeooo:rsid="25204fbc" officeooo:paragraph-rsid="2aa87f50" fo:background-color="#fff200"/>
    </style:style>
    <style:style style:name="P458" style:family="paragraph" style:parent-style-name="Text_20_body">
      <style:text-properties officeooo:rsid="1a5209d2" officeooo:paragraph-rsid="2aaa4bfe" fo:background-color="#fff200"/>
    </style:style>
    <style:style style:name="P459" style:family="paragraph" style:parent-style-name="Text_20_body">
      <style:text-properties officeooo:rsid="1877b3ae" officeooo:paragraph-rsid="2aaa4bfe" fo:background-color="#fff200"/>
    </style:style>
    <style:style style:name="P460" style:family="paragraph" style:parent-style-name="Text_20_body">
      <style:text-properties officeooo:rsid="382b96b6" officeooo:paragraph-rsid="382b96b6" fo:background-color="#fff200"/>
    </style:style>
    <style:style style:name="P461" style:family="paragraph" style:parent-style-name="Text_20_body">
      <style:text-properties officeooo:rsid="02787535" officeooo:paragraph-rsid="356b2115" fo:background-color="#fff200"/>
    </style:style>
    <style:style style:name="P462" style:family="paragraph" style:parent-style-name="Text_20_body">
      <style:text-properties officeooo:rsid="2947b2f5" officeooo:paragraph-rsid="2aaa4bfe" fo:background-color="#fff200"/>
    </style:style>
    <style:style style:name="P463" style:family="paragraph" style:parent-style-name="Text_20_body">
      <style:text-properties officeooo:rsid="24b51085" officeooo:paragraph-rsid="2aaa4bfe" fo:background-color="#fff200"/>
    </style:style>
    <style:style style:name="P464" style:family="paragraph" style:parent-style-name="Text_20_body">
      <style:text-properties officeooo:rsid="293a810a" officeooo:paragraph-rsid="2ce9bd95" fo:background-color="#fff200"/>
    </style:style>
    <style:style style:name="P465" style:family="paragraph" style:parent-style-name="Text_20_body">
      <style:text-properties officeooo:rsid="293bcf6c" officeooo:paragraph-rsid="2ce9bd95" fo:background-color="#fff200"/>
    </style:style>
    <style:style style:name="P466" style:family="paragraph" style:parent-style-name="Text_20_body">
      <style:text-properties officeooo:paragraph-rsid="361b02a0" fo:background-color="#fff200"/>
    </style:style>
    <style:style style:name="P467" style:family="paragraph" style:parent-style-name="Text_20_body">
      <style:text-properties officeooo:paragraph-rsid="2aaa4bfe" fo:background-color="#fff200"/>
    </style:style>
    <style:style style:name="P468" style:family="paragraph" style:parent-style-name="Text_20_body">
      <style:text-properties officeooo:paragraph-rsid="36d2dcdd" fo:background-color="#fff200"/>
    </style:style>
    <style:style style:name="P469" style:family="paragraph" style:parent-style-name="Text_20_body">
      <style:text-properties officeooo:paragraph-rsid="377f7b23" fo:background-color="#fff200"/>
    </style:style>
    <style:style style:name="P470" style:family="paragraph" style:parent-style-name="Text_20_body">
      <style:text-properties officeooo:rsid="36d2dcdd" officeooo:paragraph-rsid="36d36c29" fo:background-color="#fff200"/>
    </style:style>
    <style:style style:name="P471" style:family="paragraph" style:parent-style-name="Text_20_body">
      <style:text-properties officeooo:rsid="289d2cb7" officeooo:paragraph-rsid="289d2cb7" fo:background-color="#fff200"/>
    </style:style>
    <style:style style:name="P472" style:family="paragraph" style:parent-style-name="Text_20_body">
      <style:text-properties officeooo:rsid="369b35f1" officeooo:paragraph-rsid="36c01aef" fo:background-color="#fff200"/>
    </style:style>
    <style:style style:name="P473" style:family="paragraph" style:parent-style-name="Text_20_body">
      <style:text-properties officeooo:rsid="36ce2905" officeooo:paragraph-rsid="36c01aef" fo:background-color="#fff200"/>
    </style:style>
    <style:style style:name="P474" style:family="paragraph" style:parent-style-name="Text_20_body">
      <style:text-properties officeooo:rsid="3736ce92" officeooo:paragraph-rsid="37794584" fo:background-color="#fff200"/>
    </style:style>
    <style:style style:name="P475" style:family="paragraph" style:parent-style-name="Text_20_body">
      <style:text-properties officeooo:rsid="36c16614" officeooo:paragraph-rsid="36c16614" fo:background-color="#fff200"/>
    </style:style>
    <style:style style:name="P476" style:family="paragraph" style:parent-style-name="Text_20_body">
      <style:text-properties officeooo:rsid="2f305e9d" officeooo:paragraph-rsid="373d448c" fo:background-color="#fff200"/>
    </style:style>
    <style:style style:name="P477" style:family="paragraph" style:parent-style-name="Text_20_body">
      <style:text-properties officeooo:rsid="2ecca205" officeooo:paragraph-rsid="373d448c" fo:background-color="#fff200"/>
    </style:style>
    <style:style style:name="P478" style:family="paragraph" style:parent-style-name="Text_20_body">
      <style:text-properties officeooo:rsid="360e16f2" officeooo:paragraph-rsid="38dcae90" fo:background-color="#fff200"/>
    </style:style>
    <style:style style:name="P479" style:family="paragraph" style:parent-style-name="Text_20_body">
      <style:text-properties officeooo:rsid="360f26cf" officeooo:paragraph-rsid="38d58481" fo:background-color="#fff200"/>
    </style:style>
    <style:style style:name="P480" style:family="paragraph" style:parent-style-name="Text_20_body">
      <style:text-properties officeooo:rsid="113240ec" officeooo:paragraph-rsid="29739d0f" fo:background-color="#fff200"/>
    </style:style>
    <style:style style:name="P481" style:family="paragraph" style:parent-style-name="Text_20_body">
      <style:text-properties officeooo:rsid="29901351" officeooo:paragraph-rsid="29901351" fo:background-color="#fff200"/>
    </style:style>
    <style:style style:name="P482" style:family="paragraph" style:parent-style-name="Text_20_body">
      <style:text-properties officeooo:rsid="38eb1b69" officeooo:paragraph-rsid="38eb1b69" fo:background-color="#fff200"/>
    </style:style>
    <style:style style:name="P483" style:family="paragraph" style:parent-style-name="Text_20_body">
      <style:text-properties officeooo:rsid="2dc4b494" officeooo:paragraph-rsid="39019ddb" fo:background-color="#fff200"/>
    </style:style>
    <style:style style:name="P484" style:family="paragraph" style:parent-style-name="Text_20_body">
      <style:text-properties officeooo:rsid="18d09906" officeooo:paragraph-rsid="38f2ca3f" fo:background-color="#fff200"/>
    </style:style>
    <style:style style:name="P485" style:family="paragraph" style:parent-style-name="Text_20_body">
      <style:text-properties officeooo:rsid="38f76c01" officeooo:paragraph-rsid="38f76c01" fo:background-color="#fff200"/>
    </style:style>
    <style:style style:name="P486" style:family="paragraph" style:parent-style-name="Text_20_body">
      <style:text-properties officeooo:paragraph-rsid="3222a2e1" fo:background-color="#fff200"/>
    </style:style>
    <style:style style:name="P487" style:family="paragraph" style:parent-style-name="Text_20_body">
      <style:text-properties officeooo:rsid="29175b96" officeooo:paragraph-rsid="3954aa69" fo:background-color="#fff200"/>
    </style:style>
    <style:style style:name="P488" style:family="paragraph" style:parent-style-name="Text_20_body">
      <style:text-properties officeooo:rsid="2918a14f" officeooo:paragraph-rsid="3954aa69" fo:background-color="#fff200"/>
    </style:style>
    <style:style style:name="P489" style:family="paragraph" style:parent-style-name="Text_20_body">
      <style:text-properties officeooo:rsid="30506a00" officeooo:paragraph-rsid="3954aa69" fo:background-color="#fff200"/>
    </style:style>
    <style:style style:name="P490" style:family="paragraph" style:parent-style-name="Text_20_body">
      <style:text-properties officeooo:rsid="2d315a88" officeooo:paragraph-rsid="3954aa69" fo:background-color="#fff200"/>
    </style:style>
    <style:style style:name="P491" style:family="paragraph" style:parent-style-name="Text_20_body">
      <style:text-properties officeooo:rsid="2d316e09" officeooo:paragraph-rsid="3954aa69" fo:background-color="#fff200"/>
    </style:style>
    <style:style style:name="P492" style:family="paragraph" style:parent-style-name="Text_20_body">
      <style:text-properties officeooo:rsid="3050a354" officeooo:paragraph-rsid="3954aa69" fo:background-color="#fff200"/>
    </style:style>
    <style:style style:name="P493" style:family="paragraph" style:parent-style-name="Text_20_body">
      <style:text-properties officeooo:rsid="303f9b7c" officeooo:paragraph-rsid="3954aa69" fo:background-color="#fff200"/>
    </style:style>
    <style:style style:name="P494" style:family="paragraph" style:parent-style-name="Text_20_body">
      <style:text-properties officeooo:rsid="3899bbbf" officeooo:paragraph-rsid="3954aa69" fo:background-color="#fff200"/>
    </style:style>
    <style:style style:name="P495" style:family="paragraph" style:parent-style-name="Text_20_body">
      <style:text-properties officeooo:rsid="389bdaf3" officeooo:paragraph-rsid="3954aa69" fo:background-color="#fff200"/>
    </style:style>
    <style:style style:name="P496" style:family="paragraph" style:parent-style-name="Text_20_body">
      <style:text-properties officeooo:rsid="38a52ed9" officeooo:paragraph-rsid="3954aa69" fo:background-color="#fff200"/>
    </style:style>
    <style:style style:name="P497" style:family="paragraph" style:parent-style-name="Text_20_body">
      <style:text-properties officeooo:rsid="38a278f0" officeooo:paragraph-rsid="3954aa69" fo:background-color="#fff200"/>
    </style:style>
    <style:style style:name="P498" style:family="paragraph" style:parent-style-name="Text_20_body">
      <style:text-properties officeooo:rsid="2ccd087b" officeooo:paragraph-rsid="3954aa69" fo:background-color="#fff200"/>
    </style:style>
    <style:style style:name="P499" style:family="paragraph" style:parent-style-name="Text_20_body">
      <style:text-properties officeooo:rsid="2cce6533" officeooo:paragraph-rsid="3954aa69" fo:background-color="#fff200"/>
    </style:style>
    <style:style style:name="P500" style:family="paragraph" style:parent-style-name="Text_20_body">
      <style:text-properties officeooo:rsid="38c5266a" officeooo:paragraph-rsid="3954aa69" fo:background-color="#fff200"/>
    </style:style>
    <style:style style:name="P501" style:family="paragraph" style:parent-style-name="Text_20_body">
      <style:text-properties officeooo:paragraph-rsid="3954aa69" fo:background-color="#fff200"/>
    </style:style>
    <style:style style:name="P502" style:family="paragraph" style:parent-style-name="Text_20_body">
      <style:text-properties officeooo:rsid="2cf780b1" officeooo:paragraph-rsid="3954aa69" fo:background-color="#fff200"/>
    </style:style>
    <style:style style:name="P503" style:family="paragraph" style:parent-style-name="Text_20_body">
      <style:text-properties officeooo:rsid="290c43f4" officeooo:paragraph-rsid="3954aa69" fo:background-color="#fff200"/>
    </style:style>
    <style:style style:name="P504" style:family="paragraph" style:parent-style-name="Text_20_body">
      <style:text-properties officeooo:rsid="29166430" officeooo:paragraph-rsid="3954aa69" fo:background-color="#fff200"/>
    </style:style>
    <style:style style:name="P505" style:family="paragraph" style:parent-style-name="Text_20_body">
      <style:text-properties officeooo:rsid="35504bdc" officeooo:paragraph-rsid="3954aa69" fo:background-color="#fff200"/>
    </style:style>
    <style:style style:name="P506" style:family="paragraph" style:parent-style-name="Text_20_body">
      <style:text-properties officeooo:rsid="2d090591" officeooo:paragraph-rsid="3954aa69" fo:background-color="#fff200"/>
    </style:style>
    <style:style style:name="P507" style:family="paragraph" style:parent-style-name="Text_20_body">
      <style:text-properties officeooo:rsid="35572fb2" officeooo:paragraph-rsid="3954aa69" fo:background-color="#fff200"/>
    </style:style>
    <style:style style:name="P508" style:family="paragraph" style:parent-style-name="Text_20_body">
      <style:text-properties officeooo:rsid="3557ed75" officeooo:paragraph-rsid="3954aa69" fo:background-color="#fff200"/>
    </style:style>
    <style:style style:name="P509" style:family="paragraph" style:parent-style-name="Text_20_body">
      <style:text-properties officeooo:rsid="2d1ffb87" officeooo:paragraph-rsid="3954aa69" fo:background-color="#fff200"/>
    </style:style>
    <style:style style:name="P510" style:family="paragraph" style:parent-style-name="Text_20_body">
      <style:text-properties officeooo:rsid="1a4c9a67" officeooo:paragraph-rsid="3954aa69" fo:background-color="#fff200"/>
    </style:style>
    <style:style style:name="P511" style:family="paragraph" style:parent-style-name="Text_20_body">
      <style:text-properties officeooo:rsid="1a44020f" officeooo:paragraph-rsid="3954aa69" fo:background-color="#fff200"/>
    </style:style>
    <style:style style:name="P512" style:family="paragraph" style:parent-style-name="Text_20_body">
      <style:text-properties officeooo:rsid="384d265b" officeooo:paragraph-rsid="3954aa69" fo:background-color="#fff200"/>
    </style:style>
    <style:style style:name="P513" style:family="paragraph" style:parent-style-name="Text_20_body">
      <style:text-properties officeooo:rsid="302789dc" officeooo:paragraph-rsid="3954aa69" fo:background-color="#fff200"/>
    </style:style>
    <style:style style:name="P514" style:family="paragraph" style:parent-style-name="Text_20_body">
      <style:text-properties officeooo:rsid="30290701" officeooo:paragraph-rsid="3954aa69" fo:background-color="#fff200"/>
    </style:style>
    <style:style style:name="P515" style:family="paragraph" style:parent-style-name="Text_20_body">
      <style:text-properties officeooo:rsid="302c57d5" officeooo:paragraph-rsid="3954aa69" fo:background-color="#fff200"/>
    </style:style>
    <style:style style:name="P516" style:family="paragraph" style:parent-style-name="Text_20_body">
      <style:text-properties officeooo:rsid="302e6921" officeooo:paragraph-rsid="3954aa69" fo:background-color="#fff200"/>
    </style:style>
    <style:style style:name="P517" style:family="paragraph" style:parent-style-name="Text_20_body">
      <style:text-properties officeooo:rsid="38abb9f3" officeooo:paragraph-rsid="3954aa69" fo:background-color="#fff200"/>
    </style:style>
    <style:style style:name="P518" style:family="paragraph" style:parent-style-name="Text_20_body">
      <style:text-properties officeooo:rsid="38960636" officeooo:paragraph-rsid="3954aa69" fo:background-color="#fff200"/>
    </style:style>
    <style:style style:name="P519" style:family="paragraph" style:parent-style-name="Text_20_body">
      <style:text-properties officeooo:rsid="30349331" officeooo:paragraph-rsid="3954aa69" fo:background-color="#fff200"/>
    </style:style>
    <style:style style:name="P520" style:family="paragraph" style:parent-style-name="Text_20_body">
      <style:text-properties officeooo:rsid="35632929" officeooo:paragraph-rsid="3954aa69" fo:background-color="#fff200"/>
    </style:style>
    <style:style style:name="P521" style:family="paragraph" style:parent-style-name="Text_20_body">
      <style:text-properties officeooo:rsid="30b2d1ef" officeooo:paragraph-rsid="3954aa69" fo:background-color="#fff200"/>
    </style:style>
    <style:style style:name="P522" style:family="paragraph" style:parent-style-name="Text_20_body">
      <style:text-properties officeooo:rsid="3869f061" officeooo:paragraph-rsid="3954aa69" fo:background-color="#fff200"/>
    </style:style>
    <style:style style:name="P523" style:family="paragraph" style:parent-style-name="Text_20_body">
      <style:text-properties officeooo:rsid="30555c7b" officeooo:paragraph-rsid="3954aa69" fo:background-color="#fff200"/>
    </style:style>
    <style:style style:name="P524" style:family="paragraph" style:parent-style-name="Text_20_body">
      <style:text-properties officeooo:rsid="3043cb6f" officeooo:paragraph-rsid="3954aa69" fo:background-color="#fff200"/>
    </style:style>
    <style:style style:name="P525" style:family="paragraph" style:parent-style-name="Text_20_body">
      <style:text-properties officeooo:rsid="388ba370" officeooo:paragraph-rsid="3954aa69" fo:background-color="#fff200"/>
    </style:style>
    <style:style style:name="P526" style:family="paragraph" style:parent-style-name="Text_20_body">
      <style:text-properties officeooo:rsid="30c6fd70" officeooo:paragraph-rsid="3954aa69" fo:background-color="#fff200"/>
    </style:style>
    <style:style style:name="P527" style:family="paragraph" style:parent-style-name="Text_20_body">
      <style:text-properties officeooo:rsid="30caeb45" officeooo:paragraph-rsid="3954aa69" fo:background-color="#fff200"/>
    </style:style>
    <style:style style:name="P528" style:family="paragraph" style:parent-style-name="Text_20_body">
      <style:text-properties officeooo:rsid="303b2f5a" officeooo:paragraph-rsid="3954aa69" fo:background-color="#fff200"/>
    </style:style>
    <style:style style:name="P529" style:family="paragraph" style:parent-style-name="Text_20_body">
      <style:text-properties officeooo:rsid="3045cb8d" officeooo:paragraph-rsid="3954aa69" fo:background-color="#fff200"/>
    </style:style>
    <style:style style:name="P530" style:family="paragraph" style:parent-style-name="Text_20_body">
      <style:text-properties officeooo:rsid="30587971" officeooo:paragraph-rsid="3954aa69" fo:background-color="#fff200"/>
    </style:style>
    <style:style style:name="P531" style:family="paragraph" style:parent-style-name="Text_20_body">
      <style:text-properties officeooo:rsid="305a7080" officeooo:paragraph-rsid="3954aa69" fo:background-color="#fff200"/>
    </style:style>
    <style:style style:name="P532" style:family="paragraph" style:parent-style-name="Text_20_body">
      <style:text-properties officeooo:rsid="38a83680" officeooo:paragraph-rsid="3954aa69" fo:background-color="#fff200"/>
    </style:style>
    <style:style style:name="P533" style:family="paragraph" style:parent-style-name="Text_20_body">
      <style:text-properties officeooo:rsid="2e0cb0f8" officeooo:paragraph-rsid="3a2ea779" fo:background-color="#fff200"/>
    </style:style>
    <style:style style:name="P534" style:family="paragraph" style:parent-style-name="Text_20_body">
      <style:text-properties officeooo:rsid="1879d9ee" officeooo:paragraph-rsid="3a2ea779" fo:background-color="#fff200"/>
    </style:style>
    <style:style style:name="P535" style:family="paragraph" style:parent-style-name="Text_20_body">
      <style:text-properties officeooo:rsid="1bf4e358" officeooo:paragraph-rsid="3a2ea779" fo:background-color="#fff200"/>
    </style:style>
    <style:style style:name="P536" style:family="paragraph" style:parent-style-name="Text_20_body">
      <style:text-properties officeooo:rsid="39d6bcb3" officeooo:paragraph-rsid="3a2ea779" fo:background-color="#fff200"/>
    </style:style>
    <style:style style:name="P537" style:family="paragraph" style:parent-style-name="Text_20_body">
      <style:text-properties officeooo:rsid="39ddb0e0" officeooo:paragraph-rsid="3a2ea779" fo:background-color="#fff200"/>
    </style:style>
    <style:style style:name="P538" style:family="paragraph" style:parent-style-name="Text_20_body">
      <style:text-properties officeooo:rsid="39355981" officeooo:paragraph-rsid="39355981" fo:background-color="#fff200"/>
    </style:style>
    <style:style style:name="P539" style:family="paragraph" style:parent-style-name="Text_20_body">
      <style:text-properties officeooo:rsid="2ffabd0d" fo:background-color="#fff200"/>
    </style:style>
    <style:style style:name="P540" style:family="paragraph" style:parent-style-name="Text_20_body">
      <style:text-properties officeooo:rsid="300263a7" officeooo:paragraph-rsid="3003c8ab" fo:background-color="#fff200"/>
    </style:style>
    <style:style style:name="P541" style:family="paragraph" style:parent-style-name="Text_20_body">
      <style:text-properties officeooo:rsid="3003c8ab" officeooo:paragraph-rsid="3003c8ab" fo:background-color="#fff200"/>
    </style:style>
    <style:style style:name="P542" style:family="paragraph" style:parent-style-name="Text_20_body">
      <style:text-properties officeooo:rsid="24a005f2" officeooo:paragraph-rsid="24a005f2" fo:background-color="#fff200"/>
    </style:style>
    <style:style style:name="P543" style:family="paragraph" style:parent-style-name="Text_20_body">
      <style:text-properties officeooo:rsid="393d6e7c" officeooo:paragraph-rsid="393d6e7c" fo:background-color="#fff200"/>
    </style:style>
    <style:style style:name="P544" style:family="paragraph" style:parent-style-name="Text_20_body">
      <style:text-properties officeooo:rsid="3010f516" officeooo:paragraph-rsid="301688e6" fo:background-color="#fff200"/>
    </style:style>
    <style:style style:name="P545" style:family="paragraph" style:parent-style-name="Text_20_body">
      <style:text-properties officeooo:rsid="3955f7aa" officeooo:paragraph-rsid="3955f7aa" fo:background-color="#fff200"/>
    </style:style>
    <style:style style:name="P546" style:family="paragraph" style:parent-style-name="Text_20_body">
      <style:text-properties officeooo:rsid="3af2e818" officeooo:paragraph-rsid="3afe3a92" fo:background-color="#fff200"/>
    </style:style>
    <style:style style:name="P547" style:family="paragraph" style:parent-style-name="Text_20_body">
      <style:text-properties officeooo:rsid="3aeb7374" officeooo:paragraph-rsid="3afe3a92" fo:background-color="#fff200"/>
    </style:style>
    <style:style style:name="P548" style:family="paragraph" style:parent-style-name="Text_20_body">
      <style:text-properties officeooo:rsid="3aea0071" officeooo:paragraph-rsid="3afe3a92" fo:background-color="#fff200"/>
    </style:style>
    <style:style style:name="P549" style:family="paragraph" style:parent-style-name="Text_20_body">
      <style:text-properties officeooo:rsid="3b01cb12" officeooo:paragraph-rsid="3b01cb12" fo:background-color="#fff200"/>
    </style:style>
    <style:style style:name="P550" style:family="paragraph" style:parent-style-name="Text_20_body">
      <style:text-properties officeooo:rsid="3b4360b9" officeooo:paragraph-rsid="3b47a571" fo:background-color="#fff200"/>
    </style:style>
    <style:style style:name="P551" style:family="paragraph" style:parent-style-name="Text_20_body">
      <style:text-properties officeooo:rsid="3b1ec19c" officeooo:paragraph-rsid="3b1ec19c" fo:background-color="#fff200"/>
    </style:style>
    <style:style style:name="P552" style:family="paragraph" style:parent-style-name="Text_20_body">
      <style:text-properties officeooo:rsid="3b1ffb29" officeooo:paragraph-rsid="3b3e5a3a" fo:background-color="#fff200"/>
    </style:style>
    <style:style style:name="P553" style:family="paragraph" style:parent-style-name="Text_20_body">
      <style:text-properties officeooo:rsid="3b1ffb29" officeooo:paragraph-rsid="3b1ffb29" fo:background-color="#fff200"/>
    </style:style>
    <style:style style:name="P554" style:family="paragraph" style:parent-style-name="Text_20_body">
      <style:text-properties officeooo:rsid="3b0cdc7e" officeooo:paragraph-rsid="3b0effec" fo:background-color="#fff200"/>
    </style:style>
    <style:style style:name="P555" style:family="paragraph" style:parent-style-name="Text_20_body">
      <style:text-properties officeooo:rsid="3b4188ef" officeooo:paragraph-rsid="3b4188ef" fo:background-color="#fff200"/>
    </style:style>
    <style:style style:name="P556" style:family="paragraph" style:parent-style-name="Text_20_body">
      <style:text-properties officeooo:paragraph-rsid="3a2ea779" fo:background-color="#fff200"/>
    </style:style>
    <style:style style:name="P557" style:family="paragraph" style:parent-style-name="Text_20_body">
      <style:text-properties officeooo:rsid="2dc093b6" officeooo:paragraph-rsid="38e58bf5" fo:background-color="#fff200"/>
    </style:style>
    <style:style style:name="P558" style:family="paragraph" style:parent-style-name="Text_20_body">
      <style:text-properties officeooo:paragraph-rsid="3e95911d" fo:background-color="#fff200"/>
    </style:style>
    <style:style style:name="P559" style:family="paragraph" style:parent-style-name="Text_20_body">
      <style:text-properties officeooo:paragraph-rsid="3eccf55c" fo:background-color="#fff200"/>
    </style:style>
    <style:style style:name="P560" style:family="paragraph" style:parent-style-name="Text_20_body">
      <style:text-properties officeooo:rsid="3ed32730" officeooo:paragraph-rsid="3ed32730" fo:background-color="#fff200"/>
    </style:style>
    <style:style style:name="P561" style:family="paragraph" style:parent-style-name="Text_20_body">
      <style:text-properties officeooo:paragraph-rsid="3edbc7a2" fo:background-color="#fff200"/>
    </style:style>
    <style:style style:name="P562" style:family="paragraph" style:parent-style-name="Text_20_body">
      <style:text-properties officeooo:paragraph-rsid="3a55041b" fo:background-color="#fff200"/>
    </style:style>
    <style:style style:name="P563" style:family="paragraph" style:parent-style-name="Text_20_body">
      <style:text-properties officeooo:rsid="2efb28ef" officeooo:paragraph-rsid="37343e58"/>
    </style:style>
    <style:style style:name="P564" style:family="paragraph" style:parent-style-name="Text_20_body">
      <style:text-properties officeooo:rsid="20bc2715" officeooo:paragraph-rsid="2366bc69"/>
    </style:style>
    <style:style style:name="P565" style:family="paragraph" style:parent-style-name="Text_20_body">
      <style:text-properties officeooo:paragraph-rsid="37343e58"/>
    </style:style>
    <style:style style:name="P566" style:family="paragraph" style:parent-style-name="Text_20_body">
      <style:text-properties officeooo:rsid="24a87c3c" officeooo:paragraph-rsid="24d09203"/>
    </style:style>
    <style:style style:name="P567" style:family="paragraph" style:parent-style-name="Text_20_body">
      <style:text-properties officeooo:rsid="2b991a2f" officeooo:paragraph-rsid="373d448c"/>
    </style:style>
    <style:style style:name="P568" style:family="paragraph" style:parent-style-name="Text_20_body">
      <style:text-properties officeooo:rsid="244ac7da" officeooo:paragraph-rsid="364ef481"/>
    </style:style>
    <style:style style:name="P569" style:family="paragraph" style:parent-style-name="Text_20_body">
      <style:text-properties officeooo:paragraph-rsid="37d46557"/>
    </style:style>
    <style:style style:name="P570" style:family="paragraph" style:parent-style-name="Text_20_body">
      <style:text-properties officeooo:rsid="2107ada6" officeooo:paragraph-rsid="37d46557"/>
    </style:style>
    <style:style style:name="P571" style:family="paragraph" style:parent-style-name="Text_20_body">
      <style:text-properties officeooo:rsid="329bec38" officeooo:paragraph-rsid="37d46557"/>
    </style:style>
    <style:style style:name="P572" style:family="paragraph" style:parent-style-name="Text_20_body">
      <style:text-properties officeooo:rsid="210ceec1" officeooo:paragraph-rsid="37d46557"/>
    </style:style>
    <style:style style:name="P573" style:family="paragraph" style:parent-style-name="Text_20_body">
      <style:text-properties officeooo:rsid="21050cb4" officeooo:paragraph-rsid="37d46557"/>
    </style:style>
    <style:style style:name="P574" style:family="paragraph" style:parent-style-name="Text_20_body">
      <style:text-properties officeooo:rsid="17efa3a4" officeooo:paragraph-rsid="37d46557"/>
    </style:style>
    <style:style style:name="P575" style:family="paragraph" style:parent-style-name="Text_20_body">
      <style:text-properties officeooo:rsid="329c13f1" officeooo:paragraph-rsid="37d46557"/>
    </style:style>
    <style:style style:name="P576" style:family="paragraph" style:parent-style-name="Text_20_body">
      <style:text-properties officeooo:rsid="212150a4" officeooo:paragraph-rsid="37d46557"/>
    </style:style>
    <style:style style:name="P577" style:family="paragraph" style:parent-style-name="Text_20_body">
      <style:text-properties officeooo:rsid="1bc04f01" officeooo:paragraph-rsid="37d46557"/>
    </style:style>
    <style:style style:name="P578" style:family="paragraph" style:parent-style-name="Text_20_body">
      <style:text-properties officeooo:rsid="32cefa94" officeooo:paragraph-rsid="37d46557"/>
    </style:style>
    <style:style style:name="P579" style:family="paragraph" style:parent-style-name="Text_20_body">
      <style:text-properties officeooo:rsid="32aebe42" officeooo:paragraph-rsid="37d46557"/>
    </style:style>
    <style:style style:name="P580" style:family="paragraph" style:parent-style-name="Text_20_body">
      <style:text-properties officeooo:rsid="32b1c651" officeooo:paragraph-rsid="37d46557"/>
    </style:style>
    <style:style style:name="P581" style:family="paragraph" style:parent-style-name="Text_20_body">
      <style:text-properties officeooo:rsid="3372cdf8" officeooo:paragraph-rsid="37d46557"/>
    </style:style>
    <style:style style:name="P582" style:family="paragraph" style:parent-style-name="Text_20_body">
      <style:text-properties officeooo:rsid="32cb9adc" officeooo:paragraph-rsid="37d46557"/>
    </style:style>
    <style:style style:name="P583" style:family="paragraph" style:parent-style-name="Text_20_body">
      <style:text-properties officeooo:rsid="2d6f8a45" officeooo:paragraph-rsid="38deb3e0"/>
    </style:style>
    <style:style style:name="P584" style:family="paragraph" style:parent-style-name="Text_20_body">
      <style:text-properties officeooo:rsid="29763f4f" officeooo:paragraph-rsid="38deb3e0"/>
    </style:style>
    <style:style style:name="P585" style:family="paragraph" style:parent-style-name="Text_20_body">
      <style:text-properties officeooo:rsid="2d7b2348" officeooo:paragraph-rsid="38deb3e0"/>
    </style:style>
    <style:style style:name="P586" style:family="paragraph" style:parent-style-name="Text_20_body">
      <style:text-properties officeooo:rsid="2977bc9f" officeooo:paragraph-rsid="38deb3e0"/>
    </style:style>
    <style:style style:name="P587" style:family="paragraph" style:parent-style-name="Text_20_body">
      <style:text-properties officeooo:paragraph-rsid="38deb3e0"/>
    </style:style>
    <style:style style:name="P588" style:family="paragraph" style:parent-style-name="Text_20_body">
      <style:text-properties officeooo:rsid="3927897c" officeooo:paragraph-rsid="3927897c"/>
    </style:style>
    <style:style style:name="P589" style:family="paragraph" style:parent-style-name="Text_20_body">
      <style:text-properties officeooo:rsid="1bc71b76" officeooo:paragraph-rsid="37d46557"/>
    </style:style>
    <style:style style:name="P590" style:family="paragraph" style:parent-style-name="Text_20_body">
      <style:text-properties officeooo:rsid="2e0f2eca" officeooo:paragraph-rsid="3a2ea779"/>
    </style:style>
    <style:style style:name="P591" style:family="paragraph" style:parent-style-name="Text_20_body">
      <style:text-properties officeooo:rsid="18c84115" officeooo:paragraph-rsid="3a2ea779"/>
    </style:style>
    <style:style style:name="P592" style:family="paragraph" style:parent-style-name="Text_20_body">
      <style:text-properties officeooo:rsid="392a38b7" officeooo:paragraph-rsid="3a2ea779"/>
    </style:style>
    <style:style style:name="P593" style:family="paragraph" style:parent-style-name="Text_20_body">
      <style:text-properties officeooo:rsid="39f67e8e" officeooo:paragraph-rsid="3a2ea779"/>
    </style:style>
    <style:style style:name="P594" style:family="paragraph" style:parent-style-name="Text_20_body">
      <style:text-properties officeooo:rsid="39fb84bb" officeooo:paragraph-rsid="3a2ea779"/>
    </style:style>
    <style:style style:name="P595" style:family="paragraph" style:parent-style-name="Text_20_body">
      <style:text-properties officeooo:rsid="39fd77c1" officeooo:paragraph-rsid="3a2ea779"/>
    </style:style>
    <style:style style:name="P596" style:family="paragraph" style:parent-style-name="Text_20_body">
      <style:text-properties officeooo:rsid="3a11cc23" officeooo:paragraph-rsid="3a2ea779"/>
    </style:style>
    <style:style style:name="P597" style:family="paragraph" style:parent-style-name="Text_20_body">
      <style:text-properties officeooo:rsid="3a141791" officeooo:paragraph-rsid="3a2ea779"/>
    </style:style>
    <style:style style:name="P598" style:family="paragraph" style:parent-style-name="Text_20_body">
      <style:text-properties officeooo:rsid="3a16c15f" officeooo:paragraph-rsid="3a2ea779"/>
    </style:style>
    <style:style style:name="P599" style:family="paragraph" style:parent-style-name="Text_20_body">
      <style:text-properties officeooo:rsid="3a193765" officeooo:paragraph-rsid="3a2ea779"/>
    </style:style>
    <style:style style:name="P600" style:family="paragraph" style:parent-style-name="Text_20_body">
      <style:text-properties officeooo:rsid="10a2cf85" officeooo:paragraph-rsid="3a2ea779"/>
    </style:style>
    <style:style style:name="P601" style:family="paragraph" style:parent-style-name="Text_20_body">
      <style:text-properties officeooo:rsid="3a2970e2" officeooo:paragraph-rsid="3a2ea779"/>
    </style:style>
    <style:style style:name="P602" style:family="paragraph" style:parent-style-name="Text_20_body">
      <style:text-properties officeooo:rsid="1658caa3" officeooo:paragraph-rsid="3905935e"/>
    </style:style>
    <style:style style:name="P603" style:family="paragraph" style:parent-style-name="Text_20_body">
      <style:text-properties officeooo:paragraph-rsid="3a2ea779"/>
    </style:style>
    <style:style style:name="P604" style:family="paragraph" style:parent-style-name="Text_20_body">
      <style:text-properties officeooo:rsid="3a146c30" officeooo:paragraph-rsid="3a2ea779"/>
    </style:style>
    <style:style style:name="P605" style:family="paragraph" style:parent-style-name="Text_20_body">
      <style:text-properties officeooo:rsid="3a4a68d7" officeooo:paragraph-rsid="3a51aaa1"/>
    </style:style>
    <style:style style:name="P606" style:family="paragraph" style:parent-style-name="Text_20_body">
      <style:text-properties officeooo:rsid="3a4fc76f" officeooo:paragraph-rsid="3a50753e"/>
    </style:style>
    <style:style style:name="P607" style:family="paragraph" style:parent-style-name="Text_20_body">
      <style:text-properties officeooo:rsid="3aad16de" officeooo:paragraph-rsid="3aad16de"/>
    </style:style>
    <style:style style:name="P608" style:family="paragraph" style:parent-style-name="Text_20_body">
      <style:text-properties officeooo:rsid="3aaa73c5" officeooo:paragraph-rsid="3ab8cbfc"/>
    </style:style>
    <style:style style:name="P609" style:family="paragraph" style:parent-style-name="Text_20_body">
      <style:text-properties officeooo:rsid="3aa76ba0" officeooo:paragraph-rsid="3ab8cbfc"/>
    </style:style>
    <style:style style:name="P610" style:family="paragraph" style:parent-style-name="Text_20_body">
      <style:text-properties officeooo:rsid="3abcf8b1" officeooo:paragraph-rsid="3abcf8b1"/>
    </style:style>
    <style:style style:name="P611" style:family="paragraph" style:parent-style-name="Text_20_body">
      <style:text-properties officeooo:rsid="3ac3cfce" officeooo:paragraph-rsid="3ac3cfce"/>
    </style:style>
    <style:style style:name="P612" style:family="paragraph" style:parent-style-name="Text_20_body">
      <style:text-properties officeooo:rsid="3ab8cbfc" officeooo:paragraph-rsid="3ab665df"/>
    </style:style>
    <style:style style:name="P613" style:family="paragraph" style:parent-style-name="Text_20_body">
      <style:text-properties officeooo:rsid="24ffc69a" officeooo:paragraph-rsid="3b063992"/>
    </style:style>
    <style:style style:name="P614" style:family="paragraph" style:parent-style-name="Text_20_body">
      <style:text-properties officeooo:rsid="3b18918c" officeooo:paragraph-rsid="3b18918c"/>
    </style:style>
    <style:style style:name="P615" style:family="paragraph" style:parent-style-name="Text_20_body">
      <style:text-properties officeooo:rsid="228327ad" officeooo:paragraph-rsid="2284bf97"/>
    </style:style>
    <style:style style:name="P616" style:family="paragraph" style:parent-style-name="Text_20_body">
      <style:text-properties officeooo:rsid="228327ad" officeooo:paragraph-rsid="3b376136"/>
    </style:style>
    <style:style style:name="P617" style:family="paragraph" style:parent-style-name="Text_20_body">
      <style:text-properties officeooo:rsid="28a8f94c" officeooo:paragraph-rsid="3bf4b0ae"/>
    </style:style>
    <style:style style:name="P618" style:family="paragraph" style:parent-style-name="Text_20_body">
      <style:text-properties officeooo:rsid="2bd3e1b8" officeooo:paragraph-rsid="3bf87fb4"/>
    </style:style>
    <style:style style:name="P619" style:family="paragraph" style:parent-style-name="Text_20_body">
      <style:text-properties officeooo:rsid="3c72db6d" officeooo:paragraph-rsid="3c72db6d"/>
    </style:style>
    <style:style style:name="P620" style:family="paragraph" style:parent-style-name="Text_20_body">
      <style:text-properties officeooo:rsid="3c73f0ac" officeooo:paragraph-rsid="3c73f0ac"/>
    </style:style>
    <style:style style:name="P621" style:family="paragraph" style:parent-style-name="Text_20_body">
      <style:text-properties officeooo:rsid="3e774433" officeooo:paragraph-rsid="42726329"/>
    </style:style>
    <style:style style:name="P622" style:family="paragraph" style:parent-style-name="Text_20_body">
      <style:text-properties officeooo:rsid="3e7911aa" officeooo:paragraph-rsid="42726329"/>
    </style:style>
    <style:style style:name="P623" style:family="paragraph" style:parent-style-name="Text_20_body">
      <style:text-properties officeooo:rsid="1e05f260" officeooo:paragraph-rsid="42726329"/>
    </style:style>
    <style:style style:name="P624" style:family="paragraph" style:parent-style-name="Text_20_body">
      <style:text-properties officeooo:rsid="2024c342" officeooo:paragraph-rsid="2024c342"/>
    </style:style>
    <style:style style:name="P625" style:family="paragraph" style:parent-style-name="Text_20_body">
      <style:text-properties officeooo:paragraph-rsid="3e95911d"/>
    </style:style>
    <style:style style:name="P626" style:family="paragraph" style:parent-style-name="Text_20_body">
      <style:text-properties officeooo:rsid="3e985353" officeooo:paragraph-rsid="3e985353"/>
    </style:style>
    <style:style style:name="P627" style:family="paragraph" style:parent-style-name="Text_20_body">
      <style:text-properties officeooo:rsid="3ea26cfe" officeooo:paragraph-rsid="3eb18e28"/>
    </style:style>
    <style:style style:name="P628" style:family="paragraph" style:parent-style-name="Text_20_body">
      <style:text-properties officeooo:rsid="3ea26cfe" officeooo:paragraph-rsid="3eb19fe3"/>
    </style:style>
    <style:style style:name="P629" style:family="paragraph" style:parent-style-name="Text_20_body">
      <style:text-properties officeooo:paragraph-rsid="20735a6d"/>
    </style:style>
    <style:style style:name="P630" style:family="paragraph" style:parent-style-name="Text_20_body">
      <style:text-properties officeooo:rsid="2058902b" officeooo:paragraph-rsid="3eb4b392"/>
    </style:style>
    <style:style style:name="P631" style:family="paragraph" style:parent-style-name="Text_20_body">
      <style:text-properties officeooo:rsid="2058902b" officeooo:paragraph-rsid="421cfd20"/>
    </style:style>
    <style:style style:name="P632" style:family="paragraph" style:parent-style-name="Text_20_body">
      <style:text-properties officeooo:rsid="3e9701a8" officeooo:paragraph-rsid="3eb5997b"/>
    </style:style>
    <style:style style:name="P633" style:family="paragraph" style:parent-style-name="Text_20_body">
      <style:text-properties officeooo:rsid="3ec20f06" officeooo:paragraph-rsid="3ec20f06"/>
    </style:style>
    <style:style style:name="P634" style:family="paragraph" style:parent-style-name="Text_20_body">
      <style:text-properties officeooo:rsid="3ec5d798" officeooo:paragraph-rsid="3ec5d798"/>
    </style:style>
    <style:style style:name="P635" style:family="paragraph" style:parent-style-name="Text_20_body">
      <style:text-properties officeooo:rsid="3ec6cf35" officeooo:paragraph-rsid="3ec6cf35"/>
    </style:style>
    <style:style style:name="P636" style:family="paragraph" style:parent-style-name="Text_20_body">
      <style:text-properties officeooo:rsid="2152db7f" officeooo:paragraph-rsid="2455efb8"/>
    </style:style>
    <style:style style:name="P637" style:family="paragraph" style:parent-style-name="Text_20_body">
      <style:text-properties officeooo:rsid="2152db7f" officeooo:paragraph-rsid="3ed2366a"/>
    </style:style>
    <style:style style:name="P638" style:family="paragraph" style:parent-style-name="Text_20_body">
      <style:text-properties officeooo:paragraph-rsid="3edbc7a2"/>
    </style:style>
    <style:style style:name="P639" style:family="paragraph" style:parent-style-name="Text_20_body">
      <style:text-properties officeooo:paragraph-rsid="284f60f7"/>
    </style:style>
    <style:style style:name="P640" style:family="paragraph" style:parent-style-name="Text_20_body">
      <style:text-properties officeooo:rsid="25a5346e" officeooo:paragraph-rsid="42726329"/>
    </style:style>
    <style:style style:name="P641" style:family="paragraph" style:parent-style-name="Text_20_body">
      <style:text-properties officeooo:paragraph-rsid="3f6bf0ce"/>
    </style:style>
    <style:style style:name="P642" style:family="paragraph" style:parent-style-name="Text_20_body">
      <style:text-properties officeooo:rsid="22d6a232" officeooo:paragraph-rsid="22d9bedb"/>
    </style:style>
    <style:style style:name="P643" style:family="paragraph" style:parent-style-name="Text_20_body">
      <style:text-properties officeooo:rsid="3f6f4006" officeooo:paragraph-rsid="3f6f4006"/>
    </style:style>
    <style:style style:name="P644" style:family="paragraph" style:parent-style-name="Text_20_body">
      <style:text-properties officeooo:rsid="3f73805b" officeooo:paragraph-rsid="3f73805b"/>
    </style:style>
    <style:style style:name="P645" style:family="paragraph" style:parent-style-name="Text_20_body">
      <style:text-properties officeooo:rsid="1f724502" officeooo:paragraph-rsid="42726329"/>
    </style:style>
    <style:style style:name="P646" style:family="paragraph" style:parent-style-name="Text_20_body">
      <style:text-properties officeooo:rsid="19e5887b" officeooo:paragraph-rsid="42726329"/>
    </style:style>
    <style:style style:name="P647" style:family="paragraph" style:parent-style-name="Text_20_body">
      <style:text-properties officeooo:rsid="26a3593b" officeooo:paragraph-rsid="42726329"/>
    </style:style>
    <style:style style:name="P648" style:family="paragraph" style:parent-style-name="Text_20_body">
      <style:text-properties officeooo:rsid="3a85ca62" officeooo:paragraph-rsid="42726329"/>
    </style:style>
    <style:style style:name="P649" style:family="paragraph" style:parent-style-name="Text_20_body">
      <style:text-properties officeooo:rsid="1743cb1d" officeooo:paragraph-rsid="42726329"/>
    </style:style>
    <style:style style:name="P650" style:family="paragraph" style:parent-style-name="Text_20_body">
      <style:text-properties officeooo:rsid="27f58cff" officeooo:paragraph-rsid="42726329"/>
    </style:style>
    <style:style style:name="P651" style:family="paragraph" style:parent-style-name="Text_20_body">
      <style:text-properties officeooo:rsid="3c31cd8f" officeooo:paragraph-rsid="42726329"/>
    </style:style>
    <style:style style:name="P652" style:family="paragraph" style:parent-style-name="Text_20_body">
      <style:text-properties officeooo:rsid="18e685e5" officeooo:paragraph-rsid="42726329"/>
    </style:style>
    <style:style style:name="P653" style:family="paragraph" style:parent-style-name="Text_20_body">
      <style:text-properties officeooo:rsid="137b1378" officeooo:paragraph-rsid="2842b948"/>
    </style:style>
    <style:style style:name="P654" style:family="paragraph" style:parent-style-name="Text_20_body">
      <style:text-properties officeooo:rsid="4089b808" officeooo:paragraph-rsid="4089b808"/>
    </style:style>
    <style:style style:name="P655" style:family="paragraph" style:parent-style-name="Text_20_body">
      <style:text-properties officeooo:rsid="3b9a6b3e" officeooo:paragraph-rsid="42726329"/>
    </style:style>
    <style:style style:name="P656" style:family="paragraph" style:parent-style-name="Text_20_body">
      <style:text-properties officeooo:rsid="3c13c566" officeooo:paragraph-rsid="42726329"/>
    </style:style>
    <style:style style:name="P657" style:family="paragraph" style:parent-style-name="Text_20_body">
      <style:text-properties officeooo:rsid="40d83fbe" officeooo:paragraph-rsid="42726329"/>
    </style:style>
    <style:style style:name="P658" style:family="paragraph" style:parent-style-name="Text_20_body">
      <style:text-properties officeooo:rsid="3f74fced" officeooo:paragraph-rsid="3f74fced"/>
    </style:style>
    <style:style style:name="P659" style:family="paragraph" style:parent-style-name="Text_20_body">
      <style:text-properties officeooo:rsid="411688ba" officeooo:paragraph-rsid="411688ba"/>
    </style:style>
    <style:style style:name="P660" style:family="paragraph" style:parent-style-name="Text_20_body">
      <style:text-properties officeooo:rsid="41180c80" officeooo:paragraph-rsid="41198c71"/>
    </style:style>
    <style:style style:name="P661" style:family="paragraph" style:parent-style-name="Text_20_body">
      <style:text-properties officeooo:paragraph-rsid="3954aa69"/>
    </style:style>
    <style:style style:name="P662" style:family="paragraph" style:parent-style-name="Text_20_body">
      <style:text-properties officeooo:rsid="3954569e" officeooo:paragraph-rsid="3954aa69"/>
    </style:style>
    <style:style style:name="P663" style:family="paragraph" style:parent-style-name="Text_20_body">
      <style:text-properties officeooo:rsid="2197e806" officeooo:paragraph-rsid="250cd62e"/>
    </style:style>
    <style:style style:name="P664" style:family="paragraph" style:parent-style-name="Text_20_body">
      <style:text-properties officeooo:rsid="4122fd73" officeooo:paragraph-rsid="4122fd73"/>
    </style:style>
    <style:style style:name="P665" style:family="paragraph" style:parent-style-name="Text_20_body">
      <style:text-properties officeooo:rsid="41309608" officeooo:paragraph-rsid="41309608"/>
    </style:style>
    <style:style style:name="P666" style:family="paragraph" style:parent-style-name="Text_20_body">
      <style:text-properties officeooo:rsid="319f581b" officeooo:paragraph-rsid="319f581b"/>
    </style:style>
    <style:style style:name="P667" style:family="paragraph" style:parent-style-name="Text_20_body">
      <style:text-properties officeooo:rsid="41375ca9" officeooo:paragraph-rsid="41375ca9"/>
    </style:style>
    <style:style style:name="P668" style:family="paragraph" style:parent-style-name="Text_20_body">
      <style:text-properties officeooo:paragraph-rsid="413a5368"/>
    </style:style>
    <style:style style:name="P669" style:family="paragraph" style:parent-style-name="Text_20_body">
      <style:text-properties officeooo:paragraph-rsid="413a76e7"/>
    </style:style>
    <style:style style:name="P670" style:family="paragraph" style:parent-style-name="Text_20_body">
      <style:text-properties officeooo:rsid="413fdfae" officeooo:paragraph-rsid="414044ee"/>
    </style:style>
    <style:style style:name="P671" style:family="paragraph" style:parent-style-name="Text_20_body">
      <style:text-properties officeooo:rsid="414a8953" officeooo:paragraph-rsid="414a8953"/>
    </style:style>
    <style:style style:name="P672" style:family="paragraph" style:parent-style-name="Text_20_body">
      <style:text-properties officeooo:rsid="41506cfe" officeooo:paragraph-rsid="41506cfe"/>
    </style:style>
    <style:style style:name="P673" style:family="paragraph" style:parent-style-name="Text_20_body">
      <style:text-properties officeooo:rsid="415203a6" officeooo:paragraph-rsid="415203a6"/>
    </style:style>
    <style:style style:name="P674" style:family="paragraph" style:parent-style-name="Text_20_body">
      <style:text-properties officeooo:rsid="4153ada6" officeooo:paragraph-rsid="4153ada6"/>
    </style:style>
    <style:style style:name="P675" style:family="paragraph" style:parent-style-name="Text_20_body">
      <style:text-properties officeooo:paragraph-rsid="4153ada6"/>
    </style:style>
    <style:style style:name="P676" style:family="paragraph" style:parent-style-name="Text_20_body">
      <style:text-properties officeooo:rsid="41548b0b" officeooo:paragraph-rsid="41548b0b"/>
    </style:style>
    <style:style style:name="P677" style:family="paragraph" style:parent-style-name="Text_20_body">
      <style:text-properties officeooo:paragraph-rsid="30f1c3ba"/>
    </style:style>
    <style:style style:name="P678" style:family="paragraph" style:parent-style-name="Text_20_body">
      <style:text-properties officeooo:rsid="41416383" officeooo:paragraph-rsid="4148d033"/>
    </style:style>
    <style:style style:name="P679" style:family="paragraph" style:parent-style-name="Text_20_body">
      <style:text-properties officeooo:paragraph-rsid="4159f746"/>
    </style:style>
    <style:style style:name="P680" style:family="paragraph" style:parent-style-name="Text_20_body">
      <style:text-properties officeooo:paragraph-rsid="415d2676"/>
    </style:style>
    <style:style style:name="P681" style:family="paragraph" style:parent-style-name="Text_20_body">
      <style:text-properties officeooo:paragraph-rsid="415eb4e0"/>
    </style:style>
    <style:style style:name="P682" style:family="paragraph" style:parent-style-name="Text_20_body">
      <style:text-properties officeooo:rsid="21e0d06b" officeooo:paragraph-rsid="38deb3e0"/>
    </style:style>
    <style:style style:name="P683" style:family="paragraph" style:parent-style-name="Text_20_body">
      <style:text-properties officeooo:rsid="41d5df59" officeooo:paragraph-rsid="41d5df59"/>
    </style:style>
    <style:style style:name="P684" style:family="paragraph" style:parent-style-name="Text_20_body">
      <style:text-properties officeooo:paragraph-rsid="41ed0d6b"/>
    </style:style>
    <style:style style:name="P685" style:family="paragraph" style:parent-style-name="Text_20_body">
      <style:text-properties officeooo:paragraph-rsid="41f14939"/>
    </style:style>
    <style:style style:name="P686" style:family="paragraph" style:parent-style-name="Text_20_body">
      <style:text-properties officeooo:paragraph-rsid="41f376c6"/>
    </style:style>
    <style:style style:name="P687" style:family="paragraph" style:parent-style-name="Text_20_body">
      <style:text-properties officeooo:paragraph-rsid="41f4c03b"/>
    </style:style>
    <style:style style:name="P688" style:family="paragraph" style:parent-style-name="Text_20_body">
      <style:text-properties officeooo:paragraph-rsid="41fc5100"/>
    </style:style>
    <style:style style:name="P689" style:family="paragraph" style:parent-style-name="Text_20_body">
      <style:text-properties officeooo:paragraph-rsid="41fd7149"/>
    </style:style>
    <style:style style:name="P690" style:family="paragraph" style:parent-style-name="Text_20_body">
      <style:text-properties officeooo:paragraph-rsid="41ff423b"/>
    </style:style>
    <style:style style:name="P691" style:family="paragraph" style:parent-style-name="Text_20_body">
      <style:text-properties officeooo:paragraph-rsid="42018b83"/>
    </style:style>
    <style:style style:name="P692" style:family="paragraph" style:parent-style-name="Text_20_body">
      <style:text-properties officeooo:paragraph-rsid="4201aeee"/>
    </style:style>
    <style:style style:name="P693" style:family="paragraph" style:parent-style-name="Text_20_body">
      <style:text-properties officeooo:paragraph-rsid="42032939"/>
    </style:style>
    <style:style style:name="P694" style:family="paragraph" style:parent-style-name="Text_20_body">
      <style:text-properties officeooo:paragraph-rsid="42054a00"/>
    </style:style>
    <style:style style:name="P695" style:family="paragraph" style:parent-style-name="Text_20_body">
      <style:text-properties officeooo:rsid="42054a00" officeooo:paragraph-rsid="42054a00"/>
    </style:style>
    <style:style style:name="P696" style:family="paragraph" style:parent-style-name="Text_20_body">
      <style:text-properties officeooo:paragraph-rsid="420596f2"/>
    </style:style>
    <style:style style:name="P697" style:family="paragraph" style:parent-style-name="Text_20_body">
      <style:text-properties officeooo:paragraph-rsid="419b2270"/>
    </style:style>
    <style:style style:name="P698" style:family="paragraph" style:parent-style-name="Text_20_body">
      <style:text-properties officeooo:paragraph-rsid="41760332"/>
    </style:style>
    <style:style style:name="P699" style:family="paragraph" style:parent-style-name="Text_20_body">
      <style:text-properties officeooo:paragraph-rsid="420de24e"/>
    </style:style>
    <style:style style:name="P700" style:family="paragraph" style:parent-style-name="Text_20_body">
      <style:text-properties officeooo:rsid="3c339149" officeooo:paragraph-rsid="42726329"/>
    </style:style>
    <style:style style:name="P701" style:family="paragraph" style:parent-style-name="Text_20_body">
      <style:text-properties officeooo:rsid="408d9880" officeooo:paragraph-rsid="421f3761"/>
    </style:style>
    <style:style style:name="P702" style:family="paragraph" style:parent-style-name="Text_20_body">
      <style:text-properties officeooo:rsid="17e3a390" officeooo:paragraph-rsid="42726329"/>
    </style:style>
    <style:style style:name="P703" style:family="paragraph" style:parent-style-name="Text_20_body">
      <style:text-properties officeooo:rsid="40fec6d5" officeooo:paragraph-rsid="42726329"/>
    </style:style>
    <style:style style:name="P704" style:family="paragraph" style:parent-style-name="Text_20_body">
      <style:text-properties officeooo:paragraph-rsid="42726329"/>
    </style:style>
    <style:style style:name="P705" style:family="paragraph" style:parent-style-name="Text_20_body">
      <style:text-properties officeooo:rsid="4245c1b2" officeooo:paragraph-rsid="42726329"/>
    </style:style>
    <style:style style:name="P706" style:family="paragraph" style:parent-style-name="Text_20_body">
      <style:text-properties officeooo:rsid="424948e8" officeooo:paragraph-rsid="42726329"/>
    </style:style>
    <style:style style:name="P707" style:family="paragraph" style:parent-style-name="Text_20_body">
      <style:text-properties officeooo:rsid="3d0175eb" officeooo:paragraph-rsid="42726329"/>
    </style:style>
    <style:style style:name="P708" style:family="paragraph" style:parent-style-name="Text_20_body">
      <style:text-properties officeooo:rsid="40ff6eb5" officeooo:paragraph-rsid="42726329"/>
    </style:style>
    <style:style style:name="P709" style:family="paragraph" style:parent-style-name="Text_20_body">
      <style:text-properties officeooo:rsid="3b70fb00" officeooo:paragraph-rsid="42726329"/>
    </style:style>
    <style:style style:name="P710" style:family="paragraph" style:parent-style-name="Text_20_body">
      <style:text-properties officeooo:rsid="428a5526" officeooo:paragraph-rsid="42726329"/>
    </style:style>
    <style:style style:name="P711" style:family="paragraph" style:parent-style-name="Text_20_body">
      <style:text-properties officeooo:rsid="41018dce" officeooo:paragraph-rsid="42726329"/>
    </style:style>
    <style:style style:name="P712" style:family="paragraph" style:parent-style-name="Text_20_body">
      <style:text-properties officeooo:rsid="42a58499" officeooo:paragraph-rsid="42726329"/>
    </style:style>
    <style:style style:name="P713" style:family="paragraph" style:parent-style-name="Text_20_body">
      <style:text-properties officeooo:paragraph-rsid="4272acc5"/>
    </style:style>
    <style:style style:name="P714" style:family="paragraph" style:parent-style-name="Text_20_body">
      <style:text-properties officeooo:paragraph-rsid="4274b0ba"/>
    </style:style>
    <style:style style:name="P715"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6"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7" style:family="paragraph" style:parent-style-name="Text_20_body">
      <style:text-properties officeooo:rsid="41df5438" officeooo:paragraph-rsid="41df5438"/>
    </style:style>
    <style:style style:name="P718" style:family="paragraph" style:parent-style-name="Standard">
      <style:paragraph-properties fo:text-align="center" style:justify-single-word="false"/>
      <style:text-properties officeooo:rsid="057aae1d" officeooo:paragraph-rsid="057aae1d"/>
    </style:style>
    <style:style style:name="P71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5" style:family="paragraph" style:parent-style-name="Standard">
      <style:text-properties officeooo:paragraph-rsid="35263a80"/>
    </style:style>
    <style:style style:name="P726" style:family="paragraph" style:parent-style-name="Example_20_Header">
      <style:text-properties officeooo:paragraph-rsid="0ce95318"/>
    </style:style>
    <style:style style:name="P727" style:family="paragraph" style:parent-style-name="Example_20_Header">
      <style:text-properties officeooo:paragraph-rsid="2049b142"/>
    </style:style>
    <style:style style:name="P728" style:family="paragraph" style:parent-style-name="Example_20_Header">
      <style:text-properties officeooo:rsid="21d5baa3" officeooo:paragraph-rsid="21d5baa3"/>
    </style:style>
    <style:style style:name="P729" style:family="paragraph" style:parent-style-name="Example_20_Header">
      <style:text-properties officeooo:rsid="27e08a27" officeooo:paragraph-rsid="42726329"/>
    </style:style>
    <style:style style:name="P730" style:family="paragraph" style:parent-style-name="Example_20_Header">
      <style:text-properties style:text-line-through-style="none" style:text-line-through-type="none" fo:language="cs" fo:country="CZ" officeooo:rsid="3ab807b0" officeooo:paragraph-rsid="3abe9baf"/>
    </style:style>
    <style:style style:name="P731" style:family="paragraph" style:parent-style-name="Example_20_Header">
      <style:text-properties style:text-line-through-style="none" style:text-line-through-type="none" fo:language="cs" fo:country="CZ" officeooo:rsid="3ab807b0" officeooo:paragraph-rsid="3ac02b74"/>
    </style:style>
    <style:style style:name="P732" style:family="paragraph" style:parent-style-name="Example_20_Header">
      <style:text-properties style:text-line-through-style="none" style:text-line-through-type="none" fo:language="cs" fo:country="CZ" officeooo:rsid="3ab807b0" officeooo:paragraph-rsid="3ac3cfce"/>
    </style:style>
    <style:style style:name="P733" style:family="paragraph" style:parent-style-name="Example_20_Header">
      <style:text-properties style:text-line-through-style="none" style:text-line-through-type="none" officeooo:rsid="27aedea8" officeooo:paragraph-rsid="42726329" fo:background-color="transparent"/>
    </style:style>
    <style:style style:name="P734" style:family="paragraph" style:parent-style-name="Example_20_Header">
      <style:text-properties officeooo:paragraph-rsid="283b5b27"/>
    </style:style>
    <style:style style:name="P735" style:family="paragraph" style:parent-style-name="Example_20_Header">
      <style:text-properties officeooo:paragraph-rsid="2842b948"/>
    </style:style>
    <style:style style:name="P736" style:family="paragraph" style:parent-style-name="Example_20_Header">
      <style:text-properties officeooo:paragraph-rsid="2ae1d984"/>
    </style:style>
    <style:style style:name="P737" style:family="paragraph" style:parent-style-name="Example_20_Header">
      <style:text-properties officeooo:rsid="1bd786c4" officeooo:paragraph-rsid="30868245"/>
    </style:style>
    <style:style style:name="P738" style:family="paragraph" style:parent-style-name="Example_20_Header">
      <style:text-properties officeooo:rsid="1bd786c4" officeooo:paragraph-rsid="320de796"/>
    </style:style>
    <style:style style:name="P739" style:family="paragraph" style:parent-style-name="Example_20_Header">
      <style:text-properties officeooo:rsid="30b893ef" officeooo:paragraph-rsid="30b95f57"/>
    </style:style>
    <style:style style:name="P740" style:family="paragraph" style:parent-style-name="Example_20_Header">
      <style:text-properties officeooo:paragraph-rsid="30c03f57"/>
    </style:style>
    <style:style style:name="P741" style:family="paragraph" style:parent-style-name="Example_20_Header">
      <style:text-properties officeooo:paragraph-rsid="312132e6"/>
    </style:style>
    <style:style style:name="P742" style:family="paragraph" style:parent-style-name="Example_20_Header">
      <style:text-properties fo:language="cs" fo:country="CZ" officeooo:rsid="313e3b34" officeooo:paragraph-rsid="31560202"/>
    </style:style>
    <style:style style:name="P743" style:family="paragraph" style:parent-style-name="Example_20_Header">
      <style:text-properties fo:language="cs" fo:country="CZ" officeooo:rsid="314f7ee7" officeooo:paragraph-rsid="314f7ee7"/>
    </style:style>
    <style:style style:name="P744" style:family="paragraph" style:parent-style-name="Example_20_Header">
      <style:text-properties fo:language="cs" fo:country="CZ" officeooo:rsid="314f7ee7" officeooo:paragraph-rsid="317a36dd"/>
    </style:style>
    <style:style style:name="P745" style:family="paragraph" style:parent-style-name="Example_20_Header">
      <style:text-properties fo:language="cs" fo:country="CZ" officeooo:rsid="314f7ee7" officeooo:paragraph-rsid="316bc840"/>
    </style:style>
    <style:style style:name="P746" style:family="paragraph" style:parent-style-name="Example_20_Header">
      <style:text-properties fo:language="cs" fo:country="CZ" officeooo:rsid="314f7ee7" officeooo:paragraph-rsid="316ecb2d"/>
    </style:style>
    <style:style style:name="P747" style:family="paragraph" style:parent-style-name="Example_20_Header">
      <style:text-properties fo:language="cs" fo:country="CZ" officeooo:rsid="202b1bc4" officeooo:paragraph-rsid="3ece0e02" fo:background-color="#fff200" style:language-asian="cs" style:country-asian="CZ"/>
    </style:style>
    <style:style style:name="P748" style:family="paragraph" style:parent-style-name="Example_20_Header">
      <style:text-properties officeooo:paragraph-rsid="314f7ee7"/>
    </style:style>
    <style:style style:name="P749" style:family="paragraph" style:parent-style-name="Example_20_Header">
      <style:text-properties officeooo:paragraph-rsid="31560202"/>
    </style:style>
    <style:style style:name="P750" style:family="paragraph" style:parent-style-name="Example_20_Header">
      <style:text-properties officeooo:paragraph-rsid="3158bd62"/>
    </style:style>
    <style:style style:name="P751" style:family="paragraph" style:parent-style-name="Example_20_Header">
      <style:text-properties officeooo:paragraph-rsid="315b6403"/>
    </style:style>
    <style:style style:name="P752" style:family="paragraph" style:parent-style-name="Example_20_Header">
      <style:text-properties officeooo:paragraph-rsid="31cbff1e"/>
    </style:style>
    <style:style style:name="P753" style:family="paragraph" style:parent-style-name="Example_20_Header">
      <style:text-properties officeooo:paragraph-rsid="338ae010"/>
    </style:style>
    <style:style style:name="P754" style:family="paragraph" style:parent-style-name="Example_20_Header">
      <style:text-properties officeooo:paragraph-rsid="33929ecf"/>
    </style:style>
    <style:style style:name="P755" style:family="paragraph" style:parent-style-name="Example_20_Header">
      <style:text-properties officeooo:paragraph-rsid="34b30b4f"/>
    </style:style>
    <style:style style:name="P756" style:family="paragraph" style:parent-style-name="Example_20_Header">
      <style:text-properties officeooo:paragraph-rsid="34f3694a"/>
    </style:style>
    <style:style style:name="P757" style:family="paragraph" style:parent-style-name="Example_20_Header">
      <style:text-properties officeooo:paragraph-rsid="35018ce2"/>
    </style:style>
    <style:style style:name="P758" style:family="paragraph" style:parent-style-name="Example_20_Header">
      <style:text-properties officeooo:paragraph-rsid="3502ed5d"/>
    </style:style>
    <style:style style:name="P759" style:family="paragraph" style:parent-style-name="Example_20_Header">
      <style:text-properties officeooo:paragraph-rsid="350a6692"/>
    </style:style>
    <style:style style:name="P760" style:family="paragraph" style:parent-style-name="Example_20_Header">
      <style:text-properties officeooo:paragraph-rsid="364d40ec"/>
    </style:style>
    <style:style style:name="P761" style:family="paragraph" style:parent-style-name="Example_20_Header">
      <style:text-properties officeooo:paragraph-rsid="364d7f46"/>
    </style:style>
    <style:style style:name="P762" style:family="paragraph" style:parent-style-name="Example_20_Header">
      <style:text-properties officeooo:paragraph-rsid="364ef481"/>
    </style:style>
    <style:style style:name="P763" style:family="paragraph" style:parent-style-name="Example_20_Header">
      <style:text-properties fo:background-color="#fff200"/>
    </style:style>
    <style:style style:name="P764" style:family="paragraph" style:parent-style-name="Example_20_Header">
      <style:text-properties officeooo:paragraph-rsid="3629367f" fo:background-color="#fff200"/>
    </style:style>
    <style:style style:name="P765" style:family="paragraph" style:parent-style-name="Example_20_Header">
      <style:text-properties officeooo:paragraph-rsid="2c1562ff" fo:background-color="#fff200"/>
    </style:style>
    <style:style style:name="P766" style:family="paragraph" style:parent-style-name="Example_20_Header">
      <style:text-properties officeooo:paragraph-rsid="2eeeca56" fo:background-color="#fff200"/>
    </style:style>
    <style:style style:name="P767" style:family="paragraph" style:parent-style-name="Example_20_Header">
      <style:text-properties officeooo:paragraph-rsid="365667bc" fo:background-color="#fff200"/>
    </style:style>
    <style:style style:name="P768" style:family="paragraph" style:parent-style-name="Example_20_Header">
      <style:text-properties officeooo:rsid="37ebef6b" officeooo:paragraph-rsid="382e8694" fo:background-color="#fff200"/>
    </style:style>
    <style:style style:name="P769" style:family="paragraph" style:parent-style-name="Example_20_Header">
      <style:text-properties officeooo:rsid="1877b3ae" officeooo:paragraph-rsid="2aaa4bfe" fo:background-color="#fff200"/>
    </style:style>
    <style:style style:name="P770" style:family="paragraph" style:parent-style-name="Example_20_Header">
      <style:text-properties officeooo:paragraph-rsid="2aa45f8b" fo:background-color="#fff200"/>
    </style:style>
    <style:style style:name="P771" style:family="paragraph" style:parent-style-name="Example_20_Header">
      <style:text-properties officeooo:paragraph-rsid="37e8dcdb" fo:background-color="#fff200"/>
    </style:style>
    <style:style style:name="P772" style:family="paragraph" style:parent-style-name="Example_20_Header">
      <style:text-properties officeooo:paragraph-rsid="2c67e17b" fo:background-color="#fff200"/>
    </style:style>
    <style:style style:name="P773" style:family="paragraph" style:parent-style-name="Example_20_Header">
      <style:text-properties officeooo:paragraph-rsid="2c6a45e7" fo:background-color="#fff200"/>
    </style:style>
    <style:style style:name="P774" style:family="paragraph" style:parent-style-name="Example_20_Header">
      <style:text-properties officeooo:paragraph-rsid="37e45d74" fo:background-color="#fff200"/>
    </style:style>
    <style:style style:name="P775" style:family="paragraph" style:parent-style-name="Example_20_Header">
      <style:text-properties officeooo:paragraph-rsid="2aaa4bfe" fo:background-color="#fff200"/>
    </style:style>
    <style:style style:name="P776" style:family="paragraph" style:parent-style-name="Example_20_Header">
      <style:text-properties officeooo:paragraph-rsid="36d36c29" fo:background-color="#fff200"/>
    </style:style>
    <style:style style:name="P777" style:family="paragraph" style:parent-style-name="Example_20_Header">
      <style:text-properties officeooo:paragraph-rsid="3736ce92" fo:background-color="#fff200"/>
    </style:style>
    <style:style style:name="P778" style:family="paragraph" style:parent-style-name="Example_20_Header">
      <style:text-properties officeooo:paragraph-rsid="373d448c" fo:background-color="#fff200"/>
    </style:style>
    <style:style style:name="P779" style:family="paragraph" style:parent-style-name="Example_20_Header">
      <style:text-properties officeooo:rsid="36c63abf" officeooo:paragraph-rsid="3736ce92" fo:background-color="#fff200"/>
    </style:style>
    <style:style style:name="P780" style:family="paragraph" style:parent-style-name="Example_20_Header">
      <style:text-properties officeooo:paragraph-rsid="29739d0f" fo:background-color="#fff200"/>
    </style:style>
    <style:style style:name="P781" style:family="paragraph" style:parent-style-name="Example_20_Header">
      <style:text-properties officeooo:paragraph-rsid="2fb2ba2c" fo:background-color="#fff200"/>
    </style:style>
    <style:style style:name="P782" style:family="paragraph" style:parent-style-name="Example_20_Header">
      <style:text-properties officeooo:paragraph-rsid="2fb6894b" fo:background-color="#fff200"/>
    </style:style>
    <style:style style:name="P783" style:family="paragraph" style:parent-style-name="Example_20_Header">
      <style:text-properties officeooo:rsid="2d090591" officeooo:paragraph-rsid="3954aa69" fo:background-color="#fff200"/>
    </style:style>
    <style:style style:name="P784" style:family="paragraph" style:parent-style-name="Example_20_Header">
      <style:text-properties officeooo:rsid="30c6fd70" officeooo:paragraph-rsid="3954aa69" fo:background-color="#fff200"/>
    </style:style>
    <style:style style:name="P785" style:family="paragraph" style:parent-style-name="Example_20_Header">
      <style:text-properties officeooo:paragraph-rsid="3954aa69" fo:background-color="#fff200"/>
    </style:style>
    <style:style style:name="P786" style:family="paragraph" style:parent-style-name="Example_20_Header">
      <style:text-properties officeooo:rsid="166573f1" officeooo:paragraph-rsid="3a2ea779" fo:background-color="#fff200"/>
    </style:style>
    <style:style style:name="P787" style:family="paragraph" style:parent-style-name="Example_20_Header">
      <style:text-properties officeooo:paragraph-rsid="3a2ea779" fo:background-color="#fff200"/>
    </style:style>
    <style:style style:name="P788" style:family="paragraph" style:parent-style-name="Example_20_Header">
      <style:text-properties officeooo:paragraph-rsid="2ff9e629" fo:background-color="#fff200"/>
    </style:style>
    <style:style style:name="P789" style:family="paragraph" style:parent-style-name="Example_20_Header">
      <style:text-properties officeooo:paragraph-rsid="3afe3a92" fo:background-color="#fff200"/>
    </style:style>
    <style:style style:name="P790" style:family="paragraph" style:parent-style-name="Example_20_Header">
      <style:text-properties officeooo:rsid="3ed32730" officeooo:paragraph-rsid="3ed32730" fo:background-color="#fff200"/>
    </style:style>
    <style:style style:name="P791" style:family="paragraph" style:parent-style-name="Example_20_Header">
      <style:text-properties officeooo:paragraph-rsid="37d46557"/>
    </style:style>
    <style:style style:name="P792" style:family="paragraph" style:parent-style-name="Example_20_Header">
      <style:text-properties officeooo:rsid="166573f1" officeooo:paragraph-rsid="3a2ea779"/>
    </style:style>
    <style:style style:name="P793" style:family="paragraph" style:parent-style-name="Example_20_Header">
      <style:text-properties officeooo:paragraph-rsid="3a2ea779"/>
    </style:style>
    <style:style style:name="P794" style:family="paragraph" style:parent-style-name="Example_20_Header">
      <style:text-properties officeooo:rsid="3e7911aa" officeooo:paragraph-rsid="42726329"/>
    </style:style>
    <style:style style:name="P795" style:family="paragraph" style:parent-style-name="Example_20_Header">
      <style:text-properties officeooo:rsid="26d8fde5" officeooo:paragraph-rsid="42726329" fo:background-color="transparent"/>
    </style:style>
    <style:style style:name="P796" style:family="paragraph" style:parent-style-name="Example_20_Header">
      <style:text-properties officeooo:paragraph-rsid="36d698bc" fo:background-color="transparent"/>
    </style:style>
    <style:style style:name="P797" style:family="paragraph" style:parent-style-name="Example_20_Header">
      <style:text-properties officeooo:rsid="27f58cff" officeooo:paragraph-rsid="42726329"/>
    </style:style>
    <style:style style:name="P798" style:family="paragraph" style:parent-style-name="Example_20_Header">
      <style:text-properties officeooo:rsid="14c8a310" officeooo:paragraph-rsid="42726329"/>
    </style:style>
    <style:style style:name="P799" style:family="paragraph" style:parent-style-name="Example_20_Header">
      <style:text-properties officeooo:rsid="424948e8" officeooo:paragraph-rsid="42726329"/>
    </style:style>
    <style:style style:name="P800" style:family="paragraph" style:parent-style-name="Example_20_Header">
      <style:text-properties officeooo:paragraph-rsid="42726329"/>
    </style:style>
    <style:style style:name="P801" style:family="paragraph" style:parent-style-name="Example">
      <style:text-properties officeooo:rsid="21d5baa3" officeooo:paragraph-rsid="21d5baa3"/>
    </style:style>
    <style:style style:name="P802" style:family="paragraph" style:parent-style-name="Example">
      <style:text-properties fo:language="cs" fo:country="CZ" officeooo:rsid="25612f74" officeooo:paragraph-rsid="42726329" style:language-asian="zxx" style:country-asian="none" style:language-complex="ar" style:country-complex="SA"/>
    </style:style>
    <style:style style:name="P803" style:family="paragraph" style:parent-style-name="Example">
      <style:text-properties fo:language="cs" fo:country="CZ" officeooo:rsid="350a6692" officeooo:paragraph-rsid="350a6692"/>
    </style:style>
    <style:style style:name="P804" style:family="paragraph" style:parent-style-name="Example">
      <style:text-properties officeooo:rsid="122861d3" officeooo:paragraph-rsid="42726329"/>
    </style:style>
    <style:style style:name="P805" style:family="paragraph" style:parent-style-name="Example">
      <style:text-properties officeooo:rsid="217800a7" officeooo:paragraph-rsid="42726329"/>
    </style:style>
    <style:style style:name="P806" style:family="paragraph" style:parent-style-name="Example">
      <style:text-properties officeooo:rsid="26d8fde5" officeooo:paragraph-rsid="42726329" fo:background-color="transparent"/>
    </style:style>
    <style:style style:name="P807" style:family="paragraph" style:parent-style-name="Example">
      <style:text-properties officeooo:rsid="3c392701" officeooo:paragraph-rsid="42726329" fo:background-color="transparent"/>
    </style:style>
    <style:style style:name="P808" style:family="paragraph" style:parent-style-name="Example">
      <style:text-properties officeooo:rsid="2795358b" officeooo:paragraph-rsid="42726329" fo:background-color="transparent"/>
    </style:style>
    <style:style style:name="P809" style:family="paragraph" style:parent-style-name="Example">
      <style:text-properties officeooo:paragraph-rsid="41674c44" fo:background-color="transparent"/>
    </style:style>
    <style:style style:name="P810" style:family="paragraph" style:parent-style-name="Example">
      <style:text-properties officeooo:rsid="1fc23eee" officeooo:paragraph-rsid="42726329" fo:background-color="transparent"/>
    </style:style>
    <style:style style:name="P811" style:family="paragraph" style:parent-style-name="Example">
      <style:text-properties fo:font-style="italic" officeooo:rsid="313a5a5c" officeooo:paragraph-rsid="3146de2f" style:font-style-asian="italic" style:font-style-complex="italic"/>
    </style:style>
    <style:style style:name="P812" style:family="paragraph" style:parent-style-name="Example">
      <style:text-properties fo:font-style="italic" officeooo:rsid="313a5a5c" officeooo:paragraph-rsid="314f7ee7" style:font-style-asian="italic" style:font-style-complex="italic"/>
    </style:style>
    <style:style style:name="P813" style:family="paragraph" style:parent-style-name="Example">
      <style:text-properties fo:font-style="italic" officeooo:rsid="313a5a5c" officeooo:paragraph-rsid="316bc840" style:font-style-asian="italic" style:font-style-complex="italic"/>
    </style:style>
    <style:style style:name="P814" style:family="paragraph" style:parent-style-name="Example">
      <style:text-properties fo:font-style="italic" officeooo:rsid="313a5a5c" officeooo:paragraph-rsid="316ecb2d" style:font-style-asian="italic" style:font-style-complex="italic"/>
    </style:style>
    <style:style style:name="P815" style:family="paragraph" style:parent-style-name="Example">
      <style:text-properties fo:font-style="italic" officeooo:rsid="313a5a5c" officeooo:paragraph-rsid="317a36dd" style:font-style-asian="italic" style:font-style-complex="italic"/>
    </style:style>
    <style:style style:name="P816" style:family="paragraph" style:parent-style-name="Example">
      <style:text-properties fo:font-style="italic" officeooo:rsid="314f7ee7" officeooo:paragraph-rsid="314f7ee7" style:font-style-asian="italic" style:font-style-complex="italic"/>
    </style:style>
    <style:style style:name="P817" style:family="paragraph" style:parent-style-name="Example">
      <style:text-properties fo:font-style="italic" officeooo:paragraph-rsid="29ec35f4" fo:background-color="#fff200" style:font-style-asian="italic" style:font-style-complex="italic"/>
    </style:style>
    <style:style style:name="P818" style:family="paragraph" style:parent-style-name="Example">
      <style:text-properties style:text-line-through-style="none" style:text-line-through-type="none" officeooo:rsid="24969cfe" officeooo:paragraph-rsid="33929ecf"/>
    </style:style>
    <style:style style:name="P819" style:family="paragraph" style:parent-style-name="Example">
      <style:text-properties style:text-line-through-style="none" style:text-line-through-type="none" officeooo:rsid="24969cfe" officeooo:paragraph-rsid="3a61c231"/>
    </style:style>
    <style:style style:name="P820" style:family="paragraph" style:parent-style-name="Example">
      <style:text-properties style:text-line-through-style="none" style:text-line-through-type="none" officeooo:rsid="2fb6894b" officeooo:paragraph-rsid="2fb6894b" fo:background-color="#fff200"/>
    </style:style>
    <style:style style:name="P821" style:family="paragraph" style:parent-style-name="Example">
      <style:text-properties style:text-line-through-style="none" style:text-line-through-type="none" officeooo:rsid="3a217759" officeooo:paragraph-rsid="3a2ea779"/>
    </style:style>
    <style:style style:name="P822" style:family="paragraph" style:parent-style-name="Example">
      <style:text-properties style:text-line-through-style="none" style:text-line-through-type="none" fo:language="cs" fo:country="CZ" officeooo:rsid="3ab807b0" officeooo:paragraph-rsid="3ac02b74"/>
    </style:style>
    <style:style style:name="P823" style:family="paragraph" style:parent-style-name="Example">
      <style:text-properties style:text-line-through-style="none" style:text-line-through-type="none" fo:language="cs" fo:country="CZ" officeooo:rsid="3ab807b0" officeooo:paragraph-rsid="3ac5cb91"/>
    </style:style>
    <style:style style:name="P824" style:family="paragraph" style:parent-style-name="Example">
      <style:text-properties style:text-line-through-style="none" style:text-line-through-type="none" fo:language="cs" fo:country="CZ" officeooo:rsid="3ab807b0" officeooo:paragraph-rsid="3ac5f8b6"/>
    </style:style>
    <style:style style:name="P825" style:family="paragraph" style:parent-style-name="Example">
      <style:text-properties style:text-line-through-style="none" style:text-line-through-type="none" fo:language="cs" fo:country="CZ" officeooo:rsid="3ab807b0" officeooo:paragraph-rsid="3af63806"/>
    </style:style>
    <style:style style:name="P826" style:family="paragraph" style:parent-style-name="Example">
      <style:text-properties style:text-line-through-style="none" style:text-line-through-type="none" fo:language="cs" fo:country="CZ" officeooo:rsid="3af63806" officeooo:paragraph-rsid="3af63806"/>
    </style:style>
    <style:style style:name="P827" style:family="paragraph" style:parent-style-name="Example">
      <style:text-properties style:text-line-through-style="none" style:text-line-through-type="none" fo:language="cs" fo:country="CZ" officeooo:rsid="3af63806" officeooo:paragraph-rsid="3af6ba05"/>
    </style:style>
    <style:style style:name="P828" style:family="paragraph" style:parent-style-name="Example">
      <style:text-properties officeooo:rsid="2823eee8" officeooo:paragraph-rsid="3a2ea779"/>
    </style:style>
    <style:style style:name="P829" style:family="paragraph" style:parent-style-name="Example">
      <style:text-properties officeooo:rsid="14641de2" officeooo:paragraph-rsid="29ec35f4"/>
    </style:style>
    <style:style style:name="P830" style:family="paragraph" style:parent-style-name="Example">
      <style:text-properties officeooo:paragraph-rsid="29ec35f4"/>
    </style:style>
    <style:style style:name="P831" style:family="paragraph" style:parent-style-name="Example">
      <style:text-properties officeooo:paragraph-rsid="2b47301d"/>
    </style:style>
    <style:style style:name="P832" style:family="paragraph" style:parent-style-name="Example">
      <style:text-properties officeooo:rsid="2b51d712" officeooo:paragraph-rsid="2b54f678"/>
    </style:style>
    <style:style style:name="P833" style:family="paragraph" style:parent-style-name="Example">
      <style:text-properties officeooo:paragraph-rsid="2c2e6e7f"/>
    </style:style>
    <style:style style:name="P834" style:family="paragraph" style:parent-style-name="Example">
      <style:text-properties officeooo:rsid="307dae94" officeooo:paragraph-rsid="307dae94"/>
    </style:style>
    <style:style style:name="P835" style:family="paragraph" style:parent-style-name="Example">
      <style:text-properties officeooo:rsid="30b893ef" officeooo:paragraph-rsid="30b95f57"/>
    </style:style>
    <style:style style:name="P836" style:family="paragraph" style:parent-style-name="Example">
      <style:text-properties officeooo:paragraph-rsid="30c03f57"/>
    </style:style>
    <style:style style:name="P837" style:family="paragraph" style:parent-style-name="Example">
      <style:text-properties officeooo:paragraph-rsid="312c1d99"/>
    </style:style>
    <style:style style:name="P838" style:family="paragraph" style:parent-style-name="Example">
      <style:text-properties fo:font-style="normal" officeooo:rsid="312d477f" officeooo:paragraph-rsid="312d477f" style:font-style-asian="normal" style:font-style-complex="normal"/>
    </style:style>
    <style:style style:name="P839" style:family="paragraph" style:parent-style-name="Example">
      <style:text-properties fo:font-style="normal" officeooo:paragraph-rsid="3ed641e4" fo:background-color="#fff200" style:font-style-asian="normal" style:font-style-complex="normal"/>
    </style:style>
    <style:style style:name="P840"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41" style:family="paragraph" style:parent-style-name="Example">
      <style:text-properties fo:font-style="normal" officeooo:rsid="3a8089af" officeooo:paragraph-rsid="42726329" fo:background-color="transparent" style:font-style-asian="normal" style:font-style-complex="normal"/>
    </style:style>
    <style:style style:name="P842" style:family="paragraph" style:parent-style-name="Example">
      <style:text-properties officeooo:paragraph-rsid="314d108c"/>
    </style:style>
    <style:style style:name="P843" style:family="paragraph" style:parent-style-name="Example">
      <style:text-properties officeooo:rsid="313a5a5c" officeooo:paragraph-rsid="314f7ee7"/>
    </style:style>
    <style:style style:name="P844" style:family="paragraph" style:parent-style-name="Example">
      <style:text-properties officeooo:rsid="313a5a5c" officeooo:paragraph-rsid="31560202"/>
    </style:style>
    <style:style style:name="P845" style:family="paragraph" style:parent-style-name="Example">
      <style:text-properties officeooo:rsid="313a5a5c" officeooo:paragraph-rsid="315b6403"/>
    </style:style>
    <style:style style:name="P846" style:family="paragraph" style:parent-style-name="Example">
      <style:text-properties officeooo:paragraph-rsid="314f7ee7"/>
    </style:style>
    <style:style style:name="P847" style:family="paragraph" style:parent-style-name="Example">
      <style:text-properties officeooo:rsid="314f7ee7" officeooo:paragraph-rsid="314f7ee7"/>
    </style:style>
    <style:style style:name="P848" style:family="paragraph" style:parent-style-name="Example">
      <style:text-properties officeooo:paragraph-rsid="31560202"/>
    </style:style>
    <style:style style:name="P849" style:family="paragraph" style:parent-style-name="Example">
      <style:text-properties officeooo:rsid="31541e23" officeooo:paragraph-rsid="3158bd62"/>
    </style:style>
    <style:style style:name="P850" style:family="paragraph" style:parent-style-name="Example">
      <style:text-properties officeooo:paragraph-rsid="315b6403"/>
    </style:style>
    <style:style style:name="P851" style:family="paragraph" style:parent-style-name="Example">
      <style:text-properties officeooo:paragraph-rsid="316bc840"/>
    </style:style>
    <style:style style:name="P852" style:family="paragraph" style:parent-style-name="Example">
      <style:text-properties officeooo:paragraph-rsid="316ecb2d"/>
    </style:style>
    <style:style style:name="P853" style:family="paragraph" style:parent-style-name="Example">
      <style:text-properties officeooo:paragraph-rsid="31b8c150"/>
    </style:style>
    <style:style style:name="P854" style:family="paragraph" style:parent-style-name="Example">
      <style:text-properties officeooo:rsid="31cb13ea" officeooo:paragraph-rsid="31cbff1e"/>
    </style:style>
    <style:style style:name="P855" style:family="paragraph" style:parent-style-name="Example">
      <style:text-properties officeooo:rsid="308bd0c7" officeooo:paragraph-rsid="320de796"/>
    </style:style>
    <style:style style:name="P856" style:family="paragraph" style:parent-style-name="Example">
      <style:text-properties officeooo:paragraph-rsid="33929ecf"/>
    </style:style>
    <style:style style:name="P857" style:family="paragraph" style:parent-style-name="Example">
      <style:text-properties officeooo:paragraph-rsid="34b30b4f"/>
    </style:style>
    <style:style style:name="P858" style:family="paragraph" style:parent-style-name="Example">
      <style:text-properties officeooo:rsid="34fa64fc" officeooo:paragraph-rsid="34fa64fc"/>
    </style:style>
    <style:style style:name="P859" style:family="paragraph" style:parent-style-name="Example">
      <style:text-properties officeooo:paragraph-rsid="34fa64fc"/>
    </style:style>
    <style:style style:name="P860" style:family="paragraph" style:parent-style-name="Example">
      <style:text-properties officeooo:rsid="2ae0e0fb" officeooo:paragraph-rsid="2ae1d984"/>
    </style:style>
    <style:style style:name="P861" style:family="paragraph" style:parent-style-name="Example">
      <style:text-properties officeooo:paragraph-rsid="34fdb4b9"/>
    </style:style>
    <style:style style:name="P862" style:family="paragraph" style:parent-style-name="Example">
      <style:text-properties officeooo:paragraph-rsid="35018ce2"/>
    </style:style>
    <style:style style:name="P863" style:family="paragraph" style:parent-style-name="Example">
      <style:text-properties officeooo:paragraph-rsid="3502ed5d"/>
    </style:style>
    <style:style style:name="P864" style:family="paragraph" style:parent-style-name="Example">
      <style:text-properties officeooo:rsid="35079fda" officeooo:paragraph-rsid="35079fda"/>
    </style:style>
    <style:style style:name="P865" style:family="paragraph" style:parent-style-name="Example">
      <style:text-properties officeooo:rsid="30cc17dd" officeooo:paragraph-rsid="34f3694a"/>
    </style:style>
    <style:style style:name="P866" style:family="paragraph" style:parent-style-name="Example">
      <style:text-properties officeooo:paragraph-rsid="364d40ec"/>
    </style:style>
    <style:style style:name="P867" style:family="paragraph" style:parent-style-name="Example">
      <style:text-properties officeooo:paragraph-rsid="364ef481"/>
    </style:style>
    <style:style style:name="P868" style:family="paragraph" style:parent-style-name="Example">
      <style:text-properties fo:background-color="#fff200"/>
    </style:style>
    <style:style style:name="P869" style:family="paragraph" style:parent-style-name="Example">
      <style:text-properties officeooo:paragraph-rsid="36270b72" fo:background-color="#fff200"/>
    </style:style>
    <style:style style:name="P870" style:family="paragraph" style:parent-style-name="Example">
      <style:text-properties officeooo:paragraph-rsid="363fba45" fo:background-color="#fff200"/>
    </style:style>
    <style:style style:name="P871" style:family="paragraph" style:parent-style-name="Example">
      <style:text-properties officeooo:paragraph-rsid="2c1562ff" fo:background-color="#fff200"/>
    </style:style>
    <style:style style:name="P872" style:family="paragraph" style:parent-style-name="Example">
      <style:text-properties officeooo:rsid="21e9668e" officeooo:paragraph-rsid="2c1562ff" fo:background-color="#fff200"/>
    </style:style>
    <style:style style:name="P873" style:family="paragraph" style:parent-style-name="Example">
      <style:text-properties officeooo:rsid="29b4fce0" officeooo:paragraph-rsid="365667bc" fo:background-color="#fff200"/>
    </style:style>
    <style:style style:name="P874" style:family="paragraph" style:parent-style-name="Example">
      <style:text-properties officeooo:paragraph-rsid="2eeeca56" fo:background-color="#fff200"/>
    </style:style>
    <style:style style:name="P875" style:family="paragraph" style:parent-style-name="Example">
      <style:text-properties officeooo:paragraph-rsid="365667bc" fo:background-color="#fff200"/>
    </style:style>
    <style:style style:name="P876" style:family="paragraph" style:parent-style-name="Example">
      <style:text-properties officeooo:rsid="246911ff" officeooo:paragraph-rsid="2aa45f8b" fo:background-color="#fff200"/>
    </style:style>
    <style:style style:name="P877" style:family="paragraph" style:parent-style-name="Example">
      <style:text-properties officeooo:rsid="246911ff" officeooo:paragraph-rsid="2c63dcdd" fo:background-color="#fff200"/>
    </style:style>
    <style:style style:name="P878" style:family="paragraph" style:parent-style-name="Example">
      <style:text-properties officeooo:rsid="246911ff" officeooo:paragraph-rsid="37ba16ee" fo:background-color="#fff200"/>
    </style:style>
    <style:style style:name="P879" style:family="paragraph" style:parent-style-name="Example">
      <style:text-properties officeooo:rsid="246911ff" officeooo:paragraph-rsid="37e8dcdb" fo:background-color="#fff200"/>
    </style:style>
    <style:style style:name="P880" style:family="paragraph" style:parent-style-name="Example">
      <style:text-properties officeooo:rsid="2febf9b9" officeooo:paragraph-rsid="3812fb43" fo:background-color="#fff200"/>
    </style:style>
    <style:style style:name="P881" style:family="paragraph" style:parent-style-name="Example">
      <style:text-properties officeooo:rsid="2febf9b9" officeooo:paragraph-rsid="37e45d74" fo:background-color="#fff200"/>
    </style:style>
    <style:style style:name="P882" style:family="paragraph" style:parent-style-name="Example">
      <style:text-properties officeooo:rsid="2febf9b9" officeooo:paragraph-rsid="2ff9e629" fo:background-color="#fff200"/>
    </style:style>
    <style:style style:name="P883" style:family="paragraph" style:parent-style-name="Example">
      <style:text-properties officeooo:rsid="2febf9b9" officeooo:paragraph-rsid="2ffabd0d" fo:background-color="#fff200"/>
    </style:style>
    <style:style style:name="P884" style:family="paragraph" style:parent-style-name="Example">
      <style:text-properties officeooo:rsid="2febf9b9" officeooo:paragraph-rsid="3003c8ab" fo:background-color="#fff200"/>
    </style:style>
    <style:style style:name="P885" style:family="paragraph" style:parent-style-name="Example">
      <style:text-properties officeooo:rsid="2b836d75" officeooo:paragraph-rsid="2c67e17b" fo:background-color="#fff200"/>
    </style:style>
    <style:style style:name="P886" style:family="paragraph" style:parent-style-name="Example">
      <style:text-properties officeooo:rsid="2b836d75" officeooo:paragraph-rsid="2c6e338e" fo:background-color="#fff200"/>
    </style:style>
    <style:style style:name="P887" style:family="paragraph" style:parent-style-name="Example">
      <style:text-properties officeooo:rsid="2fee27d1" officeooo:paragraph-rsid="380297f9" fo:background-color="#fff200"/>
    </style:style>
    <style:style style:name="P888" style:family="paragraph" style:parent-style-name="Example">
      <style:text-properties officeooo:rsid="2fee27d1" officeooo:paragraph-rsid="37e45d74" fo:background-color="#fff200"/>
    </style:style>
    <style:style style:name="P889" style:family="paragraph" style:parent-style-name="Example">
      <style:text-properties officeooo:rsid="2cdb7044" officeooo:paragraph-rsid="2cdb7044" fo:background-color="#fff200"/>
    </style:style>
    <style:style style:name="P890" style:family="paragraph" style:parent-style-name="Example">
      <style:text-properties officeooo:rsid="2cdb7044" officeooo:paragraph-rsid="37c838d4" fo:background-color="#fff200"/>
    </style:style>
    <style:style style:name="P891" style:family="paragraph" style:parent-style-name="Example">
      <style:text-properties officeooo:paragraph-rsid="28f98aba" fo:background-color="#fff200"/>
    </style:style>
    <style:style style:name="P892" style:family="paragraph" style:parent-style-name="Example">
      <style:text-properties officeooo:paragraph-rsid="37baa06d" fo:background-color="#fff200"/>
    </style:style>
    <style:style style:name="P893" style:family="paragraph" style:parent-style-name="Example">
      <style:text-properties officeooo:paragraph-rsid="37e8dcdb" fo:background-color="#fff200"/>
    </style:style>
    <style:style style:name="P894" style:family="paragraph" style:parent-style-name="Example">
      <style:text-properties officeooo:paragraph-rsid="37ff8a5a" fo:background-color="#fff200"/>
    </style:style>
    <style:style style:name="P895" style:family="paragraph" style:parent-style-name="Example">
      <style:text-properties officeooo:paragraph-rsid="37e45d74" fo:background-color="#fff200"/>
    </style:style>
    <style:style style:name="P896" style:family="paragraph" style:parent-style-name="Example">
      <style:text-properties officeooo:paragraph-rsid="2aaa4bfe" fo:background-color="#fff200"/>
    </style:style>
    <style:style style:name="P897" style:family="paragraph" style:parent-style-name="Example">
      <style:text-properties officeooo:paragraph-rsid="36d36c29" fo:background-color="#fff200"/>
    </style:style>
    <style:style style:name="P898" style:family="paragraph" style:parent-style-name="Example">
      <style:text-properties officeooo:paragraph-rsid="3736ce92" fo:background-color="#fff200"/>
    </style:style>
    <style:style style:name="P899" style:family="paragraph" style:parent-style-name="Example">
      <style:text-properties officeooo:paragraph-rsid="36cd3264" fo:background-color="#fff200"/>
    </style:style>
    <style:style style:name="P900" style:family="paragraph" style:parent-style-name="Example">
      <style:text-properties officeooo:paragraph-rsid="373d448c" fo:background-color="#fff200"/>
    </style:style>
    <style:style style:name="P901" style:family="paragraph" style:parent-style-name="Example">
      <style:text-properties officeooo:rsid="36c63abf" officeooo:paragraph-rsid="36c7953a" fo:background-color="#fff200"/>
    </style:style>
    <style:style style:name="P902" style:family="paragraph" style:parent-style-name="Example">
      <style:text-properties officeooo:rsid="21ddad74" officeooo:paragraph-rsid="29739d0f" fo:background-color="#fff200"/>
    </style:style>
    <style:style style:name="P903" style:family="paragraph" style:parent-style-name="Example">
      <style:text-properties officeooo:rsid="2fad38aa" officeooo:paragraph-rsid="2fad38aa" fo:background-color="#fff200"/>
    </style:style>
    <style:style style:name="P904" style:family="paragraph" style:parent-style-name="Example">
      <style:text-properties officeooo:rsid="2fad38aa" officeooo:paragraph-rsid="2fae1a1e" fo:background-color="#fff200"/>
    </style:style>
    <style:style style:name="P905" style:family="paragraph" style:parent-style-name="Example">
      <style:text-properties officeooo:rsid="2fad38aa" officeooo:paragraph-rsid="2fae3382" fo:background-color="#fff200"/>
    </style:style>
    <style:style style:name="P906" style:family="paragraph" style:parent-style-name="Example">
      <style:text-properties officeooo:rsid="2fad38aa" officeooo:paragraph-rsid="2fb2ba2c" fo:background-color="#fff200"/>
    </style:style>
    <style:style style:name="P907" style:family="paragraph" style:parent-style-name="Example">
      <style:text-properties officeooo:rsid="2fad38aa" officeooo:paragraph-rsid="2fb34d2d" fo:background-color="#fff200"/>
    </style:style>
    <style:style style:name="P908" style:family="paragraph" style:parent-style-name="Example">
      <style:text-properties officeooo:rsid="2fad38aa" officeooo:paragraph-rsid="390628eb" fo:background-color="#fff200"/>
    </style:style>
    <style:style style:name="P909" style:family="paragraph" style:parent-style-name="Example">
      <style:text-properties officeooo:paragraph-rsid="29739d0f" fo:background-color="#fff200"/>
    </style:style>
    <style:style style:name="P910" style:family="paragraph" style:parent-style-name="Example">
      <style:text-properties officeooo:paragraph-rsid="2fb2ba2c" fo:background-color="#fff200"/>
    </style:style>
    <style:style style:name="P911" style:family="paragraph" style:parent-style-name="Example">
      <style:text-properties officeooo:rsid="1a44020f" officeooo:paragraph-rsid="3954aa69" fo:background-color="#fff200"/>
    </style:style>
    <style:style style:name="P912" style:family="paragraph" style:parent-style-name="Example">
      <style:text-properties officeooo:paragraph-rsid="3954aa69" fo:background-color="#fff200"/>
    </style:style>
    <style:style style:name="P913" style:family="paragraph" style:parent-style-name="Example">
      <style:text-properties officeooo:rsid="2fbb83f7" officeooo:paragraph-rsid="3a2ea779" fo:background-color="#fff200"/>
    </style:style>
    <style:style style:name="P914" style:family="paragraph" style:parent-style-name="Example">
      <style:text-properties officeooo:paragraph-rsid="3a2ea779" fo:background-color="#fff200"/>
    </style:style>
    <style:style style:name="P915" style:family="paragraph" style:parent-style-name="Example">
      <style:text-properties officeooo:paragraph-rsid="393b8952" fo:background-color="#fff200"/>
    </style:style>
    <style:style style:name="P916" style:family="paragraph" style:parent-style-name="Example">
      <style:text-properties officeooo:rsid="3aea0071" officeooo:paragraph-rsid="3afe3a92" fo:background-color="#fff200"/>
    </style:style>
    <style:style style:name="P917" style:family="paragraph" style:parent-style-name="Example">
      <style:text-properties officeooo:rsid="3aea0071" officeooo:paragraph-rsid="3b0008e5" fo:background-color="#fff200"/>
    </style:style>
    <style:style style:name="P918" style:family="paragraph" style:parent-style-name="Example">
      <style:text-properties officeooo:rsid="3b1d600a" officeooo:paragraph-rsid="3b1d600a" fo:background-color="#fff200"/>
    </style:style>
    <style:style style:name="P919" style:family="paragraph" style:parent-style-name="Example">
      <style:text-properties officeooo:paragraph-rsid="3afe3a92" fo:background-color="#fff200"/>
    </style:style>
    <style:style style:name="P920" style:family="paragraph" style:parent-style-name="Example">
      <style:text-properties officeooo:paragraph-rsid="37b38dca"/>
    </style:style>
    <style:style style:name="P921" style:family="paragraph" style:parent-style-name="Example">
      <style:text-properties officeooo:paragraph-rsid="37d46557"/>
    </style:style>
    <style:style style:name="P922" style:family="paragraph" style:parent-style-name="Example">
      <style:text-properties officeooo:rsid="2e0cb0f8" officeooo:paragraph-rsid="3a2ea779"/>
    </style:style>
    <style:style style:name="P923" style:family="paragraph" style:parent-style-name="Example">
      <style:text-properties officeooo:rsid="2fc363e5" officeooo:paragraph-rsid="3a2ea779"/>
    </style:style>
    <style:style style:name="P924" style:family="paragraph" style:parent-style-name="Example">
      <style:text-properties officeooo:rsid="2ddfffc5" officeooo:paragraph-rsid="3a2ea779"/>
    </style:style>
    <style:style style:name="P925" style:family="paragraph" style:parent-style-name="Example">
      <style:text-properties officeooo:rsid="39fb84bb" officeooo:paragraph-rsid="3a2ea779"/>
    </style:style>
    <style:style style:name="P926" style:family="paragraph" style:parent-style-name="Example">
      <style:text-properties fo:font-weight="bold" officeooo:rsid="39fb84bb" officeooo:paragraph-rsid="3a2ea779" style:font-weight-asian="bold" style:font-weight-complex="bold"/>
    </style:style>
    <style:style style:name="P927" style:family="paragraph" style:parent-style-name="Example">
      <style:text-properties officeooo:rsid="3a217759" officeooo:paragraph-rsid="3a2ea779"/>
    </style:style>
    <style:style style:name="P928" style:family="paragraph" style:parent-style-name="Example">
      <style:text-properties officeooo:paragraph-rsid="3a2ea779"/>
    </style:style>
    <style:style style:name="P929" style:family="paragraph" style:parent-style-name="Example">
      <style:text-properties officeooo:rsid="3ab807b0" officeooo:paragraph-rsid="3ab807b0"/>
    </style:style>
    <style:style style:name="P930" style:family="paragraph" style:parent-style-name="Example">
      <style:text-properties officeooo:rsid="3ab807b0" officeooo:paragraph-rsid="3abe9baf"/>
    </style:style>
    <style:style style:name="P931" style:family="paragraph" style:parent-style-name="Example">
      <style:text-properties officeooo:rsid="3ab807b0" officeooo:paragraph-rsid="3ac02b74"/>
    </style:style>
    <style:style style:name="P932" style:family="paragraph" style:parent-style-name="Example">
      <style:text-properties officeooo:rsid="3ab807b0" officeooo:paragraph-rsid="3ac3cfce"/>
    </style:style>
    <style:style style:name="P933" style:family="paragraph" style:parent-style-name="Example">
      <style:text-properties officeooo:rsid="3ab807b0" officeooo:paragraph-rsid="3b03bfb7"/>
    </style:style>
    <style:style style:name="P934" style:family="paragraph" style:parent-style-name="Example">
      <style:text-properties officeooo:rsid="3af3b078" officeooo:paragraph-rsid="3af3b078"/>
    </style:style>
    <style:style style:name="P935" style:family="paragraph" style:parent-style-name="Example">
      <style:text-properties officeooo:rsid="3af63806" officeooo:paragraph-rsid="3af63806"/>
    </style:style>
    <style:style style:name="P936" style:family="paragraph" style:parent-style-name="Example">
      <style:text-properties officeooo:rsid="3af63806" officeooo:paragraph-rsid="3af6ba05"/>
    </style:style>
    <style:style style:name="P937" style:family="paragraph" style:parent-style-name="Example">
      <style:text-properties officeooo:paragraph-rsid="3b050ca0"/>
    </style:style>
    <style:style style:name="P938" style:family="paragraph" style:parent-style-name="Example">
      <style:text-properties officeooo:paragraph-rsid="377636a8"/>
    </style:style>
    <style:style style:name="P939" style:family="paragraph" style:parent-style-name="Example">
      <style:text-properties officeooo:rsid="1e05f260" officeooo:paragraph-rsid="42726329"/>
    </style:style>
    <style:style style:name="P940" style:family="paragraph" style:parent-style-name="Example">
      <style:text-properties officeooo:rsid="3a85c4c9" officeooo:paragraph-rsid="42726329"/>
    </style:style>
    <style:style style:name="P941" style:family="paragraph" style:parent-style-name="Example">
      <style:text-properties officeooo:rsid="403a51d8" officeooo:paragraph-rsid="42726329"/>
    </style:style>
    <style:style style:name="P942" style:family="paragraph" style:parent-style-name="Example">
      <style:text-properties officeooo:rsid="3c96c7c4" officeooo:paragraph-rsid="42726329"/>
    </style:style>
    <style:style style:name="P943" style:family="paragraph" style:parent-style-name="Example">
      <style:text-properties fo:font-weight="normal" officeooo:rsid="409111c9" officeooo:paragraph-rsid="409111c9" style:font-weight-asian="normal" style:font-weight-complex="normal"/>
    </style:style>
    <style:style style:name="P944" style:family="paragraph" style:parent-style-name="Example">
      <style:text-properties officeooo:rsid="3ba4cc9c" officeooo:paragraph-rsid="42726329"/>
    </style:style>
    <style:style style:name="P945" style:family="paragraph" style:parent-style-name="Example">
      <style:text-properties officeooo:paragraph-rsid="4089b808"/>
    </style:style>
    <style:style style:name="P946" style:family="paragraph" style:parent-style-name="Example">
      <style:text-properties officeooo:rsid="409111c9" officeooo:paragraph-rsid="409111c9"/>
    </style:style>
    <style:style style:name="P947" style:family="paragraph" style:parent-style-name="Example">
      <style:text-properties officeooo:paragraph-rsid="415203a6"/>
    </style:style>
    <style:style style:name="P948" style:family="paragraph" style:parent-style-name="Example">
      <style:text-properties officeooo:rsid="3c0d2cf0" officeooo:paragraph-rsid="42726329"/>
    </style:style>
    <style:style style:name="P949" style:family="paragraph" style:parent-style-name="Example">
      <style:text-properties officeooo:rsid="3e0307de" officeooo:paragraph-rsid="42726329"/>
    </style:style>
    <style:style style:name="P950" style:family="paragraph" style:parent-style-name="Example">
      <style:text-properties officeooo:rsid="19e29a33" officeooo:paragraph-rsid="42726329"/>
    </style:style>
    <style:style style:name="P951" style:family="paragraph" style:parent-style-name="Example">
      <style:text-properties officeooo:rsid="424948e8" officeooo:paragraph-rsid="42726329"/>
    </style:style>
    <style:style style:name="P952" style:family="paragraph" style:parent-style-name="Example">
      <style:text-properties officeooo:rsid="42656a4c" officeooo:paragraph-rsid="42726329"/>
    </style:style>
    <style:style style:name="P953" style:family="paragraph" style:parent-style-name="Example">
      <style:text-properties officeooo:paragraph-rsid="42726329"/>
    </style:style>
    <style:style style:name="P954" style:family="paragraph" style:parent-style-name="Text_20_body">
      <style:paragraph-properties fo:margin-left="0cm" fo:margin-right="0cm" fo:text-indent="0cm" style:auto-text-indent="false"/>
      <style:text-properties officeooo:paragraph-rsid="41d04e03" fo:background-color="transparent"/>
    </style:style>
    <style:style style:name="P955" style:family="paragraph" style:parent-style-name="Text_20_body">
      <style:paragraph-properties fo:margin-left="0cm" fo:margin-right="0cm" fo:text-indent="0cm" style:auto-text-indent="false"/>
      <style:text-properties officeooo:paragraph-rsid="41d22375" fo:background-color="transparent"/>
    </style:style>
    <style:style style:name="P956" style:family="paragraph" style:parent-style-name="Text_20_body">
      <style:paragraph-properties fo:margin-left="0cm" fo:margin-right="0cm" fo:text-indent="0cm" style:auto-text-indent="false"/>
      <style:text-properties officeooo:paragraph-rsid="42726329"/>
    </style:style>
    <style:style style:name="P957"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58" style:family="paragraph" style:parent-style-name="Text_20_Body_20_Full_20_Page">
      <style:text-properties officeooo:paragraph-rsid="282f1ba6" fo:background-color="#fff200"/>
    </style:style>
    <style:style style:name="P95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60" style:family="paragraph" style:parent-style-name="Text_20_body" style:master-page-name="">
      <style:paragraph-properties style:page-number="auto" fo:keep-with-next="always"/>
      <style:text-properties officeooo:paragraph-rsid="353b2020"/>
    </style:style>
    <style:style style:name="P961" style:family="paragraph" style:parent-style-name="Table_20_Contents">
      <style:text-properties officeooo:rsid="3bf09462" officeooo:paragraph-rsid="3bf09462"/>
    </style:style>
    <style:style style:name="P962" style:family="paragraph" style:parent-style-name="Table_20_Contents">
      <style:paragraph-properties fo:text-align="center" style:justify-single-word="false"/>
      <style:text-properties officeooo:rsid="3bf09462" officeooo:paragraph-rsid="3bf09462"/>
    </style:style>
    <style:style style:name="P963"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64"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65" style:family="paragraph" style:parent-style-name="Table_20_Comments">
      <style:text-properties officeooo:rsid="3bf09462"/>
    </style:style>
    <style:style style:name="P966" style:family="paragraph" style:parent-style-name="Contents_20_2">
      <style:paragraph-properties>
        <style:tab-stops>
          <style:tab-stop style:position="14.801cm" style:type="right" style:leader-style="dotted" style:leader-text="."/>
        </style:tab-stops>
      </style:paragraph-properties>
    </style:style>
    <style:style style:name="P967" style:family="paragraph" style:parent-style-name="Contents_20_1">
      <style:paragraph-properties>
        <style:tab-stops>
          <style:tab-stop style:position="14.801cm" style:type="right" style:leader-style="dotted" style:leader-text="."/>
        </style:tab-stops>
      </style:paragraph-properties>
    </style:style>
    <style:style style:name="P968" style:family="paragraph" style:parent-style-name="Example" style:list-style-name="L26">
      <style:text-properties officeooo:rsid="215eb081" officeooo:paragraph-rsid="28cbd7ae"/>
    </style:style>
    <style:style style:name="P969" style:family="paragraph" style:parent-style-name="Example" style:list-style-name="L28"/>
    <style:style style:name="P970" style:family="paragraph" style:parent-style-name="Example" style:list-style-name="L31"/>
    <style:style style:name="P971" style:family="paragraph" style:parent-style-name="Example" style:list-style-name="L83">
      <style:text-properties officeooo:paragraph-rsid="42726329"/>
    </style:style>
    <style:style style:name="P972" style:family="paragraph" style:parent-style-name="Example" style:list-style-name="L83">
      <style:text-properties officeooo:rsid="26785863" officeooo:paragraph-rsid="42726329"/>
    </style:style>
    <style:style style:name="P973" style:family="paragraph" style:parent-style-name="Example" style:list-style-name="L83">
      <style:text-properties officeooo:rsid="2713eaed" officeooo:paragraph-rsid="42726329"/>
    </style:style>
    <style:style style:name="P974" style:family="paragraph" style:parent-style-name="Example" style:list-style-name="L83">
      <style:text-properties officeooo:rsid="268dc65d" officeooo:paragraph-rsid="42726329" fo:background-color="transparent"/>
    </style:style>
    <style:style style:name="P975" style:family="paragraph" style:parent-style-name="Example" style:list-style-name="L98">
      <style:text-properties officeooo:paragraph-rsid="364d7f46"/>
    </style:style>
    <style:style style:name="P976" style:family="paragraph" style:parent-style-name="Example" style:list-style-name="L98">
      <style:text-properties officeooo:rsid="2cc3f8e5" officeooo:paragraph-rsid="364d7f46"/>
    </style:style>
    <style:style style:name="P977" style:family="paragraph" style:parent-style-name="Heading_20_1">
      <style:text-properties officeooo:rsid="108bcbf7" officeooo:paragraph-rsid="282f1ba6" fo:background-color="#fff200"/>
    </style:style>
    <style:style style:name="P978" style:family="paragraph" style:parent-style-name="Heading_20_1">
      <style:text-properties officeooo:rsid="108bcbf7" officeooo:paragraph-rsid="202197c0" fo:background-color="#fff200"/>
    </style:style>
    <style:style style:name="P979" style:family="paragraph" style:parent-style-name="Heading_20_1">
      <style:text-properties officeooo:paragraph-rsid="2ac39226" fo:background-color="#fff200"/>
    </style:style>
    <style:style style:name="P980" style:family="paragraph" style:parent-style-name="Heading_20_1">
      <style:text-properties officeooo:paragraph-rsid="36d698bc"/>
    </style:style>
    <style:style style:name="P981" style:family="paragraph" style:parent-style-name="Heading_20_1">
      <style:text-properties officeooo:rsid="2fe23513" officeooo:paragraph-rsid="2fe23513"/>
    </style:style>
    <style:style style:name="P982" style:family="paragraph" style:parent-style-name="Heading_20_1">
      <style:text-properties officeooo:paragraph-rsid="3954aa69"/>
    </style:style>
    <style:style style:name="P983" style:family="paragraph" style:parent-style-name="Heading_20_1">
      <style:text-properties officeooo:rsid="38cc6f51" officeooo:paragraph-rsid="3954aa69"/>
    </style:style>
    <style:style style:name="P984" style:family="paragraph" style:parent-style-name="Heading_20_1">
      <style:text-properties officeooo:paragraph-rsid="29739d0f"/>
    </style:style>
    <style:style style:name="P985" style:family="paragraph" style:parent-style-name="Heading_20_1">
      <style:text-properties officeooo:rsid="215d4e07" officeooo:paragraph-rsid="28f28620"/>
    </style:style>
    <style:style style:name="P986" style:family="paragraph" style:parent-style-name="Heading_20_1" style:master-page-name="Standard">
      <style:paragraph-properties style:page-number="auto"/>
      <style:text-properties officeooo:paragraph-rsid="427c56ea"/>
    </style:style>
    <style:style style:name="P987" style:family="paragraph" style:parent-style-name="Heading_20_2">
      <style:text-properties fo:background-color="#fff200"/>
    </style:style>
    <style:style style:name="P988" style:family="paragraph" style:parent-style-name="Heading_20_2">
      <style:text-properties officeooo:rsid="18495320" officeooo:paragraph-rsid="2b2a7dc2" fo:background-color="#fff200"/>
    </style:style>
    <style:style style:name="P989" style:family="paragraph" style:parent-style-name="Heading_20_2">
      <style:text-properties officeooo:rsid="2b29bd54" officeooo:paragraph-rsid="2b29bd54" fo:background-color="#fff200"/>
    </style:style>
    <style:style style:name="P990" style:family="paragraph" style:parent-style-name="Heading_20_2">
      <style:text-properties officeooo:rsid="2853fcde" officeooo:paragraph-rsid="2d4c4067" fo:background-color="#fff200"/>
    </style:style>
    <style:style style:name="P991" style:family="paragraph" style:parent-style-name="Heading_20_2">
      <style:text-properties officeooo:paragraph-rsid="2d4c4067" fo:background-color="#fff200"/>
    </style:style>
    <style:style style:name="P992" style:family="paragraph" style:parent-style-name="Heading_20_2">
      <style:text-properties officeooo:paragraph-rsid="2a2bb3f3" fo:background-color="#fff200"/>
    </style:style>
    <style:style style:name="P993" style:family="paragraph" style:parent-style-name="Heading_20_2">
      <style:text-properties officeooo:rsid="181f7fed" officeooo:paragraph-rsid="2830e9f4" fo:background-color="#fff200"/>
    </style:style>
    <style:style style:name="P994" style:family="paragraph" style:parent-style-name="Heading_20_2">
      <style:text-properties officeooo:paragraph-rsid="2eeeca56" fo:background-color="#fff200"/>
    </style:style>
    <style:style style:name="P995" style:family="paragraph" style:parent-style-name="Heading_20_2">
      <style:text-properties officeooo:rsid="29ac4c0b" officeooo:paragraph-rsid="365667bc" fo:background-color="#fff200"/>
    </style:style>
    <style:style style:name="P996" style:family="paragraph" style:parent-style-name="Heading_20_2">
      <style:text-properties officeooo:rsid="369a6bc2" officeooo:paragraph-rsid="369a6bc2" fo:background-color="#fff200"/>
    </style:style>
    <style:style style:name="P997" style:family="paragraph" style:parent-style-name="Heading_20_2">
      <style:text-properties officeooo:paragraph-rsid="29ec35f4" fo:background-color="#fff200"/>
    </style:style>
    <style:style style:name="P998" style:family="paragraph" style:parent-style-name="Heading_20_2">
      <style:text-properties officeooo:paragraph-rsid="37fec3ca" fo:background-color="#fff200"/>
    </style:style>
    <style:style style:name="P999" style:family="paragraph" style:parent-style-name="Heading_20_2">
      <style:text-properties officeooo:paragraph-rsid="2aaa4bfe" fo:background-color="#fff200"/>
    </style:style>
    <style:style style:name="P1000" style:family="paragraph" style:parent-style-name="Heading_20_2">
      <style:text-properties officeooo:paragraph-rsid="356a1a2e" fo:background-color="#fff200"/>
    </style:style>
    <style:style style:name="P1001" style:family="paragraph" style:parent-style-name="Heading_20_2">
      <style:text-properties officeooo:paragraph-rsid="2aac1b25" fo:background-color="#fff200"/>
    </style:style>
    <style:style style:name="P1002" style:family="paragraph" style:parent-style-name="Heading_20_2">
      <style:text-properties officeooo:rsid="354af369" officeooo:paragraph-rsid="3954aa69" fo:background-color="#fff200"/>
    </style:style>
    <style:style style:name="P1003" style:family="paragraph" style:parent-style-name="Heading_20_2">
      <style:text-properties officeooo:paragraph-rsid="3954aa69" fo:background-color="#fff200"/>
    </style:style>
    <style:style style:name="P1004" style:family="paragraph" style:parent-style-name="Heading_20_2">
      <style:text-properties officeooo:rsid="2d3e9f32" officeooo:paragraph-rsid="3954aa69" fo:background-color="#fff200"/>
    </style:style>
    <style:style style:name="P1005" style:family="paragraph" style:parent-style-name="Heading_20_2">
      <style:text-properties officeooo:rsid="302789dc" officeooo:paragraph-rsid="3954aa69" fo:background-color="#fff200"/>
    </style:style>
    <style:style style:name="P1006" style:family="paragraph" style:parent-style-name="Heading_20_2">
      <style:text-properties officeooo:rsid="2d3e3a28" officeooo:paragraph-rsid="3954aa69" fo:background-color="#fff200"/>
    </style:style>
    <style:style style:name="P1007" style:family="paragraph" style:parent-style-name="Heading_20_2">
      <style:text-properties officeooo:rsid="302e6921" officeooo:paragraph-rsid="3954aa69" fo:background-color="#fff200"/>
    </style:style>
    <style:style style:name="P1008" style:family="paragraph" style:parent-style-name="Heading_20_2">
      <style:text-properties officeooo:rsid="38ac575a" officeooo:paragraph-rsid="3954aa69" fo:background-color="#fff200"/>
    </style:style>
    <style:style style:name="P1009" style:family="paragraph" style:parent-style-name="Heading_20_2">
      <style:text-properties officeooo:rsid="302c57d5" officeooo:paragraph-rsid="3954aa69" fo:background-color="#fff200"/>
    </style:style>
    <style:style style:name="P1010" style:family="paragraph" style:parent-style-name="Heading_20_2">
      <style:text-properties officeooo:rsid="303f830e" officeooo:paragraph-rsid="3954aa69" fo:background-color="#fff200"/>
    </style:style>
    <style:style style:name="P1011" style:family="paragraph" style:parent-style-name="Heading_20_2">
      <style:text-properties officeooo:rsid="3053998e" officeooo:paragraph-rsid="3954aa69" fo:background-color="#fff200"/>
    </style:style>
    <style:style style:name="P1012" style:family="paragraph" style:parent-style-name="Heading_20_2">
      <style:text-properties officeooo:rsid="30c6fd70" officeooo:paragraph-rsid="3954aa69" fo:background-color="#fff200"/>
    </style:style>
    <style:style style:name="P1013" style:family="paragraph" style:parent-style-name="Heading_20_2">
      <style:text-properties officeooo:paragraph-rsid="3afe3a92" fo:background-color="#fff200"/>
    </style:style>
    <style:style style:name="P1014" style:family="paragraph" style:parent-style-name="Heading_20_2">
      <style:text-properties officeooo:rsid="3aa2b0b9" officeooo:paragraph-rsid="3afe3a92" fo:background-color="#fff200"/>
    </style:style>
    <style:style style:name="P1015" style:family="paragraph" style:parent-style-name="Heading_20_2">
      <style:text-properties officeooo:rsid="396e9fbf" officeooo:paragraph-rsid="3a2ea779" fo:background-color="#fff200"/>
    </style:style>
    <style:style style:name="P1016" style:family="paragraph" style:parent-style-name="Heading_20_2">
      <style:text-properties officeooo:paragraph-rsid="21e9668e"/>
    </style:style>
    <style:style style:name="P1017" style:family="paragraph" style:parent-style-name="Heading_20_2">
      <style:text-properties officeooo:rsid="21597f75" officeooo:paragraph-rsid="21e9668e"/>
    </style:style>
    <style:style style:name="P1018" style:family="paragraph" style:parent-style-name="Heading_20_2">
      <style:text-properties fo:language="cs" fo:country="CZ" officeooo:rsid="28aea984" officeooo:paragraph-rsid="28aefe7f" style:language-asian="cs" style:country-asian="CZ"/>
    </style:style>
    <style:style style:name="P1019" style:family="paragraph" style:parent-style-name="Heading_20_2">
      <style:text-properties officeooo:rsid="2b991a2f" officeooo:paragraph-rsid="373d448c"/>
    </style:style>
    <style:style style:name="P1020" style:family="paragraph" style:parent-style-name="Heading_20_2">
      <style:text-properties fo:background-color="transparent"/>
    </style:style>
    <style:style style:name="P1021" style:family="paragraph" style:parent-style-name="Heading_20_2">
      <style:text-properties officeooo:rsid="4176a878" officeooo:paragraph-rsid="420de24e" fo:background-color="transparent"/>
    </style:style>
    <style:style style:name="P1022" style:family="paragraph" style:parent-style-name="Heading_20_2">
      <style:text-properties officeooo:paragraph-rsid="41198c71"/>
    </style:style>
    <style:style style:name="P1023" style:family="paragraph" style:parent-style-name="Heading_20_2">
      <style:text-properties officeooo:paragraph-rsid="42726329"/>
    </style:style>
    <style:style style:name="P1024" style:family="paragraph" style:parent-style-name="Heading_20_2">
      <style:text-properties officeooo:paragraph-rsid="3a2ea779"/>
    </style:style>
    <style:style style:name="P1025" style:family="paragraph" style:parent-style-name="Heading_20_2">
      <style:text-properties officeooo:rsid="408d9880"/>
    </style:style>
    <style:style style:name="P1026" style:family="paragraph" style:parent-style-name="Heading_20_2">
      <style:text-properties officeooo:paragraph-rsid="28dfd528"/>
    </style:style>
    <style:style style:name="P1027" style:family="paragraph" style:parent-style-name="Heading_20_2">
      <style:text-properties officeooo:paragraph-rsid="364d7f46"/>
    </style:style>
    <style:style style:name="P1028" style:family="paragraph" style:parent-style-name="Heading_20_2">
      <style:text-properties officeooo:rsid="2415a15d" officeooo:paragraph-rsid="364ef481"/>
    </style:style>
    <style:style style:name="P1029" style:family="paragraph" style:parent-style-name="Heading_20_2">
      <style:text-properties officeooo:rsid="3aa2b0b9" officeooo:paragraph-rsid="3aa2b0b9"/>
    </style:style>
    <style:style style:name="P1030" style:family="paragraph" style:parent-style-name="Heading_20_2">
      <style:text-properties officeooo:rsid="2d182286" officeooo:paragraph-rsid="38deb3e0"/>
    </style:style>
    <style:style style:name="P1031" style:family="paragraph" style:parent-style-name="Heading_20_2">
      <style:text-properties officeooo:paragraph-rsid="37d46557"/>
    </style:style>
    <style:style style:name="P1032" style:family="paragraph" style:parent-style-name="Heading_20_2">
      <style:text-properties officeooo:rsid="1bcc61dd" officeooo:paragraph-rsid="31df5bde"/>
    </style:style>
    <style:style style:name="P1033" style:family="paragraph" style:parent-style-name="Heading_20_2">
      <style:text-properties officeooo:rsid="2999581b" officeooo:paragraph-rsid="2999581b"/>
    </style:style>
    <style:style style:name="P1034" style:family="paragraph" style:parent-style-name="Heading_20_2">
      <style:text-properties officeooo:rsid="41506cfe" officeooo:paragraph-rsid="41506cfe"/>
    </style:style>
    <style:style style:name="P1035" style:family="paragraph" style:parent-style-name="Heading_20_2">
      <style:text-properties officeooo:rsid="15f5671d" officeooo:paragraph-rsid="284eff00"/>
    </style:style>
    <style:style style:name="P1036" style:family="paragraph" style:parent-style-name="Heading_20_2">
      <style:text-properties officeooo:paragraph-rsid="300a8c94"/>
    </style:style>
    <style:style style:name="P1037" style:family="paragraph" style:parent-style-name="Heading_20_2">
      <style:text-properties officeooo:rsid="300fc138" officeooo:paragraph-rsid="300fc138"/>
    </style:style>
    <style:style style:name="P1038" style:family="paragraph" style:parent-style-name="Heading_20_2">
      <style:text-properties officeooo:rsid="283b5b27" officeooo:paragraph-rsid="283b5b27"/>
    </style:style>
    <style:style style:name="P1039" style:family="paragraph" style:parent-style-name="Heading_20_2">
      <style:text-properties officeooo:paragraph-rsid="364d40ec"/>
    </style:style>
    <style:style style:name="P1040" style:family="paragraph" style:parent-style-name="Heading_20_2">
      <style:text-properties officeooo:rsid="36012760" officeooo:paragraph-rsid="364d40ec"/>
    </style:style>
    <style:style style:name="P1041" style:family="paragraph" style:parent-style-name="Heading_20_2">
      <style:text-properties officeooo:rsid="346ba65b" officeooo:paragraph-rsid="346ba65b"/>
    </style:style>
    <style:style style:name="P1042" style:family="paragraph" style:parent-style-name="Heading_20_2">
      <style:text-properties officeooo:paragraph-rsid="34f3694a"/>
    </style:style>
    <style:style style:name="P1043" style:family="paragraph" style:parent-style-name="Heading_20_2">
      <style:text-properties officeooo:rsid="35263a80" officeooo:paragraph-rsid="35263a80"/>
    </style:style>
    <style:style style:name="P1044" style:family="paragraph" style:parent-style-name="Heading_20_2">
      <style:text-properties officeooo:rsid="30e924d6" officeooo:paragraph-rsid="30e924d6"/>
    </style:style>
    <style:style style:name="P1045" style:family="paragraph" style:parent-style-name="Heading_20_2">
      <style:text-properties officeooo:rsid="30c40c40" officeooo:paragraph-rsid="30c40c40"/>
    </style:style>
    <style:style style:name="P1046"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style>
    <style:style style:name="P1047" style:family="paragraph" style:parent-style-name="Heading_20_3">
      <style:text-properties fo:background-color="#fff200"/>
    </style:style>
    <style:style style:name="P1048" style:family="paragraph" style:parent-style-name="Heading_20_3">
      <style:text-properties officeooo:paragraph-rsid="2eeeca56" fo:background-color="#fff200"/>
    </style:style>
    <style:style style:name="P1049" style:family="paragraph" style:parent-style-name="Heading_20_3">
      <style:text-properties officeooo:rsid="2c09625b" officeooo:paragraph-rsid="2eeeca56" fo:background-color="#fff200"/>
    </style:style>
    <style:style style:name="P1050" style:family="paragraph" style:parent-style-name="Heading_20_3">
      <style:text-properties officeooo:paragraph-rsid="373d448c" fo:background-color="#fff200"/>
    </style:style>
    <style:style style:name="P1051" style:family="paragraph" style:parent-style-name="Heading_20_3">
      <style:text-properties officeooo:rsid="381646ca" officeooo:paragraph-rsid="381646ca" fo:background-color="#fff200"/>
    </style:style>
    <style:style style:name="P1052" style:family="paragraph" style:parent-style-name="Heading_20_3">
      <style:text-properties officeooo:paragraph-rsid="38d58481" fo:background-color="#fff200"/>
    </style:style>
    <style:style style:name="P1053" style:family="paragraph" style:parent-style-name="Heading_20_3">
      <style:text-properties officeooo:paragraph-rsid="3954aa69" fo:background-color="#fff200"/>
    </style:style>
    <style:style style:name="P1054" style:family="paragraph" style:parent-style-name="Heading_20_3">
      <style:text-properties officeooo:rsid="2d6468d4" officeooo:paragraph-rsid="3954aa69" fo:background-color="#fff200"/>
    </style:style>
    <style:style style:name="P1055" style:family="paragraph" style:parent-style-name="Heading_20_3">
      <style:text-properties officeooo:paragraph-rsid="3a2ea779" fo:background-color="#fff200"/>
    </style:style>
    <style:style style:name="P1056" style:family="paragraph" style:parent-style-name="Heading_20_3">
      <style:text-properties officeooo:rsid="39d948c5" officeooo:paragraph-rsid="3a2ea779" fo:background-color="#fff200"/>
    </style:style>
    <style:style style:name="P1057" style:family="paragraph" style:parent-style-name="Heading_20_3">
      <style:text-properties officeooo:paragraph-rsid="202197c0"/>
    </style:style>
    <style:style style:name="P1058" style:family="paragraph" style:parent-style-name="Heading_20_3">
      <style:text-properties fo:language="cs" fo:country="CZ" officeooo:paragraph-rsid="202197c0" fo:background-color="#fff200" style:language-asian="cs" style:country-asian="CZ"/>
    </style:style>
    <style:style style:name="P1059" style:family="paragraph" style:parent-style-name="Heading_20_3">
      <style:text-properties fo:language="cs" fo:country="CZ" officeooo:paragraph-rsid="288afecb" style:language-asian="cs" style:country-asian="CZ"/>
    </style:style>
    <style:style style:name="P1060" style:family="paragraph" style:parent-style-name="Heading_20_3">
      <style:text-properties fo:language="cs" fo:country="CZ" officeooo:rsid="2bb744ac" officeooo:paragraph-rsid="2bb744ac" style:language-asian="cs" style:country-asian="CZ"/>
    </style:style>
    <style:style style:name="P1061" style:family="paragraph" style:parent-style-name="Heading_20_3">
      <style:text-properties fo:language="cs" fo:country="CZ" officeooo:rsid="2058902b" officeooo:paragraph-rsid="411ea80d" style:language-asian="cs" style:country-asian="CZ"/>
    </style:style>
    <style:style style:name="P1062" style:family="paragraph" style:parent-style-name="Heading_20_3">
      <style:text-properties officeooo:paragraph-rsid="288afecb"/>
    </style:style>
    <style:style style:name="P1063" style:family="paragraph" style:parent-style-name="Heading_20_3">
      <style:text-properties fo:background-color="transparent"/>
    </style:style>
    <style:style style:name="P1064" style:family="paragraph" style:parent-style-name="Heading_20_3">
      <style:text-properties officeooo:paragraph-rsid="41d93267" fo:background-color="transparent"/>
    </style:style>
    <style:style style:name="P1065" style:family="paragraph" style:parent-style-name="Heading_20_3">
      <style:text-properties officeooo:paragraph-rsid="2afd3de0"/>
    </style:style>
    <style:style style:name="P1066" style:family="paragraph" style:parent-style-name="Heading_20_3">
      <style:text-properties officeooo:rsid="221a0527" officeooo:paragraph-rsid="2aff1d7c"/>
    </style:style>
    <style:style style:name="P1067" style:family="paragraph" style:parent-style-name="Heading_20_3">
      <style:text-properties officeooo:paragraph-rsid="42726329"/>
    </style:style>
    <style:style style:name="P1068" style:family="paragraph" style:parent-style-name="Heading_20_3">
      <style:text-properties style:use-window-font-color="true" style:font-name="Georgia1"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2" style:font-size-complex="13pt" style:language-complex="ar" style:country-complex="SA" style:font-weight-complex="bold"/>
    </style:style>
    <style:style style:name="P1069" style:family="paragraph" style:parent-style-name="Heading_20_3">
      <style:text-properties officeooo:paragraph-rsid="3a2ea779"/>
    </style:style>
    <style:style style:name="P1070" style:family="paragraph" style:parent-style-name="Heading_20_3">
      <style:text-properties officeooo:rsid="39f46f8d" officeooo:paragraph-rsid="3a2ea779"/>
    </style:style>
    <style:style style:name="P1071" style:family="paragraph" style:parent-style-name="Heading_20_3">
      <style:text-properties style:text-line-through-style="none" style:text-line-through-type="none" officeooo:rsid="39cda982" officeooo:paragraph-rsid="3a2ea779"/>
    </style:style>
    <style:style style:name="P1072" style:family="paragraph" style:parent-style-name="Heading_20_3">
      <style:text-properties style:text-line-through-style="none" style:text-line-through-type="none" officeooo:rsid="3c5433d7" officeooo:paragraph-rsid="3c5433d7"/>
    </style:style>
    <style:style style:name="P1073" style:family="paragraph" style:parent-style-name="Heading_20_3">
      <style:text-properties officeooo:paragraph-rsid="364d7f46"/>
    </style:style>
    <style:style style:name="P1074" style:family="paragraph" style:parent-style-name="Heading_20_3">
      <style:text-properties officeooo:paragraph-rsid="3ab8cbfc"/>
    </style:style>
    <style:style style:name="P1075" style:family="paragraph" style:parent-style-name="Heading_20_3">
      <style:text-properties officeooo:rsid="3aaa73c5" officeooo:paragraph-rsid="3aaa73c5"/>
    </style:style>
    <style:style style:name="P1076" style:family="paragraph" style:parent-style-name="Heading_20_3">
      <style:text-properties officeooo:paragraph-rsid="38deb3e0"/>
    </style:style>
    <style:style style:name="P1077" style:family="paragraph" style:parent-style-name="Heading_20_3">
      <style:text-properties officeooo:rsid="2d79252c" officeooo:paragraph-rsid="38deb3e0"/>
    </style:style>
    <style:style style:name="P1078" style:family="paragraph" style:parent-style-name="Heading_20_3">
      <style:text-properties officeooo:rsid="21e0d06b" officeooo:paragraph-rsid="38deb3e0"/>
    </style:style>
    <style:style style:name="P1079" style:family="paragraph" style:parent-style-name="Heading_20_3">
      <style:text-properties officeooo:paragraph-rsid="37d46557"/>
    </style:style>
    <style:style style:name="P1080" style:family="paragraph" style:parent-style-name="Heading_20_3">
      <style:text-properties officeooo:rsid="3120ecb9" officeooo:paragraph-rsid="3120ecb9"/>
    </style:style>
    <style:style style:name="P1081" style:family="paragraph" style:parent-style-name="Heading_20_3">
      <style:text-properties officeooo:rsid="299bc094" officeooo:paragraph-rsid="299bc094"/>
    </style:style>
    <style:style style:name="P1082" style:family="paragraph" style:parent-style-name="Heading_20_3">
      <style:text-properties officeooo:rsid="3159b081"/>
    </style:style>
    <style:style style:name="P1083" style:family="paragraph" style:parent-style-name="Heading_20_3">
      <style:text-properties officeooo:rsid="315e5956" officeooo:paragraph-rsid="315e5956"/>
    </style:style>
    <style:style style:name="P1084" style:family="paragraph" style:parent-style-name="Heading_20_3">
      <style:text-properties officeooo:rsid="314f7ee7" officeooo:paragraph-rsid="314f7ee7"/>
    </style:style>
    <style:style style:name="P1085" style:family="paragraph" style:parent-style-name="Heading_20_3">
      <style:text-properties officeooo:paragraph-rsid="316a1c75"/>
    </style:style>
    <style:style style:name="P1086" style:family="paragraph" style:parent-style-name="Heading_20_3">
      <style:text-properties officeooo:rsid="3383e34d" officeooo:paragraph-rsid="3383e34d"/>
    </style:style>
    <style:style style:name="P1087" style:family="paragraph" style:parent-style-name="Heading_20_3">
      <style:text-properties officeooo:paragraph-rsid="284eff00"/>
    </style:style>
    <style:style style:name="P1088" style:family="paragraph" style:parent-style-name="Heading_20_3">
      <style:text-properties officeooo:rsid="34f73a35" officeooo:paragraph-rsid="34f73a35"/>
    </style:style>
    <style:style style:name="P1089" style:family="paragraph" style:parent-style-name="Heading_20_3">
      <style:text-properties officeooo:paragraph-rsid="30c03f57"/>
    </style:style>
    <style:style style:name="P1090" style:family="paragraph" style:parent-style-name="Heading_20_3">
      <style:text-properties officeooo:rsid="31af9a68" officeooo:paragraph-rsid="31af9a68"/>
    </style:style>
    <style:style style:name="P1091" style:family="paragraph" style:parent-style-name="Heading_20_3">
      <style:text-properties officeooo:rsid="2ad946a0" officeooo:paragraph-rsid="2ad946a0"/>
    </style:style>
    <style:style style:name="P1092" style:family="paragraph" style:parent-style-name="Heading_20_3">
      <style:text-properties officeooo:paragraph-rsid="284f60f7"/>
    </style:style>
    <style:style style:name="P1093" style:family="paragraph" style:parent-style-name="Heading_20_3">
      <style:text-properties officeooo:rsid="2be33c5d" officeooo:paragraph-rsid="34b30b4f"/>
    </style:style>
    <style:style style:name="P1094" style:family="paragraph" style:parent-style-name="Heading_20_3">
      <style:text-properties officeooo:rsid="33b5ca66" officeooo:paragraph-rsid="34b30b4f"/>
    </style:style>
    <style:style style:name="P1095" style:family="paragraph" style:parent-style-name="Heading_20_3">
      <style:text-properties officeooo:rsid="34e99ebe"/>
    </style:style>
    <style:style style:name="P1096" style:family="paragraph" style:parent-style-name="Heading_20_3">
      <style:text-properties officeooo:paragraph-rsid="345c832f"/>
    </style:style>
    <style:style style:name="P1097" style:family="paragraph" style:parent-style-name="Heading_20_3">
      <style:text-properties officeooo:rsid="346d7b29" officeooo:paragraph-rsid="346d7b29"/>
    </style:style>
    <style:style style:name="P1098" style:family="paragraph" style:parent-style-name="Heading_20_3">
      <style:text-properties officeooo:paragraph-rsid="353b2020"/>
    </style:style>
    <style:style style:name="P1099" style:family="paragraph" style:parent-style-name="Heading_20_3">
      <style:text-properties officeooo:paragraph-rsid="34f3694a"/>
    </style:style>
    <style:style style:name="P1100" style:family="paragraph" style:parent-style-name="Heading_20_3">
      <style:text-properties officeooo:paragraph-rsid="353d1d6a"/>
    </style:style>
    <style:style style:name="P1101" style:family="paragraph" style:parent-style-name="Heading_20_3">
      <style:text-properties officeooo:rsid="3533afcb" officeooo:paragraph-rsid="3533afcb"/>
    </style:style>
    <style:style style:name="P1102" style:family="paragraph" style:parent-style-name="Heading_20_3">
      <style:text-properties officeooo:paragraph-rsid="3300eea4"/>
    </style:style>
    <style:style style:name="P1103" style:family="paragraph" style:parent-style-name="Heading_20_3">
      <style:text-properties officeooo:paragraph-rsid="332a82ed"/>
    </style:style>
    <style:style style:name="P1104" style:family="paragraph" style:parent-style-name="Heading_20_3">
      <style:text-properties officeooo:paragraph-rsid="3309b033"/>
    </style:style>
    <style:style style:name="P1105" style:family="paragraph" style:parent-style-name="Heading_20_3">
      <style:text-properties officeooo:paragraph-rsid="33302b7a"/>
    </style:style>
    <style:style style:name="P1106" style:family="paragraph" style:parent-style-name="Heading_20_3">
      <style:text-properties officeooo:paragraph-rsid="427e1b4c"/>
    </style:style>
    <style:style style:name="P1107"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108"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style>
    <style:style style:name="P1109"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weight="normal" style:font-size-asian="10pt" style:language-asian="zxx" style:country-asian="none" style:font-weight-asian="normal"/>
    </style:style>
    <style:style style:name="P1110"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1111" style:family="paragraph" style:parent-style-name="Heading_20_3" style:list-style-name="WWNum1">
      <style:paragraph-properties fo:margin-left="0cm" fo:margin-right="0cm" fo:margin-top="0cm" fo:margin-bottom="0cm" loext:contextual-spacing="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1112" style:family="paragraph" style:parent-style-name="Heading_20_4">
      <style:text-properties officeooo:rsid="237eccd0" officeooo:paragraph-rsid="237eccd0"/>
    </style:style>
    <style:style style:name="P1113" style:family="paragraph" style:parent-style-name="Heading_20_4">
      <style:text-properties style:text-line-through-style="none" style:text-line-through-type="none" officeooo:rsid="21f79b9f" officeooo:paragraph-rsid="21f79b9f"/>
    </style:style>
    <style:style style:name="P111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15" style:family="paragraph" style:parent-style-name="Heading_20_4">
      <style:text-properties fo:background-color="#fff200"/>
    </style:style>
    <style:style style:name="P1116" style:family="paragraph" style:parent-style-name="Heading_20_4">
      <style:text-properties officeooo:paragraph-rsid="3a2ea779" fo:background-color="#fff200"/>
    </style:style>
    <style:style style:name="P1117" style:family="paragraph" style:parent-style-name="Heading_20_4">
      <style:text-properties fo:language="cs" fo:country="CZ" officeooo:rsid="300964a8" officeooo:paragraph-rsid="300964a8" fo:background-color="#fff200"/>
    </style:style>
    <style:style style:name="P1118" style:family="paragraph" style:parent-style-name="Heading_20_4">
      <style:text-properties officeooo:paragraph-rsid="42726329"/>
    </style:style>
    <style:style style:name="P1119" style:family="paragraph" style:parent-style-name="Heading_20_4">
      <style:text-properties officeooo:rsid="40d3e4eb" officeooo:paragraph-rsid="42726329"/>
    </style:style>
    <style:style style:name="P1120" style:family="paragraph" style:parent-style-name="Heading_20_4">
      <style:text-properties officeooo:rsid="42652ead" officeooo:paragraph-rsid="42726329"/>
    </style:style>
    <style:style style:name="P1121" style:family="paragraph" style:parent-style-name="Heading_20_4">
      <style:text-properties officeooo:rsid="407ce360" officeooo:paragraph-rsid="42726329"/>
    </style:style>
    <style:style style:name="P1122" style:family="paragraph" style:parent-style-name="Heading_20_4">
      <style:text-properties officeooo:rsid="40384e10" officeooo:paragraph-rsid="42726329"/>
    </style:style>
    <style:style style:name="P1123" style:family="paragraph" style:parent-style-name="Heading_20_4">
      <style:text-properties officeooo:rsid="40505312" officeooo:paragraph-rsid="42726329"/>
    </style:style>
    <style:style style:name="P1124" style:family="paragraph" style:parent-style-name="Heading_20_4">
      <style:text-properties officeooo:paragraph-rsid="29739d0f"/>
    </style:style>
    <style:style style:name="P1125" style:family="paragraph" style:parent-style-name="Heading_20_4">
      <style:text-properties officeooo:paragraph-rsid="37d46557"/>
    </style:style>
    <style:style style:name="P1126" style:family="paragraph" style:parent-style-name="Heading_20_4">
      <style:text-properties officeooo:paragraph-rsid="34b30b4f"/>
    </style:style>
    <style:style style:name="P1127" style:family="paragraph" style:parent-style-name="Heading_20_4">
      <style:text-properties officeooo:rsid="34389a0e" officeooo:paragraph-rsid="34b30b4f"/>
    </style:style>
    <style:style style:name="P1128" style:family="paragraph" style:parent-style-name="Heading_20_4">
      <style:text-properties officeooo:rsid="33b5ca66" officeooo:paragraph-rsid="34b30b4f"/>
    </style:style>
    <style:style style:name="P1129" style:family="paragraph" style:parent-style-name="Heading_20_4">
      <style:text-properties officeooo:paragraph-rsid="34f3694a"/>
    </style:style>
    <style:style style:name="P1130" style:family="paragraph" style:parent-style-name="Heading_20_4">
      <style:text-properties officeooo:paragraph-rsid="3533afcb"/>
    </style:style>
    <style:style style:name="P1131" style:family="paragraph" style:parent-style-name="Heading_20_4">
      <style:text-properties officeooo:paragraph-rsid="427c56ea"/>
    </style:style>
    <style:style style:name="P1132" style:family="paragraph" style:parent-style-name="Heading_20_4">
      <style:text-properties fo:font-style="normal" officeooo:paragraph-rsid="427e1b4c" style:font-style-asian="normal" style:font-style-complex="normal"/>
    </style:style>
    <style:style style:name="P1133" style:family="paragraph" style:parent-style-name="Heading_20_4">
      <style:text-properties officeooo:paragraph-rsid="427e1b4c"/>
    </style:style>
    <style:style style:name="P1134" style:family="paragraph" style:parent-style-name="Heading_20_4">
      <style:paragraph-properties fo:margin-top="0.199cm" fo:margin-bottom="0.101cm" loext:contextual-spacing="false" fo:text-align="center" style:justify-single-word="false" style:snap-to-layout-grid="false"/>
      <style:text-properties officeooo:paragraph-rsid="427e1b4c"/>
    </style:style>
    <style:style style:name="P1135" style:family="paragraph" style:parent-style-name="Heading_20_4"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136" style:family="paragraph" style:parent-style-name="Heading_20_5">
      <style:text-properties officeooo:paragraph-rsid="205aec31"/>
    </style:style>
    <style:style style:name="P1137" style:family="paragraph" style:parent-style-name="Heading_20_5">
      <style:text-properties officeooo:paragraph-rsid="21ab8207"/>
    </style:style>
    <style:style style:name="P1138" style:family="paragraph" style:parent-style-name="Heading_20_5">
      <style:text-properties officeooo:rsid="3eb5997b" officeooo:paragraph-rsid="3eb5997b"/>
    </style:style>
    <style:style style:name="P1139" style:family="paragraph" style:parent-style-name="Heading_20_5">
      <style:text-properties fo:language="cs" fo:country="CZ" officeooo:rsid="23a11401" officeooo:paragraph-rsid="23a11401" style:language-asian="cs" style:country-asian="CZ"/>
    </style:style>
    <style:style style:name="P1140" style:family="paragraph" style:parent-style-name="Heading_20_5">
      <style:text-properties fo:language="cs" fo:country="CZ" officeooo:rsid="20a56c6b" officeooo:paragraph-rsid="20aac5d0" style:language-asian="cs" style:country-asian="CZ"/>
    </style:style>
    <style:style style:name="P1141" style:family="paragraph" style:parent-style-name="Heading_20_5">
      <style:text-properties fo:language="cs" fo:country="CZ" officeooo:paragraph-rsid="427e1b4c"/>
    </style:style>
    <style:style style:name="P1142" style:family="paragraph" style:parent-style-name="Heading_20_5">
      <style:text-properties officeooo:rsid="20768cfb" officeooo:paragraph-rsid="23033a35"/>
    </style:style>
    <style:style style:name="P1143" style:family="paragraph" style:parent-style-name="Heading_20_5">
      <style:text-properties officeooo:paragraph-rsid="23033a35"/>
    </style:style>
    <style:style style:name="P1144" style:family="paragraph" style:parent-style-name="Heading_20_5">
      <style:text-properties officeooo:paragraph-rsid="230337f0"/>
    </style:style>
    <style:style style:name="P1145" style:family="paragraph" style:parent-style-name="Heading_20_5">
      <style:text-properties officeooo:paragraph-rsid="3eb54d2c"/>
    </style:style>
    <style:style style:name="P1146" style:family="paragraph" style:parent-style-name="Heading_20_5">
      <style:text-properties officeooo:paragraph-rsid="2afd3de0"/>
    </style:style>
    <style:style style:name="P1147" style:family="paragraph" style:parent-style-name="Heading_20_5">
      <style:text-properties officeooo:rsid="206449e7" officeooo:paragraph-rsid="2afd3de0"/>
    </style:style>
    <style:style style:name="P114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4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5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5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5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5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5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5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5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5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5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5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6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6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62" style:family="paragraph" style:parent-style-name="Heading_20_5">
      <style:text-properties officeooo:paragraph-rsid="2366bc69"/>
    </style:style>
    <style:style style:name="P1163"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64" style:family="paragraph" style:parent-style-name="Heading_20_5">
      <style:text-properties officeooo:paragraph-rsid="3eb19fe3"/>
    </style:style>
    <style:style style:name="P1165" style:family="paragraph" style:parent-style-name="Heading_20_5">
      <style:text-properties officeooo:rsid="20a1bc0a" officeooo:paragraph-rsid="20ace839"/>
    </style:style>
    <style:style style:name="P1166" style:family="paragraph" style:parent-style-name="Heading_20_5">
      <style:text-properties officeooo:paragraph-rsid="21ac324b"/>
    </style:style>
    <style:style style:name="P1167" style:family="paragraph" style:parent-style-name="Heading_20_5">
      <style:text-properties officeooo:paragraph-rsid="220231cf"/>
    </style:style>
    <style:style style:name="P1168" style:family="paragraph" style:parent-style-name="Heading_20_5">
      <style:text-properties officeooo:paragraph-rsid="236db2ab"/>
    </style:style>
    <style:style style:name="P1169" style:family="paragraph" style:parent-style-name="Heading_20_5">
      <style:text-properties officeooo:paragraph-rsid="236e204c"/>
    </style:style>
    <style:style style:name="P1170" style:family="paragraph" style:parent-style-name="Heading_20_5">
      <style:text-properties officeooo:rsid="3ac5f8b6" officeooo:paragraph-rsid="3ac5f8b6"/>
    </style:style>
    <style:style style:name="P1171" style:family="paragraph" style:parent-style-name="Heading_20_5">
      <style:text-properties officeooo:paragraph-rsid="237364a0"/>
    </style:style>
    <style:style style:name="P1172" style:family="paragraph" style:parent-style-name="Heading_20_5">
      <style:text-properties officeooo:paragraph-rsid="236f6335"/>
    </style:style>
    <style:style style:name="P1173" style:family="paragraph" style:parent-style-name="Heading_20_5">
      <style:text-properties officeooo:paragraph-rsid="22800e48"/>
    </style:style>
    <style:style style:name="P1174" style:family="paragraph" style:parent-style-name="Heading_20_5">
      <style:text-properties officeooo:paragraph-rsid="2202b942"/>
    </style:style>
    <style:style style:name="P1175" style:family="paragraph" style:parent-style-name="Heading_20_5">
      <style:text-properties officeooo:paragraph-rsid="22035c33"/>
    </style:style>
    <style:style style:name="P1176" style:family="paragraph" style:parent-style-name="Heading_20_5">
      <style:text-properties officeooo:paragraph-rsid="2b0035d5"/>
    </style:style>
    <style:style style:name="P1177" style:family="paragraph" style:parent-style-name="Heading_20_5">
      <style:text-properties officeooo:paragraph-rsid="237987a4"/>
    </style:style>
    <style:style style:name="P1178" style:family="paragraph" style:parent-style-name="Heading_20_5">
      <style:text-properties officeooo:rsid="3d426ba8" officeooo:paragraph-rsid="3d426ba8"/>
    </style:style>
    <style:style style:name="P1179" style:family="paragraph" style:parent-style-name="Heading_20_5">
      <style:text-properties officeooo:paragraph-rsid="2195aae2"/>
    </style:style>
    <style:style style:name="P1180" style:family="paragraph" style:parent-style-name="Heading_20_5">
      <style:text-properties officeooo:paragraph-rsid="3eb18e28"/>
    </style:style>
    <style:style style:name="P1181" style:family="paragraph" style:parent-style-name="Heading_20_5">
      <style:text-properties officeooo:paragraph-rsid="427e1b4c"/>
    </style:style>
    <style:style style:name="P1182" style:family="paragraph" style:parent-style-name="Heading_20_5">
      <style:paragraph-properties fo:margin-top="0.199cm" fo:margin-bottom="0.101cm" loext:contextual-spacing="false" fo:text-align="center" style:justify-single-word="false" style:snap-to-layout-grid="false"/>
      <style:text-properties officeooo:paragraph-rsid="427e1b4c"/>
    </style:style>
    <style:style style:name="P1183" style:family="paragraph" style:parent-style-name="Heading_20_8">
      <style:paragraph-properties fo:margin-top="0.203cm" fo:margin-bottom="0.102cm" loext:contextual-spacing="false" fo:text-align="center" style:justify-single-word="false" style:snap-to-layout-grid="false"/>
      <style:text-properties officeooo:paragraph-rsid="427e1b4c"/>
    </style:style>
    <style:style style:name="P1184"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185" style:family="paragraph" style:parent-style-name="Standard">
      <style:paragraph-properties fo:text-align="center"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186" style:family="paragraph" style:parent-style-name="Standard">
      <style:paragraph-properties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1187"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1188" style:family="paragraph" style:parent-style-name="Standard">
      <style:paragraph-properties fo:text-align="center" style:justify-single-word="false" style:snap-to-layout-grid="false"/>
      <style:text-properties officeooo:paragraph-rsid="427e1b4c"/>
    </style:style>
    <style:style style:name="P1189" style:family="paragraph" style:parent-style-name="Standard">
      <style:paragraph-properties style:snap-to-layout-grid="false">
        <style:tab-stops>
          <style:tab-stop style:position="1.27cm"/>
        </style:tab-stops>
      </style:paragraph-properties>
      <style:text-properties officeooo:paragraph-rsid="427e1b4c"/>
    </style:style>
    <style:style style:name="P1190" style:family="paragraph" style:parent-style-name="Standard">
      <style:text-properties officeooo:paragraph-rsid="427e1b4c"/>
    </style:style>
    <style:style style:name="P1191" style:family="paragraph" style:parent-style-name="Standard">
      <style:paragraph-properties fo:margin-left="0cm" fo:margin-right="0cm" fo:text-indent="0cm" style:auto-text-indent="false" style:writing-mode="lr-tb"/>
    </style:style>
    <style:style style:name="P1192" style:family="paragraph" style:parent-style-name="Standard">
      <style:paragraph-properties fo:margin-left="0cm" fo:margin-right="0cm" fo:text-indent="0cm" style:auto-text-indent="false" style:writing-mode="lr-tb">
        <style:tab-stops>
          <style:tab-stop style:position="1.27cm"/>
        </style:tab-stops>
      </style:paragraph-properties>
    </style:style>
    <style:style style:name="P1193" style:family="paragraph" style:parent-style-name="Standard">
      <style:paragraph-properties fo:margin-left="0cm" fo:margin-right="0cm" fo:text-indent="0cm" style:auto-text-indent="false" style:writing-mode="lr-tb">
        <style:tab-stops/>
      </style:paragraph-properties>
    </style:style>
    <style:style style:name="P1194" style:family="paragraph" style:parent-style-name="Standard">
      <style:paragraph-properties fo:margin-left="0cm" fo:margin-right="0cm" fo:text-indent="0cm" style:auto-text-indent="false" style:writing-mode="lr-tb"/>
      <style:text-properties style:font-name="Times New Roman"/>
    </style:style>
    <style:style style:name="P1195" style:family="paragraph" style:parent-style-name="Standard">
      <style:paragraph-properties fo:margin-left="0cm" fo:margin-right="0cm" fo:text-indent="0cm" style:auto-text-indent="false" style:writing-mode="lr-tb"/>
      <style:text-properties style:font-name="Times New Roman" fo:language="zxx" fo:country="none" style:language-asian="zxx" style:country-asian="none"/>
    </style:style>
    <style:style style:name="P1196" style:family="paragraph" style:parent-style-name="Standard">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1197"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1198"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1199"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fo:language="zxx" fo:country="none" style:language-asian="zxx" style:country-asian="none" style:font-size-complex="10pt"/>
    </style:style>
    <style:style style:name="P1200" style:family="paragraph" style:parent-style-name="Standard">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1201"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1202" style:family="paragraph" style:parent-style-name="Standard">
      <style:paragraph-properties fo:margin-left="0cm" fo:margin-right="0cm" fo:text-align="center" style:justify-single-word="false" fo:text-indent="0cm" style:auto-text-indent="false" style:writing-mode="lr-tb"/>
      <style:text-properties style:font-name="Times New Roman"/>
    </style:style>
    <style:style style:name="P1203"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1204" style:family="paragraph" style:parent-style-name="Standard">
      <style:paragraph-properties fo:margin-left="0cm" fo:margin-right="0cm" fo:text-align="center" style:justify-single-word="false" fo:text-indent="0cm" style:auto-text-indent="false" style:writing-mode="lr-tb"/>
      <style:text-properties style:font-name="Times New Roman" fo:language="en" fo:country="US" style:language-asian="zxx" style:country-asian="none"/>
    </style:style>
    <style:style style:name="P1205" style:family="paragraph" style:parent-style-name="Standard">
      <style:paragraph-properties fo:margin-left="0cm" fo:margin-right="0cm" fo:text-align="center" style:justify-single-word="false" fo:text-indent="0cm" style:auto-text-indent="false" style:writing-mode="lr-tb"/>
    </style:style>
    <style:style style:name="P1206"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1207" style:family="paragraph" style:parent-style-name="Table_20_Contents">
      <style:paragraph-properties style:snap-to-layout-grid="false"/>
      <style:text-properties officeooo:paragraph-rsid="427e1b4c"/>
    </style:style>
    <style:style style:name="P1208" style:family="paragraph" style:parent-style-name="Table_20_Contents">
      <style:paragraph-properties fo:text-align="center" style:justify-single-word="false" style:snap-to-layout-grid="false"/>
      <style:text-properties fo:font-weight="normal" officeooo:paragraph-rsid="427e1b4c" style:font-weight-asian="normal" style:font-weight-complex="normal"/>
    </style:style>
    <style:style style:name="P1209" style:family="paragraph" style:parent-style-name="Table_20_Contents">
      <style:paragraph-properties fo:text-align="center" style:justify-single-word="false" style:snap-to-layout-grid="false"/>
      <style:text-properties officeooo:paragraph-rsid="427e1b4c"/>
    </style:style>
    <style:style style:name="P1210" style:family="paragraph" style:parent-style-name="Table_20_Contents">
      <style:paragraph-properties fo:text-align="start" style:justify-single-word="false" style:snap-to-layout-grid="false"/>
      <style:text-properties officeooo:paragraph-rsid="427e1b4c"/>
    </style:style>
    <style:style style:name="P1211" style:family="paragraph" style:parent-style-name="Table_20_Contents">
      <style:paragraph-properties fo:text-align="center" style:justify-single-word="false" style:snap-to-layout-grid="false"/>
      <style:text-properties style:use-window-font-color="true" fo:font-size="10pt" fo:language="cs" fo:country="CZ"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212" style:family="paragraph" style:parent-style-name="Table_20_Contents">
      <style:paragraph-properties fo:text-align="start"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13" style:family="paragraph" style:parent-style-name="Table_20_Contents">
      <style:paragraph-properties fo:text-align="start"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14" style:family="paragraph" style:parent-style-name="Table_20_Contents">
      <style:paragraph-properties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15" style:family="paragraph" style:parent-style-name="Table_20_Contents">
      <style:paragraph-properties fo:text-align="center"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16" style:family="paragraph" style:parent-style-name="Table_20_Contents">
      <style:paragraph-properties fo:text-align="center" style:justify-single-word="false" style:snap-to-layout-grid="false"/>
      <style:text-properties style:use-window-font-color="true" fo:font-size="10pt" fo:language="zxx" fo:country="none"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217" style:family="paragraph" style:parent-style-name="Table_20_Contents">
      <style:paragraph-properties fo:margin-left="0cm" fo:margin-right="0cm" fo:text-indent="0cm" style:auto-text-indent="false" style:writing-mode="lr-tb"/>
    </style:style>
    <style:style style:name="P1218" style:family="paragraph" style:parent-style-name="Table_20_Contents">
      <style:paragraph-properties fo:margin-left="0cm" fo:margin-right="0cm" fo:text-indent="0cm" style:auto-text-indent="false" style:writing-mode="lr-tb">
        <style:tab-stops/>
      </style:paragraph-properties>
    </style:style>
    <style:style style:name="P1219" style:family="paragraph" style:parent-style-name="Table_20_Contents">
      <style:paragraph-properties fo:margin-left="0cm" fo:margin-right="0cm" fo:text-align="center" style:justify-single-word="false" fo:text-indent="0cm" style:auto-text-indent="false" style:writing-mode="lr-tb"/>
    </style:style>
    <style:style style:name="P1220" style:family="paragraph" style:parent-style-name="Table_20_Contents">
      <style:paragraph-properties fo:margin-left="0cm" fo:margin-right="0cm" fo:text-align="center" style:justify-single-word="false" fo:text-indent="0cm" style:auto-text-indent="false" style:writing-mode="lr-tb">
        <style:tab-stops/>
      </style:paragraph-properties>
    </style:style>
    <style:style style:name="P1221" style:family="paragraph" style:parent-style-name="Table_20_Contents">
      <style:paragraph-properties fo:margin-left="0cm" fo:margin-right="0cm" fo:text-indent="0cm" style:auto-text-indent="false" style:writing-mode="lr-tb"/>
      <style:text-properties style:font-name="Times New Roman"/>
    </style:style>
    <style:style style:name="P1222"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style>
    <style:style style:name="P1223"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1224" style:family="paragraph" style:parent-style-name="Table_20_Contents">
      <style:paragraph-properties fo:margin-left="0cm" fo:margin-right="0cm" fo:text-indent="0cm" style:auto-text-indent="false" style:writing-mode="lr-tb"/>
      <style:text-properties style:font-name="Times New Roman" fo:language="zxx" fo:country="none" style:language-asian="zxx" style:country-asian="none"/>
    </style:style>
    <style:style style:name="P1225"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1226"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122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1228" style:family="paragraph" style:parent-style-name="Table_20_Contents">
      <style:paragraph-properties fo:margin-left="0cm" fo:margin-right="0cm"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1229"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1230"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1231"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1232"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1233" style:family="paragraph" style:parent-style-name="Table_20_Contents">
      <style:paragraph-properties fo:margin-left="0cm" fo:margin-right="0cm" fo:text-indent="0cm" style:auto-text-indent="false" style:writing-mode="lr-tb">
        <style:tab-stops/>
      </style:paragraph-properties>
      <style:text-properties style:font-name="Times New Roman"/>
    </style:style>
    <style:style style:name="P1234"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font-weight-asian="bold" style:font-weight-complex="bold"/>
    </style:style>
    <style:style style:name="P1235"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1236" style:family="paragraph" style:parent-style-name="Table_20_Contents">
      <style:paragraph-properties fo:margin-left="0cm" fo:margin-right="0cm" fo:text-indent="0cm" style:auto-text-indent="false" style:writing-mode="lr-tb"/>
      <style:text-properties style:font-name="Times New Roman" style:language-asian="zxx" style:country-asian="none"/>
    </style:style>
    <style:style style:name="P1237"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1238"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en" fo:country="US" fo:font-weight="bold" style:language-asian="zxx" style:country-asian="none" style:font-weight-asian="bold" style:font-weight-complex="bold"/>
    </style:style>
    <style:style style:name="P1239" style:family="paragraph" style:parent-style-name="Text_20_body" style:list-style-name="L1">
      <style:text-properties officeooo:rsid="14585935" officeooo:paragraph-rsid="282f1ba6" fo:background-color="#fff200"/>
    </style:style>
    <style:style style:name="P1240" style:family="paragraph" style:parent-style-name="Text_20_body" style:list-style-name="L2">
      <style:text-properties officeooo:rsid="145722f9" officeooo:paragraph-rsid="282f1ba6" fo:background-color="#fff200"/>
    </style:style>
    <style:style style:name="P1241" style:family="paragraph" style:parent-style-name="Text_20_body" style:list-style-name="L2">
      <style:text-properties officeooo:rsid="14d3e335" officeooo:paragraph-rsid="282f1ba6" fo:background-color="#fff200"/>
    </style:style>
    <style:style style:name="P1242" style:family="paragraph" style:parent-style-name="Text_20_body" style:list-style-name="L2">
      <style:text-properties officeooo:rsid="14641de2" officeooo:paragraph-rsid="282f1ba6" fo:background-color="#fff200"/>
    </style:style>
    <style:style style:name="P1243" style:family="paragraph" style:parent-style-name="Text_20_body" style:list-style-name="L3">
      <style:text-properties officeooo:rsid="2a2a576c" officeooo:paragraph-rsid="2ad07b49" fo:background-color="#fff200"/>
    </style:style>
    <style:style style:name="P1244" style:family="paragraph" style:parent-style-name="Text_20_body" style:list-style-name="L3">
      <style:text-properties officeooo:rsid="2a84aab1" officeooo:paragraph-rsid="2ac39226" fo:background-color="#fff200"/>
    </style:style>
    <style:style style:name="P1245" style:family="paragraph" style:parent-style-name="Text_20_body" style:list-style-name="L5">
      <style:text-properties officeooo:rsid="29fe042f" officeooo:paragraph-rsid="2a55b2e6" fo:background-color="#fff200"/>
    </style:style>
    <style:style style:name="P1246" style:family="paragraph" style:parent-style-name="Text_20_body" style:list-style-name="L5">
      <style:text-properties officeooo:rsid="29ffc963" officeooo:paragraph-rsid="2a54390c" fo:background-color="#fff200"/>
    </style:style>
    <style:style style:name="P1247" style:family="paragraph" style:parent-style-name="Text_20_body" style:list-style-name="L5">
      <style:text-properties officeooo:rsid="2a01ea90" officeooo:paragraph-rsid="35972e8f" fo:background-color="#fff200"/>
    </style:style>
    <style:style style:name="P1248" style:family="paragraph" style:parent-style-name="Text_20_body" style:list-style-name="L6">
      <style:text-properties officeooo:rsid="2a59df94" officeooo:paragraph-rsid="2a59df94" fo:background-color="#fff200"/>
    </style:style>
    <style:style style:name="P1249" style:family="paragraph" style:parent-style-name="Text_20_body" style:list-style-name="L6">
      <style:text-properties officeooo:rsid="2a5b281e" officeooo:paragraph-rsid="2a5b281e" fo:background-color="#fff200"/>
    </style:style>
    <style:style style:name="P1250" style:family="paragraph" style:parent-style-name="Text_20_body" style:list-style-name="L7">
      <style:text-properties officeooo:rsid="0d649d1e" officeooo:paragraph-rsid="2830e9f4" fo:background-color="#fff200"/>
    </style:style>
    <style:style style:name="P1251" style:family="paragraph" style:parent-style-name="Text_20_body" style:list-style-name="L8">
      <style:text-properties officeooo:rsid="2832e265" officeooo:paragraph-rsid="2832e265" fo:background-color="#fff200"/>
    </style:style>
    <style:style style:name="P1252" style:family="paragraph" style:parent-style-name="Text_20_body" style:list-style-name="L9">
      <style:text-properties officeooo:rsid="0db82cab" officeooo:paragraph-rsid="2830e9f4" fo:background-color="#fff200"/>
    </style:style>
    <style:style style:name="P1253" style:family="paragraph" style:parent-style-name="Text_20_body" style:list-style-name="L11">
      <style:text-properties officeooo:rsid="2d24ffe7" officeooo:paragraph-rsid="2eeeca56" fo:background-color="#fff200"/>
    </style:style>
    <style:style style:name="P1254" style:family="paragraph" style:parent-style-name="Text_20_body" style:list-style-name="L12">
      <style:text-properties officeooo:rsid="2d24ffe7" officeooo:paragraph-rsid="2eeeca56" fo:background-color="#fff200"/>
    </style:style>
    <style:style style:name="P1255" style:family="paragraph" style:parent-style-name="Text_20_body" style:list-style-name="L12">
      <style:text-properties officeooo:rsid="2d4fea61" officeooo:paragraph-rsid="2eeeca56" fo:background-color="#fff200"/>
    </style:style>
    <style:style style:name="P1256" style:family="paragraph" style:parent-style-name="Text_20_body" style:list-style-name="L12">
      <style:text-properties officeooo:rsid="2d4f62f1" officeooo:paragraph-rsid="2eeeca56" fo:background-color="#fff200"/>
    </style:style>
    <style:style style:name="P1257" style:family="paragraph" style:parent-style-name="Text_20_body" style:list-style-name="L12">
      <style:text-properties officeooo:rsid="37048f6f" officeooo:paragraph-rsid="37048f6f" fo:background-color="#fff200"/>
    </style:style>
    <style:style style:name="P1258" style:family="paragraph" style:parent-style-name="Text_20_body" style:list-style-name="L13">
      <style:text-properties officeooo:rsid="2d2af642" officeooo:paragraph-rsid="2eeeca56" fo:background-color="#fff200"/>
    </style:style>
    <style:style style:name="P1259" style:family="paragraph" style:parent-style-name="Text_20_body" style:list-style-name="L14">
      <style:text-properties officeooo:rsid="2004c7fc" officeooo:paragraph-rsid="2eeeca56" fo:background-color="#fff200"/>
    </style:style>
    <style:style style:name="P1260" style:family="paragraph" style:parent-style-name="Text_20_body" style:list-style-name="L14">
      <style:text-properties officeooo:rsid="1f7d75fb" officeooo:paragraph-rsid="2eeeca56" fo:background-color="#fff200"/>
    </style:style>
    <style:style style:name="P1261" style:family="paragraph" style:parent-style-name="Text_20_body" style:list-style-name="L14">
      <style:text-properties officeooo:rsid="20147782" officeooo:paragraph-rsid="2eeeca56" fo:background-color="#fff200"/>
    </style:style>
    <style:style style:name="P1262" style:family="paragraph" style:parent-style-name="Text_20_body" style:list-style-name="L14">
      <style:text-properties officeooo:rsid="20177120" officeooo:paragraph-rsid="2eeeca56" fo:background-color="#fff200"/>
    </style:style>
    <style:style style:name="P1263" style:family="paragraph" style:parent-style-name="Text_20_body" style:list-style-name="L14">
      <style:text-properties officeooo:rsid="1ff30acd" officeooo:paragraph-rsid="2eeeca56" fo:background-color="#fff200"/>
    </style:style>
    <style:style style:name="P1264" style:family="paragraph" style:parent-style-name="Text_20_body" style:list-style-name="L14">
      <style:text-properties officeooo:rsid="1ff24342" officeooo:paragraph-rsid="2eeeca56" fo:background-color="#fff200"/>
    </style:style>
    <style:style style:name="P1265" style:family="paragraph" style:parent-style-name="Text_20_body" style:list-style-name="L14">
      <style:text-properties officeooo:rsid="1ff1bd16" officeooo:paragraph-rsid="2eeeca56" fo:background-color="#fff200"/>
    </style:style>
    <style:style style:name="P1266" style:family="paragraph" style:parent-style-name="Text_20_body" style:list-style-name="L14">
      <style:text-properties officeooo:rsid="200b719d" officeooo:paragraph-rsid="2eeeca56" fo:background-color="#fff200"/>
    </style:style>
    <style:style style:name="P1267" style:family="paragraph" style:parent-style-name="Text_20_body" style:list-style-name="L14">
      <style:text-properties officeooo:rsid="2018b107" officeooo:paragraph-rsid="2eeeca56" fo:background-color="#fff200"/>
    </style:style>
    <style:style style:name="P1268" style:family="paragraph" style:parent-style-name="Text_20_body" style:list-style-name="L14">
      <style:text-properties officeooo:rsid="1ff4d6e7" officeooo:paragraph-rsid="2eeeca56" fo:background-color="#fff200"/>
    </style:style>
    <style:style style:name="P1269" style:family="paragraph" style:parent-style-name="Text_20_body" style:list-style-name="L14">
      <style:text-properties officeooo:rsid="20192bd4" officeooo:paragraph-rsid="2eeeca56" fo:background-color="#fff200"/>
    </style:style>
    <style:style style:name="P1270" style:family="paragraph" style:parent-style-name="Text_20_body" style:list-style-name="L14">
      <style:text-properties officeooo:rsid="1ff4dbd9" officeooo:paragraph-rsid="2eeeca56" fo:background-color="#fff200"/>
    </style:style>
    <style:style style:name="P1271" style:family="paragraph" style:parent-style-name="Text_20_body" style:list-style-name="L14">
      <style:text-properties officeooo:rsid="1ff57b82" officeooo:paragraph-rsid="2eeeca56" fo:background-color="#fff200"/>
    </style:style>
    <style:style style:name="P1272" style:family="paragraph" style:parent-style-name="Text_20_body" style:list-style-name="L14">
      <style:text-properties officeooo:rsid="20152acd" officeooo:paragraph-rsid="2eeeca56" fo:background-color="#fff200"/>
    </style:style>
    <style:style style:name="P1273" style:family="paragraph" style:parent-style-name="Text_20_body" style:list-style-name="L14">
      <style:text-properties officeooo:rsid="1ffdc37c" officeooo:paragraph-rsid="2eeeca56" fo:background-color="#fff200"/>
    </style:style>
    <style:style style:name="P1274" style:family="paragraph" style:parent-style-name="Text_20_body" style:list-style-name="L14">
      <style:text-properties officeooo:rsid="1fffae91" officeooo:paragraph-rsid="2eeeca56" fo:background-color="#fff200"/>
    </style:style>
    <style:style style:name="P1275" style:family="paragraph" style:parent-style-name="Text_20_body" style:list-style-name="L14">
      <style:text-properties officeooo:rsid="20008eeb" officeooo:paragraph-rsid="2eeeca56" fo:background-color="#fff200"/>
    </style:style>
    <style:style style:name="P1276" style:family="paragraph" style:parent-style-name="Text_20_body" style:list-style-name="L14">
      <style:text-properties officeooo:rsid="20019f83" officeooo:paragraph-rsid="2eeeca56" fo:background-color="#fff200"/>
    </style:style>
    <style:style style:name="P1277" style:family="paragraph" style:parent-style-name="Text_20_body" style:list-style-name="L14">
      <style:text-properties officeooo:rsid="2008463a" officeooo:paragraph-rsid="2eeeca56" fo:background-color="#fff200"/>
    </style:style>
    <style:style style:name="P1278" style:family="paragraph" style:parent-style-name="Text_20_body" style:list-style-name="L14">
      <style:text-properties officeooo:rsid="1ff6f841" officeooo:paragraph-rsid="2eeeca56" fo:background-color="#fff200"/>
    </style:style>
    <style:style style:name="P1279" style:family="paragraph" style:parent-style-name="Text_20_body" style:list-style-name="L14">
      <style:text-properties officeooo:rsid="1ffc8454" officeooo:paragraph-rsid="2eeeca56" fo:background-color="#fff200"/>
    </style:style>
    <style:style style:name="P1280" style:family="paragraph" style:parent-style-name="Text_20_body" style:list-style-name="L14">
      <style:text-properties officeooo:rsid="2010390f" officeooo:paragraph-rsid="2eeeca56" fo:background-color="#fff200"/>
    </style:style>
    <style:style style:name="P1281" style:family="paragraph" style:parent-style-name="Text_20_body" style:list-style-name="L14">
      <style:text-properties officeooo:rsid="1ff86ef0" officeooo:paragraph-rsid="2eeeca56" fo:background-color="#fff200"/>
    </style:style>
    <style:style style:name="P1282" style:family="paragraph" style:parent-style-name="Text_20_body" style:list-style-name="L14">
      <style:text-properties officeooo:rsid="200a5e30" officeooo:paragraph-rsid="2eeeca56" fo:background-color="#fff200"/>
    </style:style>
    <style:style style:name="P1283" style:family="paragraph" style:parent-style-name="Text_20_body" style:list-style-name="L14">
      <style:text-properties officeooo:rsid="200e3d4b" officeooo:paragraph-rsid="2eeeca56" fo:background-color="#fff200"/>
    </style:style>
    <style:style style:name="P1284" style:family="paragraph" style:parent-style-name="Text_20_body" style:list-style-name="L14">
      <style:text-properties officeooo:rsid="200fc94e" officeooo:paragraph-rsid="2eeeca56" fo:background-color="#fff200"/>
    </style:style>
    <style:style style:name="P1285" style:family="paragraph" style:parent-style-name="Text_20_body" style:list-style-name="L14">
      <style:text-properties officeooo:rsid="20107045" officeooo:paragraph-rsid="2eeeca56" fo:background-color="#fff200"/>
    </style:style>
    <style:style style:name="P1286" style:family="paragraph" style:parent-style-name="Text_20_body" style:list-style-name="L14">
      <style:text-properties officeooo:rsid="20126b1e" officeooo:paragraph-rsid="2eeeca56" fo:background-color="#fff200"/>
    </style:style>
    <style:style style:name="P1287" style:family="paragraph" style:parent-style-name="Text_20_body" style:list-style-name="L16">
      <style:text-properties officeooo:rsid="36c01aef" officeooo:paragraph-rsid="36c01aef" fo:background-color="#fff200"/>
    </style:style>
    <style:style style:name="P1288" style:family="paragraph" style:parent-style-name="Text_20_body" style:list-style-name="L42">
      <style:text-properties officeooo:paragraph-rsid="37b38dca" fo:background-color="#fff200"/>
    </style:style>
    <style:style style:name="P1289" style:family="paragraph" style:parent-style-name="Text_20_body" style:list-style-name="L42">
      <style:text-properties officeooo:paragraph-rsid="37b4eaf1" fo:background-color="#fff200"/>
    </style:style>
    <style:style style:name="P1290" style:family="paragraph" style:parent-style-name="Text_20_body" style:list-style-name="L43">
      <style:text-properties officeooo:rsid="37ccf22e" officeooo:paragraph-rsid="37ccf22e" fo:background-color="#fff200"/>
    </style:style>
    <style:style style:name="P1291" style:family="paragraph" style:parent-style-name="Text_20_body" style:list-style-name="L43">
      <style:text-properties officeooo:rsid="293d5d30" officeooo:paragraph-rsid="2ce9bd95" fo:background-color="#fff200"/>
    </style:style>
    <style:style style:name="P1292" style:family="paragraph" style:parent-style-name="Text_20_body" style:list-style-name="L43">
      <style:text-properties officeooo:rsid="293bcf6c" officeooo:paragraph-rsid="2ce9bd95" fo:background-color="#fff200"/>
    </style:style>
    <style:style style:name="P1293" style:family="paragraph" style:parent-style-name="Text_20_body" style:list-style-name="L44">
      <style:text-properties officeooo:rsid="293bcf6c" officeooo:paragraph-rsid="2aac1b25" fo:background-color="#fff200"/>
    </style:style>
    <style:style style:name="P1294" style:family="paragraph" style:parent-style-name="Text_20_body" style:list-style-name="L45">
      <style:text-properties officeooo:rsid="3607f474" officeooo:paragraph-rsid="38d58481" fo:background-color="#fff200"/>
    </style:style>
    <style:style style:name="P1295" style:family="paragraph" style:parent-style-name="Text_20_body" style:list-style-name="L45">
      <style:text-properties officeooo:rsid="3607f474" officeooo:paragraph-rsid="38d9ca91" fo:background-color="#fff200"/>
    </style:style>
    <style:style style:name="P1296" style:family="paragraph" style:parent-style-name="Text_20_body" style:list-style-name="L45">
      <style:text-properties officeooo:rsid="360e16f2" officeooo:paragraph-rsid="38d58481" fo:background-color="#fff200"/>
    </style:style>
    <style:style style:name="P1297" style:family="paragraph" style:parent-style-name="Text_20_body" style:list-style-name="L46">
      <style:text-properties officeooo:rsid="29175b96" officeooo:paragraph-rsid="3954aa69" fo:background-color="#fff200"/>
    </style:style>
    <style:style style:name="P1298" style:family="paragraph" style:parent-style-name="Text_20_body" style:list-style-name="L46">
      <style:text-properties officeooo:rsid="2918a14f" officeooo:paragraph-rsid="3954aa69" fo:background-color="#fff200"/>
    </style:style>
    <style:style style:name="P1299" style:family="paragraph" style:parent-style-name="Text_20_body" style:list-style-name="L47">
      <style:text-properties officeooo:rsid="291f3f49" officeooo:paragraph-rsid="3954aa69" fo:background-color="#fff200"/>
    </style:style>
    <style:style style:name="P1300" style:family="paragraph" style:parent-style-name="Text_20_body" style:list-style-name="L47">
      <style:text-properties officeooo:rsid="29205610" officeooo:paragraph-rsid="3954aa69" fo:background-color="#fff200"/>
    </style:style>
    <style:style style:name="P1301" style:family="paragraph" style:parent-style-name="Text_20_body" style:list-style-name="L48">
      <style:text-properties officeooo:rsid="3025b673" officeooo:paragraph-rsid="3954aa69" fo:background-color="#fff200"/>
    </style:style>
    <style:style style:name="P1302" style:family="paragraph" style:parent-style-name="Text_20_body" style:list-style-name="L49">
      <style:text-properties officeooo:rsid="302d66c3" officeooo:paragraph-rsid="3954aa69" fo:background-color="#fff200"/>
    </style:style>
    <style:style style:name="P1303" style:family="paragraph" style:parent-style-name="Text_20_body" style:list-style-name="L50">
      <style:text-properties officeooo:paragraph-rsid="3954aa69" fo:background-color="#fff200"/>
    </style:style>
    <style:style style:name="P1304" style:family="paragraph" style:parent-style-name="Text_20_body" style:list-style-name="L51">
      <style:text-properties officeooo:rsid="30506a00" officeooo:paragraph-rsid="3954aa69" fo:background-color="#fff200"/>
    </style:style>
    <style:style style:name="P1305" style:family="paragraph" style:parent-style-name="Text_20_body" style:list-style-name="L52">
      <style:text-properties officeooo:rsid="30506a00" officeooo:paragraph-rsid="3954aa69" fo:background-color="#fff200"/>
    </style:style>
    <style:style style:name="P1306" style:family="paragraph" style:parent-style-name="Text_20_body" style:list-style-name="L53">
      <style:text-properties officeooo:rsid="30506a00" officeooo:paragraph-rsid="3954aa69" fo:background-color="#fff200"/>
    </style:style>
    <style:style style:name="P1307" style:family="paragraph" style:parent-style-name="Text_20_body" style:list-style-name="L52">
      <style:text-properties officeooo:rsid="2d315a88" officeooo:paragraph-rsid="3954aa69" fo:background-color="#fff200"/>
    </style:style>
    <style:style style:name="P1308" style:family="paragraph" style:parent-style-name="Text_20_body" style:list-style-name="L54">
      <style:text-properties officeooo:rsid="2d316e09" officeooo:paragraph-rsid="3954aa69" fo:background-color="#fff200"/>
    </style:style>
    <style:style style:name="P1309" style:family="paragraph" style:parent-style-name="Text_20_body" style:list-style-name="L54">
      <style:text-properties officeooo:rsid="3050a354" officeooo:paragraph-rsid="3954aa69" fo:background-color="#fff200"/>
    </style:style>
    <style:style style:name="P1310" style:family="paragraph" style:parent-style-name="Text_20_body" style:list-style-name="L55">
      <style:text-properties officeooo:rsid="303f9b7c" officeooo:paragraph-rsid="3954aa69" fo:background-color="#fff200"/>
    </style:style>
    <style:style style:name="P1311" style:family="paragraph" style:parent-style-name="Text_20_body" style:list-style-name="L55">
      <style:text-properties officeooo:rsid="3041e365" officeooo:paragraph-rsid="3954aa69" fo:background-color="#fff200"/>
    </style:style>
    <style:style style:name="P1312" style:family="paragraph" style:parent-style-name="Text_20_body" style:list-style-name="L56">
      <style:text-properties officeooo:rsid="305c4f12" officeooo:paragraph-rsid="3954aa69" fo:background-color="#fff200"/>
    </style:style>
    <style:style style:name="P1313" style:family="paragraph" style:parent-style-name="Text_20_body" style:list-style-name="L56">
      <style:text-properties officeooo:rsid="306ab5ea" officeooo:paragraph-rsid="3954aa69" fo:background-color="#fff200"/>
    </style:style>
    <style:style style:name="P1314" style:family="paragraph" style:parent-style-name="Text_20_body" style:list-style-name="L57">
      <style:text-properties officeooo:rsid="38a8df89" officeooo:paragraph-rsid="3954aa69" fo:background-color="#fff200"/>
    </style:style>
    <style:style style:name="P1315" style:family="paragraph" style:parent-style-name="Text_20_body" style:list-style-name="L58">
      <style:text-properties officeooo:rsid="389cb7ab" officeooo:paragraph-rsid="3954aa69" fo:background-color="#fff200"/>
    </style:style>
    <style:style style:name="P1316" style:family="paragraph" style:parent-style-name="Text_20_body" style:list-style-name="L59">
      <style:text-properties officeooo:rsid="389cb7ab" officeooo:paragraph-rsid="3954aa69" fo:background-color="#fff200"/>
    </style:style>
    <style:style style:name="P1317" style:family="paragraph" style:parent-style-name="Text_20_body" style:list-style-name="L59">
      <style:text-properties officeooo:rsid="389a4dc3" officeooo:paragraph-rsid="3954aa69" fo:background-color="#fff200"/>
    </style:style>
    <style:style style:name="P1318" style:family="paragraph" style:parent-style-name="Text_20_body" style:list-style-name="L59">
      <style:text-properties officeooo:rsid="3899bbbf" officeooo:paragraph-rsid="3954aa69" fo:background-color="#fff200"/>
    </style:style>
    <style:style style:name="P1319" style:family="paragraph" style:parent-style-name="Text_20_body" style:list-style-name="L61">
      <style:text-properties officeooo:rsid="3899bbbf" officeooo:paragraph-rsid="3954aa69" fo:background-color="#fff200"/>
    </style:style>
    <style:style style:name="P1320" style:family="paragraph" style:parent-style-name="Text_20_body" style:list-style-name="L59">
      <style:text-properties officeooo:rsid="389bdaf3" officeooo:paragraph-rsid="3954aa69" fo:background-color="#fff200"/>
    </style:style>
    <style:style style:name="P1321" style:family="paragraph" style:parent-style-name="Text_20_body" style:list-style-name="L60">
      <style:text-properties officeooo:rsid="38995a96" officeooo:paragraph-rsid="3954aa69" fo:background-color="#fff200"/>
    </style:style>
    <style:style style:name="P1322" style:family="paragraph" style:parent-style-name="Text_20_body" style:list-style-name="L60">
      <style:text-properties officeooo:rsid="38a52ed9" officeooo:paragraph-rsid="3954aa69" fo:background-color="#fff200"/>
    </style:style>
    <style:style style:name="P1323" style:family="paragraph" style:parent-style-name="Text_20_body" style:list-style-name="L61">
      <style:text-properties officeooo:rsid="38a52ed9" officeooo:paragraph-rsid="3954aa69" fo:background-color="#fff200"/>
    </style:style>
    <style:style style:name="P1324" style:family="paragraph" style:parent-style-name="Text_20_body" style:list-style-name="L62">
      <style:text-properties officeooo:rsid="2ccd087b" officeooo:paragraph-rsid="3954aa69" fo:background-color="#fff200"/>
    </style:style>
    <style:style style:name="P1325" style:family="paragraph" style:parent-style-name="Text_20_body" style:list-style-name="L62">
      <style:text-properties officeooo:paragraph-rsid="3954aa69" fo:background-color="#fff200"/>
    </style:style>
    <style:style style:name="P1326" style:family="paragraph" style:parent-style-name="Text_20_body" style:list-style-name="L63">
      <style:text-properties officeooo:rsid="2543b6e6" officeooo:paragraph-rsid="3954aa69" fo:background-color="#fff200"/>
    </style:style>
    <style:style style:name="P1327" style:family="paragraph" style:parent-style-name="Text_20_body" style:list-style-name="L63">
      <style:text-properties officeooo:rsid="2545656a" officeooo:paragraph-rsid="3954aa69" fo:background-color="#fff200"/>
    </style:style>
    <style:style style:name="P1328" style:family="paragraph" style:parent-style-name="Text_20_body" style:list-style-name="L65">
      <style:text-properties officeooo:rsid="39019ddb" officeooo:paragraph-rsid="39019ddb" fo:background-color="#fff200"/>
    </style:style>
    <style:style style:name="P1329" style:family="paragraph" style:parent-style-name="Text_20_body" style:list-style-name="L66">
      <style:text-properties officeooo:rsid="3b402621" officeooo:paragraph-rsid="3b402621" fo:background-color="#fff200"/>
    </style:style>
    <style:style style:name="P1330" style:family="paragraph" style:parent-style-name="Text_20_body" style:list-style-name="L66">
      <style:text-properties officeooo:rsid="3aa7b086" officeooo:paragraph-rsid="3b1ffb29" fo:background-color="#fff200"/>
    </style:style>
    <style:style style:name="P1331" style:family="paragraph" style:parent-style-name="Text_20_body" style:list-style-name="L67">
      <style:text-properties officeooo:rsid="3b1ffb29" officeooo:paragraph-rsid="3b1ffb29" fo:background-color="#fff200"/>
    </style:style>
    <style:style style:name="P1332" style:family="paragraph" style:parent-style-name="Text_20_body" style:list-style-name="L69">
      <style:text-properties officeooo:rsid="24a005f2" officeooo:paragraph-rsid="24a005f2" fo:background-color="#fff200"/>
    </style:style>
    <style:style style:name="P1333" style:family="paragraph" style:parent-style-name="Text_20_body" style:list-style-name="L91">
      <style:text-properties officeooo:rsid="1bf6438f" officeooo:paragraph-rsid="3a2ea779" fo:background-color="#fff200"/>
    </style:style>
    <style:style style:name="P1334" style:family="paragraph" style:parent-style-name="Text_20_body" style:list-style-name="L92">
      <style:text-properties officeooo:rsid="25604653" officeooo:paragraph-rsid="3a2ea779" fo:background-color="#fff200"/>
    </style:style>
    <style:style style:name="P1335" style:family="paragraph" style:parent-style-name="Text_20_body" style:list-style-name="L4">
      <style:text-properties fo:language="cs" fo:country="CZ" officeooo:rsid="2a4e5a57" officeooo:paragraph-rsid="2ac42a68" fo:background-color="#fff200"/>
    </style:style>
    <style:style style:name="P1336" style:family="paragraph" style:parent-style-name="Text_20_body" style:list-style-name="L4">
      <style:text-properties fo:language="cs" fo:country="CZ" officeooo:rsid="2aee7385" officeooo:paragraph-rsid="2aee7385" fo:background-color="#fff200"/>
    </style:style>
    <style:style style:name="P1337" style:family="paragraph" style:parent-style-name="Text_20_body" style:list-style-name="L4">
      <style:text-properties fo:language="cs" fo:country="CZ" officeooo:rsid="2968b071" officeooo:paragraph-rsid="2ad07b49" fo:background-color="#fff200"/>
    </style:style>
    <style:style style:name="P1338" style:family="paragraph" style:parent-style-name="Text_20_body" style:list-style-name="L14">
      <style:text-properties fo:language="cs" fo:country="CZ" officeooo:rsid="2eeb2c9d" officeooo:paragraph-rsid="2eeeca56" fo:background-color="#fff200" style:language-asian="cs" style:country-asian="CZ"/>
    </style:style>
    <style:style style:name="P1339" style:family="paragraph" style:parent-style-name="Text_20_body" style:list-style-name="L15">
      <style:text-properties fo:language="cs" fo:country="CZ" officeooo:rsid="28b0c8e6" officeooo:paragraph-rsid="28b0c8e6" fo:background-color="#fff200" style:language-asian="cs" style:country-asian="CZ"/>
    </style:style>
    <style:style style:name="P1340" style:family="paragraph" style:parent-style-name="Text_20_body" style:list-style-name="L68">
      <style:text-properties fo:language="cs" fo:country="CZ" officeooo:rsid="3005dead" officeooo:paragraph-rsid="3005dead" fo:background-color="#fff200"/>
    </style:style>
    <style:style style:name="P1341" style:family="paragraph" style:parent-style-name="Text_20_body" style:list-style-name="L26">
      <style:text-properties fo:language="cs" fo:country="CZ" officeooo:rsid="2022d038" officeooo:paragraph-rsid="2349b8a1" style:language-asian="cs" style:country-asian="CZ"/>
    </style:style>
    <style:style style:name="P1342" style:family="paragraph" style:parent-style-name="Text_20_body" style:list-style-name="L26">
      <style:text-properties fo:language="cs" fo:country="CZ" officeooo:rsid="2022d038" officeooo:paragraph-rsid="22e7537f" style:language-asian="cs" style:country-asian="CZ"/>
    </style:style>
    <style:style style:name="P1343" style:family="paragraph" style:parent-style-name="Text_20_body" style:list-style-name="L26">
      <style:text-properties fo:language="cs" fo:country="CZ" officeooo:rsid="2022d038" officeooo:paragraph-rsid="22e7a051" style:language-asian="cs" style:country-asian="CZ"/>
    </style:style>
    <style:style style:name="P1344" style:family="paragraph" style:parent-style-name="Text_20_body" style:list-style-name="L26">
      <style:text-properties fo:language="cs" fo:country="CZ" officeooo:rsid="2022d038" officeooo:paragraph-rsid="22e50c1a" style:language-asian="cs" style:country-asian="CZ"/>
    </style:style>
    <style:style style:name="P1345" style:family="paragraph" style:parent-style-name="Text_20_body" style:list-style-name="L26">
      <style:text-properties fo:language="cs" fo:country="CZ" officeooo:rsid="2022d038" officeooo:paragraph-rsid="22eaa210" style:language-asian="cs" style:country-asian="CZ"/>
    </style:style>
    <style:style style:name="P1346" style:family="paragraph" style:parent-style-name="Text_20_body" style:list-style-name="L26">
      <style:text-properties fo:language="cs" fo:country="CZ" officeooo:rsid="2022d038" officeooo:paragraph-rsid="22eb0b83" style:language-asian="cs" style:country-asian="CZ"/>
    </style:style>
    <style:style style:name="P1347" style:family="paragraph" style:parent-style-name="Text_20_body" style:list-style-name="L26">
      <style:text-properties fo:language="cs" fo:country="CZ" officeooo:rsid="2022d038" officeooo:paragraph-rsid="22efc542" style:language-asian="cs" style:country-asian="CZ"/>
    </style:style>
    <style:style style:name="P1348" style:family="paragraph" style:parent-style-name="Text_20_body" style:list-style-name="L26">
      <style:text-properties fo:language="cs" fo:country="CZ" officeooo:rsid="2022d038" officeooo:paragraph-rsid="22f36276" style:language-asian="cs" style:country-asian="CZ"/>
    </style:style>
    <style:style style:name="P1349" style:family="paragraph" style:parent-style-name="Text_20_body" style:list-style-name="L36">
      <style:text-properties fo:language="cs" fo:country="CZ" officeooo:rsid="2022d038" officeooo:paragraph-rsid="216fef7d" style:language-asian="cs" style:country-asian="CZ"/>
    </style:style>
    <style:style style:name="P1350" style:family="paragraph" style:parent-style-name="Text_20_body" style:list-style-name="L40">
      <style:text-properties fo:language="cs" fo:country="CZ" officeooo:rsid="2022d038" officeooo:paragraph-rsid="21996beb" style:language-asian="cs" style:country-asian="CZ"/>
    </style:style>
    <style:style style:name="P1351" style:family="paragraph" style:parent-style-name="Text_20_body" style:list-style-name="L26">
      <style:text-properties fo:language="cs" fo:country="CZ" officeooo:rsid="22f4aacb" officeooo:paragraph-rsid="22f4aacb" style:language-asian="cs" style:country-asian="CZ"/>
    </style:style>
    <style:style style:name="P1352" style:family="paragraph" style:parent-style-name="Text_20_body" style:list-style-name="L26">
      <style:text-properties fo:language="cs" fo:country="CZ" officeooo:rsid="22e976b1" officeooo:paragraph-rsid="22e976b1" style:language-asian="cs" style:country-asian="CZ"/>
    </style:style>
    <style:style style:name="P1353" style:family="paragraph" style:parent-style-name="Text_20_body" style:list-style-name="L26">
      <style:text-properties fo:language="cs" fo:country="CZ" officeooo:rsid="22e976b1" officeooo:paragraph-rsid="22f36276" style:language-asian="cs" style:country-asian="CZ"/>
    </style:style>
    <style:style style:name="P1354" style:family="paragraph" style:parent-style-name="Text_20_body" style:list-style-name="L26">
      <style:text-properties fo:language="cs" fo:country="CZ" officeooo:rsid="22e50c1a" officeooo:paragraph-rsid="22eaa210" style:language-asian="cs" style:country-asian="CZ"/>
    </style:style>
    <style:style style:name="P1355" style:family="paragraph" style:parent-style-name="Text_20_body" style:list-style-name="L28">
      <style:text-properties fo:language="cs" fo:country="CZ" officeooo:rsid="21537a33" officeooo:paragraph-rsid="21537a33" style:language-asian="cs" style:country-asian="CZ"/>
    </style:style>
    <style:style style:name="P1356" style:family="paragraph" style:parent-style-name="Text_20_body" style:list-style-name="L28">
      <style:text-properties fo:language="cs" fo:country="CZ" officeooo:rsid="2065d056" officeooo:paragraph-rsid="2065d056" style:language-asian="cs" style:country-asian="CZ"/>
    </style:style>
    <style:style style:name="P1357" style:family="paragraph" style:parent-style-name="Text_20_body" style:list-style-name="L32">
      <style:text-properties fo:language="cs" fo:country="CZ" officeooo:rsid="216a5f13" officeooo:paragraph-rsid="216a5f13" style:language-asian="cs" style:country-asian="CZ"/>
    </style:style>
    <style:style style:name="P1358" style:family="paragraph" style:parent-style-name="Text_20_body" style:list-style-name="L36">
      <style:text-properties fo:language="cs" fo:country="CZ" officeooo:rsid="216fef7d" officeooo:paragraph-rsid="216fef7d" style:language-asian="cs" style:country-asian="CZ"/>
    </style:style>
    <style:style style:name="P1359" style:family="paragraph" style:parent-style-name="Text_20_body" style:list-style-name="L36">
      <style:text-properties fo:language="cs" fo:country="CZ" officeooo:rsid="216fef7d" officeooo:paragraph-rsid="23637825" style:language-asian="cs" style:country-asian="CZ"/>
    </style:style>
    <style:style style:name="P1360" style:family="paragraph" style:parent-style-name="Text_20_body" style:list-style-name="L28">
      <style:text-properties fo:language="cs" fo:country="CZ" officeooo:rsid="216fef7d" officeooo:paragraph-rsid="23637825" style:language-asian="cs" style:country-asian="CZ"/>
    </style:style>
    <style:style style:name="P1361" style:family="paragraph" style:parent-style-name="Text_20_body" style:list-style-name="L39">
      <style:text-properties fo:language="cs" fo:country="CZ" officeooo:rsid="3ebfa17d" officeooo:paragraph-rsid="3ebfa17d" style:language-asian="cs" style:country-asian="CZ"/>
    </style:style>
    <style:style style:name="P1362" style:family="paragraph" style:parent-style-name="Text_20_body" style:list-style-name="L39">
      <style:text-properties fo:language="cs" fo:country="CZ" officeooo:rsid="3ec069fb" officeooo:paragraph-rsid="3ec069fb" style:language-asian="cs" style:country-asian="CZ"/>
    </style:style>
    <style:style style:name="P1363" style:family="paragraph" style:parent-style-name="Text_20_body">
      <style:text-properties fo:language="cs" fo:country="CZ" officeooo:paragraph-rsid="427e1b4c" style:language-asian="cs" style:country-asian="CZ"/>
    </style:style>
    <style:style style:name="P1364"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365"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366"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367"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368"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369"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370"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371"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372"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373"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374"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375"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376"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377" style:family="paragraph" style:parent-style-name="Text_20_body">
      <style:text-properties fo:language="cs" fo:country="CZ" fo:font-style="normal" officeooo:paragraph-rsid="427e1b4c" style:font-style-asian="normal" style:font-style-complex="normal"/>
    </style:style>
    <style:style style:name="P1378" style:family="paragraph" style:parent-style-name="Text_20_body" style:list-style-name="L104">
      <style:text-properties fo:language="cs" fo:country="CZ" officeooo:rsid="2f2860f9" officeooo:paragraph-rsid="38deb3e0"/>
    </style:style>
    <style:style style:name="P1379" style:family="paragraph" style:parent-style-name="Text_20_body">
      <style:text-properties fo:language="cs" fo:country="CZ" officeooo:paragraph-rsid="427e1b4c"/>
    </style:style>
    <style:style style:name="P1380" style:family="paragraph" style:parent-style-name="Text_20_body" style:list-style-name="L10">
      <style:text-properties officeooo:rsid="2024c342" officeooo:paragraph-rsid="23f3e835"/>
    </style:style>
    <style:style style:name="P1381" style:family="paragraph" style:parent-style-name="Text_20_body" style:list-style-name="L17">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82" style:family="paragraph" style:parent-style-name="Text_20_body">
      <style:text-properties style:use-window-font-color="true" style:font-name="Georgia" fo:font-size="10pt" fo:letter-spacing="0.004cm" fo:language="cs" fo:country="CZ" fo:font-style="normal" officeooo:rsid="427b2910" officeooo:paragraph-rsid="427c5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83" style:family="paragraph" style:parent-style-name="Text_20_body">
      <style:text-properties style:use-window-font-color="true" style:font-name="Georgia" fo:font-size="10pt" fo:letter-spacing="0.004cm" fo:language="cs" fo:country="CZ" fo:font-style="normal" officeooo:rsid="427ab064" officeooo:paragraph-rsid="427c5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84" style:family="paragraph" style:parent-style-name="Text_20_body">
      <style:text-properties style:use-window-font-color="true" fo:font-size="10pt" fo:language="cs" fo:country="CZ" fo:font-style="normal" fo:font-weight="normal" officeooo:paragraph-rsid="427e1b4c"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P1385" style:family="paragraph" style:parent-style-name="Text_20_body" style:list-style-name="L18">
      <style:text-properties officeooo:paragraph-rsid="420de24e" fo:background-color="transparent"/>
    </style:style>
    <style:style style:name="P1386" style:family="paragraph" style:parent-style-name="Text_20_body" style:list-style-name="L19">
      <style:text-properties officeooo:paragraph-rsid="4185bfea" fo:background-color="transparent"/>
    </style:style>
    <style:style style:name="P1387" style:family="paragraph" style:parent-style-name="Text_20_body" style:list-style-name="L19">
      <style:text-properties officeooo:paragraph-rsid="419854ab" fo:background-color="transparent"/>
    </style:style>
    <style:style style:name="P1388" style:family="paragraph" style:parent-style-name="Text_20_body" style:list-style-name="L19">
      <style:text-properties officeooo:paragraph-rsid="41e9f3dc" fo:background-color="transparent"/>
    </style:style>
    <style:style style:name="P1389" style:family="paragraph" style:parent-style-name="Text_20_body" style:list-style-name="L19">
      <style:text-properties officeooo:rsid="41e9f3dc" officeooo:paragraph-rsid="41e9f3dc" fo:background-color="transparent"/>
    </style:style>
    <style:style style:name="P1390" style:family="paragraph" style:parent-style-name="Text_20_body" style:list-style-name="L21">
      <style:text-properties officeooo:paragraph-rsid="41e65c86" fo:background-color="transparent"/>
    </style:style>
    <style:style style:name="P1391" style:family="paragraph" style:parent-style-name="Text_20_body" style:list-style-name="L23">
      <style:text-properties officeooo:rsid="41ddd504" officeooo:paragraph-rsid="41ddd504" fo:background-color="transparent"/>
    </style:style>
    <style:style style:name="P1392" style:family="paragraph" style:parent-style-name="Text_20_body" style:list-style-name="L25">
      <style:text-properties officeooo:paragraph-rsid="41e1534b" fo:background-color="transparent"/>
    </style:style>
    <style:style style:name="P1393" style:family="paragraph" style:parent-style-name="Text_20_body" style:list-style-name="L81">
      <style:text-properties officeooo:rsid="1f9eac7b" officeooo:paragraph-rsid="42726329" fo:background-color="transparent"/>
    </style:style>
    <style:style style:name="P1394" style:family="paragraph" style:parent-style-name="Text_20_body" style:list-style-name="L82">
      <style:text-properties officeooo:rsid="2725b06c" officeooo:paragraph-rsid="42726329" fo:background-color="transparent"/>
    </style:style>
    <style:style style:name="P1395" style:family="paragraph" style:parent-style-name="Text_20_body" style:list-style-name="L82">
      <style:text-properties officeooo:rsid="3c0a96df" officeooo:paragraph-rsid="42726329" fo:background-color="transparent"/>
    </style:style>
    <style:style style:name="P1396" style:family="paragraph" style:parent-style-name="Text_20_body" style:list-style-name="L82">
      <style:text-properties officeooo:rsid="3f676b5f" officeooo:paragraph-rsid="42726329" fo:background-color="transparent"/>
    </style:style>
    <style:style style:name="P1397" style:family="paragraph" style:parent-style-name="Text_20_body" style:list-style-name="L85">
      <style:text-properties officeooo:rsid="25d1238f" officeooo:paragraph-rsid="42726329" fo:background-color="transparent"/>
    </style:style>
    <style:style style:name="P1398" style:family="paragraph" style:parent-style-name="Text_20_body" style:list-style-name="L85">
      <style:text-properties officeooo:rsid="399e531b" officeooo:paragraph-rsid="42726329" fo:background-color="transparent"/>
    </style:style>
    <style:style style:name="P1399" style:family="paragraph" style:parent-style-name="Text_20_body" style:list-style-name="L19">
      <style:text-properties officeooo:paragraph-rsid="41e9f3dc"/>
    </style:style>
    <style:style style:name="P1400" style:family="paragraph" style:parent-style-name="Text_20_body" style:list-style-name="L20">
      <style:text-properties fo:font-style="italic" officeooo:paragraph-rsid="41ca5578" fo:background-color="transparent" style:font-style-asian="italic" style:font-style-complex="italic"/>
    </style:style>
    <style:style style:name="P1401" style:family="paragraph" style:parent-style-name="Text_20_body" style:list-style-name="L24">
      <style:text-properties fo:font-style="italic" officeooo:rsid="2e7668e4" officeooo:paragraph-rsid="379751c1" fo:background-color="transparent" style:font-style-asian="italic" style:font-style-complex="italic"/>
    </style:style>
    <style:style style:name="P1402" style:family="paragraph" style:parent-style-name="Text_20_body" style:list-style-name="L28">
      <style:text-properties fo:font-style="italic" style:font-style-asian="italic" style:font-style-complex="italic"/>
    </style:style>
    <style:style style:name="P1403" style:family="paragraph" style:parent-style-name="Text_20_body" style:list-style-name="L22">
      <style:text-properties officeooo:paragraph-rsid="41f038af"/>
    </style:style>
    <style:style style:name="P1404" style:family="paragraph" style:parent-style-name="Text_20_body" style:list-style-name="L26"/>
    <style:style style:name="P1405" style:family="paragraph" style:parent-style-name="Text_20_body" style:list-style-name="L26">
      <style:text-properties officeooo:paragraph-rsid="221e937b"/>
    </style:style>
    <style:style style:name="P1406" style:family="paragraph" style:parent-style-name="Text_20_body" style:list-style-name="L26">
      <style:text-properties officeooo:paragraph-rsid="28caaa0a"/>
    </style:style>
    <style:style style:name="P1407" style:family="paragraph" style:parent-style-name="Text_20_body" style:list-style-name="L26">
      <style:text-properties officeooo:rsid="215eb081" officeooo:paragraph-rsid="215eb081"/>
    </style:style>
    <style:style style:name="P1408" style:family="paragraph" style:parent-style-name="Text_20_body" style:list-style-name="L26">
      <style:text-properties officeooo:rsid="21605ebf" officeooo:paragraph-rsid="21ab8207"/>
    </style:style>
    <style:style style:name="P1409" style:family="paragraph" style:parent-style-name="Text_20_body" style:list-style-name="L27">
      <style:text-properties officeooo:rsid="2052d536" officeooo:paragraph-rsid="205aec31"/>
    </style:style>
    <style:style style:name="P1410" style:family="paragraph" style:parent-style-name="Text_20_body" style:list-style-name="L28">
      <style:text-properties officeooo:paragraph-rsid="2234d0ce"/>
    </style:style>
    <style:style style:name="P1411" style:family="paragraph" style:parent-style-name="Text_20_body" style:list-style-name="L28">
      <style:text-properties officeooo:paragraph-rsid="2332e601"/>
    </style:style>
    <style:style style:name="P1412" style:family="paragraph" style:parent-style-name="Text_20_body" style:list-style-name="L28">
      <style:text-properties officeooo:paragraph-rsid="2065d056"/>
    </style:style>
    <style:style style:name="P1413" style:family="paragraph" style:parent-style-name="Text_20_body" style:list-style-name="L28">
      <style:text-properties officeooo:rsid="21556a76" officeooo:paragraph-rsid="221e54e3"/>
    </style:style>
    <style:style style:name="P1414" style:family="paragraph" style:parent-style-name="Text_20_body" style:list-style-name="L31">
      <style:text-properties officeooo:rsid="21556a76" officeooo:paragraph-rsid="231e8445"/>
    </style:style>
    <style:style style:name="P1415" style:family="paragraph" style:parent-style-name="Text_20_body" style:list-style-name="L31">
      <style:text-properties officeooo:rsid="21556a76" officeooo:paragraph-rsid="232057a1"/>
    </style:style>
    <style:style style:name="P1416" style:family="paragraph" style:parent-style-name="Text_20_body" style:list-style-name="L31">
      <style:text-properties officeooo:rsid="21556a76" officeooo:paragraph-rsid="232231a2"/>
    </style:style>
    <style:style style:name="P1417"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418"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419"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420"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421"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422"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423" style:family="paragraph" style:parent-style-name="Text_20_body" style:list-style-name="L31">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424"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425"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426"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427"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428"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429"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30"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31"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32"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33"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34"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35"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36"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37"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38"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439"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440"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441" style:family="paragraph" style:parent-style-name="Text_20_body" style:list-style-name="L37">
      <style:text-properties style:text-line-through-style="none" style:text-line-through-type="none" fo:language="cs" fo:country="CZ" officeooo:rsid="21f79b9f" officeooo:paragraph-rsid="21f79b9f" style:language-asian="cs" style:country-asian="CZ"/>
    </style:style>
    <style:style style:name="P1442" style:family="paragraph" style:parent-style-name="Text_20_body" style:list-style-name="L37">
      <style:text-properties style:text-line-through-style="none" style:text-line-through-type="none" fo:language="cs" fo:country="CZ" officeooo:rsid="21f79b9f" officeooo:paragraph-rsid="2202c6b8" style:language-asian="cs" style:country-asian="CZ"/>
    </style:style>
    <style:style style:name="P1443"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444"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445"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446" style:family="paragraph" style:parent-style-name="Text_20_body" style:list-style-name="L50">
      <style:text-properties style:text-line-through-style="none" style:text-line-through-type="none" fo:language="cs" fo:country="CZ" officeooo:rsid="30b49a5e" officeooo:paragraph-rsid="3954aa69" fo:background-color="#fff200"/>
    </style:style>
    <style:style style:name="P1447" style:family="paragraph" style:parent-style-name="Text_20_body" style:list-style-name="L106">
      <style:text-properties style:text-line-through-style="none" style:text-line-through-type="none" fo:language="cs" fo:country="CZ" officeooo:rsid="2f2860f9" officeooo:paragraph-rsid="38deb3e0"/>
    </style:style>
    <style:style style:name="P1448"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449" style:family="paragraph" style:parent-style-name="Text_20_body" style:list-style-name="L64">
      <style:text-properties style:text-line-through-style="none" style:text-line-through-type="none" officeooo:rsid="29901351" officeooo:paragraph-rsid="29901351" fo:background-color="#fff200"/>
    </style:style>
    <style:style style:name="P1450" style:family="paragraph" style:parent-style-name="Text_20_body" style:list-style-name="L93">
      <style:text-properties style:text-line-through-style="none" style:text-line-through-type="none" officeooo:rsid="212834b8" officeooo:paragraph-rsid="3a2ea779"/>
    </style:style>
    <style:style style:name="P1451" style:family="paragraph" style:parent-style-name="Text_20_body" style:list-style-name="L119">
      <style:text-properties style:text-line-through-style="none" style:text-line-through-type="none" officeooo:rsid="2999581b" officeooo:paragraph-rsid="2999581b"/>
    </style:style>
    <style:style style:name="P1452" style:family="paragraph" style:parent-style-name="Text_20_body" style:list-style-name="L136">
      <style:text-properties style:text-line-through-style="none" style:text-line-through-type="none" officeooo:rsid="32452bf8" officeooo:paragraph-rsid="33302b7a"/>
    </style:style>
    <style:style style:name="P1453" style:family="paragraph" style:parent-style-name="Text_20_body" style:list-style-name="L137">
      <style:text-properties style:text-line-through-style="none" style:text-line-through-type="none" officeooo:rsid="32501259" officeooo:paragraph-rsid="33302b7a"/>
    </style:style>
    <style:style style:name="P1454" style:family="paragraph" style:parent-style-name="Text_20_body" style:list-style-name="L138">
      <style:text-properties style:text-line-through-style="none" style:text-line-through-type="none" officeooo:rsid="32345ba8" officeooo:paragraph-rsid="33388329"/>
    </style:style>
    <style:style style:name="P1455" style:family="paragraph" style:parent-style-name="Text_20_body" style:list-style-name="L138">
      <style:text-properties style:text-line-through-style="none" style:text-line-through-type="none" officeooo:rsid="32d12c14" officeooo:paragraph-rsid="32d12c14"/>
    </style:style>
    <style:style style:name="P1456" style:family="paragraph" style:parent-style-name="Text_20_body" style:list-style-name="L138">
      <style:text-properties style:text-line-through-style="none" style:text-line-through-type="none" officeooo:rsid="32d12c14" officeooo:paragraph-rsid="3339de32"/>
    </style:style>
    <style:style style:name="P1457" style:family="paragraph" style:parent-style-name="Text_20_body" style:list-style-name="L28">
      <style:text-properties officeooo:rsid="20dd41c4" officeooo:paragraph-rsid="21537a33"/>
    </style:style>
    <style:style style:name="P1458" style:family="paragraph" style:parent-style-name="Text_20_body" style:list-style-name="L28">
      <style:text-properties officeooo:rsid="20dd41c4" officeooo:paragraph-rsid="216ba9fc"/>
    </style:style>
    <style:style style:name="P1459" style:family="paragraph" style:parent-style-name="Text_20_body" style:list-style-name="L28">
      <style:text-properties officeooo:rsid="21211fb4" officeooo:paragraph-rsid="23631931"/>
    </style:style>
    <style:style style:name="P1460" style:family="paragraph" style:parent-style-name="Text_20_body" style:list-style-name="L28">
      <style:text-properties officeooo:rsid="21537a33" officeooo:paragraph-rsid="2307f958"/>
    </style:style>
    <style:style style:name="P1461" style:family="paragraph" style:parent-style-name="Text_20_body" style:list-style-name="L28">
      <style:text-properties officeooo:rsid="21537a33" officeooo:paragraph-rsid="21537a33"/>
    </style:style>
    <style:style style:name="P1462" style:family="paragraph" style:parent-style-name="Text_20_body" style:list-style-name="L29">
      <style:text-properties officeooo:paragraph-rsid="21577601"/>
    </style:style>
    <style:style style:name="P1463" style:family="paragraph" style:parent-style-name="Text_20_body" style:list-style-name="L28">
      <style:text-properties officeooo:rsid="21577601" officeooo:paragraph-rsid="232f7481"/>
    </style:style>
    <style:style style:name="P1464" style:family="paragraph" style:parent-style-name="Text_20_body" style:list-style-name="L30">
      <style:text-properties officeooo:paragraph-rsid="2331678d"/>
    </style:style>
    <style:style style:name="P1465" style:family="paragraph" style:parent-style-name="Text_20_body" style:list-style-name="L31">
      <style:text-properties officeooo:paragraph-rsid="2165869a"/>
    </style:style>
    <style:style style:name="P1466" style:family="paragraph" style:parent-style-name="Text_20_body" style:list-style-name="L31">
      <style:text-properties officeooo:paragraph-rsid="2332e601"/>
    </style:style>
    <style:style style:name="P1467" style:family="paragraph" style:parent-style-name="Text_20_body" style:list-style-name="L31">
      <style:text-properties officeooo:rsid="216a235d" officeooo:paragraph-rsid="216a235d"/>
    </style:style>
    <style:style style:name="P1468" style:family="paragraph" style:parent-style-name="Text_20_body" style:list-style-name="L32">
      <style:text-properties officeooo:paragraph-rsid="216a5f13"/>
    </style:style>
    <style:style style:name="P1469" style:family="paragraph" style:parent-style-name="Text_20_body" style:list-style-name="L33">
      <style:text-properties officeooo:rsid="20d16baa" officeooo:paragraph-rsid="211d0b7d"/>
    </style:style>
    <style:style style:name="P1470" style:family="paragraph" style:parent-style-name="Text_20_body" style:list-style-name="L33">
      <style:text-properties officeooo:rsid="21d96890" officeooo:paragraph-rsid="21d96890"/>
    </style:style>
    <style:style style:name="P1471" style:family="paragraph" style:parent-style-name="Text_20_body" style:list-style-name="L33">
      <style:text-properties officeooo:rsid="20cbce30" officeooo:paragraph-rsid="211d0b7d"/>
    </style:style>
    <style:style style:name="P1472" style:family="paragraph" style:parent-style-name="Text_20_body" style:list-style-name="L34">
      <style:text-properties officeooo:paragraph-rsid="2b09058d"/>
    </style:style>
    <style:style style:name="P1473" style:family="paragraph" style:parent-style-name="Text_20_body" style:list-style-name="L34">
      <style:text-properties officeooo:paragraph-rsid="2b05b4e8"/>
    </style:style>
    <style:style style:name="P1474"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475" style:family="paragraph" style:parent-style-name="Text_20_body" style:list-style-name="L35">
      <style:text-properties fo:font-size="9.5pt" fo:letter-spacing="0.009cm" fo:language="cs" fo:country="CZ" officeooo:rsid="27e4906c" officeooo:paragraph-rsid="36e2dec4" style:font-size-asian="9.5pt" style:language-asian="cs" style:country-asian="CZ"/>
    </style:style>
    <style:style style:name="P1476" style:family="paragraph" style:parent-style-name="Text_20_body" style:list-style-name="L35">
      <style:text-properties officeooo:rsid="2b09058d" officeooo:paragraph-rsid="2b09058d"/>
    </style:style>
    <style:style style:name="P1477" style:family="paragraph" style:parent-style-name="Text_20_body" style:list-style-name="L35">
      <style:text-properties officeooo:rsid="2b05b4e8" officeooo:paragraph-rsid="2b59c36f"/>
    </style:style>
    <style:style style:name="P1478" style:family="paragraph" style:parent-style-name="Text_20_body" style:list-style-name="L31">
      <style:text-properties officeooo:rsid="369937c1" officeooo:paragraph-rsid="369937c1"/>
    </style:style>
    <style:style style:name="P1479" style:family="paragraph" style:parent-style-name="Text_20_body" style:list-style-name="L28">
      <style:text-properties officeooo:rsid="237ee0db" officeooo:paragraph-rsid="237ee0db"/>
    </style:style>
    <style:style style:name="P1480" style:family="paragraph" style:parent-style-name="Text_20_body" style:list-style-name="L36">
      <style:text-properties officeooo:rsid="216fef7d" officeooo:paragraph-rsid="216fef7d"/>
    </style:style>
    <style:style style:name="P1481" style:family="paragraph" style:parent-style-name="Text_20_body" style:list-style-name="L28">
      <style:text-properties officeooo:rsid="216fef7d" officeooo:paragraph-rsid="23625b74"/>
    </style:style>
    <style:style style:name="P1482" style:family="paragraph" style:parent-style-name="Text_20_body" style:list-style-name="L37">
      <style:text-properties officeooo:rsid="21f79b9f" officeooo:paragraph-rsid="2202c6b8"/>
    </style:style>
    <style:style style:name="P1483" style:family="paragraph" style:parent-style-name="Text_20_body" style:list-style-name="L37">
      <style:text-properties officeooo:rsid="21f79eda" officeooo:paragraph-rsid="21f79eda"/>
    </style:style>
    <style:style style:name="P1484" style:family="paragraph" style:parent-style-name="Text_20_body" style:list-style-name="L38">
      <style:text-properties officeooo:rsid="22107167" officeooo:paragraph-rsid="22107167"/>
    </style:style>
    <style:style style:name="P1485" style:family="paragraph" style:parent-style-name="Text_20_body" style:list-style-name="L39">
      <style:text-properties officeooo:rsid="3ebfa17d" officeooo:paragraph-rsid="3ebfa17d"/>
    </style:style>
    <style:style style:name="P1486" style:family="paragraph" style:parent-style-name="Text_20_body" style:list-style-name="L40">
      <style:text-properties officeooo:paragraph-rsid="233724c6"/>
    </style:style>
    <style:style style:name="P1487" style:family="paragraph" style:parent-style-name="Text_20_body" style:list-style-name="L40">
      <style:text-properties officeooo:rsid="21996beb" officeooo:paragraph-rsid="21996beb"/>
    </style:style>
    <style:style style:name="P1488" style:family="paragraph" style:parent-style-name="Text_20_body" style:list-style-name="L70">
      <style:text-properties officeooo:paragraph-rsid="42726329"/>
    </style:style>
    <style:style style:name="P1489" style:family="paragraph" style:parent-style-name="Text_20_body" style:list-style-name="L70">
      <style:text-properties officeooo:rsid="40fec6d5" officeooo:paragraph-rsid="42726329"/>
    </style:style>
    <style:style style:name="P1490" style:family="paragraph" style:parent-style-name="Text_20_body" style:list-style-name="L70">
      <style:text-properties officeooo:rsid="3e0307de" officeooo:paragraph-rsid="42726329"/>
    </style:style>
    <style:style style:name="P1491" style:family="paragraph" style:parent-style-name="Text_20_body" style:list-style-name="L70">
      <style:text-properties officeooo:rsid="4245c1b2" officeooo:paragraph-rsid="42726329"/>
    </style:style>
    <style:style style:name="P1492" style:family="paragraph" style:parent-style-name="Text_20_body" style:list-style-name="L71">
      <style:text-properties officeooo:paragraph-rsid="42726329"/>
    </style:style>
    <style:style style:name="P1493" style:family="paragraph" style:parent-style-name="Text_20_body" style:list-style-name="L71">
      <style:text-properties officeooo:rsid="40631d3d" officeooo:paragraph-rsid="42726329"/>
    </style:style>
    <style:style style:name="P1494" style:family="paragraph" style:parent-style-name="Text_20_body" style:list-style-name="L72">
      <style:text-properties officeooo:rsid="2554a1de" officeooo:paragraph-rsid="42726329"/>
    </style:style>
    <style:style style:name="P1495" style:family="paragraph" style:parent-style-name="Text_20_body" style:list-style-name="L72">
      <style:text-properties officeooo:rsid="3e88d409" officeooo:paragraph-rsid="42726329"/>
    </style:style>
    <style:style style:name="P1496" style:family="paragraph" style:parent-style-name="Text_20_body" style:list-style-name="L72">
      <style:text-properties officeooo:rsid="023fd48c" officeooo:paragraph-rsid="42726329"/>
    </style:style>
    <style:style style:name="P1497" style:family="paragraph" style:parent-style-name="Text_20_body" style:list-style-name="L72">
      <style:text-properties officeooo:rsid="3e31db64" officeooo:paragraph-rsid="42726329"/>
    </style:style>
    <style:style style:name="P1498" style:family="paragraph" style:parent-style-name="Text_20_body" style:list-style-name="L72">
      <style:text-properties officeooo:rsid="3e24077f" officeooo:paragraph-rsid="42726329"/>
    </style:style>
    <style:style style:name="P1499" style:family="paragraph" style:parent-style-name="Text_20_body" style:list-style-name="L72">
      <style:text-properties officeooo:rsid="1cf214c9" officeooo:paragraph-rsid="42726329"/>
    </style:style>
    <style:style style:name="P1500" style:family="paragraph" style:parent-style-name="Text_20_body" style:list-style-name="L72">
      <style:text-properties officeooo:rsid="1f3ea2e3" officeooo:paragraph-rsid="42726329"/>
    </style:style>
    <style:style style:name="P1501" style:family="paragraph" style:parent-style-name="Text_20_body" style:list-style-name="L72">
      <style:text-properties officeooo:rsid="1cf2501e" officeooo:paragraph-rsid="42726329"/>
    </style:style>
    <style:style style:name="P1502" style:family="paragraph" style:parent-style-name="Text_20_body" style:list-style-name="L72">
      <style:text-properties officeooo:rsid="1d0d8164" officeooo:paragraph-rsid="42726329"/>
    </style:style>
    <style:style style:name="P1503" style:family="paragraph" style:parent-style-name="Text_20_body" style:list-style-name="L72">
      <style:text-properties officeooo:rsid="40505312" officeooo:paragraph-rsid="42726329"/>
    </style:style>
    <style:style style:name="P1504" style:family="paragraph" style:parent-style-name="Text_20_body" style:list-style-name="L73">
      <style:text-properties officeooo:rsid="25258903" officeooo:paragraph-rsid="42726329"/>
    </style:style>
    <style:style style:name="P1505" style:family="paragraph" style:parent-style-name="Text_20_body" style:list-style-name="L74">
      <style:text-properties officeooo:rsid="19e29a33" officeooo:paragraph-rsid="42726329"/>
    </style:style>
    <style:style style:name="P1506" style:family="paragraph" style:parent-style-name="Text_20_body" style:list-style-name="L75">
      <style:text-properties officeooo:rsid="19e29a33" officeooo:paragraph-rsid="42726329"/>
    </style:style>
    <style:style style:name="P1507" style:family="paragraph" style:parent-style-name="Text_20_body" style:list-style-name="L76">
      <style:text-properties officeooo:rsid="19e29a33" officeooo:paragraph-rsid="42726329"/>
    </style:style>
    <style:style style:name="P1508" style:family="paragraph" style:parent-style-name="Text_20_body" style:list-style-name="L77">
      <style:text-properties officeooo:paragraph-rsid="42726329"/>
    </style:style>
    <style:style style:name="P1509" style:family="paragraph" style:parent-style-name="Text_20_body" style:list-style-name="L77">
      <style:text-properties officeooo:rsid="3f8df1d0" officeooo:paragraph-rsid="42726329"/>
    </style:style>
    <style:style style:name="P1510" style:family="paragraph" style:parent-style-name="Text_20_body" style:list-style-name="L78">
      <style:text-properties fo:font-style="normal" officeooo:rsid="1f3ed1fc" officeooo:paragraph-rsid="42726329" style:font-style-asian="normal" style:font-style-complex="normal"/>
    </style:style>
    <style:style style:name="P1511" style:family="paragraph" style:parent-style-name="Text_20_body" style:list-style-name="L79">
      <style:text-properties fo:font-style="normal" officeooo:rsid="3f2ae0ed" officeooo:paragraph-rsid="42726329" style:font-style-asian="normal" style:font-style-complex="normal"/>
    </style:style>
    <style:style style:name="P1512" style:family="paragraph" style:parent-style-name="Text_20_body" style:list-style-name="L94">
      <style:text-properties fo:font-style="normal" officeooo:rsid="408d9880" officeooo:paragraph-rsid="2842b948" style:font-style-asian="normal" style:font-style-complex="normal"/>
    </style:style>
    <style:style style:name="P1513" style:family="paragraph" style:parent-style-name="Text_20_body" style:list-style-name="L94">
      <style:text-properties fo:font-style="normal" officeooo:rsid="1a2b313c" officeooo:paragraph-rsid="2842b948" style:font-style-asian="normal" style:font-style-complex="normal"/>
    </style:style>
    <style:style style:name="P1514" style:family="paragraph" style:parent-style-name="Text_20_body" style:list-style-name="L134">
      <style:text-properties fo:font-style="normal" officeooo:rsid="3309b033" officeooo:paragraph-rsid="3309b033" style:font-style-asian="normal" style:font-style-complex="normal"/>
    </style:style>
    <style:style style:name="P1515" style:family="paragraph" style:parent-style-name="Text_20_body" style:list-style-name="L134">
      <style:text-properties fo:font-style="normal" officeooo:rsid="332936c3" officeooo:paragraph-rsid="332936c3" style:font-style-asian="normal" style:font-style-complex="normal"/>
    </style:style>
    <style:style style:name="P1516" style:family="paragraph" style:parent-style-name="Text_20_body">
      <style:text-properties fo:font-style="normal" officeooo:paragraph-rsid="427e1b4c" style:font-style-asian="normal" style:font-style-complex="normal"/>
    </style:style>
    <style:style style:name="P1517" style:family="paragraph" style:parent-style-name="Text_20_body" style:list-style-name="L79">
      <style:text-properties officeooo:paragraph-rsid="42726329"/>
    </style:style>
    <style:style style:name="P1518" style:family="paragraph" style:parent-style-name="Text_20_body" style:list-style-name="L80">
      <style:text-properties officeooo:paragraph-rsid="42726329"/>
    </style:style>
    <style:style style:name="P1519" style:family="paragraph" style:parent-style-name="Text_20_body" style:list-style-name="L80">
      <style:text-properties officeooo:rsid="3f2e59a4" officeooo:paragraph-rsid="42726329"/>
    </style:style>
    <style:style style:name="P1520" style:family="paragraph" style:parent-style-name="Text_20_body" style:list-style-name="L80">
      <style:text-properties officeooo:rsid="3f2c1347" officeooo:paragraph-rsid="42726329"/>
    </style:style>
    <style:style style:name="P1521" style:family="paragraph" style:parent-style-name="Text_20_body" style:list-style-name="L82">
      <style:text-properties officeooo:paragraph-rsid="42726329"/>
    </style:style>
    <style:style style:name="P1522" style:family="paragraph" style:parent-style-name="Text_20_body" style:list-style-name="L83">
      <style:text-properties officeooo:rsid="1fa4b8bf" officeooo:paragraph-rsid="42726329"/>
    </style:style>
    <style:style style:name="P1523" style:family="paragraph" style:parent-style-name="Text_20_body" style:list-style-name="L83">
      <style:text-properties officeooo:rsid="1fa59f87" officeooo:paragraph-rsid="42726329"/>
    </style:style>
    <style:style style:name="P1524" style:family="paragraph" style:parent-style-name="Text_20_body" style:list-style-name="L83">
      <style:text-properties officeooo:rsid="1ef8a4eb" officeooo:paragraph-rsid="42726329"/>
    </style:style>
    <style:style style:name="P1525" style:family="paragraph" style:parent-style-name="Text_20_body" style:list-style-name="L83">
      <style:text-properties officeooo:rsid="28420f89" officeooo:paragraph-rsid="42726329"/>
    </style:style>
    <style:style style:name="P1526" style:family="paragraph" style:parent-style-name="Text_20_body" style:list-style-name="L83">
      <style:text-properties officeooo:rsid="1fddbc8a" officeooo:paragraph-rsid="42726329"/>
    </style:style>
    <style:style style:name="P1527" style:family="paragraph" style:parent-style-name="Text_20_body" style:list-style-name="L83">
      <style:text-properties officeooo:rsid="1fb10ae9" officeooo:paragraph-rsid="42726329"/>
    </style:style>
    <style:style style:name="P1528" style:family="paragraph" style:parent-style-name="Text_20_body" style:list-style-name="L83">
      <style:text-properties officeooo:rsid="26785863" officeooo:paragraph-rsid="42726329"/>
    </style:style>
    <style:style style:name="P1529" style:family="paragraph" style:parent-style-name="Text_20_body" style:list-style-name="L83">
      <style:text-properties officeooo:rsid="1fb564f3" officeooo:paragraph-rsid="42726329"/>
    </style:style>
    <style:style style:name="P1530" style:family="paragraph" style:parent-style-name="Text_20_body" style:list-style-name="L83">
      <style:text-properties officeooo:rsid="1fe12da0" officeooo:paragraph-rsid="42726329"/>
    </style:style>
    <style:style style:name="P1531" style:family="paragraph" style:parent-style-name="Text_20_body" style:list-style-name="L83">
      <style:text-properties officeooo:rsid="2713eaed" officeooo:paragraph-rsid="42726329"/>
    </style:style>
    <style:style style:name="P1532" style:family="paragraph" style:parent-style-name="Text_20_body" style:list-style-name="L83">
      <style:text-properties officeooo:rsid="1fe5ba75" officeooo:paragraph-rsid="42726329"/>
    </style:style>
    <style:style style:name="P1533" style:family="paragraph" style:parent-style-name="Text_20_body" style:list-style-name="L83">
      <style:text-properties officeooo:rsid="3c5658dd" officeooo:paragraph-rsid="42726329"/>
    </style:style>
    <style:style style:name="P1534" style:family="paragraph" style:parent-style-name="Text_20_body" style:list-style-name="L84">
      <style:text-properties officeooo:paragraph-rsid="42726329"/>
    </style:style>
    <style:style style:name="P1535" style:family="paragraph" style:parent-style-name="Text_20_body" style:list-style-name="L84">
      <style:text-properties officeooo:rsid="19e5887b" officeooo:paragraph-rsid="42726329"/>
    </style:style>
    <style:style style:name="P1536" style:family="paragraph" style:parent-style-name="Text_20_body" style:list-style-name="L86">
      <style:text-properties officeooo:paragraph-rsid="42726329"/>
    </style:style>
    <style:style style:name="P1537" style:family="paragraph" style:parent-style-name="Text_20_body" style:list-style-name="L86">
      <style:text-properties officeooo:rsid="3988feba" officeooo:paragraph-rsid="42726329"/>
    </style:style>
    <style:style style:name="P1538" style:family="paragraph" style:parent-style-name="Text_20_body" style:list-style-name="L87">
      <style:text-properties officeooo:rsid="26992d29" officeooo:paragraph-rsid="42726329"/>
    </style:style>
    <style:style style:name="P1539" style:family="paragraph" style:parent-style-name="Text_20_body" style:list-style-name="L88">
      <style:text-properties officeooo:paragraph-rsid="42726329"/>
    </style:style>
    <style:style style:name="P1540" style:family="paragraph" style:parent-style-name="Text_20_body" style:list-style-name="L88">
      <style:text-properties officeooo:rsid="269cbd15" officeooo:paragraph-rsid="42726329"/>
    </style:style>
    <style:style style:name="P1541" style:family="paragraph" style:parent-style-name="Text_20_body" style:list-style-name="L88">
      <style:text-properties officeooo:rsid="3c763339" officeooo:paragraph-rsid="42726329"/>
    </style:style>
    <style:style style:name="P1542" style:family="paragraph" style:parent-style-name="Text_20_body" style:list-style-name="L88">
      <style:text-properties officeooo:rsid="3e5a03e9" officeooo:paragraph-rsid="42726329"/>
    </style:style>
    <style:style style:name="P1543" style:family="paragraph" style:parent-style-name="Text_20_body" style:list-style-name="L88">
      <style:text-properties officeooo:rsid="3e731095" officeooo:paragraph-rsid="42726329"/>
    </style:style>
    <style:style style:name="P1544" style:family="paragraph" style:parent-style-name="Text_20_body" style:list-style-name="L88">
      <style:text-properties officeooo:rsid="269e503f" officeooo:paragraph-rsid="42726329"/>
    </style:style>
    <style:style style:name="P1545" style:family="paragraph" style:parent-style-name="Text_20_body" style:list-style-name="L88">
      <style:text-properties officeooo:rsid="3d45c93d" officeooo:paragraph-rsid="42726329"/>
    </style:style>
    <style:style style:name="P1546" style:family="paragraph" style:parent-style-name="Text_20_body" style:list-style-name="L88">
      <style:text-properties officeooo:rsid="406c8a35" officeooo:paragraph-rsid="42726329"/>
    </style:style>
    <style:style style:name="P1547" style:family="paragraph" style:parent-style-name="Text_20_body" style:list-style-name="L88">
      <style:text-properties officeooo:rsid="2181dc18" officeooo:paragraph-rsid="42726329"/>
    </style:style>
    <style:style style:name="P1548" style:family="paragraph" style:parent-style-name="Text_20_body" style:list-style-name="L88">
      <style:text-properties officeooo:rsid="3d33dbc1" officeooo:paragraph-rsid="42726329"/>
    </style:style>
    <style:style style:name="P1549" style:family="paragraph" style:parent-style-name="Text_20_body" style:list-style-name="L89">
      <style:text-properties officeooo:rsid="3fb16ae6" officeooo:paragraph-rsid="42726329"/>
    </style:style>
    <style:style style:name="P1550" style:family="paragraph" style:parent-style-name="Text_20_body" style:list-style-name="L90">
      <style:text-properties officeooo:paragraph-rsid="42726329"/>
    </style:style>
    <style:style style:name="P1551" style:family="paragraph" style:parent-style-name="Text_20_body" style:list-style-name="L90">
      <style:text-properties officeooo:rsid="42a39d92" officeooo:paragraph-rsid="42726329"/>
    </style:style>
    <style:style style:name="P1552" style:family="paragraph" style:parent-style-name="Text_20_body" style:list-style-name="L94">
      <style:text-properties officeooo:rsid="176f2ef9" officeooo:paragraph-rsid="2842b948"/>
    </style:style>
    <style:style style:name="P1553" style:family="paragraph" style:parent-style-name="Text_20_body" style:list-style-name="L95">
      <style:text-properties officeooo:paragraph-rsid="2842b948"/>
    </style:style>
    <style:style style:name="P1554" style:family="paragraph" style:parent-style-name="Text_20_body" style:list-style-name="L95">
      <style:text-properties officeooo:rsid="1ac04dff" officeooo:paragraph-rsid="2842b948"/>
    </style:style>
    <style:style style:name="P1555" style:family="paragraph" style:parent-style-name="Text_20_body" style:list-style-name="L96">
      <style:text-properties officeooo:paragraph-rsid="2842b948"/>
    </style:style>
    <style:style style:name="P1556" style:family="paragraph" style:parent-style-name="Text_20_body" style:list-style-name="L96">
      <style:text-properties officeooo:rsid="409343c5" officeooo:paragraph-rsid="409343c5"/>
    </style:style>
    <style:style style:name="P1557" style:family="paragraph" style:parent-style-name="Text_20_body" style:list-style-name="L97">
      <style:text-properties officeooo:rsid="364ef481" officeooo:paragraph-rsid="364ef481"/>
    </style:style>
    <style:style style:name="P1558" style:family="paragraph" style:parent-style-name="Text_20_body" style:list-style-name="L99">
      <style:text-properties officeooo:rsid="2cc7c413" officeooo:paragraph-rsid="364d7f46"/>
    </style:style>
    <style:style style:name="P1559" style:family="paragraph" style:parent-style-name="Text_20_body" style:list-style-name="L100">
      <style:text-properties officeooo:rsid="2c89f8f7" officeooo:paragraph-rsid="364d7f46"/>
    </style:style>
    <style:style style:name="P1560" style:family="paragraph" style:parent-style-name="Text_20_body" style:list-style-name="L66">
      <style:text-properties officeooo:rsid="3aa7b086" officeooo:paragraph-rsid="3ab8cbfc"/>
    </style:style>
    <style:style style:name="P1561" style:family="paragraph" style:parent-style-name="Text_20_body" style:list-style-name="L101">
      <style:text-properties officeooo:rsid="3ab0a03e" officeooo:paragraph-rsid="3ab0a03e"/>
    </style:style>
    <style:style style:name="P1562" style:family="paragraph" style:parent-style-name="Text_20_body" style:list-style-name="L102">
      <style:text-properties officeooo:rsid="2d766400" officeooo:paragraph-rsid="38deb3e0"/>
    </style:style>
    <style:style style:name="P1563" style:family="paragraph" style:parent-style-name="Text_20_body" style:list-style-name="L103">
      <style:text-properties officeooo:paragraph-rsid="38deb3e0"/>
    </style:style>
    <style:style style:name="P1564" style:family="paragraph" style:parent-style-name="Text_20_body" style:list-style-name="L103">
      <style:text-properties style:text-line-through-style="solid" style:text-line-through-type="single" officeooo:rsid="2481b530" officeooo:paragraph-rsid="38deb3e0"/>
    </style:style>
    <style:style style:name="P1565" style:family="paragraph" style:parent-style-name="Text_20_body" style:list-style-name="L103">
      <style:text-properties style:text-line-through-style="solid" style:text-line-through-type="single" officeooo:rsid="297fc3d3" officeooo:paragraph-rsid="38deb3e0"/>
    </style:style>
    <style:style style:name="P1566" style:family="paragraph" style:parent-style-name="Text_20_body" style:list-style-name="L104">
      <style:text-properties style:text-line-through-style="solid" style:text-line-through-type="single" fo:language="cs" fo:country="CZ" officeooo:rsid="2f2860f9" officeooo:paragraph-rsid="38deb3e0"/>
    </style:style>
    <style:style style:name="P1567" style:family="paragraph" style:parent-style-name="Text_20_body" style:list-style-name="L105">
      <style:text-properties officeooo:paragraph-rsid="38deb3e0"/>
    </style:style>
    <style:style style:name="P1568" style:family="paragraph" style:parent-style-name="Text_20_body" style:list-style-name="L105">
      <style:text-properties officeooo:rsid="2f2cbaf1" officeooo:paragraph-rsid="38deb3e0"/>
    </style:style>
    <style:style style:name="P1569" style:family="paragraph" style:parent-style-name="Text_20_body" style:list-style-name="L107">
      <style:text-properties officeooo:rsid="218cfb5a" officeooo:paragraph-rsid="29739d0f"/>
    </style:style>
    <style:style style:name="P1570" style:family="paragraph" style:parent-style-name="Text_20_body" style:list-style-name="L139">
      <style:text-properties officeooo:rsid="218cfb5a" officeooo:paragraph-rsid="427c56ea"/>
    </style:style>
    <style:style style:name="P1571" style:family="paragraph" style:parent-style-name="Text_20_body" style:list-style-name="L107">
      <style:text-properties officeooo:rsid="218eee67" officeooo:paragraph-rsid="29739d0f"/>
    </style:style>
    <style:style style:name="P1572" style:family="paragraph" style:parent-style-name="Text_20_body" style:list-style-name="L139">
      <style:text-properties officeooo:rsid="218eee67" officeooo:paragraph-rsid="427c56ea"/>
    </style:style>
    <style:style style:name="P1573" style:family="paragraph" style:parent-style-name="Text_20_body" style:list-style-name="L107">
      <style:text-properties officeooo:rsid="219226d3" officeooo:paragraph-rsid="29739d0f"/>
    </style:style>
    <style:style style:name="P1574" style:family="paragraph" style:parent-style-name="Text_20_body" style:list-style-name="L139">
      <style:text-properties officeooo:rsid="219226d3" officeooo:paragraph-rsid="427c56ea"/>
    </style:style>
    <style:style style:name="P1575" style:family="paragraph" style:parent-style-name="Text_20_body" style:list-style-name="L107">
      <style:text-properties officeooo:rsid="218f7dde" officeooo:paragraph-rsid="29739d0f"/>
    </style:style>
    <style:style style:name="P1576" style:family="paragraph" style:parent-style-name="Text_20_body" style:list-style-name="L139">
      <style:text-properties officeooo:rsid="218f7dde" officeooo:paragraph-rsid="427c56ea"/>
    </style:style>
    <style:style style:name="P1577" style:family="paragraph" style:parent-style-name="Text_20_body" style:list-style-name="L108">
      <style:text-properties officeooo:paragraph-rsid="28f28620"/>
    </style:style>
    <style:style style:name="P1578" style:family="paragraph" style:parent-style-name="Text_20_body" style:list-style-name="L108">
      <style:text-properties officeooo:rsid="215d4e07" officeooo:paragraph-rsid="28f28620"/>
    </style:style>
    <style:style style:name="P1579" style:family="paragraph" style:parent-style-name="Text_20_body" style:list-style-name="L109">
      <style:text-properties officeooo:paragraph-rsid="28f28620"/>
    </style:style>
    <style:style style:name="P1580" style:family="paragraph" style:parent-style-name="Text_20_body" style:list-style-name="L110">
      <style:text-properties officeooo:paragraph-rsid="37d46557"/>
    </style:style>
    <style:style style:name="P1581" style:family="paragraph" style:parent-style-name="Text_20_body" style:list-style-name="L110">
      <style:text-properties officeooo:rsid="210a62bf" officeooo:paragraph-rsid="37d46557"/>
    </style:style>
    <style:style style:name="P1582" style:family="paragraph" style:parent-style-name="Text_20_body" style:list-style-name="L111">
      <style:text-properties officeooo:rsid="2107ada6" officeooo:paragraph-rsid="37d46557"/>
    </style:style>
    <style:style style:name="P1583" style:family="paragraph" style:parent-style-name="Text_20_body" style:list-style-name="L112">
      <style:text-properties officeooo:rsid="329dda25" officeooo:paragraph-rsid="37d46557"/>
    </style:style>
    <style:style style:name="P1584" style:family="paragraph" style:parent-style-name="Text_20_body" style:list-style-name="L112">
      <style:text-properties officeooo:rsid="329bec38" officeooo:paragraph-rsid="37d46557"/>
    </style:style>
    <style:style style:name="P1585" style:family="paragraph" style:parent-style-name="Text_20_body" style:list-style-name="L113">
      <style:text-properties officeooo:rsid="21223c73" officeooo:paragraph-rsid="37d46557"/>
    </style:style>
    <style:style style:name="P1586" style:family="paragraph" style:parent-style-name="Text_20_body" style:list-style-name="L114">
      <style:text-properties officeooo:rsid="210ceec1" officeooo:paragraph-rsid="37d46557"/>
    </style:style>
    <style:style style:name="P1587" style:family="paragraph" style:parent-style-name="Text_20_body" style:list-style-name="L115">
      <style:text-properties officeooo:rsid="210ceec1" officeooo:paragraph-rsid="37d46557"/>
    </style:style>
    <style:style style:name="P1588" style:family="paragraph" style:parent-style-name="Text_20_body" style:list-style-name="L114">
      <style:text-properties officeooo:rsid="1bc52482" officeooo:paragraph-rsid="37d46557"/>
    </style:style>
    <style:style style:name="P1589" style:family="paragraph" style:parent-style-name="Text_20_body" style:list-style-name="L116">
      <style:text-properties officeooo:rsid="30a906d8" officeooo:paragraph-rsid="31ec1c47"/>
    </style:style>
    <style:style style:name="P1590" style:family="paragraph" style:parent-style-name="Text_20_body" style:list-style-name="L116">
      <style:text-properties officeooo:rsid="30a90de2" officeooo:paragraph-rsid="30a90de2"/>
    </style:style>
    <style:style style:name="P1591" style:family="paragraph" style:parent-style-name="Text_20_body" style:list-style-name="L117">
      <style:text-properties officeooo:rsid="1be09be4" officeooo:paragraph-rsid="31dbd16e"/>
    </style:style>
    <style:style style:name="P1592" style:family="paragraph" style:parent-style-name="Text_20_body" style:list-style-name="L117">
      <style:text-properties officeooo:rsid="1be09be4" officeooo:paragraph-rsid="31dc9cde"/>
    </style:style>
    <style:style style:name="P1593" style:family="paragraph" style:parent-style-name="Text_20_body" style:list-style-name="L117">
      <style:text-properties officeooo:rsid="31dd7b66" officeooo:paragraph-rsid="31dd7b66"/>
    </style:style>
    <style:style style:name="P1594" style:family="paragraph" style:parent-style-name="Text_20_body" style:list-style-name="L118">
      <style:text-properties officeooo:paragraph-rsid="3086ceba"/>
    </style:style>
    <style:style style:name="P1595" style:family="paragraph" style:parent-style-name="Text_20_body" style:list-style-name="L120">
      <style:text-properties officeooo:rsid="1b403fd8" officeooo:paragraph-rsid="284eff00"/>
    </style:style>
    <style:style style:name="P1596" style:family="paragraph" style:parent-style-name="Text_20_body" style:list-style-name="L121">
      <style:text-properties officeooo:rsid="1dbb2aa5" officeooo:paragraph-rsid="283b5b27"/>
    </style:style>
    <style:style style:name="P1597" style:family="paragraph" style:parent-style-name="Text_20_body" style:list-style-name="L122">
      <style:text-properties officeooo:rsid="0f3e2872" officeooo:paragraph-rsid="284f60f7"/>
    </style:style>
    <style:style style:name="P1598" style:family="paragraph" style:parent-style-name="Text_20_body" style:list-style-name="L123">
      <style:text-properties officeooo:rsid="13bcbb86" officeooo:paragraph-rsid="284f60f7"/>
    </style:style>
    <style:style style:name="P1599" style:family="paragraph" style:parent-style-name="Text_20_body" style:list-style-name="L123">
      <style:text-properties officeooo:rsid="15d332f9" officeooo:paragraph-rsid="284f60f7"/>
    </style:style>
    <style:style style:name="P1600" style:family="paragraph" style:parent-style-name="Text_20_body" style:list-style-name="L123">
      <style:text-properties officeooo:rsid="350aa81f" officeooo:paragraph-rsid="350aa81f"/>
    </style:style>
    <style:style style:name="P1601" style:family="paragraph" style:parent-style-name="Text_20_body" style:list-style-name="L124">
      <style:text-properties officeooo:rsid="2432a1ec" officeooo:paragraph-rsid="2444f0d8"/>
    </style:style>
    <style:style style:name="P1602" style:family="paragraph" style:parent-style-name="Text_20_body" style:list-style-name="L125">
      <style:text-properties officeooo:paragraph-rsid="353b2020"/>
    </style:style>
    <style:style style:name="P1603" style:family="paragraph" style:parent-style-name="Text_20_body" style:list-style-name="L126">
      <style:text-properties officeooo:rsid="3517391c" officeooo:paragraph-rsid="3517391c"/>
    </style:style>
    <style:style style:name="P1604" style:family="paragraph" style:parent-style-name="Text_20_body" style:list-style-name="L126">
      <style:text-properties officeooo:rsid="351855d3" officeooo:paragraph-rsid="351855d3"/>
    </style:style>
    <style:style style:name="P1605" style:family="paragraph" style:parent-style-name="Text_20_body" style:list-style-name="L126">
      <style:text-properties officeooo:rsid="35186bf4" officeooo:paragraph-rsid="35186bf4"/>
    </style:style>
    <style:style style:name="P1606" style:family="paragraph" style:parent-style-name="Text_20_body" style:list-style-name="L126">
      <style:text-properties officeooo:rsid="351ba054" officeooo:paragraph-rsid="351ba054"/>
    </style:style>
    <style:style style:name="P1607" style:family="paragraph" style:parent-style-name="Text_20_body" style:list-style-name="L126">
      <style:text-properties officeooo:rsid="3519ddcc" officeooo:paragraph-rsid="3519ddcc"/>
    </style:style>
    <style:style style:name="P1608" style:family="paragraph" style:parent-style-name="Text_20_body" style:list-style-name="L126">
      <style:text-properties officeooo:rsid="351b7825" officeooo:paragraph-rsid="351b7825"/>
    </style:style>
    <style:style style:name="P1609" style:family="paragraph" style:parent-style-name="Text_20_body" style:list-style-name="L127">
      <style:text-properties officeooo:paragraph-rsid="35263a80"/>
    </style:style>
    <style:style style:name="P1610" style:family="paragraph" style:parent-style-name="Text_20_body" style:list-style-name="L128">
      <style:text-properties officeooo:paragraph-rsid="35263a80"/>
    </style:style>
    <style:style style:name="P1611" style:family="paragraph" style:parent-style-name="Text_20_body" style:list-style-name="L128">
      <style:text-properties officeooo:rsid="35263a80" officeooo:paragraph-rsid="35263a80"/>
    </style:style>
    <style:style style:name="P1612" style:family="paragraph" style:parent-style-name="Text_20_body" style:list-style-name="L129">
      <style:text-properties officeooo:rsid="35263a80" officeooo:paragraph-rsid="35263a80"/>
    </style:style>
    <style:style style:name="P1613" style:family="paragraph" style:parent-style-name="Text_20_body" style:list-style-name="L129">
      <style:text-properties officeooo:paragraph-rsid="35263a80"/>
    </style:style>
    <style:style style:name="P1614" style:family="paragraph" style:parent-style-name="Text_20_body" style:list-style-name="L129">
      <style:text-properties officeooo:rsid="00a17d4a" officeooo:paragraph-rsid="35263a80"/>
    </style:style>
    <style:style style:name="P1615" style:family="paragraph" style:parent-style-name="Text_20_body" style:list-style-name="L130">
      <style:text-properties officeooo:rsid="30d51de5" officeooo:paragraph-rsid="34f3694a"/>
    </style:style>
    <style:style style:name="P1616" style:family="paragraph" style:parent-style-name="Text_20_body" style:list-style-name="L131">
      <style:text-properties officeooo:rsid="32eba680" officeooo:paragraph-rsid="32ec9622"/>
    </style:style>
    <style:style style:name="P1617" style:family="paragraph" style:parent-style-name="Text_20_body" style:list-style-name="L132">
      <style:text-properties officeooo:rsid="3316ce46" officeooo:paragraph-rsid="3316ce46"/>
    </style:style>
    <style:style style:name="P1618" style:family="paragraph" style:parent-style-name="Text_20_body" style:list-style-name="L133">
      <style:text-properties officeooo:rsid="32f001d3" officeooo:paragraph-rsid="32f001d3"/>
    </style:style>
    <style:style style:name="P1619" style:family="paragraph" style:parent-style-name="Text_20_body" style:list-style-name="L133">
      <style:text-properties officeooo:rsid="32f2a852" officeooo:paragraph-rsid="32f2a852"/>
    </style:style>
    <style:style style:name="P1620" style:family="paragraph" style:parent-style-name="Text_20_body" style:list-style-name="L133">
      <style:text-properties officeooo:rsid="3353643a" officeooo:paragraph-rsid="32f66684"/>
    </style:style>
    <style:style style:name="P1621" style:family="paragraph" style:parent-style-name="Text_20_body" style:list-style-name="L135">
      <style:text-properties officeooo:rsid="30e924d6" officeooo:paragraph-rsid="33302b7a"/>
    </style:style>
    <style:style style:name="P1622" style:family="paragraph" style:parent-style-name="Text_20_body" style:list-style-name="L135">
      <style:text-properties officeooo:rsid="32452bf8" officeooo:paragraph-rsid="33302b7a"/>
    </style:style>
    <style:style style:name="P1623" style:family="paragraph" style:parent-style-name="Text_20_body" style:list-style-name="L138">
      <style:text-properties officeooo:paragraph-rsid="33302b7a"/>
    </style:style>
    <style:style style:name="P1624" style:family="paragraph" style:parent-style-name="Text_20_body" style:list-style-name="L138">
      <style:text-properties officeooo:rsid="3339de32" officeooo:paragraph-rsid="3339de32"/>
    </style:style>
    <style:style style:name="P1625" style:family="paragraph" style:parent-style-name="Text_20_body">
      <style:text-properties officeooo:rsid="41d5df59" officeooo:paragraph-rsid="427c56ea"/>
    </style:style>
    <style:style style:name="P1626" style:family="paragraph" style:parent-style-name="Text_20_body">
      <style:text-properties officeooo:rsid="41df5438" officeooo:paragraph-rsid="427c56ea"/>
    </style:style>
    <style:style style:name="P1627" style:family="paragraph" style:parent-style-name="Text_20_body" style:list-style-name="WW8Num11">
      <style:text-properties officeooo:paragraph-rsid="427e1b4c"/>
    </style:style>
    <style:style style:name="P1628" style:family="paragraph" style:parent-style-name="Text_20_body" style:list-style-name="WW8Num10">
      <style:text-properties officeooo:paragraph-rsid="427e1b4c"/>
    </style:style>
    <style:style style:name="P1629" style:family="paragraph" style:parent-style-name="Text_20_body">
      <style:text-properties officeooo:paragraph-rsid="427e1b4c"/>
    </style:style>
    <style:style style:name="P1630" style:family="paragraph" style:parent-style-name="Text_20_body">
      <style:text-properties officeooo:rsid="4280b791" officeooo:paragraph-rsid="4280b79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48"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2"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53"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officeooo:rsid="11354dcd"/>
    </style:style>
    <style:style style:name="T78" style:family="text">
      <style:text-properties style:text-line-through-style="none" style:text-line-through-type="none" fo:language="cs" fo:country="CZ" officeooo:rsid="2481b530"/>
    </style:style>
    <style:style style:name="T79" style:family="text">
      <style:text-properties style:text-line-through-style="none" style:text-line-through-type="none" fo:language="cs" fo:country="CZ" officeooo:rsid="2b3794eb"/>
    </style:style>
    <style:style style:name="T80" style:family="text">
      <style:text-properties style:text-line-through-style="none" style:text-line-through-type="none" fo:language="cs" fo:country="CZ" officeooo:rsid="2b7e4432"/>
    </style:style>
    <style:style style:name="T81" style:family="text">
      <style:text-properties style:text-line-through-style="none" style:text-line-through-type="none" fo:language="cs" fo:country="CZ" officeooo:rsid="2b8c5b54"/>
    </style:style>
    <style:style style:name="T82" style:family="text">
      <style:text-properties style:text-line-through-style="none" style:text-line-through-type="none" fo:language="cs" fo:country="CZ" officeooo:rsid="2bba64a0"/>
    </style:style>
    <style:style style:name="T83" style:family="text">
      <style:text-properties style:text-line-through-style="none" style:text-line-through-type="none" fo:language="cs" fo:country="CZ" officeooo:rsid="2bf7609a"/>
    </style:style>
    <style:style style:name="T84" style:family="text">
      <style:text-properties style:text-line-through-style="none" style:text-line-through-type="none" fo:language="cs" fo:country="CZ" officeooo:rsid="2bf9241e"/>
    </style:style>
    <style:style style:name="T85" style:family="text">
      <style:text-properties style:text-line-through-style="none" style:text-line-through-type="none" fo:language="cs" fo:country="CZ" fo:font-weight="bold" style:font-weight-asian="bold" style:font-weight-complex="bold"/>
    </style:style>
    <style:style style:name="T86" style:family="text">
      <style:text-properties style:text-line-through-style="none" style:text-line-through-type="none" fo:language="cs" fo:country="CZ" fo:font-weight="bold" officeooo:rsid="2c3c0ad1" style:font-weight-asian="bold" style:font-weight-complex="bold"/>
    </style:style>
    <style:style style:name="T87" style:family="text">
      <style:text-properties style:text-line-through-style="none" style:text-line-through-type="none" fo:language="cs" fo:country="CZ" fo:font-weight="bold" officeooo:rsid="28f98aba" style:font-weight-asian="bold" style:font-weight-complex="bold"/>
    </style:style>
    <style:style style:name="T88" style:family="text">
      <style:text-properties style:text-line-through-style="none" style:text-line-through-type="none" fo:language="cs" fo:country="CZ" fo:font-weight="bold" officeooo:rsid="2c3ee333" style:font-weight-asian="bold" style:font-weight-complex="bold"/>
    </style:style>
    <style:style style:name="T89" style:family="text">
      <style:text-properties style:text-line-through-style="none" style:text-line-through-type="none" fo:language="cs" fo:country="CZ" fo:font-weight="bold" officeooo:rsid="2c67e17b" style:font-weight-asian="bold" style:font-weight-complex="bold"/>
    </style:style>
    <style:style style:name="T90" style:family="text">
      <style:text-properties style:text-line-through-style="none" style:text-line-through-type="none" fo:language="cs" fo:country="CZ" fo:font-weight="bold" officeooo:rsid="2c354258" style:font-weight-asian="bold" style:font-weight-complex="bold"/>
    </style:style>
    <style:style style:name="T91" style:family="text">
      <style:text-properties style:text-line-through-style="none" style:text-line-through-type="none" fo:language="cs" fo:country="CZ" fo:font-weight="bold" officeooo:rsid="24c92b39" style:font-weight-asian="bold" style:font-weight-complex="bold"/>
    </style:style>
    <style:style style:name="T92" style:family="text">
      <style:text-properties style:text-line-through-style="none" style:text-line-through-type="none" fo:language="cs" fo:country="CZ" fo:font-weight="bold" officeooo:rsid="37ef2590" style:font-weight-asian="bold" style:font-weight-complex="bold"/>
    </style:style>
    <style:style style:name="T93" style:family="text">
      <style:text-properties style:text-line-through-style="none" style:text-line-through-type="none" fo:language="cs" fo:country="CZ" fo:font-weight="bold" officeooo:rsid="39fd1775" style:font-weight-asian="bold" style:font-weight-complex="bold"/>
    </style:style>
    <style:style style:name="T94" style:family="text">
      <style:text-properties style:text-line-through-style="none" style:text-line-through-type="none" fo:language="cs" fo:country="CZ" fo:font-weight="bold" officeooo:rsid="3abe9baf" style:font-weight-asian="bold" style:font-weight-complex="bold"/>
    </style:style>
    <style:style style:name="T95" style:family="text">
      <style:text-properties style:text-line-through-style="none" style:text-line-through-type="none" fo:language="cs" fo:country="CZ" fo:font-weight="bold" officeooo:rsid="3b03bfb7" style:font-weight-asian="bold" style:font-weight-complex="bold"/>
    </style:style>
    <style:style style:name="T96" style:family="text">
      <style:text-properties style:text-line-through-style="none" style:text-line-through-type="none" fo:language="cs" fo:country="CZ" officeooo:rsid="28f98aba"/>
    </style:style>
    <style:style style:name="T97" style:family="text">
      <style:text-properties style:text-line-through-style="none" style:text-line-through-type="none" fo:language="cs" fo:country="CZ" officeooo:rsid="246a6250"/>
    </style:style>
    <style:style style:name="T98" style:family="text">
      <style:text-properties style:text-line-through-style="none" style:text-line-through-type="none" fo:language="cs" fo:country="CZ" officeooo:rsid="2c3c0ad1"/>
    </style:style>
    <style:style style:name="T99" style:family="text">
      <style:text-properties style:text-line-through-style="none" style:text-line-through-type="none" fo:language="cs" fo:country="CZ" officeooo:rsid="2c3d559c"/>
    </style:style>
    <style:style style:name="T100" style:family="text">
      <style:text-properties style:text-line-through-style="none" style:text-line-through-type="none" fo:language="cs" fo:country="CZ" officeooo:rsid="2c3ee333"/>
    </style:style>
    <style:style style:name="T101" style:family="text">
      <style:text-properties style:text-line-through-style="none" style:text-line-through-type="none" fo:language="cs" fo:country="CZ" officeooo:rsid="2c558f8a"/>
    </style:style>
    <style:style style:name="T102" style:family="text">
      <style:text-properties style:text-line-through-style="none" style:text-line-through-type="none" fo:language="cs" fo:country="CZ" officeooo:rsid="2c560557"/>
    </style:style>
    <style:style style:name="T103" style:family="text">
      <style:text-properties style:text-line-through-style="none" style:text-line-through-type="none" fo:language="cs" fo:country="CZ" officeooo:rsid="2c563d31"/>
    </style:style>
    <style:style style:name="T104" style:family="text">
      <style:text-properties style:text-line-through-style="none" style:text-line-through-type="none" fo:language="cs" fo:country="CZ" officeooo:rsid="2c67e17b"/>
    </style:style>
    <style:style style:name="T105" style:family="text">
      <style:text-properties style:text-line-through-style="none" style:text-line-through-type="none" fo:language="cs" fo:country="CZ" officeooo:rsid="2c67fb79"/>
    </style:style>
    <style:style style:name="T106" style:family="text">
      <style:text-properties style:text-line-through-style="none" style:text-line-through-type="none" fo:language="cs" fo:country="CZ" officeooo:rsid="24c92b39"/>
    </style:style>
    <style:style style:name="T107" style:family="text">
      <style:text-properties style:text-line-through-style="none" style:text-line-through-type="none" fo:language="cs" fo:country="CZ" officeooo:rsid="2c6a45e7"/>
    </style:style>
    <style:style style:name="T108" style:family="text">
      <style:text-properties style:text-line-through-style="none" style:text-line-through-type="none" fo:language="cs" fo:country="CZ" officeooo:rsid="2c6ac70f"/>
    </style:style>
    <style:style style:name="T109" style:family="text">
      <style:text-properties style:text-line-through-style="none" style:text-line-through-type="none" fo:language="cs" fo:country="CZ" officeooo:rsid="2c6ca70b"/>
    </style:style>
    <style:style style:name="T110" style:family="text">
      <style:text-properties style:text-line-through-style="none" style:text-line-through-type="none" fo:language="cs" fo:country="CZ" officeooo:rsid="2c6e338e"/>
    </style:style>
    <style:style style:name="T111" style:family="text">
      <style:text-properties style:text-line-through-style="none" style:text-line-through-type="none" fo:language="cs" fo:country="CZ" officeooo:rsid="2c6fd1e6"/>
    </style:style>
    <style:style style:name="T112" style:family="text">
      <style:text-properties style:text-line-through-style="none" style:text-line-through-type="none" fo:language="cs" fo:country="CZ" officeooo:rsid="2c6fd902"/>
    </style:style>
    <style:style style:name="T113" style:family="text">
      <style:text-properties style:text-line-through-style="none" style:text-line-through-type="none" fo:language="cs" fo:country="CZ" officeooo:rsid="2dc276f2"/>
    </style:style>
    <style:style style:name="T114" style:family="text">
      <style:text-properties style:text-line-through-style="none" style:text-line-through-type="none" fo:language="cs" fo:country="CZ" fo:font-weight="normal" style:font-weight-asian="normal" style:font-weight-complex="normal"/>
    </style:style>
    <style:style style:name="T115" style:family="text">
      <style:text-properties style:text-line-through-style="none" style:text-line-through-type="none" fo:language="cs" fo:country="CZ" fo:font-weight="normal" officeooo:rsid="2c3c0ad1" style:font-weight-asian="normal" style:font-weight-complex="normal"/>
    </style:style>
    <style:style style:name="T116" style:family="text">
      <style:text-properties style:text-line-through-style="none" style:text-line-through-type="none" fo:language="cs" fo:country="CZ" fo:font-weight="normal" officeooo:rsid="37ff8a5a" style:font-weight-asian="normal" style:font-weight-complex="normal"/>
    </style:style>
    <style:style style:name="T117" style:family="text">
      <style:text-properties style:text-line-through-style="none" style:text-line-through-type="none" fo:language="cs" fo:country="CZ" fo:font-weight="normal" officeooo:rsid="28f98aba" style:font-weight-asian="normal" style:font-weight-complex="normal"/>
    </style:style>
    <style:style style:name="T118" style:family="text">
      <style:text-properties style:text-line-through-style="none" style:text-line-through-type="none" fo:language="cs" fo:country="CZ" fo:font-weight="normal" officeooo:rsid="246a6250" style:font-weight-asian="normal" style:font-weight-complex="normal"/>
    </style:style>
    <style:style style:name="T119" style:family="text">
      <style:text-properties style:text-line-through-style="none" style:text-line-through-type="none" fo:language="cs" fo:country="CZ" fo:font-weight="normal" officeooo:rsid="38002a71" style:font-weight-asian="normal" style:font-weight-complex="normal"/>
    </style:style>
    <style:style style:name="T120" style:family="text">
      <style:text-properties style:text-line-through-style="none" style:text-line-through-type="none" fo:language="cs" fo:country="CZ" fo:font-weight="normal" officeooo:rsid="390cd3d9" style:font-weight-asian="normal" style:font-weight-complex="normal"/>
    </style:style>
    <style:style style:name="T121"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2" style:family="text">
      <style:text-properties style:text-line-through-style="none" style:text-line-through-type="none" fo:language="cs" fo:country="CZ" officeooo:rsid="244b657c"/>
    </style:style>
    <style:style style:name="T123" style:family="text">
      <style:text-properties style:text-line-through-style="none" style:text-line-through-type="none" fo:language="cs" fo:country="CZ" officeooo:rsid="240b1c6e"/>
    </style:style>
    <style:style style:name="T124" style:family="text">
      <style:text-properties style:text-line-through-style="none" style:text-line-through-type="none" fo:language="cs" fo:country="CZ" officeooo:rsid="326ca4a0"/>
    </style:style>
    <style:style style:name="T125" style:family="text">
      <style:text-properties style:text-line-through-style="none" style:text-line-through-type="none" fo:language="cs" fo:country="CZ" officeooo:rsid="333c14ca"/>
    </style:style>
    <style:style style:name="T126" style:family="text">
      <style:text-properties style:text-line-through-style="none" style:text-line-through-type="none" fo:language="cs" fo:country="CZ" officeooo:rsid="335dd52c"/>
    </style:style>
    <style:style style:name="T127" style:family="text">
      <style:text-properties style:text-line-through-style="none" style:text-line-through-type="none" fo:language="cs" fo:country="CZ" officeooo:rsid="335e921b"/>
    </style:style>
    <style:style style:name="T128" style:family="text">
      <style:text-properties style:text-line-through-style="none" style:text-line-through-type="none" fo:language="cs" fo:country="CZ" officeooo:rsid="333f4c4b"/>
    </style:style>
    <style:style style:name="T129" style:family="text">
      <style:text-properties style:text-line-through-style="none" style:text-line-through-type="none" fo:language="cs" fo:country="CZ" officeooo:rsid="3019647f"/>
    </style:style>
    <style:style style:name="T130" style:family="text">
      <style:text-properties style:text-line-through-style="none" style:text-line-through-type="none" fo:language="cs" fo:country="CZ" officeooo:rsid="35ec84ef"/>
    </style:style>
    <style:style style:name="T131" style:family="text">
      <style:text-properties style:text-line-through-style="none" style:text-line-through-type="none" fo:language="cs" fo:country="CZ" officeooo:rsid="2c8b55f1"/>
    </style:style>
    <style:style style:name="T132" style:family="text">
      <style:text-properties style:text-line-through-style="none" style:text-line-through-type="none" fo:language="cs" fo:country="CZ" officeooo:rsid="371db25d"/>
    </style:style>
    <style:style style:name="T133" style:family="text">
      <style:text-properties style:text-line-through-style="none" style:text-line-through-type="none" fo:language="cs" fo:country="CZ" officeooo:rsid="37c2154e"/>
    </style:style>
    <style:style style:name="T134" style:family="text">
      <style:text-properties style:text-line-through-style="none" style:text-line-through-type="none" fo:language="cs" fo:country="CZ" officeooo:rsid="37c0c58b"/>
    </style:style>
    <style:style style:name="T135" style:family="text">
      <style:text-properties style:text-line-through-style="none" style:text-line-through-type="none" fo:language="cs" fo:country="CZ" officeooo:rsid="30b49a5e"/>
    </style:style>
    <style:style style:name="T136" style:family="text">
      <style:text-properties style:text-line-through-style="none" style:text-line-through-type="none" fo:language="cs" fo:country="CZ" officeooo:rsid="2c38556f"/>
    </style:style>
    <style:style style:name="T137" style:family="text">
      <style:text-properties style:text-line-through-style="none" style:text-line-through-type="none" fo:language="cs" fo:country="CZ" officeooo:rsid="37d6fd87"/>
    </style:style>
    <style:style style:name="T138" style:family="text">
      <style:text-properties style:text-line-through-style="none" style:text-line-through-type="none" fo:language="cs" fo:country="CZ" officeooo:rsid="37d9f727"/>
    </style:style>
    <style:style style:name="T139" style:family="text">
      <style:text-properties style:text-line-through-style="none" style:text-line-through-type="none" fo:language="cs" fo:country="CZ" officeooo:rsid="37db5b2a"/>
    </style:style>
    <style:style style:name="T140" style:family="text">
      <style:text-properties style:text-line-through-style="none" style:text-line-through-type="none" fo:language="cs" fo:country="CZ" officeooo:rsid="2c396f6a"/>
    </style:style>
    <style:style style:name="T141" style:family="text">
      <style:text-properties style:text-line-through-style="none" style:text-line-through-type="none" fo:language="cs" fo:country="CZ" officeooo:rsid="37e460c7"/>
    </style:style>
    <style:style style:name="T142" style:family="text">
      <style:text-properties style:text-line-through-style="none" style:text-line-through-type="none" fo:language="cs" fo:country="CZ" officeooo:rsid="37dd2019"/>
    </style:style>
    <style:style style:name="T143" style:family="text">
      <style:text-properties style:text-line-through-style="none" style:text-line-through-type="none" fo:language="cs" fo:country="CZ" officeooo:rsid="37bed77a"/>
    </style:style>
    <style:style style:name="T144" style:family="text">
      <style:text-properties style:text-line-through-style="none" style:text-line-through-type="none" fo:language="cs" fo:country="CZ" officeooo:rsid="37de8462"/>
    </style:style>
    <style:style style:name="T145" style:family="text">
      <style:text-properties style:text-line-through-style="none" style:text-line-through-type="none" fo:language="cs" fo:country="CZ" officeooo:rsid="37de3fe1"/>
    </style:style>
    <style:style style:name="T146" style:family="text">
      <style:text-properties style:text-line-through-style="none" style:text-line-through-type="none" fo:language="cs" fo:country="CZ" officeooo:rsid="37ea6e4d"/>
    </style:style>
    <style:style style:name="T147" style:family="text">
      <style:text-properties style:text-line-through-style="none" style:text-line-through-type="none" fo:language="cs" fo:country="CZ" officeooo:rsid="246a92cc"/>
    </style:style>
    <style:style style:name="T148" style:family="text">
      <style:text-properties style:text-line-through-style="none" style:text-line-through-type="none" fo:language="cs" fo:country="CZ" officeooo:rsid="37bc4b7a"/>
    </style:style>
    <style:style style:name="T149" style:family="text">
      <style:text-properties style:text-line-through-style="none" style:text-line-through-type="none" fo:language="cs" fo:country="CZ" officeooo:rsid="37e69cff"/>
    </style:style>
    <style:style style:name="T150" style:family="text">
      <style:text-properties style:text-line-through-style="none" style:text-line-through-type="none" fo:language="cs" fo:country="CZ" officeooo:rsid="37e1cdd2"/>
    </style:style>
    <style:style style:name="T151" style:family="text">
      <style:text-properties style:text-line-through-style="none" style:text-line-through-type="none" fo:language="cs" fo:country="CZ" officeooo:rsid="37ef2590"/>
    </style:style>
    <style:style style:name="T152" style:family="text">
      <style:text-properties style:text-line-through-style="none" style:text-line-through-type="none" fo:language="cs" fo:country="CZ" officeooo:rsid="37f0c034"/>
    </style:style>
    <style:style style:name="T153" style:family="text">
      <style:text-properties style:text-line-through-style="none" style:text-line-through-type="none" fo:language="cs" fo:country="CZ" officeooo:rsid="37f169e6"/>
    </style:style>
    <style:style style:name="T154" style:family="text">
      <style:text-properties style:text-line-through-style="none" style:text-line-through-type="none" fo:language="cs" fo:country="CZ" officeooo:rsid="37f16fdf"/>
    </style:style>
    <style:style style:name="T155" style:family="text">
      <style:text-properties style:text-line-through-style="none" style:text-line-through-type="none" fo:language="cs" fo:country="CZ" officeooo:rsid="37f94f5d"/>
    </style:style>
    <style:style style:name="T156" style:family="text">
      <style:text-properties style:text-line-through-style="none" style:text-line-through-type="none" fo:language="cs" fo:country="CZ" officeooo:rsid="37f5ea97"/>
    </style:style>
    <style:style style:name="T157" style:family="text">
      <style:text-properties style:text-line-through-style="none" style:text-line-through-type="none" fo:language="cs" fo:country="CZ" officeooo:rsid="2ff09c19"/>
    </style:style>
    <style:style style:name="T158" style:family="text">
      <style:text-properties style:text-line-through-style="none" style:text-line-through-type="none" fo:language="cs" fo:country="CZ" officeooo:rsid="3810bac4"/>
    </style:style>
    <style:style style:name="T159" style:family="text">
      <style:text-properties style:text-line-through-style="none" style:text-line-through-type="none" fo:language="cs" fo:country="CZ" officeooo:rsid="2fefc37c"/>
    </style:style>
    <style:style style:name="T160" style:family="text">
      <style:text-properties style:text-line-through-style="none" style:text-line-through-type="none" fo:language="cs" fo:country="CZ" officeooo:rsid="3817c1cb"/>
    </style:style>
    <style:style style:name="T161" style:family="text">
      <style:text-properties style:text-line-through-style="none" style:text-line-through-type="none" fo:language="cs" fo:country="CZ" officeooo:rsid="381d32de"/>
    </style:style>
    <style:style style:name="T162" style:family="text">
      <style:text-properties style:text-line-through-style="none" style:text-line-through-type="none" fo:language="cs" fo:country="CZ" officeooo:rsid="381e0edb"/>
    </style:style>
    <style:style style:name="T163" style:family="text">
      <style:text-properties style:text-line-through-style="none" style:text-line-through-type="none" fo:language="cs" fo:country="CZ" officeooo:rsid="381ff0d3"/>
    </style:style>
    <style:style style:name="T164" style:family="text">
      <style:text-properties style:text-line-through-style="none" style:text-line-through-type="none" fo:language="cs" fo:country="CZ" officeooo:rsid="3821aaf4"/>
    </style:style>
    <style:style style:name="T165" style:family="text">
      <style:text-properties style:text-line-through-style="none" style:text-line-through-type="none" fo:language="cs" fo:country="CZ" officeooo:rsid="3824d3cc"/>
    </style:style>
    <style:style style:name="T166" style:family="text">
      <style:text-properties style:text-line-through-style="none" style:text-line-through-type="none" fo:language="cs" fo:country="CZ" officeooo:rsid="38263ad3"/>
    </style:style>
    <style:style style:name="T167" style:family="text">
      <style:text-properties style:text-line-through-style="none" style:text-line-through-type="none" fo:language="cs" fo:country="CZ" officeooo:rsid="3826508d"/>
    </style:style>
    <style:style style:name="T168" style:family="text">
      <style:text-properties style:text-line-through-style="none" style:text-line-through-type="none" fo:language="cs" fo:country="CZ" officeooo:rsid="38271d87"/>
    </style:style>
    <style:style style:name="T169" style:family="text">
      <style:text-properties style:text-line-through-style="none" style:text-line-through-type="none" fo:language="cs" fo:country="CZ" officeooo:rsid="38cc78f6"/>
    </style:style>
    <style:style style:name="T170" style:family="text">
      <style:text-properties style:text-line-through-style="none" style:text-line-through-type="none" fo:language="cs" fo:country="CZ" officeooo:rsid="38e002b0"/>
    </style:style>
    <style:style style:name="T171" style:family="text">
      <style:text-properties style:text-line-through-style="none" style:text-line-through-type="none" fo:language="cs" fo:country="CZ" officeooo:rsid="38e1e8b2"/>
    </style:style>
    <style:style style:name="T172" style:family="text">
      <style:text-properties style:text-line-through-style="none" style:text-line-through-type="none" fo:language="cs" fo:country="CZ" officeooo:rsid="38e336a3"/>
    </style:style>
    <style:style style:name="T173" style:family="text">
      <style:text-properties style:text-line-through-style="none" style:text-line-through-type="none" fo:language="cs" fo:country="CZ" officeooo:rsid="38e4eeb1"/>
    </style:style>
    <style:style style:name="T174" style:family="text">
      <style:text-properties style:text-line-through-style="none" style:text-line-through-type="none" fo:language="cs" fo:country="CZ" officeooo:rsid="38e58bf5"/>
    </style:style>
    <style:style style:name="T175" style:family="text">
      <style:text-properties style:text-line-through-style="none" style:text-line-through-type="none" fo:language="cs" fo:country="CZ" officeooo:rsid="390cd3d9"/>
    </style:style>
    <style:style style:name="T176" style:family="text">
      <style:text-properties style:text-line-through-style="none" style:text-line-through-type="none" fo:language="cs" fo:country="CZ" officeooo:rsid="390e72a4"/>
    </style:style>
    <style:style style:name="T177" style:family="text">
      <style:text-properties style:text-line-through-style="none" style:text-line-through-type="none" fo:language="cs" fo:country="CZ" officeooo:rsid="39fa22e0"/>
    </style:style>
    <style:style style:name="T178" style:family="text">
      <style:text-properties style:text-line-through-style="none" style:text-line-through-type="none" fo:language="cs" fo:country="CZ" officeooo:rsid="39fd1775"/>
    </style:style>
    <style:style style:name="T179" style:family="text">
      <style:text-properties style:text-line-through-style="none" style:text-line-through-type="none" fo:language="cs" fo:country="CZ" officeooo:rsid="3aa4e52c"/>
    </style:style>
    <style:style style:name="T180" style:family="text">
      <style:text-properties style:text-line-through-style="none" style:text-line-through-type="none" fo:language="cs" fo:country="CZ" officeooo:rsid="3ab482ce"/>
    </style:style>
    <style:style style:name="T181" style:family="text">
      <style:text-properties style:text-line-through-style="none" style:text-line-through-type="none" fo:language="cs" fo:country="CZ" officeooo:rsid="3aabb09c"/>
    </style:style>
    <style:style style:name="T182" style:family="text">
      <style:text-properties style:text-line-through-style="none" style:text-line-through-type="none" fo:language="cs" fo:country="CZ" officeooo:rsid="3aac76fb"/>
    </style:style>
    <style:style style:name="T183" style:family="text">
      <style:text-properties style:text-line-through-style="none" style:text-line-through-type="none" fo:language="cs" fo:country="CZ" officeooo:rsid="3ab8cbfc"/>
    </style:style>
    <style:style style:name="T184" style:family="text">
      <style:text-properties style:text-line-through-style="none" style:text-line-through-type="none" fo:language="cs" fo:country="CZ" officeooo:rsid="3aba15f5"/>
    </style:style>
    <style:style style:name="T185" style:family="text">
      <style:text-properties style:text-line-through-style="none" style:text-line-through-type="none" fo:language="cs" fo:country="CZ" officeooo:rsid="3abcf8b1"/>
    </style:style>
    <style:style style:name="T186" style:family="text">
      <style:text-properties style:text-line-through-style="none" style:text-line-through-type="none" fo:language="cs" fo:country="CZ" officeooo:rsid="3abe9baf"/>
    </style:style>
    <style:style style:name="T187" style:family="text">
      <style:text-properties style:text-line-through-style="none" style:text-line-through-type="none" fo:language="cs" fo:country="CZ" officeooo:rsid="3ac02b74"/>
    </style:style>
    <style:style style:name="T188" style:family="text">
      <style:text-properties style:text-line-through-style="none" style:text-line-through-type="none" fo:language="cs" fo:country="CZ" officeooo:rsid="3ac3cfce"/>
    </style:style>
    <style:style style:name="T189" style:family="text">
      <style:text-properties style:text-line-through-style="none" style:text-line-through-type="none" fo:language="cs" fo:country="CZ" officeooo:rsid="3ac6bbc5"/>
    </style:style>
    <style:style style:name="T190" style:family="text">
      <style:text-properties style:text-line-through-style="none" style:text-line-through-type="none" fo:language="cs" fo:country="CZ" officeooo:rsid="3ac88486"/>
    </style:style>
    <style:style style:name="T191" style:family="text">
      <style:text-properties style:text-line-through-style="none" style:text-line-through-type="none" fo:language="cs" fo:country="CZ" officeooo:rsid="3ac9dc4b"/>
    </style:style>
    <style:style style:name="T192" style:family="text">
      <style:text-properties style:text-line-through-style="none" style:text-line-through-type="none" fo:language="cs" fo:country="CZ" officeooo:rsid="3aca7585"/>
    </style:style>
    <style:style style:name="T193" style:family="text">
      <style:text-properties style:text-line-through-style="none" style:text-line-through-type="none" fo:language="cs" fo:country="CZ" officeooo:rsid="3ad11d44"/>
    </style:style>
    <style:style style:name="T194" style:family="text">
      <style:text-properties style:text-line-through-style="none" style:text-line-through-type="none" fo:language="cs" fo:country="CZ" officeooo:rsid="3ad158db"/>
    </style:style>
    <style:style style:name="T195" style:family="text">
      <style:text-properties style:text-line-through-style="none" style:text-line-through-type="none" fo:language="cs" fo:country="CZ" officeooo:rsid="3ad301f7"/>
    </style:style>
    <style:style style:name="T196" style:family="text">
      <style:text-properties style:text-line-through-style="none" style:text-line-through-type="none" fo:language="cs" fo:country="CZ" officeooo:rsid="3af47aab"/>
    </style:style>
    <style:style style:name="T197" style:family="text">
      <style:text-properties style:text-line-through-style="none" style:text-line-through-type="none" fo:language="cs" fo:country="CZ" officeooo:rsid="3b03bfb7"/>
    </style:style>
    <style:style style:name="T198" style:family="text">
      <style:text-properties style:text-line-through-style="none" style:text-line-through-type="none" fo:language="cs" fo:country="CZ" officeooo:rsid="3b050ca0"/>
    </style:style>
    <style:style style:name="T199" style:family="text">
      <style:text-properties style:text-line-through-style="none" style:text-line-through-type="none" fo:language="cs" fo:country="CZ" officeooo:rsid="3b0627d9"/>
    </style:style>
    <style:style style:name="T200" style:family="text">
      <style:text-properties style:text-line-through-style="none" style:text-line-through-type="none" fo:language="cs" fo:country="CZ" officeooo:rsid="3c508c07"/>
    </style:style>
    <style:style style:name="T201" style:family="text">
      <style:text-properties style:text-line-through-style="none" style:text-line-through-type="none" fo:language="cs" fo:country="CZ" officeooo:rsid="42212f34"/>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officeooo:rsid="2481b530"/>
    </style:style>
    <style:style style:name="T218" style:family="text">
      <style:text-properties style:text-line-through-style="none" style:text-line-through-type="none" officeooo:rsid="2486d86e"/>
    </style:style>
    <style:style style:name="T219" style:family="text">
      <style:text-properties style:text-line-through-style="none" style:text-line-through-type="none" officeooo:rsid="24888590"/>
    </style:style>
    <style:style style:name="T220" style:family="text">
      <style:text-properties style:text-line-through-style="none" style:text-line-through-type="none" officeooo:rsid="2488a13c"/>
    </style:style>
    <style:style style:name="T221" style:family="text">
      <style:text-properties style:text-line-through-style="none" style:text-line-through-type="none" officeooo:rsid="24898e49"/>
    </style:style>
    <style:style style:name="T222" style:family="text">
      <style:text-properties style:text-line-through-style="none" style:text-line-through-type="none" officeooo:rsid="24928a21"/>
    </style:style>
    <style:style style:name="T223" style:family="text">
      <style:text-properties style:text-line-through-style="none" style:text-line-through-type="none" officeooo:rsid="2498f3a8"/>
    </style:style>
    <style:style style:name="T224" style:family="text">
      <style:text-properties style:text-line-through-style="none" style:text-line-through-type="none" officeooo:rsid="2499edbb"/>
    </style:style>
    <style:style style:name="T225" style:family="text">
      <style:text-properties style:text-line-through-style="none" style:text-line-through-type="none" officeooo:rsid="24c510fe"/>
    </style:style>
    <style:style style:name="T226" style:family="text">
      <style:text-properties style:text-line-through-style="none" style:text-line-through-type="none" officeooo:rsid="24c7e578"/>
    </style:style>
    <style:style style:name="T227" style:family="text">
      <style:text-properties style:text-line-through-style="none" style:text-line-through-type="none" officeooo:rsid="24c92b39"/>
    </style:style>
    <style:style style:name="T228" style:family="text">
      <style:text-properties style:text-line-through-style="none" style:text-line-through-type="none" fo:font-weight="bold" style:font-weight-asian="bold" style:font-weight-complex="bold"/>
    </style:style>
    <style:style style:name="T229" style:family="text">
      <style:text-properties style:text-line-through-style="none" style:text-line-through-type="none" fo:font-weight="bold" officeooo:rsid="24888590" style:font-weight-asian="bold" style:font-weight-complex="bold"/>
    </style:style>
    <style:style style:name="T230" style:family="text">
      <style:text-properties style:text-line-through-style="none" style:text-line-through-type="none" fo:font-weight="bold" officeooo:rsid="28f98aba" style:font-weight-asian="bold" style:font-weight-complex="bold"/>
    </style:style>
    <style:style style:name="T231" style:family="text">
      <style:text-properties style:text-line-through-style="none" style:text-line-through-type="none" fo:font-weight="bold" officeooo:rsid="2c335c33" style:font-weight-asian="bold" style:font-weight-complex="bold"/>
    </style:style>
    <style:style style:name="T232" style:family="text">
      <style:text-properties style:text-line-through-style="none" style:text-line-through-type="none" fo:font-weight="bold" officeooo:rsid="2c33731b" style:font-weight-asian="bold" style:font-weight-complex="bold"/>
    </style:style>
    <style:style style:name="T233" style:family="text">
      <style:text-properties style:text-line-through-style="none" style:text-line-through-type="none" fo:font-weight="bold" officeooo:rsid="2c71d3fe" style:font-weight-asian="bold" style:font-weight-complex="bold"/>
    </style:style>
    <style:style style:name="T234" style:family="text">
      <style:text-properties style:text-line-through-style="none" style:text-line-through-type="none" fo:font-weight="bold" officeooo:rsid="333f529e" style:font-weight-asian="bold" style:font-weight-complex="bold"/>
    </style:style>
    <style:style style:name="T235" style:family="text">
      <style:text-properties style:text-line-through-style="none" style:text-line-through-type="none" fo:font-weight="bold" fo:background-color="transparent" loext:char-shading-value="0" style:font-weight-asian="bold" style:font-weight-complex="bold"/>
    </style:style>
    <style:style style:name="T236" style:family="text">
      <style:text-properties style:text-line-through-style="none" style:text-line-through-type="none" officeooo:rsid="24d95970"/>
    </style:style>
    <style:style style:name="T237" style:family="text">
      <style:text-properties style:text-line-through-style="none" style:text-line-through-type="none" officeooo:rsid="24dab1d3"/>
    </style:style>
    <style:style style:name="T238" style:family="text">
      <style:text-properties style:text-line-through-style="none" style:text-line-through-type="none" officeooo:rsid="1904c501"/>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465aaea" style:font-style-asian="normal" style:font-style-complex="normal"/>
    </style:style>
    <style:style style:name="T243" style:family="text">
      <style:text-properties style:text-line-through-style="none" style:text-line-through-type="none" fo:font-style="normal" officeooo:rsid="286bd658" style:font-style-asian="normal" style:font-style-complex="normal"/>
    </style:style>
    <style:style style:name="T244" style:family="text">
      <style:text-properties style:text-line-through-style="none" style:text-line-through-type="none" fo:font-style="normal" officeooo:rsid="28f54263" style:font-style-asian="normal" style:font-style-complex="normal"/>
    </style:style>
    <style:style style:name="T245" style:family="text">
      <style:text-properties style:text-line-through-style="none" style:text-line-through-type="none" fo:font-style="normal" officeooo:rsid="28f56b6a" style:font-style-asian="normal" style:font-style-complex="normal"/>
    </style:style>
    <style:style style:name="T246" style:family="text">
      <style:text-properties style:text-line-through-style="none" style:text-line-through-type="none" fo:font-style="normal" officeooo:rsid="18552efa" style:font-style-asian="normal" style:font-style-complex="normal"/>
    </style:style>
    <style:style style:name="T247" style:family="text">
      <style:text-properties style:text-line-through-style="none" style:text-line-through-type="none" fo:font-style="normal" officeooo:rsid="29c96723" style:font-style-asian="normal" style:font-style-complex="normal"/>
    </style:style>
    <style:style style:name="T248" style:family="text">
      <style:text-properties style:text-line-through-style="none" style:text-line-through-type="none" fo:font-style="normal" officeooo:rsid="29ca5043" style:font-style-asian="normal" style:font-style-complex="normal"/>
    </style:style>
    <style:style style:name="T249" style:family="text">
      <style:text-properties style:text-line-through-style="none" style:text-line-through-type="none" fo:font-style="normal" officeooo:rsid="29cb7018" style:font-style-asian="normal" style:font-style-complex="normal"/>
    </style:style>
    <style:style style:name="T250" style:family="text">
      <style:text-properties style:text-line-through-style="none" style:text-line-through-type="none" fo:font-style="normal" officeooo:rsid="29d033ae" style:font-style-asian="normal" style:font-style-complex="normal"/>
    </style:style>
    <style:style style:name="T251" style:family="text">
      <style:text-properties style:text-line-through-style="none" style:text-line-through-type="none" fo:font-style="normal" officeooo:rsid="29d242b3" style:font-style-asian="normal" style:font-style-complex="normal"/>
    </style:style>
    <style:style style:name="T252" style:family="text">
      <style:text-properties style:text-line-through-style="none" style:text-line-through-type="none" fo:font-style="normal" officeooo:rsid="29d3a316" style:font-style-asian="normal" style:font-style-complex="normal"/>
    </style:style>
    <style:style style:name="T253" style:family="text">
      <style:text-properties style:text-line-through-style="none" style:text-line-through-type="none" fo:font-style="normal" officeooo:rsid="29d3d2c1" style:font-style-asian="normal" style:font-style-complex="normal"/>
    </style:style>
    <style:style style:name="T254" style:family="text">
      <style:text-properties style:text-line-through-style="none" style:text-line-through-type="none" fo:font-style="normal" officeooo:rsid="29ec9d30" style:font-style-asian="normal" style:font-style-complex="normal"/>
    </style:style>
    <style:style style:name="T255" style:family="text">
      <style:text-properties style:text-line-through-style="none" style:text-line-through-type="none" fo:font-style="normal" officeooo:rsid="297070ea" style:font-style-asian="normal" style:font-style-complex="normal"/>
    </style:style>
    <style:style style:name="T256" style:family="text">
      <style:text-properties style:text-line-through-style="none" style:text-line-through-type="none" fo:font-style="normal" officeooo:rsid="2499edbb" style:font-style-asian="normal" style:font-style-complex="normal"/>
    </style:style>
    <style:style style:name="T257" style:family="text">
      <style:text-properties style:text-line-through-style="none" style:text-line-through-type="none" fo:font-style="normal" officeooo:rsid="24b75ee0" style:font-style-asian="normal" style:font-style-complex="normal"/>
    </style:style>
    <style:style style:name="T258" style:family="text">
      <style:text-properties style:text-line-through-style="none" style:text-line-through-type="none" fo:font-style="normal" officeooo:rsid="2948e1b1" style:font-style-asian="normal" style:font-style-complex="normal"/>
    </style:style>
    <style:style style:name="T259" style:family="text">
      <style:text-properties style:text-line-through-style="none" style:text-line-through-type="none" fo:font-style="normal" officeooo:rsid="24bb23ec" style:font-style-asian="normal" style:font-style-complex="normal"/>
    </style:style>
    <style:style style:name="T260" style:family="text">
      <style:text-properties style:text-line-through-style="none" style:text-line-through-type="none" fo:font-style="normal" officeooo:rsid="24b803aa" style:font-style-asian="normal" style:font-style-complex="normal"/>
    </style:style>
    <style:style style:name="T261" style:family="text">
      <style:text-properties style:text-line-through-style="none" style:text-line-through-type="none" fo:font-style="normal" officeooo:rsid="294a412d" style:font-style-asian="normal" style:font-style-complex="normal"/>
    </style:style>
    <style:style style:name="T262" style:family="text">
      <style:text-properties style:text-line-through-style="none" style:text-line-through-type="none" fo:font-style="normal" officeooo:rsid="294b2f09" style:font-style-asian="normal" style:font-style-complex="normal"/>
    </style:style>
    <style:style style:name="T263" style:family="text">
      <style:text-properties style:text-line-through-style="none" style:text-line-through-type="none" fo:font-style="normal" officeooo:rsid="297185f3" style:font-style-asian="normal" style:font-style-complex="normal"/>
    </style:style>
    <style:style style:name="T264" style:family="text">
      <style:text-properties style:text-line-through-style="none" style:text-line-through-type="none" fo:font-style="normal" officeooo:rsid="24bcd44c" style:font-style-asian="normal" style:font-style-complex="normal"/>
    </style:style>
    <style:style style:name="T265" style:family="text">
      <style:text-properties style:text-line-through-style="none" style:text-line-through-type="none" fo:font-style="normal" officeooo:rsid="2ce09417" style:font-style-asian="normal" style:font-style-complex="normal"/>
    </style:style>
    <style:style style:name="T266" style:family="text">
      <style:text-properties style:text-line-through-style="none" style:text-line-through-type="none" fo:font-style="normal" officeooo:rsid="2977e592" style:font-style-asian="normal" style:font-style-complex="normal"/>
    </style:style>
    <style:style style:name="T267" style:family="text">
      <style:text-properties style:text-line-through-style="none" style:text-line-through-type="none" fo:font-style="normal" officeooo:rsid="298ecf06" style:font-style-asian="normal" style:font-style-complex="normal"/>
    </style:style>
    <style:style style:name="T268" style:family="text">
      <style:text-properties style:text-line-through-style="none" style:text-line-through-type="none" fo:font-style="normal" officeooo:rsid="298f3600" style:font-style-asian="normal" style:font-style-complex="normal"/>
    </style:style>
    <style:style style:name="T269" style:family="text">
      <style:text-properties style:text-line-through-style="none" style:text-line-through-type="none" fo:font-style="normal" officeooo:rsid="37b38dca" style:font-style-asian="normal" style:font-style-complex="normal"/>
    </style:style>
    <style:style style:name="T270" style:family="text">
      <style:text-properties style:text-line-through-style="none" style:text-line-through-type="none" fo:font-style="normal" officeooo:rsid="37b4eaf1" style:font-style-asian="normal" style:font-style-complex="normal"/>
    </style:style>
    <style:style style:name="T271" style:family="text">
      <style:text-properties style:text-line-through-style="none" style:text-line-through-type="none" fo:font-style="normal" officeooo:rsid="37b688df" style:font-style-asian="normal" style:font-style-complex="normal"/>
    </style:style>
    <style:style style:name="T272" style:family="text">
      <style:text-properties style:text-line-through-style="none" style:text-line-through-type="none" fo:font-style="normal" officeooo:rsid="3a2b3e8d" style:font-style-asian="normal" style:font-style-complex="normal"/>
    </style:style>
    <style:style style:name="T273" style:family="text">
      <style:text-properties style:text-line-through-style="none" style:text-line-through-type="none" fo:font-style="normal" officeooo:rsid="1ac6f16f" style:font-style-asian="normal" style:font-style-complex="normal"/>
    </style:style>
    <style:style style:name="T274" style:family="text">
      <style:text-properties style:text-line-through-style="none" style:text-line-through-type="none" fo:font-style="normal" officeooo:rsid="3a1ad5d1" style:font-style-asian="normal" style:font-style-complex="normal"/>
    </style:style>
    <style:style style:name="T275" style:family="text">
      <style:text-properties style:text-line-through-style="none" style:text-line-through-type="none" fo:font-style="normal" officeooo:rsid="10a95430" style:font-style-asian="normal" style:font-style-complex="normal"/>
    </style:style>
    <style:style style:name="T276" style:family="text">
      <style:text-properties style:text-line-through-style="none" style:text-line-through-type="none" fo:font-style="normal" officeooo:rsid="3f8fcede" style:font-style-asian="normal" style:font-style-complex="normal"/>
    </style:style>
    <style:style style:name="T277" style:family="text">
      <style:text-properties style:text-line-through-style="none" style:text-line-through-type="none" fo:font-style="normal" officeooo:rsid="3f0202ee" style:font-style-asian="normal" style:font-style-complex="normal"/>
    </style:style>
    <style:style style:name="T278" style:family="text">
      <style:text-properties style:text-line-through-style="none" style:text-line-through-type="none" fo:font-style="normal" officeooo:rsid="3cc4e990" fo:background-color="transparent" loext:char-shading-value="0" style:font-style-asian="normal" style:font-style-complex="normal"/>
    </style:style>
    <style:style style:name="T27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80" style:family="text">
      <style:text-properties style:text-line-through-style="none" style:text-line-through-type="none" officeooo:rsid="286d74af"/>
    </style:style>
    <style:style style:name="T281" style:family="text">
      <style:text-properties style:text-line-through-style="none" style:text-line-through-type="none" fo:language="en" fo:country="US"/>
    </style:style>
    <style:style style:name="T282" style:family="text">
      <style:text-properties style:text-line-through-style="none" style:text-line-through-type="none" fo:language="en" fo:country="US" officeooo:rsid="2bba64a0"/>
    </style:style>
    <style:style style:name="T283" style:family="text">
      <style:text-properties style:text-line-through-style="none" style:text-line-through-type="none" fo:language="en" fo:country="US" officeooo:rsid="2dc276f2"/>
    </style:style>
    <style:style style:name="T284" style:family="text">
      <style:text-properties style:text-line-through-style="none" style:text-line-through-type="none" fo:language="en" fo:country="US" officeooo:rsid="326ca4a0"/>
    </style:style>
    <style:style style:name="T285" style:family="text">
      <style:text-properties style:text-line-through-style="none" style:text-line-through-type="none" fo:language="en" fo:country="US" officeooo:rsid="326dd7a7"/>
    </style:style>
    <style:style style:name="T286" style:family="text">
      <style:text-properties style:text-line-through-style="none" style:text-line-through-type="none" fo:language="en" fo:country="US" fo:font-weight="bold" style:font-weight-asian="bold" style:font-weight-complex="bold"/>
    </style:style>
    <style:style style:name="T28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88" style:family="text">
      <style:text-properties style:text-line-through-style="none" style:text-line-through-type="none" officeooo:rsid="28f98aba"/>
    </style:style>
    <style:style style:name="T289" style:family="text">
      <style:text-properties style:text-line-through-style="none" style:text-line-through-type="none" officeooo:rsid="24b1429a"/>
    </style:style>
    <style:style style:name="T290" style:family="text">
      <style:text-properties style:text-line-through-style="none" style:text-line-through-type="none" officeooo:rsid="28fe9422"/>
    </style:style>
    <style:style style:name="T291" style:family="text">
      <style:text-properties style:text-line-through-style="none" style:text-line-through-type="none" officeooo:rsid="290035c8"/>
    </style:style>
    <style:style style:name="T292" style:family="text">
      <style:text-properties style:text-line-through-style="none" style:text-line-through-type="none" officeooo:rsid="2903e21d"/>
    </style:style>
    <style:style style:name="T293" style:family="text">
      <style:text-properties style:text-line-through-style="none" style:text-line-through-type="none" officeooo:rsid="29057b5a"/>
    </style:style>
    <style:style style:name="T294" style:family="text">
      <style:text-properties style:text-line-through-style="none" style:text-line-through-type="none" officeooo:rsid="2924b3c4"/>
    </style:style>
    <style:style style:name="T295" style:family="text">
      <style:text-properties style:text-line-through-style="none" style:text-line-through-type="none" officeooo:rsid="297fc3d3"/>
    </style:style>
    <style:style style:name="T296" style:family="text">
      <style:text-properties style:text-line-through-style="none" style:text-line-through-type="none" officeooo:rsid="298948b9"/>
    </style:style>
    <style:style style:name="T297" style:family="text">
      <style:text-properties style:text-line-through-style="none" style:text-line-through-type="none" officeooo:rsid="299ac7f6"/>
    </style:style>
    <style:style style:name="T298" style:family="text">
      <style:text-properties style:text-line-through-style="none" style:text-line-through-type="none" officeooo:rsid="299b5317"/>
    </style:style>
    <style:style style:name="T299" style:family="text">
      <style:text-properties style:text-line-through-style="none" style:text-line-through-type="none" officeooo:rsid="299b6334"/>
    </style:style>
    <style:style style:name="T300" style:family="text">
      <style:text-properties style:text-line-through-style="none" style:text-line-through-type="none" officeooo:rsid="299bc094"/>
    </style:style>
    <style:style style:name="T301" style:family="text">
      <style:text-properties style:text-line-through-style="none" style:text-line-through-type="none" officeooo:rsid="299eef2d"/>
    </style:style>
    <style:style style:name="T302" style:family="text">
      <style:text-properties style:text-line-through-style="none" style:text-line-through-type="none" officeooo:rsid="299f2c25"/>
    </style:style>
    <style:style style:name="T303" style:family="text">
      <style:text-properties style:text-line-through-style="none" style:text-line-through-type="none" officeooo:rsid="29a0868d"/>
    </style:style>
    <style:style style:name="T304" style:family="text">
      <style:text-properties style:text-line-through-style="none" style:text-line-through-type="none" officeooo:rsid="29a2e20d"/>
    </style:style>
    <style:style style:name="T305" style:family="text">
      <style:text-properties style:text-line-through-style="none" style:text-line-through-type="none" officeooo:rsid="29a53b3b"/>
    </style:style>
    <style:style style:name="T306" style:family="text">
      <style:text-properties style:text-line-through-style="none" style:text-line-through-type="none" officeooo:rsid="29a7205d"/>
    </style:style>
    <style:style style:name="T307" style:family="text">
      <style:text-properties style:text-line-through-style="none" style:text-line-through-type="none" officeooo:rsid="29a83033"/>
    </style:style>
    <style:style style:name="T308" style:family="text">
      <style:text-properties style:text-line-through-style="none" style:text-line-through-type="none" officeooo:rsid="29d9d883"/>
    </style:style>
    <style:style style:name="T309" style:family="text">
      <style:text-properties style:text-line-through-style="none" style:text-line-through-type="none" officeooo:rsid="29dae639"/>
    </style:style>
    <style:style style:name="T310" style:family="text">
      <style:text-properties style:text-line-through-style="none" style:text-line-through-type="none" officeooo:rsid="29dcd891"/>
    </style:style>
    <style:style style:name="T311" style:family="text">
      <style:text-properties style:text-line-through-style="none" style:text-line-through-type="none" officeooo:rsid="29dd335b"/>
    </style:style>
    <style:style style:name="T312" style:family="text">
      <style:text-properties style:text-line-through-style="none" style:text-line-through-type="none" officeooo:rsid="29de9013"/>
    </style:style>
    <style:style style:name="T313" style:family="text">
      <style:text-properties style:text-line-through-style="none" style:text-line-through-type="none" officeooo:rsid="29ea66bb"/>
    </style:style>
    <style:style style:name="T314" style:family="text">
      <style:text-properties style:text-line-through-style="none" style:text-line-through-type="none" officeooo:rsid="29f4c98b"/>
    </style:style>
    <style:style style:name="T315" style:family="text">
      <style:text-properties style:text-line-through-style="none" style:text-line-through-type="none" officeooo:rsid="29f5d46f"/>
    </style:style>
    <style:style style:name="T316" style:family="text">
      <style:text-properties style:text-line-through-style="none" style:text-line-through-type="none" officeooo:rsid="29f62c31"/>
    </style:style>
    <style:style style:name="T317" style:family="text">
      <style:text-properties style:text-line-through-style="none" style:text-line-through-type="none" officeooo:rsid="29f7523c"/>
    </style:style>
    <style:style style:name="T318" style:family="text">
      <style:text-properties style:text-line-through-style="none" style:text-line-through-type="none" officeooo:rsid="29ff1cc5"/>
    </style:style>
    <style:style style:name="T319" style:family="text">
      <style:text-properties style:text-line-through-style="none" style:text-line-through-type="none" officeooo:rsid="2a003ff6"/>
    </style:style>
    <style:style style:name="T320" style:family="text">
      <style:text-properties style:text-line-through-style="none" style:text-line-through-type="none" officeooo:rsid="2a07a172"/>
    </style:style>
    <style:style style:name="T321" style:family="text">
      <style:text-properties style:text-line-through-style="none" style:text-line-through-type="none" officeooo:rsid="2a0902a7"/>
    </style:style>
    <style:style style:name="T322" style:family="text">
      <style:text-properties style:text-line-through-style="none" style:text-line-through-type="none" officeooo:rsid="2a0a03e6"/>
    </style:style>
    <style:style style:name="T323" style:family="text">
      <style:text-properties style:text-line-through-style="none" style:text-line-through-type="none" officeooo:rsid="2a0b9bc6"/>
    </style:style>
    <style:style style:name="T324" style:family="text">
      <style:text-properties style:text-line-through-style="none" style:text-line-through-type="none" officeooo:rsid="2a0c5e21"/>
    </style:style>
    <style:style style:name="T325" style:family="text">
      <style:text-properties style:text-line-through-style="none" style:text-line-through-type="none" officeooo:rsid="2a0ccdc5"/>
    </style:style>
    <style:style style:name="T326" style:family="text">
      <style:text-properties style:text-line-through-style="none" style:text-line-through-type="none" officeooo:rsid="2a0df7ab"/>
    </style:style>
    <style:style style:name="T327" style:family="text">
      <style:text-properties style:text-line-through-style="none" style:text-line-through-type="none" officeooo:rsid="2a0e1735"/>
    </style:style>
    <style:style style:name="T328" style:family="text">
      <style:text-properties style:text-line-through-style="none" style:text-line-through-type="none" officeooo:rsid="2a10b778"/>
    </style:style>
    <style:style style:name="T329" style:family="text">
      <style:text-properties style:text-line-through-style="none" style:text-line-through-type="none" officeooo:rsid="2a143e40"/>
    </style:style>
    <style:style style:name="T330" style:family="text">
      <style:text-properties style:text-line-through-style="none" style:text-line-through-type="none" officeooo:rsid="2a17affe"/>
    </style:style>
    <style:style style:name="T331" style:family="text">
      <style:text-properties style:text-line-through-style="none" style:text-line-through-type="none" officeooo:rsid="2a229b3f"/>
    </style:style>
    <style:style style:name="T332" style:family="text">
      <style:text-properties style:text-line-through-style="none" style:text-line-through-type="none" officeooo:rsid="2a23bacf"/>
    </style:style>
    <style:style style:name="T333" style:family="text">
      <style:text-properties style:text-line-through-style="none" style:text-line-through-type="none" officeooo:rsid="2a51b4a8"/>
    </style:style>
    <style:style style:name="T334" style:family="text">
      <style:text-properties style:text-line-through-style="none" style:text-line-through-type="none" officeooo:rsid="2a527400"/>
    </style:style>
    <style:style style:name="T335" style:family="text">
      <style:text-properties style:text-line-through-style="none" style:text-line-through-type="none" officeooo:rsid="2a54390c"/>
    </style:style>
    <style:style style:name="T336" style:family="text">
      <style:text-properties style:text-line-through-style="none" style:text-line-through-type="none" officeooo:rsid="2a54fb21"/>
    </style:style>
    <style:style style:name="T337" style:family="text">
      <style:text-properties style:text-line-through-style="none" style:text-line-through-type="none" officeooo:rsid="2a55b2e6"/>
    </style:style>
    <style:style style:name="T338" style:family="text">
      <style:text-properties style:text-line-through-style="none" style:text-line-through-type="none" officeooo:rsid="2a574759"/>
    </style:style>
    <style:style style:name="T339" style:family="text">
      <style:text-properties style:text-line-through-style="none" style:text-line-through-type="none" officeooo:rsid="2a583442"/>
    </style:style>
    <style:style style:name="T340" style:family="text">
      <style:text-properties style:text-line-through-style="none" style:text-line-through-type="none" officeooo:rsid="2a5b281e"/>
    </style:style>
    <style:style style:name="T341" style:family="text">
      <style:text-properties style:text-line-through-style="none" style:text-line-through-type="none" officeooo:rsid="2a5d8d12"/>
    </style:style>
    <style:style style:name="T342" style:family="text">
      <style:text-properties style:text-line-through-style="none" style:text-line-through-type="none" officeooo:rsid="2a5f66b7"/>
    </style:style>
    <style:style style:name="T343" style:family="text">
      <style:text-properties style:text-line-through-style="none" style:text-line-through-type="none" officeooo:rsid="2a628b1c"/>
    </style:style>
    <style:style style:name="T344" style:family="text">
      <style:text-properties style:text-line-through-style="none" style:text-line-through-type="none" officeooo:rsid="2a6324c9"/>
    </style:style>
    <style:style style:name="T345" style:family="text">
      <style:text-properties style:text-line-through-style="none" style:text-line-through-type="none" officeooo:rsid="2a674e99"/>
    </style:style>
    <style:style style:name="T346" style:family="text">
      <style:text-properties style:text-line-through-style="none" style:text-line-through-type="none" officeooo:rsid="2a680dc7"/>
    </style:style>
    <style:style style:name="T347" style:family="text">
      <style:text-properties style:text-line-through-style="none" style:text-line-through-type="none" officeooo:rsid="2a690695"/>
    </style:style>
    <style:style style:name="T348" style:family="text">
      <style:text-properties style:text-line-through-style="none" style:text-line-through-type="none" officeooo:rsid="2a6a764c"/>
    </style:style>
    <style:style style:name="T349" style:family="text">
      <style:text-properties style:text-line-through-style="none" style:text-line-through-type="none" officeooo:rsid="2a9054de"/>
    </style:style>
    <style:style style:name="T350" style:family="text">
      <style:text-properties style:text-line-through-style="none" style:text-line-through-type="none" officeooo:rsid="2a9307b8"/>
    </style:style>
    <style:style style:name="T351" style:family="text">
      <style:text-properties style:text-line-through-style="none" style:text-line-through-type="none" officeooo:rsid="2a84aab1"/>
    </style:style>
    <style:style style:name="T352" style:family="text">
      <style:text-properties style:text-line-through-style="none" style:text-line-through-type="none" officeooo:rsid="2a7d184f"/>
    </style:style>
    <style:style style:name="T353" style:family="text">
      <style:text-properties style:text-line-through-style="none" style:text-line-through-type="none" officeooo:rsid="2aa56ab1"/>
    </style:style>
    <style:style style:name="T354" style:family="text">
      <style:text-properties style:text-line-through-style="none" style:text-line-through-type="none" officeooo:rsid="2aa6241b"/>
    </style:style>
    <style:style style:name="T355" style:family="text">
      <style:text-properties style:text-line-through-style="none" style:text-line-through-type="none" officeooo:rsid="2aa72c88"/>
    </style:style>
    <style:style style:name="T356" style:family="text">
      <style:text-properties style:text-line-through-style="none" style:text-line-through-type="none" officeooo:rsid="2ac48c04"/>
    </style:style>
    <style:style style:name="T357" style:family="text">
      <style:text-properties style:text-line-through-style="none" style:text-line-through-type="none" officeooo:rsid="29fe042f"/>
    </style:style>
    <style:style style:name="T358" style:family="text">
      <style:text-properties style:text-line-through-style="none" style:text-line-through-type="none" officeooo:rsid="2ad3e1f6"/>
    </style:style>
    <style:style style:name="T359" style:family="text">
      <style:text-properties style:text-line-through-style="none" style:text-line-through-type="none" officeooo:rsid="2ad479f5"/>
    </style:style>
    <style:style style:name="T360" style:family="text">
      <style:text-properties style:text-line-through-style="none" style:text-line-through-type="none" officeooo:rsid="2b1e4613"/>
    </style:style>
    <style:style style:name="T361" style:family="text">
      <style:text-properties style:text-line-through-style="none" style:text-line-through-type="none" officeooo:rsid="2b1f92f9"/>
    </style:style>
    <style:style style:name="T362" style:family="text">
      <style:text-properties style:text-line-through-style="none" style:text-line-through-type="none" officeooo:rsid="2b1d73de"/>
    </style:style>
    <style:style style:name="T363" style:family="text">
      <style:text-properties style:text-line-through-style="none" style:text-line-through-type="none" officeooo:rsid="2b21f8bf"/>
    </style:style>
    <style:style style:name="T364" style:family="text">
      <style:text-properties style:text-line-through-style="none" style:text-line-through-type="none" officeooo:rsid="2b373912"/>
    </style:style>
    <style:style style:name="T365" style:family="text">
      <style:text-properties style:text-line-through-style="none" style:text-line-through-type="none" officeooo:rsid="2b3769e4"/>
    </style:style>
    <style:style style:name="T366" style:family="text">
      <style:text-properties style:text-line-through-style="none" style:text-line-through-type="none" officeooo:rsid="2b76ef14"/>
    </style:style>
    <style:style style:name="T367" style:family="text">
      <style:text-properties style:text-line-through-style="none" style:text-line-through-type="none" officeooo:rsid="2b77f75f"/>
    </style:style>
    <style:style style:name="T368" style:family="text">
      <style:text-properties style:text-line-through-style="none" style:text-line-through-type="none" officeooo:rsid="2b7c6f3d"/>
    </style:style>
    <style:style style:name="T369" style:family="text">
      <style:text-properties style:text-line-through-style="none" style:text-line-through-type="none" officeooo:rsid="2b7e4400"/>
    </style:style>
    <style:style style:name="T370" style:family="text">
      <style:text-properties style:text-line-through-style="none" style:text-line-through-type="none" officeooo:rsid="2b816e4d"/>
    </style:style>
    <style:style style:name="T371" style:family="text">
      <style:text-properties style:text-line-through-style="none" style:text-line-through-type="none" officeooo:rsid="29f5c0d7"/>
    </style:style>
    <style:style style:name="T372" style:family="text">
      <style:text-properties style:text-line-through-style="none" style:text-line-through-type="none" officeooo:rsid="2bb17cc4"/>
    </style:style>
    <style:style style:name="T373" style:family="text">
      <style:text-properties style:text-line-through-style="none" style:text-line-through-type="none" officeooo:rsid="2bba64a0"/>
    </style:style>
    <style:style style:name="T374" style:family="text">
      <style:text-properties style:text-line-through-style="none" style:text-line-through-type="none" officeooo:rsid="2c2ee050"/>
    </style:style>
    <style:style style:name="T375" style:family="text">
      <style:text-properties style:text-line-through-style="none" style:text-line-through-type="none" officeooo:rsid="2c30a093"/>
    </style:style>
    <style:style style:name="T376" style:family="text">
      <style:text-properties style:text-line-through-style="none" style:text-line-through-type="none" officeooo:rsid="2c30f959"/>
    </style:style>
    <style:style style:name="T377" style:family="text">
      <style:text-properties style:text-line-through-style="none" style:text-line-through-type="none" officeooo:rsid="2c33422c"/>
    </style:style>
    <style:style style:name="T378" style:family="text">
      <style:text-properties style:text-line-through-style="none" style:text-line-through-type="none" officeooo:rsid="2c5f42bc"/>
    </style:style>
    <style:style style:name="T379" style:family="text">
      <style:text-properties style:text-line-through-style="none" style:text-line-through-type="none" officeooo:rsid="2c61150d"/>
    </style:style>
    <style:style style:name="T380" style:family="text">
      <style:text-properties style:text-line-through-style="none" style:text-line-through-type="none" officeooo:rsid="2c63dcdd"/>
    </style:style>
    <style:style style:name="T381" style:family="text">
      <style:text-properties style:text-line-through-style="none" style:text-line-through-type="none" officeooo:rsid="246de800"/>
    </style:style>
    <style:style style:name="T382" style:family="text">
      <style:text-properties style:text-line-through-style="none" style:text-line-through-type="none" officeooo:rsid="2cb4dc90"/>
    </style:style>
    <style:style style:name="T383" style:family="text">
      <style:text-properties style:text-line-through-style="none" style:text-line-through-type="none" officeooo:rsid="2cb5c9a1"/>
    </style:style>
    <style:style style:name="T384" style:family="text">
      <style:text-properties style:text-line-through-style="none" style:text-line-through-type="none" officeooo:rsid="2cb70958"/>
    </style:style>
    <style:style style:name="T385" style:family="text">
      <style:text-properties style:text-line-through-style="none" style:text-line-through-type="none" officeooo:rsid="2dfff89b"/>
    </style:style>
    <style:style style:name="T386" style:family="text">
      <style:text-properties style:text-line-through-style="none" style:text-line-through-type="none" officeooo:rsid="2237b1e2"/>
    </style:style>
    <style:style style:name="T387" style:family="text">
      <style:text-properties style:text-line-through-style="none" style:text-line-through-type="none" officeooo:rsid="2e1be81c"/>
    </style:style>
    <style:style style:name="T388" style:family="text">
      <style:text-properties style:text-line-through-style="none" style:text-line-through-type="none" officeooo:rsid="301688e6"/>
    </style:style>
    <style:style style:name="T389" style:family="text">
      <style:text-properties style:text-line-through-style="none" style:text-line-through-type="none" officeooo:rsid="3018a986"/>
    </style:style>
    <style:style style:name="T390" style:family="text">
      <style:text-properties style:text-line-through-style="none" style:text-line-through-type="none" officeooo:rsid="3225fa0d"/>
    </style:style>
    <style:style style:name="T391" style:family="text">
      <style:text-properties style:text-line-through-style="none" style:text-line-through-type="none" officeooo:rsid="29edc12d"/>
    </style:style>
    <style:style style:name="T392" style:family="text">
      <style:text-properties style:text-line-through-style="none" style:text-line-through-type="none" officeooo:rsid="32319192"/>
    </style:style>
    <style:style style:name="T393" style:family="text">
      <style:text-properties style:text-line-through-style="none" style:text-line-through-type="none" officeooo:rsid="3232e2d4"/>
    </style:style>
    <style:style style:name="T394" style:family="text">
      <style:text-properties style:text-line-through-style="none" style:text-line-through-type="none" officeooo:rsid="32345ba8"/>
    </style:style>
    <style:style style:name="T395" style:family="text">
      <style:text-properties style:text-line-through-style="none" style:text-line-through-type="none" officeooo:rsid="32381109"/>
    </style:style>
    <style:style style:name="T396" style:family="text">
      <style:text-properties style:text-line-through-style="none" style:text-line-through-type="none" officeooo:rsid="324079c9"/>
    </style:style>
    <style:style style:name="T397" style:family="text">
      <style:text-properties style:text-line-through-style="none" style:text-line-through-type="none" officeooo:rsid="3241912b"/>
    </style:style>
    <style:style style:name="T398" style:family="text">
      <style:text-properties style:text-line-through-style="none" style:text-line-through-type="none" officeooo:rsid="3243b223"/>
    </style:style>
    <style:style style:name="T399" style:family="text">
      <style:text-properties style:text-line-through-style="none" style:text-line-through-type="none" officeooo:rsid="32452bf8"/>
    </style:style>
    <style:style style:name="T400" style:family="text">
      <style:text-properties style:text-line-through-style="none" style:text-line-through-type="none" officeooo:rsid="30e924d6"/>
    </style:style>
    <style:style style:name="T401" style:family="text">
      <style:text-properties style:text-line-through-style="none" style:text-line-through-type="none" officeooo:rsid="324699e9"/>
    </style:style>
    <style:style style:name="T402" style:family="text">
      <style:text-properties style:text-line-through-style="none" style:text-line-through-type="none" officeooo:rsid="3246efd6"/>
    </style:style>
    <style:style style:name="T403" style:family="text">
      <style:text-properties style:text-line-through-style="none" style:text-line-through-type="none" officeooo:rsid="3247e501"/>
    </style:style>
    <style:style style:name="T404" style:family="text">
      <style:text-properties style:text-line-through-style="none" style:text-line-through-type="none" officeooo:rsid="3249e3da"/>
    </style:style>
    <style:style style:name="T405" style:family="text">
      <style:text-properties style:text-line-through-style="none" style:text-line-through-type="none" officeooo:rsid="324be2bf"/>
    </style:style>
    <style:style style:name="T406" style:family="text">
      <style:text-properties style:text-line-through-style="none" style:text-line-through-type="none" officeooo:rsid="324e7916"/>
    </style:style>
    <style:style style:name="T407" style:family="text">
      <style:text-properties style:text-line-through-style="none" style:text-line-through-type="none" officeooo:rsid="32501259"/>
    </style:style>
    <style:style style:name="T408" style:family="text">
      <style:text-properties style:text-line-through-style="none" style:text-line-through-type="none" officeooo:rsid="325089ba"/>
    </style:style>
    <style:style style:name="T409" style:family="text">
      <style:text-properties style:text-line-through-style="none" style:text-line-through-type="none" officeooo:rsid="32511f34"/>
    </style:style>
    <style:style style:name="T410" style:family="text">
      <style:text-properties style:text-line-through-style="none" style:text-line-through-type="none" officeooo:rsid="32537c8e"/>
    </style:style>
    <style:style style:name="T411" style:family="text">
      <style:text-properties style:text-line-through-style="none" style:text-line-through-type="none" officeooo:rsid="3255a98a"/>
    </style:style>
    <style:style style:name="T412" style:family="text">
      <style:text-properties style:text-line-through-style="none" style:text-line-through-type="none" officeooo:rsid="32596542"/>
    </style:style>
    <style:style style:name="T413" style:family="text">
      <style:text-properties style:text-line-through-style="none" style:text-line-through-type="none" officeooo:rsid="3259f318"/>
    </style:style>
    <style:style style:name="T414" style:family="text">
      <style:text-properties style:text-line-through-style="none" style:text-line-through-type="none" officeooo:rsid="325c0456"/>
    </style:style>
    <style:style style:name="T415" style:family="text">
      <style:text-properties style:text-line-through-style="none" style:text-line-through-type="none" officeooo:rsid="325c51eb"/>
    </style:style>
    <style:style style:name="T416" style:family="text">
      <style:text-properties style:text-line-through-style="none" style:text-line-through-type="none" officeooo:rsid="325e8f85"/>
    </style:style>
    <style:style style:name="T417" style:family="text">
      <style:text-properties style:text-line-through-style="none" style:text-line-through-type="none" officeooo:rsid="325f4c41"/>
    </style:style>
    <style:style style:name="T418" style:family="text">
      <style:text-properties style:text-line-through-style="none" style:text-line-through-type="none" officeooo:rsid="325fcad4"/>
    </style:style>
    <style:style style:name="T419" style:family="text">
      <style:text-properties style:text-line-through-style="none" style:text-line-through-type="none" officeooo:rsid="326773a6"/>
    </style:style>
    <style:style style:name="T420" style:family="text">
      <style:text-properties style:text-line-through-style="none" style:text-line-through-type="none" officeooo:rsid="326cd310"/>
    </style:style>
    <style:style style:name="T421" style:family="text">
      <style:text-properties style:text-line-through-style="none" style:text-line-through-type="none" officeooo:rsid="326f19c2"/>
    </style:style>
    <style:style style:name="T422" style:family="text">
      <style:text-properties style:text-line-through-style="none" style:text-line-through-type="none" officeooo:rsid="3270f0da"/>
    </style:style>
    <style:style style:name="T423" style:family="text">
      <style:text-properties style:text-line-through-style="none" style:text-line-through-type="none" officeooo:rsid="327105d2"/>
    </style:style>
    <style:style style:name="T424" style:family="text">
      <style:text-properties style:text-line-through-style="none" style:text-line-through-type="none" officeooo:rsid="32720745"/>
    </style:style>
    <style:style style:name="T425" style:family="text">
      <style:text-properties style:text-line-through-style="none" style:text-line-through-type="none" officeooo:rsid="3273da82"/>
    </style:style>
    <style:style style:name="T426" style:family="text">
      <style:text-properties style:text-line-through-style="none" style:text-line-through-type="none" officeooo:rsid="32756a5d"/>
    </style:style>
    <style:style style:name="T427" style:family="text">
      <style:text-properties style:text-line-through-style="none" style:text-line-through-type="none" officeooo:rsid="3282355f"/>
    </style:style>
    <style:style style:name="T428" style:family="text">
      <style:text-properties style:text-line-through-style="none" style:text-line-through-type="none" officeooo:rsid="3283429e"/>
    </style:style>
    <style:style style:name="T429" style:family="text">
      <style:text-properties style:text-line-through-style="none" style:text-line-through-type="none" officeooo:rsid="328522bf"/>
    </style:style>
    <style:style style:name="T430" style:family="text">
      <style:text-properties style:text-line-through-style="none" style:text-line-through-type="none" officeooo:rsid="32863a66"/>
    </style:style>
    <style:style style:name="T431" style:family="text">
      <style:text-properties style:text-line-through-style="none" style:text-line-through-type="none" officeooo:rsid="32880634"/>
    </style:style>
    <style:style style:name="T432" style:family="text">
      <style:text-properties style:text-line-through-style="none" style:text-line-through-type="none" officeooo:rsid="32884f17"/>
    </style:style>
    <style:style style:name="T433" style:family="text">
      <style:text-properties style:text-line-through-style="none" style:text-line-through-type="none" officeooo:rsid="3289209e"/>
    </style:style>
    <style:style style:name="T434" style:family="text">
      <style:text-properties style:text-line-through-style="none" style:text-line-through-type="none" officeooo:rsid="3289afde"/>
    </style:style>
    <style:style style:name="T435" style:family="text">
      <style:text-properties style:text-line-through-style="none" style:text-line-through-type="none" officeooo:rsid="328b09cc"/>
    </style:style>
    <style:style style:name="T436" style:family="text">
      <style:text-properties style:text-line-through-style="none" style:text-line-through-type="none" officeooo:rsid="328baf0e"/>
    </style:style>
    <style:style style:name="T437" style:family="text">
      <style:text-properties style:text-line-through-style="none" style:text-line-through-type="none" officeooo:rsid="328d6f66"/>
    </style:style>
    <style:style style:name="T438" style:family="text">
      <style:text-properties style:text-line-through-style="none" style:text-line-through-type="none" officeooo:rsid="328e9945"/>
    </style:style>
    <style:style style:name="T439" style:family="text">
      <style:text-properties style:text-line-through-style="none" style:text-line-through-type="none" officeooo:rsid="32d13f13"/>
    </style:style>
    <style:style style:name="T440" style:family="text">
      <style:text-properties style:text-line-through-style="none" style:text-line-through-type="none" officeooo:rsid="32d2c79d"/>
    </style:style>
    <style:style style:name="T441" style:family="text">
      <style:text-properties style:text-line-through-style="none" style:text-line-through-type="none" officeooo:rsid="32d447a8"/>
    </style:style>
    <style:style style:name="T442" style:family="text">
      <style:text-properties style:text-line-through-style="none" style:text-line-through-type="none" officeooo:rsid="32d5b412"/>
    </style:style>
    <style:style style:name="T443" style:family="text">
      <style:text-properties style:text-line-through-style="none" style:text-line-through-type="none" officeooo:rsid="32d7326c"/>
    </style:style>
    <style:style style:name="T444" style:family="text">
      <style:text-properties style:text-line-through-style="none" style:text-line-through-type="none" officeooo:rsid="32d9a96a"/>
    </style:style>
    <style:style style:name="T445" style:family="text">
      <style:text-properties style:text-line-through-style="none" style:text-line-through-type="none" officeooo:rsid="32dab6c6"/>
    </style:style>
    <style:style style:name="T446" style:family="text">
      <style:text-properties style:text-line-through-style="none" style:text-line-through-type="none" officeooo:rsid="32dc207c"/>
    </style:style>
    <style:style style:name="T447" style:family="text">
      <style:text-properties style:text-line-through-style="none" style:text-line-through-type="none" officeooo:rsid="32dd2c5f"/>
    </style:style>
    <style:style style:name="T448" style:family="text">
      <style:text-properties style:text-line-through-style="none" style:text-line-through-type="none" officeooo:rsid="32dd66fc"/>
    </style:style>
    <style:style style:name="T449" style:family="text">
      <style:text-properties style:text-line-through-style="none" style:text-line-through-type="none" officeooo:rsid="32deea59"/>
    </style:style>
    <style:style style:name="T450" style:family="text">
      <style:text-properties style:text-line-through-style="none" style:text-line-through-type="none" officeooo:rsid="32e00b4f"/>
    </style:style>
    <style:style style:name="T451" style:family="text">
      <style:text-properties style:text-line-through-style="none" style:text-line-through-type="none" officeooo:rsid="32e079a3"/>
    </style:style>
    <style:style style:name="T452" style:family="text">
      <style:text-properties style:text-line-through-style="none" style:text-line-through-type="none" officeooo:rsid="32d12c14"/>
    </style:style>
    <style:style style:name="T453" style:family="text">
      <style:text-properties style:text-line-through-style="none" style:text-line-through-type="none" officeooo:rsid="33302b7a"/>
    </style:style>
    <style:style style:name="T454" style:family="text">
      <style:text-properties style:text-line-through-style="none" style:text-line-through-type="none" officeooo:rsid="333036cc"/>
    </style:style>
    <style:style style:name="T455" style:family="text">
      <style:text-properties style:text-line-through-style="none" style:text-line-through-type="none" officeooo:rsid="33320cb8"/>
    </style:style>
    <style:style style:name="T456" style:family="text">
      <style:text-properties style:text-line-through-style="none" style:text-line-through-type="none" officeooo:rsid="3333342c"/>
    </style:style>
    <style:style style:name="T457" style:family="text">
      <style:text-properties style:text-line-through-style="none" style:text-line-through-type="none" officeooo:rsid="33334ce1"/>
    </style:style>
    <style:style style:name="T458" style:family="text">
      <style:text-properties style:text-line-through-style="none" style:text-line-through-type="none" officeooo:rsid="3334dec7"/>
    </style:style>
    <style:style style:name="T459" style:family="text">
      <style:text-properties style:text-line-through-style="none" style:text-line-through-type="none" officeooo:rsid="3336cbd9"/>
    </style:style>
    <style:style style:name="T460" style:family="text">
      <style:text-properties style:text-line-through-style="none" style:text-line-through-type="none" officeooo:rsid="335653d9"/>
    </style:style>
    <style:style style:name="T461" style:family="text">
      <style:text-properties style:text-line-through-style="none" style:text-line-through-type="none" officeooo:rsid="339aac84"/>
    </style:style>
    <style:style style:name="T462" style:family="text">
      <style:text-properties style:text-line-through-style="none" style:text-line-through-type="none" officeooo:rsid="35982db9"/>
    </style:style>
    <style:style style:name="T463" style:family="text">
      <style:text-properties style:text-line-through-style="none" style:text-line-through-type="none" officeooo:rsid="3599204c"/>
    </style:style>
    <style:style style:name="T464" style:family="text">
      <style:text-properties style:text-line-through-style="none" style:text-line-through-type="none" officeooo:rsid="359ed47d"/>
    </style:style>
    <style:style style:name="T465" style:family="text">
      <style:text-properties style:text-line-through-style="none" style:text-line-through-type="none" officeooo:rsid="35a807d2"/>
    </style:style>
    <style:style style:name="T466" style:family="text">
      <style:text-properties style:text-line-through-style="none" style:text-line-through-type="none" officeooo:rsid="35a88a73"/>
    </style:style>
    <style:style style:name="T467" style:family="text">
      <style:text-properties style:text-line-through-style="none" style:text-line-through-type="none" officeooo:rsid="35aa4add"/>
    </style:style>
    <style:style style:name="T468" style:family="text">
      <style:text-properties style:text-line-through-style="none" style:text-line-through-type="none" officeooo:rsid="35ac690a"/>
    </style:style>
    <style:style style:name="T469" style:family="text">
      <style:text-properties style:text-line-through-style="none" style:text-line-through-type="none" officeooo:rsid="35af0cc9"/>
    </style:style>
    <style:style style:name="T470" style:family="text">
      <style:text-properties style:text-line-through-style="none" style:text-line-through-type="none" officeooo:rsid="35b4b119"/>
    </style:style>
    <style:style style:name="T471" style:family="text">
      <style:text-properties style:text-line-through-style="none" style:text-line-through-type="none" officeooo:rsid="35bbded7"/>
    </style:style>
    <style:style style:name="T472" style:family="text">
      <style:text-properties style:text-line-through-style="none" style:text-line-through-type="none" officeooo:rsid="35bd74e2"/>
    </style:style>
    <style:style style:name="T473" style:family="text">
      <style:text-properties style:text-line-through-style="none" style:text-line-through-type="none" officeooo:rsid="35c55bb0"/>
    </style:style>
    <style:style style:name="T474" style:family="text">
      <style:text-properties style:text-line-through-style="none" style:text-line-through-type="none" officeooo:rsid="35c5db37"/>
    </style:style>
    <style:style style:name="T475" style:family="text">
      <style:text-properties style:text-line-through-style="none" style:text-line-through-type="none" officeooo:rsid="35c754b5"/>
    </style:style>
    <style:style style:name="T476" style:family="text">
      <style:text-properties style:text-line-through-style="none" style:text-line-through-type="none" officeooo:rsid="35c8e8fe"/>
    </style:style>
    <style:style style:name="T477" style:family="text">
      <style:text-properties style:text-line-through-style="none" style:text-line-through-type="none" officeooo:rsid="35c9153b"/>
    </style:style>
    <style:style style:name="T478" style:family="text">
      <style:text-properties style:text-line-through-style="none" style:text-line-through-type="none" officeooo:rsid="35cac551"/>
    </style:style>
    <style:style style:name="T479" style:family="text">
      <style:text-properties style:text-line-through-style="none" style:text-line-through-type="none" officeooo:rsid="35ccb1dc"/>
    </style:style>
    <style:style style:name="T480" style:family="text">
      <style:text-properties style:text-line-through-style="none" style:text-line-through-type="none" officeooo:rsid="35d0b098"/>
    </style:style>
    <style:style style:name="T481" style:family="text">
      <style:text-properties style:text-line-through-style="none" style:text-line-through-type="none" officeooo:rsid="35d23953"/>
    </style:style>
    <style:style style:name="T482" style:family="text">
      <style:text-properties style:text-line-through-style="none" style:text-line-through-type="none" officeooo:rsid="35d2fc5e"/>
    </style:style>
    <style:style style:name="T483" style:family="text">
      <style:text-properties style:text-line-through-style="none" style:text-line-through-type="none" officeooo:rsid="35d46908"/>
    </style:style>
    <style:style style:name="T484" style:family="text">
      <style:text-properties style:text-line-through-style="none" style:text-line-through-type="none" officeooo:rsid="35d5ac45"/>
    </style:style>
    <style:style style:name="T485" style:family="text">
      <style:text-properties style:text-line-through-style="none" style:text-line-through-type="none" officeooo:rsid="35d7dc7c"/>
    </style:style>
    <style:style style:name="T486" style:family="text">
      <style:text-properties style:text-line-through-style="none" style:text-line-through-type="none" officeooo:rsid="3610c771"/>
    </style:style>
    <style:style style:name="T487" style:family="text">
      <style:text-properties style:text-line-through-style="none" style:text-line-through-type="none" officeooo:rsid="37b77900"/>
    </style:style>
    <style:style style:name="T488" style:family="text">
      <style:text-properties style:text-line-through-style="none" style:text-line-through-type="none" officeooo:rsid="37b8cd4a"/>
    </style:style>
    <style:style style:name="T489" style:family="text">
      <style:text-properties style:text-line-through-style="none" style:text-line-through-type="none" officeooo:rsid="37ba16ee"/>
    </style:style>
    <style:style style:name="T490" style:family="text">
      <style:text-properties style:text-line-through-style="none" style:text-line-through-type="none" officeooo:rsid="37baa06d"/>
    </style:style>
    <style:style style:name="T491" style:family="text">
      <style:text-properties style:text-line-through-style="none" style:text-line-through-type="none" officeooo:rsid="37bb4865"/>
    </style:style>
    <style:style style:name="T492" style:family="text">
      <style:text-properties style:text-line-through-style="none" style:text-line-through-type="none" officeooo:rsid="2ff09c19"/>
    </style:style>
    <style:style style:name="T493" style:family="text">
      <style:text-properties style:text-line-through-style="none" style:text-line-through-type="none" officeooo:rsid="37e4bdfb"/>
    </style:style>
    <style:style style:name="T494" style:family="text">
      <style:text-properties style:text-line-through-style="none" style:text-line-through-type="none" officeooo:rsid="37fec3ca"/>
    </style:style>
    <style:style style:name="T495" style:family="text">
      <style:text-properties style:text-line-through-style="none" style:text-line-through-type="none" officeooo:rsid="37ff54ef"/>
    </style:style>
    <style:style style:name="T496" style:family="text">
      <style:text-properties style:text-line-through-style="none" style:text-line-through-type="none" officeooo:rsid="3807fa2a"/>
    </style:style>
    <style:style style:name="T497" style:family="text">
      <style:text-properties style:text-line-through-style="none" style:text-line-through-type="none" officeooo:rsid="380938ce"/>
    </style:style>
    <style:style style:name="T498" style:family="text">
      <style:text-properties style:text-line-through-style="none" style:text-line-through-type="none" officeooo:rsid="380adc71"/>
    </style:style>
    <style:style style:name="T499" style:family="text">
      <style:text-properties style:text-line-through-style="none" style:text-line-through-type="none" officeooo:rsid="380d7986"/>
    </style:style>
    <style:style style:name="T500" style:family="text">
      <style:text-properties style:text-line-through-style="none" style:text-line-through-type="none" officeooo:rsid="38cc78f6"/>
    </style:style>
    <style:style style:name="T501" style:family="text">
      <style:text-properties style:text-line-through-style="none" style:text-line-through-type="none" officeooo:rsid="38dd035b"/>
    </style:style>
    <style:style style:name="T502" style:family="text">
      <style:text-properties style:text-line-through-style="none" style:text-line-through-type="none" officeooo:rsid="38deb88f"/>
    </style:style>
    <style:style style:name="T503" style:family="text">
      <style:text-properties style:text-line-through-style="none" style:text-line-through-type="none" officeooo:rsid="38e68280"/>
    </style:style>
    <style:style style:name="T504" style:family="text">
      <style:text-properties style:text-line-through-style="none" style:text-line-through-type="none" officeooo:rsid="390cd3d9"/>
    </style:style>
    <style:style style:name="T505" style:family="text">
      <style:text-properties style:text-line-through-style="none" style:text-line-through-type="none" officeooo:rsid="390e72a4"/>
    </style:style>
    <style:style style:name="T506" style:family="text">
      <style:text-properties style:text-line-through-style="none" style:text-line-through-type="none" officeooo:rsid="392a37b4"/>
    </style:style>
    <style:style style:name="T507" style:family="text">
      <style:text-properties style:text-line-through-style="none" style:text-line-through-type="none" officeooo:rsid="394a174a"/>
    </style:style>
    <style:style style:name="T508" style:family="text">
      <style:text-properties style:text-line-through-style="none" style:text-line-through-type="none" officeooo:rsid="3954aa69"/>
    </style:style>
    <style:style style:name="T509" style:family="text">
      <style:text-properties style:text-line-through-style="none" style:text-line-through-type="none" officeooo:rsid="39cda982"/>
    </style:style>
    <style:style style:name="T510" style:family="text">
      <style:text-properties style:text-line-through-style="none" style:text-line-through-type="none" officeooo:rsid="39f7beb6"/>
    </style:style>
    <style:style style:name="T511" style:family="text">
      <style:text-properties style:text-line-through-style="none" style:text-line-through-type="none" officeooo:rsid="39f8e508"/>
    </style:style>
    <style:style style:name="T512" style:family="text">
      <style:text-properties style:text-line-through-style="none" style:text-line-through-type="none" officeooo:rsid="39fd1775"/>
    </style:style>
    <style:style style:name="T513" style:family="text">
      <style:text-properties style:text-line-through-style="none" style:text-line-through-type="none" officeooo:rsid="39fee514"/>
    </style:style>
    <style:style style:name="T514" style:family="text">
      <style:text-properties style:text-line-through-style="none" style:text-line-through-type="none" officeooo:rsid="39ff9937"/>
    </style:style>
    <style:style style:name="T515" style:family="text">
      <style:text-properties style:text-line-through-style="none" style:text-line-through-type="none" officeooo:rsid="3a010ab4"/>
    </style:style>
    <style:style style:name="T516" style:family="text">
      <style:text-properties style:text-line-through-style="none" style:text-line-through-type="none" officeooo:rsid="3a057141"/>
    </style:style>
    <style:style style:name="T517" style:family="text">
      <style:text-properties style:text-line-through-style="none" style:text-line-through-type="none" officeooo:rsid="3a065688"/>
    </style:style>
    <style:style style:name="T518" style:family="text">
      <style:text-properties style:text-line-through-style="none" style:text-line-through-type="none" officeooo:rsid="3a07de15"/>
    </style:style>
    <style:style style:name="T519" style:family="text">
      <style:text-properties style:text-line-through-style="none" style:text-line-through-type="none" officeooo:rsid="3a089272"/>
    </style:style>
    <style:style style:name="T520" style:family="text">
      <style:text-properties style:text-line-through-style="none" style:text-line-through-type="none" officeooo:rsid="3a0c6625"/>
    </style:style>
    <style:style style:name="T521" style:family="text">
      <style:text-properties style:text-line-through-style="none" style:text-line-through-type="none" officeooo:rsid="3a0d69c8"/>
    </style:style>
    <style:style style:name="T522" style:family="text">
      <style:text-properties style:text-line-through-style="none" style:text-line-through-type="none" officeooo:rsid="3a0ed2a7"/>
    </style:style>
    <style:style style:name="T523" style:family="text">
      <style:text-properties style:text-line-through-style="none" style:text-line-through-type="none" officeooo:rsid="3a0ffcec"/>
    </style:style>
    <style:style style:name="T524" style:family="text">
      <style:text-properties style:text-line-through-style="none" style:text-line-through-type="none" officeooo:rsid="3a116411"/>
    </style:style>
    <style:style style:name="T525" style:family="text">
      <style:text-properties style:text-line-through-style="none" style:text-line-through-type="none" officeooo:rsid="3a11b829"/>
    </style:style>
    <style:style style:name="T526" style:family="text">
      <style:text-properties style:text-line-through-style="none" style:text-line-through-type="none" officeooo:rsid="3a322eaa"/>
    </style:style>
    <style:style style:name="T527" style:family="text">
      <style:text-properties style:text-line-through-style="none" style:text-line-through-type="none" style:font-weight-asian="bold" style:font-weight-complex="bold"/>
    </style:style>
    <style:style style:name="T528" style:family="text">
      <style:text-properties style:text-line-through-style="none" style:text-line-through-type="none" officeooo:rsid="3f620290"/>
    </style:style>
    <style:style style:name="T529" style:family="text">
      <style:text-properties style:text-line-through-style="none" style:text-line-through-type="none" officeooo:rsid="3f65776a"/>
    </style:style>
    <style:style style:name="T530" style:family="text">
      <style:text-properties style:text-line-through-style="none" style:text-line-through-type="none" officeooo:rsid="3f8fcede"/>
    </style:style>
    <style:style style:name="T531" style:family="text">
      <style:text-properties style:text-line-through-style="none" style:text-line-through-type="none" officeooo:rsid="3f8df1d0"/>
    </style:style>
    <style:style style:name="T532" style:family="text">
      <style:text-properties style:text-line-through-style="none" style:text-line-through-type="none" officeooo:rsid="247ab094"/>
    </style:style>
    <style:style style:name="T533" style:family="text">
      <style:text-properties style:text-line-through-style="none" style:text-line-through-type="none" fo:font-weight="normal" style:font-weight-asian="normal" style:font-weight-complex="normal"/>
    </style:style>
    <style:style style:name="T534" style:family="text">
      <style:text-properties style:text-line-through-style="none" style:text-line-through-type="none" fo:font-weight="normal" officeooo:rsid="3c392701" style:font-weight-asian="normal" style:font-weight-complex="normal"/>
    </style:style>
    <style:style style:name="T535" style:family="text">
      <style:text-properties style:text-line-through-style="none" style:text-line-through-type="none" fo:font-weight="normal" officeooo:rsid="3c4923d5" style:font-weight-asian="normal" style:font-weight-complex="normal"/>
    </style:style>
    <style:style style:name="T536" style:family="text">
      <style:text-properties style:text-line-through-style="none" style:text-line-through-type="none" officeooo:rsid="3c392701"/>
    </style:style>
    <style:style style:name="T537" style:family="text">
      <style:text-properties style:text-line-through-style="none" style:text-line-through-type="none" officeooo:rsid="3c31cd8f"/>
    </style:style>
    <style:style style:name="T538" style:family="text">
      <style:text-properties style:text-line-through-style="none" style:text-line-through-type="none" officeooo:rsid="247aa9fe"/>
    </style:style>
    <style:style style:name="T539" style:family="text">
      <style:text-properties style:text-line-through-style="none" style:text-line-through-type="none" fo:background-color="transparent" loext:char-shading-value="0"/>
    </style:style>
    <style:style style:name="T540" style:family="text">
      <style:text-properties style:text-line-through-style="none" style:text-line-through-type="none" officeooo:rsid="3cc4e990" fo:background-color="transparent" loext:char-shading-value="0"/>
    </style:style>
    <style:style style:name="T541" style:family="text">
      <style:text-properties style:text-line-through-style="none" style:text-line-through-type="none" officeooo:rsid="3cc3b606" fo:background-color="transparent" loext:char-shading-value="0"/>
    </style:style>
    <style:style style:name="T542" style:family="text">
      <style:text-properties style:text-line-through-style="none" style:text-line-through-type="none" officeooo:rsid="3d065dea" fo:background-color="transparent" loext:char-shading-value="0"/>
    </style:style>
    <style:style style:name="T543" style:family="text">
      <style:text-properties style:text-line-through-style="none" style:text-line-through-type="none" officeooo:rsid="3d08a0fe" fo:background-color="transparent" loext:char-shading-value="0"/>
    </style:style>
    <style:style style:name="T544" style:family="text">
      <style:text-properties style:text-line-through-style="none" style:text-line-through-type="none" officeooo:rsid="3dbbd41b" fo:background-color="transparent" loext:char-shading-value="0"/>
    </style:style>
    <style:style style:name="T545" style:family="text">
      <style:text-properties style:text-line-through-style="none" style:text-line-through-type="none" officeooo:rsid="40d13ca9" fo:background-color="transparent" loext:char-shading-value="0"/>
    </style:style>
    <style:style style:name="T546" style:family="text">
      <style:text-properties style:text-line-through-style="none" style:text-line-through-type="none" officeooo:rsid="3f0202ee"/>
    </style:style>
    <style:style style:name="T547" style:family="text">
      <style:text-properties style:text-line-through-style="none" style:text-line-through-type="none" officeooo:rsid="424948e8"/>
    </style:style>
    <style:style style:name="T548" style:family="text">
      <style:text-properties style:text-line-through-style="none" style:text-line-through-type="none" officeooo:rsid="40ff9796" style:language-asian="cs" style:country-asian="CZ"/>
    </style:style>
    <style:style style:name="T549" style:family="text">
      <style:text-properties style:text-line-through-style="none" style:text-line-through-type="none" officeooo:rsid="4052fb12" style:language-asian="cs" style:country-asian="CZ"/>
    </style:style>
    <style:style style:name="T550" style:family="text">
      <style:text-properties style:text-line-through-style="none" style:text-line-through-type="none" officeooo:rsid="41050bb2" style:language-asian="cs" style:country-asian="CZ"/>
    </style:style>
    <style:style style:name="T551" style:family="text">
      <style:text-properties fo:language="cs" fo:country="CZ"/>
    </style:style>
    <style:style style:name="T552" style:family="text">
      <style:text-properties fo:language="cs" fo:country="CZ" fo:font-style="italic" style:language-asian="cs" style:country-asian="CZ" style:font-style-asian="italic" style:font-style-complex="italic"/>
    </style:style>
    <style:style style:name="T553" style:family="text">
      <style:text-properties fo:language="cs" fo:country="CZ" fo:font-style="italic" officeooo:rsid="20759c9f" style:language-asian="cs" style:country-asian="CZ" style:font-style-asian="italic" style:font-style-complex="italic"/>
    </style:style>
    <style:style style:name="T554" style:family="text">
      <style:text-properties fo:language="cs" fo:country="CZ" fo:font-style="italic" officeooo:rsid="20a75113" style:language-asian="cs" style:country-asian="CZ" style:font-style-asian="italic" style:font-style-complex="italic"/>
    </style:style>
    <style:style style:name="T555" style:family="text">
      <style:text-properties fo:language="cs" fo:country="CZ" fo:font-style="italic" officeooo:rsid="21966d5f" style:language-asian="cs" style:country-asian="CZ" style:font-style-asian="italic" style:font-style-complex="italic"/>
    </style:style>
    <style:style style:name="T556" style:family="text">
      <style:text-properties fo:language="cs" fo:country="CZ" fo:font-style="italic" officeooo:rsid="21b1e115" style:language-asian="cs" style:country-asian="CZ" style:font-style-asian="italic" style:font-style-complex="italic"/>
    </style:style>
    <style:style style:name="T557" style:family="text">
      <style:text-properties fo:language="cs" fo:country="CZ" fo:font-style="italic" officeooo:rsid="22197097" style:language-asian="cs" style:country-asian="CZ" style:font-style-asian="italic" style:font-style-complex="italic"/>
    </style:style>
    <style:style style:name="T558" style:family="text">
      <style:text-properties fo:language="cs" fo:country="CZ" fo:font-style="italic" officeooo:rsid="20e96c9d" style:language-asian="cs" style:country-asian="CZ" style:font-style-asian="italic" style:font-style-complex="italic"/>
    </style:style>
    <style:style style:name="T559" style:family="text">
      <style:text-properties fo:language="cs" fo:country="CZ" fo:font-style="italic" officeooo:rsid="223e7fa9" style:language-asian="cs" style:country-asian="CZ" style:font-style-asian="italic" style:font-style-complex="italic"/>
    </style:style>
    <style:style style:name="T560" style:family="text">
      <style:text-properties fo:language="cs" fo:country="CZ" fo:font-style="italic" officeooo:rsid="22404075" style:language-asian="cs" style:country-asian="CZ" style:font-style-asian="italic" style:font-style-complex="italic"/>
    </style:style>
    <style:style style:name="T561" style:family="text">
      <style:text-properties fo:language="cs" fo:country="CZ" fo:font-style="italic" officeooo:rsid="224ad8f1" style:language-asian="cs" style:country-asian="CZ" style:font-style-asian="italic" style:font-style-complex="italic"/>
    </style:style>
    <style:style style:name="T562" style:family="text">
      <style:text-properties fo:language="cs" fo:country="CZ" fo:font-style="italic" officeooo:rsid="224b196c" style:language-asian="cs" style:country-asian="CZ" style:font-style-asian="italic" style:font-style-complex="italic"/>
    </style:style>
    <style:style style:name="T563" style:family="text">
      <style:text-properties fo:language="cs" fo:country="CZ" fo:font-style="italic" officeooo:rsid="2257a472" style:language-asian="cs" style:country-asian="CZ" style:font-style-asian="italic" style:font-style-complex="italic"/>
    </style:style>
    <style:style style:name="T564" style:family="text">
      <style:text-properties fo:language="cs" fo:country="CZ" fo:font-style="italic" officeooo:rsid="16077e11" style:language-asian="cs" style:country-asian="CZ" style:font-style-asian="italic" style:font-style-complex="italic"/>
    </style:style>
    <style:style style:name="T565" style:family="text">
      <style:text-properties fo:language="cs" fo:country="CZ" fo:font-style="italic" officeooo:rsid="2264f721" style:language-asian="cs" style:country-asian="CZ" style:font-style-asian="italic" style:font-style-complex="italic"/>
    </style:style>
    <style:style style:name="T566" style:family="text">
      <style:text-properties fo:language="cs" fo:country="CZ" fo:font-style="italic" officeooo:rsid="2262950f" style:language-asian="cs" style:country-asian="CZ" style:font-style-asian="italic" style:font-style-complex="italic"/>
    </style:style>
    <style:style style:name="T567" style:family="text">
      <style:text-properties fo:language="cs" fo:country="CZ" fo:font-style="italic" officeooo:rsid="2270d6b1" style:language-asian="cs" style:country-asian="CZ" style:font-style-asian="italic" style:font-style-complex="italic"/>
    </style:style>
    <style:style style:name="T568" style:family="text">
      <style:text-properties fo:language="cs" fo:country="CZ" fo:font-style="italic" officeooo:rsid="2270e0f8" style:language-asian="cs" style:country-asian="CZ" style:font-style-asian="italic" style:font-style-complex="italic"/>
    </style:style>
    <style:style style:name="T569" style:family="text">
      <style:text-properties fo:language="cs" fo:country="CZ" fo:font-style="italic" officeooo:rsid="227187a1" style:language-asian="cs" style:country-asian="CZ" style:font-style-asian="italic" style:font-style-complex="italic"/>
    </style:style>
    <style:style style:name="T570" style:family="text">
      <style:text-properties fo:language="cs" fo:country="CZ" fo:font-style="italic" officeooo:rsid="227200b6" style:language-asian="cs" style:country-asian="CZ" style:font-style-asian="italic" style:font-style-complex="italic"/>
    </style:style>
    <style:style style:name="T571" style:family="text">
      <style:text-properties fo:language="cs" fo:country="CZ" fo:font-style="italic" officeooo:rsid="22800e48" style:language-asian="cs" style:country-asian="CZ" style:font-style-asian="italic" style:font-style-complex="italic"/>
    </style:style>
    <style:style style:name="T572" style:family="text">
      <style:text-properties fo:language="cs" fo:country="CZ" fo:font-style="italic" officeooo:rsid="2282078d"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97aba1" style:language-asian="cs" style:country-asian="CZ" style:font-style-asian="italic" style:font-style-complex="italic"/>
    </style:style>
    <style:style style:name="T575" style:family="text">
      <style:text-properties fo:language="cs" fo:country="CZ" fo:font-style="italic" officeooo:rsid="2297affa" style:language-asian="cs" style:country-asian="CZ" style:font-style-asian="italic" style:font-style-complex="italic"/>
    </style:style>
    <style:style style:name="T576" style:family="text">
      <style:text-properties fo:language="cs" fo:country="CZ" fo:font-style="italic" officeooo:rsid="229c2711" style:language-asian="cs" style:country-asian="CZ" style:font-style-asian="italic" style:font-style-complex="italic"/>
    </style:style>
    <style:style style:name="T577" style:family="text">
      <style:text-properties fo:language="cs" fo:country="CZ" fo:font-style="italic" officeooo:rsid="22a49575" style:language-asian="cs" style:country-asian="CZ" style:font-style-asian="italic" style:font-style-complex="italic"/>
    </style:style>
    <style:style style:name="T578" style:family="text">
      <style:text-properties fo:language="cs" fo:country="CZ" fo:font-style="italic" officeooo:rsid="2070f8c1" style:language-asian="cs" style:country-asian="CZ" style:font-style-asian="italic" style:font-style-complex="italic"/>
    </style:style>
    <style:style style:name="T579" style:family="text">
      <style:text-properties fo:language="cs" fo:country="CZ" fo:font-style="italic" officeooo:rsid="233a4c33" style:language-asian="cs" style:country-asian="CZ" style:font-style-asian="italic" style:font-style-complex="italic"/>
    </style:style>
    <style:style style:name="T580" style:family="text">
      <style:text-properties fo:language="cs" fo:country="CZ" fo:font-style="italic" officeooo:rsid="27e08a27" style:language-asian="cs" style:country-asian="CZ" style:font-style-asian="italic" style:font-style-complex="italic"/>
    </style:style>
    <style:style style:name="T581" style:family="text">
      <style:text-properties fo:language="cs" fo:country="CZ" fo:font-style="italic" officeooo:rsid="207d25a9"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officeooo:rsid="221a0527" style:language-asian="cs" style:country-asian="CZ" style:font-style-asian="italic" style:font-style-complex="italic"/>
    </style:style>
    <style:style style:name="T586" style:family="text">
      <style:text-properties fo:language="cs" fo:country="CZ" fo:font-style="italic" officeooo:rsid="3eb4b392" style:language-asian="cs" style:country-asian="CZ" style:font-style-asian="italic" style:font-style-complex="italic"/>
    </style:style>
    <style:style style:name="T587" style:family="text">
      <style:text-properties fo:language="cs" fo:country="CZ" fo:font-style="italic" officeooo:rsid="23711f9a" style:language-asian="cs" style:country-asian="CZ" style:font-style-asian="italic" style:font-style-complex="italic"/>
    </style:style>
    <style:style style:name="T588" style:family="text">
      <style:text-properties fo:language="cs" fo:country="CZ" fo:font-style="italic" officeooo:rsid="27f0e6cd" style:language-asian="cs" style:country-asian="CZ" style:font-style-asian="italic" style:font-style-complex="italic"/>
    </style:style>
    <style:style style:name="T589" style:family="text">
      <style:text-properties fo:language="cs" fo:country="CZ" fo:font-style="italic" officeooo:rsid="3fe59b2a" style:language-asian="cs" style:country-asian="CZ" style:font-style-asian="italic" style:font-style-complex="italic"/>
    </style:style>
    <style:style style:name="T590" style:family="text">
      <style:text-properties fo:language="cs" fo:country="CZ" fo:font-style="italic" officeooo:rsid="24ffc69a" style:language-asian="cs" style:country-asian="CZ" style:font-style-asian="italic" style:font-style-complex="italic"/>
    </style:style>
    <style:style style:name="T591" style:family="text">
      <style:text-properties fo:language="cs" fo:country="CZ" fo:font-style="italic" officeooo:rsid="421cfd20" style:language-asian="cs" style:country-asian="CZ" style:font-style-asian="italic" style:font-style-complex="italic"/>
    </style:style>
    <style:style style:name="T592" style:family="text">
      <style:text-properties fo:language="cs" fo:country="CZ" fo:font-style="italic" officeooo:rsid="423f1750" style:language-asian="cs" style:country-asian="CZ" style:font-style-asian="italic" style:font-style-complex="italic"/>
    </style:style>
    <style:style style:name="T593" style:family="text">
      <style:text-properties fo:language="cs" fo:country="CZ" fo:font-style="italic" officeooo:rsid="42401df1" style:language-asian="cs" style:country-asian="CZ" style:font-style-asian="italic" style:font-style-complex="italic"/>
    </style:style>
    <style:style style:name="T594" style:family="text">
      <style:text-properties fo:language="cs" fo:country="CZ" fo:font-style="italic" style:font-style-asian="italic" style:font-style-complex="italic"/>
    </style:style>
    <style:style style:name="T595" style:family="text">
      <style:text-properties fo:language="cs" fo:country="CZ" fo:font-style="italic" officeooo:rsid="304c584d" style:font-style-asian="italic" style:font-style-complex="italic"/>
    </style:style>
    <style:style style:name="T596" style:family="text">
      <style:text-properties fo:language="cs" fo:country="CZ" fo:font-style="italic" officeooo:rsid="3182657b" style:font-style-asian="italic" style:font-style-complex="italic"/>
    </style:style>
    <style:style style:name="T597" style:family="text">
      <style:text-properties fo:language="cs" fo:country="CZ" fo:font-style="italic" officeooo:rsid="391178b6" style:font-style-asian="italic" style:font-style-complex="italic"/>
    </style:style>
    <style:style style:name="T598" style:family="text">
      <style:text-properties fo:language="cs" fo:country="CZ" fo:font-style="normal" style:language-asian="cs" style:country-asian="CZ" style:font-style-asian="normal" style:font-style-complex="normal"/>
    </style:style>
    <style:style style:name="T599" style:family="text">
      <style:text-properties fo:language="cs" fo:country="CZ" fo:font-style="normal" officeooo:rsid="2157048b" style:language-asian="cs" style:country-asian="CZ" style:font-style-asian="normal" style:font-style-complex="normal"/>
    </style:style>
    <style:style style:name="T600" style:family="text">
      <style:text-properties fo:language="cs" fo:country="CZ" fo:font-style="normal" officeooo:rsid="2195aae2" style:language-asian="cs" style:country-asian="CZ" style:font-style-asian="normal" style:font-style-complex="normal"/>
    </style:style>
    <style:style style:name="T601" style:family="text">
      <style:text-properties fo:language="cs" fo:country="CZ" fo:font-style="normal" officeooo:rsid="2195b040" style:language-asian="cs" style:country-asian="CZ" style:font-style-asian="normal" style:font-style-complex="normal"/>
    </style:style>
    <style:style style:name="T602" style:family="text">
      <style:text-properties fo:language="cs" fo:country="CZ" fo:font-style="normal" officeooo:rsid="20e96c9d" style:language-asian="cs" style:country-asian="CZ" style:font-style-asian="normal" style:font-style-complex="normal"/>
    </style:style>
    <style:style style:name="T603" style:family="text">
      <style:text-properties fo:language="cs" fo:country="CZ" fo:font-style="normal" officeooo:rsid="2231cc63" style:language-asian="cs" style:country-asian="CZ" style:font-style-asian="normal" style:font-style-complex="normal"/>
    </style:style>
    <style:style style:name="T604" style:family="text">
      <style:text-properties fo:language="cs" fo:country="CZ" fo:font-style="normal" officeooo:rsid="16077e11" style:language-asian="cs" style:country-asian="CZ" style:font-style-asian="normal" style:font-style-complex="normal"/>
    </style:style>
    <style:style style:name="T605" style:family="text">
      <style:text-properties fo:language="cs" fo:country="CZ" fo:font-style="normal" officeooo:rsid="1445805e" style:language-asian="cs" style:country-asian="CZ" style:font-style-asian="normal" style:font-style-complex="normal"/>
    </style:style>
    <style:style style:name="T606" style:family="text">
      <style:text-properties fo:language="cs" fo:country="CZ" fo:font-style="normal" officeooo:rsid="15fcf686" style:language-asian="cs" style:country-asian="CZ" style:font-style-asian="normal" style:font-style-complex="normal"/>
    </style:style>
    <style:style style:name="T607" style:family="text">
      <style:text-properties fo:language="cs" fo:country="CZ" fo:font-style="normal" officeooo:rsid="1612c537" style:language-asian="cs" style:country-asian="CZ" style:font-style-asian="normal" style:font-style-complex="normal"/>
    </style:style>
    <style:style style:name="T608" style:family="text">
      <style:text-properties fo:language="cs" fo:country="CZ" fo:font-style="normal" officeooo:rsid="2262950f" style:language-asian="cs" style:country-asian="CZ" style:font-style-asian="normal" style:font-style-complex="normal"/>
    </style:style>
    <style:style style:name="T609" style:family="text">
      <style:text-properties fo:language="cs" fo:country="CZ" fo:font-style="normal" officeooo:rsid="2264f721" style:language-asian="cs" style:country-asian="CZ" style:font-style-asian="normal" style:font-style-complex="normal"/>
    </style:style>
    <style:style style:name="T610" style:family="text">
      <style:text-properties fo:language="cs" fo:country="CZ" fo:font-style="normal" officeooo:rsid="2265ef66" style:language-asian="cs" style:country-asian="CZ" style:font-style-asian="normal" style:font-style-complex="normal"/>
    </style:style>
    <style:style style:name="T611" style:family="text">
      <style:text-properties fo:language="cs" fo:country="CZ" fo:font-style="normal" officeooo:rsid="22e5d946" style:language-asian="cs" style:country-asian="CZ" style:font-style-asian="normal" style:font-style-complex="normal"/>
    </style:style>
    <style:style style:name="T612" style:family="text">
      <style:text-properties fo:language="cs" fo:country="CZ" fo:font-style="normal" officeooo:rsid="2065d056" style:language-asian="cs" style:country-asian="CZ" style:font-style-asian="normal" style:font-style-complex="normal"/>
    </style:style>
    <style:style style:name="T613" style:family="text">
      <style:text-properties fo:language="cs" fo:country="CZ" fo:font-style="normal" officeooo:rsid="22fc745d" style:language-asian="cs" style:country-asian="CZ" style:font-style-asian="normal" style:font-style-complex="normal"/>
    </style:style>
    <style:style style:name="T614" style:family="text">
      <style:text-properties fo:language="cs" fo:country="CZ" fo:font-style="normal" officeooo:rsid="21537a33" style:language-asian="cs" style:country-asian="CZ" style:font-style-asian="normal" style:font-style-complex="normal"/>
    </style:style>
    <style:style style:name="T615" style:family="text">
      <style:text-properties fo:language="cs" fo:country="CZ" fo:font-style="normal" officeooo:rsid="230ba10e" style:language-asian="cs" style:country-asian="CZ" style:font-style-asian="normal" style:font-style-complex="normal"/>
    </style:style>
    <style:style style:name="T616" style:family="text">
      <style:text-properties fo:language="cs" fo:country="CZ" fo:font-style="normal" officeooo:rsid="232dc870" style:language-asian="cs" style:country-asian="CZ" style:font-style-asian="normal" style:font-style-complex="normal"/>
    </style:style>
    <style:style style:name="T617" style:family="text">
      <style:text-properties fo:language="cs" fo:country="CZ" fo:font-style="normal" officeooo:rsid="2351a1c2" style:language-asian="cs" style:country-asian="CZ" style:font-style-asian="normal" style:font-style-complex="normal"/>
    </style:style>
    <style:style style:name="T618" style:family="text">
      <style:text-properties fo:language="cs" fo:country="CZ" fo:font-style="normal" officeooo:rsid="235399e7" style:language-asian="cs" style:country-asian="CZ" style:font-style-asian="normal" style:font-style-complex="normal"/>
    </style:style>
    <style:style style:name="T619" style:family="text">
      <style:text-properties fo:language="cs" fo:country="CZ" fo:font-style="normal" officeooo:rsid="235a9de7" style:language-asian="cs" style:country-asian="CZ" style:font-style-asian="normal" style:font-style-complex="normal"/>
    </style:style>
    <style:style style:name="T620" style:family="text">
      <style:text-properties fo:language="cs" fo:country="CZ" fo:font-style="normal" officeooo:rsid="219805d8" style:language-asian="cs" style:country-asian="CZ" style:font-style-asian="normal" style:font-style-complex="normal"/>
    </style:style>
    <style:style style:name="T621" style:family="text">
      <style:text-properties fo:language="cs" fo:country="CZ" fo:font-style="normal" officeooo:rsid="21e767d4" style:language-asian="cs" style:country-asian="CZ" style:font-style-asian="normal" style:font-style-complex="normal"/>
    </style:style>
    <style:style style:name="T622" style:family="text">
      <style:text-properties fo:language="cs" fo:country="CZ" fo:font-style="normal" officeooo:rsid="207fb675" style:language-asian="cs" style:country-asian="CZ" style:font-style-asian="normal" style:font-style-complex="normal"/>
    </style:style>
    <style:style style:name="T623" style:family="text">
      <style:text-properties fo:language="cs" fo:country="CZ" fo:font-style="normal" officeooo:rsid="23e02bac" style:language-asian="cs" style:country-asian="CZ" style:font-style-asian="normal" style:font-style-complex="normal"/>
    </style:style>
    <style:style style:name="T624" style:family="text">
      <style:text-properties fo:language="cs" fo:country="CZ" fo:font-style="normal" officeooo:rsid="27e08a27" style:language-asian="cs" style:country-asian="CZ" style:font-style-asian="normal" style:font-style-complex="normal"/>
    </style:style>
    <style:style style:name="T625" style:family="text">
      <style:text-properties fo:language="cs" fo:country="CZ" fo:font-style="normal" officeooo:rsid="27e2941a" style:language-asian="cs" style:country-asian="CZ" style:font-style-asian="normal" style:font-style-complex="normal"/>
    </style:style>
    <style:style style:name="T626" style:family="text">
      <style:text-properties fo:language="cs" fo:country="CZ" fo:font-style="normal" officeooo:rsid="27e72a02" style:language-asian="cs" style:country-asian="CZ" style:font-style-asian="normal" style:font-style-complex="normal"/>
    </style:style>
    <style:style style:name="T627" style:family="text">
      <style:text-properties fo:language="cs" fo:country="CZ" fo:font-style="normal" officeooo:rsid="27ef31c1" style:language-asian="cs" style:country-asian="CZ" style:font-style-asian="normal" style:font-style-complex="normal"/>
    </style:style>
    <style:style style:name="T628" style:family="text">
      <style:text-properties fo:language="cs" fo:country="CZ" fo:font-style="normal" officeooo:rsid="27f0e6cd" style:language-asian="cs" style:country-asian="CZ" style:font-style-asian="normal" style:font-style-complex="normal"/>
    </style:style>
    <style:style style:name="T629" style:family="text">
      <style:text-properties fo:language="cs" fo:country="CZ" fo:font-style="normal" officeooo:rsid="3b4b2462" style:language-asian="cs" style:country-asian="CZ" style:font-style-asian="normal" style:font-style-complex="normal"/>
    </style:style>
    <style:style style:name="T630" style:family="text">
      <style:text-properties fo:language="cs" fo:country="CZ" fo:font-style="normal" officeooo:rsid="3b4d1cdd" style:language-asian="cs" style:country-asian="CZ" style:font-style-asian="normal" style:font-style-complex="normal"/>
    </style:style>
    <style:style style:name="T631" style:family="text">
      <style:text-properties fo:language="cs" fo:country="CZ" fo:font-style="normal" officeooo:rsid="27925bf3" style:language-asian="cs" style:country-asian="CZ" style:font-style-asian="normal" style:font-style-complex="normal"/>
    </style:style>
    <style:style style:name="T632" style:family="text">
      <style:text-properties fo:language="cs" fo:country="CZ" fo:font-style="normal" officeooo:rsid="1b1ca47e" style:language-asian="cs" style:country-asian="CZ" style:font-style-asian="normal" style:font-style-complex="normal"/>
    </style:style>
    <style:style style:name="T633" style:family="text">
      <style:text-properties fo:language="cs" fo:country="CZ" fo:font-style="normal" officeooo:rsid="3c169cad" style:language-asian="cs" style:country-asian="CZ" style:font-style-asian="normal" style:font-style-complex="normal"/>
    </style:style>
    <style:style style:name="T634" style:family="text">
      <style:text-properties fo:language="cs" fo:country="CZ" fo:font-style="normal" officeooo:rsid="3c1af9ce" style:language-asian="cs" style:country-asian="CZ" style:font-style-asian="normal" style:font-style-complex="normal"/>
    </style:style>
    <style:style style:name="T635" style:family="text">
      <style:text-properties fo:language="cs" fo:country="CZ" fo:font-style="normal" officeooo:rsid="3c1dcd6d" style:language-asian="cs" style:country-asian="CZ" style:font-style-asian="normal" style:font-style-complex="normal"/>
    </style:style>
    <style:style style:name="T636" style:family="text">
      <style:text-properties fo:language="cs" fo:country="CZ" fo:font-style="normal" officeooo:rsid="3c1e7ef1" style:language-asian="cs" style:country-asian="CZ" style:font-style-asian="normal" style:font-style-complex="normal"/>
    </style:style>
    <style:style style:name="T637" style:family="text">
      <style:text-properties fo:language="cs" fo:country="CZ" fo:font-style="normal" officeooo:rsid="3c248610" style:language-asian="cs" style:country-asian="CZ" style:font-style-asian="normal" style:font-style-complex="normal"/>
    </style:style>
    <style:style style:name="T638" style:family="text">
      <style:text-properties fo:language="cs" fo:country="CZ" fo:font-style="normal" officeooo:rsid="3c265869" style:language-asian="cs" style:country-asian="CZ" style:font-style-asian="normal" style:font-style-complex="normal"/>
    </style:style>
    <style:style style:name="T639" style:family="text">
      <style:text-properties fo:language="cs" fo:country="CZ" fo:font-style="normal" officeooo:rsid="3c2da736" style:language-asian="cs" style:country-asian="CZ" style:font-style-asian="normal" style:font-style-complex="normal"/>
    </style:style>
    <style:style style:name="T640" style:family="text">
      <style:text-properties fo:language="cs" fo:country="CZ" fo:font-style="normal" officeooo:rsid="3faecf86" style:language-asian="cs" style:country-asian="CZ" style:font-style-asian="normal" style:font-style-complex="normal"/>
    </style:style>
    <style:style style:name="T641" style:family="text">
      <style:text-properties fo:language="cs" fo:country="CZ" fo:font-style="normal" officeooo:rsid="3fb0097c" style:language-asian="cs" style:country-asian="CZ" style:font-style-asian="normal" style:font-style-complex="normal"/>
    </style:style>
    <style:style style:name="T642" style:family="text">
      <style:text-properties fo:language="cs" fo:country="CZ" fo:font-style="normal" officeooo:rsid="3fb0900c" style:language-asian="cs" style:country-asian="CZ" style:font-style-asian="normal" style:font-style-complex="normal"/>
    </style:style>
    <style:style style:name="T643" style:family="text">
      <style:text-properties fo:language="cs" fo:country="CZ" fo:font-style="normal" officeooo:rsid="3fe2b7e6" style:language-asian="cs" style:country-asian="CZ" style:font-style-asian="normal" style:font-style-complex="normal"/>
    </style:style>
    <style:style style:name="T644" style:family="text">
      <style:text-properties fo:language="cs" fo:country="CZ" fo:font-style="normal" officeooo:rsid="3fe3a28a" style:language-asian="cs" style:country-asian="CZ" style:font-style-asian="normal" style:font-style-complex="normal"/>
    </style:style>
    <style:style style:name="T645" style:family="text">
      <style:text-properties fo:language="cs" fo:country="CZ" fo:font-style="normal" officeooo:rsid="3fe59b2a" style:language-asian="cs" style:country-asian="CZ" style:font-style-asian="normal" style:font-style-complex="normal"/>
    </style:style>
    <style:style style:name="T646" style:family="text">
      <style:text-properties fo:language="cs" fo:country="CZ" fo:font-style="normal" officeooo:rsid="402b56ca" style:language-asian="cs" style:country-asian="CZ" style:font-style-asian="normal" style:font-style-complex="normal"/>
    </style:style>
    <style:style style:name="T647" style:family="text">
      <style:text-properties fo:language="cs" fo:country="CZ" fo:font-style="normal" officeooo:rsid="3c2e8c1f" style:language-asian="cs" style:country-asian="CZ" style:font-style-asian="normal" style:font-style-complex="normal"/>
    </style:style>
    <style:style style:name="T648" style:family="text">
      <style:text-properties fo:language="cs" fo:country="CZ" fo:font-style="normal" officeooo:rsid="3c4723d7" style:language-asian="cs" style:country-asian="CZ" style:font-style-asian="normal" style:font-style-complex="normal"/>
    </style:style>
    <style:style style:name="T649" style:family="text">
      <style:text-properties fo:language="cs" fo:country="CZ" fo:font-style="normal" officeooo:rsid="3c307137" style:language-asian="cs" style:country-asian="CZ" style:font-style-asian="normal" style:font-style-complex="normal"/>
    </style:style>
    <style:style style:name="T650" style:family="text">
      <style:text-properties fo:language="cs" fo:country="CZ" fo:font-style="normal" officeooo:rsid="3c37376a" style:language-asian="cs" style:country-asian="CZ" style:font-style-asian="normal" style:font-style-complex="normal"/>
    </style:style>
    <style:style style:name="T651" style:family="text">
      <style:text-properties fo:language="cs" fo:country="CZ" fo:font-style="normal" officeooo:rsid="4041cdea" style:language-asian="cs" style:country-asian="CZ" style:font-style-asian="normal" style:font-style-complex="normal"/>
    </style:style>
    <style:style style:name="T652" style:family="text">
      <style:text-properties fo:language="cs" fo:country="CZ" fo:font-style="normal" officeooo:rsid="4043481b" style:language-asian="cs" style:country-asian="CZ" style:font-style-asian="normal" style:font-style-complex="normal"/>
    </style:style>
    <style:style style:name="T653" style:family="text">
      <style:text-properties fo:language="cs" fo:country="CZ" fo:font-style="normal" officeooo:rsid="250cd62e" style:language-asian="cs" style:country-asian="CZ" style:font-style-asian="normal" style:font-style-complex="normal"/>
    </style:style>
    <style:style style:name="T654" style:family="text">
      <style:text-properties fo:language="cs" fo:country="CZ" fo:font-style="normal" officeooo:rsid="24ffc69a" style:language-asian="cs" style:country-asian="CZ" style:font-style-asian="normal" style:font-style-complex="normal"/>
    </style:style>
    <style:style style:name="T655" style:family="text">
      <style:text-properties fo:language="cs" fo:country="CZ" fo:font-style="normal" officeooo:rsid="423de637" style:language-asian="cs" style:country-asian="CZ" style:font-style-asian="normal" style:font-style-complex="normal"/>
    </style:style>
    <style:style style:name="T656" style:family="text">
      <style:text-properties fo:language="cs" fo:country="CZ" fo:font-style="normal" officeooo:rsid="423f1750" style:language-asian="cs" style:country-asian="CZ" style:font-style-asian="normal" style:font-style-complex="normal"/>
    </style:style>
    <style:style style:name="T657" style:family="text">
      <style:text-properties fo:language="cs" fo:country="CZ" fo:font-style="normal" officeooo:rsid="42401df1" style:language-asian="cs" style:country-asian="CZ" style:font-style-asian="normal" style:font-style-complex="normal"/>
    </style:style>
    <style:style style:name="T658" style:family="text">
      <style:text-properties fo:language="cs" fo:country="CZ" fo:font-style="normal" officeooo:rsid="3eb4b392" style:language-asian="cs" style:country-asian="CZ" style:font-style-asian="normal" style:font-style-complex="normal"/>
    </style:style>
    <style:style style:name="T659" style:family="text">
      <style:text-properties fo:language="cs" fo:country="CZ" fo:font-style="normal" officeooo:rsid="421cfd20" style:language-asian="cs" style:country-asian="CZ" style:font-style-asian="normal" style:font-style-complex="normal"/>
    </style:style>
    <style:style style:name="T660" style:family="text">
      <style:text-properties fo:language="cs" fo:country="CZ" fo:font-style="normal" officeooo:rsid="4297570a" style:language-asian="cs" style:country-asian="CZ" style:font-style-asian="normal" style:font-style-complex="normal"/>
    </style:style>
    <style:style style:name="T661" style:family="text">
      <style:text-properties fo:language="cs" fo:country="CZ" fo:font-style="normal" officeooo:rsid="42998ef7" style:language-asian="cs" style:country-asian="CZ" style:font-style-asian="normal" style:font-style-complex="normal"/>
    </style:style>
    <style:style style:name="T662" style:family="text">
      <style:text-properties fo:language="cs" fo:country="CZ" fo:font-style="normal" officeooo:rsid="42aba77a" style:language-asian="cs" style:country-asian="CZ" style:font-style-asian="normal" style:font-style-complex="normal"/>
    </style:style>
    <style:style style:name="T663" style:family="text">
      <style:text-properties fo:language="cs" fo:country="CZ" fo:font-style="normal" officeooo:rsid="4018de7b" style:language-asian="cs" style:country-asian="CZ" style:font-style-asian="normal" style:font-style-complex="normal"/>
    </style:style>
    <style:style style:name="T664" style:family="text">
      <style:text-properties fo:language="cs" fo:country="CZ" fo:font-style="normal" officeooo:rsid="401c48e4" style:language-asian="cs" style:country-asian="CZ" style:font-style-asian="normal" style:font-style-complex="normal"/>
    </style:style>
    <style:style style:name="T665" style:family="text">
      <style:text-properties fo:language="cs" fo:country="CZ" fo:font-style="normal" officeooo:rsid="401a379c" style:language-asian="cs" style:country-asian="CZ" style:font-style-asian="normal" style:font-style-complex="normal"/>
    </style:style>
    <style:style style:name="T666" style:family="text">
      <style:text-properties fo:language="cs" fo:country="CZ" fo:font-style="normal" officeooo:rsid="42ad1db7" style:language-asian="cs" style:country-asian="CZ" style:font-style-asian="normal" style:font-style-complex="normal"/>
    </style:style>
    <style:style style:name="T667" style:family="text">
      <style:text-properties fo:language="cs" fo:country="CZ" fo:font-style="normal" officeooo:rsid="42a41f2f" style:language-asian="cs" style:country-asian="CZ" style:font-style-asian="normal" style:font-style-complex="normal"/>
    </style:style>
    <style:style style:name="T668" style:family="text">
      <style:text-properties fo:language="cs" fo:country="CZ" fo:font-style="normal" officeooo:rsid="42209956" style:language-asian="cs" style:country-asian="CZ" style:font-style-asian="normal" style:font-style-complex="normal"/>
    </style:style>
    <style:style style:name="T669" style:family="text">
      <style:text-properties fo:language="cs" fo:country="CZ" fo:font-style="normal" officeooo:rsid="42a4360f" style:language-asian="cs" style:country-asian="CZ" style:font-style-asian="normal" style:font-style-complex="normal"/>
    </style:style>
    <style:style style:name="T670" style:family="text">
      <style:text-properties fo:language="cs" fo:country="CZ" fo:font-style="normal" fo:font-weight="normal" officeooo:rsid="1e07a243" style:font-style-asian="normal" style:font-weight-asian="normal" style:font-style-complex="normal" style:font-weight-complex="normal"/>
    </style:style>
    <style:style style:name="T671" style:family="text">
      <style:text-properties fo:language="cs" fo:country="CZ" fo:font-style="normal" fo:font-weight="normal" officeooo:rsid="1e08667a" style:font-style-asian="normal" style:font-weight-asian="normal" style:font-style-complex="normal" style:font-weight-complex="normal"/>
    </style:style>
    <style:style style:name="T672" style:family="text">
      <style:text-properties fo:language="cs" fo:country="CZ" fo:font-style="normal" fo:font-weight="normal" officeooo:rsid="257c02ea" style:font-style-asian="normal" style:font-weight-asian="normal" style:font-style-complex="normal" style:font-weight-complex="normal"/>
    </style:style>
    <style:style style:name="T673" style:family="text">
      <style:text-properties fo:language="cs" fo:country="CZ" fo:font-style="normal" fo:font-weight="normal" officeooo:rsid="258f3419" style:font-style-asian="normal" style:font-weight-asian="normal" style:font-style-complex="normal" style:font-weight-complex="normal"/>
    </style:style>
    <style:style style:name="T674" style:family="text">
      <style:text-properties fo:language="cs" fo:country="CZ" fo:font-style="normal" fo:font-weight="normal" officeooo:rsid="26bcff23" style:font-style-asian="normal" style:font-weight-asian="normal" style:font-style-complex="normal" style:font-weight-complex="normal"/>
    </style:style>
    <style:style style:name="T675" style:family="text">
      <style:text-properties fo:language="cs" fo:country="CZ" fo:font-style="normal" fo:font-weight="normal" officeooo:rsid="395b173d" style:font-style-asian="normal" style:font-weight-asian="normal" style:font-style-complex="normal" style:font-weight-complex="normal"/>
    </style:style>
    <style:style style:name="T676" style:family="text">
      <style:text-properties fo:language="cs" fo:country="CZ" fo:font-style="normal" fo:font-weight="normal" officeooo:rsid="425548c0" style:font-style-asian="normal" style:font-weight-asian="normal" style:font-style-complex="normal" style:font-weight-complex="normal"/>
    </style:style>
    <style:style style:name="T677"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78"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79" style:family="text">
      <style:text-properties fo:language="cs" fo:country="CZ" fo:font-style="normal" fo:font-weight="bold" style:font-style-asian="normal" style:font-weight-asian="bold" style:font-style-complex="normal" style:font-weight-complex="bold"/>
    </style:style>
    <style:style style:name="T680" style:family="text">
      <style:text-properties fo:language="cs" fo:country="CZ" fo:font-style="normal" fo:font-weight="bold" officeooo:rsid="11d44a88" style:font-style-asian="normal" style:font-weight-asian="bold" style:font-style-complex="normal" style:font-weight-complex="bold"/>
    </style:style>
    <style:style style:name="T681" style:family="text">
      <style:text-properties fo:language="cs" fo:country="CZ" fo:font-style="normal" fo:font-weight="bold" officeooo:rsid="2569af57" style:font-style-asian="normal" style:font-weight-asian="bold" style:font-style-complex="normal" style:font-weight-complex="bold"/>
    </style:style>
    <style:style style:name="T682" style:family="text">
      <style:text-properties fo:language="cs" fo:country="CZ" fo:font-style="normal" fo:font-weight="bold" officeooo:rsid="1dfd222d" style:font-style-asian="normal" style:font-weight-asian="bold" style:font-style-complex="normal" style:font-weight-complex="bold"/>
    </style:style>
    <style:style style:name="T683" style:family="text">
      <style:text-properties fo:language="cs" fo:country="CZ" fo:font-style="normal" fo:font-weight="bold" officeooo:rsid="183e0810" style:font-style-asian="normal" style:font-weight-asian="bold" style:font-style-complex="normal" style:font-weight-complex="bold"/>
    </style:style>
    <style:style style:name="T684" style:family="text">
      <style:text-properties fo:language="cs" fo:country="CZ" fo:font-style="normal" fo:font-weight="bold" officeooo:rsid="11354dcd" style:font-style-asian="normal" style:font-weight-asian="bold" style:font-style-complex="normal" style:font-weight-complex="bold"/>
    </style:style>
    <style:style style:name="T685" style:family="text">
      <style:text-properties fo:language="cs" fo:country="CZ" fo:font-style="normal" fo:font-weight="bold" officeooo:rsid="28f385a2" style:font-style-asian="normal" style:font-weight-asian="bold" style:font-style-complex="normal" style:font-weight-complex="bold"/>
    </style:style>
    <style:style style:name="T686" style:family="text">
      <style:text-properties fo:language="cs" fo:country="CZ" fo:font-style="normal" fo:font-weight="bold" officeooo:rsid="2d7f9d3a" style:font-style-asian="normal" style:font-weight-asian="bold" style:font-style-complex="normal" style:font-weight-complex="bold"/>
    </style:style>
    <style:style style:name="T687" style:family="text">
      <style:text-properties fo:language="cs" fo:country="CZ" fo:font-style="normal" fo:font-weight="bold" officeooo:rsid="313e3b34" style:font-style-asian="normal" style:font-weight-asian="bold" style:font-style-complex="normal" style:font-weight-complex="bold"/>
    </style:style>
    <style:style style:name="T688" style:family="text">
      <style:text-properties fo:language="cs" fo:country="CZ" fo:font-style="normal" fo:font-weight="bold" officeooo:rsid="3146de2f" style:font-style-asian="normal" style:font-weight-asian="bold" style:font-style-complex="normal" style:font-weight-complex="bold"/>
    </style:style>
    <style:style style:name="T689" style:family="text">
      <style:text-properties fo:language="cs" fo:country="CZ" fo:font-style="normal" fo:font-weight="bold" officeooo:rsid="316b7fe3" style:font-style-asian="normal" style:font-weight-asian="bold" style:font-style-complex="normal" style:font-weight-complex="bold"/>
    </style:style>
    <style:style style:name="T690" style:family="text">
      <style:text-properties fo:language="cs" fo:country="CZ" fo:font-style="normal" fo:font-weight="bold" officeooo:rsid="1e08667a" style:font-style-asian="normal" style:font-weight-asian="bold" style:font-style-complex="normal" style:font-weight-complex="bold"/>
    </style:style>
    <style:style style:name="T69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3"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94"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695" style:family="text">
      <style:text-properties fo:language="cs" fo:country="CZ" fo:font-style="normal" style:font-style-asian="normal" style:font-style-complex="normal"/>
    </style:style>
    <style:style style:name="T696" style:family="text">
      <style:text-properties fo:language="cs" fo:country="CZ" fo:font-style="normal" officeooo:rsid="1dfd222d" style:font-style-asian="normal" style:font-style-complex="normal"/>
    </style:style>
    <style:style style:name="T697" style:family="text">
      <style:text-properties fo:language="cs" fo:country="CZ" fo:font-style="normal" officeooo:rsid="2569af57" style:font-style-asian="normal" style:font-style-complex="normal"/>
    </style:style>
    <style:style style:name="T698" style:family="text">
      <style:text-properties fo:language="cs" fo:country="CZ" fo:font-style="normal" officeooo:rsid="1dfdd6ef" style:font-style-asian="normal" style:font-style-complex="normal"/>
    </style:style>
    <style:style style:name="T699" style:family="text">
      <style:text-properties fo:language="cs" fo:country="CZ" fo:font-style="normal" officeooo:rsid="25a0872c" style:font-style-asian="normal" style:font-style-complex="normal"/>
    </style:style>
    <style:style style:name="T700" style:family="text">
      <style:text-properties fo:language="cs" fo:country="CZ" fo:font-style="normal" officeooo:rsid="25a63f6d" style:font-style-asian="normal" style:font-style-complex="normal"/>
    </style:style>
    <style:style style:name="T701" style:family="text">
      <style:text-properties fo:language="cs" fo:country="CZ" fo:font-style="normal" officeooo:rsid="26bb1452" style:font-style-asian="normal" style:font-style-complex="normal"/>
    </style:style>
    <style:style style:name="T702" style:family="text">
      <style:text-properties fo:language="cs" fo:country="CZ" fo:font-style="normal" officeooo:rsid="3003c8ab" style:font-style-asian="normal" style:font-style-complex="normal"/>
    </style:style>
    <style:style style:name="T703" style:family="text">
      <style:text-properties fo:language="cs" fo:country="CZ" fo:font-style="normal" officeooo:rsid="2ffe26dc" style:font-style-asian="normal" style:font-style-complex="normal"/>
    </style:style>
    <style:style style:name="T704" style:family="text">
      <style:text-properties fo:language="cs" fo:country="CZ" fo:font-style="normal" officeooo:rsid="2ffe7ee1" style:font-style-asian="normal" style:font-style-complex="normal"/>
    </style:style>
    <style:style style:name="T705" style:family="text">
      <style:text-properties fo:language="cs" fo:country="CZ" fo:font-style="normal" officeooo:rsid="313e3b34" style:font-style-asian="normal" style:font-style-complex="normal"/>
    </style:style>
    <style:style style:name="T706" style:family="text">
      <style:text-properties fo:language="cs" fo:country="CZ" fo:font-style="normal" officeooo:rsid="3146de2f" style:font-style-asian="normal" style:font-style-complex="normal"/>
    </style:style>
    <style:style style:name="T707" style:family="text">
      <style:text-properties fo:language="cs" fo:country="CZ" fo:font-style="normal" officeooo:rsid="314f7ee7" style:font-style-asian="normal" style:font-style-complex="normal"/>
    </style:style>
    <style:style style:name="T708" style:family="text">
      <style:text-properties fo:language="cs" fo:country="CZ" fo:font-style="normal" officeooo:rsid="31514aa3" style:font-style-asian="normal" style:font-style-complex="normal"/>
    </style:style>
    <style:style style:name="T709" style:family="text">
      <style:text-properties fo:language="cs" fo:country="CZ" fo:font-style="normal" officeooo:rsid="3161c2ca" style:font-style-asian="normal" style:font-style-complex="normal"/>
    </style:style>
    <style:style style:name="T710" style:family="text">
      <style:text-properties fo:language="cs" fo:country="CZ" fo:font-style="normal" officeooo:rsid="1628b02c" style:font-style-asian="normal" style:font-style-complex="normal"/>
    </style:style>
    <style:style style:name="T711" style:family="text">
      <style:text-properties fo:language="cs" fo:country="CZ" fo:font-style="normal" officeooo:rsid="1628b066" style:font-style-asian="normal" style:font-style-complex="normal"/>
    </style:style>
    <style:style style:name="T712" style:family="text">
      <style:text-properties fo:language="cs" fo:country="CZ" fo:font-style="normal" officeooo:rsid="316b7fe3" style:font-style-asian="normal" style:font-style-complex="normal"/>
    </style:style>
    <style:style style:name="T713" style:family="text">
      <style:text-properties fo:language="cs" fo:country="CZ" fo:font-style="normal" officeooo:rsid="316bc840" style:font-style-asian="normal" style:font-style-complex="normal"/>
    </style:style>
    <style:style style:name="T714" style:family="text">
      <style:text-properties fo:language="cs" fo:country="CZ" fo:font-style="normal" officeooo:rsid="316dadd3" style:font-style-asian="normal" style:font-style-complex="normal"/>
    </style:style>
    <style:style style:name="T715" style:family="text">
      <style:text-properties fo:language="cs" fo:country="CZ" fo:font-style="normal" officeooo:rsid="316ecb2d" style:font-style-asian="normal" style:font-style-complex="normal"/>
    </style:style>
    <style:style style:name="T716" style:family="text">
      <style:text-properties fo:language="cs" fo:country="CZ" fo:font-style="normal" officeooo:rsid="3170a3f8" style:font-style-asian="normal" style:font-style-complex="normal"/>
    </style:style>
    <style:style style:name="T717" style:family="text">
      <style:text-properties fo:language="cs" fo:country="CZ" fo:font-style="normal" officeooo:rsid="31767357" style:font-style-asian="normal" style:font-style-complex="normal"/>
    </style:style>
    <style:style style:name="T718" style:family="text">
      <style:text-properties fo:language="cs" fo:country="CZ" fo:font-style="normal" officeooo:rsid="3177ef2d" style:font-style-asian="normal" style:font-style-complex="normal"/>
    </style:style>
    <style:style style:name="T719" style:family="text">
      <style:text-properties fo:language="cs" fo:country="CZ" fo:font-style="normal" officeooo:rsid="3178ec3c" style:font-style-asian="normal" style:font-style-complex="normal"/>
    </style:style>
    <style:style style:name="T720" style:family="text">
      <style:text-properties fo:language="cs" fo:country="CZ" fo:font-style="normal" officeooo:rsid="317a36dd" style:font-style-asian="normal" style:font-style-complex="normal"/>
    </style:style>
    <style:style style:name="T721" style:family="text">
      <style:text-properties fo:language="cs" fo:country="CZ" fo:font-style="normal" officeooo:rsid="317b1aaf" style:font-style-asian="normal" style:font-style-complex="normal"/>
    </style:style>
    <style:style style:name="T722" style:family="text">
      <style:text-properties fo:language="cs" fo:country="CZ" fo:font-style="normal" officeooo:rsid="337e5a5d" style:font-style-asian="normal" style:font-style-complex="normal"/>
    </style:style>
    <style:style style:name="T723" style:family="text">
      <style:text-properties fo:language="cs" fo:country="CZ" fo:font-style="normal" officeooo:rsid="337ff2d9" style:font-style-asian="normal" style:font-style-complex="normal"/>
    </style:style>
    <style:style style:name="T724" style:family="text">
      <style:text-properties fo:language="cs" fo:country="CZ" fo:font-style="normal" officeooo:rsid="33826987" style:font-style-asian="normal" style:font-style-complex="normal"/>
    </style:style>
    <style:style style:name="T725" style:family="text">
      <style:text-properties fo:language="cs" fo:country="CZ" fo:font-style="normal" officeooo:rsid="3382a7d9" style:font-style-asian="normal" style:font-style-complex="normal"/>
    </style:style>
    <style:style style:name="T726" style:family="text">
      <style:text-properties fo:language="cs" fo:country="CZ" fo:font-style="normal" officeooo:rsid="391178b6" style:font-style-asian="normal" style:font-style-complex="normal"/>
    </style:style>
    <style:style style:name="T727" style:family="text">
      <style:text-properties fo:language="cs" fo:country="CZ" fo:font-style="normal" officeooo:rsid="394b4b34" style:font-style-asian="normal" style:font-style-complex="normal"/>
    </style:style>
    <style:style style:name="T728" style:family="text">
      <style:text-properties fo:language="cs" fo:country="CZ" fo:font-style="normal" officeooo:rsid="395b173d" style:font-style-asian="normal" style:font-style-complex="normal"/>
    </style:style>
    <style:style style:name="T729" style:family="text">
      <style:text-properties fo:language="cs" fo:country="CZ" fo:font-style="normal" officeooo:rsid="1f23f6d8" style:font-style-asian="normal" style:font-style-complex="normal"/>
    </style:style>
    <style:style style:name="T730" style:family="text">
      <style:text-properties fo:language="cs" fo:country="CZ" fo:font-style="normal" officeooo:rsid="1a67d4d3" style:font-style-asian="normal" style:font-style-complex="normal"/>
    </style:style>
    <style:style style:name="T731" style:family="text">
      <style:text-properties fo:language="cs" fo:country="CZ" fo:font-style="normal" officeooo:rsid="1f24bc92" style:font-style-asian="normal" style:font-style-complex="normal"/>
    </style:style>
    <style:style style:name="T732" style:family="text">
      <style:text-properties fo:language="cs" fo:country="CZ" fo:font-style="normal" officeooo:rsid="25ab7249" style:font-style-asian="normal" style:font-style-complex="normal"/>
    </style:style>
    <style:style style:name="T733" style:family="text">
      <style:text-properties fo:language="cs" fo:country="CZ" fo:font-style="normal" officeooo:rsid="26b8725f" style:font-style-asian="normal" style:font-style-complex="normal"/>
    </style:style>
    <style:style style:name="T734" style:family="text">
      <style:text-properties fo:language="cs" fo:country="CZ" fo:font-style="normal" officeooo:rsid="25a87d4c" style:font-style-asian="normal" style:font-style-complex="normal"/>
    </style:style>
    <style:style style:name="T735" style:family="text">
      <style:text-properties fo:language="cs" fo:country="CZ" fo:font-style="normal" officeooo:rsid="25796d8b" style:font-style-asian="normal" style:font-style-complex="normal"/>
    </style:style>
    <style:style style:name="T736" style:family="text">
      <style:text-properties fo:language="cs" fo:country="CZ" fo:font-style="normal" officeooo:rsid="3b59bc07" style:font-style-asian="normal" style:font-style-complex="normal"/>
    </style:style>
    <style:style style:name="T737" style:family="text">
      <style:text-properties fo:language="cs" fo:country="CZ" fo:font-style="normal" officeooo:rsid="3ef37792" style:font-style-asian="normal" style:font-style-complex="normal"/>
    </style:style>
    <style:style style:name="T738" style:family="text">
      <style:text-properties fo:language="cs" fo:country="CZ" fo:font-style="normal" officeooo:rsid="3ef63727" style:font-style-asian="normal" style:font-style-complex="normal"/>
    </style:style>
    <style:style style:name="T739" style:family="text">
      <style:text-properties fo:language="cs" fo:country="CZ" fo:font-style="normal" officeooo:rsid="3ef781ec" style:font-style-asian="normal" style:font-style-complex="normal"/>
    </style:style>
    <style:style style:name="T740" style:family="text">
      <style:text-properties fo:language="cs" fo:country="CZ" fo:font-style="normal" officeooo:rsid="40d3e4eb" style:font-style-asian="normal" style:font-style-complex="normal"/>
    </style:style>
    <style:style style:name="T741" style:family="text">
      <style:text-properties fo:language="cs" fo:country="CZ" fo:font-style="normal" officeooo:rsid="42782326" style:font-style-asian="normal" style:font-style-complex="normal"/>
    </style:style>
    <style:style style:name="T742" style:family="text">
      <style:text-properties fo:language="cs" fo:country="CZ" fo:font-style="normal" officeooo:rsid="1f05e202" style:language-asian="zxx" style:country-asian="none" style:font-style-asian="normal" style:language-complex="ar" style:country-complex="SA" style:font-style-complex="normal"/>
    </style:style>
    <style:style style:name="T743" style:family="text">
      <style:text-properties fo:language="cs" fo:country="CZ" fo:font-style="normal" officeooo:rsid="1f803185" style:language-asian="zxx" style:country-asian="none" style:font-style-asian="normal" style:language-complex="ar" style:country-complex="SA" style:font-style-complex="normal"/>
    </style:style>
    <style:style style:name="T744" style:family="text">
      <style:text-properties fo:language="cs" fo:country="CZ" fo:font-style="normal" officeooo:rsid="256e38d1" style:language-asian="zxx" style:country-asian="none" style:font-style-asian="normal" style:language-complex="ar" style:country-complex="SA" style:font-style-complex="normal"/>
    </style:style>
    <style:style style:name="T745" style:family="text">
      <style:text-properties fo:language="cs" fo:country="CZ" fo:font-style="normal" officeooo:rsid="25612f74" style:language-asian="zxx" style:country-asian="none" style:font-style-asian="normal" style:language-complex="ar" style:country-complex="SA" style:font-style-complex="normal"/>
    </style:style>
    <style:style style:name="T746" style:family="text">
      <style:text-properties fo:language="cs" fo:country="CZ" fo:font-style="normal" officeooo:rsid="1f1b0fd4" style:language-asian="zxx" style:country-asian="none" style:font-style-asian="normal" style:language-complex="ar" style:country-complex="SA" style:font-style-complex="normal"/>
    </style:style>
    <style:style style:name="T747" style:family="text">
      <style:text-properties fo:language="cs" fo:country="CZ" fo:font-style="normal" officeooo:rsid="2597a654" style:language-asian="zxx" style:country-asian="none" style:font-style-asian="normal" style:language-complex="ar" style:country-complex="SA" style:font-style-complex="normal"/>
    </style:style>
    <style:style style:name="T748" style:family="text">
      <style:text-properties fo:language="cs" fo:country="CZ" fo:font-style="normal" officeooo:rsid="25988030" style:language-asian="zxx" style:country-asian="none" style:font-style-asian="normal" style:language-complex="ar" style:country-complex="SA" style:font-style-complex="normal"/>
    </style:style>
    <style:style style:name="T749" style:family="text">
      <style:text-properties fo:language="cs" fo:country="CZ" fo:font-style="normal" officeooo:rsid="3b564746" style:language-asian="zxx" style:country-asian="none" style:font-style-asian="normal" style:language-complex="ar" style:country-complex="SA" style:font-style-complex="normal"/>
    </style:style>
    <style:style style:name="T750" style:family="text">
      <style:text-properties fo:language="cs" fo:country="CZ" fo:font-style="normal" officeooo:rsid="3e20f4be" style:language-asian="zxx" style:country-asian="none" style:font-style-asian="normal" style:language-complex="ar" style:country-complex="SA" style:font-style-complex="normal"/>
    </style:style>
    <style:style style:name="T751" style:family="text">
      <style:text-properties fo:language="cs" fo:country="CZ" fo:font-style="normal" officeooo:rsid="3e41a191" style:language-asian="zxx" style:country-asian="none" style:font-style-asian="normal" style:language-complex="ar" style:country-complex="SA" style:font-style-complex="normal"/>
    </style:style>
    <style:style style:name="T752" style:family="text">
      <style:text-properties fo:language="cs" fo:country="CZ" fo:font-style="normal" officeooo:rsid="3ee2b593" style:language-asian="zxx" style:country-asian="none" style:font-style-asian="normal" style:language-complex="ar" style:country-complex="SA" style:font-style-complex="normal"/>
    </style:style>
    <style:style style:name="T753" style:family="text">
      <style:text-properties fo:language="cs" fo:country="CZ" fo:font-style="normal" officeooo:rsid="3e2280ef" style:language-asian="zxx" style:country-asian="none" style:font-style-asian="normal" style:language-complex="ar" style:country-complex="SA" style:font-style-complex="normal"/>
    </style:style>
    <style:style style:name="T754" style:family="text">
      <style:text-properties fo:language="cs" fo:country="CZ" fo:font-style="normal" officeooo:rsid="2576dfad" style:language-asian="zxx" style:country-asian="none" style:font-style-asian="normal" style:language-complex="ar" style:country-complex="SA" style:font-style-complex="normal"/>
    </style:style>
    <style:style style:name="T755" style:family="text">
      <style:text-properties fo:language="cs" fo:country="CZ" fo:font-style="normal" officeooo:rsid="25ee5055" style:language-asian="zxx" style:country-asian="none" style:font-style-asian="normal" style:language-complex="ar" style:country-complex="SA" style:font-style-complex="normal"/>
    </style:style>
    <style:style style:name="T756" style:family="text">
      <style:text-properties fo:language="cs" fo:country="CZ" fo:font-style="normal" officeooo:rsid="3eeec006" style:language-asian="zxx" style:country-asian="none" style:font-style-asian="normal" style:language-complex="ar" style:country-complex="SA" style:font-style-complex="normal"/>
    </style:style>
    <style:style style:name="T757" style:family="text">
      <style:text-properties fo:language="cs" fo:country="CZ" fo:font-style="normal" officeooo:rsid="134c3978" style:language-asian="zxx" style:country-asian="none" style:font-style-asian="normal" style:language-complex="ar" style:country-complex="SA" style:font-style-complex="normal"/>
    </style:style>
    <style:style style:name="T758" style:family="text">
      <style:text-properties fo:language="cs" fo:country="CZ" fo:font-style="normal" officeooo:rsid="256ef27a" style:language-asian="zxx" style:country-asian="none" style:font-style-asian="normal" style:language-complex="ar" style:country-complex="SA" style:font-style-complex="normal"/>
    </style:style>
    <style:style style:name="T759" style:family="text">
      <style:text-properties fo:language="cs" fo:country="CZ" fo:font-style="normal" officeooo:rsid="40ef6814" style:language-asian="zxx" style:country-asian="none" style:font-style-asian="normal" style:language-complex="ar" style:country-complex="SA" style:font-style-complex="normal"/>
    </style:style>
    <style:style style:name="T760" style:family="text">
      <style:text-properties fo:language="cs" fo:country="CZ" fo:font-style="normal" officeooo:rsid="25f1c2f6" style:language-asian="zxx" style:country-asian="none" style:font-style-asian="normal" style:language-complex="ar" style:country-complex="SA" style:font-style-complex="normal"/>
    </style:style>
    <style:style style:name="T761" style:family="text">
      <style:text-properties fo:language="cs" fo:country="CZ" fo:font-style="normal" officeooo:rsid="428ed24e" style:language-asian="zxx" style:country-asian="none" style:font-style-asian="normal" style:language-complex="ar" style:country-complex="SA" style:font-style-complex="normal"/>
    </style:style>
    <style:style style:name="T762" style:family="text">
      <style:text-properties fo:language="cs" fo:country="CZ" fo:font-style="normal" officeooo:rsid="428a5526" style:language-asian="zxx" style:country-asian="none" style:font-style-asian="normal" style:language-complex="ar" style:country-complex="SA" style:font-style-complex="normal"/>
    </style:style>
    <style:style style:name="T763" style:family="text">
      <style:text-properties fo:language="cs" fo:country="CZ" fo:font-style="normal" officeooo:rsid="428f7574" style:language-asian="zxx" style:country-asian="none" style:font-style-asian="normal" style:language-complex="ar" style:country-complex="SA" style:font-style-complex="normal"/>
    </style:style>
    <style:style style:name="T764" style:family="text">
      <style:text-properties fo:language="cs" fo:country="CZ" fo:font-style="normal" officeooo:rsid="40d8dc51" style:language-asian="zxx" style:country-asian="none" style:font-style-asian="normal" style:language-complex="ar" style:country-complex="SA" style:font-style-complex="normal"/>
    </style:style>
    <style:style style:name="T765" style:family="text">
      <style:text-properties fo:language="cs" fo:country="CZ" fo:font-style="normal" officeooo:rsid="3c970005" style:language-asian="zxx" style:country-asian="none" style:font-style-asian="normal" style:language-complex="ar" style:country-complex="SA" style:font-style-complex="normal"/>
    </style:style>
    <style:style style:name="T766" style:family="text">
      <style:text-properties fo:language="cs" fo:country="CZ" fo:font-style="normal" officeooo:rsid="277f84d2" style:language-asian="zxx" style:country-asian="none" style:font-style-asian="normal" style:language-complex="ar" style:country-complex="SA" style:font-style-complex="normal"/>
    </style:style>
    <style:style style:name="T767" style:family="text">
      <style:text-properties fo:language="cs" fo:country="CZ" fo:font-style="normal" officeooo:rsid="3df48dff" style:language-asian="zxx" style:country-asian="none" style:font-style-asian="normal" style:language-complex="ar" style:country-complex="SA" style:font-style-complex="normal"/>
    </style:style>
    <style:style style:name="T768"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69"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70"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71" style:family="text">
      <style:text-properties fo:language="cs" fo:country="CZ" style:language-asian="cs" style:country-asian="CZ"/>
    </style:style>
    <style:style style:name="T772" style:family="text">
      <style:text-properties fo:language="cs" fo:country="CZ" officeooo:rsid="20228d7e" style:language-asian="cs" style:country-asian="CZ"/>
    </style:style>
    <style:style style:name="T773" style:family="text">
      <style:text-properties fo:language="cs" fo:country="CZ" officeooo:rsid="2022d038" style:language-asian="cs" style:country-asian="CZ"/>
    </style:style>
    <style:style style:name="T774" style:family="text">
      <style:text-properties fo:language="cs" fo:country="CZ" officeooo:rsid="202364ac" style:language-asian="cs" style:country-asian="CZ"/>
    </style:style>
    <style:style style:name="T775" style:family="text">
      <style:text-properties fo:language="cs" fo:country="CZ" officeooo:rsid="20267c2c" style:language-asian="cs" style:country-asian="CZ"/>
    </style:style>
    <style:style style:name="T776" style:family="text">
      <style:text-properties fo:language="cs" fo:country="CZ" officeooo:rsid="202b1bc4" style:language-asian="cs" style:country-asian="CZ"/>
    </style:style>
    <style:style style:name="T777" style:family="text">
      <style:text-properties fo:language="cs" fo:country="CZ" officeooo:rsid="202b31b7" style:language-asian="cs" style:country-asian="CZ"/>
    </style:style>
    <style:style style:name="T778" style:family="text">
      <style:text-properties fo:language="cs" fo:country="CZ" officeooo:rsid="202c217c" style:language-asian="cs" style:country-asian="CZ"/>
    </style:style>
    <style:style style:name="T779" style:family="text">
      <style:text-properties fo:language="cs" fo:country="CZ" officeooo:rsid="203187de" style:language-asian="cs" style:country-asian="CZ"/>
    </style:style>
    <style:style style:name="T780" style:family="text">
      <style:text-properties fo:language="cs" fo:country="CZ" officeooo:rsid="2033ec3f" style:language-asian="cs" style:country-asian="CZ"/>
    </style:style>
    <style:style style:name="T781" style:family="text">
      <style:text-properties fo:language="cs" fo:country="CZ" officeooo:rsid="203781ed" style:language-asian="cs" style:country-asian="CZ"/>
    </style:style>
    <style:style style:name="T782" style:family="text">
      <style:text-properties fo:language="cs" fo:country="CZ" officeooo:rsid="2038b19c" style:language-asian="cs" style:country-asian="CZ"/>
    </style:style>
    <style:style style:name="T783" style:family="text">
      <style:text-properties fo:language="cs" fo:country="CZ" officeooo:rsid="2065d056" style:language-asian="cs" style:country-asian="CZ"/>
    </style:style>
    <style:style style:name="T784" style:family="text">
      <style:text-properties fo:language="cs" fo:country="CZ" officeooo:rsid="206d0113" style:language-asian="cs" style:country-asian="CZ"/>
    </style:style>
    <style:style style:name="T785" style:family="text">
      <style:text-properties fo:language="cs" fo:country="CZ" officeooo:rsid="2070f8c1" style:language-asian="cs" style:country-asian="CZ"/>
    </style:style>
    <style:style style:name="T786" style:family="text">
      <style:text-properties fo:language="cs" fo:country="CZ" officeooo:rsid="206f2028" style:language-asian="cs" style:country-asian="CZ"/>
    </style:style>
    <style:style style:name="T787" style:family="text">
      <style:text-properties fo:language="cs" fo:country="CZ" officeooo:rsid="20759c9f" style:language-asian="cs" style:country-asian="CZ"/>
    </style:style>
    <style:style style:name="T788" style:family="text">
      <style:text-properties fo:language="cs" fo:country="CZ" officeooo:rsid="20834f4f" style:language-asian="cs" style:country-asian="CZ"/>
    </style:style>
    <style:style style:name="T789" style:family="text">
      <style:text-properties fo:language="cs" fo:country="CZ" officeooo:rsid="20a3122c" style:language-asian="cs" style:country-asian="CZ"/>
    </style:style>
    <style:style style:name="T790" style:family="text">
      <style:text-properties fo:language="cs" fo:country="CZ" officeooo:rsid="20a3c511" style:language-asian="cs" style:country-asian="CZ"/>
    </style:style>
    <style:style style:name="T791" style:family="text">
      <style:text-properties fo:language="cs" fo:country="CZ" officeooo:rsid="20a56c6b" style:language-asian="cs" style:country-asian="CZ"/>
    </style:style>
    <style:style style:name="T792" style:family="text">
      <style:text-properties fo:language="cs" fo:country="CZ" officeooo:rsid="20a75113" style:language-asian="cs" style:country-asian="CZ"/>
    </style:style>
    <style:style style:name="T793" style:family="text">
      <style:text-properties fo:language="cs" fo:country="CZ" officeooo:rsid="20aac5d0" style:language-asian="cs" style:country-asian="CZ"/>
    </style:style>
    <style:style style:name="T794" style:family="text">
      <style:text-properties fo:language="cs" fo:country="CZ" officeooo:rsid="20ace839" style:language-asian="cs" style:country-asian="CZ"/>
    </style:style>
    <style:style style:name="T795" style:family="text">
      <style:text-properties fo:language="cs" fo:country="CZ" officeooo:rsid="2122963b" style:language-asian="cs" style:country-asian="CZ"/>
    </style:style>
    <style:style style:name="T796" style:family="text">
      <style:text-properties fo:language="cs" fo:country="CZ" officeooo:rsid="207b8e54" style:language-asian="cs" style:country-asian="CZ"/>
    </style:style>
    <style:style style:name="T797" style:family="text">
      <style:text-properties fo:language="cs" fo:country="CZ" officeooo:rsid="21537a33" style:language-asian="cs" style:country-asian="CZ"/>
    </style:style>
    <style:style style:name="T798" style:family="text">
      <style:text-properties fo:language="cs" fo:country="CZ" officeooo:rsid="215a0579" style:language-asian="cs" style:country-asian="CZ"/>
    </style:style>
    <style:style style:name="T799" style:family="text">
      <style:text-properties fo:language="cs" fo:country="CZ" officeooo:rsid="2165869a" style:language-asian="cs" style:country-asian="CZ"/>
    </style:style>
    <style:style style:name="T800" style:family="text">
      <style:text-properties fo:language="cs" fo:country="CZ" officeooo:rsid="21667c9e" style:language-asian="cs" style:country-asian="CZ"/>
    </style:style>
    <style:style style:name="T801" style:family="text">
      <style:text-properties fo:language="cs" fo:country="CZ" officeooo:rsid="216a5f13" style:language-asian="cs" style:country-asian="CZ"/>
    </style:style>
    <style:style style:name="T802" style:family="text">
      <style:text-properties fo:language="cs" fo:country="CZ" officeooo:rsid="21716f32" style:language-asian="cs" style:country-asian="CZ"/>
    </style:style>
    <style:style style:name="T803" style:family="text">
      <style:text-properties fo:language="cs" fo:country="CZ" officeooo:rsid="2194fb18" style:language-asian="cs" style:country-asian="CZ"/>
    </style:style>
    <style:style style:name="T804" style:family="text">
      <style:text-properties fo:language="cs" fo:country="CZ" officeooo:rsid="21966d5f" style:language-asian="cs" style:country-asian="CZ"/>
    </style:style>
    <style:style style:name="T805" style:family="text">
      <style:text-properties fo:language="cs" fo:country="CZ" officeooo:rsid="2196dca8" style:language-asian="cs" style:country-asian="CZ"/>
    </style:style>
    <style:style style:name="T806" style:family="text">
      <style:text-properties fo:language="cs" fo:country="CZ" officeooo:rsid="219aa5af" style:language-asian="cs" style:country-asian="CZ"/>
    </style:style>
    <style:style style:name="T807" style:family="text">
      <style:text-properties fo:language="cs" fo:country="CZ" officeooo:rsid="21ab8207" style:language-asian="cs" style:country-asian="CZ"/>
    </style:style>
    <style:style style:name="T808" style:family="text">
      <style:text-properties fo:language="cs" fo:country="CZ" officeooo:rsid="21b78951" style:language-asian="cs" style:country-asian="CZ"/>
    </style:style>
    <style:style style:name="T809" style:family="text">
      <style:text-properties fo:language="cs" fo:country="CZ" officeooo:rsid="21b1e115" style:language-asian="cs" style:country-asian="CZ"/>
    </style:style>
    <style:style style:name="T810" style:family="text">
      <style:text-properties fo:language="cs" fo:country="CZ" officeooo:rsid="21c502f0" style:language-asian="cs" style:country-asian="CZ"/>
    </style:style>
    <style:style style:name="T811" style:family="text">
      <style:text-properties fo:language="cs" fo:country="CZ" officeooo:rsid="21ca4657" style:language-asian="cs" style:country-asian="CZ"/>
    </style:style>
    <style:style style:name="T812" style:family="text">
      <style:text-properties fo:language="cs" fo:country="CZ" officeooo:rsid="21ca843b" style:language-asian="cs" style:country-asian="CZ"/>
    </style:style>
    <style:style style:name="T813" style:family="text">
      <style:text-properties fo:language="cs" fo:country="CZ" officeooo:rsid="21cc25a8" style:language-asian="cs" style:country-asian="CZ"/>
    </style:style>
    <style:style style:name="T814" style:family="text">
      <style:text-properties fo:language="cs" fo:country="CZ" officeooo:rsid="21cc6043" style:language-asian="cs" style:country-asian="CZ"/>
    </style:style>
    <style:style style:name="T815" style:family="text">
      <style:text-properties fo:language="cs" fo:country="CZ" officeooo:rsid="21d0ba1e" style:language-asian="cs" style:country-asian="CZ"/>
    </style:style>
    <style:style style:name="T816" style:family="text">
      <style:text-properties fo:language="cs" fo:country="CZ" officeooo:rsid="21d106c2" style:language-asian="cs" style:country-asian="CZ"/>
    </style:style>
    <style:style style:name="T817" style:family="text">
      <style:text-properties fo:language="cs" fo:country="CZ" officeooo:rsid="21d1cb1f" style:language-asian="cs" style:country-asian="CZ"/>
    </style:style>
    <style:style style:name="T818" style:family="text">
      <style:text-properties fo:language="cs" fo:country="CZ" officeooo:rsid="21d3385f" style:language-asian="cs" style:country-asian="CZ"/>
    </style:style>
    <style:style style:name="T819" style:family="text">
      <style:text-properties fo:language="cs" fo:country="CZ" officeooo:rsid="21d3dbb1" style:language-asian="cs" style:country-asian="CZ"/>
    </style:style>
    <style:style style:name="T820" style:family="text">
      <style:text-properties fo:language="cs" fo:country="CZ" officeooo:rsid="22069267" style:language-asian="cs" style:country-asian="CZ"/>
    </style:style>
    <style:style style:name="T821" style:family="text">
      <style:text-properties fo:language="cs" fo:country="CZ" officeooo:rsid="2209386b" style:language-asian="cs" style:country-asian="CZ"/>
    </style:style>
    <style:style style:name="T822" style:family="text">
      <style:text-properties fo:language="cs" fo:country="CZ" officeooo:rsid="220f5aec" style:language-asian="cs" style:country-asian="CZ"/>
    </style:style>
    <style:style style:name="T823" style:family="text">
      <style:text-properties fo:language="cs" fo:country="CZ" officeooo:rsid="2212f493" style:language-asian="cs" style:country-asian="CZ"/>
    </style:style>
    <style:style style:name="T824" style:family="text">
      <style:text-properties fo:language="cs" fo:country="CZ" officeooo:rsid="22147956" style:language-asian="cs" style:country-asian="CZ"/>
    </style:style>
    <style:style style:name="T825" style:family="text">
      <style:text-properties fo:language="cs" fo:country="CZ" officeooo:rsid="2215a714" style:language-asian="cs" style:country-asian="CZ"/>
    </style:style>
    <style:style style:name="T826" style:family="text">
      <style:text-properties fo:language="cs" fo:country="CZ" officeooo:rsid="221657ce" style:language-asian="cs" style:country-asian="CZ"/>
    </style:style>
    <style:style style:name="T827" style:family="text">
      <style:text-properties fo:language="cs" fo:country="CZ" officeooo:rsid="22197097" style:language-asian="cs" style:country-asian="CZ"/>
    </style:style>
    <style:style style:name="T828" style:family="text">
      <style:text-properties fo:language="cs" fo:country="CZ" officeooo:rsid="221a0527" style:language-asian="cs" style:country-asian="CZ"/>
    </style:style>
    <style:style style:name="T829" style:family="text">
      <style:text-properties fo:language="cs" fo:country="CZ" officeooo:rsid="221e54e3" style:language-asian="cs" style:country-asian="CZ"/>
    </style:style>
    <style:style style:name="T830" style:family="text">
      <style:text-properties fo:language="cs" fo:country="CZ" officeooo:rsid="221e937b" style:language-asian="cs" style:country-asian="CZ"/>
    </style:style>
    <style:style style:name="T831" style:family="text">
      <style:text-properties fo:language="cs" fo:country="CZ" officeooo:rsid="2229be1f" style:language-asian="cs" style:country-asian="CZ"/>
    </style:style>
    <style:style style:name="T832" style:family="text">
      <style:text-properties fo:language="cs" fo:country="CZ" officeooo:rsid="223126e4" style:language-asian="cs" style:country-asian="CZ"/>
    </style:style>
    <style:style style:name="T833" style:family="text">
      <style:text-properties fo:language="cs" fo:country="CZ" officeooo:rsid="22334148" style:language-asian="cs" style:country-asian="CZ"/>
    </style:style>
    <style:style style:name="T834" style:family="text">
      <style:text-properties fo:language="cs" fo:country="CZ" officeooo:rsid="223e7fa9" style:language-asian="cs" style:country-asian="CZ"/>
    </style:style>
    <style:style style:name="T835" style:family="text">
      <style:text-properties fo:language="cs" fo:country="CZ" officeooo:rsid="22404075" style:language-asian="cs" style:country-asian="CZ"/>
    </style:style>
    <style:style style:name="T836" style:family="text">
      <style:text-properties fo:language="cs" fo:country="CZ" officeooo:rsid="2242ceb5" style:language-asian="cs" style:country-asian="CZ"/>
    </style:style>
    <style:style style:name="T837" style:family="text">
      <style:text-properties fo:language="cs" fo:country="CZ" officeooo:rsid="22447983" style:language-asian="cs" style:country-asian="CZ"/>
    </style:style>
    <style:style style:name="T838" style:family="text">
      <style:text-properties fo:language="cs" fo:country="CZ" officeooo:rsid="224a5cc5" style:language-asian="cs" style:country-asian="CZ"/>
    </style:style>
    <style:style style:name="T839" style:family="text">
      <style:text-properties fo:language="cs" fo:country="CZ" officeooo:rsid="224b196c" style:language-asian="cs" style:country-asian="CZ"/>
    </style:style>
    <style:style style:name="T840" style:family="text">
      <style:text-properties fo:language="cs" fo:country="CZ" officeooo:rsid="224c7800" style:language-asian="cs" style:country-asian="CZ"/>
    </style:style>
    <style:style style:name="T841" style:family="text">
      <style:text-properties fo:language="cs" fo:country="CZ" officeooo:rsid="224de8a4" style:language-asian="cs" style:country-asian="CZ"/>
    </style:style>
    <style:style style:name="T842" style:family="text">
      <style:text-properties fo:language="cs" fo:country="CZ" officeooo:rsid="224f2e6b" style:language-asian="cs" style:country-asian="CZ"/>
    </style:style>
    <style:style style:name="T843" style:family="text">
      <style:text-properties fo:language="cs" fo:country="CZ" officeooo:rsid="224faa8c" style:language-asian="cs" style:country-asian="CZ"/>
    </style:style>
    <style:style style:name="T844" style:family="text">
      <style:text-properties fo:language="cs" fo:country="CZ" officeooo:rsid="2250e708" style:language-asian="cs" style:country-asian="CZ"/>
    </style:style>
    <style:style style:name="T845" style:family="text">
      <style:text-properties fo:language="cs" fo:country="CZ" officeooo:rsid="2257a472" style:language-asian="cs" style:country-asian="CZ"/>
    </style:style>
    <style:style style:name="T846" style:family="text">
      <style:text-properties fo:language="cs" fo:country="CZ" officeooo:rsid="22593a1f" style:language-asian="cs" style:country-asian="CZ"/>
    </style:style>
    <style:style style:name="T847" style:family="text">
      <style:text-properties fo:language="cs" fo:country="CZ" officeooo:rsid="2262950f" style:language-asian="cs" style:country-asian="CZ"/>
    </style:style>
    <style:style style:name="T848" style:family="text">
      <style:text-properties fo:language="cs" fo:country="CZ" officeooo:rsid="2270d6b1" style:language-asian="cs" style:country-asian="CZ"/>
    </style:style>
    <style:style style:name="T849" style:family="text">
      <style:text-properties fo:language="cs" fo:country="CZ" officeooo:rsid="2270e0f8" style:language-asian="cs" style:country-asian="CZ"/>
    </style:style>
    <style:style style:name="T850" style:family="text">
      <style:text-properties fo:language="cs" fo:country="CZ" officeooo:rsid="227187a1" style:language-asian="cs" style:country-asian="CZ"/>
    </style:style>
    <style:style style:name="T851" style:family="text">
      <style:text-properties fo:language="cs" fo:country="CZ" officeooo:rsid="227200b6" style:language-asian="cs" style:country-asian="CZ"/>
    </style:style>
    <style:style style:name="T852" style:family="text">
      <style:text-properties fo:language="cs" fo:country="CZ" officeooo:rsid="22727396" style:language-asian="cs" style:country-asian="CZ"/>
    </style:style>
    <style:style style:name="T853" style:family="text">
      <style:text-properties fo:language="cs" fo:country="CZ" officeooo:rsid="227303f0" style:language-asian="cs" style:country-asian="CZ"/>
    </style:style>
    <style:style style:name="T854" style:family="text">
      <style:text-properties fo:language="cs" fo:country="CZ" officeooo:rsid="22735bcd" style:language-asian="cs" style:country-asian="CZ"/>
    </style:style>
    <style:style style:name="T855" style:family="text">
      <style:text-properties fo:language="cs" fo:country="CZ" officeooo:rsid="2274e3d9" style:language-asian="cs" style:country-asian="CZ"/>
    </style:style>
    <style:style style:name="T856" style:family="text">
      <style:text-properties fo:language="cs" fo:country="CZ" officeooo:rsid="227aef80" style:language-asian="cs" style:country-asian="CZ"/>
    </style:style>
    <style:style style:name="T857" style:family="text">
      <style:text-properties fo:language="cs" fo:country="CZ" officeooo:rsid="22800e48" style:language-asian="cs" style:country-asian="CZ"/>
    </style:style>
    <style:style style:name="T858" style:family="text">
      <style:text-properties fo:language="cs" fo:country="CZ" officeooo:rsid="2282078d" style:language-asian="cs" style:country-asian="CZ"/>
    </style:style>
    <style:style style:name="T859" style:family="text">
      <style:text-properties fo:language="cs" fo:country="CZ" officeooo:rsid="2283fdc0" style:language-asian="cs" style:country-asian="CZ"/>
    </style:style>
    <style:style style:name="T860" style:family="text">
      <style:text-properties fo:language="cs" fo:country="CZ" officeooo:rsid="2284bf97" style:language-asian="cs" style:country-asian="CZ"/>
    </style:style>
    <style:style style:name="T861" style:family="text">
      <style:text-properties fo:language="cs" fo:country="CZ" officeooo:rsid="2285b6a1" style:language-asian="cs" style:country-asian="CZ"/>
    </style:style>
    <style:style style:name="T862" style:family="text">
      <style:text-properties fo:language="cs" fo:country="CZ" officeooo:rsid="228809ae" style:language-asian="cs" style:country-asian="CZ"/>
    </style:style>
    <style:style style:name="T863" style:family="text">
      <style:text-properties fo:language="cs" fo:country="CZ" officeooo:rsid="161b024d" style:language-asian="cs" style:country-asian="CZ"/>
    </style:style>
    <style:style style:name="T864" style:family="text">
      <style:text-properties fo:language="cs" fo:country="CZ" officeooo:rsid="228a0369" style:language-asian="cs" style:country-asian="CZ"/>
    </style:style>
    <style:style style:name="T865" style:family="text">
      <style:text-properties fo:language="cs" fo:country="CZ" officeooo:rsid="228a2f29" style:language-asian="cs" style:country-asian="CZ"/>
    </style:style>
    <style:style style:name="T866" style:family="text">
      <style:text-properties fo:language="cs" fo:country="CZ" officeooo:rsid="228dc0f3" style:language-asian="cs" style:country-asian="CZ"/>
    </style:style>
    <style:style style:name="T867" style:family="text">
      <style:text-properties fo:language="cs" fo:country="CZ" officeooo:rsid="22908664" style:language-asian="cs" style:country-asian="CZ"/>
    </style:style>
    <style:style style:name="T868" style:family="text">
      <style:text-properties fo:language="cs" fo:country="CZ" officeooo:rsid="22925ac4" style:language-asian="cs" style:country-asian="CZ"/>
    </style:style>
    <style:style style:name="T869" style:family="text">
      <style:text-properties fo:language="cs" fo:country="CZ" officeooo:rsid="2293f1b1" style:language-asian="cs" style:country-asian="CZ"/>
    </style:style>
    <style:style style:name="T870" style:family="text">
      <style:text-properties fo:language="cs" fo:country="CZ" officeooo:rsid="2297aba1" style:language-asian="cs" style:country-asian="CZ"/>
    </style:style>
    <style:style style:name="T871" style:family="text">
      <style:text-properties fo:language="cs" fo:country="CZ" officeooo:rsid="2297affa" style:language-asian="cs" style:country-asian="CZ"/>
    </style:style>
    <style:style style:name="T872" style:family="text">
      <style:text-properties fo:language="cs" fo:country="CZ" officeooo:rsid="229c2711" style:language-asian="cs" style:country-asian="CZ"/>
    </style:style>
    <style:style style:name="T873" style:family="text">
      <style:text-properties fo:language="cs" fo:country="CZ" officeooo:rsid="22a49575" style:language-asian="cs" style:country-asian="CZ"/>
    </style:style>
    <style:style style:name="T874" style:family="text">
      <style:text-properties fo:language="cs" fo:country="CZ" officeooo:rsid="22ae25cb" style:language-asian="cs" style:country-asian="CZ"/>
    </style:style>
    <style:style style:name="T875" style:family="text">
      <style:text-properties fo:language="cs" fo:country="CZ" officeooo:rsid="22b022b7" style:language-asian="cs" style:country-asian="CZ"/>
    </style:style>
    <style:style style:name="T876" style:family="text">
      <style:text-properties fo:language="cs" fo:country="CZ" officeooo:rsid="22b20bb0" style:language-asian="cs" style:country-asian="CZ"/>
    </style:style>
    <style:style style:name="T877" style:family="text">
      <style:text-properties fo:language="cs" fo:country="CZ" officeooo:rsid="22ba960b" style:language-asian="cs" style:country-asian="CZ"/>
    </style:style>
    <style:style style:name="T878" style:family="text">
      <style:text-properties fo:language="cs" fo:country="CZ" officeooo:rsid="22c1f3e0" style:language-asian="cs" style:country-asian="CZ"/>
    </style:style>
    <style:style style:name="T879" style:family="text">
      <style:text-properties fo:language="cs" fo:country="CZ" officeooo:rsid="22d09261" style:language-asian="cs" style:country-asian="CZ"/>
    </style:style>
    <style:style style:name="T880" style:family="text">
      <style:text-properties fo:language="cs" fo:country="CZ" officeooo:rsid="22e5d946" style:language-asian="cs" style:country-asian="CZ"/>
    </style:style>
    <style:style style:name="T881" style:family="text">
      <style:text-properties fo:language="cs" fo:country="CZ" officeooo:rsid="22e7a051" style:language-asian="cs" style:country-asian="CZ"/>
    </style:style>
    <style:style style:name="T882" style:family="text">
      <style:text-properties fo:language="cs" fo:country="CZ" officeooo:rsid="22ec9b08" style:language-asian="cs" style:country-asian="CZ"/>
    </style:style>
    <style:style style:name="T883" style:family="text">
      <style:text-properties fo:language="cs" fo:country="CZ" officeooo:rsid="22f1962f" style:language-asian="cs" style:country-asian="CZ"/>
    </style:style>
    <style:style style:name="T884" style:family="text">
      <style:text-properties fo:language="cs" fo:country="CZ" officeooo:rsid="2059a202" style:language-asian="cs" style:country-asian="CZ"/>
    </style:style>
    <style:style style:name="T885" style:family="text">
      <style:text-properties fo:language="cs" fo:country="CZ" officeooo:rsid="22f92fef" style:language-asian="cs" style:country-asian="CZ"/>
    </style:style>
    <style:style style:name="T886" style:family="text">
      <style:text-properties fo:language="cs" fo:country="CZ" officeooo:rsid="22fd6eed" style:language-asian="cs" style:country-asian="CZ"/>
    </style:style>
    <style:style style:name="T887" style:family="text">
      <style:text-properties fo:language="cs" fo:country="CZ" officeooo:rsid="22fe0d01" style:language-asian="cs" style:country-asian="CZ"/>
    </style:style>
    <style:style style:name="T888" style:family="text">
      <style:text-properties fo:language="cs" fo:country="CZ" officeooo:rsid="2302436a" style:language-asian="cs" style:country-asian="CZ"/>
    </style:style>
    <style:style style:name="T889" style:family="text">
      <style:text-properties fo:language="cs" fo:country="CZ" officeooo:rsid="230ba10e" style:language-asian="cs" style:country-asian="CZ"/>
    </style:style>
    <style:style style:name="T890" style:family="text">
      <style:text-properties fo:language="cs" fo:country="CZ" officeooo:rsid="232dc870" style:language-asian="cs" style:country-asian="CZ"/>
    </style:style>
    <style:style style:name="T891" style:family="text">
      <style:text-properties fo:language="cs" fo:country="CZ" officeooo:rsid="233a4c33" style:language-asian="cs" style:country-asian="CZ"/>
    </style:style>
    <style:style style:name="T892" style:family="text">
      <style:text-properties fo:language="cs" fo:country="CZ" officeooo:rsid="233bf6f9" style:language-asian="cs" style:country-asian="CZ"/>
    </style:style>
    <style:style style:name="T893" style:family="text">
      <style:text-properties fo:language="cs" fo:country="CZ" officeooo:rsid="233de38f" style:language-asian="cs" style:country-asian="CZ"/>
    </style:style>
    <style:style style:name="T894" style:family="text">
      <style:text-properties fo:language="cs" fo:country="CZ" officeooo:rsid="233e2e2f" style:language-asian="cs" style:country-asian="CZ"/>
    </style:style>
    <style:style style:name="T895" style:family="text">
      <style:text-properties fo:language="cs" fo:country="CZ" officeooo:rsid="233ef26f" style:language-asian="cs" style:country-asian="CZ"/>
    </style:style>
    <style:style style:name="T896" style:family="text">
      <style:text-properties fo:language="cs" fo:country="CZ" officeooo:rsid="2340d566" style:language-asian="cs" style:country-asian="CZ"/>
    </style:style>
    <style:style style:name="T897" style:family="text">
      <style:text-properties fo:language="cs" fo:country="CZ" officeooo:rsid="2342c918" style:language-asian="cs" style:country-asian="CZ"/>
    </style:style>
    <style:style style:name="T898" style:family="text">
      <style:text-properties fo:language="cs" fo:country="CZ" officeooo:rsid="2349a476" style:language-asian="cs" style:country-asian="CZ"/>
    </style:style>
    <style:style style:name="T899" style:family="text">
      <style:text-properties fo:language="cs" fo:country="CZ" officeooo:rsid="234ed141" style:language-asian="cs" style:country-asian="CZ"/>
    </style:style>
    <style:style style:name="T900" style:family="text">
      <style:text-properties fo:language="cs" fo:country="CZ" officeooo:rsid="2350b240" style:language-asian="cs" style:country-asian="CZ"/>
    </style:style>
    <style:style style:name="T901" style:family="text">
      <style:text-properties fo:language="cs" fo:country="CZ" officeooo:rsid="2351a1c2" style:language-asian="cs" style:country-asian="CZ"/>
    </style:style>
    <style:style style:name="T902" style:family="text">
      <style:text-properties fo:language="cs" fo:country="CZ" officeooo:rsid="235399e7" style:language-asian="cs" style:country-asian="CZ"/>
    </style:style>
    <style:style style:name="T903" style:family="text">
      <style:text-properties fo:language="cs" fo:country="CZ" officeooo:rsid="2354ebb9" style:language-asian="cs" style:country-asian="CZ"/>
    </style:style>
    <style:style style:name="T904" style:family="text">
      <style:text-properties fo:language="cs" fo:country="CZ" officeooo:rsid="2358e570" style:language-asian="cs" style:country-asian="CZ"/>
    </style:style>
    <style:style style:name="T905" style:family="text">
      <style:text-properties fo:language="cs" fo:country="CZ" officeooo:rsid="235d5154" style:language-asian="cs" style:country-asian="CZ"/>
    </style:style>
    <style:style style:name="T906" style:family="text">
      <style:text-properties fo:language="cs" fo:country="CZ" officeooo:rsid="236348de" style:language-asian="cs" style:country-asian="CZ"/>
    </style:style>
    <style:style style:name="T907" style:family="text">
      <style:text-properties fo:language="cs" fo:country="CZ" officeooo:rsid="23637825" style:language-asian="cs" style:country-asian="CZ"/>
    </style:style>
    <style:style style:name="T908" style:family="text">
      <style:text-properties fo:language="cs" fo:country="CZ" officeooo:rsid="23640718" style:language-asian="cs" style:country-asian="CZ"/>
    </style:style>
    <style:style style:name="T909" style:family="text">
      <style:text-properties fo:language="cs" fo:country="CZ" officeooo:rsid="2370a0a3" style:language-asian="cs" style:country-asian="CZ"/>
    </style:style>
    <style:style style:name="T910" style:family="text">
      <style:text-properties fo:language="cs" fo:country="CZ" officeooo:rsid="23711f9a" style:language-asian="cs" style:country-asian="CZ"/>
    </style:style>
    <style:style style:name="T911" style:family="text">
      <style:text-properties fo:language="cs" fo:country="CZ" officeooo:rsid="23751612" style:language-asian="cs" style:country-asian="CZ"/>
    </style:style>
    <style:style style:name="T912" style:family="text">
      <style:text-properties fo:language="cs" fo:country="CZ" officeooo:rsid="237987a4" style:language-asian="cs" style:country-asian="CZ"/>
    </style:style>
    <style:style style:name="T913" style:family="text">
      <style:text-properties fo:language="cs" fo:country="CZ" officeooo:rsid="237e2cb7" style:language-asian="cs" style:country-asian="CZ"/>
    </style:style>
    <style:style style:name="T914" style:family="text">
      <style:text-properties fo:language="cs" fo:country="CZ" officeooo:rsid="23e38e31" style:language-asian="cs" style:country-asian="CZ"/>
    </style:style>
    <style:style style:name="T915" style:family="text">
      <style:text-properties fo:language="cs" fo:country="CZ" officeooo:rsid="207d25a9" style:language-asian="cs" style:country-asian="CZ"/>
    </style:style>
    <style:style style:name="T916" style:family="text">
      <style:text-properties fo:language="cs" fo:country="CZ" officeooo:rsid="2451a4bf" style:language-asian="cs" style:country-asian="CZ"/>
    </style:style>
    <style:style style:name="T917" style:family="text">
      <style:text-properties fo:language="cs" fo:country="CZ" officeooo:rsid="2451cc85" style:language-asian="cs" style:country-asian="CZ"/>
    </style:style>
    <style:style style:name="T918" style:family="text">
      <style:text-properties fo:language="cs" fo:country="CZ" officeooo:rsid="206bafad" style:language-asian="cs" style:country-asian="CZ"/>
    </style:style>
    <style:style style:name="T919" style:family="text">
      <style:text-properties fo:language="cs" fo:country="CZ" officeooo:rsid="2454e91c" style:language-asian="cs" style:country-asian="CZ"/>
    </style:style>
    <style:style style:name="T920" style:family="text">
      <style:text-properties fo:language="cs" fo:country="CZ" officeooo:rsid="2452f1d3" style:language-asian="cs" style:country-asian="CZ"/>
    </style:style>
    <style:style style:name="T921" style:family="text">
      <style:text-properties fo:language="cs" fo:country="CZ" officeooo:rsid="2455efb8" style:language-asian="cs" style:country-asian="CZ"/>
    </style:style>
    <style:style style:name="T922" style:family="text">
      <style:text-properties fo:language="cs" fo:country="CZ" officeooo:rsid="24576df1" style:language-asian="cs" style:country-asian="CZ"/>
    </style:style>
    <style:style style:name="T923" style:family="text">
      <style:text-properties fo:language="cs" fo:country="CZ" officeooo:rsid="24aba3ac" style:language-asian="cs" style:country-asian="CZ"/>
    </style:style>
    <style:style style:name="T924" style:family="text">
      <style:text-properties fo:language="cs" fo:country="CZ" officeooo:rsid="2046eb88" style:language-asian="cs" style:country-asian="CZ"/>
    </style:style>
    <style:style style:name="T925" style:family="text">
      <style:text-properties fo:language="cs" fo:country="CZ" officeooo:rsid="204851d8" style:language-asian="cs" style:country-asian="CZ"/>
    </style:style>
    <style:style style:name="T926" style:family="text">
      <style:text-properties fo:language="cs" fo:country="CZ" officeooo:rsid="2884d194" style:language-asian="cs" style:country-asian="CZ"/>
    </style:style>
    <style:style style:name="T927" style:family="text">
      <style:text-properties fo:language="cs" fo:country="CZ" officeooo:rsid="2885db4c" style:language-asian="cs" style:country-asian="CZ"/>
    </style:style>
    <style:style style:name="T928" style:family="text">
      <style:text-properties fo:language="cs" fo:country="CZ" officeooo:rsid="2885e3dc" style:language-asian="cs" style:country-asian="CZ"/>
    </style:style>
    <style:style style:name="T929" style:family="text">
      <style:text-properties fo:language="cs" fo:country="CZ" officeooo:rsid="289656e2" style:language-asian="cs" style:country-asian="CZ"/>
    </style:style>
    <style:style style:name="T930" style:family="text">
      <style:text-properties fo:language="cs" fo:country="CZ" officeooo:rsid="2896fc41" style:language-asian="cs" style:country-asian="CZ"/>
    </style:style>
    <style:style style:name="T931" style:family="text">
      <style:text-properties fo:language="cs" fo:country="CZ" officeooo:rsid="289a0b55" style:language-asian="cs" style:country-asian="CZ"/>
    </style:style>
    <style:style style:name="T932" style:family="text">
      <style:text-properties fo:language="cs" fo:country="CZ" officeooo:rsid="22e50c1a" style:language-asian="cs" style:country-asian="CZ"/>
    </style:style>
    <style:style style:name="T933" style:family="text">
      <style:text-properties fo:language="cs" fo:country="CZ" officeooo:rsid="28cb58c3" style:language-asian="cs" style:country-asian="CZ"/>
    </style:style>
    <style:style style:name="T934" style:family="text">
      <style:text-properties fo:language="cs" fo:country="CZ" officeooo:rsid="28cbd7ae" style:language-asian="cs" style:country-asian="CZ"/>
    </style:style>
    <style:style style:name="T935" style:family="text">
      <style:text-properties fo:language="cs" fo:country="CZ" officeooo:rsid="28caaa0a" style:language-asian="cs" style:country-asian="CZ"/>
    </style:style>
    <style:style style:name="T936" style:family="text">
      <style:text-properties fo:language="cs" fo:country="CZ" officeooo:rsid="2aad0771" style:language-asian="cs" style:country-asian="CZ"/>
    </style:style>
    <style:style style:name="T937" style:family="text">
      <style:text-properties fo:language="cs" fo:country="CZ" officeooo:rsid="2386816f" style:language-asian="cs" style:country-asian="CZ"/>
    </style:style>
    <style:style style:name="T938" style:family="text">
      <style:text-properties fo:language="cs" fo:country="CZ" officeooo:rsid="22c10484" style:language-asian="cs" style:country-asian="CZ"/>
    </style:style>
    <style:style style:name="T939" style:family="text">
      <style:text-properties fo:language="cs" fo:country="CZ" officeooo:rsid="22c58244" style:language-asian="cs" style:country-asian="CZ"/>
    </style:style>
    <style:style style:name="T940" style:family="text">
      <style:text-properties fo:language="cs" fo:country="CZ" officeooo:rsid="2aaeffdc" style:language-asian="cs" style:country-asian="CZ"/>
    </style:style>
    <style:style style:name="T941" style:family="text">
      <style:text-properties fo:language="cs" fo:country="CZ" officeooo:rsid="2ab07721" style:language-asian="cs" style:country-asian="CZ"/>
    </style:style>
    <style:style style:name="T942" style:family="text">
      <style:text-properties fo:language="cs" fo:country="CZ" officeooo:rsid="2ab0c64f" style:language-asian="cs" style:country-asian="CZ"/>
    </style:style>
    <style:style style:name="T943" style:family="text">
      <style:text-properties fo:language="cs" fo:country="CZ" officeooo:rsid="2ab1ad4e" style:language-asian="cs" style:country-asian="CZ"/>
    </style:style>
    <style:style style:name="T944" style:family="text">
      <style:text-properties fo:language="cs" fo:country="CZ" officeooo:rsid="2ab1fb60" style:language-asian="cs" style:country-asian="CZ"/>
    </style:style>
    <style:style style:name="T945" style:family="text">
      <style:text-properties fo:language="cs" fo:country="CZ" officeooo:rsid="2ab70726" style:language-asian="cs" style:country-asian="CZ"/>
    </style:style>
    <style:style style:name="T946" style:family="text">
      <style:text-properties fo:language="cs" fo:country="CZ" officeooo:rsid="2ab7d2af" style:language-asian="cs" style:country-asian="CZ"/>
    </style:style>
    <style:style style:name="T947" style:family="text">
      <style:text-properties fo:language="cs" fo:country="CZ" officeooo:rsid="2ab87fd9" style:language-asian="cs" style:country-asian="CZ"/>
    </style:style>
    <style:style style:name="T948" style:family="text">
      <style:text-properties fo:language="cs" fo:country="CZ" officeooo:rsid="2ab94276" style:language-asian="cs" style:country-asian="CZ"/>
    </style:style>
    <style:style style:name="T949" style:family="text">
      <style:text-properties fo:language="cs" fo:country="CZ" officeooo:rsid="2abc4521" style:language-asian="cs" style:country-asian="CZ"/>
    </style:style>
    <style:style style:name="T950" style:family="text">
      <style:text-properties fo:language="cs" fo:country="CZ" officeooo:rsid="2ab504dd" style:language-asian="cs" style:country-asian="CZ"/>
    </style:style>
    <style:style style:name="T951" style:family="text">
      <style:text-properties fo:language="cs" fo:country="CZ" officeooo:rsid="2abccaf1" style:language-asian="cs" style:country-asian="CZ"/>
    </style:style>
    <style:style style:name="T952" style:family="text">
      <style:text-properties fo:language="cs" fo:country="CZ" officeooo:rsid="2abd5672" style:language-asian="cs" style:country-asian="CZ"/>
    </style:style>
    <style:style style:name="T953" style:family="text">
      <style:text-properties fo:language="cs" fo:country="CZ" officeooo:rsid="236db2ab" style:language-asian="cs" style:country-asian="CZ"/>
    </style:style>
    <style:style style:name="T954" style:family="text">
      <style:text-properties fo:language="cs" fo:country="CZ" officeooo:rsid="2aff1d7c" style:language-asian="cs" style:country-asian="CZ"/>
    </style:style>
    <style:style style:name="T955" style:family="text">
      <style:text-properties fo:language="cs" fo:country="CZ" officeooo:rsid="2b42f385" style:language-asian="cs" style:country-asian="CZ"/>
    </style:style>
    <style:style style:name="T956" style:family="text">
      <style:text-properties fo:language="cs" fo:country="CZ" officeooo:rsid="2b431ffa" style:language-asian="cs" style:country-asian="CZ"/>
    </style:style>
    <style:style style:name="T957" style:family="text">
      <style:text-properties fo:language="cs" fo:country="CZ" officeooo:rsid="2b43a66c" style:language-asian="cs" style:country-asian="CZ"/>
    </style:style>
    <style:style style:name="T958" style:family="text">
      <style:text-properties fo:language="cs" fo:country="CZ" officeooo:rsid="2b459676" style:language-asian="cs" style:country-asian="CZ"/>
    </style:style>
    <style:style style:name="T959" style:family="text">
      <style:text-properties fo:language="cs" fo:country="CZ" officeooo:rsid="2b46ec9f" style:language-asian="cs" style:country-asian="CZ"/>
    </style:style>
    <style:style style:name="T960" style:family="text">
      <style:text-properties fo:language="cs" fo:country="CZ" officeooo:rsid="2b47301d" style:language-asian="cs" style:country-asian="CZ"/>
    </style:style>
    <style:style style:name="T961" style:family="text">
      <style:text-properties fo:language="cs" fo:country="CZ" officeooo:rsid="2b47f2e0" style:language-asian="cs" style:country-asian="CZ"/>
    </style:style>
    <style:style style:name="T962" style:family="text">
      <style:text-properties fo:language="cs" fo:country="CZ" officeooo:rsid="2b48543d" style:language-asian="cs" style:country-asian="CZ"/>
    </style:style>
    <style:style style:name="T963" style:family="text">
      <style:text-properties fo:language="cs" fo:country="CZ" officeooo:rsid="2b49947a" style:language-asian="cs" style:country-asian="CZ"/>
    </style:style>
    <style:style style:name="T964" style:family="text">
      <style:text-properties fo:language="cs" fo:country="CZ" officeooo:rsid="2b4a5406" style:language-asian="cs" style:country-asian="CZ"/>
    </style:style>
    <style:style style:name="T965" style:family="text">
      <style:text-properties fo:language="cs" fo:country="CZ" officeooo:rsid="2b4ac5c2" style:language-asian="cs" style:country-asian="CZ"/>
    </style:style>
    <style:style style:name="T966" style:family="text">
      <style:text-properties fo:language="cs" fo:country="CZ" officeooo:rsid="2b4beb57" style:language-asian="cs" style:country-asian="CZ"/>
    </style:style>
    <style:style style:name="T967" style:family="text">
      <style:text-properties fo:language="cs" fo:country="CZ" officeooo:rsid="2b4bf71b" style:language-asian="cs" style:country-asian="CZ"/>
    </style:style>
    <style:style style:name="T968" style:family="text">
      <style:text-properties fo:language="cs" fo:country="CZ" officeooo:rsid="2b4ddd6d" style:language-asian="cs" style:country-asian="CZ"/>
    </style:style>
    <style:style style:name="T969" style:family="text">
      <style:text-properties fo:language="cs" fo:country="CZ" officeooo:rsid="2bb6757a" style:language-asian="cs" style:country-asian="CZ"/>
    </style:style>
    <style:style style:name="T970" style:family="text">
      <style:text-properties fo:language="cs" fo:country="CZ" officeooo:rsid="2bce777d" style:language-asian="cs" style:country-asian="CZ"/>
    </style:style>
    <style:style style:name="T971" style:family="text">
      <style:text-properties fo:language="cs" fo:country="CZ" officeooo:rsid="2cf2a3f4" style:language-asian="cs" style:country-asian="CZ"/>
    </style:style>
    <style:style style:name="T972" style:family="text">
      <style:text-properties fo:language="cs" fo:country="CZ" officeooo:rsid="2ee6f52a" style:language-asian="cs" style:country-asian="CZ"/>
    </style:style>
    <style:style style:name="T973" style:family="text">
      <style:text-properties fo:language="cs" fo:country="CZ" officeooo:rsid="2ee866f4" style:language-asian="cs" style:country-asian="CZ"/>
    </style:style>
    <style:style style:name="T974" style:family="text">
      <style:text-properties fo:language="cs" fo:country="CZ" officeooo:rsid="2ee8ecd3" style:language-asian="cs" style:country-asian="CZ"/>
    </style:style>
    <style:style style:name="T975" style:family="text">
      <style:text-properties fo:language="cs" fo:country="CZ" officeooo:rsid="2ee9bb76" style:language-asian="cs" style:country-asian="CZ"/>
    </style:style>
    <style:style style:name="T976" style:family="text">
      <style:text-properties fo:language="cs" fo:country="CZ" officeooo:rsid="2eeb2c9d" style:language-asian="cs" style:country-asian="CZ"/>
    </style:style>
    <style:style style:name="T977" style:family="text">
      <style:text-properties fo:language="cs" fo:country="CZ" officeooo:rsid="2ef1ac69" style:language-asian="cs" style:country-asian="CZ"/>
    </style:style>
    <style:style style:name="T978" style:family="text">
      <style:text-properties fo:language="cs" fo:country="CZ" officeooo:rsid="2ef2df58" style:language-asian="cs" style:country-asian="CZ"/>
    </style:style>
    <style:style style:name="T979" style:family="text">
      <style:text-properties fo:language="cs" fo:country="CZ" officeooo:rsid="2ef4f4fc" style:language-asian="cs" style:country-asian="CZ"/>
    </style:style>
    <style:style style:name="T980" style:family="text">
      <style:text-properties fo:language="cs" fo:country="CZ" officeooo:rsid="2f069119" style:language-asian="cs" style:country-asian="CZ"/>
    </style:style>
    <style:style style:name="T981" style:family="text">
      <style:text-properties fo:language="cs" fo:country="CZ" officeooo:rsid="3b1b4e61" style:language-asian="cs" style:country-asian="CZ"/>
    </style:style>
    <style:style style:name="T982" style:family="text">
      <style:text-properties fo:language="cs" fo:country="CZ" officeooo:rsid="3b376136" style:language-asian="cs" style:country-asian="CZ"/>
    </style:style>
    <style:style style:name="T983" style:family="text">
      <style:text-properties fo:language="cs" fo:country="CZ" officeooo:rsid="3c70334c" style:language-asian="cs" style:country-asian="CZ"/>
    </style:style>
    <style:style style:name="T984" style:family="text">
      <style:text-properties fo:language="cs" fo:country="CZ" officeooo:rsid="3c71e7d4" style:language-asian="cs" style:country-asian="CZ"/>
    </style:style>
    <style:style style:name="T985" style:family="text">
      <style:text-properties fo:language="cs" fo:country="CZ" officeooo:rsid="3c72db6d" style:language-asian="cs" style:country-asian="CZ"/>
    </style:style>
    <style:style style:name="T986" style:family="text">
      <style:text-properties fo:language="cs" fo:country="CZ" officeooo:rsid="3c73f0ac" style:language-asian="cs" style:country-asian="CZ"/>
    </style:style>
    <style:style style:name="T987" style:family="text">
      <style:text-properties fo:language="cs" fo:country="CZ" officeooo:rsid="3dd6370d" style:language-asian="cs" style:country-asian="CZ"/>
    </style:style>
    <style:style style:name="T988" style:family="text">
      <style:text-properties fo:language="cs" fo:country="CZ" officeooo:rsid="3e95911d" style:language-asian="cs" style:country-asian="CZ"/>
    </style:style>
    <style:style style:name="T989" style:family="text">
      <style:text-properties fo:language="cs" fo:country="CZ" officeooo:rsid="3eb18e28" style:language-asian="cs" style:country-asian="CZ"/>
    </style:style>
    <style:style style:name="T990" style:family="text">
      <style:text-properties fo:language="cs" fo:country="CZ" officeooo:rsid="20735a6d" style:language-asian="cs" style:country-asian="CZ"/>
    </style:style>
    <style:style style:name="T991" style:family="text">
      <style:text-properties fo:language="cs" fo:country="CZ" officeooo:rsid="3eb4b392" style:language-asian="cs" style:country-asian="CZ"/>
    </style:style>
    <style:style style:name="T992" style:family="text">
      <style:text-properties fo:language="cs" fo:country="CZ" officeooo:rsid="3eb54d2c" style:language-asian="cs" style:country-asian="CZ"/>
    </style:style>
    <style:style style:name="T993" style:family="text">
      <style:text-properties fo:language="cs" fo:country="CZ" officeooo:rsid="3ebedd03" style:language-asian="cs" style:country-asian="CZ"/>
    </style:style>
    <style:style style:name="T994" style:family="text">
      <style:text-properties fo:language="cs" fo:country="CZ" officeooo:rsid="3ebfa17d" style:language-asian="cs" style:country-asian="CZ"/>
    </style:style>
    <style:style style:name="T995" style:family="text">
      <style:text-properties fo:language="cs" fo:country="CZ" officeooo:rsid="3ec069fb" style:language-asian="cs" style:country-asian="CZ"/>
    </style:style>
    <style:style style:name="T996" style:family="text">
      <style:text-properties fo:language="cs" fo:country="CZ" officeooo:rsid="3ec40237" style:language-asian="cs" style:country-asian="CZ"/>
    </style:style>
    <style:style style:name="T997" style:family="text">
      <style:text-properties fo:language="cs" fo:country="CZ" officeooo:rsid="3ecc7c3d" style:language-asian="cs" style:country-asian="CZ"/>
    </style:style>
    <style:style style:name="T998" style:family="text">
      <style:text-properties fo:language="cs" fo:country="CZ" officeooo:rsid="3ecce97c" style:language-asian="cs" style:country-asian="CZ"/>
    </style:style>
    <style:style style:name="T999" style:family="text">
      <style:text-properties fo:language="cs" fo:country="CZ" officeooo:rsid="3eccf55c" style:language-asian="cs" style:country-asian="CZ"/>
    </style:style>
    <style:style style:name="T1000" style:family="text">
      <style:text-properties fo:language="cs" fo:country="CZ" officeooo:rsid="3ed2366a" style:language-asian="cs" style:country-asian="CZ"/>
    </style:style>
    <style:style style:name="T1001" style:family="text">
      <style:text-properties fo:language="cs" fo:country="CZ" officeooo:rsid="3ed32730" style:language-asian="cs" style:country-asian="CZ"/>
    </style:style>
    <style:style style:name="T1002" style:family="text">
      <style:text-properties fo:language="cs" fo:country="CZ" officeooo:rsid="3ed4d8c4" style:language-asian="cs" style:country-asian="CZ"/>
    </style:style>
    <style:style style:name="T1003" style:family="text">
      <style:text-properties fo:language="cs" fo:country="CZ" officeooo:rsid="3edfe24e" style:language-asian="cs" style:country-asian="CZ"/>
    </style:style>
    <style:style style:name="T1004" style:family="text">
      <style:text-properties fo:language="cs" fo:country="CZ" officeooo:rsid="4221092e" style:language-asian="cs" style:country-asian="CZ"/>
    </style:style>
    <style:style style:name="T1005" style:family="text">
      <style:text-properties fo:language="cs" fo:country="CZ" officeooo:rsid="429634c8" style:language-asian="cs" style:country-asian="CZ"/>
    </style:style>
    <style:style style:name="T1006" style:family="text">
      <style:text-properties fo:language="cs" fo:country="CZ" officeooo:rsid="4296ed3a" style:language-asian="cs" style:country-asian="CZ"/>
    </style:style>
    <style:style style:name="T1007" style:family="text">
      <style:text-properties fo:language="cs" fo:country="CZ" officeooo:rsid="11354dcd"/>
    </style:style>
    <style:style style:name="T1008" style:family="text">
      <style:text-properties fo:language="cs" fo:country="CZ" officeooo:rsid="12a7fb9d"/>
    </style:style>
    <style:style style:name="T1009" style:family="text">
      <style:text-properties fo:language="cs" fo:country="CZ" officeooo:rsid="117240dd"/>
    </style:style>
    <style:style style:name="T1010" style:family="text">
      <style:text-properties fo:language="cs" fo:country="CZ" officeooo:rsid="119bf22f"/>
    </style:style>
    <style:style style:name="T1011" style:family="text">
      <style:text-properties fo:language="cs" fo:country="CZ" officeooo:rsid="11326cea"/>
    </style:style>
    <style:style style:name="T1012" style:family="text">
      <style:text-properties fo:language="cs" fo:country="CZ" officeooo:rsid="119dffd6"/>
    </style:style>
    <style:style style:name="T1013" style:family="text">
      <style:text-properties fo:language="cs" fo:country="CZ" officeooo:rsid="21de3bfb"/>
    </style:style>
    <style:style style:name="T1014" style:family="text">
      <style:text-properties fo:language="cs" fo:country="CZ" officeooo:rsid="1dfd222d"/>
    </style:style>
    <style:style style:name="T1015" style:family="text">
      <style:text-properties fo:language="cs" fo:country="CZ" fo:font-weight="bold" style:font-weight-asian="bold" style:font-weight-complex="bold"/>
    </style:style>
    <style:style style:name="T1016" style:family="text">
      <style:text-properties fo:language="cs" fo:country="CZ" fo:font-weight="bold" officeooo:rsid="1dbdf5ee" style:font-weight-asian="bold" style:font-weight-complex="bold"/>
    </style:style>
    <style:style style:name="T1017" style:family="text">
      <style:text-properties fo:language="cs" fo:country="CZ" fo:font-weight="bold" officeooo:rsid="1dfd222d" style:font-weight-asian="bold" style:font-weight-complex="bold"/>
    </style:style>
    <style:style style:name="T1018" style:family="text">
      <style:text-properties fo:language="cs" fo:country="CZ" fo:font-weight="bold" officeooo:rsid="2ffe26dc" style:font-weight-asian="bold" style:font-weight-complex="bold"/>
    </style:style>
    <style:style style:name="T1019" style:family="text">
      <style:text-properties fo:language="cs" fo:country="CZ" fo:font-weight="bold" officeooo:rsid="2ffe7ee1" style:font-weight-asian="bold" style:font-weight-complex="bold"/>
    </style:style>
    <style:style style:name="T1020" style:family="text">
      <style:text-properties fo:language="cs" fo:country="CZ" fo:font-weight="bold" officeooo:rsid="313e3b34" style:font-weight-asian="bold" style:font-weight-complex="bold"/>
    </style:style>
    <style:style style:name="T1021" style:family="text">
      <style:text-properties fo:language="cs" fo:country="CZ" fo:font-weight="bold" officeooo:rsid="314d108c" style:font-weight-asian="bold" style:font-weight-complex="bold"/>
    </style:style>
    <style:style style:name="T1022" style:family="text">
      <style:text-properties fo:language="cs" fo:country="CZ" fo:font-weight="bold" officeooo:rsid="314f7ee7" style:font-weight-asian="bold" style:font-weight-complex="bold"/>
    </style:style>
    <style:style style:name="T1023" style:family="text">
      <style:text-properties fo:language="cs" fo:country="CZ" fo:font-weight="bold" officeooo:rsid="3b376136" style:language-asian="cs" style:country-asian="CZ" style:font-weight-asian="bold" style:font-weight-complex="bold"/>
    </style:style>
    <style:style style:name="T1024" style:family="text">
      <style:text-properties fo:language="cs" fo:country="CZ" style:language-asian="zxx" style:country-asian="none" style:language-complex="ar" style:country-complex="SA"/>
    </style:style>
    <style:style style:name="T1025" style:family="text">
      <style:text-properties fo:language="cs" fo:country="CZ" officeooo:rsid="428a5526" style:language-asian="zxx" style:country-asian="none" style:language-complex="ar" style:country-complex="SA"/>
    </style:style>
    <style:style style:name="T1026" style:family="text">
      <style:text-properties fo:language="cs" fo:country="CZ" officeooo:rsid="4292f4f8" style:language-asian="zxx" style:country-asian="none" style:language-complex="ar" style:country-complex="SA"/>
    </style:style>
    <style:style style:name="T1027" style:family="text">
      <style:text-properties fo:language="cs" fo:country="CZ" officeooo:rsid="42a28fc6" style:language-asian="zxx" style:country-asian="none" style:language-complex="ar" style:country-complex="SA"/>
    </style:style>
    <style:style style:name="T1028" style:family="text">
      <style:text-properties fo:language="cs" fo:country="CZ" style:language-asian="zxx" style:country-asian="none" style:language-complex="zxx" style:country-complex="none"/>
    </style:style>
    <style:style style:name="T1029" style:family="text">
      <style:text-properties fo:language="cs" fo:country="CZ" fo:background-color="transparent" loext:char-shading-value="0" style:language-asian="zxx" style:country-asian="none" style:language-complex="ar" style:country-complex="SA"/>
    </style:style>
    <style:style style:name="T1030" style:family="text">
      <style:text-properties fo:language="cs" fo:country="CZ" officeooo:rsid="2791a04d"/>
    </style:style>
    <style:style style:name="T1031" style:family="text">
      <style:text-properties fo:language="cs" fo:country="CZ" officeooo:rsid="0eaac3f1"/>
    </style:style>
    <style:style style:name="T1032" style:family="text">
      <style:text-properties fo:language="cs" fo:country="CZ" officeooo:rsid="0de85b3b"/>
    </style:style>
    <style:style style:name="T1033" style:family="text">
      <style:text-properties fo:language="cs" fo:country="CZ" officeooo:rsid="0dfa8c96"/>
    </style:style>
    <style:style style:name="T1034" style:family="text">
      <style:text-properties fo:language="cs" fo:country="CZ" officeooo:rsid="0e4039ce"/>
    </style:style>
    <style:style style:name="T1035" style:family="text">
      <style:text-properties fo:language="cs" fo:country="CZ" officeooo:rsid="2832e265"/>
    </style:style>
    <style:style style:name="T1036" style:family="text">
      <style:text-properties fo:language="cs" fo:country="CZ" officeooo:rsid="28343638"/>
    </style:style>
    <style:style style:name="T1037" style:family="text">
      <style:text-properties fo:language="cs" fo:country="CZ" officeooo:rsid="28357bc6"/>
    </style:style>
    <style:style style:name="T1038" style:family="text">
      <style:text-properties fo:language="cs" fo:country="CZ" officeooo:rsid="1db0ffcb"/>
    </style:style>
    <style:style style:name="T1039" style:family="text">
      <style:text-properties fo:language="cs" fo:country="CZ" officeooo:rsid="1db21e23"/>
    </style:style>
    <style:style style:name="T1040" style:family="text">
      <style:text-properties fo:language="cs" fo:country="CZ" officeooo:rsid="1db7691e"/>
    </style:style>
    <style:style style:name="T1041" style:family="text">
      <style:text-properties fo:language="cs" fo:country="CZ" officeooo:rsid="1db92161"/>
    </style:style>
    <style:style style:name="T1042" style:family="text">
      <style:text-properties fo:language="cs" fo:country="CZ" officeooo:rsid="1db36cd0"/>
    </style:style>
    <style:style style:name="T1043" style:family="text">
      <style:text-properties fo:language="cs" fo:country="CZ" officeooo:rsid="1db29c50"/>
    </style:style>
    <style:style style:name="T1044" style:family="text">
      <style:text-properties fo:language="cs" fo:country="CZ" officeooo:rsid="1db9a601"/>
    </style:style>
    <style:style style:name="T1045" style:family="text">
      <style:text-properties fo:language="cs" fo:country="CZ" officeooo:rsid="1dbc2461"/>
    </style:style>
    <style:style style:name="T1046" style:family="text">
      <style:text-properties fo:language="cs" fo:country="CZ" officeooo:rsid="16b81fd2"/>
    </style:style>
    <style:style style:name="T1047" style:family="text">
      <style:text-properties fo:language="cs" fo:country="CZ" officeooo:rsid="296dddab"/>
    </style:style>
    <style:style style:name="T1048" style:family="text">
      <style:text-properties fo:language="cs" fo:country="CZ" officeooo:rsid="2988648a"/>
    </style:style>
    <style:style style:name="T1049" style:family="text">
      <style:text-properties fo:language="cs" fo:country="CZ" officeooo:rsid="2a37b45c"/>
    </style:style>
    <style:style style:name="T1050" style:family="text">
      <style:text-properties fo:language="cs" fo:country="CZ" officeooo:rsid="2a410826"/>
    </style:style>
    <style:style style:name="T1051" style:family="text">
      <style:text-properties fo:language="cs" fo:country="CZ" officeooo:rsid="2a6ebe3f"/>
    </style:style>
    <style:style style:name="T1052" style:family="text">
      <style:text-properties fo:language="cs" fo:country="CZ" officeooo:rsid="2b54f678"/>
    </style:style>
    <style:style style:name="T1053" style:family="text">
      <style:text-properties fo:language="cs" fo:country="CZ" officeooo:rsid="2bcbceeb"/>
    </style:style>
    <style:style style:name="T1054" style:family="text">
      <style:text-properties fo:language="cs" fo:country="CZ" officeooo:rsid="2d7f9d3a"/>
    </style:style>
    <style:style style:name="T1055" style:family="text">
      <style:text-properties fo:language="cs" fo:country="CZ" officeooo:rsid="2dc06e87"/>
    </style:style>
    <style:style style:name="T1056" style:family="text">
      <style:text-properties fo:language="cs" fo:country="CZ" officeooo:rsid="2f2860f9"/>
    </style:style>
    <style:style style:name="T1057" style:family="text">
      <style:text-properties fo:language="cs" fo:country="CZ" officeooo:rsid="2f28f0b3"/>
    </style:style>
    <style:style style:name="T1058" style:family="text">
      <style:text-properties fo:language="cs" fo:country="CZ" officeooo:rsid="2f29f798"/>
    </style:style>
    <style:style style:name="T1059" style:family="text">
      <style:text-properties fo:language="cs" fo:country="CZ" officeooo:rsid="2f2ceb82"/>
    </style:style>
    <style:style style:name="T1060" style:family="text">
      <style:text-properties fo:language="cs" fo:country="CZ" officeooo:rsid="2f2e2225"/>
    </style:style>
    <style:style style:name="T1061" style:family="text">
      <style:text-properties fo:language="cs" fo:country="CZ" officeooo:rsid="2f30b130"/>
    </style:style>
    <style:style style:name="T1062" style:family="text">
      <style:text-properties fo:language="cs" fo:country="CZ" officeooo:rsid="2f325896"/>
    </style:style>
    <style:style style:name="T1063" style:family="text">
      <style:text-properties fo:language="cs" fo:country="CZ" officeooo:rsid="2f32656c"/>
    </style:style>
    <style:style style:name="T1064" style:family="text">
      <style:text-properties fo:language="cs" fo:country="CZ" officeooo:rsid="2f337339"/>
    </style:style>
    <style:style style:name="T1065" style:family="text">
      <style:text-properties fo:language="cs" fo:country="CZ" officeooo:rsid="2f8b04a4"/>
    </style:style>
    <style:style style:name="T1066" style:family="text">
      <style:text-properties fo:language="cs" fo:country="CZ" officeooo:rsid="2ffe7ee1"/>
    </style:style>
    <style:style style:name="T1067" style:family="text">
      <style:text-properties fo:language="cs" fo:country="CZ" officeooo:rsid="2fff0ace"/>
    </style:style>
    <style:style style:name="T1068" style:family="text">
      <style:text-properties fo:language="cs" fo:country="CZ" officeooo:rsid="30004955"/>
    </style:style>
    <style:style style:name="T1069" style:family="text">
      <style:text-properties fo:language="cs" fo:country="CZ" officeooo:rsid="3004ab55"/>
    </style:style>
    <style:style style:name="T1070" style:family="text">
      <style:text-properties fo:language="cs" fo:country="CZ" officeooo:rsid="3005dead"/>
    </style:style>
    <style:style style:name="T1071" style:family="text">
      <style:text-properties fo:language="cs" fo:country="CZ" officeooo:rsid="302bd7c0"/>
    </style:style>
    <style:style style:name="T1072" style:family="text">
      <style:text-properties fo:language="cs" fo:country="CZ" officeooo:rsid="30310a13"/>
    </style:style>
    <style:style style:name="T1073" style:family="text">
      <style:text-properties fo:language="cs" fo:country="CZ" officeooo:rsid="3032c939"/>
    </style:style>
    <style:style style:name="T1074" style:family="text">
      <style:text-properties fo:language="cs" fo:country="CZ" officeooo:rsid="30b6b188"/>
    </style:style>
    <style:style style:name="T1075" style:family="text">
      <style:text-properties fo:language="cs" fo:country="CZ" officeooo:rsid="30b7b5bd"/>
    </style:style>
    <style:style style:name="T1076" style:family="text">
      <style:text-properties fo:language="cs" fo:country="CZ" officeooo:rsid="30b893ef"/>
    </style:style>
    <style:style style:name="T1077" style:family="text">
      <style:text-properties fo:language="cs" fo:country="CZ" officeooo:rsid="311bcae8"/>
    </style:style>
    <style:style style:name="T1078" style:family="text">
      <style:text-properties fo:language="cs" fo:country="CZ" officeooo:rsid="311ca82e"/>
    </style:style>
    <style:style style:name="T1079" style:family="text">
      <style:text-properties fo:language="cs" fo:country="CZ" officeooo:rsid="311e0ceb"/>
    </style:style>
    <style:style style:name="T1080" style:family="text">
      <style:text-properties fo:language="cs" fo:country="CZ" officeooo:rsid="31268bc4"/>
    </style:style>
    <style:style style:name="T1081" style:family="text">
      <style:text-properties fo:language="cs" fo:country="CZ" officeooo:rsid="3138eb18"/>
    </style:style>
    <style:style style:name="T1082" style:family="text">
      <style:text-properties fo:language="cs" fo:country="CZ" officeooo:rsid="313e3b34"/>
    </style:style>
    <style:style style:name="T1083" style:family="text">
      <style:text-properties fo:language="cs" fo:country="CZ" officeooo:rsid="313ebac7"/>
    </style:style>
    <style:style style:name="T1084" style:family="text">
      <style:text-properties fo:language="cs" fo:country="CZ" officeooo:rsid="31414e10"/>
    </style:style>
    <style:style style:name="T1085" style:family="text">
      <style:text-properties fo:language="cs" fo:country="CZ" officeooo:rsid="313c4053"/>
    </style:style>
    <style:style style:name="T1086" style:family="text">
      <style:text-properties fo:language="cs" fo:country="CZ" officeooo:rsid="31426c9c"/>
    </style:style>
    <style:style style:name="T1087" style:family="text">
      <style:text-properties fo:language="cs" fo:country="CZ" officeooo:rsid="314d108c"/>
    </style:style>
    <style:style style:name="T1088" style:family="text">
      <style:text-properties fo:language="cs" fo:country="CZ" officeooo:rsid="314e26a5"/>
    </style:style>
    <style:style style:name="T1089" style:family="text">
      <style:text-properties fo:language="cs" fo:country="CZ" officeooo:rsid="314e7f05"/>
    </style:style>
    <style:style style:name="T1090" style:family="text">
      <style:text-properties fo:language="cs" fo:country="CZ" officeooo:rsid="314eba6c"/>
    </style:style>
    <style:style style:name="T1091" style:family="text">
      <style:text-properties fo:language="cs" fo:country="CZ" officeooo:rsid="314f7ee7"/>
    </style:style>
    <style:style style:name="T1092" style:family="text">
      <style:text-properties fo:language="cs" fo:country="CZ" officeooo:rsid="3158bd62"/>
    </style:style>
    <style:style style:name="T1093" style:family="text">
      <style:text-properties fo:language="cs" fo:country="CZ" officeooo:rsid="315b6403"/>
    </style:style>
    <style:style style:name="T1094" style:family="text">
      <style:text-properties fo:language="cs" fo:country="CZ" officeooo:rsid="31753ebd"/>
    </style:style>
    <style:style style:name="T1095" style:family="text">
      <style:text-properties fo:language="cs" fo:country="CZ" officeooo:rsid="31af9a68"/>
    </style:style>
    <style:style style:name="T1096" style:family="text">
      <style:text-properties fo:language="cs" fo:country="CZ" officeooo:rsid="31b31b57"/>
    </style:style>
    <style:style style:name="T1097" style:family="text">
      <style:text-properties fo:language="cs" fo:country="CZ" officeooo:rsid="31b348bd"/>
    </style:style>
    <style:style style:name="T1098" style:family="text">
      <style:text-properties fo:language="cs" fo:country="CZ" officeooo:rsid="31b40637"/>
    </style:style>
    <style:style style:name="T1099" style:family="text">
      <style:text-properties fo:language="cs" fo:country="CZ" officeooo:rsid="31b5153b"/>
    </style:style>
    <style:style style:name="T1100" style:family="text">
      <style:text-properties fo:language="cs" fo:country="CZ" officeooo:rsid="31b8c150"/>
    </style:style>
    <style:style style:name="T1101" style:family="text">
      <style:text-properties fo:language="cs" fo:country="CZ" officeooo:rsid="31bb144e"/>
    </style:style>
    <style:style style:name="T1102" style:family="text">
      <style:text-properties fo:language="cs" fo:country="CZ" officeooo:rsid="31bb2316"/>
    </style:style>
    <style:style style:name="T1103" style:family="text">
      <style:text-properties fo:language="cs" fo:country="CZ" officeooo:rsid="31bb383f"/>
    </style:style>
    <style:style style:name="T1104" style:family="text">
      <style:text-properties fo:language="cs" fo:country="CZ" officeooo:rsid="31bd245b"/>
    </style:style>
    <style:style style:name="T1105" style:family="text">
      <style:text-properties fo:language="cs" fo:country="CZ" officeooo:rsid="31edfdf1"/>
    </style:style>
    <style:style style:name="T1106" style:family="text">
      <style:text-properties fo:language="cs" fo:country="CZ" officeooo:rsid="31f0837e"/>
    </style:style>
    <style:style style:name="T1107" style:family="text">
      <style:text-properties fo:language="cs" fo:country="CZ" officeooo:rsid="31f3f579"/>
    </style:style>
    <style:style style:name="T1108" style:family="text">
      <style:text-properties fo:language="cs" fo:country="CZ" officeooo:rsid="31f54507"/>
    </style:style>
    <style:style style:name="T1109" style:family="text">
      <style:text-properties fo:language="cs" fo:country="CZ" officeooo:rsid="322644c4"/>
    </style:style>
    <style:style style:name="T1110" style:family="text">
      <style:text-properties fo:language="cs" fo:country="CZ" officeooo:rsid="3290db6e"/>
    </style:style>
    <style:style style:name="T1111" style:family="text">
      <style:text-properties fo:language="cs" fo:country="CZ" officeooo:rsid="326e13b8"/>
    </style:style>
    <style:style style:name="T1112" style:family="text">
      <style:text-properties fo:language="cs" fo:country="CZ" officeooo:rsid="33883e91"/>
    </style:style>
    <style:style style:name="T1113" style:family="text">
      <style:text-properties fo:language="cs" fo:country="CZ" officeooo:rsid="3386bd80"/>
    </style:style>
    <style:style style:name="T1114" style:family="text">
      <style:text-properties fo:language="cs" fo:country="CZ" officeooo:rsid="33dbb27c"/>
    </style:style>
    <style:style style:name="T1115" style:family="text">
      <style:text-properties fo:language="cs" fo:country="CZ" officeooo:rsid="33e45ffe"/>
    </style:style>
    <style:style style:name="T1116" style:family="text">
      <style:text-properties fo:language="cs" fo:country="CZ" officeooo:rsid="33e453d3"/>
    </style:style>
    <style:style style:name="T1117" style:family="text">
      <style:text-properties fo:language="cs" fo:country="CZ" officeooo:rsid="33e3b41f"/>
    </style:style>
    <style:style style:name="T1118" style:family="text">
      <style:text-properties fo:language="cs" fo:country="CZ" officeooo:rsid="33e819f3"/>
    </style:style>
    <style:style style:name="T1119" style:family="text">
      <style:text-properties fo:language="cs" fo:country="CZ" officeooo:rsid="33e9861f"/>
    </style:style>
    <style:style style:name="T1120" style:family="text">
      <style:text-properties fo:language="cs" fo:country="CZ" officeooo:rsid="33eb037b"/>
    </style:style>
    <style:style style:name="T1121" style:family="text">
      <style:text-properties fo:language="cs" fo:country="CZ" officeooo:rsid="33eb1980"/>
    </style:style>
    <style:style style:name="T1122" style:family="text">
      <style:text-properties fo:language="cs" fo:country="CZ" officeooo:rsid="33ecbb36"/>
    </style:style>
    <style:style style:name="T1123" style:family="text">
      <style:text-properties fo:language="cs" fo:country="CZ" officeooo:rsid="33f3a07a"/>
    </style:style>
    <style:style style:name="T1124" style:family="text">
      <style:text-properties fo:language="cs" fo:country="CZ" officeooo:rsid="33f61d35"/>
    </style:style>
    <style:style style:name="T1125" style:family="text">
      <style:text-properties fo:language="cs" fo:country="CZ" officeooo:rsid="33f8a4c7"/>
    </style:style>
    <style:style style:name="T1126" style:family="text">
      <style:text-properties fo:language="cs" fo:country="CZ" officeooo:rsid="33f98d18"/>
    </style:style>
    <style:style style:name="T1127" style:family="text">
      <style:text-properties fo:language="cs" fo:country="CZ" officeooo:rsid="33fb4ae6"/>
    </style:style>
    <style:style style:name="T1128" style:family="text">
      <style:text-properties fo:language="cs" fo:country="CZ" officeooo:rsid="33fbb4d2"/>
    </style:style>
    <style:style style:name="T1129" style:family="text">
      <style:text-properties fo:language="cs" fo:country="CZ" officeooo:rsid="34c4ac9e"/>
    </style:style>
    <style:style style:name="T1130" style:family="text">
      <style:text-properties fo:language="cs" fo:country="CZ" officeooo:rsid="34d6a3c4"/>
    </style:style>
    <style:style style:name="T1131" style:family="text">
      <style:text-properties fo:language="cs" fo:country="CZ" officeooo:rsid="34d82a7c"/>
    </style:style>
    <style:style style:name="T1132" style:family="text">
      <style:text-properties fo:language="cs" fo:country="CZ" officeooo:rsid="34d9c689"/>
    </style:style>
    <style:style style:name="T1133" style:family="text">
      <style:text-properties fo:language="cs" fo:country="CZ" officeooo:rsid="34db82df"/>
    </style:style>
    <style:style style:name="T1134" style:family="text">
      <style:text-properties fo:language="cs" fo:country="CZ" officeooo:rsid="34dbf069"/>
    </style:style>
    <style:style style:name="T1135" style:family="text">
      <style:text-properties fo:language="cs" fo:country="CZ" officeooo:rsid="34ebb3c0"/>
    </style:style>
    <style:style style:name="T1136" style:family="text">
      <style:text-properties fo:language="cs" fo:country="CZ" officeooo:rsid="34edadb4"/>
    </style:style>
    <style:style style:name="T1137" style:family="text">
      <style:text-properties fo:language="cs" fo:country="CZ" officeooo:rsid="34ee1028"/>
    </style:style>
    <style:style style:name="T1138" style:family="text">
      <style:text-properties fo:language="cs" fo:country="CZ" officeooo:rsid="34ee95a6"/>
    </style:style>
    <style:style style:name="T1139" style:family="text">
      <style:text-properties fo:language="cs" fo:country="CZ" officeooo:rsid="34f0e4d5"/>
    </style:style>
    <style:style style:name="T1140" style:family="text">
      <style:text-properties fo:language="cs" fo:country="CZ" officeooo:rsid="34f70885"/>
    </style:style>
    <style:style style:name="T1141" style:family="text">
      <style:text-properties fo:language="cs" fo:country="CZ" officeooo:rsid="35ec84ef"/>
    </style:style>
    <style:style style:name="T1142" style:family="text">
      <style:text-properties fo:language="cs" fo:country="CZ" officeooo:rsid="35fa032b"/>
    </style:style>
    <style:style style:name="T1143" style:family="text">
      <style:text-properties fo:language="cs" fo:country="CZ" officeooo:rsid="3629367f"/>
    </style:style>
    <style:style style:name="T1144" style:family="text">
      <style:text-properties fo:language="cs" fo:country="CZ" officeooo:rsid="3629e339"/>
    </style:style>
    <style:style style:name="T1145" style:family="text">
      <style:text-properties fo:language="cs" fo:country="CZ" officeooo:rsid="362b0885"/>
    </style:style>
    <style:style style:name="T1146" style:family="text">
      <style:text-properties fo:language="cs" fo:country="CZ" officeooo:rsid="36b308f9"/>
    </style:style>
    <style:style style:name="T1147" style:family="text">
      <style:text-properties fo:language="cs" fo:country="CZ" officeooo:rsid="373e5c2b"/>
    </style:style>
    <style:style style:name="T1148" style:family="text">
      <style:text-properties fo:language="cs" fo:country="CZ" officeooo:rsid="37404415"/>
    </style:style>
    <style:style style:name="T1149" style:family="text">
      <style:text-properties fo:language="cs" fo:country="CZ" officeooo:rsid="37413c1c"/>
    </style:style>
    <style:style style:name="T1150" style:family="text">
      <style:text-properties fo:language="cs" fo:country="CZ" officeooo:rsid="37800cb9"/>
    </style:style>
    <style:style style:name="T1151" style:family="text">
      <style:text-properties fo:language="cs" fo:country="CZ" officeooo:rsid="3780a4d0"/>
    </style:style>
    <style:style style:name="T1152" style:family="text">
      <style:text-properties fo:language="cs" fo:country="CZ" officeooo:rsid="378232ff"/>
    </style:style>
    <style:style style:name="T1153" style:family="text">
      <style:text-properties fo:language="cs" fo:country="CZ" officeooo:rsid="3784c8a3"/>
    </style:style>
    <style:style style:name="T1154" style:family="text">
      <style:text-properties fo:language="cs" fo:country="CZ" officeooo:rsid="37856ff6"/>
    </style:style>
    <style:style style:name="T1155" style:family="text">
      <style:text-properties fo:language="cs" fo:country="CZ" officeooo:rsid="3880135e"/>
    </style:style>
    <style:style style:name="T1156" style:family="text">
      <style:text-properties fo:language="cs" fo:country="CZ" officeooo:rsid="38e002b0"/>
    </style:style>
    <style:style style:name="T1157" style:family="text">
      <style:text-properties fo:language="cs" fo:country="CZ" officeooo:rsid="391178b6"/>
    </style:style>
    <style:style style:name="T1158" style:family="text">
      <style:text-properties fo:language="cs" fo:country="CZ" officeooo:rsid="39385ec3"/>
    </style:style>
    <style:style style:name="T1159" style:family="text">
      <style:text-properties fo:language="cs" fo:country="CZ" officeooo:rsid="393e48a9"/>
    </style:style>
    <style:style style:name="T1160" style:family="text">
      <style:text-properties fo:language="cs" fo:country="CZ" officeooo:rsid="395d89c3"/>
    </style:style>
    <style:style style:name="T1161" style:family="text">
      <style:text-properties fo:language="cs" fo:country="CZ" officeooo:rsid="39fb13b9"/>
    </style:style>
    <style:style style:name="T1162" style:family="text">
      <style:text-properties fo:language="cs" fo:country="CZ" officeooo:rsid="3a0a88d4"/>
    </style:style>
    <style:style style:name="T1163" style:family="text">
      <style:text-properties fo:language="cs" fo:country="CZ" officeooo:rsid="390ab8de" fo:background-color="#fff200" loext:char-shading-value="0"/>
    </style:style>
    <style:style style:name="T1164" style:family="text">
      <style:text-properties fo:language="cs" fo:country="CZ" officeooo:rsid="3a603644"/>
    </style:style>
    <style:style style:name="T1165" style:family="text">
      <style:text-properties fo:language="cs" fo:country="CZ" fo:font-weight="normal" officeooo:rsid="3b376136" style:language-asian="cs" style:country-asian="CZ" style:font-weight-asian="normal" style:font-weight-complex="normal"/>
    </style:style>
    <style:style style:name="T1166" style:family="text">
      <style:text-properties fo:language="cs" fo:country="CZ" fo:font-weight="normal" officeooo:rsid="3b1b4e61" style:language-asian="cs" style:country-asian="CZ" style:font-weight-asian="normal" style:font-weight-complex="normal"/>
    </style:style>
    <style:style style:name="T1167" style:family="text">
      <style:text-properties fo:language="cs" fo:country="CZ" officeooo:rsid="3c668a66"/>
    </style:style>
    <style:style style:name="T1168" style:family="text">
      <style:text-properties fo:language="cs" fo:country="CZ" officeooo:rsid="403a51d8"/>
    </style:style>
    <style:style style:name="T1169" style:family="text">
      <style:text-properties fo:language="cs" fo:country="CZ" officeooo:rsid="423a915d"/>
    </style:style>
    <style:style style:name="T1170" style:family="text">
      <style:text-properties fo:language="cs" fo:country="CZ" officeooo:rsid="40ff9796"/>
    </style:style>
    <style:style style:name="T1171" style:family="text">
      <style:text-properties fo:font-style="italic" style:font-style-asian="italic" style:font-style-complex="italic"/>
    </style:style>
    <style:style style:name="T1172" style:family="text">
      <style:text-properties fo:font-style="italic" officeooo:rsid="2068fff3" style:font-style-asian="italic" style:font-style-complex="italic"/>
    </style:style>
    <style:style style:name="T1173" style:family="text">
      <style:text-properties fo:font-style="italic" officeooo:rsid="20768cfb" style:font-style-asian="italic" style:font-style-complex="italic"/>
    </style:style>
    <style:style style:name="T1174" style:family="text">
      <style:text-properties fo:font-style="italic" officeooo:rsid="20889469" style:font-style-asian="italic" style:font-style-complex="italic"/>
    </style:style>
    <style:style style:name="T1175" style:family="text">
      <style:text-properties fo:font-style="italic" officeooo:rsid="20a19e91" style:font-style-asian="italic" style:font-style-complex="italic"/>
    </style:style>
    <style:style style:name="T1176" style:family="text">
      <style:text-properties fo:font-style="italic" officeooo:rsid="20f7086f" style:font-style-asian="italic" style:font-style-complex="italic"/>
    </style:style>
    <style:style style:name="T1177" style:family="text">
      <style:text-properties fo:font-style="italic" officeooo:rsid="21b430db" style:font-style-asian="italic" style:font-style-complex="italic"/>
    </style:style>
    <style:style style:name="T1178" style:family="text">
      <style:text-properties fo:font-style="italic" officeooo:rsid="21b1e115" style:font-style-asian="italic" style:font-style-complex="italic"/>
    </style:style>
    <style:style style:name="T1179" style:family="text">
      <style:text-properties fo:font-style="italic" officeooo:rsid="2209a5d2" style:font-style-asian="italic" style:font-style-complex="italic"/>
    </style:style>
    <style:style style:name="T1180" style:family="text">
      <style:text-properties fo:font-style="italic" officeooo:rsid="2264f721" style:font-style-asian="italic" style:font-style-complex="italic"/>
    </style:style>
    <style:style style:name="T1181" style:family="text">
      <style:text-properties fo:font-style="italic" officeooo:rsid="2298b5b6" style:font-style-asian="italic" style:font-style-complex="italic"/>
    </style:style>
    <style:style style:name="T1182" style:family="text">
      <style:text-properties fo:font-style="italic" officeooo:rsid="21adb664" style:font-style-asian="italic" style:font-style-complex="italic"/>
    </style:style>
    <style:style style:name="T1183" style:family="text">
      <style:text-properties fo:font-style="italic" officeooo:rsid="22bd1088" style:font-style-asian="italic" style:font-style-complex="italic"/>
    </style:style>
    <style:style style:name="T1184" style:family="text">
      <style:text-properties fo:font-style="italic" officeooo:rsid="22ac30f8" style:font-style-asian="italic" style:font-style-complex="italic"/>
    </style:style>
    <style:style style:name="T1185" style:family="text">
      <style:text-properties fo:font-style="italic" officeooo:rsid="22a871c9" style:font-style-asian="italic" style:font-style-complex="italic"/>
    </style:style>
    <style:style style:name="T1186" style:family="text">
      <style:text-properties fo:font-style="italic" officeooo:rsid="22c85621" style:font-style-asian="italic" style:font-style-complex="italic"/>
    </style:style>
    <style:style style:name="T1187" style:family="text">
      <style:text-properties fo:font-style="italic" officeooo:rsid="22c8d110" style:font-style-asian="italic" style:font-style-complex="italic"/>
    </style:style>
    <style:style style:name="T1188" style:family="text">
      <style:text-properties fo:font-style="italic" officeooo:rsid="250c1d04" style:font-style-asian="italic" style:font-style-complex="italic"/>
    </style:style>
    <style:style style:name="T1189" style:family="text">
      <style:text-properties fo:font-style="italic" officeooo:rsid="229f4bef" style:font-style-asian="italic" style:font-style-complex="italic"/>
    </style:style>
    <style:style style:name="T1190" style:family="text">
      <style:text-properties fo:font-style="italic" officeooo:rsid="281b7f63" style:font-style-asian="italic" style:font-style-complex="italic"/>
    </style:style>
    <style:style style:name="T1191" style:family="text">
      <style:text-properties fo:font-style="italic" officeooo:rsid="176cb349" style:font-style-asian="italic" style:font-style-complex="italic"/>
    </style:style>
    <style:style style:name="T1192" style:family="text">
      <style:text-properties fo:font-style="italic" officeooo:rsid="1a2b313c" style:font-style-asian="italic" style:font-style-complex="italic"/>
    </style:style>
    <style:style style:name="T1193" style:family="text">
      <style:text-properties fo:font-style="italic" officeooo:rsid="1ac04dff" style:font-style-asian="italic" style:font-style-complex="italic"/>
    </style:style>
    <style:style style:name="T1194" style:family="text">
      <style:text-properties fo:font-style="italic" officeooo:rsid="1bddadae" style:font-style-asian="italic" style:font-style-complex="italic"/>
    </style:style>
    <style:style style:name="T1195" style:family="text">
      <style:text-properties fo:font-style="italic" officeooo:rsid="17b00c43" style:font-style-asian="italic" style:font-style-complex="italic"/>
    </style:style>
    <style:style style:name="T1196" style:family="text">
      <style:text-properties fo:font-style="italic" officeooo:rsid="2111f746" style:font-style-asian="italic" style:font-style-complex="italic"/>
    </style:style>
    <style:style style:name="T1197" style:family="text">
      <style:text-properties fo:font-style="italic" officeooo:rsid="210d8ae5" style:font-style-asian="italic" style:font-style-complex="italic"/>
    </style:style>
    <style:style style:name="T1198" style:family="text">
      <style:text-properties fo:font-style="italic" officeooo:rsid="210b2273" style:font-style-asian="italic" style:font-style-complex="italic"/>
    </style:style>
    <style:style style:name="T1199" style:family="text">
      <style:text-properties fo:font-style="italic" officeooo:rsid="2adab1f3" style:font-style-asian="italic" style:font-style-complex="italic"/>
    </style:style>
    <style:style style:name="T1200" style:family="text">
      <style:text-properties fo:font-style="italic" officeooo:rsid="2adbdfb5" style:font-style-asian="italic" style:font-style-complex="italic"/>
    </style:style>
    <style:style style:name="T1201" style:family="text">
      <style:text-properties fo:font-style="italic" officeooo:rsid="290d12d8" style:font-style-asian="italic" style:font-style-complex="italic"/>
    </style:style>
    <style:style style:name="T1202" style:family="text">
      <style:text-properties fo:font-style="italic" officeooo:rsid="2efde2c6" style:font-style-asian="italic" style:font-style-complex="italic"/>
    </style:style>
    <style:style style:name="T1203" style:family="text">
      <style:text-properties fo:font-style="italic" officeooo:rsid="253baab1" style:font-style-asian="italic" style:font-style-complex="italic"/>
    </style:style>
    <style:style style:name="T1204" style:family="text">
      <style:text-properties fo:font-style="italic" officeooo:rsid="2fd8965d" style:font-style-asian="italic" style:font-style-complex="italic"/>
    </style:style>
    <style:style style:name="T1205" style:family="text">
      <style:text-properties fo:font-style="italic" officeooo:rsid="2ff9e629" style:font-style-asian="italic" style:font-style-complex="italic"/>
    </style:style>
    <style:style style:name="T1206" style:family="text">
      <style:text-properties fo:font-style="italic" officeooo:rsid="2ffabd0d" style:font-style-asian="italic" style:font-style-complex="italic"/>
    </style:style>
    <style:style style:name="T1207" style:family="text">
      <style:text-properties fo:font-style="italic" officeooo:rsid="300f39c7" style:font-style-asian="italic" style:font-style-complex="italic"/>
    </style:style>
    <style:style style:name="T1208" style:family="text">
      <style:text-properties fo:font-style="italic" officeooo:rsid="3012ec92" style:font-style-asian="italic" style:font-style-complex="italic"/>
    </style:style>
    <style:style style:name="T1209" style:family="text">
      <style:text-properties fo:font-style="italic" officeooo:rsid="3036e840" style:font-style-asian="italic" style:font-style-complex="italic"/>
    </style:style>
    <style:style style:name="T1210" style:family="text">
      <style:text-properties fo:font-style="italic" officeooo:rsid="30352bd2" style:font-style-asian="italic" style:font-style-complex="italic"/>
    </style:style>
    <style:style style:name="T1211" style:family="text">
      <style:text-properties fo:font-style="italic" officeooo:rsid="30383944" style:font-style-asian="italic" style:font-style-complex="italic"/>
    </style:style>
    <style:style style:name="T1212" style:family="text">
      <style:text-properties fo:font-style="italic" officeooo:rsid="304ef7fc" style:font-style-asian="italic" style:font-style-complex="italic"/>
    </style:style>
    <style:style style:name="T1213" style:family="text">
      <style:text-properties fo:font-style="italic" officeooo:rsid="3058e364" style:font-style-asian="italic" style:font-style-complex="italic"/>
    </style:style>
    <style:style style:name="T1214" style:family="text">
      <style:text-properties fo:font-style="italic" officeooo:rsid="305e2618" style:font-style-asian="italic" style:font-style-complex="italic"/>
    </style:style>
    <style:style style:name="T1215" style:family="text">
      <style:text-properties fo:font-style="italic" officeooo:rsid="305f8735" style:font-style-asian="italic" style:font-style-complex="italic"/>
    </style:style>
    <style:style style:name="T1216" style:family="text">
      <style:text-properties fo:font-style="italic" officeooo:rsid="30609787" style:font-style-asian="italic" style:font-style-complex="italic"/>
    </style:style>
    <style:style style:name="T1217" style:family="text">
      <style:text-properties fo:font-style="italic" officeooo:rsid="30f48d43" style:font-style-asian="italic" style:font-style-complex="italic"/>
    </style:style>
    <style:style style:name="T1218" style:family="text">
      <style:text-properties fo:font-style="italic" officeooo:rsid="15f90d02" style:font-style-asian="italic" style:font-style-complex="italic"/>
    </style:style>
    <style:style style:name="T1219" style:family="text">
      <style:text-properties fo:font-style="italic" officeooo:rsid="317d3c49" style:font-style-asian="italic" style:font-style-complex="italic"/>
    </style:style>
    <style:style style:name="T1220" style:family="text">
      <style:text-properties fo:font-style="italic" officeooo:rsid="1bdbbaf9" style:font-style-asian="italic" style:font-style-complex="italic"/>
    </style:style>
    <style:style style:name="T1221" style:family="text">
      <style:text-properties fo:font-style="italic" officeooo:rsid="32e1c60f" style:font-style-asian="italic" style:font-style-complex="italic"/>
    </style:style>
    <style:style style:name="T1222" style:family="text">
      <style:text-properties fo:font-style="italic" officeooo:rsid="336c6ebe" style:font-style-asian="italic" style:font-style-complex="italic"/>
    </style:style>
    <style:style style:name="T1223" style:family="text">
      <style:text-properties fo:font-style="italic" officeooo:rsid="3372cdf8" style:font-style-asian="italic" style:font-style-complex="italic"/>
    </style:style>
    <style:style style:name="T1224" style:family="text">
      <style:text-properties fo:font-style="italic" officeooo:rsid="33929ecf" style:font-style-asian="italic" style:font-style-complex="italic"/>
    </style:style>
    <style:style style:name="T1225" style:family="text">
      <style:text-properties fo:font-style="italic" officeooo:rsid="33ed3061" style:font-style-asian="italic" style:font-style-complex="italic"/>
    </style:style>
    <style:style style:name="T1226" style:family="text">
      <style:text-properties fo:font-style="italic" officeooo:rsid="34fdb4b9" style:font-style-asian="italic" style:font-style-complex="italic"/>
    </style:style>
    <style:style style:name="T1227" style:family="text">
      <style:text-properties fo:font-style="italic" officeooo:rsid="350cc312" style:font-style-asian="italic" style:font-style-complex="italic"/>
    </style:style>
    <style:style style:name="T1228" style:family="text">
      <style:text-properties fo:font-style="italic" officeooo:rsid="351367dc" style:font-style-asian="italic" style:font-style-complex="italic"/>
    </style:style>
    <style:style style:name="T1229" style:family="text">
      <style:text-properties fo:font-style="italic" officeooo:rsid="1bcc61dd" style:font-style-asian="italic" style:font-style-complex="italic"/>
    </style:style>
    <style:style style:name="T1230" style:family="text">
      <style:text-properties fo:font-style="italic" officeooo:rsid="291f3f49" style:font-style-asian="italic" style:font-style-complex="italic"/>
    </style:style>
    <style:style style:name="T1231" style:family="text">
      <style:text-properties fo:font-style="italic" officeooo:rsid="3560f8ae" style:font-style-asian="italic" style:font-style-complex="italic"/>
    </style:style>
    <style:style style:name="T1232" style:family="text">
      <style:text-properties fo:font-style="italic" officeooo:rsid="027a496b" style:font-style-asian="italic" style:font-style-complex="italic"/>
    </style:style>
    <style:style style:name="T1233" style:family="text">
      <style:text-properties fo:font-style="italic" officeooo:rsid="36806d61" style:font-style-asian="italic" style:font-style-complex="italic"/>
    </style:style>
    <style:style style:name="T1234" style:family="text">
      <style:text-properties fo:font-style="italic" officeooo:rsid="36d36c29" style:font-style-asian="italic" style:font-style-complex="italic"/>
    </style:style>
    <style:style style:name="T1235" style:family="text">
      <style:text-properties fo:font-style="italic" officeooo:rsid="2efb28ef" style:font-style-asian="italic" style:font-style-complex="italic"/>
    </style:style>
    <style:style style:name="T1236" style:family="text">
      <style:text-properties fo:font-style="italic" officeooo:rsid="2bd5f3d4" style:font-style-asian="italic" style:font-style-complex="italic"/>
    </style:style>
    <style:style style:name="T1237" style:family="text">
      <style:text-properties fo:font-style="italic" officeooo:rsid="385a6627" style:font-style-asian="italic" style:font-style-complex="italic"/>
    </style:style>
    <style:style style:name="T1238" style:family="text">
      <style:text-properties fo:font-style="italic" officeooo:rsid="385aeade" style:font-style-asian="italic" style:font-style-complex="italic"/>
    </style:style>
    <style:style style:name="T1239" style:family="text">
      <style:text-properties fo:font-style="italic" officeooo:rsid="38f5e42f" style:font-style-asian="italic" style:font-style-complex="italic"/>
    </style:style>
    <style:style style:name="T1240" style:family="text">
      <style:text-properties fo:font-style="italic" officeooo:rsid="3220d486" style:font-style-asian="italic" style:font-style-complex="italic"/>
    </style:style>
    <style:style style:name="T1241" style:family="text">
      <style:text-properties fo:font-style="italic" officeooo:rsid="390628eb" style:font-style-asian="italic" style:font-style-complex="italic"/>
    </style:style>
    <style:style style:name="T1242" style:family="text">
      <style:text-properties fo:font-style="italic" officeooo:rsid="391178b6" style:font-style-asian="italic" style:font-style-complex="italic"/>
    </style:style>
    <style:style style:name="T1243" style:family="text">
      <style:text-properties fo:font-style="italic" officeooo:rsid="39ecaad2" style:font-style-asian="italic" style:font-style-complex="italic"/>
    </style:style>
    <style:style style:name="T1244" style:family="text">
      <style:text-properties fo:font-style="italic" officeooo:rsid="3a146c30" style:font-style-asian="italic" style:font-style-complex="italic"/>
    </style:style>
    <style:style style:name="T1245" style:family="text">
      <style:text-properties fo:font-style="italic" officeooo:rsid="3a51aaa1" style:font-style-asian="italic" style:font-style-complex="italic"/>
    </style:style>
    <style:style style:name="T1246" style:family="text">
      <style:text-properties fo:font-style="italic" officeooo:rsid="3a5a1bf6" style:font-style-asian="italic" style:font-style-complex="italic"/>
    </style:style>
    <style:style style:name="T1247" style:family="text">
      <style:text-properties fo:font-style="italic" officeooo:rsid="3a5ebddf" style:font-style-asian="italic" style:font-style-complex="italic"/>
    </style:style>
    <style:style style:name="T1248" style:family="text">
      <style:text-properties fo:font-style="italic" officeooo:rsid="3a61c231" style:font-style-asian="italic" style:font-style-complex="italic"/>
    </style:style>
    <style:style style:name="T1249" style:family="text">
      <style:text-properties fo:font-style="italic" officeooo:rsid="3ac02b74" style:font-style-asian="italic" style:font-style-complex="italic"/>
    </style:style>
    <style:style style:name="T1250" style:family="text">
      <style:text-properties fo:font-style="italic" officeooo:rsid="3af63806" style:font-style-asian="italic" style:font-style-complex="italic"/>
    </style:style>
    <style:style style:name="T1251" style:family="text">
      <style:text-properties fo:font-style="italic" officeooo:rsid="3af6ba05" style:font-style-asian="italic" style:font-style-complex="italic"/>
    </style:style>
    <style:style style:name="T1252" style:family="text">
      <style:text-properties fo:font-style="italic" officeooo:rsid="3b063992" style:font-style-asian="italic" style:font-style-complex="italic"/>
    </style:style>
    <style:style style:name="T1253" style:family="text">
      <style:text-properties fo:font-style="italic" officeooo:rsid="3b0bab2a" style:font-style-asian="italic" style:font-style-complex="italic"/>
    </style:style>
    <style:style style:name="T1254" style:family="text">
      <style:text-properties fo:font-style="italic" officeooo:rsid="3b0effec" style:font-style-asian="italic" style:font-style-complex="italic"/>
    </style:style>
    <style:style style:name="T1255" style:family="text">
      <style:text-properties fo:font-style="italic" officeooo:rsid="3af2e818" style:font-style-asian="italic" style:font-style-complex="italic"/>
    </style:style>
    <style:style style:name="T1256" style:family="text">
      <style:text-properties fo:font-style="italic" officeooo:rsid="3b24a97d" style:font-style-asian="italic" style:font-style-complex="italic"/>
    </style:style>
    <style:style style:name="T1257" style:family="text">
      <style:text-properties fo:font-style="italic" officeooo:rsid="3b352429" style:font-style-asian="italic" style:font-style-complex="italic"/>
    </style:style>
    <style:style style:name="T1258" style:family="text">
      <style:text-properties fo:font-style="italic" officeooo:rsid="3b135af4" style:font-style-asian="italic" style:font-style-complex="italic"/>
    </style:style>
    <style:style style:name="T1259" style:family="text">
      <style:text-properties fo:font-style="italic" officeooo:rsid="3bed2d2d" style:font-style-asian="italic" style:font-style-complex="italic"/>
    </style:style>
    <style:style style:name="T1260" style:family="text">
      <style:text-properties fo:font-style="italic" officeooo:rsid="3bf2bb6d" style:font-style-asian="italic" style:font-style-complex="italic"/>
    </style:style>
    <style:style style:name="T1261" style:family="text">
      <style:text-properties fo:font-style="italic" officeooo:rsid="3bffcabb" style:font-style-asian="italic" style:font-style-complex="italic"/>
    </style:style>
    <style:style style:name="T1262" style:family="text">
      <style:text-properties fo:font-style="italic" officeooo:rsid="3c0f11d2" style:font-style-asian="italic" style:font-style-complex="italic"/>
    </style:style>
    <style:style style:name="T1263" style:family="text">
      <style:text-properties fo:font-style="italic" officeooo:rsid="3e9ad2e4" style:font-style-asian="italic" style:font-style-complex="italic"/>
    </style:style>
    <style:style style:name="T1264" style:family="text">
      <style:text-properties fo:font-style="italic" officeooo:rsid="3eb4b392" style:font-style-asian="italic" style:font-style-complex="italic"/>
    </style:style>
    <style:style style:name="T1265" style:family="text">
      <style:text-properties fo:font-style="italic" officeooo:rsid="3eb5997b" style:font-style-asian="italic" style:font-style-complex="italic"/>
    </style:style>
    <style:style style:name="T1266" style:family="text">
      <style:text-properties fo:font-style="italic" officeooo:rsid="3ed641e4" style:font-style-asian="italic" style:font-style-complex="italic"/>
    </style:style>
    <style:style style:name="T1267" style:family="text">
      <style:text-properties fo:font-style="italic" officeooo:rsid="4074ff71" style:font-style-asian="italic" style:font-style-complex="italic"/>
    </style:style>
    <style:style style:name="T1268" style:family="text">
      <style:text-properties fo:font-style="italic" officeooo:rsid="176dcc34" style:font-style-asian="italic" style:font-style-complex="italic"/>
    </style:style>
    <style:style style:name="T1269" style:family="text">
      <style:text-properties fo:font-style="italic" officeooo:rsid="408430cb" style:font-style-asian="italic" style:font-style-complex="italic"/>
    </style:style>
    <style:style style:name="T1270" style:family="text">
      <style:text-properties fo:font-style="italic" officeooo:rsid="40ff6eb5" style:font-style-asian="italic" style:font-style-complex="italic"/>
    </style:style>
    <style:style style:name="T1271" style:family="text">
      <style:text-properties fo:font-style="italic" officeooo:rsid="41433d09" style:font-style-asian="italic" style:font-style-complex="italic"/>
    </style:style>
    <style:style style:name="T1272" style:family="text">
      <style:text-properties fo:font-style="italic" officeooo:rsid="41c1359d" style:font-style-asian="italic" style:font-style-complex="italic"/>
    </style:style>
    <style:style style:name="T1273" style:family="text">
      <style:text-properties fo:font-style="italic" officeooo:rsid="41e9f3dc" style:font-style-asian="italic" style:font-style-complex="italic"/>
    </style:style>
    <style:style style:name="T1274" style:family="text">
      <style:text-properties fo:font-style="italic" officeooo:rsid="41af6113" style:font-style-asian="italic" style:font-style-complex="italic"/>
    </style:style>
    <style:style style:name="T1275" style:family="text">
      <style:text-properties fo:font-style="italic" officeooo:rsid="16d94e77" style:font-style-asian="italic" style:font-style-complex="italic"/>
    </style:style>
    <style:style style:name="T1276" style:family="text">
      <style:text-properties fo:font-style="italic" officeooo:rsid="41714ca2" style:font-style-asian="italic" style:font-style-complex="italic"/>
    </style:style>
    <style:style style:name="T1277" style:family="text">
      <style:text-properties fo:font-style="italic" officeooo:rsid="41e65c86" style:font-style-asian="italic" style:font-style-complex="italic"/>
    </style:style>
    <style:style style:name="T1278" style:family="text">
      <style:text-properties fo:font-style="italic" officeooo:rsid="421cfd20" style:font-style-asian="italic" style:font-style-complex="italic"/>
    </style:style>
    <style:style style:name="T1279" style:family="text">
      <style:text-properties fo:font-style="italic" officeooo:rsid="3f3f2fd9" style:font-style-asian="italic" style:font-style-complex="italic"/>
    </style:style>
    <style:style style:name="T1280" style:family="text">
      <style:text-properties fo:font-style="italic" officeooo:rsid="1f34f748" style:font-style-asian="italic" style:font-style-complex="italic"/>
    </style:style>
    <style:style style:name="T1281" style:family="text">
      <style:text-properties fo:font-style="italic" officeooo:rsid="42527d84" style:font-style-asian="italic" style:font-style-complex="italic"/>
    </style:style>
    <style:style style:name="T1282" style:family="text">
      <style:text-properties fo:font-style="italic" officeooo:rsid="424948e8" style:font-style-asian="italic" style:font-style-complex="italic"/>
    </style:style>
    <style:style style:name="T1283" style:family="text">
      <style:text-properties fo:font-style="italic" officeooo:rsid="427d4618" style:font-style-asian="italic" style:font-style-complex="italic"/>
    </style:style>
    <style:style style:name="T1284" style:family="text">
      <style:text-properties fo:font-style="italic" fo:font-weight="bold" style:font-style-asian="italic" style:font-weight-asian="bold" style:font-style-complex="italic" style:font-weight-complex="bold"/>
    </style:style>
    <style:style style:name="T1285" style:family="text">
      <style:text-properties fo:font-style="italic" fo:font-weight="bold" officeooo:rsid="2576dfad" style:font-style-asian="italic" style:font-weight-asian="bold" style:font-style-complex="italic" style:font-weight-complex="bold"/>
    </style:style>
    <style:style style:name="T1286" style:family="text">
      <style:text-properties fo:font-style="italic" fo:font-weight="bold" officeooo:rsid="2ff9e629" style:font-style-asian="italic" style:font-weight-asian="bold" style:font-style-complex="italic" style:font-weight-complex="bold"/>
    </style:style>
    <style:style style:name="T1287" style:family="text">
      <style:text-properties fo:font-style="italic" fo:font-weight="bold" officeooo:rsid="2ffabd0d" style:font-style-asian="italic" style:font-weight-asian="bold" style:font-style-complex="italic" style:font-weight-complex="bold"/>
    </style:style>
    <style:style style:name="T1288" style:family="text">
      <style:text-properties fo:font-style="italic" fo:font-weight="bold" officeooo:rsid="41e9f3dc" style:font-style-asian="italic" style:font-weight-asian="bold" style:font-style-complex="italic" style:font-weight-complex="bold"/>
    </style:style>
    <style:style style:name="T1289" style:family="text">
      <style:text-properties fo:font-style="italic" officeooo:rsid="3b063992" fo:background-color="transparent" loext:char-shading-value="0" style:font-style-asian="italic" style:font-style-complex="italic"/>
    </style:style>
    <style:style style:name="T1290" style:family="text">
      <style:text-properties fo:font-style="italic" officeooo:rsid="41af6113" fo:background-color="transparent" loext:char-shading-value="0" style:font-style-asian="italic" style:font-style-complex="italic"/>
    </style:style>
    <style:style style:name="T1291" style:family="text">
      <style:text-properties fo:font-style="italic" officeooo:rsid="41c1359d" fo:background-color="transparent" loext:char-shading-value="0" style:font-style-asian="italic" style:font-style-complex="italic"/>
    </style:style>
    <style:style style:name="T1292" style:family="text">
      <style:text-properties fo:font-style="italic" officeooo:rsid="41f14939" fo:background-color="transparent" loext:char-shading-value="0" style:font-style-asian="italic" style:font-style-complex="italic"/>
    </style:style>
    <style:style style:name="T1293" style:family="text">
      <style:text-properties fo:font-style="italic" officeooo:rsid="41c13376" fo:background-color="transparent" loext:char-shading-value="0" style:font-style-asian="italic" style:font-style-complex="italic"/>
    </style:style>
    <style:style style:name="T1294" style:family="text">
      <style:text-properties fo:font-style="italic" officeooo:rsid="41f2866a" fo:background-color="transparent" loext:char-shading-value="0" style:font-style-asian="italic" style:font-style-complex="italic"/>
    </style:style>
    <style:style style:name="T1295" style:family="text">
      <style:text-properties fo:font-style="italic" officeooo:rsid="41f038af" fo:background-color="transparent" loext:char-shading-value="0" style:font-style-asian="italic" style:font-style-complex="italic"/>
    </style:style>
    <style:style style:name="T1296" style:family="text">
      <style:text-properties fo:font-style="italic" officeooo:rsid="41f6ba1d" fo:background-color="transparent" loext:char-shading-value="0" style:font-style-asian="italic" style:font-style-complex="italic"/>
    </style:style>
    <style:style style:name="T1297" style:family="text">
      <style:text-properties fo:font-style="italic" officeooo:rsid="41e9f3dc" fo:background-color="transparent" loext:char-shading-value="0" style:font-style-asian="italic" style:font-style-complex="italic"/>
    </style:style>
    <style:style style:name="T1298" style:family="text">
      <style:text-properties fo:font-style="italic" officeooo:rsid="4052fb12" fo:background-color="transparent" loext:char-shading-value="0" style:language-asian="cs" style:country-asian="CZ" style:font-style-asian="italic" style:font-style-complex="italic"/>
    </style:style>
    <style:style style:name="T1299" style:family="text">
      <style:text-properties fo:font-style="italic" officeooo:rsid="41f038af" fo:background-color="transparent" loext:char-shading-value="0" style:language-asian="cs" style:country-asian="CZ" style:font-style-asian="italic" style:font-style-complex="italic"/>
    </style:style>
    <style:style style:name="T1300" style:family="text">
      <style:text-properties fo:font-style="italic" officeooo:rsid="418d4ab4" fo:background-color="transparent" loext:char-shading-value="0" style:language-asian="cs" style:country-asian="CZ" style:font-style-asian="italic" style:font-style-complex="italic"/>
    </style:style>
    <style:style style:name="T1301" style:family="text">
      <style:text-properties fo:font-style="italic" officeooo:rsid="419854ab" fo:background-color="transparent" loext:char-shading-value="0" style:language-asian="cs" style:country-asian="CZ" style:font-style-asian="italic" style:font-style-complex="italic"/>
    </style:style>
    <style:style style:name="T1302" style:family="text">
      <style:text-properties fo:font-style="italic" fo:font-weight="normal" style:font-style-asian="italic" style:font-weight-asian="normal" style:font-style-complex="italic" style:font-weight-complex="normal"/>
    </style:style>
    <style:style style:name="T1303" style:family="text">
      <style:text-properties fo:font-style="italic" fo:font-weight="normal" officeooo:rsid="30577479" style:font-style-asian="italic" style:font-weight-asian="normal" style:font-style-complex="italic" style:font-weight-complex="normal"/>
    </style:style>
    <style:style style:name="T1304" style:family="text">
      <style:text-properties fo:font-style="italic" fo:font-weight="normal" officeooo:rsid="00184b0e" style:font-style-asian="italic" style:font-weight-asian="normal" style:font-style-complex="italic" style:font-weight-complex="normal"/>
    </style:style>
    <style:style style:name="T1305" style:family="text">
      <style:text-properties fo:font-style="italic" fo:font-weight="normal" officeooo:rsid="302c57d5" style:font-style-asian="italic" style:font-weight-asian="normal" style:font-style-complex="italic" style:font-weight-complex="normal"/>
    </style:style>
    <style:style style:name="T1306" style:family="text">
      <style:text-properties fo:font-style="italic" fo:font-weight="normal" officeooo:rsid="3560f8ae" style:font-style-asian="italic" style:font-weight-asian="normal" style:font-style-complex="italic" style:font-weight-complex="normal"/>
    </style:style>
    <style:style style:name="T1307" style:family="text">
      <style:text-properties fo:font-style="italic" fo:font-weight="normal" officeooo:rsid="38648677" style:font-style-asian="italic" style:font-weight-asian="normal" style:font-style-complex="italic" style:font-weight-complex="normal"/>
    </style:style>
    <style:style style:name="T1308" style:family="text">
      <style:text-properties fo:font-style="italic" fo:font-weight="normal" officeooo:rsid="38727048" style:font-style-asian="italic" style:font-weight-asian="normal" style:font-style-complex="italic" style:font-weight-complex="normal"/>
    </style:style>
    <style:style style:name="T1309" style:family="text">
      <style:text-properties fo:font-style="italic" fo:font-weight="normal" officeooo:rsid="391178b6" style:font-style-asian="italic" style:font-weight-asian="normal" style:font-style-complex="italic" style:font-weight-complex="normal"/>
    </style:style>
    <style:style style:name="T1310" style:family="text">
      <style:text-properties fo:font-style="italic" fo:font-weight="normal" officeooo:rsid="391409e3" style:font-style-asian="italic" style:font-weight-asian="normal" style:font-style-complex="italic" style:font-weight-complex="normal"/>
    </style:style>
    <style:style style:name="T1311" style:family="text">
      <style:text-properties fo:font-style="italic" fo:font-weight="normal" officeooo:rsid="3ad3531a" style:font-style-asian="italic" style:font-weight-asian="normal" style:font-style-complex="italic" style:font-weight-complex="normal"/>
    </style:style>
    <style:style style:name="T1312" style:family="text">
      <style:text-properties fo:font-style="italic" fo:font-weight="normal" officeooo:rsid="3ae3d95d" style:font-style-asian="italic" style:font-weight-asian="normal" style:font-style-complex="italic" style:font-weight-complex="normal"/>
    </style:style>
    <style:style style:name="T1313" style:family="text">
      <style:text-properties fo:font-style="italic" fo:font-weight="normal" officeooo:rsid="3aeb7374" style:font-style-asian="italic" style:font-weight-asian="normal" style:font-style-complex="italic" style:font-weight-complex="normal"/>
    </style:style>
    <style:style style:name="T1314" style:family="text">
      <style:text-properties fo:font-style="italic" fo:font-weight="normal" officeooo:rsid="3aec7da5" style:font-style-asian="italic" style:font-weight-asian="normal" style:font-style-complex="italic" style:font-weight-complex="normal"/>
    </style:style>
    <style:style style:name="T1315" style:family="text">
      <style:text-properties fo:font-style="italic" fo:font-weight="normal" officeooo:rsid="3b0008e5" style:font-style-asian="italic" style:font-weight-asian="normal" style:font-style-complex="italic" style:font-weight-complex="normal"/>
    </style:style>
    <style:style style:name="T1316" style:family="text">
      <style:text-properties fo:font-style="italic" fo:font-weight="normal" officeooo:rsid="3b269913" style:font-style-asian="italic" style:font-weight-asian="normal" style:font-style-complex="italic" style:font-weight-complex="normal"/>
    </style:style>
    <style:style style:name="T1317" style:family="text">
      <style:text-properties fo:font-style="italic" fo:font-weight="normal" officeooo:rsid="3b293118" style:font-style-asian="italic" style:font-weight-asian="normal" style:font-style-complex="italic" style:font-weight-complex="normal"/>
    </style:style>
    <style:style style:name="T1318" style:family="text">
      <style:text-properties fo:font-style="italic" fo:font-weight="normal" officeooo:rsid="3f896825" style:font-style-asian="italic" style:font-weight-asian="normal" style:font-style-complex="italic" style:font-weight-complex="normal"/>
    </style:style>
    <style:style style:name="T1319" style:family="text">
      <style:text-properties fo:font-style="italic" fo:font-weight="normal" officeooo:rsid="41e9f3dc" style:font-style-asian="italic" style:font-weight-asian="normal" style:font-style-complex="italic" style:font-weight-complex="normal"/>
    </style:style>
    <style:style style:name="T1320" style:family="text">
      <style:text-properties fo:font-style="italic" style:text-underline-style="none" officeooo:rsid="36806d61" style:font-style-asian="italic" style:font-style-complex="italic"/>
    </style:style>
    <style:style style:name="T1321" style:family="text">
      <style:text-properties fo:font-style="italic" style:text-underline-style="none" officeooo:rsid="42149195" style:font-style-asian="italic" style:font-style-complex="italic"/>
    </style:style>
    <style:style style:name="T1322" style:family="text">
      <style:text-properties fo:font-style="italic" fo:background-color="#fff200" loext:char-shading-value="0" style:font-style-asian="italic" style:font-style-complex="italic"/>
    </style:style>
    <style:style style:name="T1323" style:family="text">
      <style:text-properties fo:font-style="italic" officeooo:rsid="37b38dca" fo:background-color="#fff200" loext:char-shading-value="0" style:font-style-asian="italic" style:font-style-complex="italic"/>
    </style:style>
    <style:style style:name="T1324" style:family="text">
      <style:text-properties fo:font-style="italic" officeooo:rsid="365ba67e" fo:background-color="#fff200" loext:char-shading-value="0" style:font-style-asian="italic" style:font-style-complex="italic"/>
    </style:style>
    <style:style style:name="T1325" style:family="text">
      <style:text-properties fo:font-style="normal" style:font-style-asian="normal" style:font-style-complex="normal"/>
    </style:style>
    <style:style style:name="T1326" style:family="text">
      <style:text-properties fo:font-style="normal" officeooo:rsid="2231cc63" style:font-style-asian="normal" style:font-style-complex="normal"/>
    </style:style>
    <style:style style:name="T1327" style:family="text">
      <style:text-properties fo:font-style="normal" officeooo:rsid="25a0872c" style:font-style-asian="normal" style:font-style-complex="normal"/>
    </style:style>
    <style:style style:name="T1328" style:family="text">
      <style:text-properties fo:font-style="normal" officeooo:rsid="2643a342" style:font-style-asian="normal" style:font-style-complex="normal"/>
    </style:style>
    <style:style style:name="T1329" style:family="text">
      <style:text-properties fo:font-style="normal" officeooo:rsid="266616ba" style:font-style-asian="normal" style:font-style-complex="normal"/>
    </style:style>
    <style:style style:name="T1330" style:family="text">
      <style:text-properties fo:font-style="normal" officeooo:rsid="183e0810" style:font-style-asian="normal" style:font-style-complex="normal"/>
    </style:style>
    <style:style style:name="T1331" style:family="text">
      <style:text-properties fo:font-style="normal" officeooo:rsid="18bfea3d" style:font-style-asian="normal" style:font-style-complex="normal"/>
    </style:style>
    <style:style style:name="T1332" style:family="text">
      <style:text-properties fo:font-style="normal" officeooo:rsid="18ecaf8e" style:font-style-asian="normal" style:font-style-complex="normal"/>
    </style:style>
    <style:style style:name="T1333" style:family="text">
      <style:text-properties fo:font-style="normal" officeooo:rsid="18c8760e" style:font-style-asian="normal" style:font-style-complex="normal"/>
    </style:style>
    <style:style style:name="T1334" style:family="text">
      <style:text-properties fo:font-style="normal" officeooo:rsid="1a4594f8" style:font-style-asian="normal" style:font-style-complex="normal"/>
    </style:style>
    <style:style style:name="T1335" style:family="text">
      <style:text-properties fo:font-style="normal" officeooo:rsid="1a4749e8" style:font-style-asian="normal" style:font-style-complex="normal"/>
    </style:style>
    <style:style style:name="T1336" style:family="text">
      <style:text-properties fo:font-style="normal" officeooo:rsid="1ba0195d" style:font-style-asian="normal" style:font-style-complex="normal"/>
    </style:style>
    <style:style style:name="T1337" style:family="text">
      <style:text-properties fo:font-style="normal" officeooo:rsid="210d8ae5" style:font-style-asian="normal" style:font-style-complex="normal"/>
    </style:style>
    <style:style style:name="T1338" style:family="text">
      <style:text-properties fo:font-style="normal" officeooo:rsid="1bc0908c" style:font-style-asian="normal" style:font-style-complex="normal"/>
    </style:style>
    <style:style style:name="T1339" style:family="text">
      <style:text-properties fo:font-style="normal" officeooo:rsid="16038801" style:font-style-asian="normal" style:font-style-complex="normal"/>
    </style:style>
    <style:style style:name="T1340" style:family="text">
      <style:text-properties fo:font-style="normal" officeooo:rsid="295485bb" style:font-style-asian="normal" style:font-style-complex="normal"/>
    </style:style>
    <style:style style:name="T1341" style:family="text">
      <style:text-properties fo:font-style="normal" officeooo:rsid="2d125348" style:font-style-asian="normal" style:font-style-complex="normal"/>
    </style:style>
    <style:style style:name="T1342" style:family="text">
      <style:text-properties fo:font-style="normal" officeooo:rsid="1a4dc0d9" style:font-style-asian="normal" style:font-style-complex="normal"/>
    </style:style>
    <style:style style:name="T1343" style:family="text">
      <style:text-properties fo:font-style="normal" officeooo:rsid="2e01a388" style:font-style-asian="normal" style:font-style-complex="normal"/>
    </style:style>
    <style:style style:name="T1344" style:family="text">
      <style:text-properties fo:font-style="normal" officeooo:rsid="1874e701" style:font-style-asian="normal" style:font-style-complex="normal"/>
    </style:style>
    <style:style style:name="T1345" style:family="text">
      <style:text-properties fo:font-style="normal" officeooo:rsid="166573f1" style:font-style-asian="normal" style:font-style-complex="normal"/>
    </style:style>
    <style:style style:name="T1346" style:family="text">
      <style:text-properties fo:font-style="normal" officeooo:rsid="166b8d4a" style:font-style-asian="normal" style:font-style-complex="normal"/>
    </style:style>
    <style:style style:name="T1347" style:family="text">
      <style:text-properties fo:font-style="normal" officeooo:rsid="2e386d43" style:font-style-asian="normal" style:font-style-complex="normal"/>
    </style:style>
    <style:style style:name="T1348" style:family="text">
      <style:text-properties fo:font-style="normal" officeooo:rsid="2e450f13" style:font-style-asian="normal" style:font-style-complex="normal"/>
    </style:style>
    <style:style style:name="T1349" style:family="text">
      <style:text-properties fo:font-style="normal" officeooo:rsid="2e87d34e" style:font-style-asian="normal" style:font-style-complex="normal"/>
    </style:style>
    <style:style style:name="T1350" style:family="text">
      <style:text-properties fo:font-style="normal" officeooo:rsid="2fc1966a" style:font-style-asian="normal" style:font-style-complex="normal"/>
    </style:style>
    <style:style style:name="T1351" style:family="text">
      <style:text-properties fo:font-style="normal" officeooo:rsid="2fc911ab" style:font-style-asian="normal" style:font-style-complex="normal"/>
    </style:style>
    <style:style style:name="T1352" style:family="text">
      <style:text-properties fo:font-style="normal" officeooo:rsid="30609787" style:font-style-asian="normal" style:font-style-complex="normal"/>
    </style:style>
    <style:style style:name="T1353" style:family="text">
      <style:text-properties fo:font-style="normal" officeooo:rsid="30623206" style:font-style-asian="normal" style:font-style-complex="normal"/>
    </style:style>
    <style:style style:name="T1354" style:family="text">
      <style:text-properties fo:font-style="normal" officeooo:rsid="1b1133f5" style:font-style-asian="normal" style:font-style-complex="normal"/>
    </style:style>
    <style:style style:name="T1355" style:family="text">
      <style:text-properties fo:font-style="normal" officeooo:rsid="31451aff" style:font-style-asian="normal" style:font-style-complex="normal"/>
    </style:style>
    <style:style style:name="T1356" style:family="text">
      <style:text-properties fo:font-style="normal" officeooo:rsid="3146de2f" style:font-style-asian="normal" style:font-style-complex="normal"/>
    </style:style>
    <style:style style:name="T1357" style:family="text">
      <style:text-properties fo:font-style="normal" officeooo:rsid="1b41fd68" style:font-style-asian="normal" style:font-style-complex="normal"/>
    </style:style>
    <style:style style:name="T1358" style:family="text">
      <style:text-properties fo:font-style="normal" officeooo:rsid="317e46bf" style:font-style-asian="normal" style:font-style-complex="normal"/>
    </style:style>
    <style:style style:name="T1359" style:family="text">
      <style:text-properties fo:font-style="normal" officeooo:rsid="1bdbbaf9" style:font-style-asian="normal" style:font-style-complex="normal"/>
    </style:style>
    <style:style style:name="T1360" style:family="text">
      <style:text-properties fo:font-style="normal" officeooo:rsid="1bddadae" style:font-style-asian="normal" style:font-style-complex="normal"/>
    </style:style>
    <style:style style:name="T1361" style:family="text">
      <style:text-properties fo:font-style="normal" officeooo:rsid="3202d433" style:font-style-asian="normal" style:font-style-complex="normal"/>
    </style:style>
    <style:style style:name="T1362" style:family="text">
      <style:text-properties fo:font-style="normal" officeooo:rsid="32a07628" style:font-style-asian="normal" style:font-style-complex="normal"/>
    </style:style>
    <style:style style:name="T1363" style:family="text">
      <style:text-properties fo:font-style="normal" officeooo:rsid="351367dc" style:font-style-asian="normal" style:font-style-complex="normal"/>
    </style:style>
    <style:style style:name="T1364" style:family="text">
      <style:text-properties fo:font-style="normal" officeooo:rsid="3514d13d" style:font-style-asian="normal" style:font-style-complex="normal"/>
    </style:style>
    <style:style style:name="T1365" style:family="text">
      <style:text-properties fo:font-style="normal" officeooo:rsid="36791e48" style:font-style-asian="normal" style:font-style-complex="normal"/>
    </style:style>
    <style:style style:name="T1366" style:family="text">
      <style:text-properties fo:font-style="normal" officeooo:rsid="36c86be9" style:font-style-asian="normal" style:font-style-complex="normal"/>
    </style:style>
    <style:style style:name="T1367" style:family="text">
      <style:text-properties fo:font-style="normal" officeooo:rsid="36d36c29" style:font-style-asian="normal" style:font-style-complex="normal"/>
    </style:style>
    <style:style style:name="T1368" style:family="text">
      <style:text-properties fo:font-style="normal" officeooo:rsid="372f96e8" style:font-style-asian="normal" style:font-style-complex="normal"/>
    </style:style>
    <style:style style:name="T1369" style:family="text">
      <style:text-properties fo:font-style="normal" officeooo:rsid="36dbeff6" style:font-style-asian="normal" style:font-style-complex="normal"/>
    </style:style>
    <style:style style:name="T1370" style:family="text">
      <style:text-properties fo:font-style="normal" officeooo:rsid="36cbc152" style:font-style-asian="normal" style:font-style-complex="normal"/>
    </style:style>
    <style:style style:name="T1371" style:family="text">
      <style:text-properties fo:font-style="normal" officeooo:rsid="3736fefd" style:font-style-asian="normal" style:font-style-complex="normal"/>
    </style:style>
    <style:style style:name="T1372" style:family="text">
      <style:text-properties fo:font-style="normal" officeooo:rsid="374bcbfe" style:font-style-asian="normal" style:font-style-complex="normal"/>
    </style:style>
    <style:style style:name="T1373" style:family="text">
      <style:text-properties fo:font-style="normal" officeooo:rsid="374c59fc" style:font-style-asian="normal" style:font-style-complex="normal"/>
    </style:style>
    <style:style style:name="T1374" style:family="text">
      <style:text-properties fo:font-style="normal" officeooo:rsid="374e31cd" style:font-style-asian="normal" style:font-style-complex="normal"/>
    </style:style>
    <style:style style:name="T1375" style:family="text">
      <style:text-properties fo:font-style="normal" officeooo:rsid="377636a8" style:font-style-asian="normal" style:font-style-complex="normal"/>
    </style:style>
    <style:style style:name="T1376" style:family="text">
      <style:text-properties fo:font-style="normal" officeooo:rsid="384d265b" style:font-style-asian="normal" style:font-style-complex="normal"/>
    </style:style>
    <style:style style:name="T1377" style:family="text">
      <style:text-properties fo:font-style="normal" officeooo:rsid="386059f7" style:font-style-asian="normal" style:font-style-complex="normal"/>
    </style:style>
    <style:style style:name="T1378" style:family="text">
      <style:text-properties fo:font-style="normal" officeooo:rsid="3860eae1" style:font-style-asian="normal" style:font-style-complex="normal"/>
    </style:style>
    <style:style style:name="T1379" style:family="text">
      <style:text-properties fo:font-style="normal" officeooo:rsid="38c26221" style:font-style-asian="normal" style:font-style-complex="normal"/>
    </style:style>
    <style:style style:name="T1380" style:family="text">
      <style:text-properties fo:font-style="normal" officeooo:rsid="390cb999" style:font-style-asian="normal" style:font-style-complex="normal"/>
    </style:style>
    <style:style style:name="T1381" style:family="text">
      <style:text-properties fo:font-style="normal" officeooo:rsid="39100b81" style:font-style-asian="normal" style:font-style-complex="normal"/>
    </style:style>
    <style:style style:name="T1382" style:family="text">
      <style:text-properties fo:font-style="normal" officeooo:rsid="391012f9" style:font-style-asian="normal" style:font-style-complex="normal"/>
    </style:style>
    <style:style style:name="T1383" style:family="text">
      <style:text-properties fo:font-style="normal" officeooo:rsid="391178b6" style:font-style-asian="normal" style:font-style-complex="normal"/>
    </style:style>
    <style:style style:name="T1384" style:family="text">
      <style:text-properties fo:font-style="normal" officeooo:rsid="1f05e202" style:font-style-asian="normal" style:font-style-complex="normal"/>
    </style:style>
    <style:style style:name="T1385" style:family="text">
      <style:text-properties fo:font-style="normal" officeooo:rsid="256e38d1" style:font-style-asian="normal" style:font-style-complex="normal"/>
    </style:style>
    <style:style style:name="T1386" style:family="text">
      <style:text-properties fo:font-style="normal" officeooo:rsid="2571d9c7" style:font-style-asian="normal" style:font-style-complex="normal"/>
    </style:style>
    <style:style style:name="T1387" style:family="text">
      <style:text-properties fo:font-style="normal" officeooo:rsid="25f2d04a" style:font-style-asian="normal" style:font-style-complex="normal"/>
    </style:style>
    <style:style style:name="T1388" style:family="text">
      <style:text-properties fo:font-style="normal" officeooo:rsid="25f31ebd" style:font-style-asian="normal" style:font-style-complex="normal"/>
    </style:style>
    <style:style style:name="T1389" style:family="text">
      <style:text-properties fo:font-style="normal" officeooo:rsid="2576dfad" style:font-style-asian="normal" style:font-style-complex="normal"/>
    </style:style>
    <style:style style:name="T1390" style:family="text">
      <style:text-properties fo:font-style="normal" officeooo:rsid="25f3c728" style:font-style-asian="normal" style:font-style-complex="normal"/>
    </style:style>
    <style:style style:name="T1391" style:family="text">
      <style:text-properties fo:font-style="normal" officeooo:rsid="3984e131" style:font-style-asian="normal" style:font-style-complex="normal"/>
    </style:style>
    <style:style style:name="T1392" style:family="text">
      <style:text-properties fo:font-style="normal" officeooo:rsid="26d6747e" style:font-style-asian="normal" style:font-style-complex="normal"/>
    </style:style>
    <style:style style:name="T1393" style:family="text">
      <style:text-properties fo:font-style="normal" officeooo:rsid="26d67ad6" style:font-style-asian="normal" style:font-style-complex="normal"/>
    </style:style>
    <style:style style:name="T1394" style:family="text">
      <style:text-properties fo:font-style="normal" officeooo:rsid="39a48878" style:font-style-asian="normal" style:font-style-complex="normal"/>
    </style:style>
    <style:style style:name="T1395" style:family="text">
      <style:text-properties fo:font-style="normal" officeooo:rsid="39a891b7" style:font-style-asian="normal" style:font-style-complex="normal"/>
    </style:style>
    <style:style style:name="T1396" style:family="text">
      <style:text-properties fo:font-style="normal" officeooo:rsid="39b8d7fd" style:font-style-asian="normal" style:font-style-complex="normal"/>
    </style:style>
    <style:style style:name="T1397" style:family="text">
      <style:text-properties fo:font-style="normal" officeooo:rsid="18a69eb1" style:font-style-asian="normal" style:font-style-complex="normal"/>
    </style:style>
    <style:style style:name="T1398" style:family="text">
      <style:text-properties fo:font-style="normal" officeooo:rsid="39d4718c" style:font-style-asian="normal" style:font-style-complex="normal"/>
    </style:style>
    <style:style style:name="T1399" style:family="text">
      <style:text-properties fo:font-style="normal" officeooo:rsid="39ecaad2" style:font-style-asian="normal" style:font-style-complex="normal"/>
    </style:style>
    <style:style style:name="T1400" style:family="text">
      <style:text-properties fo:font-style="normal" officeooo:rsid="3a188e73" style:font-style-asian="normal" style:font-style-complex="normal"/>
    </style:style>
    <style:style style:name="T1401" style:family="text">
      <style:text-properties fo:font-style="normal" officeooo:rsid="3a193765" style:font-style-asian="normal" style:font-style-complex="normal"/>
    </style:style>
    <style:style style:name="T1402" style:family="text">
      <style:text-properties fo:font-style="normal" officeooo:rsid="3a146c30" style:font-style-asian="normal" style:font-style-complex="normal"/>
    </style:style>
    <style:style style:name="T1403" style:family="text">
      <style:text-properties fo:font-style="normal" officeooo:rsid="3a1dfd2a" style:font-style-asian="normal" style:font-style-complex="normal"/>
    </style:style>
    <style:style style:name="T1404" style:family="text">
      <style:text-properties fo:font-style="normal" officeooo:rsid="3a1fa0e8" style:font-style-asian="normal" style:font-style-complex="normal"/>
    </style:style>
    <style:style style:name="T1405" style:family="text">
      <style:text-properties fo:font-style="normal" officeooo:rsid="3a34b9c0" style:font-style-asian="normal" style:font-style-complex="normal"/>
    </style:style>
    <style:style style:name="T1406" style:family="text">
      <style:text-properties fo:font-style="normal" officeooo:rsid="3a1c583e" style:font-style-asian="normal" style:font-style-complex="normal"/>
    </style:style>
    <style:style style:name="T1407" style:family="text">
      <style:text-properties fo:font-style="normal" officeooo:rsid="3a4703d5" style:font-style-asian="normal" style:font-style-complex="normal"/>
    </style:style>
    <style:style style:name="T1408" style:family="text">
      <style:text-properties fo:font-style="normal" officeooo:rsid="3a4a68d7" style:font-style-asian="normal" style:font-style-complex="normal"/>
    </style:style>
    <style:style style:name="T1409" style:family="text">
      <style:text-properties fo:font-style="normal" officeooo:rsid="3a4ac1d5" style:font-style-asian="normal" style:font-style-complex="normal"/>
    </style:style>
    <style:style style:name="T1410" style:family="text">
      <style:text-properties fo:font-style="normal" officeooo:rsid="3a50753e" style:font-style-asian="normal" style:font-style-complex="normal"/>
    </style:style>
    <style:style style:name="T1411" style:family="text">
      <style:text-properties fo:font-style="normal" officeooo:rsid="3a54801d" style:font-style-asian="normal" style:font-style-complex="normal"/>
    </style:style>
    <style:style style:name="T1412" style:family="text">
      <style:text-properties fo:font-style="normal" officeooo:rsid="3a575a50" style:font-style-asian="normal" style:font-style-complex="normal"/>
    </style:style>
    <style:style style:name="T1413" style:family="text">
      <style:text-properties fo:font-style="normal" officeooo:rsid="3a57d9af" style:font-style-asian="normal" style:font-style-complex="normal"/>
    </style:style>
    <style:style style:name="T1414" style:family="text">
      <style:text-properties fo:font-style="normal" officeooo:rsid="3a5a1bf6" style:font-style-asian="normal" style:font-style-complex="normal"/>
    </style:style>
    <style:style style:name="T1415" style:family="text">
      <style:text-properties fo:font-style="normal" officeooo:rsid="3a5cf720" style:font-style-asian="normal" style:font-style-complex="normal"/>
    </style:style>
    <style:style style:name="T1416" style:family="text">
      <style:text-properties fo:font-style="normal" officeooo:rsid="3a920d5a" style:font-style-asian="normal" style:font-style-complex="normal"/>
    </style:style>
    <style:style style:name="T1417" style:family="text">
      <style:text-properties fo:font-style="normal" officeooo:rsid="3a9478eb" style:font-style-asian="normal" style:font-style-complex="normal"/>
    </style:style>
    <style:style style:name="T1418" style:family="text">
      <style:text-properties fo:font-style="normal" officeooo:rsid="3a95f2d4" style:font-style-asian="normal" style:font-style-complex="normal"/>
    </style:style>
    <style:style style:name="T1419" style:family="text">
      <style:text-properties fo:font-style="normal" officeooo:rsid="3a98b3ec" style:font-style-asian="normal" style:font-style-complex="normal"/>
    </style:style>
    <style:style style:name="T1420" style:family="text">
      <style:text-properties fo:font-style="normal" officeooo:rsid="3a95f584" style:font-style-asian="normal" style:font-style-complex="normal"/>
    </style:style>
    <style:style style:name="T1421" style:family="text">
      <style:text-properties fo:font-style="normal" officeooo:rsid="3a99fc7d" style:font-style-asian="normal" style:font-style-complex="normal"/>
    </style:style>
    <style:style style:name="T1422" style:family="text">
      <style:text-properties fo:font-style="normal" officeooo:rsid="3a9a2361" style:font-style-asian="normal" style:font-style-complex="normal"/>
    </style:style>
    <style:style style:name="T1423" style:family="text">
      <style:text-properties fo:font-style="normal" officeooo:rsid="3aa8a74a" style:font-style-asian="normal" style:font-style-complex="normal"/>
    </style:style>
    <style:style style:name="T1424" style:family="text">
      <style:text-properties fo:font-style="normal" officeooo:rsid="3af6ba05" style:font-style-asian="normal" style:font-style-complex="normal"/>
    </style:style>
    <style:style style:name="T1425" style:family="text">
      <style:text-properties fo:font-style="normal" officeooo:rsid="3af9b0c6" style:font-style-asian="normal" style:font-style-complex="normal"/>
    </style:style>
    <style:style style:name="T1426" style:family="text">
      <style:text-properties fo:font-style="normal" officeooo:rsid="3b0effec" style:font-style-asian="normal" style:font-style-complex="normal"/>
    </style:style>
    <style:style style:name="T1427" style:family="text">
      <style:text-properties fo:font-style="normal" officeooo:rsid="3b100551" style:font-style-asian="normal" style:font-style-complex="normal"/>
    </style:style>
    <style:style style:name="T1428" style:family="text">
      <style:text-properties fo:font-style="normal" officeooo:rsid="3b564746" style:font-style-asian="normal" style:font-style-complex="normal"/>
    </style:style>
    <style:style style:name="T1429" style:family="text">
      <style:text-properties fo:font-style="normal" officeooo:rsid="3b59bc07" style:font-style-asian="normal" style:font-style-complex="normal"/>
    </style:style>
    <style:style style:name="T1430" style:family="text">
      <style:text-properties fo:font-style="normal" officeooo:rsid="3b5f36bd" style:font-style-asian="normal" style:font-style-complex="normal"/>
    </style:style>
    <style:style style:name="T1431" style:family="text">
      <style:text-properties fo:font-style="normal" officeooo:rsid="3b86a79e" style:font-style-asian="normal" style:font-style-complex="normal"/>
    </style:style>
    <style:style style:name="T1432" style:family="text">
      <style:text-properties fo:font-style="normal" officeooo:rsid="3bb0c1ce" style:font-style-asian="normal" style:font-style-complex="normal"/>
    </style:style>
    <style:style style:name="T1433" style:family="text">
      <style:text-properties fo:font-style="normal" officeooo:rsid="3bb78967" style:font-style-asian="normal" style:font-style-complex="normal"/>
    </style:style>
    <style:style style:name="T1434" style:family="text">
      <style:text-properties fo:font-style="normal" officeooo:rsid="3bffcabb" style:font-style-asian="normal" style:font-style-complex="normal"/>
    </style:style>
    <style:style style:name="T1435" style:family="text">
      <style:text-properties fo:font-style="normal" officeooo:rsid="3c6564df" style:font-style-asian="normal" style:font-style-complex="normal"/>
    </style:style>
    <style:style style:name="T1436" style:family="text">
      <style:text-properties fo:font-style="normal" officeooo:rsid="3e9c97a9" style:font-style-asian="normal" style:font-style-complex="normal"/>
    </style:style>
    <style:style style:name="T1437" style:family="text">
      <style:text-properties fo:font-style="normal" officeooo:rsid="3f19aaaa" style:font-style-asian="normal" style:font-style-complex="normal"/>
    </style:style>
    <style:style style:name="T1438" style:family="text">
      <style:text-properties fo:font-style="normal" officeooo:rsid="3f1db19d" style:font-style-asian="normal" style:font-style-complex="normal"/>
    </style:style>
    <style:style style:name="T1439" style:family="text">
      <style:text-properties fo:font-style="normal" officeooo:rsid="3f2ae0ed" style:font-style-asian="normal" style:font-style-complex="normal"/>
    </style:style>
    <style:style style:name="T1440" style:family="text">
      <style:text-properties fo:font-style="normal" officeooo:rsid="3f2c1347" style:font-style-asian="normal" style:font-style-complex="normal"/>
    </style:style>
    <style:style style:name="T1441" style:family="text">
      <style:text-properties fo:font-style="normal" officeooo:rsid="3f2d27ea" style:font-style-asian="normal" style:font-style-complex="normal"/>
    </style:style>
    <style:style style:name="T1442" style:family="text">
      <style:text-properties fo:font-style="normal" officeooo:rsid="3f33182c" style:font-style-asian="normal" style:font-style-complex="normal"/>
    </style:style>
    <style:style style:name="T1443" style:family="text">
      <style:text-properties fo:font-style="normal" officeooo:rsid="3f331eab" style:font-style-asian="normal" style:font-style-complex="normal"/>
    </style:style>
    <style:style style:name="T1444" style:family="text">
      <style:text-properties fo:font-style="normal" officeooo:rsid="3f35b5ac" style:font-style-asian="normal" style:font-style-complex="normal"/>
    </style:style>
    <style:style style:name="T1445" style:family="text">
      <style:text-properties fo:font-style="normal" officeooo:rsid="3f44d274" style:font-style-asian="normal" style:font-style-complex="normal"/>
    </style:style>
    <style:style style:name="T1446" style:family="text">
      <style:text-properties fo:font-style="normal" officeooo:rsid="3f594651" style:font-style-asian="normal" style:font-style-complex="normal"/>
    </style:style>
    <style:style style:name="T1447" style:family="text">
      <style:text-properties fo:font-style="normal" officeooo:rsid="3f5b62c9" style:font-style-asian="normal" style:font-style-complex="normal"/>
    </style:style>
    <style:style style:name="T1448" style:family="text">
      <style:text-properties fo:font-style="normal" officeooo:rsid="3f7918f7" style:font-style-asian="normal" style:font-style-complex="normal"/>
    </style:style>
    <style:style style:name="T1449" style:family="text">
      <style:text-properties fo:font-style="normal" officeooo:rsid="3f2955a1" style:font-style-asian="normal" style:font-style-complex="normal"/>
    </style:style>
    <style:style style:name="T1450" style:family="text">
      <style:text-properties fo:font-style="normal" officeooo:rsid="3f2f946e" style:font-style-asian="normal" style:font-style-complex="normal"/>
    </style:style>
    <style:style style:name="T1451" style:family="text">
      <style:text-properties fo:font-style="normal" officeooo:rsid="3f9d44e3" style:font-style-asian="normal" style:font-style-complex="normal"/>
    </style:style>
    <style:style style:name="T1452" style:family="text">
      <style:text-properties fo:font-style="normal" officeooo:rsid="3fd13d3c" style:font-style-asian="normal" style:font-style-complex="normal"/>
    </style:style>
    <style:style style:name="T1453" style:family="text">
      <style:text-properties fo:font-style="normal" officeooo:rsid="3fd1c6df" style:font-style-asian="normal" style:font-style-complex="normal"/>
    </style:style>
    <style:style style:name="T1454" style:family="text">
      <style:text-properties fo:font-style="normal" officeooo:rsid="3fd21e6b" style:font-style-asian="normal" style:font-style-complex="normal"/>
    </style:style>
    <style:style style:name="T1455" style:family="text">
      <style:text-properties fo:font-style="normal" officeooo:rsid="3ff7df0e" style:font-style-asian="normal" style:font-style-complex="normal"/>
    </style:style>
    <style:style style:name="T1456" style:family="text">
      <style:text-properties fo:font-style="normal" officeooo:rsid="3ff8ed03" style:font-style-asian="normal" style:font-style-complex="normal"/>
    </style:style>
    <style:style style:name="T1457" style:family="text">
      <style:text-properties fo:font-style="normal" officeooo:rsid="3ffac44a" style:font-style-asian="normal" style:font-style-complex="normal"/>
    </style:style>
    <style:style style:name="T1458" style:family="text">
      <style:text-properties fo:font-style="normal" officeooo:rsid="40069751" style:font-style-asian="normal" style:font-style-complex="normal"/>
    </style:style>
    <style:style style:name="T1459" style:family="text">
      <style:text-properties fo:font-style="normal" officeooo:rsid="408430cb" style:font-style-asian="normal" style:font-style-complex="normal"/>
    </style:style>
    <style:style style:name="T1460" style:family="text">
      <style:text-properties fo:font-style="normal" officeooo:rsid="409fce6e" style:font-style-asian="normal" style:font-style-complex="normal"/>
    </style:style>
    <style:style style:name="T1461" style:family="text">
      <style:text-properties fo:font-style="normal" officeooo:rsid="229f4bef" style:font-style-asian="normal" style:font-style-complex="normal"/>
    </style:style>
    <style:style style:name="T1462" style:family="text">
      <style:text-properties fo:font-style="normal" officeooo:rsid="40ff6eb5" style:font-style-asian="normal" style:font-style-complex="normal"/>
    </style:style>
    <style:style style:name="T1463" style:family="text">
      <style:text-properties fo:font-style="normal" officeooo:rsid="3e0307de" style:font-style-asian="normal" style:font-style-complex="normal"/>
    </style:style>
    <style:style style:name="T1464" style:family="text">
      <style:text-properties fo:font-style="normal" officeooo:rsid="4103fb1a" style:font-style-asian="normal" style:font-style-complex="normal"/>
    </style:style>
    <style:style style:name="T1465" style:family="text">
      <style:text-properties fo:font-style="normal" officeooo:rsid="3eb4b392" style:font-style-asian="normal" style:font-style-complex="normal"/>
    </style:style>
    <style:style style:name="T1466" style:family="text">
      <style:text-properties fo:font-style="normal" officeooo:rsid="237987a4" style:font-style-asian="normal" style:font-style-complex="normal"/>
    </style:style>
    <style:style style:name="T1467" style:family="text">
      <style:text-properties fo:font-style="normal" officeooo:rsid="411ea80d" style:font-style-asian="normal" style:font-style-complex="normal"/>
    </style:style>
    <style:style style:name="T1468" style:family="text">
      <style:text-properties fo:font-style="normal" officeooo:rsid="413c7b10" style:font-style-asian="normal" style:font-style-complex="normal"/>
    </style:style>
    <style:style style:name="T1469" style:family="text">
      <style:text-properties fo:font-style="normal" officeooo:rsid="422655a2" style:font-style-asian="normal" style:font-style-complex="normal"/>
    </style:style>
    <style:style style:name="T1470" style:family="text">
      <style:text-properties fo:font-style="normal" officeooo:rsid="4229aa2b" style:font-style-asian="normal" style:font-style-complex="normal"/>
    </style:style>
    <style:style style:name="T1471" style:family="text">
      <style:text-properties fo:font-style="normal" officeooo:rsid="3f9475dd" style:font-style-asian="normal" style:font-style-complex="normal"/>
    </style:style>
    <style:style style:name="T1472" style:family="text">
      <style:text-properties fo:font-style="normal" officeooo:rsid="422bff43" style:font-style-asian="normal" style:font-style-complex="normal"/>
    </style:style>
    <style:style style:name="T1473" style:family="text">
      <style:text-properties fo:font-style="normal" officeooo:rsid="4238ef25" style:font-style-asian="normal" style:font-style-complex="normal"/>
    </style:style>
    <style:style style:name="T1474" style:family="text">
      <style:text-properties fo:font-style="normal" officeooo:rsid="4243daaa" style:font-style-asian="normal" style:font-style-complex="normal"/>
    </style:style>
    <style:style style:name="T1475" style:family="text">
      <style:text-properties fo:font-style="normal" officeooo:rsid="42455b22" style:font-style-asian="normal" style:font-style-complex="normal"/>
    </style:style>
    <style:style style:name="T1476" style:family="text">
      <style:text-properties fo:font-style="normal" officeooo:rsid="424948e8" style:font-style-asian="normal" style:font-style-complex="normal"/>
    </style:style>
    <style:style style:name="T1477" style:family="text">
      <style:text-properties fo:font-style="normal" officeooo:rsid="3f04b7a4" style:font-style-asian="normal" style:font-style-complex="normal"/>
    </style:style>
    <style:style style:name="T1478" style:family="text">
      <style:text-properties fo:font-style="normal" officeooo:rsid="40fec6d5" style:font-style-asian="normal" style:font-style-complex="normal"/>
    </style:style>
    <style:style style:name="T1479" style:family="text">
      <style:text-properties fo:font-style="normal" officeooo:rsid="425c509e" style:font-style-asian="normal" style:font-style-complex="normal"/>
    </style:style>
    <style:style style:name="T1480" style:family="text">
      <style:text-properties fo:font-style="normal" officeooo:rsid="425ea1d3" style:font-style-asian="normal" style:font-style-complex="normal"/>
    </style:style>
    <style:style style:name="T1481" style:family="text">
      <style:text-properties fo:font-style="normal" officeooo:rsid="3ff60362" style:font-style-asian="normal" style:font-style-complex="normal"/>
    </style:style>
    <style:style style:name="T1482" style:family="text">
      <style:text-properties fo:font-style="normal" officeooo:rsid="426079da" style:font-style-asian="normal" style:font-style-complex="normal"/>
    </style:style>
    <style:style style:name="T1483" style:family="text">
      <style:text-properties fo:font-style="normal" officeooo:rsid="4260b72b" style:font-style-asian="normal" style:font-style-complex="normal"/>
    </style:style>
    <style:style style:name="T1484" style:family="text">
      <style:text-properties fo:font-style="normal" officeooo:rsid="42625fb6" style:font-style-asian="normal" style:font-style-complex="normal"/>
    </style:style>
    <style:style style:name="T1485" style:family="text">
      <style:text-properties fo:font-style="normal" officeooo:rsid="4262827c" style:font-style-asian="normal" style:font-style-complex="normal"/>
    </style:style>
    <style:style style:name="T1486" style:family="text">
      <style:text-properties fo:font-style="normal" officeooo:rsid="3b8776fb" style:font-style-asian="normal" style:font-style-complex="normal"/>
    </style:style>
    <style:style style:name="T1487" style:family="text">
      <style:text-properties fo:font-style="normal" officeooo:rsid="398bdeda" style:font-style-asian="normal" style:font-style-complex="normal"/>
    </style:style>
    <style:style style:name="T1488" style:family="text">
      <style:text-properties fo:font-style="normal" officeooo:rsid="3989dc07" style:font-style-asian="normal" style:font-style-complex="normal"/>
    </style:style>
    <style:style style:name="T1489" style:family="text">
      <style:text-properties fo:font-style="normal" officeooo:rsid="3d0175eb" style:font-style-asian="normal" style:font-style-complex="normal"/>
    </style:style>
    <style:style style:name="T1490" style:family="text">
      <style:text-properties fo:font-style="normal" officeooo:rsid="42667655" style:font-style-asian="normal" style:font-style-complex="normal"/>
    </style:style>
    <style:style style:name="T1491" style:family="text">
      <style:text-properties fo:font-style="normal" officeooo:rsid="426a464e" style:font-style-asian="normal" style:font-style-complex="normal"/>
    </style:style>
    <style:style style:name="T1492" style:family="text">
      <style:text-properties fo:font-style="normal" officeooo:rsid="42afa91a" style:font-style-asian="normal" style:font-style-complex="normal"/>
    </style:style>
    <style:style style:name="T1493" style:family="text">
      <style:text-properties fo:font-style="normal" officeooo:rsid="427b9dc5" style:font-style-asian="normal" style:font-style-complex="normal"/>
    </style:style>
    <style:style style:name="T1494" style:family="text">
      <style:text-properties fo:font-style="normal" officeooo:rsid="42a8d7fc" style:font-style-asian="normal" style:font-style-complex="normal"/>
    </style:style>
    <style:style style:name="T1495" style:family="text">
      <style:text-properties fo:font-style="normal" officeooo:rsid="427bcbd5" style:font-style-asian="normal" style:font-style-complex="normal"/>
    </style:style>
    <style:style style:name="T1496" style:family="text">
      <style:text-properties fo:font-style="normal" officeooo:rsid="42aadd19" style:font-style-asian="normal" style:font-style-complex="normal"/>
    </style:style>
    <style:style style:name="T1497" style:family="text">
      <style:text-properties fo:font-style="normal" officeooo:rsid="42b3480f" style:font-style-asian="normal" style:font-style-complex="normal"/>
    </style:style>
    <style:style style:name="T1498" style:family="text">
      <style:text-properties fo:font-style="normal" officeooo:rsid="421f3761" style:font-style-asian="normal" style:font-style-complex="normal"/>
    </style:style>
    <style:style style:name="T1499" style:family="text">
      <style:text-properties fo:font-style="normal" officeooo:rsid="3bed2d2d" style:font-style-asian="normal" style:font-style-complex="normal"/>
    </style:style>
    <style:style style:name="T1500" style:family="text">
      <style:text-properties fo:font-style="normal" officeooo:rsid="42877ec6" style:font-style-asian="normal" style:font-style-complex="normal"/>
    </style:style>
    <style:style style:name="T1501" style:family="text">
      <style:text-properties fo:font-style="normal" officeooo:rsid="403a51d8" style:font-style-asian="normal" style:font-style-complex="normal"/>
    </style:style>
    <style:style style:name="T1502" style:family="text">
      <style:text-properties fo:font-style="normal" officeooo:rsid="4272acc5" style:font-style-asian="normal" style:font-style-complex="normal"/>
    </style:style>
    <style:style style:name="T1503" style:family="text">
      <style:text-properties fo:font-style="normal" style:text-underline-style="none" style:font-style-asian="normal" style:font-style-complex="normal"/>
    </style:style>
    <style:style style:name="T1504" style:family="text">
      <style:text-properties fo:font-style="normal" style:text-underline-style="none" officeooo:rsid="22f7ad49" style:font-style-asian="normal" style:font-style-complex="normal"/>
    </style:style>
    <style:style style:name="T1505" style:family="text">
      <style:text-properties fo:font-style="normal" fo:font-weight="bold" style:font-style-asian="normal" style:font-weight-asian="bold" style:font-style-complex="normal" style:font-weight-complex="bold"/>
    </style:style>
    <style:style style:name="T1506" style:family="text">
      <style:text-properties fo:font-style="normal" fo:font-weight="bold" officeooo:rsid="25a0872c" style:font-style-asian="normal" style:font-weight-asian="bold" style:font-style-complex="normal" style:font-weight-complex="bold"/>
    </style:style>
    <style:style style:name="T1507" style:family="text">
      <style:text-properties fo:font-style="normal" fo:font-weight="bold" officeooo:rsid="2cd8dc3f" style:font-style-asian="normal" style:font-weight-asian="bold" style:font-style-complex="normal" style:font-weight-complex="bold"/>
    </style:style>
    <style:style style:name="T1508" style:family="text">
      <style:text-properties fo:font-style="normal" fo:font-weight="bold" officeooo:rsid="2de0ec95" style:font-style-asian="normal" style:font-weight-asian="bold" style:font-style-complex="normal" style:font-weight-complex="bold"/>
    </style:style>
    <style:style style:name="T1509" style:family="text">
      <style:text-properties fo:font-style="normal" fo:font-weight="bold" officeooo:rsid="2e100a8b" style:font-style-asian="normal" style:font-weight-asian="bold" style:font-style-complex="normal" style:font-weight-complex="bold"/>
    </style:style>
    <style:style style:name="T1510" style:family="text">
      <style:text-properties fo:font-style="normal" fo:font-weight="bold" officeooo:rsid="2e2c817f" style:font-style-asian="normal" style:font-weight-asian="bold" style:font-style-complex="normal" style:font-weight-complex="bold"/>
    </style:style>
    <style:style style:name="T1511" style:family="text">
      <style:text-properties fo:font-style="normal" fo:font-weight="bold" officeooo:rsid="2e3084a9" style:font-style-asian="normal" style:font-weight-asian="bold" style:font-style-complex="normal" style:font-weight-complex="bold"/>
    </style:style>
    <style:style style:name="T1512" style:family="text">
      <style:text-properties fo:font-style="normal" fo:font-weight="bold" officeooo:rsid="30577479" style:font-style-asian="normal" style:font-weight-asian="bold" style:font-style-complex="normal" style:font-weight-complex="bold"/>
    </style:style>
    <style:style style:name="T1513" style:family="text">
      <style:text-properties fo:font-style="normal" fo:font-weight="bold" officeooo:rsid="305e2618" style:font-style-asian="normal" style:font-weight-asian="bold" style:font-style-complex="normal" style:font-weight-complex="bold"/>
    </style:style>
    <style:style style:name="T1514" style:family="text">
      <style:text-properties fo:font-style="normal" fo:font-weight="bold" officeooo:rsid="3036e840" style:font-style-asian="normal" style:font-weight-asian="bold" style:font-style-complex="normal" style:font-weight-complex="bold"/>
    </style:style>
    <style:style style:name="T1515" style:family="text">
      <style:text-properties fo:font-style="normal" fo:font-weight="bold" officeooo:rsid="30609787" style:font-style-asian="normal" style:font-weight-asian="bold" style:font-style-complex="normal" style:font-weight-complex="bold"/>
    </style:style>
    <style:style style:name="T1516" style:family="text">
      <style:text-properties fo:font-style="normal" fo:font-weight="bold" officeooo:rsid="30623206" style:font-style-asian="normal" style:font-weight-asian="bold" style:font-style-complex="normal" style:font-weight-complex="bold"/>
    </style:style>
    <style:style style:name="T1517" style:family="text">
      <style:text-properties fo:font-style="normal" fo:font-weight="bold" officeooo:rsid="24393486" style:font-style-asian="normal" style:font-weight-asian="bold" style:font-style-complex="normal" style:font-weight-complex="bold"/>
    </style:style>
    <style:style style:name="T1518" style:family="text">
      <style:text-properties fo:font-style="normal" fo:font-weight="bold" officeooo:rsid="30c0c537" style:font-style-asian="normal" style:font-weight-asian="bold" style:font-style-complex="normal" style:font-weight-complex="bold"/>
    </style:style>
    <style:style style:name="T1519" style:family="text">
      <style:text-properties fo:font-style="normal" fo:font-weight="bold" officeooo:rsid="3560f8ae" style:font-style-asian="normal" style:font-weight-asian="bold" style:font-style-complex="normal" style:font-weight-complex="bold"/>
    </style:style>
    <style:style style:name="T1520" style:family="text">
      <style:text-properties fo:font-style="normal" fo:font-weight="bold" officeooo:rsid="36c86be9" style:font-style-asian="normal" style:font-weight-asian="bold" style:font-style-complex="normal" style:font-weight-complex="bold"/>
    </style:style>
    <style:style style:name="T1521" style:family="text">
      <style:text-properties fo:font-style="normal" fo:font-weight="bold" officeooo:rsid="1a4594f8" style:font-style-asian="normal" style:font-weight-asian="bold" style:font-style-complex="normal" style:font-weight-complex="bold"/>
    </style:style>
    <style:style style:name="T1522" style:family="text">
      <style:text-properties fo:font-style="normal" fo:font-weight="bold" officeooo:rsid="2d112704" style:font-style-asian="normal" style:font-weight-asian="bold" style:font-style-complex="normal" style:font-weight-complex="bold"/>
    </style:style>
    <style:style style:name="T1523" style:family="text">
      <style:text-properties fo:font-style="normal" fo:font-weight="bold" officeooo:rsid="384d265b" style:font-style-asian="normal" style:font-weight-asian="bold" style:font-style-complex="normal" style:font-weight-complex="bold"/>
    </style:style>
    <style:style style:name="T1524" style:family="text">
      <style:text-properties fo:font-style="normal" fo:font-weight="bold" officeooo:rsid="394cffbd" style:font-style-asian="normal" style:font-weight-asian="bold" style:font-style-complex="normal" style:font-weight-complex="bold"/>
    </style:style>
    <style:style style:name="T1525" style:family="text">
      <style:text-properties fo:font-style="normal" fo:font-weight="bold" officeooo:rsid="3ab807b0" style:font-style-asian="normal" style:font-weight-asian="bold" style:font-style-complex="normal" style:font-weight-complex="bold"/>
    </style:style>
    <style:style style:name="T1526" style:family="text">
      <style:text-properties fo:font-style="normal" fo:font-weight="bold" officeooo:rsid="3af6ba05" style:font-style-asian="normal" style:font-weight-asian="bold" style:font-style-complex="normal" style:font-weight-complex="bold"/>
    </style:style>
    <style:style style:name="T1527" style:family="text">
      <style:text-properties fo:font-style="normal" fo:font-weight="bold" officeooo:rsid="425ea1d3" style:font-style-asian="normal" style:font-weight-asian="bold" style:font-style-complex="normal" style:font-weight-complex="bold"/>
    </style:style>
    <style:style style:name="T1528" style:family="text">
      <style:text-properties fo:font-style="normal" fo:font-weight="bold" fo:background-color="#fff200" loext:char-shading-value="0" style:font-style-asian="normal" style:font-weight-asian="bold" style:font-style-complex="normal" style:font-weight-complex="bold"/>
    </style:style>
    <style:style style:name="T1529"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30"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31"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32" style:family="text">
      <style:text-properties fo:font-style="normal" fo:font-weight="normal" style:font-style-asian="normal" style:font-weight-asian="normal" style:font-style-complex="normal" style:font-weight-complex="normal"/>
    </style:style>
    <style:style style:name="T1533" style:family="text">
      <style:text-properties fo:font-style="normal" fo:font-weight="normal" officeooo:rsid="2b0a79aa" style:font-style-asian="normal" style:font-weight-asian="normal" style:font-style-complex="normal" style:font-weight-complex="normal"/>
    </style:style>
    <style:style style:name="T1534" style:family="text">
      <style:text-properties fo:font-style="normal" fo:font-weight="normal" officeooo:rsid="2b0b9663" style:font-style-asian="normal" style:font-weight-asian="normal" style:font-style-complex="normal" style:font-weight-complex="normal"/>
    </style:style>
    <style:style style:name="T1535" style:family="text">
      <style:text-properties fo:font-style="normal" fo:font-weight="normal" officeooo:rsid="2c188f63" style:font-style-asian="normal" style:font-weight-asian="normal" style:font-style-complex="normal" style:font-weight-complex="normal"/>
    </style:style>
    <style:style style:name="T1536" style:family="text">
      <style:text-properties fo:font-style="normal" fo:font-weight="normal" officeooo:rsid="1a583429" style:font-style-asian="normal" style:font-weight-asian="normal" style:font-style-complex="normal" style:font-weight-complex="normal"/>
    </style:style>
    <style:style style:name="T1537" style:family="text">
      <style:text-properties fo:font-style="normal" fo:font-weight="normal" officeooo:rsid="1a58f3e6" style:font-style-asian="normal" style:font-weight-asian="normal" style:font-style-complex="normal" style:font-weight-complex="normal"/>
    </style:style>
    <style:style style:name="T1538" style:family="text">
      <style:text-properties fo:font-style="normal" fo:font-weight="normal" officeooo:rsid="2fc4b85e" style:font-style-asian="normal" style:font-weight-asian="normal" style:font-style-complex="normal" style:font-weight-complex="normal"/>
    </style:style>
    <style:style style:name="T1539" style:family="text">
      <style:text-properties fo:font-style="normal" fo:font-weight="normal" officeooo:rsid="30577479" style:font-style-asian="normal" style:font-weight-asian="normal" style:font-style-complex="normal" style:font-weight-complex="normal"/>
    </style:style>
    <style:style style:name="T1540" style:family="text">
      <style:text-properties fo:font-style="normal" fo:font-weight="normal" officeooo:rsid="390ee940" style:font-style-asian="normal" style:font-weight-asian="normal" style:font-style-complex="normal" style:font-weight-complex="normal"/>
    </style:style>
    <style:style style:name="T1541" style:family="text">
      <style:text-properties fo:font-style="normal" fo:font-weight="normal" officeooo:rsid="3aedb73c" style:font-style-asian="normal" style:font-weight-asian="normal" style:font-style-complex="normal" style:font-weight-complex="normal"/>
    </style:style>
    <style:style style:name="T1542" style:family="text">
      <style:text-properties fo:font-style="normal" fo:font-weight="normal" officeooo:rsid="3afe3a92" style:font-style-asian="normal" style:font-weight-asian="normal" style:font-style-complex="normal" style:font-weight-complex="normal"/>
    </style:style>
    <style:style style:name="T1543" style:family="text">
      <style:text-properties fo:font-style="normal" fo:font-weight="normal" officeooo:rsid="3b0008e5" style:font-style-asian="normal" style:font-weight-asian="normal" style:font-style-complex="normal" style:font-weight-complex="normal"/>
    </style:style>
    <style:style style:name="T1544" style:family="text">
      <style:text-properties fo:font-style="normal" fo:font-weight="normal" officeooo:rsid="3b36e335" style:font-style-asian="normal" style:font-weight-asian="normal" style:font-style-complex="normal" style:font-weight-complex="normal"/>
    </style:style>
    <style:style style:name="T154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46" style:family="text">
      <style:text-properties fo:font-style="normal" fo:background-color="#fff200" loext:char-shading-value="0" style:font-style-asian="normal" style:font-style-complex="normal"/>
    </style:style>
    <style:style style:name="T1547" style:family="text">
      <style:text-properties fo:font-style="normal" officeooo:rsid="29d53365" fo:background-color="#fff200" loext:char-shading-value="0" style:font-style-asian="normal" style:font-style-complex="normal"/>
    </style:style>
    <style:style style:name="T1548" style:family="text">
      <style:text-properties fo:font-style="normal" officeooo:rsid="38349c6f" fo:background-color="#fff200" loext:char-shading-value="0" style:font-style-asian="normal" style:font-style-complex="normal"/>
    </style:style>
    <style:style style:name="T1549" style:family="text">
      <style:text-properties fo:font-style="normal" officeooo:rsid="29d5cdc0" fo:background-color="#fff200" loext:char-shading-value="0" style:font-style-asian="normal" style:font-style-complex="normal"/>
    </style:style>
    <style:style style:name="T1550" style:family="text">
      <style:text-properties fo:font-style="normal" officeooo:rsid="37b38dca" fo:background-color="#fff200" loext:char-shading-value="0" style:font-style-asian="normal" style:font-style-complex="normal"/>
    </style:style>
    <style:style style:name="T1551" style:family="text">
      <style:text-properties fo:font-style="normal" officeooo:rsid="37b4eaf1" fo:background-color="#fff200" loext:char-shading-value="0" style:font-style-asian="normal" style:font-style-complex="normal"/>
    </style:style>
    <style:style style:name="T1552" style:family="text">
      <style:text-properties fo:font-style="normal" officeooo:rsid="188b13b1" fo:background-color="#fff200" loext:char-shading-value="0" style:font-style-asian="normal" style:font-style-complex="normal"/>
    </style:style>
    <style:style style:name="T1553" style:family="text">
      <style:text-properties fo:font-style="normal" officeooo:rsid="29d6df68" fo:background-color="#fff200" loext:char-shading-value="0" style:font-style-asian="normal" style:font-style-complex="normal"/>
    </style:style>
    <style:style style:name="T1554" style:family="text">
      <style:text-properties fo:font-style="normal" officeooo:rsid="183e0810" fo:background-color="#fff200" loext:char-shading-value="0" style:font-style-asian="normal" style:font-style-complex="normal"/>
    </style:style>
    <style:style style:name="T1555" style:family="text">
      <style:text-properties fo:font-style="normal" officeooo:rsid="29c85d15" fo:background-color="#fff200" loext:char-shading-value="0" style:font-style-asian="normal" style:font-style-complex="normal"/>
    </style:style>
    <style:style style:name="T1556" style:family="text">
      <style:text-properties fo:font-style="normal" officeooo:rsid="111b4dc3" fo:background-color="#fff200" loext:char-shading-value="0" style:font-style-asian="normal" style:font-style-complex="normal"/>
    </style:style>
    <style:style style:name="T1557" style:family="text">
      <style:text-properties fo:font-style="normal" officeooo:rsid="183e2f5c" fo:background-color="#fff200" loext:char-shading-value="0" style:font-style-asian="normal" style:font-style-complex="normal"/>
    </style:style>
    <style:style style:name="T1558" style:family="text">
      <style:text-properties fo:font-style="normal" officeooo:rsid="289be73f" fo:background-color="#fff200" loext:char-shading-value="0" style:font-style-asian="normal" style:font-style-complex="normal"/>
    </style:style>
    <style:style style:name="T1559" style:family="text">
      <style:text-properties fo:font-style="normal" officeooo:rsid="166df4b7" fo:background-color="#fff200" loext:char-shading-value="0" style:font-style-asian="normal" style:font-style-complex="normal"/>
    </style:style>
    <style:style style:name="T1560" style:family="text">
      <style:text-properties fo:font-style="normal" officeooo:rsid="2fd65338" fo:background-color="#fff200" loext:char-shading-value="0" style:font-style-asian="normal" style:font-style-complex="normal"/>
    </style:style>
    <style:style style:name="T1561" style:family="text">
      <style:text-properties fo:font-style="normal" officeooo:rsid="1874e701" fo:background-color="#fff200" loext:char-shading-value="0" style:font-style-asian="normal" style:font-style-complex="normal"/>
    </style:style>
    <style:style style:name="T1562" style:family="text">
      <style:text-properties fo:font-style="normal" officeooo:rsid="2e2c99b2" fo:background-color="#fff200" loext:char-shading-value="0" style:font-style-asian="normal" style:font-style-complex="normal"/>
    </style:style>
    <style:style style:name="T1563" style:family="text">
      <style:text-properties fo:font-style="normal" officeooo:rsid="390ee940" fo:background-color="#fff200" loext:char-shading-value="0" style:font-style-asian="normal" style:font-style-complex="normal"/>
    </style:style>
    <style:style style:name="T1564" style:family="text">
      <style:text-properties fo:font-style="normal" officeooo:rsid="166d686a" fo:background-color="#fff200" loext:char-shading-value="0" style:font-style-asian="normal" style:font-style-complex="normal"/>
    </style:style>
    <style:style style:name="T1565" style:family="text">
      <style:text-properties fo:font-style="normal" officeooo:rsid="3c6564df" fo:background-color="#fff200" loext:char-shading-value="0" style:font-style-asian="normal" style:font-style-complex="normal"/>
    </style:style>
    <style:style style:name="T1566" style:family="text">
      <style:text-properties fo:font-style="normal" officeooo:rsid="3ebcdd66" fo:background-color="#fff200" loext:char-shading-value="0" style:font-style-asian="normal" style:font-style-complex="normal"/>
    </style:style>
    <style:style style:name="T1567" style:family="text">
      <style:text-properties fo:font-style="normal" officeooo:rsid="3bd7d974" fo:background-color="transparent" loext:char-shading-value="0" style:font-style-asian="normal" style:font-style-complex="normal"/>
    </style:style>
    <style:style style:name="T1568" style:family="text">
      <style:text-properties fo:font-style="normal" officeooo:rsid="3b063992" fo:background-color="transparent" loext:char-shading-value="0" style:font-style-asian="normal" style:font-style-complex="normal"/>
    </style:style>
    <style:style style:name="T1569" style:family="text">
      <style:text-properties fo:font-style="normal" officeooo:rsid="41053b1d" fo:background-color="transparent" loext:char-shading-value="0" style:font-style-asian="normal" style:font-style-complex="normal"/>
    </style:style>
    <style:style style:name="T1570" style:family="text">
      <style:text-properties fo:font-style="normal" officeooo:rsid="3a8089af" fo:background-color="transparent" loext:char-shading-value="0" style:font-style-asian="normal" style:font-style-complex="normal"/>
    </style:style>
    <style:style style:name="T1571" style:family="text">
      <style:text-properties fo:font-style="normal" officeooo:rsid="4111e701" fo:background-color="transparent" loext:char-shading-value="0" style:font-style-asian="normal" style:font-style-complex="normal"/>
    </style:style>
    <style:style style:name="T1572" style:family="text">
      <style:text-properties fo:font-style="normal" officeooo:rsid="42325009" fo:background-color="transparent" loext:char-shading-value="0" style:font-style-asian="normal" style:font-style-complex="normal"/>
    </style:style>
    <style:style style:name="T1573" style:family="text">
      <style:text-properties fo:font-style="normal" officeooo:rsid="42343cb7" fo:background-color="transparent" loext:char-shading-value="0" style:font-style-asian="normal" style:font-style-complex="normal"/>
    </style:style>
    <style:style style:name="T1574" style:family="text">
      <style:text-properties fo:font-style="normal" officeooo:rsid="4234dcd6" fo:background-color="transparent" loext:char-shading-value="0" style:font-style-asian="normal" style:font-style-complex="normal"/>
    </style:style>
    <style:style style:name="T1575" style:family="text">
      <style:text-properties fo:font-style="normal" officeooo:rsid="42356d2b" fo:background-color="transparent" loext:char-shading-value="0" style:font-style-asian="normal" style:font-style-complex="normal"/>
    </style:style>
    <style:style style:name="T1576" style:family="text">
      <style:text-properties fo:font-style="normal" officeooo:rsid="426c56ef" fo:background-color="transparent" loext:char-shading-value="0" style:font-style-asian="normal" style:font-style-complex="normal"/>
    </style:style>
    <style:style style:name="T1577" style:family="text">
      <style:text-properties fo:font-style="normal" officeooo:rsid="402713c8" fo:background-color="transparent" loext:char-shading-value="0" style:font-style-asian="normal" style:font-style-complex="normal"/>
    </style:style>
    <style:style style:name="T1578" style:family="text">
      <style:text-properties officeooo:rsid="201d0560"/>
    </style:style>
    <style:style style:name="T1579" style:family="text">
      <style:text-properties officeooo:rsid="203a73cb"/>
    </style:style>
    <style:style style:name="T1580" style:family="text">
      <style:text-properties officeooo:rsid="205345cd"/>
    </style:style>
    <style:style style:name="T1581" style:family="text">
      <style:text-properties officeooo:rsid="205cb6a1"/>
    </style:style>
    <style:style style:name="T1582" style:family="text">
      <style:text-properties officeooo:rsid="2065587c"/>
    </style:style>
    <style:style style:name="T1583" style:family="text">
      <style:text-properties officeooo:rsid="2068fff3"/>
    </style:style>
    <style:style style:name="T1584" style:family="text">
      <style:text-properties officeooo:rsid="206acc77"/>
    </style:style>
    <style:style style:name="T1585" style:family="text">
      <style:text-properties officeooo:rsid="20768cfb"/>
    </style:style>
    <style:style style:name="T1586" style:family="text">
      <style:text-properties officeooo:rsid="207a19a7"/>
    </style:style>
    <style:style style:name="T1587" style:family="text">
      <style:text-properties officeooo:rsid="207e1207"/>
    </style:style>
    <style:style style:name="T1588" style:family="text">
      <style:text-properties officeooo:rsid="208751d0"/>
    </style:style>
    <style:style style:name="T1589" style:family="text">
      <style:text-properties officeooo:rsid="20889469"/>
    </style:style>
    <style:style style:name="T1590" style:family="text">
      <style:text-properties officeooo:rsid="209a6c6f"/>
    </style:style>
    <style:style style:name="T1591" style:family="text">
      <style:text-properties officeooo:rsid="20a19e91"/>
    </style:style>
    <style:style style:name="T1592" style:family="text">
      <style:text-properties fo:font-size="9.5pt" fo:letter-spacing="0.009cm" fo:language="cs" fo:country="CZ" style:font-size-asian="9.5pt" style:language-asian="cs" style:country-asian="CZ"/>
    </style:style>
    <style:style style:name="T1593" style:family="text">
      <style:text-properties fo:font-size="9.5pt" fo:letter-spacing="0.009cm" fo:language="cs" fo:country="CZ" officeooo:rsid="20aac5d0" style:font-size-asian="9.5pt" style:language-asian="cs" style:country-asian="CZ"/>
    </style:style>
    <style:style style:name="T1594" style:family="text">
      <style:text-properties fo:font-size="9.5pt" fo:letter-spacing="0.009cm" fo:language="cs" fo:country="CZ" officeooo:rsid="20ace839" style:font-size-asian="9.5pt" style:language-asian="cs" style:country-asian="CZ"/>
    </style:style>
    <style:style style:name="T1595" style:family="text">
      <style:text-properties fo:font-size="9.5pt" fo:letter-spacing="0.009cm" fo:language="cs" fo:country="CZ" officeooo:rsid="20a56c6b" style:font-size-asian="9.5pt" style:language-asian="cs" style:country-asian="CZ"/>
    </style:style>
    <style:style style:name="T1596" style:family="text">
      <style:text-properties fo:font-size="9.5pt" fo:letter-spacing="0.009cm" fo:language="cs" fo:country="CZ" officeooo:rsid="20a75113" style:font-size-asian="9.5pt" style:language-asian="cs" style:country-asian="CZ"/>
    </style:style>
    <style:style style:name="T1597" style:family="text">
      <style:text-properties fo:font-size="9.5pt" fo:letter-spacing="0.009cm" fo:language="cs" fo:country="CZ" officeooo:rsid="20af97d2" style:font-size-asian="9.5pt" style:language-asian="cs" style:country-asian="CZ"/>
    </style:style>
    <style:style style:name="T1598" style:family="text">
      <style:text-properties fo:font-size="9.5pt" fo:letter-spacing="0.009cm" fo:language="cs" fo:country="CZ" officeooo:rsid="20b19335" style:font-size-asian="9.5pt" style:language-asian="cs" style:country-asian="CZ"/>
    </style:style>
    <style:style style:name="T1599" style:family="text">
      <style:text-properties fo:font-size="9.5pt" fo:letter-spacing="0.009cm" fo:language="cs" fo:country="CZ" officeooo:rsid="20b85116" style:font-size-asian="9.5pt" style:language-asian="cs" style:country-asian="CZ"/>
    </style:style>
    <style:style style:name="T1600" style:family="text">
      <style:text-properties fo:font-size="9.5pt" fo:letter-spacing="0.009cm" fo:language="cs" fo:country="CZ" officeooo:rsid="20c1c0ac" style:font-size-asian="9.5pt" style:language-asian="cs" style:country-asian="CZ"/>
    </style:style>
    <style:style style:name="T1601" style:family="text">
      <style:text-properties fo:font-size="9.5pt" fo:letter-spacing="0.009cm" fo:language="cs" fo:country="CZ" officeooo:rsid="20c7ab34" style:font-size-asian="9.5pt" style:language-asian="cs" style:country-asian="CZ"/>
    </style:style>
    <style:style style:name="T1602" style:family="text">
      <style:text-properties fo:font-size="9.5pt" fo:letter-spacing="0.009cm" fo:language="cs" fo:country="CZ" officeooo:rsid="20c7e044" style:font-size-asian="9.5pt" style:language-asian="cs" style:country-asian="CZ"/>
    </style:style>
    <style:style style:name="T1603" style:family="text">
      <style:text-properties fo:font-size="9.5pt" fo:letter-spacing="0.009cm" fo:language="cs" fo:country="CZ" officeooo:rsid="20ca50b1" style:font-size-asian="9.5pt" style:language-asian="cs" style:country-asian="CZ"/>
    </style:style>
    <style:style style:name="T1604" style:family="text">
      <style:text-properties fo:font-size="9.5pt" fo:letter-spacing="0.009cm" fo:language="cs" fo:country="CZ" officeooo:rsid="20caf294" style:font-size-asian="9.5pt" style:language-asian="cs" style:country-asian="CZ"/>
    </style:style>
    <style:style style:name="T1605" style:family="text">
      <style:text-properties fo:font-size="9.5pt" fo:letter-spacing="0.009cm" fo:language="cs" fo:country="CZ" officeooo:rsid="21fc73fc" style:font-size-asian="9.5pt" style:language-asian="cs" style:country-asian="CZ"/>
    </style:style>
    <style:style style:name="T1606" style:family="text">
      <style:text-properties fo:font-size="9.5pt" fo:letter-spacing="0.009cm" fo:language="cs" fo:country="CZ" officeooo:rsid="223e7fa9" style:font-size-asian="9.5pt" style:language-asian="cs" style:country-asian="CZ"/>
    </style:style>
    <style:style style:name="T1607" style:family="text">
      <style:text-properties fo:font-size="9.5pt" fo:letter-spacing="0.009cm" fo:language="cs" fo:country="CZ" officeooo:rsid="22462321" style:font-size-asian="9.5pt" style:language-asian="cs" style:country-asian="CZ"/>
    </style:style>
    <style:style style:name="T1608" style:family="text">
      <style:text-properties fo:font-size="9.5pt" fo:letter-spacing="0.009cm" fo:language="cs" fo:country="CZ" officeooo:rsid="2366bc69" style:font-size-asian="9.5pt" style:language-asian="cs" style:country-asian="CZ"/>
    </style:style>
    <style:style style:name="T1609" style:family="text">
      <style:text-properties fo:font-size="9.5pt" fo:letter-spacing="0.009cm" fo:language="cs" fo:country="CZ" officeooo:rsid="236a0e98" style:font-size-asian="9.5pt" style:language-asian="cs" style:country-asian="CZ"/>
    </style:style>
    <style:style style:name="T1610" style:family="text">
      <style:text-properties fo:font-size="9.5pt" fo:letter-spacing="0.009cm" fo:language="cs" fo:country="CZ" officeooo:rsid="24fd5613" style:font-size-asian="9.5pt" style:language-asian="cs" style:country-asian="CZ"/>
    </style:style>
    <style:style style:name="T1611" style:family="text">
      <style:text-properties fo:font-size="9.5pt" fo:letter-spacing="0.009cm" fo:language="cs" fo:country="CZ" officeooo:rsid="24fd7573" style:font-size-asian="9.5pt" style:language-asian="cs" style:country-asian="CZ"/>
    </style:style>
    <style:style style:name="T1612" style:family="text">
      <style:text-properties fo:font-size="9.5pt" fo:letter-spacing="0.009cm" fo:language="cs" fo:country="CZ" officeooo:rsid="2503d268" style:font-size-asian="9.5pt" style:language-asian="cs" style:country-asian="CZ"/>
    </style:style>
    <style:style style:name="T1613" style:family="text">
      <style:text-properties fo:font-size="9.5pt" fo:letter-spacing="0.009cm" fo:language="cs" fo:country="CZ" officeooo:rsid="25047196" style:font-size-asian="9.5pt" style:language-asian="cs" style:country-asian="CZ"/>
    </style:style>
    <style:style style:name="T1614" style:family="text">
      <style:text-properties fo:font-size="9.5pt" fo:letter-spacing="0.009cm" fo:language="cs" fo:country="CZ" officeooo:rsid="25057cc0" style:font-size-asian="9.5pt" style:language-asian="cs" style:country-asian="CZ"/>
    </style:style>
    <style:style style:name="T1615" style:family="text">
      <style:text-properties fo:font-size="9.5pt" fo:letter-spacing="0.009cm" fo:language="cs" fo:country="CZ" officeooo:rsid="25085263" style:font-size-asian="9.5pt" style:language-asian="cs" style:country-asian="CZ"/>
    </style:style>
    <style:style style:name="T1616" style:family="text">
      <style:text-properties fo:font-size="9.5pt" fo:letter-spacing="0.009cm" fo:language="cs" fo:country="CZ" officeooo:rsid="250854d9" style:font-size-asian="9.5pt" style:language-asian="cs" style:country-asian="CZ"/>
    </style:style>
    <style:style style:name="T1617" style:family="text">
      <style:text-properties fo:font-size="9.5pt" fo:letter-spacing="0.009cm" fo:language="cs" fo:country="CZ" officeooo:rsid="2511aac7" style:font-size-asian="9.5pt" style:language-asian="cs" style:country-asian="CZ"/>
    </style:style>
    <style:style style:name="T1618" style:family="text">
      <style:text-properties fo:font-size="9.5pt" fo:letter-spacing="0.009cm" fo:language="cs" fo:country="CZ" officeooo:rsid="2514d94b" style:font-size-asian="9.5pt" style:language-asian="cs" style:country-asian="CZ"/>
    </style:style>
    <style:style style:name="T1619" style:family="text">
      <style:text-properties fo:font-size="9.5pt" fo:letter-spacing="0.009cm" fo:language="cs" fo:country="CZ" officeooo:rsid="25172e89" style:font-size-asian="9.5pt" style:language-asian="cs" style:country-asian="CZ"/>
    </style:style>
    <style:style style:name="T1620" style:family="text">
      <style:text-properties fo:font-size="9.5pt" fo:letter-spacing="0.009cm" fo:language="cs" fo:country="CZ" officeooo:rsid="2517543e" style:font-size-asian="9.5pt" style:language-asian="cs" style:country-asian="CZ"/>
    </style:style>
    <style:style style:name="T1621" style:family="text">
      <style:text-properties fo:font-size="9.5pt" fo:letter-spacing="0.009cm" fo:language="cs" fo:country="CZ" officeooo:rsid="2518ab17" style:font-size-asian="9.5pt" style:language-asian="cs" style:country-asian="CZ"/>
    </style:style>
    <style:style style:name="T1622" style:family="text">
      <style:text-properties fo:font-size="9.5pt" fo:letter-spacing="0.009cm" fo:language="cs" fo:country="CZ" officeooo:rsid="25193a8d" style:font-size-asian="9.5pt" style:language-asian="cs" style:country-asian="CZ"/>
    </style:style>
    <style:style style:name="T1623" style:family="text">
      <style:text-properties fo:font-size="9.5pt" fo:letter-spacing="0.009cm" fo:language="cs" fo:country="CZ" officeooo:rsid="251a8563" style:font-size-asian="9.5pt" style:language-asian="cs" style:country-asian="CZ"/>
    </style:style>
    <style:style style:name="T1624" style:family="text">
      <style:text-properties fo:font-size="9.5pt" fo:letter-spacing="0.009cm" fo:language="cs" fo:country="CZ" officeooo:rsid="251b4fd4" style:font-size-asian="9.5pt" style:language-asian="cs" style:country-asian="CZ"/>
    </style:style>
    <style:style style:name="T1625" style:family="text">
      <style:text-properties fo:font-size="9.5pt" fo:letter-spacing="0.009cm" fo:language="cs" fo:country="CZ" officeooo:rsid="251c1b9b" style:font-size-asian="9.5pt" style:language-asian="cs" style:country-asian="CZ"/>
    </style:style>
    <style:style style:name="T1626" style:family="text">
      <style:text-properties fo:font-size="9.5pt" fo:letter-spacing="0.009cm" fo:language="cs" fo:country="CZ" officeooo:rsid="251cc7bb" style:font-size-asian="9.5pt" style:language-asian="cs" style:country-asian="CZ"/>
    </style:style>
    <style:style style:name="T1627" style:family="text">
      <style:text-properties fo:font-size="9.5pt" fo:letter-spacing="0.009cm" fo:language="cs" fo:country="CZ" officeooo:rsid="251d440f" style:font-size-asian="9.5pt" style:language-asian="cs" style:country-asian="CZ"/>
    </style:style>
    <style:style style:name="T1628" style:family="text">
      <style:text-properties fo:font-size="9.5pt" fo:letter-spacing="0.009cm" fo:language="cs" fo:country="CZ" officeooo:rsid="2855eaa6" style:font-size-asian="9.5pt" style:language-asian="cs" style:country-asian="CZ"/>
    </style:style>
    <style:style style:name="T1629" style:family="text">
      <style:text-properties fo:font-size="9.5pt" fo:letter-spacing="0.009cm" fo:language="cs" fo:country="CZ" officeooo:rsid="285c2fe7" style:font-size-asian="9.5pt" style:language-asian="cs" style:country-asian="CZ"/>
    </style:style>
    <style:style style:name="T1630" style:family="text">
      <style:text-properties fo:font-size="9.5pt" fo:letter-spacing="0.009cm" fo:language="cs" fo:country="CZ" officeooo:rsid="2b05b4e8" style:font-size-asian="9.5pt" style:language-asian="cs" style:country-asian="CZ"/>
    </style:style>
    <style:style style:name="T1631" style:family="text">
      <style:text-properties fo:font-size="9.5pt" fo:letter-spacing="0.009cm" fo:language="cs" fo:country="CZ" officeooo:rsid="2b06eaf6" style:font-size-asian="9.5pt" style:language-asian="cs" style:country-asian="CZ"/>
    </style:style>
    <style:style style:name="T1632" style:family="text">
      <style:text-properties fo:font-size="9.5pt" fo:letter-spacing="0.009cm" fo:language="cs" fo:country="CZ" officeooo:rsid="2b088f1e" style:font-size-asian="9.5pt" style:language-asian="cs" style:country-asian="CZ"/>
    </style:style>
    <style:style style:name="T1633" style:family="text">
      <style:text-properties fo:font-size="9.5pt" fo:letter-spacing="0.009cm" fo:language="cs" fo:country="CZ" officeooo:rsid="2b089e62" style:font-size-asian="9.5pt" style:language-asian="cs" style:country-asian="CZ"/>
    </style:style>
    <style:style style:name="T1634" style:family="text">
      <style:text-properties fo:font-size="9.5pt" fo:letter-spacing="0.009cm" fo:language="cs" fo:country="CZ" officeooo:rsid="2b09058d" style:font-size-asian="9.5pt" style:language-asian="cs" style:country-asian="CZ"/>
    </style:style>
    <style:style style:name="T1635" style:family="text">
      <style:text-properties fo:font-size="9.5pt" fo:letter-spacing="0.009cm" fo:language="cs" fo:country="CZ" officeooo:rsid="2b0ec9f3" style:font-size-asian="9.5pt" style:language-asian="cs" style:country-asian="CZ"/>
    </style:style>
    <style:style style:name="T1636" style:family="text">
      <style:text-properties fo:font-size="9.5pt" fo:letter-spacing="0.009cm" fo:language="cs" fo:country="CZ" officeooo:rsid="2b1179df" style:font-size-asian="9.5pt" style:language-asian="cs" style:country-asian="CZ"/>
    </style:style>
    <style:style style:name="T1637" style:family="text">
      <style:text-properties fo:font-size="9.5pt" fo:letter-spacing="0.009cm" fo:language="cs" fo:country="CZ" officeooo:rsid="2b13cc28" style:font-size-asian="9.5pt" style:language-asian="cs" style:country-asian="CZ"/>
    </style:style>
    <style:style style:name="T1638" style:family="text">
      <style:text-properties fo:font-size="9.5pt" fo:letter-spacing="0.009cm" fo:language="cs" fo:country="CZ" officeooo:rsid="2b4e1284" style:font-size-asian="9.5pt" style:language-asian="cs" style:country-asian="CZ"/>
    </style:style>
    <style:style style:name="T1639" style:family="text">
      <style:text-properties fo:font-size="9.5pt" fo:letter-spacing="0.009cm" fo:language="cs" fo:country="CZ" officeooo:rsid="2b4ec87f" style:font-size-asian="9.5pt" style:language-asian="cs" style:country-asian="CZ"/>
    </style:style>
    <style:style style:name="T1640" style:family="text">
      <style:text-properties fo:font-size="9.5pt" fo:letter-spacing="0.009cm" fo:language="cs" fo:country="CZ" officeooo:rsid="2b5134e3" style:font-size-asian="9.5pt" style:language-asian="cs" style:country-asian="CZ"/>
    </style:style>
    <style:style style:name="T1641" style:family="text">
      <style:text-properties fo:font-size="9.5pt" fo:letter-spacing="0.009cm" fo:language="cs" fo:country="CZ" officeooo:rsid="2bbfd1e0" style:font-size-asian="9.5pt" style:language-asian="cs" style:country-asian="CZ"/>
    </style:style>
    <style:style style:name="T1642" style:family="text">
      <style:text-properties fo:font-size="9.5pt" fo:letter-spacing="0.009cm" fo:language="cs" fo:country="CZ" officeooo:rsid="36ba82dd" style:font-size-asian="9.5pt" style:language-asian="cs" style:country-asian="CZ"/>
    </style:style>
    <style:style style:name="T1643" style:family="text">
      <style:text-properties fo:font-size="9.5pt" fo:letter-spacing="0.009cm" fo:language="cs" fo:country="CZ" officeooo:rsid="36bdeb47" style:font-size-asian="9.5pt" style:language-asian="cs" style:country-asian="CZ"/>
    </style:style>
    <style:style style:name="T1644" style:family="text">
      <style:text-properties fo:font-size="9.5pt" fo:letter-spacing="0.009cm" fo:language="cs" fo:country="CZ" officeooo:rsid="36eeb930" style:font-size-asian="9.5pt" style:language-asian="cs" style:country-asian="CZ"/>
    </style:style>
    <style:style style:name="T1645" style:family="text">
      <style:text-properties fo:font-size="9.5pt" fo:letter-spacing="0.009cm" fo:language="cs" fo:country="CZ" officeooo:rsid="36f544f2" style:font-size-asian="9.5pt" style:language-asian="cs" style:country-asian="CZ"/>
    </style:style>
    <style:style style:name="T1646" style:family="text">
      <style:text-properties fo:font-size="9.5pt" fo:letter-spacing="0.009cm" fo:language="cs" fo:country="CZ" officeooo:rsid="36f69b26" style:font-size-asian="9.5pt" style:language-asian="cs" style:country-asian="CZ"/>
    </style:style>
    <style:style style:name="T1647" style:family="text">
      <style:text-properties fo:font-size="9.5pt" fo:letter-spacing="0.009cm" fo:language="cs" fo:country="CZ" officeooo:rsid="36f6b437" style:font-size-asian="9.5pt" style:language-asian="cs" style:country-asian="CZ"/>
    </style:style>
    <style:style style:name="T1648" style:family="text">
      <style:text-properties fo:font-size="9.5pt" fo:letter-spacing="0.009cm" fo:language="cs" fo:country="CZ" officeooo:rsid="36f73569" style:font-size-asian="9.5pt" style:language-asian="cs" style:country-asian="CZ"/>
    </style:style>
    <style:style style:name="T1649" style:family="text">
      <style:text-properties fo:font-size="9.5pt" fo:letter-spacing="0.009cm" fo:language="cs" fo:country="CZ" officeooo:rsid="3b1a3190" style:font-size-asian="9.5pt" style:language-asian="cs" style:country-asian="CZ"/>
    </style:style>
    <style:style style:name="T1650" style:family="text">
      <style:text-properties fo:font-size="9.5pt" fo:letter-spacing="0.009cm" fo:language="cs" fo:country="CZ" fo:font-style="italic" style:font-size-asian="9.5pt" style:language-asian="cs" style:country-asian="CZ" style:font-style-asian="italic" style:font-style-complex="italic"/>
    </style:style>
    <style:style style:name="T165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5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5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5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5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5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5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5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5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6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6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6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63"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64"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65" style:family="text">
      <style:text-properties fo:font-size="9.5pt" fo:letter-spacing="0.009cm" fo:language="cs" fo:country="CZ" fo:font-style="normal" style:font-size-asian="9.5pt" style:language-asian="cs" style:country-asian="CZ" style:font-style-asian="normal" style:font-style-complex="normal"/>
    </style:style>
    <style:style style:name="T166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67"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68" style:family="text">
      <style:text-properties fo:font-size="9.5pt" fo:letter-spacing="0.009cm" fo:language="en" fo:country="US" officeooo:rsid="20b19335" style:font-size-asian="9.5pt" style:language-asian="cs" style:country-asian="CZ"/>
    </style:style>
    <style:style style:name="T1669" style:family="text">
      <style:text-properties fo:font-size="9.5pt" fo:language="cs" fo:country="CZ" style:font-size-asian="9.5pt" style:language-asian="cs" style:country-asian="CZ"/>
    </style:style>
    <style:style style:name="T1670" style:family="text">
      <style:text-properties fo:font-size="9.5pt" fo:language="cs" fo:country="CZ" officeooo:rsid="227d5938" style:font-size-asian="9.5pt" style:language-asian="cs" style:country-asian="CZ"/>
    </style:style>
    <style:style style:name="T1671" style:family="text">
      <style:text-properties fo:font-size="9.5pt" fo:language="cs" fo:country="CZ" officeooo:rsid="2858b2e9" style:font-size-asian="9.5pt" style:language-asian="cs" style:country-asian="CZ"/>
    </style:style>
    <style:style style:name="T1672" style:family="text">
      <style:text-properties fo:font-size="9.5pt" fo:language="cs" fo:country="CZ" officeooo:rsid="285a490a" style:font-size-asian="9.5pt" style:language-asian="cs" style:country-asian="CZ"/>
    </style:style>
    <style:style style:name="T1673" style:family="text">
      <style:text-properties fo:language="en" fo:country="US"/>
    </style:style>
    <style:style style:name="T1674" style:family="text">
      <style:text-properties fo:language="en" fo:country="US" officeooo:rsid="20f1f757"/>
    </style:style>
    <style:style style:name="T1675" style:family="text">
      <style:text-properties fo:language="en" fo:country="US" fo:font-weight="normal" style:font-weight-asian="normal" style:font-weight-complex="normal"/>
    </style:style>
    <style:style style:name="T1676" style:family="text">
      <style:text-properties fo:language="en" fo:country="US" officeooo:rsid="2cf2a3f4" style:language-asian="cs" style:country-asian="CZ"/>
    </style:style>
    <style:style style:name="T1677" style:family="text">
      <style:text-properties fo:language="en" fo:country="US" officeooo:rsid="3c72db6d" style:language-asian="cs" style:country-asian="CZ"/>
    </style:style>
    <style:style style:name="T1678" style:family="text">
      <style:text-properties fo:language="en" fo:country="US" officeooo:rsid="2b54f678"/>
    </style:style>
    <style:style style:name="T1679" style:family="text">
      <style:text-properties fo:language="en" fo:country="US" officeooo:rsid="2f28f0b3"/>
    </style:style>
    <style:style style:name="T1680" style:family="text">
      <style:text-properties fo:language="en" fo:country="US" officeooo:rsid="2ffe26dc"/>
    </style:style>
    <style:style style:name="T1681" style:family="text">
      <style:text-properties fo:language="en" fo:country="US" officeooo:rsid="30310a13"/>
    </style:style>
    <style:style style:name="T1682" style:family="text">
      <style:text-properties fo:language="en" fo:country="US" fo:font-style="italic" style:font-style-asian="italic" style:font-style-complex="italic"/>
    </style:style>
    <style:style style:name="T1683" style:family="text">
      <style:text-properties fo:language="en" fo:country="US" fo:font-style="italic" officeooo:rsid="387f7a99" style:font-style-asian="italic" style:font-style-complex="italic"/>
    </style:style>
    <style:style style:name="T1684" style:family="text">
      <style:text-properties fo:language="en" fo:country="US" officeooo:rsid="30747be6"/>
    </style:style>
    <style:style style:name="T1685" style:family="text">
      <style:text-properties fo:language="en" fo:country="US" officeooo:rsid="3138eb18"/>
    </style:style>
    <style:style style:name="T1686" style:family="text">
      <style:text-properties fo:language="en" fo:country="US" officeooo:rsid="3386bd80"/>
    </style:style>
    <style:style style:name="T1687" style:family="text">
      <style:text-properties fo:language="en" fo:country="US" officeooo:rsid="33d8aadc"/>
    </style:style>
    <style:style style:name="T1688" style:family="text">
      <style:text-properties fo:language="en" fo:country="US" officeooo:rsid="33e819f3"/>
    </style:style>
    <style:style style:name="T1689" style:family="text">
      <style:text-properties fo:language="en" fo:country="US" officeooo:rsid="3880135e"/>
    </style:style>
    <style:style style:name="T1690" style:family="text">
      <style:text-properties fo:language="en" fo:country="US" officeooo:rsid="39076eb1"/>
    </style:style>
    <style:style style:name="T1691" style:family="text">
      <style:text-properties fo:language="en" fo:country="US" officeooo:rsid="3908d961"/>
    </style:style>
    <style:style style:name="T1692" style:family="text">
      <style:text-properties fo:language="en" fo:country="US" officeooo:rsid="3908def9"/>
    </style:style>
    <style:style style:name="T1693" style:family="text">
      <style:text-properties fo:language="en" fo:country="US" officeooo:rsid="39fb13b9"/>
    </style:style>
    <style:style style:name="T1694" style:family="text">
      <style:text-properties fo:language="en" fo:country="US" officeooo:rsid="3abe9baf"/>
    </style:style>
    <style:style style:name="T1695" style:family="text">
      <style:text-properties fo:language="en" fo:country="US" officeooo:rsid="2ea7775a" fo:background-color="transparent" loext:char-shading-value="0"/>
    </style:style>
    <style:style style:name="T1696" style:family="text">
      <style:text-properties officeooo:rsid="20f7086f"/>
    </style:style>
    <style:style style:name="T1697" style:family="text">
      <style:text-properties officeooo:rsid="211e75b5"/>
    </style:style>
    <style:style style:name="T1698" style:family="text">
      <style:text-properties officeooo:rsid="213d0be9"/>
    </style:style>
    <style:style style:name="T1699" style:family="text">
      <style:text-properties officeooo:rsid="214ce48d"/>
    </style:style>
    <style:style style:name="T1700" style:family="text">
      <style:text-properties officeooo:rsid="2163e5a4"/>
    </style:style>
    <style:style style:name="T1701" style:family="text">
      <style:text-properties officeooo:rsid="2164a9a6"/>
    </style:style>
    <style:style style:name="T1702" style:family="text">
      <style:text-properties officeooo:rsid="218eee67"/>
    </style:style>
    <style:style style:name="T1703" style:family="text">
      <style:text-properties officeooo:rsid="2195b040"/>
    </style:style>
    <style:style style:name="T1704" style:family="text">
      <style:text-properties officeooo:rsid="2197e806"/>
    </style:style>
    <style:style style:name="T1705" style:family="text">
      <style:text-properties officeooo:rsid="21996beb"/>
    </style:style>
    <style:style style:name="T1706" style:family="text">
      <style:text-properties officeooo:rsid="21a922d0"/>
    </style:style>
    <style:style style:name="T1707" style:family="text">
      <style:text-properties officeooo:rsid="21adb664"/>
    </style:style>
    <style:style style:name="T1708" style:family="text">
      <style:text-properties officeooo:rsid="21b1e115"/>
    </style:style>
    <style:style style:name="T1709" style:family="text">
      <style:text-properties officeooo:rsid="21b3d0c4"/>
    </style:style>
    <style:style style:name="T1710" style:family="text">
      <style:text-properties officeooo:rsid="21b6cacf"/>
    </style:style>
    <style:style style:name="T1711" style:family="text">
      <style:text-properties officeooo:rsid="21d6f3b6"/>
    </style:style>
    <style:style style:name="T1712" style:family="text">
      <style:text-properties officeooo:rsid="21d77dca"/>
    </style:style>
    <style:style style:name="T1713" style:family="text">
      <style:text-properties officeooo:rsid="21d784b3"/>
    </style:style>
    <style:style style:name="T1714" style:family="text">
      <style:text-properties officeooo:rsid="21d9cbd9"/>
    </style:style>
    <style:style style:name="T1715" style:family="text">
      <style:text-properties officeooo:rsid="21e28bc8"/>
    </style:style>
    <style:style style:name="T1716" style:family="text">
      <style:text-properties officeooo:rsid="21e40ee3"/>
    </style:style>
    <style:style style:name="T1717" style:family="text">
      <style:text-properties officeooo:rsid="2209a5d2"/>
    </style:style>
    <style:style style:name="T1718" style:family="text">
      <style:text-properties officeooo:rsid="220b2653"/>
    </style:style>
    <style:style style:name="T1719" style:family="text">
      <style:text-properties officeooo:rsid="220d11cf"/>
    </style:style>
    <style:style style:name="T1720" style:family="text">
      <style:text-properties officeooo:rsid="220e90a3"/>
    </style:style>
    <style:style style:name="T1721" style:family="text">
      <style:text-properties officeooo:rsid="20f1f757"/>
    </style:style>
    <style:style style:name="T1722" style:family="text">
      <style:text-properties officeooo:rsid="22439781"/>
    </style:style>
    <style:style style:name="T1723" style:family="text">
      <style:text-properties officeooo:rsid="22447983"/>
    </style:style>
    <style:style style:name="T1724" style:family="text">
      <style:text-properties officeooo:rsid="224eb86c"/>
    </style:style>
    <style:style style:name="T1725" style:family="text">
      <style:text-properties officeooo:rsid="2264f721"/>
    </style:style>
    <style:style style:name="T1726" style:family="text">
      <style:text-properties officeooo:rsid="228a945e"/>
    </style:style>
    <style:style style:name="T1727" style:family="text">
      <style:text-properties officeooo:rsid="2298b5b6"/>
    </style:style>
    <style:style style:name="T1728" style:family="text">
      <style:text-properties officeooo:rsid="229b2d63"/>
    </style:style>
    <style:style style:name="T1729" style:family="text">
      <style:text-properties officeooo:rsid="22a758fa"/>
    </style:style>
    <style:style style:name="T1730" style:family="text">
      <style:text-properties officeooo:rsid="22ac7656"/>
    </style:style>
    <style:style style:name="T1731" style:family="text">
      <style:text-properties officeooo:rsid="22b85964"/>
    </style:style>
    <style:style style:name="T1732" style:family="text">
      <style:text-properties officeooo:rsid="22ba25be"/>
    </style:style>
    <style:style style:name="T1733" style:family="text">
      <style:text-properties officeooo:rsid="22bd1088"/>
    </style:style>
    <style:style style:name="T1734" style:family="text">
      <style:text-properties officeooo:rsid="22d30b1a"/>
    </style:style>
    <style:style style:name="T1735" style:family="text">
      <style:text-properties officeooo:rsid="204f4e25"/>
    </style:style>
    <style:style style:name="T1736" style:family="text">
      <style:text-properties officeooo:rsid="22d854a9"/>
    </style:style>
    <style:style style:name="T1737" style:family="text">
      <style:text-properties officeooo:rsid="22dd5c36"/>
    </style:style>
    <style:style style:name="T1738" style:family="text">
      <style:text-properties officeooo:rsid="22defc71"/>
    </style:style>
    <style:style style:name="T1739" style:family="text">
      <style:text-properties officeooo:rsid="22e50c1a"/>
    </style:style>
    <style:style style:name="T1740" style:family="text">
      <style:text-properties officeooo:rsid="2022d038"/>
    </style:style>
    <style:style style:name="T1741" style:family="text">
      <style:text-properties officeooo:rsid="22e5bb83"/>
    </style:style>
    <style:style style:name="T1742" style:family="text">
      <style:text-properties officeooo:rsid="22e7537f"/>
    </style:style>
    <style:style style:name="T1743" style:family="text">
      <style:text-properties officeooo:rsid="22f5da9a"/>
    </style:style>
    <style:style style:name="T1744" style:family="text">
      <style:text-properties officeooo:rsid="2304ad9b"/>
    </style:style>
    <style:style style:name="T1745" style:family="text">
      <style:text-properties officeooo:rsid="2305469b"/>
    </style:style>
    <style:style style:name="T1746" style:family="text">
      <style:text-properties officeooo:rsid="2305659e"/>
    </style:style>
    <style:style style:name="T1747" style:family="text">
      <style:text-properties officeooo:rsid="232f7481"/>
    </style:style>
    <style:style style:name="T1748" style:family="text">
      <style:text-properties officeooo:rsid="2331678d"/>
    </style:style>
    <style:style style:name="T1749" style:family="text">
      <style:text-properties officeooo:rsid="2332d987"/>
    </style:style>
    <style:style style:name="T1750" style:family="text">
      <style:text-properties officeooo:rsid="2332e601"/>
    </style:style>
    <style:style style:name="T1751" style:family="text">
      <style:text-properties officeooo:rsid="2349a476"/>
    </style:style>
    <style:style style:name="T1752" style:family="text">
      <style:text-properties officeooo:rsid="2349b8a1"/>
    </style:style>
    <style:style style:name="T1753" style:family="text">
      <style:text-properties officeooo:rsid="234a7ac3"/>
    </style:style>
    <style:style style:name="T1754" style:family="text">
      <style:text-properties officeooo:rsid="234c1eda"/>
    </style:style>
    <style:style style:name="T1755" style:family="text">
      <style:text-properties officeooo:rsid="234c7f7d"/>
    </style:style>
    <style:style style:name="T1756" style:family="text">
      <style:text-properties officeooo:rsid="234e0d17"/>
    </style:style>
    <style:style style:name="T1757" style:family="text">
      <style:text-properties officeooo:rsid="235399e7"/>
    </style:style>
    <style:style style:name="T1758" style:family="text">
      <style:text-properties officeooo:rsid="2356c6ea"/>
    </style:style>
    <style:style style:name="T1759" style:family="text">
      <style:text-properties officeooo:rsid="23585241"/>
    </style:style>
    <style:style style:name="T1760" style:family="text">
      <style:text-properties officeooo:rsid="2358e570"/>
    </style:style>
    <style:style style:name="T1761" style:family="text">
      <style:text-properties officeooo:rsid="235b4c7d"/>
    </style:style>
    <style:style style:name="T1762" style:family="text">
      <style:text-properties officeooo:rsid="23637825"/>
    </style:style>
    <style:style style:name="T1763" style:family="text">
      <style:text-properties officeooo:rsid="236484a9"/>
    </style:style>
    <style:style style:name="T1764" style:family="text">
      <style:text-properties officeooo:rsid="236c8ad4"/>
    </style:style>
    <style:style style:name="T1765" style:family="text">
      <style:text-properties officeooo:rsid="2295c09f"/>
    </style:style>
    <style:style style:name="T1766" style:family="text">
      <style:text-properties officeooo:rsid="22a655ef"/>
    </style:style>
    <style:style style:name="T1767" style:family="text">
      <style:text-properties officeooo:rsid="21c8752c"/>
    </style:style>
    <style:style style:name="T1768" style:family="text">
      <style:text-properties officeooo:rsid="236db2ab"/>
    </style:style>
    <style:style style:name="T1769" style:family="text">
      <style:text-properties officeooo:rsid="22cc5d09"/>
    </style:style>
    <style:style style:name="T1770" style:family="text">
      <style:text-properties officeooo:rsid="22c85621"/>
    </style:style>
    <style:style style:name="T1771" style:family="text">
      <style:text-properties officeooo:rsid="22c8d110"/>
    </style:style>
    <style:style style:name="T1772" style:family="text">
      <style:text-properties officeooo:rsid="22a871c9"/>
    </style:style>
    <style:style style:name="T1773" style:family="text">
      <style:text-properties officeooo:rsid="23751612"/>
    </style:style>
    <style:style style:name="T1774" style:family="text">
      <style:text-properties officeooo:rsid="2376cc3a"/>
    </style:style>
    <style:style style:name="T1775" style:family="text">
      <style:text-properties officeooo:rsid="2376f410"/>
    </style:style>
    <style:style style:name="T1776" style:family="text">
      <style:text-properties officeooo:rsid="237987a4"/>
    </style:style>
    <style:style style:name="T1777" style:family="text">
      <style:text-properties officeooo:rsid="23e1443b"/>
    </style:style>
    <style:style style:name="T1778" style:family="text">
      <style:text-properties officeooo:rsid="2432a1ec"/>
    </style:style>
    <style:style style:name="T1779" style:family="text">
      <style:text-properties officeooo:rsid="2436a92f"/>
    </style:style>
    <style:style style:name="T1780" style:family="text">
      <style:text-properties officeooo:rsid="24393486"/>
    </style:style>
    <style:style style:name="T1781" style:family="text">
      <style:text-properties officeooo:rsid="243a354b"/>
    </style:style>
    <style:style style:name="T1782" style:family="text">
      <style:text-properties officeooo:rsid="243e32f5"/>
    </style:style>
    <style:style style:name="T1783" style:family="text">
      <style:text-properties officeooo:rsid="243e4498"/>
    </style:style>
    <style:style style:name="T1784" style:family="text">
      <style:text-properties officeooo:rsid="2445badc"/>
    </style:style>
    <style:style style:name="T1785" style:family="text">
      <style:text-properties officeooo:rsid="2447010a"/>
    </style:style>
    <style:style style:name="T1786" style:family="text">
      <style:text-properties officeooo:rsid="2459ac89"/>
    </style:style>
    <style:style style:name="T1787" style:family="text">
      <style:text-properties fo:font-weight="bold" style:font-weight-asian="bold" style:font-weight-complex="bold"/>
    </style:style>
    <style:style style:name="T1788" style:family="text">
      <style:text-properties fo:font-weight="bold" officeooo:rsid="2459ac89" style:font-weight-asian="bold" style:font-weight-complex="bold"/>
    </style:style>
    <style:style style:name="T1789" style:family="text">
      <style:text-properties fo:font-weight="bold" officeooo:rsid="25f2d04a" style:font-weight-asian="bold" style:font-weight-complex="bold"/>
    </style:style>
    <style:style style:name="T1790" style:family="text">
      <style:text-properties fo:font-weight="bold" officeooo:rsid="27911d11" style:font-weight-asian="bold" style:font-weight-complex="bold"/>
    </style:style>
    <style:style style:name="T1791" style:family="text">
      <style:text-properties fo:font-weight="bold" officeooo:rsid="282f1ba6" style:font-weight-asian="bold" style:font-weight-complex="bold"/>
    </style:style>
    <style:style style:name="T1792" style:family="text">
      <style:text-properties fo:font-weight="bold" officeooo:rsid="1a4594f8" style:font-weight-asian="bold" style:font-weight-complex="bold"/>
    </style:style>
    <style:style style:name="T1793" style:family="text">
      <style:text-properties fo:font-weight="bold" officeooo:rsid="1ba0195d" style:font-weight-asian="bold" style:font-weight-complex="bold"/>
    </style:style>
    <style:style style:name="T1794" style:family="text">
      <style:text-properties fo:font-weight="bold" officeooo:rsid="2950f66b" style:font-weight-asian="bold" style:font-weight-complex="bold"/>
    </style:style>
    <style:style style:name="T1795" style:family="text">
      <style:text-properties fo:font-weight="bold" officeooo:rsid="2adab1f3" style:font-weight-asian="bold" style:font-weight-complex="bold"/>
    </style:style>
    <style:style style:name="T1796" style:family="text">
      <style:text-properties fo:font-weight="bold" officeooo:rsid="2c13b2bd" style:font-weight-asian="bold" style:font-weight-complex="bold"/>
    </style:style>
    <style:style style:name="T1797" style:family="text">
      <style:text-properties fo:font-weight="bold" officeooo:rsid="2c1562ff" style:font-weight-asian="bold" style:font-weight-complex="bold"/>
    </style:style>
    <style:style style:name="T1798" style:family="text">
      <style:text-properties fo:font-weight="bold" officeooo:rsid="2c188f63" style:font-weight-asian="bold" style:font-weight-complex="bold"/>
    </style:style>
    <style:style style:name="T1799" style:family="text">
      <style:text-properties fo:font-weight="bold" officeooo:rsid="2cd8dc3f" style:font-weight-asian="bold" style:font-weight-complex="bold"/>
    </style:style>
    <style:style style:name="T1800" style:family="text">
      <style:text-properties fo:font-weight="bold" officeooo:rsid="2cdacbe5" style:font-weight-asian="bold" style:font-weight-complex="bold"/>
    </style:style>
    <style:style style:name="T1801" style:family="text">
      <style:text-properties fo:font-weight="bold" officeooo:rsid="2d0bafad" style:font-weight-asian="bold" style:font-weight-complex="bold"/>
    </style:style>
    <style:style style:name="T1802" style:family="text">
      <style:text-properties fo:font-weight="bold" officeooo:rsid="2d112704" style:font-weight-asian="bold" style:font-weight-complex="bold"/>
    </style:style>
    <style:style style:name="T1803" style:family="text">
      <style:text-properties fo:font-weight="bold" officeooo:rsid="2dba7a68" style:font-weight-asian="bold" style:font-weight-complex="bold"/>
    </style:style>
    <style:style style:name="T1804" style:family="text">
      <style:text-properties fo:font-weight="bold" officeooo:rsid="2fae3382" style:font-weight-asian="bold" style:font-weight-complex="bold"/>
    </style:style>
    <style:style style:name="T1805" style:family="text">
      <style:text-properties fo:font-weight="bold" officeooo:rsid="2fad38aa" style:font-weight-asian="bold" style:font-weight-complex="bold"/>
    </style:style>
    <style:style style:name="T1806" style:family="text">
      <style:text-properties fo:font-weight="bold" officeooo:rsid="2fb34d2d" style:font-weight-asian="bold" style:font-weight-complex="bold"/>
    </style:style>
    <style:style style:name="T1807" style:family="text">
      <style:text-properties fo:font-weight="bold" officeooo:rsid="2fd8965d" style:font-weight-asian="bold" style:font-weight-complex="bold"/>
    </style:style>
    <style:style style:name="T1808" style:family="text">
      <style:text-properties fo:font-weight="bold" officeooo:rsid="2fefc37c" style:font-weight-asian="bold" style:font-weight-complex="bold"/>
    </style:style>
    <style:style style:name="T1809" style:family="text">
      <style:text-properties fo:font-weight="bold" officeooo:rsid="2ffe26dc" style:font-weight-asian="bold" style:font-weight-complex="bold"/>
    </style:style>
    <style:style style:name="T1810" style:family="text">
      <style:text-properties fo:font-weight="bold" officeooo:rsid="300964a8" style:font-weight-asian="bold" style:font-weight-complex="bold"/>
    </style:style>
    <style:style style:name="T1811" style:family="text">
      <style:text-properties fo:font-weight="bold" officeooo:rsid="30352bd2" style:font-weight-asian="bold" style:font-weight-complex="bold"/>
    </style:style>
    <style:style style:name="T1812" style:family="text">
      <style:text-properties fo:font-weight="bold" officeooo:rsid="30577479" style:font-weight-asian="bold" style:font-weight-complex="bold"/>
    </style:style>
    <style:style style:name="T1813" style:family="text">
      <style:text-properties fo:font-weight="bold" officeooo:rsid="30609787" style:font-weight-asian="bold" style:font-weight-complex="bold"/>
    </style:style>
    <style:style style:name="T1814" style:family="text">
      <style:text-properties fo:font-weight="bold" officeooo:rsid="308f8660" style:font-weight-asian="bold" style:font-weight-complex="bold"/>
    </style:style>
    <style:style style:name="T1815" style:family="text">
      <style:text-properties fo:font-weight="bold" officeooo:rsid="3092e2ee" style:font-weight-asian="bold" style:font-weight-complex="bold"/>
    </style:style>
    <style:style style:name="T1816" style:family="text">
      <style:text-properties fo:font-weight="bold" officeooo:rsid="312c1d99" style:font-weight-asian="bold" style:font-weight-complex="bold"/>
    </style:style>
    <style:style style:name="T1817" style:family="text">
      <style:text-properties fo:font-weight="bold" officeooo:rsid="3138eb18" style:font-weight-asian="bold" style:font-weight-complex="bold"/>
    </style:style>
    <style:style style:name="T1818" style:family="text">
      <style:text-properties fo:font-weight="bold" officeooo:rsid="336fafac" style:font-weight-asian="bold" style:font-weight-complex="bold"/>
    </style:style>
    <style:style style:name="T1819" style:family="text">
      <style:text-properties fo:font-weight="bold" officeooo:rsid="32c7ecb8" style:font-weight-asian="bold" style:font-weight-complex="bold"/>
    </style:style>
    <style:style style:name="T1820" style:family="text">
      <style:text-properties fo:font-weight="bold" officeooo:rsid="3386bd80" style:font-weight-asian="bold" style:font-weight-complex="bold"/>
    </style:style>
    <style:style style:name="T1821" style:family="text">
      <style:text-properties fo:font-weight="bold" officeooo:rsid="33929ecf" style:font-weight-asian="bold" style:font-weight-complex="bold"/>
    </style:style>
    <style:style style:name="T1822" style:family="text">
      <style:text-properties fo:font-weight="bold" officeooo:rsid="34fa64fc" style:font-weight-asian="bold" style:font-weight-complex="bold"/>
    </style:style>
    <style:style style:name="T1823" style:family="text">
      <style:text-properties fo:font-weight="bold" officeooo:rsid="00184b0e" style:font-weight-asian="bold" style:font-weight-complex="bold"/>
    </style:style>
    <style:style style:name="T1824" style:family="text">
      <style:text-properties fo:font-weight="bold" officeooo:rsid="29b4fce0" style:font-weight-asian="bold" style:font-weight-complex="bold"/>
    </style:style>
    <style:style style:name="T1825" style:family="text">
      <style:text-properties fo:font-weight="bold" officeooo:rsid="36c7953a" style:font-weight-asian="bold" style:font-weight-complex="bold"/>
    </style:style>
    <style:style style:name="T1826" style:family="text">
      <style:text-properties fo:font-weight="bold" officeooo:rsid="36c63abf" style:font-weight-asian="bold" style:font-weight-complex="bold"/>
    </style:style>
    <style:style style:name="T1827" style:family="text">
      <style:text-properties fo:font-weight="bold" officeooo:rsid="380297f9" style:font-weight-asian="bold" style:font-weight-complex="bold"/>
    </style:style>
    <style:style style:name="T1828" style:family="text">
      <style:text-properties fo:font-weight="bold" officeooo:rsid="38ed1cec" style:font-weight-asian="bold" style:font-weight-complex="bold"/>
    </style:style>
    <style:style style:name="T1829" style:family="text">
      <style:text-properties fo:font-weight="bold" officeooo:rsid="3abe9baf" style:font-weight-asian="bold" style:font-weight-complex="bold"/>
    </style:style>
    <style:style style:name="T1830" style:family="text">
      <style:text-properties fo:font-weight="bold" officeooo:rsid="3ac3cfce" style:font-weight-asian="bold" style:font-weight-complex="bold"/>
    </style:style>
    <style:style style:name="T1831" style:family="text">
      <style:text-properties fo:font-weight="bold" officeooo:rsid="3ae3d95d" style:font-weight-asian="bold" style:font-weight-complex="bold"/>
    </style:style>
    <style:style style:name="T1832" style:family="text">
      <style:text-properties fo:font-weight="bold" officeooo:rsid="3aeb7374" style:font-weight-asian="bold" style:font-weight-complex="bold"/>
    </style:style>
    <style:style style:name="T1833" style:family="text">
      <style:text-properties fo:font-weight="bold" officeooo:rsid="3ab807b0" style:font-weight-asian="bold" style:font-weight-complex="bold"/>
    </style:style>
    <style:style style:name="T1834" style:family="text">
      <style:text-properties fo:font-weight="bold" officeooo:rsid="3b0008e5" style:font-weight-asian="bold" style:font-weight-complex="bold"/>
    </style:style>
    <style:style style:name="T1835" style:family="text">
      <style:text-properties fo:font-weight="bold" officeooo:rsid="3b21a9f7" style:font-weight-asian="bold" style:font-weight-complex="bold"/>
    </style:style>
    <style:style style:name="T1836" style:family="text">
      <style:text-properties fo:font-weight="bold" officeooo:rsid="3c6564df" style:font-weight-asian="bold" style:font-weight-complex="bold"/>
    </style:style>
    <style:style style:name="T1837" style:family="text">
      <style:text-properties fo:font-weight="bold" officeooo:rsid="3edee120" style:font-weight-asian="bold" style:font-weight-complex="bold"/>
    </style:style>
    <style:style style:name="T1838" style:family="text">
      <style:text-properties fo:font-weight="bold" officeooo:rsid="403a51d8" style:font-weight-asian="bold" style:font-weight-complex="bold"/>
    </style:style>
    <style:style style:name="T1839" style:family="text">
      <style:text-properties fo:font-weight="bold" officeooo:rsid="3e0307de" style:font-weight-asian="bold" style:font-weight-complex="bold"/>
    </style:style>
    <style:style style:name="T1840" style:family="text">
      <style:text-properties fo:font-weight="bold" officeooo:rsid="4159f746" style:font-weight-asian="bold" style:font-weight-complex="bold"/>
    </style:style>
    <style:style style:name="T1841" style:family="text">
      <style:text-properties fo:font-weight="bold" officeooo:rsid="42b19670" style:font-weight-asian="bold" style:font-weight-complex="bold"/>
    </style:style>
    <style:style style:name="T1842" style:family="text">
      <style:text-properties fo:font-weight="bold" officeooo:rsid="41760332" fo:background-color="transparent" loext:char-shading-value="0" style:font-weight-asian="bold" style:font-weight-complex="bold"/>
    </style:style>
    <style:style style:name="T1843" style:family="text">
      <style:text-properties officeooo:rsid="24a28b99"/>
    </style:style>
    <style:style style:name="T1844" style:family="text">
      <style:text-properties officeooo:rsid="250c1d04"/>
    </style:style>
    <style:style style:name="T1845" style:family="text">
      <style:text-properties officeooo:rsid="2554a1de"/>
    </style:style>
    <style:style style:name="T1846" style:family="text">
      <style:text-properties officeooo:rsid="1cee05c8"/>
    </style:style>
    <style:style style:name="T1847" style:family="text">
      <style:text-properties officeooo:rsid="1cfa83a5"/>
    </style:style>
    <style:style style:name="T1848" style:family="text">
      <style:text-properties officeooo:rsid="1f34f748"/>
    </style:style>
    <style:style style:name="T1849" style:family="text">
      <style:text-properties officeooo:rsid="1d14e3d8"/>
    </style:style>
    <style:style style:name="T1850" style:family="text">
      <style:text-properties officeooo:rsid="19e52a5d"/>
    </style:style>
    <style:style style:name="T1851" style:family="text">
      <style:text-properties fo:background-color="transparent" loext:char-shading-value="0"/>
    </style:style>
    <style:style style:name="T1852" style:family="text">
      <style:text-properties officeooo:rsid="217d02ee" fo:background-color="transparent" loext:char-shading-value="0"/>
    </style:style>
    <style:style style:name="T1853" style:family="text">
      <style:text-properties officeooo:rsid="268c50a4" fo:background-color="transparent" loext:char-shading-value="0"/>
    </style:style>
    <style:style style:name="T1854" style:family="text">
      <style:text-properties officeooo:rsid="268dc65d" fo:background-color="transparent" loext:char-shading-value="0"/>
    </style:style>
    <style:style style:name="T1855" style:family="text">
      <style:text-properties officeooo:rsid="27156c24" fo:background-color="transparent" loext:char-shading-value="0"/>
    </style:style>
    <style:style style:name="T1856" style:family="text">
      <style:text-properties officeooo:rsid="272b165f" fo:background-color="transparent" loext:char-shading-value="0"/>
    </style:style>
    <style:style style:name="T1857" style:family="text">
      <style:text-properties officeooo:rsid="27487751" fo:background-color="transparent" loext:char-shading-value="0"/>
    </style:style>
    <style:style style:name="T1858" style:family="text">
      <style:text-properties officeooo:rsid="3992ce83" fo:background-color="transparent" loext:char-shading-value="0"/>
    </style:style>
    <style:style style:name="T1859" style:family="text">
      <style:text-properties officeooo:rsid="273ba786" fo:background-color="transparent" loext:char-shading-value="0"/>
    </style:style>
    <style:style style:name="T1860" style:family="text">
      <style:text-properties officeooo:rsid="39b42039" fo:background-color="transparent" loext:char-shading-value="0"/>
    </style:style>
    <style:style style:name="T1861" style:family="text">
      <style:text-properties officeooo:rsid="3b96ae07" fo:background-color="transparent" loext:char-shading-value="0"/>
    </style:style>
    <style:style style:name="T1862" style:family="text">
      <style:text-properties officeooo:rsid="399ae408" fo:background-color="transparent" loext:char-shading-value="0"/>
    </style:style>
    <style:style style:name="T1863" style:family="text">
      <style:text-properties officeooo:rsid="25c44266" fo:background-color="transparent" loext:char-shading-value="0"/>
    </style:style>
    <style:style style:name="T1864" style:family="text">
      <style:text-properties officeooo:rsid="25c73a8f" fo:background-color="transparent" loext:char-shading-value="0"/>
    </style:style>
    <style:style style:name="T1865" style:family="text">
      <style:text-properties officeooo:rsid="3b9c4194" fo:background-color="transparent" loext:char-shading-value="0"/>
    </style:style>
    <style:style style:name="T1866" style:family="text">
      <style:text-properties officeooo:rsid="3b9c526f" fo:background-color="transparent" loext:char-shading-value="0"/>
    </style:style>
    <style:style style:name="T1867" style:family="text">
      <style:text-properties officeooo:rsid="275149cc" fo:background-color="transparent" loext:char-shading-value="0"/>
    </style:style>
    <style:style style:name="T1868" style:family="text">
      <style:text-properties officeooo:rsid="400611f3" fo:background-color="transparent" loext:char-shading-value="0"/>
    </style:style>
    <style:style style:name="T1869" style:family="text">
      <style:text-properties officeooo:rsid="1fa9862b" fo:background-color="transparent" loext:char-shading-value="0"/>
    </style:style>
    <style:style style:name="T1870" style:family="text">
      <style:text-properties officeooo:rsid="1f765eb8" fo:background-color="transparent" loext:char-shading-value="0"/>
    </style:style>
    <style:style style:name="T1871" style:family="text">
      <style:text-properties officeooo:rsid="41053b1d" fo:background-color="transparent" loext:char-shading-value="0"/>
    </style:style>
    <style:style style:name="T1872" style:family="text">
      <style:text-properties officeooo:rsid="3a55041b" fo:background-color="transparent" loext:char-shading-value="0"/>
    </style:style>
    <style:style style:name="T1873" style:family="text">
      <style:text-properties officeooo:rsid="367efb87" fo:background-color="transparent" loext:char-shading-value="0"/>
    </style:style>
    <style:style style:name="T1874" style:family="text">
      <style:text-properties officeooo:rsid="2e771983" fo:background-color="transparent" loext:char-shading-value="0"/>
    </style:style>
    <style:style style:name="T1875" style:family="text">
      <style:text-properties officeooo:rsid="419854ab" fo:background-color="transparent" loext:char-shading-value="0" style:language-asian="cs" style:country-asian="CZ"/>
    </style:style>
    <style:style style:name="T1876" style:family="text">
      <style:text-properties officeooo:rsid="41f038af" fo:background-color="transparent" loext:char-shading-value="0" style:language-asian="cs" style:country-asian="CZ"/>
    </style:style>
    <style:style style:name="T1877" style:family="text">
      <style:text-properties officeooo:rsid="41904635" fo:background-color="transparent" loext:char-shading-value="0"/>
    </style:style>
    <style:style style:name="T1878" style:family="text">
      <style:text-properties officeooo:rsid="41fdaedc" fo:background-color="transparent" loext:char-shading-value="0"/>
    </style:style>
    <style:style style:name="T1879" style:family="text">
      <style:text-properties officeooo:rsid="418b6283" fo:background-color="transparent" loext:char-shading-value="0"/>
    </style:style>
    <style:style style:name="T1880" style:family="text">
      <style:text-properties officeooo:rsid="420be9b4" fo:background-color="transparent" loext:char-shading-value="0"/>
    </style:style>
    <style:style style:name="T1881" style:family="text">
      <style:text-properties officeooo:rsid="417ced13" fo:background-color="transparent" loext:char-shading-value="0"/>
    </style:style>
    <style:style style:name="T1882" style:family="text">
      <style:text-properties officeooo:rsid="41760332" fo:background-color="transparent" loext:char-shading-value="0"/>
    </style:style>
    <style:style style:name="T1883" style:family="text">
      <style:text-properties officeooo:rsid="420f3e4c" fo:background-color="transparent" loext:char-shading-value="0"/>
    </style:style>
    <style:style style:name="T1884" style:family="text">
      <style:text-properties officeooo:rsid="42107d8b" fo:background-color="transparent" loext:char-shading-value="0"/>
    </style:style>
    <style:style style:name="T1885" style:family="text">
      <style:text-properties officeooo:rsid="41f038af" fo:background-color="transparent" loext:char-shading-value="0"/>
    </style:style>
    <style:style style:name="T1886" style:family="text">
      <style:text-properties officeooo:rsid="422f2c7a" fo:background-color="transparent" loext:char-shading-value="0"/>
    </style:style>
    <style:style style:name="T1887" style:family="text">
      <style:text-properties officeooo:rsid="422feb86" fo:background-color="transparent" loext:char-shading-value="0"/>
    </style:style>
    <style:style style:name="T1888" style:family="text">
      <style:text-properties officeooo:rsid="42325009" fo:background-color="transparent" loext:char-shading-value="0"/>
    </style:style>
    <style:style style:name="T1889" style:family="text">
      <style:text-properties officeooo:rsid="42343cb7" fo:background-color="transparent" loext:char-shading-value="0"/>
    </style:style>
    <style:style style:name="T1890" style:family="text">
      <style:text-properties officeooo:rsid="426cfd06" fo:background-color="transparent" loext:char-shading-value="0"/>
    </style:style>
    <style:style style:name="T1891" style:family="text">
      <style:text-properties officeooo:rsid="2632c719" fo:background-color="transparent" loext:char-shading-value="0"/>
    </style:style>
    <style:style style:name="T1892" style:family="text">
      <style:text-properties officeooo:rsid="3f5f9609" fo:background-color="transparent" loext:char-shading-value="0"/>
    </style:style>
    <style:style style:name="T1893" style:family="text">
      <style:text-properties officeooo:rsid="4285d2bf" fo:background-color="transparent" loext:char-shading-value="0"/>
    </style:style>
    <style:style style:name="T1894" style:family="text">
      <style:text-properties officeooo:rsid="26e5fbb8" fo:background-color="transparent" loext:char-shading-value="0"/>
    </style:style>
    <style:style style:name="T1895" style:family="text">
      <style:text-properties officeooo:rsid="1fc23eee" fo:background-color="transparent" loext:char-shading-value="0"/>
    </style:style>
    <style:style style:name="T1896" style:family="text">
      <style:text-properties officeooo:rsid="42865fc5" fo:background-color="transparent" loext:char-shading-value="0"/>
    </style:style>
    <style:style style:name="T1897" style:family="text">
      <style:text-properties officeooo:rsid="4285f8af" fo:background-color="transparent" loext:char-shading-value="0"/>
    </style:style>
    <style:style style:name="T1898" style:family="text">
      <style:text-properties officeooo:rsid="25e1b87e"/>
    </style:style>
    <style:style style:name="T1899" style:family="text">
      <style:text-properties officeooo:rsid="25f765f3"/>
    </style:style>
    <style:style style:name="T1900" style:family="text">
      <style:text-properties officeooo:rsid="1f9cbe3e"/>
    </style:style>
    <style:style style:name="T1901" style:family="text">
      <style:text-properties officeooo:rsid="1fade0ed"/>
    </style:style>
    <style:style style:name="T1902" style:family="text">
      <style:text-properties officeooo:rsid="1faf23fb"/>
    </style:style>
    <style:style style:name="T1903" style:family="text">
      <style:text-properties officeooo:rsid="1fa5f3ed"/>
    </style:style>
    <style:style style:name="T1904" style:family="text">
      <style:text-properties officeooo:rsid="2676798e"/>
    </style:style>
    <style:style style:name="T1905" style:family="text">
      <style:text-properties officeooo:rsid="26776c49"/>
    </style:style>
    <style:style style:name="T1906" style:family="text">
      <style:text-properties officeooo:rsid="267b3a1f"/>
    </style:style>
    <style:style style:name="T1907" style:family="text">
      <style:text-properties officeooo:rsid="26a0a888"/>
    </style:style>
    <style:style style:name="T1908" style:family="text">
      <style:text-properties officeooo:rsid="26a0d4ee"/>
    </style:style>
    <style:style style:name="T1909" style:family="text">
      <style:text-properties fo:font-weight="normal" style:font-weight-asian="normal"/>
    </style:style>
    <style:style style:name="T1910" style:family="text">
      <style:text-properties fo:font-weight="normal" style:font-weight-asian="normal" style:font-weight-complex="normal"/>
    </style:style>
    <style:style style:name="T1911" style:family="text">
      <style:text-properties fo:font-weight="normal" officeooo:rsid="2cdbaf2d" style:font-weight-asian="normal" style:font-weight-complex="normal"/>
    </style:style>
    <style:style style:name="T1912" style:family="text">
      <style:text-properties fo:font-weight="normal" officeooo:rsid="2feef8b9" style:font-weight-asian="normal" style:font-weight-complex="normal"/>
    </style:style>
    <style:style style:name="T1913" style:family="text">
      <style:text-properties fo:font-weight="normal" officeooo:rsid="300964a8" style:font-weight-asian="normal" style:font-weight-complex="normal"/>
    </style:style>
    <style:style style:name="T1914" style:family="text">
      <style:text-properties fo:font-weight="normal" officeooo:rsid="312ed14f" style:font-weight-asian="normal" style:font-weight-complex="normal"/>
    </style:style>
    <style:style style:name="T1915" style:family="text">
      <style:text-properties fo:font-weight="normal" officeooo:rsid="34d2d00f" style:font-weight-asian="normal" style:font-weight-complex="normal"/>
    </style:style>
    <style:style style:name="T1916" style:family="text">
      <style:text-properties fo:font-weight="normal" officeooo:rsid="37c77db1" style:font-weight-asian="normal" style:font-weight-complex="normal"/>
    </style:style>
    <style:style style:name="T1917" style:family="text">
      <style:text-properties fo:font-weight="normal" officeooo:rsid="37c7f20b" style:font-weight-asian="normal" style:font-weight-complex="normal"/>
    </style:style>
    <style:style style:name="T1918" style:family="text">
      <style:text-properties fo:font-weight="normal" officeooo:rsid="380297f9" style:font-weight-asian="normal" style:font-weight-complex="normal"/>
    </style:style>
    <style:style style:name="T1919" style:family="text">
      <style:text-properties fo:font-weight="normal" officeooo:rsid="382c4ef4" style:font-weight-asian="normal" style:font-weight-complex="normal"/>
    </style:style>
    <style:style style:name="T1920" style:family="text">
      <style:text-properties fo:font-weight="normal" officeooo:rsid="382c7b55" style:font-weight-asian="normal" style:font-weight-complex="normal"/>
    </style:style>
    <style:style style:name="T1921" style:family="text">
      <style:text-properties fo:font-weight="normal" officeooo:rsid="391409e3" style:font-weight-asian="normal" style:font-weight-complex="normal"/>
    </style:style>
    <style:style style:name="T1922" style:family="text">
      <style:text-properties fo:font-weight="normal" officeooo:rsid="3ae3d95d" style:font-weight-asian="normal" style:font-weight-complex="normal"/>
    </style:style>
    <style:style style:name="T1923" style:family="text">
      <style:text-properties fo:font-weight="normal" officeooo:rsid="3ae48f4c" style:font-weight-asian="normal" style:font-weight-complex="normal"/>
    </style:style>
    <style:style style:name="T1924" style:family="text">
      <style:text-properties fo:font-weight="normal" officeooo:rsid="3ae7d878" style:font-weight-asian="normal" style:font-weight-complex="normal"/>
    </style:style>
    <style:style style:name="T1925" style:family="text">
      <style:text-properties fo:font-weight="normal" officeooo:rsid="3ae84f64" style:font-weight-asian="normal" style:font-weight-complex="normal"/>
    </style:style>
    <style:style style:name="T1926" style:family="text">
      <style:text-properties fo:font-weight="normal" officeooo:rsid="3aea0071" style:font-weight-asian="normal" style:font-weight-complex="normal"/>
    </style:style>
    <style:style style:name="T1927" style:family="text">
      <style:text-properties fo:font-weight="normal" officeooo:rsid="3aeb0c6b" style:font-weight-asian="normal" style:font-weight-complex="normal"/>
    </style:style>
    <style:style style:name="T1928" style:family="text">
      <style:text-properties fo:font-weight="normal" officeooo:rsid="3aeb7374" style:font-weight-asian="normal" style:font-weight-complex="normal"/>
    </style:style>
    <style:style style:name="T1929" style:family="text">
      <style:text-properties fo:font-weight="normal" officeooo:rsid="3aed7965" style:font-weight-asian="normal" style:font-weight-complex="normal"/>
    </style:style>
    <style:style style:name="T1930" style:family="text">
      <style:text-properties fo:font-weight="normal" officeooo:rsid="3aedb73c" style:font-weight-asian="normal" style:font-weight-complex="normal"/>
    </style:style>
    <style:style style:name="T1931" style:family="text">
      <style:text-properties fo:font-weight="normal" officeooo:rsid="3afc6597" style:font-weight-asian="normal" style:font-weight-complex="normal"/>
    </style:style>
    <style:style style:name="T1932" style:family="text">
      <style:text-properties fo:font-weight="normal" officeooo:rsid="3afe3a92" style:font-weight-asian="normal" style:font-weight-complex="normal"/>
    </style:style>
    <style:style style:name="T1933" style:family="text">
      <style:text-properties fo:font-weight="normal" officeooo:rsid="3b0008e5" style:font-weight-asian="normal" style:font-weight-complex="normal"/>
    </style:style>
    <style:style style:name="T1934" style:family="text">
      <style:text-properties fo:font-weight="normal" officeooo:rsid="3b014ef7" style:font-weight-asian="normal" style:font-weight-complex="normal"/>
    </style:style>
    <style:style style:name="T1935" style:family="text">
      <style:text-properties fo:font-weight="normal" officeooo:rsid="3b01cb12" style:font-weight-asian="normal" style:font-weight-complex="normal"/>
    </style:style>
    <style:style style:name="T1936" style:family="text">
      <style:text-properties fo:font-weight="normal" officeooo:rsid="3b288699" style:font-weight-asian="normal" style:font-weight-complex="normal"/>
    </style:style>
    <style:style style:name="T1937" style:family="text">
      <style:text-properties fo:font-weight="normal" officeooo:rsid="3b2c82e2" style:font-weight-asian="normal" style:font-weight-complex="normal"/>
    </style:style>
    <style:style style:name="T1938" style:family="text">
      <style:text-properties fo:font-weight="normal" officeooo:rsid="3b2dfa04" style:font-weight-asian="normal" style:font-weight-complex="normal"/>
    </style:style>
    <style:style style:name="T1939" style:family="text">
      <style:text-properties fo:font-weight="normal" officeooo:rsid="3b2f9e88" style:font-weight-asian="normal" style:font-weight-complex="normal"/>
    </style:style>
    <style:style style:name="T1940" style:family="text">
      <style:text-properties fo:font-weight="normal" officeooo:rsid="3b4fbccb" style:font-weight-asian="normal" style:font-weight-complex="normal"/>
    </style:style>
    <style:style style:name="T1941" style:family="text">
      <style:text-properties fo:font-weight="normal" officeooo:rsid="40914a2d" style:font-weight-asian="normal" style:font-weight-complex="normal"/>
    </style:style>
    <style:style style:name="T1942" style:family="text">
      <style:text-properties fo:font-weight="normal" officeooo:rsid="409343c5" style:font-weight-asian="normal" style:font-weight-complex="normal"/>
    </style:style>
    <style:style style:name="T1943" style:family="text">
      <style:text-properties fo:font-weight="normal" officeooo:rsid="398dd07b" style:font-weight-asian="normal" style:font-weight-complex="normal"/>
    </style:style>
    <style:style style:name="T1944" style:family="text">
      <style:text-properties fo:font-weight="normal" officeooo:rsid="413a5368" style:font-weight-asian="normal" style:font-weight-complex="normal"/>
    </style:style>
    <style:style style:name="T1945" style:family="text">
      <style:text-properties fo:font-weight="normal" officeooo:rsid="425ea1d3" style:font-weight-asian="normal" style:font-weight-complex="normal"/>
    </style:style>
    <style:style style:name="T1946" style:family="text">
      <style:text-properties fo:font-weight="normal" officeooo:rsid="42782326" style:font-weight-asian="normal" style:font-weight-complex="normal"/>
    </style:style>
    <style:style style:name="T1947" style:family="text">
      <style:text-properties fo:font-weight="normal" officeooo:rsid="429634c8" style:font-weight-asian="normal" style:font-weight-complex="normal"/>
    </style:style>
    <style:style style:name="T1948" style:family="text">
      <style:text-properties fo:font-weight="normal" officeooo:rsid="4274b0ba" style:font-weight-asian="normal" style:font-weight-complex="normal"/>
    </style:style>
    <style:style style:name="T1949" style:family="text">
      <style:text-properties officeooo:rsid="277393fc"/>
    </style:style>
    <style:style style:name="T1950" style:family="text">
      <style:text-properties officeooo:rsid="2773a9d1"/>
    </style:style>
    <style:style style:name="T1951" style:family="text">
      <style:text-properties officeooo:rsid="27897b12"/>
    </style:style>
    <style:style style:name="T1952" style:family="text">
      <style:text-properties officeooo:rsid="278b0b58"/>
    </style:style>
    <style:style style:name="T1953" style:family="text">
      <style:text-properties officeooo:rsid="27911d11"/>
    </style:style>
    <style:style style:name="T1954" style:family="text">
      <style:text-properties officeooo:rsid="27be212f"/>
    </style:style>
    <style:style style:name="T1955" style:family="text">
      <style:text-properties officeooo:rsid="281b7f63"/>
    </style:style>
    <style:style style:name="T1956" style:family="text">
      <style:text-properties officeooo:rsid="18859a18"/>
    </style:style>
    <style:style style:name="T1957" style:family="text">
      <style:text-properties officeooo:rsid="14545d88"/>
    </style:style>
    <style:style style:name="T1958" style:family="text">
      <style:text-properties officeooo:rsid="14d3e335"/>
    </style:style>
    <style:style style:name="T1959" style:family="text">
      <style:text-properties officeooo:rsid="282f1ba6"/>
    </style:style>
    <style:style style:name="T1960" style:family="text">
      <style:text-properties officeooo:rsid="183e0810"/>
    </style:style>
    <style:style style:name="T1961" style:family="text">
      <style:text-properties officeooo:rsid="17d5718d"/>
    </style:style>
    <style:style style:name="T1962" style:family="text">
      <style:text-properties officeooo:rsid="20150b29"/>
    </style:style>
    <style:style style:name="T1963" style:family="text">
      <style:text-properties officeooo:rsid="1ffdc37c"/>
    </style:style>
    <style:style style:name="T1964" style:family="text">
      <style:text-properties officeooo:rsid="20163df5"/>
    </style:style>
    <style:style style:name="T1965" style:family="text">
      <style:text-properties officeooo:rsid="2830e9f4"/>
    </style:style>
    <style:style style:name="T1966" style:family="text">
      <style:text-properties officeooo:rsid="2831bfd1"/>
    </style:style>
    <style:style style:name="T1967" style:family="text">
      <style:text-properties officeooo:rsid="18d62670"/>
    </style:style>
    <style:style style:name="T1968" style:family="text">
      <style:text-properties officeooo:rsid="1bf6438f"/>
    </style:style>
    <style:style style:name="T1969" style:family="text">
      <style:text-properties officeooo:rsid="18f44339"/>
    </style:style>
    <style:style style:name="T1970" style:family="text">
      <style:text-properties officeooo:rsid="1a5155d7"/>
    </style:style>
    <style:style style:name="T1971" style:family="text">
      <style:text-properties officeooo:rsid="1877b3ae"/>
    </style:style>
    <style:style style:name="T1972" style:family="text">
      <style:text-properties officeooo:rsid="1a499580"/>
    </style:style>
    <style:style style:name="T1973" style:family="text">
      <style:text-properties officeooo:rsid="1a4594f8"/>
    </style:style>
    <style:style style:name="T1974" style:family="text">
      <style:text-properties officeooo:rsid="283d2796"/>
    </style:style>
    <style:style style:name="T1975" style:family="text">
      <style:text-properties officeooo:rsid="1a269de7"/>
    </style:style>
    <style:style style:name="T1976" style:family="text">
      <style:text-properties officeooo:rsid="17803e14"/>
    </style:style>
    <style:style style:name="T1977" style:family="text">
      <style:text-properties officeooo:rsid="177977b7"/>
    </style:style>
    <style:style style:name="T1978" style:family="text">
      <style:text-properties officeooo:rsid="176cb349"/>
    </style:style>
    <style:style style:name="T1979" style:family="text">
      <style:text-properties officeooo:rsid="1a2b313c"/>
    </style:style>
    <style:style style:name="T1980" style:family="text">
      <style:text-properties officeooo:rsid="1abca89e"/>
    </style:style>
    <style:style style:name="T1981" style:family="text">
      <style:text-properties officeooo:rsid="1ac04dff"/>
    </style:style>
    <style:style style:name="T1982" style:family="text">
      <style:text-properties officeooo:rsid="138d8f86"/>
    </style:style>
    <style:style style:name="T1983" style:family="text">
      <style:text-properties officeooo:rsid="138f2ce6"/>
    </style:style>
    <style:style style:name="T1984" style:family="text">
      <style:text-properties officeooo:rsid="14a7a394"/>
    </style:style>
    <style:style style:name="T1985" style:family="text">
      <style:text-properties officeooo:rsid="14a7d6c9"/>
    </style:style>
    <style:style style:name="T1986" style:family="text">
      <style:text-properties officeooo:rsid="1ac8ae52"/>
    </style:style>
    <style:style style:name="T1987" style:family="text">
      <style:text-properties officeooo:rsid="12e74283"/>
    </style:style>
    <style:style style:name="T1988" style:family="text">
      <style:text-properties officeooo:rsid="1ac54bc5"/>
    </style:style>
    <style:style style:name="T1989" style:family="text">
      <style:text-properties officeooo:rsid="10a7e4d4"/>
    </style:style>
    <style:style style:name="T1990" style:family="text">
      <style:text-properties fo:color="#6482ff" fo:language="cs" fo:country="CZ" fo:font-style="normal" officeooo:rsid="1a1cdfe0" style:language-asian="cs" style:country-asian="CZ" style:font-style-asian="normal" style:font-style-complex="normal"/>
    </style:style>
    <style:style style:name="T1991" style:family="text">
      <style:text-properties fo:color="#6482ff" fo:language="cs" fo:country="CZ" fo:font-style="normal" officeooo:rsid="27925bf3" style:language-asian="cs" style:country-asian="CZ" style:font-style-asian="normal" style:font-style-complex="normal"/>
    </style:style>
    <style:style style:name="T1992" style:family="text">
      <style:text-properties fo:color="#6482ff" fo:language="cs" fo:country="CZ" officeooo:rsid="1a1cdfe0" style:language-asian="cs" style:country-asian="CZ"/>
    </style:style>
    <style:style style:name="T1993" style:family="text">
      <style:text-properties officeooo:rsid="2845c25f"/>
    </style:style>
    <style:style style:name="T1994" style:family="text">
      <style:text-properties officeooo:rsid="1902e02a"/>
    </style:style>
    <style:style style:name="T1995" style:family="text">
      <style:text-properties officeooo:rsid="190285b5"/>
    </style:style>
    <style:style style:name="T1996" style:family="text">
      <style:text-properties officeooo:rsid="14763b02"/>
    </style:style>
    <style:style style:name="T1997" style:family="text">
      <style:text-properties officeooo:rsid="1493b5f7"/>
    </style:style>
    <style:style style:name="T1998" style:family="text">
      <style:text-properties officeooo:rsid="1bddadae"/>
    </style:style>
    <style:style style:name="T1999" style:family="text">
      <style:text-properties officeooo:rsid="1bb57343"/>
    </style:style>
    <style:style style:name="T2000" style:family="text">
      <style:text-properties officeooo:rsid="1baa6882"/>
    </style:style>
    <style:style style:name="T2001" style:family="text">
      <style:text-properties officeooo:rsid="1ba0195d"/>
    </style:style>
    <style:style style:name="T2002" style:family="text">
      <style:text-properties officeooo:rsid="1bad021f"/>
    </style:style>
    <style:style style:name="T2003" style:family="text">
      <style:text-properties officeooo:rsid="21185469"/>
    </style:style>
    <style:style style:name="T2004" style:family="text">
      <style:text-properties officeooo:rsid="17b00c43"/>
    </style:style>
    <style:style style:name="T2005" style:family="text">
      <style:text-properties officeooo:rsid="2111f746"/>
    </style:style>
    <style:style style:name="T2006" style:family="text">
      <style:text-properties officeooo:rsid="2116942b"/>
    </style:style>
    <style:style style:name="T2007" style:family="text">
      <style:text-properties officeooo:rsid="17b19a96"/>
    </style:style>
    <style:style style:name="T2008" style:family="text">
      <style:text-properties officeooo:rsid="210a360a"/>
    </style:style>
    <style:style style:name="T2009" style:family="text">
      <style:text-properties officeooo:rsid="1b305ff0"/>
    </style:style>
    <style:style style:name="T2010" style:family="text">
      <style:text-properties officeooo:rsid="212c219f"/>
    </style:style>
    <style:style style:name="T2011" style:family="text">
      <style:text-properties officeooo:rsid="1b5413ee"/>
    </style:style>
    <style:style style:name="T2012" style:family="text">
      <style:text-properties officeooo:rsid="21234565"/>
    </style:style>
    <style:style style:name="T2013" style:family="text">
      <style:text-properties officeooo:rsid="210d8ae5"/>
    </style:style>
    <style:style style:name="T2014" style:family="text">
      <style:text-properties officeooo:rsid="210b2273"/>
    </style:style>
    <style:style style:name="T2015" style:family="text">
      <style:text-properties officeooo:rsid="284e03ae"/>
    </style:style>
    <style:style style:name="T2016" style:family="text">
      <style:text-properties officeooo:rsid="1618951c"/>
    </style:style>
    <style:style style:name="T2017" style:family="text">
      <style:text-properties officeooo:rsid="1b47e4a7"/>
    </style:style>
    <style:style style:name="T2018" style:family="text">
      <style:text-properties officeooo:rsid="1b41fd68"/>
    </style:style>
    <style:style style:name="T2019" style:family="text">
      <style:text-properties officeooo:rsid="1becb894"/>
    </style:style>
    <style:style style:name="T2020" style:family="text">
      <style:text-properties officeooo:rsid="134332a4"/>
    </style:style>
    <style:style style:name="T2021" style:family="text">
      <style:text-properties officeooo:rsid="134518f6"/>
    </style:style>
    <style:style style:name="T2022" style:family="text">
      <style:text-properties officeooo:rsid="1a0f9434"/>
    </style:style>
    <style:style style:name="T2023" style:family="text">
      <style:text-properties officeooo:rsid="2044b278"/>
    </style:style>
    <style:style style:name="T2024" style:family="text">
      <style:text-properties officeooo:rsid="2045cf92"/>
    </style:style>
    <style:style style:name="T2025" style:family="text">
      <style:text-properties officeooo:rsid="286dcff8"/>
    </style:style>
    <style:style style:name="T2026" style:family="text">
      <style:text-properties officeooo:rsid="286ee754"/>
    </style:style>
    <style:style style:name="T2027" style:family="text">
      <style:text-properties officeooo:rsid="286ee754" fo:background-color="#ffffff" loext:char-shading-value="0"/>
    </style:style>
    <style:style style:name="T2028" style:family="text">
      <style:text-properties officeooo:rsid="2871d102"/>
    </style:style>
    <style:style style:name="T2029" style:family="text">
      <style:text-properties officeooo:rsid="28766b36"/>
    </style:style>
    <style:style style:name="T2030" style:family="text">
      <style:text-properties officeooo:rsid="2876ecbd"/>
    </style:style>
    <style:style style:name="T2031" style:family="text">
      <style:text-properties officeooo:rsid="287873d9"/>
    </style:style>
    <style:style style:name="T2032" style:family="text">
      <style:text-properties officeooo:rsid="287adeee"/>
    </style:style>
    <style:style style:name="T2033" style:family="text">
      <style:text-properties officeooo:rsid="287d94f3"/>
    </style:style>
    <style:style style:name="T2034" style:family="text">
      <style:text-properties officeooo:rsid="287e5b2b"/>
    </style:style>
    <style:style style:name="T2035" style:family="text">
      <style:text-properties officeooo:rsid="288afecb"/>
    </style:style>
    <style:style style:name="T2036" style:family="text">
      <style:text-properties officeooo:rsid="288ded12"/>
    </style:style>
    <style:style style:name="T2037" style:family="text">
      <style:text-properties officeooo:rsid="288f69b4"/>
    </style:style>
    <style:style style:name="T2038" style:family="text">
      <style:text-properties officeooo:rsid="2890662a"/>
    </style:style>
    <style:style style:name="T2039" style:family="text">
      <style:text-properties officeooo:rsid="28916dd4"/>
    </style:style>
    <style:style style:name="T2040" style:family="text">
      <style:text-properties officeooo:rsid="2893171e"/>
    </style:style>
    <style:style style:name="T2041" style:family="text">
      <style:text-properties officeooo:rsid="28935d8b"/>
    </style:style>
    <style:style style:name="T2042" style:family="text">
      <style:text-properties officeooo:rsid="28938250"/>
    </style:style>
    <style:style style:name="T2043" style:family="text">
      <style:text-properties officeooo:rsid="28a02d50"/>
    </style:style>
    <style:style style:name="T2044" style:family="text">
      <style:text-properties officeooo:rsid="28a780cb"/>
    </style:style>
    <style:style style:name="T2045" style:family="text">
      <style:text-properties officeooo:rsid="28ac1690"/>
    </style:style>
    <style:style style:name="T2046" style:family="text">
      <style:text-properties officeooo:rsid="28ba1758"/>
    </style:style>
    <style:style style:name="T2047" style:family="text">
      <style:text-properties officeooo:rsid="28ba4526"/>
    </style:style>
    <style:style style:name="T2048" style:family="text">
      <style:text-properties officeooo:rsid="28ce4623"/>
    </style:style>
    <style:style style:name="T2049" style:family="text">
      <style:text-properties officeooo:rsid="28ce8db9"/>
    </style:style>
    <style:style style:name="T2050" style:family="text">
      <style:text-properties officeooo:rsid="28dfd528"/>
    </style:style>
    <style:style style:name="T2051" style:family="text">
      <style:text-properties officeooo:rsid="28fb28db"/>
    </style:style>
    <style:style style:name="T2052" style:family="text">
      <style:text-properties officeooo:rsid="28fc5a9a"/>
    </style:style>
    <style:style style:name="T2053" style:family="text">
      <style:text-properties officeooo:rsid="290035c8"/>
    </style:style>
    <style:style style:name="T2054" style:family="text">
      <style:text-properties officeooo:rsid="29075282"/>
    </style:style>
    <style:style style:name="T2055" style:family="text">
      <style:text-properties officeooo:rsid="290d12d8"/>
    </style:style>
    <style:style style:name="T2056" style:family="text">
      <style:text-properties officeooo:rsid="2915030e"/>
    </style:style>
    <style:style style:name="T2057" style:family="text">
      <style:text-properties officeooo:rsid="29175b96"/>
    </style:style>
    <style:style style:name="T2058" style:family="text">
      <style:text-properties officeooo:rsid="293044db"/>
    </style:style>
    <style:style style:name="T2059" style:family="text">
      <style:text-properties officeooo:rsid="29335792"/>
    </style:style>
    <style:style style:name="T2060" style:family="text">
      <style:text-properties officeooo:rsid="2934b58e"/>
    </style:style>
    <style:style style:name="T2061" style:family="text">
      <style:text-properties officeooo:rsid="293bdb02"/>
    </style:style>
    <style:style style:name="T2062" style:family="text">
      <style:text-properties officeooo:rsid="293e33ce"/>
    </style:style>
    <style:style style:name="T2063" style:family="text">
      <style:text-properties officeooo:rsid="294f4b59"/>
    </style:style>
    <style:style style:name="T2064" style:family="text">
      <style:text-properties officeooo:rsid="294f4ce7"/>
    </style:style>
    <style:style style:name="T2065" style:family="text">
      <style:text-properties officeooo:rsid="2950f66b"/>
    </style:style>
    <style:style style:name="T2066" style:family="text">
      <style:text-properties officeooo:rsid="296594e6"/>
    </style:style>
    <style:style style:name="T2067" style:family="text">
      <style:text-properties officeooo:rsid="297aa911"/>
    </style:style>
    <style:style style:name="T2068" style:family="text">
      <style:text-properties officeooo:rsid="29b4fce0"/>
    </style:style>
    <style:style style:name="T2069" style:family="text">
      <style:text-properties officeooo:rsid="29b56b55"/>
    </style:style>
    <style:style style:name="T2070" style:family="text">
      <style:text-properties officeooo:rsid="29c06837"/>
    </style:style>
    <style:style style:name="T2071" style:family="text">
      <style:text-properties officeooo:rsid="29c0dc06"/>
    </style:style>
    <style:style style:name="T2072" style:family="text">
      <style:text-properties officeooo:rsid="2a209c82"/>
    </style:style>
    <style:style style:name="T2073" style:family="text">
      <style:text-properties officeooo:rsid="2a2487bf"/>
    </style:style>
    <style:style style:name="T2074" style:family="text">
      <style:text-properties officeooo:rsid="2a3baf2e"/>
    </style:style>
    <style:style style:name="T2075" style:family="text">
      <style:text-properties officeooo:rsid="2a49436d"/>
    </style:style>
    <style:style style:name="T2076" style:family="text">
      <style:text-properties officeooo:rsid="2a503bae"/>
    </style:style>
    <style:style style:name="T2077" style:family="text">
      <style:text-properties officeooo:rsid="2a6b1264"/>
    </style:style>
    <style:style style:name="T2078" style:family="text">
      <style:text-properties officeooo:rsid="2a9b6e91"/>
    </style:style>
    <style:style style:name="T2079" style:family="text">
      <style:text-properties officeooo:rsid="2a9b7b2e"/>
    </style:style>
    <style:style style:name="T2080" style:family="text">
      <style:text-properties officeooo:rsid="2aa18a28"/>
    </style:style>
    <style:style style:name="T2081" style:family="text">
      <style:text-properties officeooo:rsid="2a3361d2"/>
    </style:style>
    <style:style style:name="T2082" style:family="text">
      <style:text-properties officeooo:rsid="296dddab"/>
    </style:style>
    <style:style style:name="T2083" style:family="text">
      <style:text-properties officeooo:rsid="2adab1f3"/>
    </style:style>
    <style:style style:name="T2084" style:family="text">
      <style:text-properties officeooo:rsid="2adbdfb5"/>
    </style:style>
    <style:style style:name="T2085" style:family="text">
      <style:text-properties officeooo:rsid="2adce754"/>
    </style:style>
    <style:style style:name="T2086" style:family="text">
      <style:text-properties officeooo:rsid="2add1d0f"/>
    </style:style>
    <style:style style:name="T2087" style:family="text">
      <style:text-properties officeooo:rsid="2add6c74"/>
    </style:style>
    <style:style style:name="T2088" style:family="text">
      <style:text-properties officeooo:rsid="2ae1d984"/>
    </style:style>
    <style:style style:name="T2089" style:family="text">
      <style:text-properties officeooo:rsid="2ae2c1e9"/>
    </style:style>
    <style:style style:name="T2090" style:family="text">
      <style:text-properties officeooo:rsid="2ae3d6ba"/>
    </style:style>
    <style:style style:name="T2091" style:family="text">
      <style:text-properties officeooo:rsid="2ae48ea0"/>
    </style:style>
    <style:style style:name="T2092" style:family="text">
      <style:text-properties officeooo:rsid="2b0497dc"/>
    </style:style>
    <style:style style:name="T2093" style:family="text">
      <style:text-properties officeooo:rsid="2b06eaf6"/>
    </style:style>
    <style:style style:name="T2094" style:family="text">
      <style:text-properties officeooo:rsid="2b0f127b"/>
    </style:style>
    <style:style style:name="T2095" style:family="text">
      <style:text-properties officeooo:rsid="2b110e78"/>
    </style:style>
    <style:style style:name="T2096" style:family="text">
      <style:text-properties officeooo:rsid="2b2391c2"/>
    </style:style>
    <style:style style:name="T2097" style:family="text">
      <style:text-properties officeooo:rsid="2b355a2b"/>
    </style:style>
    <style:style style:name="T2098" style:family="text">
      <style:text-properties officeooo:rsid="2b53750b"/>
    </style:style>
    <style:style style:name="T2099" style:family="text">
      <style:text-properties officeooo:rsid="2b577a10"/>
    </style:style>
    <style:style style:name="T2100" style:family="text">
      <style:text-properties officeooo:rsid="2b5c6e39"/>
    </style:style>
    <style:style style:name="T2101" style:family="text">
      <style:text-properties officeooo:rsid="2b5e5ac4"/>
    </style:style>
    <style:style style:name="T2102" style:family="text">
      <style:text-properties officeooo:rsid="2ba81448"/>
    </style:style>
    <style:style style:name="T2103" style:family="text">
      <style:text-properties officeooo:rsid="2bb21fad"/>
    </style:style>
    <style:style style:name="T2104" style:family="text">
      <style:text-properties officeooo:rsid="2bb47ec3"/>
    </style:style>
    <style:style style:name="T2105" style:family="text">
      <style:text-properties officeooo:rsid="2bcfc366"/>
    </style:style>
    <style:style style:name="T2106" style:family="text">
      <style:text-properties officeooo:rsid="2bd2f54c"/>
    </style:style>
    <style:style style:name="T2107" style:family="text">
      <style:text-properties officeooo:rsid="2bd66f8c"/>
    </style:style>
    <style:style style:name="T2108" style:family="text">
      <style:text-properties officeooo:rsid="2be5ddac"/>
    </style:style>
    <style:style style:name="T2109" style:family="text">
      <style:text-properties officeooo:rsid="2c07d1f1"/>
    </style:style>
    <style:style style:name="T2110" style:family="text">
      <style:text-properties officeooo:rsid="2c0f8df0"/>
    </style:style>
    <style:style style:name="T2111" style:family="text">
      <style:text-properties officeooo:rsid="2c12857b"/>
    </style:style>
    <style:style style:name="T2112" style:family="text">
      <style:text-properties officeooo:rsid="2c13b2bd"/>
    </style:style>
    <style:style style:name="T2113" style:family="text">
      <style:text-properties officeooo:rsid="2c155e1f"/>
    </style:style>
    <style:style style:name="T2114" style:family="text">
      <style:text-properties officeooo:rsid="2c1562ff"/>
    </style:style>
    <style:style style:name="T2115" style:family="text">
      <style:text-properties officeooo:rsid="2c188f63"/>
    </style:style>
    <style:style style:name="T2116" style:family="text">
      <style:text-properties officeooo:rsid="2c1aae2c"/>
    </style:style>
    <style:style style:name="T2117" style:family="text">
      <style:text-properties officeooo:rsid="2c1ba15e"/>
    </style:style>
    <style:style style:name="T2118" style:family="text">
      <style:text-properties officeooo:rsid="2c1c3c11"/>
    </style:style>
    <style:style style:name="T2119" style:family="text">
      <style:text-properties officeooo:rsid="2c21fc90"/>
    </style:style>
    <style:style style:name="T2120" style:family="text">
      <style:text-properties officeooo:rsid="2c248245"/>
    </style:style>
    <style:style style:name="T2121" style:family="text">
      <style:text-properties officeooo:rsid="2c270c61"/>
    </style:style>
    <style:style style:name="T2122" style:family="text">
      <style:text-properties officeooo:rsid="2c2b500f"/>
    </style:style>
    <style:style style:name="T2123" style:family="text">
      <style:text-properties officeooo:rsid="2c4b1c91"/>
    </style:style>
    <style:style style:name="T2124" style:family="text">
      <style:text-properties officeooo:rsid="2c4f8480"/>
    </style:style>
    <style:style style:name="T2125" style:family="text">
      <style:text-properties officeooo:rsid="2c511deb"/>
    </style:style>
    <style:style style:name="T2126" style:family="text">
      <style:text-properties officeooo:rsid="2c7e2bf9"/>
    </style:style>
    <style:style style:name="T2127" style:family="text">
      <style:text-properties officeooo:rsid="2c86e1a0"/>
    </style:style>
    <style:style style:name="T2128" style:family="text">
      <style:text-properties officeooo:rsid="2c9a41f2"/>
    </style:style>
    <style:style style:name="T2129" style:family="text">
      <style:text-properties officeooo:rsid="2c9ab5c5"/>
    </style:style>
    <style:style style:name="T2130" style:family="text">
      <style:text-properties officeooo:rsid="2c9e4c87"/>
    </style:style>
    <style:style style:name="T2131" style:family="text">
      <style:text-properties officeooo:rsid="2c9ed0db"/>
    </style:style>
    <style:style style:name="T2132" style:family="text">
      <style:text-properties officeooo:rsid="2caaa06a"/>
    </style:style>
    <style:style style:name="T2133" style:family="text">
      <style:text-properties officeooo:rsid="2cac260c"/>
    </style:style>
    <style:style style:name="T2134" style:family="text">
      <style:text-properties officeooo:rsid="2cae02b8"/>
    </style:style>
    <style:style style:name="T2135" style:family="text">
      <style:text-properties officeooo:rsid="2cb11997"/>
    </style:style>
    <style:style style:name="T2136" style:family="text">
      <style:text-properties officeooo:rsid="2cc6170e"/>
    </style:style>
    <style:style style:name="T2137" style:family="text">
      <style:text-properties officeooo:rsid="2ce9bd95"/>
    </style:style>
    <style:style style:name="T2138" style:family="text">
      <style:text-properties officeooo:rsid="2ceb7713"/>
    </style:style>
    <style:style style:name="T2139" style:family="text">
      <style:text-properties officeooo:rsid="2af9ce22"/>
    </style:style>
    <style:style style:name="T2140" style:family="text">
      <style:text-properties officeooo:rsid="2cfae33a"/>
    </style:style>
    <style:style style:name="T2141" style:family="text">
      <style:text-properties officeooo:rsid="2d079e71"/>
    </style:style>
    <style:style style:name="T2142" style:family="text">
      <style:text-properties officeooo:rsid="2d08956d"/>
    </style:style>
    <style:style style:name="T2143" style:family="text">
      <style:text-properties officeooo:rsid="2d090591"/>
    </style:style>
    <style:style style:name="T2144" style:family="text">
      <style:text-properties officeooo:rsid="2d0bafad"/>
    </style:style>
    <style:style style:name="T2145" style:family="text">
      <style:text-properties officeooo:rsid="2d0d59eb"/>
    </style:style>
    <style:style style:name="T2146" style:family="text">
      <style:text-properties officeooo:rsid="2d20ed2d"/>
    </style:style>
    <style:style style:name="T2147" style:family="text">
      <style:text-properties officeooo:rsid="2d2157fa"/>
    </style:style>
    <style:style style:name="T2148" style:family="text">
      <style:text-properties officeooo:rsid="2d24ffe7"/>
    </style:style>
    <style:style style:name="T2149" style:family="text">
      <style:text-properties officeooo:rsid="2d2871fb"/>
    </style:style>
    <style:style style:name="T2150" style:family="text">
      <style:text-properties officeooo:rsid="2d3473ec"/>
    </style:style>
    <style:style style:name="T2151" style:family="text">
      <style:text-properties officeooo:rsid="2d35d370"/>
    </style:style>
    <style:style style:name="T2152" style:family="text">
      <style:text-properties officeooo:rsid="2d3906b9"/>
    </style:style>
    <style:style style:name="T2153" style:family="text">
      <style:text-properties officeooo:rsid="2d3af0f3"/>
    </style:style>
    <style:style style:name="T2154" style:family="text">
      <style:text-properties officeooo:rsid="2d3c06c2"/>
    </style:style>
    <style:style style:name="T2155" style:family="text">
      <style:text-properties officeooo:rsid="2d4047a9"/>
    </style:style>
    <style:style style:name="T2156" style:family="text">
      <style:text-properties officeooo:rsid="2d421853"/>
    </style:style>
    <style:style style:name="T2157" style:family="text">
      <style:text-properties officeooo:rsid="2d44d6e3"/>
    </style:style>
    <style:style style:name="T2158" style:family="text">
      <style:text-properties officeooo:rsid="2d4deee1"/>
    </style:style>
    <style:style style:name="T2159" style:family="text">
      <style:text-properties officeooo:rsid="2d51a99c"/>
    </style:style>
    <style:style style:name="T2160" style:family="text">
      <style:text-properties officeooo:rsid="2d51dbde"/>
    </style:style>
    <style:style style:name="T2161" style:family="text">
      <style:text-properties officeooo:rsid="2d52c057"/>
    </style:style>
    <style:style style:name="T2162" style:family="text">
      <style:text-properties officeooo:rsid="2d5a5d3c"/>
    </style:style>
    <style:style style:name="T2163" style:family="text">
      <style:text-properties officeooo:rsid="2d6d36f8"/>
    </style:style>
    <style:style style:name="T2164" style:family="text">
      <style:text-properties officeooo:rsid="2d715dec"/>
    </style:style>
    <style:style style:name="T2165" style:family="text">
      <style:text-properties officeooo:rsid="2d726c9f"/>
    </style:style>
    <style:style style:name="T2166" style:family="text">
      <style:text-properties officeooo:rsid="2d7449ce"/>
    </style:style>
    <style:style style:name="T2167" style:family="text">
      <style:text-properties officeooo:rsid="2d751ed0"/>
    </style:style>
    <style:style style:name="T2168" style:family="text">
      <style:text-properties officeooo:rsid="2d766400"/>
    </style:style>
    <style:style style:name="T2169" style:family="text">
      <style:text-properties officeooo:rsid="2d770224"/>
    </style:style>
    <style:style style:name="T2170" style:family="text">
      <style:text-properties officeooo:rsid="2d7755d7"/>
    </style:style>
    <style:style style:name="T2171" style:family="text">
      <style:text-properties officeooo:rsid="2d78c47c"/>
    </style:style>
    <style:style style:name="T2172" style:family="text">
      <style:text-properties officeooo:rsid="2d8071ed"/>
    </style:style>
    <style:style style:name="T2173" style:family="text">
      <style:text-properties officeooo:rsid="2d81ba95"/>
    </style:style>
    <style:style style:name="T2174" style:family="text">
      <style:text-properties officeooo:rsid="2d822b0d"/>
    </style:style>
    <style:style style:name="T2175" style:family="text">
      <style:text-properties officeooo:rsid="2d837253"/>
    </style:style>
    <style:style style:name="T2176" style:family="text">
      <style:text-properties officeooo:rsid="2dba7a68"/>
    </style:style>
    <style:style style:name="T2177" style:family="text">
      <style:text-properties officeooo:rsid="2dd10b15"/>
    </style:style>
    <style:style style:name="T2178" style:family="text">
      <style:text-properties officeooo:rsid="18a73f57"/>
    </style:style>
    <style:style style:name="T2179" style:family="text">
      <style:text-properties officeooo:rsid="18a7e032"/>
    </style:style>
    <style:style style:name="T2180" style:family="text">
      <style:text-properties officeooo:rsid="2e0d4ecb"/>
    </style:style>
    <style:style style:name="T2181" style:family="text">
      <style:text-properties officeooo:rsid="2e1fcbd6"/>
    </style:style>
    <style:style style:name="T2182" style:family="text">
      <style:text-properties officeooo:rsid="2e326450"/>
    </style:style>
    <style:style style:name="T2183" style:family="text">
      <style:text-properties officeooo:rsid="2e7668e4"/>
    </style:style>
    <style:style style:name="T2184" style:family="text">
      <style:text-properties officeooo:rsid="2e7734a6"/>
    </style:style>
    <style:style style:name="T2185" style:family="text">
      <style:text-properties officeooo:rsid="2eaa2e81"/>
    </style:style>
    <style:style style:name="T2186" style:family="text">
      <style:text-properties officeooo:rsid="2eac529d"/>
    </style:style>
    <style:style style:name="T2187" style:family="text">
      <style:text-properties officeooo:rsid="2eb94ae6"/>
    </style:style>
    <style:style style:name="T2188" style:family="text">
      <style:text-properties officeooo:rsid="2ec654fd"/>
    </style:style>
    <style:style style:name="T2189" style:family="text">
      <style:text-properties officeooo:rsid="2ee1a042"/>
    </style:style>
    <style:style style:name="T2190" style:family="text">
      <style:text-properties officeooo:rsid="2ef6b76d"/>
    </style:style>
    <style:style style:name="T2191" style:family="text">
      <style:text-properties officeooo:rsid="2ef8d8ab"/>
    </style:style>
    <style:style style:name="T2192" style:family="text">
      <style:text-properties officeooo:rsid="2efde2c6"/>
    </style:style>
    <style:style style:name="T2193" style:family="text">
      <style:text-properties officeooo:rsid="2f031337"/>
    </style:style>
    <style:style style:name="T2194" style:family="text">
      <style:text-properties officeooo:rsid="2f35b97a"/>
    </style:style>
    <style:style style:name="T2195" style:family="text">
      <style:text-properties officeooo:rsid="2f77e536"/>
    </style:style>
    <style:style style:name="T2196" style:family="text">
      <style:text-properties officeooo:rsid="2f9a3ae5"/>
    </style:style>
    <style:style style:name="T2197" style:family="text">
      <style:text-properties officeooo:rsid="2fad38aa"/>
    </style:style>
    <style:style style:name="T2198" style:family="text">
      <style:text-properties officeooo:rsid="2fae1a1e"/>
    </style:style>
    <style:style style:name="T2199" style:family="text">
      <style:text-properties officeooo:rsid="2fae3382"/>
    </style:style>
    <style:style style:name="T2200" style:family="text">
      <style:text-properties officeooo:rsid="2fb2ba2c"/>
    </style:style>
    <style:style style:name="T2201" style:family="text">
      <style:text-properties officeooo:rsid="2fb34d2d"/>
    </style:style>
    <style:style style:name="T2202" style:family="text">
      <style:text-properties officeooo:rsid="2fe038f7"/>
    </style:style>
    <style:style style:name="T2203" style:family="text">
      <style:text-properties officeooo:rsid="2fe0d122"/>
    </style:style>
    <style:style style:name="T2204" style:family="text">
      <style:text-properties officeooo:rsid="2fe15eef"/>
    </style:style>
    <style:style style:name="T2205" style:family="text">
      <style:text-properties officeooo:rsid="2fea939f"/>
    </style:style>
    <style:style style:name="T2206" style:family="text">
      <style:text-properties officeooo:rsid="2fee27d1"/>
    </style:style>
    <style:style style:name="T2207" style:family="text">
      <style:text-properties officeooo:rsid="2fefc37c"/>
    </style:style>
    <style:style style:name="T2208" style:family="text">
      <style:text-properties officeooo:rsid="2ffe26dc"/>
    </style:style>
    <style:style style:name="T2209" style:family="text">
      <style:text-properties officeooo:rsid="24a005f2"/>
    </style:style>
    <style:style style:name="T2210" style:family="text">
      <style:text-properties officeooo:rsid="3008096c"/>
    </style:style>
    <style:style style:name="T2211" style:family="text">
      <style:text-properties officeooo:rsid="3012ec92"/>
    </style:style>
    <style:style style:name="T2212" style:family="text">
      <style:text-properties officeooo:rsid="3018a986"/>
    </style:style>
    <style:style style:name="T2213" style:family="text">
      <style:text-properties officeooo:rsid="30192658"/>
    </style:style>
    <style:style style:name="T2214" style:family="text">
      <style:text-properties officeooo:rsid="3019cbc9"/>
    </style:style>
    <style:style style:name="T2215" style:family="text">
      <style:text-properties officeooo:rsid="301b4787"/>
    </style:style>
    <style:style style:name="T2216" style:family="text">
      <style:text-properties officeooo:rsid="30242247"/>
    </style:style>
    <style:style style:name="T2217" style:family="text">
      <style:text-properties officeooo:rsid="302c57d5"/>
    </style:style>
    <style:style style:name="T2218" style:family="text">
      <style:text-properties officeooo:rsid="302d66c3"/>
    </style:style>
    <style:style style:name="T2219" style:family="text">
      <style:text-properties officeooo:rsid="302effdc"/>
    </style:style>
    <style:style style:name="T2220" style:family="text">
      <style:text-properties officeooo:rsid="302f7121"/>
    </style:style>
    <style:style style:name="T2221" style:family="text">
      <style:text-properties officeooo:rsid="303a34c1"/>
    </style:style>
    <style:style style:name="T2222" style:family="text">
      <style:text-properties officeooo:rsid="303b2f96"/>
    </style:style>
    <style:style style:name="T2223" style:family="text">
      <style:text-properties officeooo:rsid="303cfa67"/>
    </style:style>
    <style:style style:name="T2224" style:family="text">
      <style:text-properties officeooo:rsid="304730bf"/>
    </style:style>
    <style:style style:name="T2225" style:family="text">
      <style:text-properties officeooo:rsid="3048f6e0"/>
    </style:style>
    <style:style style:name="T2226" style:family="text">
      <style:text-properties officeooo:rsid="304a7a7b"/>
    </style:style>
    <style:style style:name="T2227" style:family="text">
      <style:text-properties officeooo:rsid="3056448a"/>
    </style:style>
    <style:style style:name="T2228" style:family="text">
      <style:text-properties officeooo:rsid="30577479"/>
    </style:style>
    <style:style style:name="T2229" style:family="text">
      <style:text-properties officeooo:rsid="30578b9f"/>
    </style:style>
    <style:style style:name="T2230" style:family="text">
      <style:text-properties officeooo:rsid="305f8735"/>
    </style:style>
    <style:style style:name="T2231" style:family="text">
      <style:text-properties officeooo:rsid="30609787"/>
    </style:style>
    <style:style style:name="T2232" style:family="text">
      <style:text-properties officeooo:rsid="3062f6a3"/>
    </style:style>
    <style:style style:name="T2233" style:family="text">
      <style:text-properties officeooo:rsid="306a5647"/>
    </style:style>
    <style:style style:name="T2234" style:family="text">
      <style:text-properties officeooo:rsid="30747be6"/>
    </style:style>
    <style:style style:name="T2235" style:family="text">
      <style:text-properties officeooo:rsid="3077c971"/>
    </style:style>
    <style:style style:name="T2236" style:family="text">
      <style:text-properties officeooo:rsid="307d52e5"/>
    </style:style>
    <style:style style:name="T2237" style:family="text">
      <style:text-properties officeooo:rsid="307de307"/>
    </style:style>
    <style:style style:name="T2238" style:family="text">
      <style:text-properties officeooo:rsid="307ea1ac"/>
    </style:style>
    <style:style style:name="T2239" style:family="text">
      <style:text-properties officeooo:rsid="308068e9"/>
    </style:style>
    <style:style style:name="T2240" style:family="text">
      <style:text-properties officeooo:rsid="30847f02"/>
    </style:style>
    <style:style style:name="T2241" style:family="text">
      <style:text-properties officeooo:rsid="30868245"/>
    </style:style>
    <style:style style:name="T2242" style:family="text">
      <style:text-properties officeooo:rsid="1b1133f5"/>
    </style:style>
    <style:style style:name="T2243" style:family="text">
      <style:text-properties officeooo:rsid="3092e2ee"/>
    </style:style>
    <style:style style:name="T2244" style:family="text">
      <style:text-properties officeooo:rsid="309ce757"/>
    </style:style>
    <style:style style:name="T2245" style:family="text">
      <style:text-properties officeooo:rsid="309d15fa"/>
    </style:style>
    <style:style style:name="T2246" style:family="text">
      <style:text-properties officeooo:rsid="309f0ae6"/>
    </style:style>
    <style:style style:name="T2247" style:family="text">
      <style:text-properties officeooo:rsid="30a0b974"/>
    </style:style>
    <style:style style:name="T2248" style:family="text">
      <style:text-properties officeooo:rsid="30a29636"/>
    </style:style>
    <style:style style:name="T2249" style:family="text">
      <style:text-properties officeooo:rsid="30a6739f"/>
    </style:style>
    <style:style style:name="T2250" style:family="text">
      <style:text-properties officeooo:rsid="30a6e60d"/>
    </style:style>
    <style:style style:name="T2251" style:family="text">
      <style:text-properties officeooo:rsid="30a7bc95"/>
    </style:style>
    <style:style style:name="T2252" style:family="text">
      <style:text-properties officeooo:rsid="30a8bc1d"/>
    </style:style>
    <style:style style:name="T2253" style:family="text">
      <style:text-properties officeooo:rsid="30ab2493"/>
    </style:style>
    <style:style style:name="T2254" style:family="text">
      <style:text-properties officeooo:rsid="30acc85b"/>
    </style:style>
    <style:style style:name="T2255" style:family="text">
      <style:text-properties officeooo:rsid="30af6fd6"/>
    </style:style>
    <style:style style:name="T2256" style:family="text">
      <style:text-properties officeooo:rsid="30b95f57"/>
    </style:style>
    <style:style style:name="T2257" style:family="text">
      <style:text-properties officeooo:rsid="30c0c537"/>
    </style:style>
    <style:style style:name="T2258" style:family="text">
      <style:text-properties officeooo:rsid="30c539b3"/>
    </style:style>
    <style:style style:name="T2259" style:family="text">
      <style:text-properties officeooo:rsid="30c7088b"/>
    </style:style>
    <style:style style:name="T2260" style:family="text">
      <style:text-properties officeooo:rsid="30cc17dd"/>
    </style:style>
    <style:style style:name="T2261" style:family="text">
      <style:text-properties officeooo:rsid="30d16782"/>
    </style:style>
    <style:style style:name="T2262" style:family="text">
      <style:text-properties officeooo:rsid="30d51de5"/>
    </style:style>
    <style:style style:name="T2263" style:family="text">
      <style:text-properties officeooo:rsid="30e40aa8"/>
    </style:style>
    <style:style style:name="T2264" style:family="text">
      <style:text-properties officeooo:rsid="30ea72cb"/>
    </style:style>
    <style:style style:name="T2265" style:family="text">
      <style:text-properties officeooo:rsid="30f84f23"/>
    </style:style>
    <style:style style:name="T2266" style:family="text">
      <style:text-properties officeooo:rsid="30fc856e"/>
    </style:style>
    <style:style style:name="T2267" style:family="text">
      <style:text-properties officeooo:rsid="30fcad78"/>
    </style:style>
    <style:style style:name="T2268" style:family="text">
      <style:text-properties officeooo:rsid="30febfe1"/>
    </style:style>
    <style:style style:name="T2269" style:family="text">
      <style:text-properties officeooo:rsid="310085aa"/>
    </style:style>
    <style:style style:name="T2270" style:family="text">
      <style:text-properties officeooo:rsid="310098b5"/>
    </style:style>
    <style:style style:name="T2271" style:family="text">
      <style:text-properties officeooo:rsid="3105733f"/>
    </style:style>
    <style:style style:name="T2272" style:family="text">
      <style:text-properties officeooo:rsid="31083167"/>
    </style:style>
    <style:style style:name="T2273" style:family="text">
      <style:text-properties officeooo:rsid="31092ef2"/>
    </style:style>
    <style:style style:name="T2274" style:family="text">
      <style:text-properties officeooo:rsid="310adfc6"/>
    </style:style>
    <style:style style:name="T2275" style:family="text">
      <style:text-properties officeooo:rsid="310c0820"/>
    </style:style>
    <style:style style:name="T2276" style:family="text">
      <style:text-properties officeooo:rsid="310e8370"/>
    </style:style>
    <style:style style:name="T2277" style:family="text">
      <style:text-properties officeooo:rsid="3111c155"/>
    </style:style>
    <style:style style:name="T2278" style:family="text">
      <style:text-properties officeooo:rsid="3111e2bb"/>
    </style:style>
    <style:style style:name="T2279" style:family="text">
      <style:text-properties officeooo:rsid="3113bcb5"/>
    </style:style>
    <style:style style:name="T2280" style:family="text">
      <style:text-properties officeooo:rsid="311aae52"/>
    </style:style>
    <style:style style:name="T2281" style:family="text">
      <style:text-properties officeooo:rsid="311edf4a"/>
    </style:style>
    <style:style style:name="T2282" style:family="text">
      <style:text-properties officeooo:rsid="311f71f8"/>
    </style:style>
    <style:style style:name="T2283" style:family="text">
      <style:text-properties officeooo:rsid="3121d222"/>
    </style:style>
    <style:style style:name="T2284" style:family="text">
      <style:text-properties officeooo:rsid="31282e0a"/>
    </style:style>
    <style:style style:name="T2285" style:family="text">
      <style:text-properties officeooo:rsid="312b933e"/>
    </style:style>
    <style:style style:name="T2286" style:family="text">
      <style:text-properties officeooo:rsid="312c1d99"/>
    </style:style>
    <style:style style:name="T2287" style:family="text">
      <style:text-properties officeooo:rsid="15f90d02"/>
    </style:style>
    <style:style style:name="T2288" style:family="text">
      <style:text-properties officeooo:rsid="3138eb18"/>
    </style:style>
    <style:style style:name="T2289" style:family="text">
      <style:text-properties officeooo:rsid="315261f6"/>
    </style:style>
    <style:style style:name="T2290" style:family="text">
      <style:text-properties officeooo:rsid="315f10f7"/>
    </style:style>
    <style:style style:name="T2291" style:family="text">
      <style:text-properties officeooo:rsid="315fbe7d"/>
    </style:style>
    <style:style style:name="T2292" style:family="text">
      <style:text-properties officeooo:rsid="3164cee4"/>
    </style:style>
    <style:style style:name="T2293" style:family="text">
      <style:text-properties officeooo:rsid="316a1c75"/>
    </style:style>
    <style:style style:name="T2294" style:family="text">
      <style:text-properties officeooo:rsid="317c8281"/>
    </style:style>
    <style:style style:name="T2295" style:family="text">
      <style:text-properties officeooo:rsid="317d3c49"/>
    </style:style>
    <style:style style:name="T2296" style:family="text">
      <style:text-properties officeooo:rsid="317ee72c"/>
    </style:style>
    <style:style style:name="T2297" style:family="text">
      <style:text-properties officeooo:rsid="31851cb7"/>
    </style:style>
    <style:style style:name="T2298" style:family="text">
      <style:text-properties officeooo:rsid="3186ed4f"/>
    </style:style>
    <style:style style:name="T2299" style:family="text">
      <style:text-properties officeooo:rsid="31873ea9"/>
    </style:style>
    <style:style style:name="T2300" style:family="text">
      <style:text-properties officeooo:rsid="31926f5b"/>
    </style:style>
    <style:style style:name="T2301" style:family="text">
      <style:text-properties officeooo:rsid="31934a08"/>
    </style:style>
    <style:style style:name="T2302" style:family="text">
      <style:text-properties officeooo:rsid="31986595"/>
    </style:style>
    <style:style style:name="T2303" style:family="text">
      <style:text-properties officeooo:rsid="31998e61"/>
    </style:style>
    <style:style style:name="T2304" style:family="text">
      <style:text-properties officeooo:rsid="319cf4ad"/>
    </style:style>
    <style:style style:name="T2305" style:family="text">
      <style:text-properties officeooo:rsid="319d2ad7"/>
    </style:style>
    <style:style style:name="T2306" style:family="text">
      <style:text-properties officeooo:rsid="319e4719"/>
    </style:style>
    <style:style style:name="T2307" style:family="text">
      <style:text-properties officeooo:rsid="319e7d19"/>
    </style:style>
    <style:style style:name="T2308" style:family="text">
      <style:text-properties officeooo:rsid="319f581b"/>
    </style:style>
    <style:style style:name="T2309" style:family="text">
      <style:text-properties officeooo:rsid="31a1af71"/>
    </style:style>
    <style:style style:name="T2310" style:family="text">
      <style:text-properties officeooo:rsid="31a61f8c"/>
    </style:style>
    <style:style style:name="T2311" style:family="text">
      <style:text-properties officeooo:rsid="31a812a2"/>
    </style:style>
    <style:style style:name="T2312" style:family="text">
      <style:text-properties officeooo:rsid="31a9aeaf"/>
    </style:style>
    <style:style style:name="T2313" style:family="text">
      <style:text-properties officeooo:rsid="31a9dc69"/>
    </style:style>
    <style:style style:name="T2314" style:family="text">
      <style:text-properties officeooo:rsid="31ac247e"/>
    </style:style>
    <style:style style:name="T2315" style:family="text">
      <style:text-properties officeooo:rsid="31b8c150"/>
    </style:style>
    <style:style style:name="T2316" style:family="text">
      <style:text-properties officeooo:rsid="31cb1cf1"/>
    </style:style>
    <style:style style:name="T2317" style:family="text">
      <style:text-properties officeooo:rsid="31cbff1e"/>
    </style:style>
    <style:style style:name="T2318" style:family="text">
      <style:text-properties officeooo:rsid="31cf0974"/>
    </style:style>
    <style:style style:name="T2319" style:family="text">
      <style:text-properties officeooo:rsid="31da0ed4"/>
    </style:style>
    <style:style style:name="T2320" style:family="text">
      <style:text-properties officeooo:rsid="31debd9e"/>
    </style:style>
    <style:style style:name="T2321" style:family="text">
      <style:text-properties officeooo:rsid="31e74d5f"/>
    </style:style>
    <style:style style:name="T2322" style:family="text">
      <style:text-properties officeooo:rsid="31e9467a"/>
    </style:style>
    <style:style style:name="T2323" style:family="text">
      <style:text-properties officeooo:rsid="31e9e24a"/>
    </style:style>
    <style:style style:name="T2324" style:family="text">
      <style:text-properties officeooo:rsid="31ea754b"/>
    </style:style>
    <style:style style:name="T2325" style:family="text">
      <style:text-properties officeooo:rsid="31ec1e47"/>
    </style:style>
    <style:style style:name="T2326" style:family="text">
      <style:text-properties officeooo:rsid="31f5eaf8"/>
    </style:style>
    <style:style style:name="T2327" style:family="text">
      <style:text-properties officeooo:rsid="31f92967"/>
    </style:style>
    <style:style style:name="T2328" style:family="text">
      <style:text-properties officeooo:rsid="31fa3d1c"/>
    </style:style>
    <style:style style:name="T2329" style:family="text">
      <style:text-properties officeooo:rsid="31fe4b66"/>
    </style:style>
    <style:style style:name="T2330" style:family="text">
      <style:text-properties officeooo:rsid="31ffd8f6"/>
    </style:style>
    <style:style style:name="T2331" style:family="text">
      <style:text-properties officeooo:rsid="320030af"/>
    </style:style>
    <style:style style:name="T2332" style:family="text">
      <style:text-properties officeooo:rsid="320124ff"/>
    </style:style>
    <style:style style:name="T2333" style:family="text">
      <style:text-properties officeooo:rsid="32038948"/>
    </style:style>
    <style:style style:name="T2334" style:family="text">
      <style:text-properties officeooo:rsid="320de796"/>
    </style:style>
    <style:style style:name="T2335" style:family="text">
      <style:text-properties officeooo:rsid="32162a76"/>
    </style:style>
    <style:style style:name="T2336" style:family="text">
      <style:text-properties officeooo:rsid="321ad2f2"/>
    </style:style>
    <style:style style:name="T2337" style:family="text">
      <style:text-properties officeooo:rsid="3220d486"/>
    </style:style>
    <style:style style:name="T2338" style:family="text">
      <style:text-properties officeooo:rsid="3226a42b"/>
    </style:style>
    <style:style style:name="T2339" style:family="text">
      <style:text-properties officeooo:rsid="32319192"/>
    </style:style>
    <style:style style:name="T2340" style:family="text">
      <style:text-properties officeooo:rsid="32900b61"/>
    </style:style>
    <style:style style:name="T2341" style:family="text">
      <style:text-properties officeooo:rsid="3291e142"/>
    </style:style>
    <style:style style:name="T2342" style:family="text">
      <style:text-properties officeooo:rsid="329217b0"/>
    </style:style>
    <style:style style:name="T2343" style:family="text">
      <style:text-properties officeooo:rsid="3296a883"/>
    </style:style>
    <style:style style:name="T2344" style:family="text">
      <style:text-properties officeooo:rsid="329720b3"/>
    </style:style>
    <style:style style:name="T2345" style:family="text">
      <style:text-properties officeooo:rsid="329975ba"/>
    </style:style>
    <style:style style:name="T2346" style:family="text">
      <style:text-properties officeooo:rsid="329c13f1"/>
    </style:style>
    <style:style style:name="T2347" style:family="text">
      <style:text-properties officeooo:rsid="329dda25"/>
    </style:style>
    <style:style style:name="T2348" style:family="text">
      <style:text-properties officeooo:rsid="329e9350"/>
    </style:style>
    <style:style style:name="T2349" style:family="text">
      <style:text-properties officeooo:rsid="214801ec"/>
    </style:style>
    <style:style style:name="T2350" style:family="text">
      <style:text-properties officeooo:rsid="32a21bd5"/>
    </style:style>
    <style:style style:name="T2351" style:family="text">
      <style:text-properties officeooo:rsid="32a24ba7"/>
    </style:style>
    <style:style style:name="T2352" style:family="text">
      <style:text-properties officeooo:rsid="32aac7ae"/>
    </style:style>
    <style:style style:name="T2353" style:family="text">
      <style:text-properties officeooo:rsid="32abea18"/>
    </style:style>
    <style:style style:name="T2354" style:family="text">
      <style:text-properties officeooo:rsid="32aee740"/>
    </style:style>
    <style:style style:name="T2355" style:family="text">
      <style:text-properties officeooo:rsid="32b1c651"/>
    </style:style>
    <style:style style:name="T2356" style:family="text">
      <style:text-properties officeooo:rsid="32b4827b"/>
    </style:style>
    <style:style style:name="T2357" style:family="text">
      <style:text-properties officeooo:rsid="32b60618"/>
    </style:style>
    <style:style style:name="T2358" style:family="text">
      <style:text-properties officeooo:rsid="32b71add"/>
    </style:style>
    <style:style style:name="T2359" style:family="text">
      <style:text-properties officeooo:rsid="32b82698"/>
    </style:style>
    <style:style style:name="T2360" style:family="text">
      <style:text-properties officeooo:rsid="32ba0444"/>
    </style:style>
    <style:style style:name="T2361" style:family="text">
      <style:text-properties officeooo:rsid="32c7ecb8"/>
    </style:style>
    <style:style style:name="T2362" style:family="text">
      <style:text-properties officeooo:rsid="32dac5cb"/>
    </style:style>
    <style:style style:name="T2363" style:family="text">
      <style:text-properties officeooo:rsid="32e1c60f"/>
    </style:style>
    <style:style style:name="T2364" style:family="text">
      <style:text-properties officeooo:rsid="32e39e5c"/>
    </style:style>
    <style:style style:name="T2365" style:family="text">
      <style:text-properties officeooo:rsid="32ec9622"/>
    </style:style>
    <style:style style:name="T2366" style:family="text">
      <style:text-properties officeooo:rsid="32f1da6b"/>
    </style:style>
    <style:style style:name="T2367" style:family="text">
      <style:text-properties officeooo:rsid="32f2a852"/>
    </style:style>
    <style:style style:name="T2368" style:family="text">
      <style:text-properties officeooo:rsid="32fcd270"/>
    </style:style>
    <style:style style:name="T2369" style:family="text">
      <style:text-properties officeooo:rsid="33024afa"/>
    </style:style>
    <style:style style:name="T2370" style:family="text">
      <style:text-properties officeooo:rsid="33037c71"/>
    </style:style>
    <style:style style:name="T2371" style:family="text">
      <style:text-properties officeooo:rsid="33080b95"/>
    </style:style>
    <style:style style:name="T2372" style:family="text">
      <style:text-properties officeooo:rsid="3316ce46"/>
    </style:style>
    <style:style style:name="T2373" style:family="text">
      <style:text-properties officeooo:rsid="3317ac8a"/>
    </style:style>
    <style:style style:name="T2374" style:family="text">
      <style:text-properties officeooo:rsid="331afd56"/>
    </style:style>
    <style:style style:name="T2375" style:family="text">
      <style:text-properties officeooo:rsid="33212904"/>
    </style:style>
    <style:style style:name="T2376" style:family="text">
      <style:text-properties officeooo:rsid="332273b9"/>
    </style:style>
    <style:style style:name="T2377" style:family="text">
      <style:text-properties officeooo:rsid="33265e57"/>
    </style:style>
    <style:style style:name="T2378" style:family="text">
      <style:text-properties officeooo:rsid="33268fa1"/>
    </style:style>
    <style:style style:name="T2379" style:family="text">
      <style:text-properties officeooo:rsid="332936c3"/>
    </style:style>
    <style:style style:name="T2380" style:family="text">
      <style:text-properties officeooo:rsid="332b01a7"/>
    </style:style>
    <style:style style:name="T2381" style:family="text">
      <style:text-properties officeooo:rsid="332b9e10"/>
    </style:style>
    <style:style style:name="T2382" style:family="text">
      <style:text-properties officeooo:rsid="33388329"/>
    </style:style>
    <style:style style:name="T2383" style:family="text">
      <style:text-properties officeooo:rsid="333f529e"/>
    </style:style>
    <style:style style:name="T2384" style:family="text">
      <style:text-properties officeooo:rsid="334d8a87"/>
    </style:style>
    <style:style style:name="T2385" style:family="text">
      <style:text-properties officeooo:rsid="334e415b"/>
    </style:style>
    <style:style style:name="T2386" style:family="text">
      <style:text-properties officeooo:rsid="33538212"/>
    </style:style>
    <style:style style:name="T2387" style:family="text">
      <style:text-properties officeooo:rsid="33553e51"/>
    </style:style>
    <style:style style:name="T2388" style:family="text">
      <style:text-properties officeooo:rsid="3355807a"/>
    </style:style>
    <style:style style:name="T2389" style:family="text">
      <style:text-properties officeooo:rsid="335614f9"/>
    </style:style>
    <style:style style:name="T2390" style:family="text">
      <style:text-properties officeooo:rsid="335aa3bd"/>
    </style:style>
    <style:style style:name="T2391" style:family="text">
      <style:text-properties officeooo:rsid="33683e68"/>
    </style:style>
    <style:style style:name="T2392" style:family="text">
      <style:text-properties officeooo:rsid="336b1478"/>
    </style:style>
    <style:style style:name="T2393" style:family="text">
      <style:text-properties officeooo:rsid="336c6ebe"/>
    </style:style>
    <style:style style:name="T2394" style:family="text">
      <style:text-properties officeooo:rsid="336e1002"/>
    </style:style>
    <style:style style:name="T2395" style:family="text">
      <style:text-properties officeooo:rsid="336fafac"/>
    </style:style>
    <style:style style:name="T2396" style:family="text">
      <style:text-properties officeooo:rsid="3370c2ba"/>
    </style:style>
    <style:style style:name="T2397" style:family="text">
      <style:text-properties officeooo:rsid="3371aeb5"/>
    </style:style>
    <style:style style:name="T2398" style:family="text">
      <style:text-properties officeooo:rsid="3372cdf8"/>
    </style:style>
    <style:style style:name="T2399" style:family="text">
      <style:text-properties officeooo:rsid="33797b31"/>
    </style:style>
    <style:style style:name="T2400" style:family="text">
      <style:text-properties officeooo:rsid="337acbfe"/>
    </style:style>
    <style:style style:name="T2401" style:family="text">
      <style:text-properties officeooo:rsid="337bde7a"/>
    </style:style>
    <style:style style:name="T2402" style:family="text">
      <style:text-properties officeooo:rsid="337c4de3"/>
    </style:style>
    <style:style style:name="T2403" style:family="text">
      <style:text-properties officeooo:rsid="337e5a5d"/>
    </style:style>
    <style:style style:name="T2404" style:family="text">
      <style:text-properties officeooo:rsid="3386bd80"/>
    </style:style>
    <style:style style:name="T2405" style:family="text">
      <style:text-properties officeooo:rsid="33883e91"/>
    </style:style>
    <style:style style:name="T2406" style:family="text">
      <style:text-properties officeooo:rsid="33893ef4"/>
    </style:style>
    <style:style style:name="T2407" style:family="text">
      <style:text-properties officeooo:rsid="338a78b8"/>
    </style:style>
    <style:style style:name="T2408" style:family="text">
      <style:text-properties officeooo:rsid="338ae010"/>
    </style:style>
    <style:style style:name="T2409" style:family="text">
      <style:text-properties officeooo:rsid="338c9f55"/>
    </style:style>
    <style:style style:name="T2410" style:family="text">
      <style:text-properties officeooo:rsid="338caf5f"/>
    </style:style>
    <style:style style:name="T2411" style:family="text">
      <style:text-properties officeooo:rsid="338eeda1"/>
    </style:style>
    <style:style style:name="T2412" style:family="text">
      <style:text-properties officeooo:rsid="3390acee"/>
    </style:style>
    <style:style style:name="T2413" style:family="text">
      <style:text-properties officeooo:rsid="33929ecf"/>
    </style:style>
    <style:style style:name="T2414" style:family="text">
      <style:text-properties officeooo:rsid="3395ef95"/>
    </style:style>
    <style:style style:name="T2415" style:family="text">
      <style:text-properties officeooo:rsid="33a04702"/>
    </style:style>
    <style:style style:name="T2416" style:family="text">
      <style:text-properties officeooo:rsid="33b401ce"/>
    </style:style>
    <style:style style:name="T2417" style:family="text">
      <style:text-properties officeooo:rsid="33b9574e"/>
    </style:style>
    <style:style style:name="T2418" style:family="text">
      <style:text-properties officeooo:rsid="2beaa784"/>
    </style:style>
    <style:style style:name="T2419" style:family="text">
      <style:text-properties officeooo:rsid="33e0c43a"/>
    </style:style>
    <style:style style:name="T2420" style:family="text">
      <style:text-properties officeooo:rsid="33ed3061"/>
    </style:style>
    <style:style style:name="T2421" style:family="text">
      <style:text-properties officeooo:rsid="2beb666c"/>
    </style:style>
    <style:style style:name="T2422" style:family="text">
      <style:text-properties officeooo:rsid="33efc93a"/>
    </style:style>
    <style:style style:name="T2423" style:family="text">
      <style:text-properties officeooo:rsid="33f5474b"/>
    </style:style>
    <style:style style:name="T2424" style:family="text">
      <style:text-properties officeooo:rsid="3401a08c"/>
    </style:style>
    <style:style style:name="T2425" style:family="text">
      <style:text-properties officeooo:rsid="340397bf"/>
    </style:style>
    <style:style style:name="T2426" style:family="text">
      <style:text-properties officeooo:rsid="3406626c"/>
    </style:style>
    <style:style style:name="T2427" style:family="text">
      <style:text-properties officeooo:rsid="3415bbcf"/>
    </style:style>
    <style:style style:name="T2428" style:family="text">
      <style:text-properties officeooo:rsid="34430dce"/>
    </style:style>
    <style:style style:name="T2429" style:family="text">
      <style:text-properties officeooo:rsid="3447bb16"/>
    </style:style>
    <style:style style:name="T2430" style:family="text">
      <style:text-properties officeooo:rsid="34498781"/>
    </style:style>
    <style:style style:name="T2431" style:family="text">
      <style:text-properties officeooo:rsid="34563617"/>
    </style:style>
    <style:style style:name="T2432" style:family="text">
      <style:text-properties officeooo:rsid="34569a6a"/>
    </style:style>
    <style:style style:name="T2433" style:family="text">
      <style:text-properties officeooo:rsid="345c21e9"/>
    </style:style>
    <style:style style:name="T2434" style:family="text">
      <style:text-properties officeooo:rsid="345f5545"/>
    </style:style>
    <style:style style:name="T2435" style:family="text">
      <style:text-properties officeooo:rsid="3465b5fe"/>
    </style:style>
    <style:style style:name="T2436" style:family="text">
      <style:text-properties officeooo:rsid="347171ea"/>
    </style:style>
    <style:style style:name="T2437" style:family="text">
      <style:text-properties officeooo:rsid="3478fb03"/>
    </style:style>
    <style:style style:name="T2438" style:family="text">
      <style:text-properties officeooo:rsid="34846bd9"/>
    </style:style>
    <style:style style:name="T2439" style:family="text">
      <style:text-properties officeooo:rsid="3486f117"/>
    </style:style>
    <style:style style:name="T2440" style:family="text">
      <style:text-properties officeooo:rsid="348aceb9"/>
    </style:style>
    <style:style style:name="T2441" style:family="text">
      <style:text-properties officeooo:rsid="348c91fb"/>
    </style:style>
    <style:style style:name="T2442" style:family="text">
      <style:text-properties officeooo:rsid="348f8cf0"/>
    </style:style>
    <style:style style:name="T2443" style:family="text">
      <style:text-properties officeooo:rsid="3491bf94"/>
    </style:style>
    <style:style style:name="T2444" style:family="text">
      <style:text-properties officeooo:rsid="34953786"/>
    </style:style>
    <style:style style:name="T2445" style:family="text">
      <style:text-properties officeooo:rsid="3497f9c3"/>
    </style:style>
    <style:style style:name="T2446" style:family="text">
      <style:text-properties officeooo:rsid="349d4005"/>
    </style:style>
    <style:style style:name="T2447" style:family="text">
      <style:text-properties officeooo:rsid="349fafad"/>
    </style:style>
    <style:style style:name="T2448" style:family="text">
      <style:text-properties officeooo:rsid="34a1ac0d"/>
    </style:style>
    <style:style style:name="T2449" style:family="text">
      <style:text-properties officeooo:rsid="34a330f4"/>
    </style:style>
    <style:style style:name="T2450" style:family="text">
      <style:text-properties officeooo:rsid="34a3a8bf"/>
    </style:style>
    <style:style style:name="T2451" style:family="text">
      <style:text-properties officeooo:rsid="34a8eefc"/>
    </style:style>
    <style:style style:name="T2452" style:family="text">
      <style:text-properties officeooo:rsid="34ad0f47"/>
    </style:style>
    <style:style style:name="T2453" style:family="text">
      <style:text-properties officeooo:rsid="34af1c9a"/>
    </style:style>
    <style:style style:name="T2454" style:family="text">
      <style:text-properties officeooo:rsid="34b0a8a7"/>
    </style:style>
    <style:style style:name="T2455" style:family="text">
      <style:text-properties officeooo:rsid="34b273aa"/>
    </style:style>
    <style:style style:name="T2456" style:family="text">
      <style:text-properties officeooo:rsid="34b2d03d"/>
    </style:style>
    <style:style style:name="T2457" style:family="text">
      <style:text-properties officeooo:rsid="34bd8131"/>
    </style:style>
    <style:style style:name="T2458" style:family="text">
      <style:text-properties officeooo:rsid="34c58e28"/>
    </style:style>
    <style:style style:name="T2459" style:family="text">
      <style:text-properties officeooo:rsid="34c61058"/>
    </style:style>
    <style:style style:name="T2460" style:family="text">
      <style:text-properties officeooo:rsid="34c8c2b3"/>
    </style:style>
    <style:style style:name="T2461" style:family="text">
      <style:text-properties officeooo:rsid="34c96229"/>
    </style:style>
    <style:style style:name="T2462" style:family="text">
      <style:text-properties officeooo:rsid="34ca7be7"/>
    </style:style>
    <style:style style:name="T2463" style:family="text">
      <style:text-properties officeooo:rsid="34d52492"/>
    </style:style>
    <style:style style:name="T2464" style:family="text">
      <style:text-properties officeooo:rsid="34d5c399"/>
    </style:style>
    <style:style style:name="T2465" style:family="text">
      <style:text-properties officeooo:rsid="34f950db"/>
    </style:style>
    <style:style style:name="T2466" style:family="text">
      <style:text-properties officeooo:rsid="34f9859c"/>
    </style:style>
    <style:style style:name="T2467" style:family="text">
      <style:text-properties officeooo:rsid="34fa64fc"/>
    </style:style>
    <style:style style:name="T2468" style:family="text">
      <style:text-properties officeooo:rsid="34fb5fd4"/>
    </style:style>
    <style:style style:name="T2469" style:family="text">
      <style:text-properties officeooo:rsid="1e60abaa"/>
    </style:style>
    <style:style style:name="T2470" style:family="text">
      <style:text-properties officeooo:rsid="34fd70e8"/>
    </style:style>
    <style:style style:name="T2471" style:family="text">
      <style:text-properties officeooo:rsid="34fdb4b9"/>
    </style:style>
    <style:style style:name="T2472" style:family="text">
      <style:text-properties officeooo:rsid="34ff8fb2"/>
    </style:style>
    <style:style style:name="T2473" style:family="text">
      <style:text-properties officeooo:rsid="35018ce2"/>
    </style:style>
    <style:style style:name="T2474" style:family="text">
      <style:text-properties officeooo:rsid="3502ed5d"/>
    </style:style>
    <style:style style:name="T2475" style:family="text">
      <style:text-properties officeooo:rsid="3505b84a"/>
    </style:style>
    <style:style style:name="T2476" style:family="text">
      <style:text-properties officeooo:rsid="350873e9"/>
    </style:style>
    <style:style style:name="T2477" style:family="text">
      <style:text-properties officeooo:rsid="350c828d"/>
    </style:style>
    <style:style style:name="T2478" style:family="text">
      <style:text-properties officeooo:rsid="350cc312"/>
    </style:style>
    <style:style style:name="T2479" style:family="text">
      <style:text-properties officeooo:rsid="35172e28"/>
    </style:style>
    <style:style style:name="T2480" style:family="text">
      <style:text-properties officeooo:rsid="351cefbf"/>
    </style:style>
    <style:style style:name="T2481" style:family="text">
      <style:text-properties officeooo:rsid="351ee1af"/>
    </style:style>
    <style:style style:name="T2482" style:family="text">
      <style:text-properties officeooo:rsid="351f54fd"/>
    </style:style>
    <style:style style:name="T2483" style:family="text">
      <style:text-properties officeooo:rsid="00a100f6"/>
    </style:style>
    <style:style style:name="T2484" style:family="text">
      <style:text-properties officeooo:rsid="00b00467"/>
    </style:style>
    <style:style style:name="T2485" style:family="text">
      <style:text-properties officeooo:rsid="3529511e"/>
    </style:style>
    <style:style style:name="T2486" style:family="text">
      <style:text-properties officeooo:rsid="027a496b"/>
    </style:style>
    <style:style style:name="T2487" style:family="text">
      <style:text-properties officeooo:rsid="0307bf1d"/>
    </style:style>
    <style:style style:name="T2488" style:family="text">
      <style:text-properties officeooo:rsid="01ae24ab"/>
    </style:style>
    <style:style style:name="T2489" style:family="text">
      <style:text-properties officeooo:rsid="1bcc61dd"/>
    </style:style>
    <style:style style:name="T2490" style:family="text">
      <style:text-properties officeooo:rsid="3534c52c"/>
    </style:style>
    <style:style style:name="T2491" style:family="text">
      <style:text-properties officeooo:rsid="353ae019"/>
    </style:style>
    <style:style style:name="T2492" style:family="text">
      <style:text-properties officeooo:rsid="0311ae2f"/>
    </style:style>
    <style:style style:name="T2493" style:family="text">
      <style:text-properties officeooo:rsid="354582ed"/>
    </style:style>
    <style:style style:name="T2494" style:family="text">
      <style:text-properties officeooo:rsid="35461285"/>
    </style:style>
    <style:style style:name="T2495" style:family="text">
      <style:text-properties officeooo:rsid="3546e7cb"/>
    </style:style>
    <style:style style:name="T2496" style:family="text">
      <style:text-properties officeooo:rsid="3548a238"/>
    </style:style>
    <style:style style:name="T2497" style:family="text">
      <style:text-properties officeooo:rsid="3548d7c8"/>
    </style:style>
    <style:style style:name="T2498" style:family="text">
      <style:text-properties officeooo:rsid="3549958a"/>
    </style:style>
    <style:style style:name="T2499" style:family="text">
      <style:text-properties officeooo:rsid="354d2d13"/>
    </style:style>
    <style:style style:name="T2500" style:family="text">
      <style:text-properties officeooo:rsid="3551f982"/>
    </style:style>
    <style:style style:name="T2501" style:family="text">
      <style:text-properties officeooo:rsid="29205610"/>
    </style:style>
    <style:style style:name="T2502" style:family="text">
      <style:text-properties officeooo:rsid="291f3f49"/>
    </style:style>
    <style:style style:name="T2503" style:family="text">
      <style:text-properties officeooo:rsid="355ea3d4"/>
    </style:style>
    <style:style style:name="T2504" style:family="text">
      <style:text-properties officeooo:rsid="355f0206"/>
    </style:style>
    <style:style style:name="T2505" style:family="text">
      <style:text-properties officeooo:rsid="3560bdf4"/>
    </style:style>
    <style:style style:name="T2506" style:family="text">
      <style:text-properties officeooo:rsid="3561f3ec"/>
    </style:style>
    <style:style style:name="T2507" style:family="text">
      <style:text-properties officeooo:rsid="356b11f2"/>
    </style:style>
    <style:style style:name="T2508" style:family="text">
      <style:text-properties officeooo:rsid="357140eb"/>
    </style:style>
    <style:style style:name="T2509" style:family="text">
      <style:text-properties officeooo:rsid="35720b1a"/>
    </style:style>
    <style:style style:name="T2510" style:family="text">
      <style:text-properties officeooo:rsid="35730ce6"/>
    </style:style>
    <style:style style:name="T2511" style:family="text">
      <style:text-properties officeooo:rsid="3573ea96"/>
    </style:style>
    <style:style style:name="T2512" style:family="text">
      <style:text-properties officeooo:rsid="357687c9"/>
    </style:style>
    <style:style style:name="T2513" style:family="text">
      <style:text-properties officeooo:rsid="357c5893"/>
    </style:style>
    <style:style style:name="T2514" style:family="text">
      <style:text-properties officeooo:rsid="357cff6a"/>
    </style:style>
    <style:style style:name="T2515" style:family="text">
      <style:text-properties officeooo:rsid="357dbdce"/>
    </style:style>
    <style:style style:name="T2516" style:family="text">
      <style:text-properties officeooo:rsid="35878cfe"/>
    </style:style>
    <style:style style:name="T2517" style:family="text">
      <style:text-properties officeooo:rsid="358cbfd2"/>
    </style:style>
    <style:style style:name="T2518" style:family="text">
      <style:text-properties fo:font-variant="normal" fo:text-transform="none" fo:color="#000000" style:font-name="CharisSILW" fo:font-size="9pt" fo:letter-spacing="normal" fo:font-style="normal" fo:font-weight="normal"/>
    </style:style>
    <style:style style:name="T2519" style:family="text">
      <style:text-properties fo:font-variant="normal" fo:text-transform="none" fo:color="#000000" style:font-name="CharisSILW" fo:font-size="6.44999980926514pt" fo:letter-spacing="normal" fo:font-style="normal" fo:font-weight="normal"/>
    </style:style>
    <style:style style:name="T2520"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21"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22" style:family="text">
      <style:text-properties fo:font-variant="normal" fo:text-transform="none" fo:color="#000000" fo:letter-spacing="normal"/>
    </style:style>
    <style:style style:name="T2523" style:family="text">
      <style:text-properties officeooo:rsid="35ea90b2"/>
    </style:style>
    <style:style style:name="T2524" style:family="text">
      <style:text-properties officeooo:rsid="240e4950"/>
    </style:style>
    <style:style style:name="T2525" style:family="text">
      <style:text-properties officeooo:rsid="35ffcec4"/>
    </style:style>
    <style:style style:name="T2526" style:family="text">
      <style:text-properties officeooo:rsid="3613c426"/>
    </style:style>
    <style:style style:name="T2527" style:family="text">
      <style:text-properties officeooo:rsid="3626d8f3"/>
    </style:style>
    <style:style style:name="T2528" style:family="text">
      <style:text-properties officeooo:rsid="36270b72"/>
    </style:style>
    <style:style style:name="T2529" style:family="text">
      <style:text-properties officeooo:rsid="363fba45"/>
    </style:style>
    <style:style style:name="T2530" style:family="text">
      <style:text-properties officeooo:rsid="36012760"/>
    </style:style>
    <style:style style:name="T2531" style:family="text">
      <style:text-properties officeooo:rsid="36435b1b"/>
    </style:style>
    <style:style style:name="T2532" style:family="text">
      <style:text-properties officeooo:rsid="3648b8d5"/>
    </style:style>
    <style:style style:name="T2533" style:family="text">
      <style:text-properties officeooo:rsid="364b21c5"/>
    </style:style>
    <style:style style:name="T2534" style:family="text">
      <style:text-properties officeooo:rsid="364ef481"/>
    </style:style>
    <style:style style:name="T2535" style:family="text">
      <style:text-properties officeooo:rsid="3650c08a"/>
    </style:style>
    <style:style style:name="T2536" style:family="text">
      <style:text-properties officeooo:rsid="365116fa"/>
    </style:style>
    <style:style style:name="T2537" style:family="text">
      <style:text-properties officeooo:rsid="3654fb68"/>
    </style:style>
    <style:style style:name="T2538" style:family="text">
      <style:text-properties officeooo:rsid="29be751c"/>
    </style:style>
    <style:style style:name="T2539" style:family="text">
      <style:text-properties officeooo:rsid="3658b583"/>
    </style:style>
    <style:style style:name="T2540" style:family="text">
      <style:text-properties officeooo:rsid="3659e456"/>
    </style:style>
    <style:style style:name="T2541" style:family="text">
      <style:text-properties officeooo:rsid="365cade8"/>
    </style:style>
    <style:style style:name="T2542" style:family="text">
      <style:text-properties officeooo:rsid="3679e1c5"/>
    </style:style>
    <style:style style:name="T2543" style:family="text">
      <style:text-properties officeooo:rsid="367d3e66"/>
    </style:style>
    <style:style style:name="T2544" style:family="text">
      <style:text-properties officeooo:rsid="36806d61"/>
    </style:style>
    <style:style style:name="T2545" style:family="text">
      <style:text-properties officeooo:rsid="36894c31"/>
    </style:style>
    <style:style style:name="T2546" style:family="text">
      <style:text-properties officeooo:rsid="369fbd86"/>
    </style:style>
    <style:style style:name="T2547" style:family="text">
      <style:text-properties officeooo:rsid="28b0c8e6"/>
    </style:style>
    <style:style style:name="T2548" style:family="text">
      <style:text-properties officeooo:rsid="36a86c87"/>
    </style:style>
    <style:style style:name="T2549" style:family="text">
      <style:text-properties officeooo:rsid="36c63abf"/>
    </style:style>
    <style:style style:name="T2550" style:family="text">
      <style:text-properties officeooo:rsid="36c7953a"/>
    </style:style>
    <style:style style:name="T2551" style:family="text">
      <style:text-properties officeooo:rsid="36ca31d4"/>
    </style:style>
    <style:style style:name="T2552" style:family="text">
      <style:text-properties officeooo:rsid="36d2dcdd"/>
    </style:style>
    <style:style style:name="T2553" style:family="text">
      <style:text-properties officeooo:rsid="36d36c29"/>
    </style:style>
    <style:style style:name="T2554" style:family="text">
      <style:text-properties officeooo:rsid="36d53c06"/>
    </style:style>
    <style:style style:name="T2555" style:family="text">
      <style:text-properties officeooo:rsid="36dd652d"/>
    </style:style>
    <style:style style:name="T2556" style:family="text">
      <style:text-properties officeooo:rsid="36f08bf9"/>
    </style:style>
    <style:style style:name="T2557" style:family="text">
      <style:text-properties officeooo:rsid="36f8f99e"/>
    </style:style>
    <style:style style:name="T2558" style:family="text">
      <style:text-properties officeooo:rsid="370fb7fb"/>
    </style:style>
    <style:style style:name="T2559" style:family="text">
      <style:text-properties officeooo:rsid="3711bcda"/>
    </style:style>
    <style:style style:name="T2560" style:family="text">
      <style:text-properties officeooo:rsid="181f7fed"/>
    </style:style>
    <style:style style:name="T2561" style:family="text">
      <style:text-properties officeooo:rsid="371ac74d"/>
    </style:style>
    <style:style style:name="T2562" style:family="text">
      <style:text-properties officeooo:rsid="371c938d"/>
    </style:style>
    <style:style style:name="T2563" style:family="text">
      <style:text-properties officeooo:rsid="3720d0fb"/>
    </style:style>
    <style:style style:name="T2564" style:family="text">
      <style:text-properties officeooo:rsid="3723ded2"/>
    </style:style>
    <style:style style:name="T2565" style:family="text">
      <style:text-properties officeooo:rsid="2efb28ef"/>
    </style:style>
    <style:style style:name="T2566" style:family="text">
      <style:text-properties officeooo:rsid="3728f3c2"/>
    </style:style>
    <style:style style:name="T2567" style:family="text">
      <style:text-properties officeooo:rsid="3730f8b9"/>
    </style:style>
    <style:style style:name="T2568" style:family="text">
      <style:text-properties style:text-line-through-style="solid" style:text-line-through-type="single" fo:language="cs" fo:country="CZ" officeooo:rsid="2f2860f9"/>
    </style:style>
    <style:style style:name="T2569" style:family="text">
      <style:text-properties style:text-line-through-style="solid" style:text-line-through-type="single" fo:language="cs" fo:country="CZ" officeooo:rsid="2f2b302e"/>
    </style:style>
    <style:style style:name="T2570" style:family="text">
      <style:text-properties style:text-line-through-style="solid" style:text-line-through-type="single" officeooo:rsid="244b657c"/>
    </style:style>
    <style:style style:name="T2571" style:family="text">
      <style:text-properties style:text-line-through-style="solid" style:text-line-through-type="single" officeooo:rsid="2f28aed2"/>
    </style:style>
    <style:style style:name="T2572" style:family="text">
      <style:text-properties style:text-line-through-style="solid" style:text-line-through-type="single" officeooo:rsid="2f28bd94"/>
    </style:style>
    <style:style style:name="T2573" style:family="text">
      <style:text-properties style:text-line-through-style="solid" style:text-line-through-type="single" fo:font-style="normal" style:font-style-asian="normal" style:font-style-complex="normal"/>
    </style:style>
    <style:style style:name="T2574" style:family="text">
      <style:text-properties style:text-line-through-style="solid" style:text-line-through-type="single" fo:font-style="normal" officeooo:rsid="3a4ac1d5" style:font-style-asian="normal" style:font-style-complex="normal"/>
    </style:style>
    <style:style style:name="T2575" style:family="text">
      <style:text-properties style:text-line-through-style="solid" style:text-line-through-type="single" fo:font-style="normal" officeooo:rsid="3a4b732b" style:font-style-asian="normal" style:font-style-complex="normal"/>
    </style:style>
    <style:style style:name="T2576" style:family="text">
      <style:text-properties style:text-line-through-style="solid" style:text-line-through-type="single" fo:font-style="normal" officeooo:rsid="3a4c98a1" style:font-style-asian="normal" style:font-style-complex="normal"/>
    </style:style>
    <style:style style:name="T2577" style:family="text">
      <style:text-properties style:text-line-through-style="solid" style:text-line-through-type="single" fo:font-style="normal" officeooo:rsid="3a4fc76f" style:font-style-asian="normal" style:font-style-complex="normal"/>
    </style:style>
    <style:style style:name="T2578" style:family="text">
      <style:text-properties style:text-line-through-style="solid" style:text-line-through-type="single" fo:font-style="italic" style:font-style-asian="italic" style:font-style-complex="italic"/>
    </style:style>
    <style:style style:name="T2579" style:family="text">
      <style:text-properties officeooo:rsid="37495649"/>
    </style:style>
    <style:style style:name="T2580" style:family="text">
      <style:text-properties officeooo:rsid="3764dad6"/>
    </style:style>
    <style:style style:name="T2581" style:family="text">
      <style:text-properties officeooo:rsid="376c538a"/>
    </style:style>
    <style:style style:name="T2582" style:family="text">
      <style:text-properties officeooo:rsid="377549d5"/>
    </style:style>
    <style:style style:name="T2583" style:family="text">
      <style:text-properties officeooo:rsid="377636a8"/>
    </style:style>
    <style:style style:name="T2584" style:family="text">
      <style:text-properties officeooo:rsid="378947b8"/>
    </style:style>
    <style:style style:name="T2585" style:family="text">
      <style:text-properties officeooo:rsid="3792ebad"/>
    </style:style>
    <style:style style:name="T2586" style:family="text">
      <style:text-properties officeooo:rsid="3798fd4e"/>
    </style:style>
    <style:style style:name="T2587" style:family="text">
      <style:text-properties officeooo:rsid="37cc7717"/>
    </style:style>
    <style:style style:name="T2588" style:family="text">
      <style:text-properties officeooo:rsid="37d39a32"/>
    </style:style>
    <style:style style:name="T2589" style:family="text">
      <style:text-properties officeooo:rsid="37dd2019"/>
    </style:style>
    <style:style style:name="T2590" style:family="text">
      <style:text-properties officeooo:rsid="37e3882d"/>
    </style:style>
    <style:style style:name="T2591" style:family="text">
      <style:text-properties officeooo:rsid="37e45d74"/>
    </style:style>
    <style:style style:name="T2592" style:family="text">
      <style:text-properties officeooo:rsid="2c42ac88"/>
    </style:style>
    <style:style style:name="T2593" style:family="text">
      <style:text-properties officeooo:rsid="37ea44d7"/>
    </style:style>
    <style:style style:name="T2594" style:family="text">
      <style:text-properties officeooo:rsid="37ef2590"/>
    </style:style>
    <style:style style:name="T2595" style:family="text">
      <style:text-properties officeooo:rsid="37fabb21"/>
    </style:style>
    <style:style style:name="T2596" style:family="text">
      <style:text-properties officeooo:rsid="37fca82e"/>
    </style:style>
    <style:style style:name="T2597" style:family="text">
      <style:text-properties officeooo:rsid="37fdcae9"/>
    </style:style>
    <style:style style:name="T2598" style:family="text">
      <style:text-properties officeooo:rsid="3800bb03"/>
    </style:style>
    <style:style style:name="T2599" style:family="text">
      <style:text-properties officeooo:rsid="380297f9"/>
    </style:style>
    <style:style style:name="T2600" style:family="text">
      <style:text-properties officeooo:rsid="380c1ece"/>
    </style:style>
    <style:style style:name="T2601" style:family="text">
      <style:text-properties officeooo:rsid="3812fb43"/>
    </style:style>
    <style:style style:name="T2602" style:family="text">
      <style:text-properties officeooo:rsid="382a32f3"/>
    </style:style>
    <style:style style:name="T2603" style:family="text">
      <style:text-properties officeooo:rsid="383132bc"/>
    </style:style>
    <style:style style:name="T2604" style:family="text">
      <style:text-properties officeooo:rsid="383a7d89"/>
    </style:style>
    <style:style style:name="T2605" style:family="text">
      <style:text-properties officeooo:rsid="383b152a"/>
    </style:style>
    <style:style style:name="T2606" style:family="text">
      <style:text-properties officeooo:rsid="3840ce37"/>
    </style:style>
    <style:style style:name="T2607" style:family="text">
      <style:text-properties officeooo:rsid="3841fc69"/>
    </style:style>
    <style:style style:name="T2608" style:family="text">
      <style:text-properties officeooo:rsid="38443683"/>
    </style:style>
    <style:style style:name="T2609" style:family="text">
      <style:text-properties officeooo:rsid="384f71c3"/>
    </style:style>
    <style:style style:name="T2610" style:family="text">
      <style:text-properties officeooo:rsid="3850aecc"/>
    </style:style>
    <style:style style:name="T2611" style:family="text">
      <style:text-properties officeooo:rsid="38518885"/>
    </style:style>
    <style:style style:name="T2612" style:family="text">
      <style:text-properties officeooo:rsid="3851991b"/>
    </style:style>
    <style:style style:name="T2613" style:family="text">
      <style:text-properties officeooo:rsid="3852d773"/>
    </style:style>
    <style:style style:name="T2614" style:family="text">
      <style:text-properties officeooo:rsid="38537434"/>
    </style:style>
    <style:style style:name="T2615" style:family="text">
      <style:text-properties officeooo:rsid="3854c85b"/>
    </style:style>
    <style:style style:name="T2616" style:family="text">
      <style:text-properties officeooo:rsid="385e4208"/>
    </style:style>
    <style:style style:name="T2617" style:family="text">
      <style:text-properties officeooo:rsid="385f997f"/>
    </style:style>
    <style:style style:name="T2618" style:family="text">
      <style:text-properties officeooo:rsid="385faf20"/>
    </style:style>
    <style:style style:name="T2619" style:family="text">
      <style:text-properties officeooo:rsid="38639890"/>
    </style:style>
    <style:style style:name="T2620" style:family="text">
      <style:text-properties officeooo:rsid="386a0584"/>
    </style:style>
    <style:style style:name="T2621" style:family="text">
      <style:text-properties officeooo:rsid="386cc8ca"/>
    </style:style>
    <style:style style:name="T2622" style:family="text">
      <style:text-properties officeooo:rsid="386e44e0"/>
    </style:style>
    <style:style style:name="T2623" style:family="text">
      <style:text-properties officeooo:rsid="387015c8"/>
    </style:style>
    <style:style style:name="T2624" style:family="text">
      <style:text-properties officeooo:rsid="387542d5"/>
    </style:style>
    <style:style style:name="T2625" style:family="text">
      <style:text-properties officeooo:rsid="3875e94a"/>
    </style:style>
    <style:style style:name="T2626" style:family="text">
      <style:text-properties officeooo:rsid="3876e9e9"/>
    </style:style>
    <style:style style:name="T2627" style:family="text">
      <style:text-properties officeooo:rsid="387703ef"/>
    </style:style>
    <style:style style:name="T2628" style:family="text">
      <style:text-properties officeooo:rsid="387a29f3"/>
    </style:style>
    <style:style style:name="T2629" style:family="text">
      <style:text-properties officeooo:rsid="387a490b"/>
    </style:style>
    <style:style style:name="T2630" style:family="text">
      <style:text-properties officeooo:rsid="387b318a"/>
    </style:style>
    <style:style style:name="T2631" style:family="text">
      <style:text-properties officeooo:rsid="387c0810"/>
    </style:style>
    <style:style style:name="T2632" style:family="text">
      <style:text-properties officeooo:rsid="3881a79f"/>
    </style:style>
    <style:style style:name="T2633" style:family="text">
      <style:text-properties officeooo:rsid="3883f93d"/>
    </style:style>
    <style:style style:name="T2634" style:family="text">
      <style:text-properties officeooo:rsid="38850e9b"/>
    </style:style>
    <style:style style:name="T2635" style:family="text">
      <style:text-properties officeooo:rsid="38874556"/>
    </style:style>
    <style:style style:name="T2636" style:family="text">
      <style:text-properties officeooo:rsid="388af45a"/>
    </style:style>
    <style:style style:name="T2637" style:family="text">
      <style:text-properties officeooo:rsid="388d8636"/>
    </style:style>
    <style:style style:name="T2638" style:family="text">
      <style:text-properties officeooo:rsid="38923307"/>
    </style:style>
    <style:style style:name="T2639" style:family="text">
      <style:text-properties officeooo:rsid="3893038f"/>
    </style:style>
    <style:style style:name="T2640" style:family="text">
      <style:text-properties officeooo:rsid="3894b91c"/>
    </style:style>
    <style:style style:name="T2641" style:family="text">
      <style:text-properties officeooo:rsid="38977ad3"/>
    </style:style>
    <style:style style:name="T2642" style:family="text">
      <style:text-properties officeooo:rsid="3898b23b"/>
    </style:style>
    <style:style style:name="T2643" style:family="text">
      <style:text-properties officeooo:rsid="3899bbbf"/>
    </style:style>
    <style:style style:name="T2644" style:family="text">
      <style:text-properties officeooo:rsid="389a4dc3"/>
    </style:style>
    <style:style style:name="T2645" style:family="text">
      <style:text-properties officeooo:rsid="389bdaf3"/>
    </style:style>
    <style:style style:name="T2646" style:family="text">
      <style:text-properties officeooo:rsid="389d4ea5"/>
    </style:style>
    <style:style style:name="T2647" style:family="text">
      <style:text-properties officeooo:rsid="389ec34b"/>
    </style:style>
    <style:style style:name="T2648" style:family="text">
      <style:text-properties officeooo:rsid="3069b99e"/>
    </style:style>
    <style:style style:name="T2649" style:family="text">
      <style:text-properties officeooo:rsid="38a278f0"/>
    </style:style>
    <style:style style:name="T2650" style:family="text">
      <style:text-properties officeooo:rsid="38a52847"/>
    </style:style>
    <style:style style:name="T2651" style:family="text">
      <style:text-properties officeooo:rsid="38a52ed9"/>
    </style:style>
    <style:style style:name="T2652" style:family="text">
      <style:text-properties officeooo:rsid="38a6c1e4"/>
    </style:style>
    <style:style style:name="T2653" style:family="text">
      <style:text-properties officeooo:rsid="38a94037"/>
    </style:style>
    <style:style style:name="T2654" style:family="text">
      <style:text-properties officeooo:rsid="38ac575a"/>
    </style:style>
    <style:style style:name="T2655" style:family="text">
      <style:text-properties officeooo:rsid="38b1a804"/>
    </style:style>
    <style:style style:name="T2656" style:family="text">
      <style:text-properties officeooo:rsid="38b99e6a"/>
    </style:style>
    <style:style style:name="T2657" style:family="text">
      <style:text-properties officeooo:rsid="38bb3d15"/>
    </style:style>
    <style:style style:name="T2658" style:family="text">
      <style:text-properties officeooo:rsid="38bc343c"/>
    </style:style>
    <style:style style:name="T2659" style:family="text">
      <style:text-properties officeooo:rsid="38be1e18"/>
    </style:style>
    <style:style style:name="T2660" style:family="text">
      <style:text-properties officeooo:rsid="38c69352"/>
    </style:style>
    <style:style style:name="T2661" style:family="text">
      <style:text-properties officeooo:rsid="38c79b06"/>
    </style:style>
    <style:style style:name="T2662" style:family="text">
      <style:text-properties officeooo:rsid="38c8f08c"/>
    </style:style>
    <style:style style:name="T2663" style:family="text">
      <style:text-properties officeooo:rsid="38cc6f51"/>
    </style:style>
    <style:style style:name="T2664" style:family="text">
      <style:text-properties officeooo:rsid="38cc70d3"/>
    </style:style>
    <style:style style:name="T2665" style:family="text">
      <style:text-properties fo:background-color="#fff200" loext:char-shading-value="0"/>
    </style:style>
    <style:style style:name="T2666" style:family="text">
      <style:text-properties officeooo:rsid="21e88bb8" fo:background-color="#fff200" loext:char-shading-value="0"/>
    </style:style>
    <style:style style:name="T2667" style:family="text">
      <style:text-properties officeooo:rsid="365ba67e" fo:background-color="#fff200" loext:char-shading-value="0"/>
    </style:style>
    <style:style style:name="T2668" style:family="text">
      <style:text-properties officeooo:rsid="2dcba3b1" fo:background-color="#fff200" loext:char-shading-value="0"/>
    </style:style>
    <style:style style:name="T2669" style:family="text">
      <style:text-properties officeooo:rsid="18a52896" fo:background-color="#fff200" loext:char-shading-value="0"/>
    </style:style>
    <style:style style:name="T2670" style:family="text">
      <style:text-properties officeooo:rsid="165ce3ce" fo:background-color="#fff200" loext:char-shading-value="0"/>
    </style:style>
    <style:style style:name="T2671" style:family="text">
      <style:text-properties officeooo:rsid="187b6b26" fo:background-color="#fff200" loext:char-shading-value="0"/>
    </style:style>
    <style:style style:name="T2672" style:family="text">
      <style:text-properties officeooo:rsid="39055161" fo:background-color="#fff200" loext:char-shading-value="0"/>
    </style:style>
    <style:style style:name="T2673" style:family="text">
      <style:text-properties officeooo:rsid="165fa1e0" fo:background-color="#fff200" loext:char-shading-value="0"/>
    </style:style>
    <style:style style:name="T2674" style:family="text">
      <style:text-properties officeooo:rsid="165aad9b" fo:background-color="#fff200" loext:char-shading-value="0"/>
    </style:style>
    <style:style style:name="T2675" style:family="text">
      <style:text-properties officeooo:rsid="37790186" fo:background-color="#fff200" loext:char-shading-value="0"/>
    </style:style>
    <style:style style:name="T2676" style:family="text">
      <style:text-properties officeooo:rsid="389fac8c" fo:background-color="#fff200" loext:char-shading-value="0"/>
    </style:style>
    <style:style style:name="T2677" style:family="text">
      <style:text-properties officeooo:rsid="38a3e2cc" fo:background-color="#fff200" loext:char-shading-value="0"/>
    </style:style>
    <style:style style:name="T2678" style:family="text">
      <style:text-properties officeooo:rsid="38cc78f6"/>
    </style:style>
    <style:style style:name="T2679" style:family="text">
      <style:text-properties officeooo:rsid="38d1bafa"/>
    </style:style>
    <style:style style:name="T2680" style:family="text">
      <style:text-properties officeooo:rsid="38d38e0b"/>
    </style:style>
    <style:style style:name="T2681" style:family="text">
      <style:text-properties officeooo:rsid="38d94cd5"/>
    </style:style>
    <style:style style:name="T2682" style:family="text">
      <style:text-properties officeooo:rsid="38d9ca91"/>
    </style:style>
    <style:style style:name="T2683" style:family="text">
      <style:text-properties officeooo:rsid="38da20cb"/>
    </style:style>
    <style:style style:name="T2684" style:family="text">
      <style:text-properties officeooo:rsid="38deb88f"/>
    </style:style>
    <style:style style:name="T2685" style:family="text">
      <style:text-properties officeooo:rsid="2d92ea18"/>
    </style:style>
    <style:style style:name="T2686" style:family="text">
      <style:text-properties officeooo:rsid="38ebc41c"/>
    </style:style>
    <style:style style:name="T2687" style:family="text">
      <style:text-properties officeooo:rsid="38ed1cec"/>
    </style:style>
    <style:style style:name="T2688" style:family="text">
      <style:text-properties officeooo:rsid="38f13bc0"/>
    </style:style>
    <style:style style:name="T2689" style:family="text">
      <style:text-properties officeooo:rsid="38f2152c"/>
    </style:style>
    <style:style style:name="T2690" style:family="text">
      <style:text-properties officeooo:rsid="38f2ca3f"/>
    </style:style>
    <style:style style:name="T2691" style:family="text">
      <style:text-properties officeooo:rsid="38f7c7de"/>
    </style:style>
    <style:style style:name="T2692" style:family="text">
      <style:text-properties officeooo:rsid="38f87b11"/>
    </style:style>
    <style:style style:name="T2693" style:family="text">
      <style:text-properties officeooo:rsid="38fc64a7"/>
    </style:style>
    <style:style style:name="T2694" style:family="text">
      <style:text-properties officeooo:rsid="38fdcff0"/>
    </style:style>
    <style:style style:name="T2695" style:family="text">
      <style:text-properties officeooo:rsid="38ff3348"/>
    </style:style>
    <style:style style:name="T2696" style:family="text">
      <style:text-properties officeooo:rsid="39019ddb"/>
    </style:style>
    <style:style style:name="T2697" style:family="text">
      <style:text-properties officeooo:rsid="39042a6a"/>
    </style:style>
    <style:style style:name="T2698" style:family="text">
      <style:text-properties officeooo:rsid="390628eb"/>
    </style:style>
    <style:style style:name="T2699" style:family="text">
      <style:text-properties officeooo:rsid="390b9d39"/>
    </style:style>
    <style:style style:name="T2700" style:family="text">
      <style:text-properties officeooo:rsid="391178b6"/>
    </style:style>
    <style:style style:name="T2701" style:family="text">
      <style:text-properties officeooo:rsid="391409e3"/>
    </style:style>
    <style:style style:name="T2702" style:family="text">
      <style:text-properties officeooo:rsid="3923c0b8"/>
    </style:style>
    <style:style style:name="T2703" style:family="text">
      <style:text-properties officeooo:rsid="392a37b4"/>
    </style:style>
    <style:style style:name="T2704" style:family="text">
      <style:text-properties officeooo:rsid="392a7bb8"/>
    </style:style>
    <style:style style:name="T2705" style:family="text">
      <style:text-properties officeooo:rsid="3936192c"/>
    </style:style>
    <style:style style:name="T2706" style:family="text">
      <style:text-properties officeooo:rsid="39364276"/>
    </style:style>
    <style:style style:name="T2707" style:family="text">
      <style:text-properties officeooo:rsid="39385ec3"/>
    </style:style>
    <style:style style:name="T2708" style:family="text">
      <style:text-properties officeooo:rsid="393949d0"/>
    </style:style>
    <style:style style:name="T2709" style:family="text">
      <style:text-properties officeooo:rsid="3939f9ba"/>
    </style:style>
    <style:style style:name="T2710" style:family="text">
      <style:text-properties officeooo:rsid="3951b96f"/>
    </style:style>
    <style:style style:name="T2711" style:family="text">
      <style:text-properties officeooo:rsid="39529750"/>
    </style:style>
    <style:style style:name="T2712" style:family="text">
      <style:text-properties officeooo:rsid="395494df"/>
    </style:style>
    <style:style style:name="T2713" style:family="text">
      <style:text-properties officeooo:rsid="395d80a2"/>
    </style:style>
    <style:style style:name="T2714" style:family="text">
      <style:text-properties officeooo:rsid="396b86ec"/>
    </style:style>
    <style:style style:name="T2715" style:family="text">
      <style:text-properties officeooo:rsid="3999438f"/>
    </style:style>
    <style:style style:name="T2716" style:family="text">
      <style:text-properties officeooo:rsid="39a1dbcf"/>
    </style:style>
    <style:style style:name="T2717" style:family="text">
      <style:text-properties officeooo:rsid="39a7486e"/>
    </style:style>
    <style:style style:name="T2718" style:family="text">
      <style:text-properties officeooo:rsid="39a76602"/>
    </style:style>
    <style:style style:name="T2719" style:family="text">
      <style:text-properties officeooo:rsid="39a7921b"/>
    </style:style>
    <style:style style:name="T2720" style:family="text">
      <style:text-properties officeooo:rsid="39be4afc"/>
    </style:style>
    <style:style style:name="T2721" style:family="text">
      <style:text-properties officeooo:rsid="39174737"/>
    </style:style>
    <style:style style:name="T2722" style:family="text">
      <style:text-properties officeooo:rsid="39c19448"/>
    </style:style>
    <style:style style:name="T2723" style:family="text">
      <style:text-properties officeooo:rsid="39c74945"/>
    </style:style>
    <style:style style:name="T2724" style:family="text">
      <style:text-properties officeooo:rsid="39cf4c0f"/>
    </style:style>
    <style:style style:name="T2725" style:family="text">
      <style:text-properties officeooo:rsid="18a69eb1"/>
    </style:style>
    <style:style style:name="T2726" style:family="text">
      <style:text-properties officeooo:rsid="39d4718c"/>
    </style:style>
    <style:style style:name="T2727" style:family="text">
      <style:text-properties officeooo:rsid="39d65978"/>
    </style:style>
    <style:style style:name="T2728" style:family="text">
      <style:text-properties officeooo:rsid="39d7fc0b"/>
    </style:style>
    <style:style style:name="T2729" style:family="text">
      <style:text-properties officeooo:rsid="39d9480c"/>
    </style:style>
    <style:style style:name="T2730" style:family="text">
      <style:text-properties officeooo:rsid="39d948c5"/>
    </style:style>
    <style:style style:name="T2731" style:family="text">
      <style:text-properties officeooo:rsid="39df2dd5"/>
    </style:style>
    <style:style style:name="T2732" style:family="text">
      <style:text-properties officeooo:rsid="39e24e9a"/>
    </style:style>
    <style:style style:name="T2733" style:family="text">
      <style:text-properties officeooo:rsid="39e4d634"/>
    </style:style>
    <style:style style:name="T2734" style:family="text">
      <style:text-properties officeooo:rsid="39f67e8e"/>
    </style:style>
    <style:style style:name="T2735" style:family="text">
      <style:text-properties officeooo:rsid="3a03aac5"/>
    </style:style>
    <style:style style:name="T2736" style:family="text">
      <style:text-properties officeooo:rsid="39ecaad2"/>
    </style:style>
    <style:style style:name="T2737" style:family="text">
      <style:text-properties officeooo:rsid="3a146c30"/>
    </style:style>
    <style:style style:name="T2738" style:family="text">
      <style:text-properties officeooo:rsid="3a188e73"/>
    </style:style>
    <style:style style:name="T2739" style:family="text">
      <style:text-properties officeooo:rsid="3a20c757"/>
    </style:style>
    <style:style style:name="T2740" style:family="text">
      <style:text-properties officeooo:rsid="3a22c035"/>
    </style:style>
    <style:style style:name="T2741" style:family="text">
      <style:text-properties officeooo:rsid="3a284569"/>
    </style:style>
    <style:style style:name="T2742" style:family="text">
      <style:text-properties officeooo:rsid="1ac27fde"/>
    </style:style>
    <style:style style:name="T2743" style:family="text">
      <style:text-properties officeooo:rsid="3a29afe1"/>
    </style:style>
    <style:style style:name="T2744" style:family="text">
      <style:text-properties officeooo:rsid="3a2b3e8d"/>
    </style:style>
    <style:style style:name="T2745" style:family="text">
      <style:text-properties officeooo:rsid="3a33d548"/>
    </style:style>
    <style:style style:name="T2746" style:family="text">
      <style:text-properties officeooo:rsid="3a3510bb"/>
    </style:style>
    <style:style style:name="T2747" style:family="text">
      <style:text-properties officeooo:rsid="3a39f967"/>
    </style:style>
    <style:style style:name="T2748" style:family="text">
      <style:text-properties officeooo:rsid="3a58d7bb"/>
    </style:style>
    <style:style style:name="T2749" style:family="text">
      <style:text-properties officeooo:rsid="3a85c4c9"/>
    </style:style>
    <style:style style:name="T2750" style:family="text">
      <style:text-properties officeooo:rsid="3a873266"/>
    </style:style>
    <style:style style:name="T2751" style:family="text">
      <style:text-properties officeooo:rsid="3a9ce382"/>
    </style:style>
    <style:style style:name="T2752" style:family="text">
      <style:text-properties officeooo:rsid="3a9e7256"/>
    </style:style>
    <style:style style:name="T2753" style:family="text">
      <style:text-properties officeooo:rsid="3aaa73c5"/>
    </style:style>
    <style:style style:name="T2754" style:family="text">
      <style:text-properties officeooo:rsid="3ab0a03e"/>
    </style:style>
    <style:style style:name="T2755" style:family="text">
      <style:text-properties officeooo:rsid="3ab2960f"/>
    </style:style>
    <style:style style:name="T2756" style:family="text">
      <style:text-properties fo:color="#000000" style:font-name="CharisSILW" fo:font-size="6.44999980926514pt" fo:letter-spacing="normal" fo:font-style="italic" fo:font-weight="normal"/>
    </style:style>
    <style:style style:name="T2757" style:family="text">
      <style:text-properties officeooo:rsid="3aba3b28"/>
    </style:style>
    <style:style style:name="T2758" style:family="text">
      <style:text-properties officeooo:rsid="3abcf8b1"/>
    </style:style>
    <style:style style:name="T2759" style:family="text">
      <style:text-properties officeooo:rsid="3abe9baf"/>
    </style:style>
    <style:style style:name="T2760" style:family="text">
      <style:text-properties officeooo:rsid="3ac02b74"/>
    </style:style>
    <style:style style:name="T2761" style:family="text">
      <style:text-properties officeooo:rsid="3ac3cfce"/>
    </style:style>
    <style:style style:name="T2762" style:family="text">
      <style:text-properties officeooo:rsid="3ad1965e"/>
    </style:style>
    <style:style style:name="T2763" style:family="text">
      <style:text-properties officeooo:rsid="3ae3500a"/>
    </style:style>
    <style:style style:name="T2764" style:family="text">
      <style:text-properties officeooo:rsid="3ae3d95d"/>
    </style:style>
    <style:style style:name="T2765" style:family="text">
      <style:text-properties officeooo:rsid="3aea0071"/>
    </style:style>
    <style:style style:name="T2766" style:family="text">
      <style:text-properties officeooo:rsid="3af63806"/>
    </style:style>
    <style:style style:name="T2767" style:family="text">
      <style:text-properties officeooo:rsid="3af878e9"/>
    </style:style>
    <style:style style:name="T2768" style:family="text">
      <style:text-properties officeooo:rsid="3afe3a92"/>
    </style:style>
    <style:style style:name="T2769" style:family="text">
      <style:text-properties officeooo:rsid="3b063992"/>
    </style:style>
    <style:style style:name="T2770" style:family="text">
      <style:text-properties officeooo:rsid="3b06c903"/>
    </style:style>
    <style:style style:name="T2771" style:family="text">
      <style:text-properties officeooo:rsid="3b06e656"/>
    </style:style>
    <style:style style:name="T2772" style:family="text">
      <style:text-properties officeooo:rsid="3b087319"/>
    </style:style>
    <style:style style:name="T2773" style:family="text">
      <style:text-properties officeooo:rsid="3b0bab2a"/>
    </style:style>
    <style:style style:name="T2774" style:family="text">
      <style:text-properties officeooo:rsid="3b0effec"/>
    </style:style>
    <style:style style:name="T2775" style:family="text">
      <style:text-properties officeooo:rsid="3b0f0f7d"/>
    </style:style>
    <style:style style:name="T2776" style:family="text">
      <style:text-properties officeooo:rsid="3b1cc328"/>
    </style:style>
    <style:style style:name="T2777" style:family="text">
      <style:text-properties officeooo:rsid="3b1e5a32"/>
    </style:style>
    <style:style style:name="T2778" style:family="text">
      <style:text-properties officeooo:rsid="3b2074ec"/>
    </style:style>
    <style:style style:name="T2779" style:family="text">
      <style:text-properties officeooo:rsid="3b21a9f7"/>
    </style:style>
    <style:style style:name="T2780" style:family="text">
      <style:text-properties officeooo:rsid="3b23023e"/>
    </style:style>
    <style:style style:name="T2781" style:family="text">
      <style:text-properties officeooo:rsid="3b24a97d"/>
    </style:style>
    <style:style style:name="T2782" style:family="text">
      <style:text-properties officeooo:rsid="3b33eb8f"/>
    </style:style>
    <style:style style:name="T2783" style:family="text">
      <style:text-properties officeooo:rsid="3b352429"/>
    </style:style>
    <style:style style:name="T2784" style:family="text">
      <style:text-properties officeooo:rsid="3b376902"/>
    </style:style>
    <style:style style:name="T2785" style:family="text">
      <style:text-properties officeooo:rsid="3b40a95b"/>
    </style:style>
    <style:style style:name="T2786" style:family="text">
      <style:text-properties officeooo:rsid="3b135af4"/>
    </style:style>
    <style:style style:name="T2787" style:family="text">
      <style:text-properties officeooo:rsid="3b496cd5"/>
    </style:style>
    <style:style style:name="T2788" style:family="text">
      <style:text-properties officeooo:rsid="3b4aca8f"/>
    </style:style>
    <style:style style:name="T2789" style:family="text">
      <style:text-properties officeooo:rsid="3b53a978"/>
    </style:style>
    <style:style style:name="T2790" style:family="text">
      <style:text-properties officeooo:rsid="3b53fac0"/>
    </style:style>
    <style:style style:name="T2791" style:family="text">
      <style:text-properties officeooo:rsid="3b55269c"/>
    </style:style>
    <style:style style:name="T2792" style:family="text">
      <style:text-properties officeooo:rsid="3b8afba3"/>
    </style:style>
    <style:style style:name="T2793" style:family="text">
      <style:text-properties officeooo:rsid="3b9c4194"/>
    </style:style>
    <style:style style:name="T2794" style:family="text">
      <style:text-properties officeooo:rsid="3b9d8bf6"/>
    </style:style>
    <style:style style:name="T2795" style:family="text">
      <style:text-properties officeooo:rsid="3bc28d8c"/>
    </style:style>
    <style:style style:name="T2796" style:family="text">
      <style:text-properties officeooo:rsid="3bc3f83f"/>
    </style:style>
    <style:style style:name="T2797" style:family="text">
      <style:text-properties officeooo:rsid="3bc4a2d5"/>
    </style:style>
    <style:style style:name="T2798" style:family="text">
      <style:text-properties officeooo:rsid="3be48a61"/>
    </style:style>
    <style:style style:name="T2799" style:family="text">
      <style:text-properties officeooo:rsid="3bed2d2d"/>
    </style:style>
    <style:style style:name="T2800" style:family="text">
      <style:text-properties officeooo:rsid="3bf09462"/>
    </style:style>
    <style:style style:name="T2801" style:family="text">
      <style:text-properties officeooo:rsid="3bf2bb6d"/>
    </style:style>
    <style:style style:name="T2802" style:family="text">
      <style:text-properties officeooo:rsid="3bf87fb4"/>
    </style:style>
    <style:style style:name="T2803" style:family="text">
      <style:text-properties officeooo:rsid="3bfe253b"/>
    </style:style>
    <style:style style:name="T2804" style:family="text">
      <style:text-properties officeooo:rsid="3c0cf6c5"/>
    </style:style>
    <style:style style:name="T2805" style:family="text">
      <style:text-properties officeooo:rsid="3c0e6b2d"/>
    </style:style>
    <style:style style:name="T2806" style:family="text">
      <style:text-properties style:font-weight-asian="normal" style:font-weight-complex="normal"/>
    </style:style>
    <style:style style:name="T2807" style:family="text">
      <style:text-properties officeooo:rsid="3c5433d7"/>
    </style:style>
    <style:style style:name="T2808" style:family="text">
      <style:text-properties officeooo:rsid="3d36aaf8"/>
    </style:style>
    <style:style style:name="T2809" style:family="text">
      <style:text-properties officeooo:rsid="3d5c058b"/>
    </style:style>
    <style:style style:name="T2810" style:family="text">
      <style:text-properties officeooo:rsid="3d8bd2d0"/>
    </style:style>
    <style:style style:name="T2811" style:family="text">
      <style:text-properties officeooo:rsid="3dc38f99"/>
    </style:style>
    <style:style style:name="T2812" style:family="text">
      <style:text-properties officeooo:rsid="3dd6370d"/>
    </style:style>
    <style:style style:name="T2813" style:family="text">
      <style:text-properties officeooo:rsid="3e0307de"/>
    </style:style>
    <style:style style:name="T2814" style:family="text">
      <style:text-properties officeooo:rsid="3e2601e3"/>
    </style:style>
    <style:style style:name="T2815" style:family="text">
      <style:text-properties officeooo:rsid="3e2ad733"/>
    </style:style>
    <style:style style:name="T2816" style:family="text">
      <style:text-properties officeooo:rsid="3e2d75dd"/>
    </style:style>
    <style:style style:name="T2817" style:family="text">
      <style:text-properties officeooo:rsid="3e33c3aa"/>
    </style:style>
    <style:style style:name="T2818" style:family="text">
      <style:text-properties officeooo:rsid="3e3fb82e"/>
    </style:style>
    <style:style style:name="T2819" style:family="text">
      <style:text-properties officeooo:rsid="3e3fcc34"/>
    </style:style>
    <style:style style:name="T2820" style:family="text">
      <style:text-properties officeooo:rsid="3e7911aa"/>
    </style:style>
    <style:style style:name="T2821" style:family="text">
      <style:text-properties officeooo:rsid="3e88d409"/>
    </style:style>
    <style:style style:name="T2822" style:family="text">
      <style:text-properties officeooo:rsid="3e8a6f9a"/>
    </style:style>
    <style:style style:name="T2823" style:family="text">
      <style:text-properties officeooo:rsid="3e95911d"/>
    </style:style>
    <style:style style:name="T2824" style:family="text">
      <style:text-properties officeooo:rsid="3e99dfba"/>
    </style:style>
    <style:style style:name="T2825" style:family="text">
      <style:text-properties officeooo:rsid="3eb071d2"/>
    </style:style>
    <style:style style:name="T2826" style:family="text">
      <style:text-properties officeooo:rsid="3eb19fe3"/>
    </style:style>
    <style:style style:name="T2827" style:family="text">
      <style:text-properties officeooo:rsid="3eb4b392"/>
    </style:style>
    <style:style style:name="T2828" style:family="text">
      <style:text-properties officeooo:rsid="3eb5997b"/>
    </style:style>
    <style:style style:name="T2829" style:family="text">
      <style:text-properties officeooo:rsid="3ebdc40e"/>
    </style:style>
    <style:style style:name="T2830" style:family="text">
      <style:text-properties officeooo:rsid="3ebedd03"/>
    </style:style>
    <style:style style:name="T2831" style:family="text">
      <style:text-properties officeooo:rsid="3ec2b43e"/>
    </style:style>
    <style:style style:name="T2832" style:family="text">
      <style:text-properties officeooo:rsid="3ec6cf35"/>
    </style:style>
    <style:style style:name="T2833" style:family="text">
      <style:text-properties officeooo:rsid="3ec81767"/>
    </style:style>
    <style:style style:name="T2834" style:family="text">
      <style:text-properties officeooo:rsid="3ec93b27"/>
    </style:style>
    <style:style style:name="T2835" style:family="text">
      <style:text-properties officeooo:rsid="3965bde1"/>
    </style:style>
    <style:style style:name="T2836" style:family="text">
      <style:text-properties officeooo:rsid="3ece0e02"/>
    </style:style>
    <style:style style:name="T2837" style:family="text">
      <style:text-properties officeooo:rsid="3ed32730"/>
    </style:style>
    <style:style style:name="T2838" style:family="text">
      <style:text-properties officeooo:rsid="3ed4d8c4"/>
    </style:style>
    <style:style style:name="T2839" style:family="text">
      <style:text-properties officeooo:rsid="39701176"/>
    </style:style>
    <style:style style:name="T2840" style:family="text">
      <style:text-properties officeooo:rsid="3ed641e4"/>
    </style:style>
    <style:style style:name="T2841" style:family="text">
      <style:text-properties officeooo:rsid="3eddc32c"/>
    </style:style>
    <style:style style:name="T2842" style:family="text">
      <style:text-properties officeooo:rsid="3edee120"/>
    </style:style>
    <style:style style:name="T2843" style:family="text">
      <style:text-properties officeooo:rsid="3ee69147"/>
    </style:style>
    <style:style style:name="T2844" style:family="text">
      <style:text-properties officeooo:rsid="3eeae9c2"/>
    </style:style>
    <style:style style:name="T2845" style:family="text">
      <style:text-properties officeooo:rsid="3ef79c8d"/>
    </style:style>
    <style:style style:name="T2846" style:family="text">
      <style:text-properties officeooo:rsid="3ef8d37f"/>
    </style:style>
    <style:style style:name="T2847" style:family="text">
      <style:text-properties officeooo:rsid="3efba593"/>
    </style:style>
    <style:style style:name="T2848" style:family="text">
      <style:text-properties officeooo:rsid="3f00c97c"/>
    </style:style>
    <style:style style:name="T2849" style:family="text">
      <style:text-properties officeooo:rsid="3f2e59a4"/>
    </style:style>
    <style:style style:name="T2850" style:family="text">
      <style:text-properties officeooo:rsid="3f2f946e"/>
    </style:style>
    <style:style style:name="T2851" style:family="text">
      <style:text-properties officeooo:rsid="3f31534e"/>
    </style:style>
    <style:style style:name="T2852" style:family="text">
      <style:text-properties officeooo:rsid="3f3f2fd9"/>
    </style:style>
    <style:style style:name="T2853" style:family="text">
      <style:text-properties officeooo:rsid="3f4f0b52"/>
    </style:style>
    <style:style style:name="T2854" style:family="text">
      <style:text-properties officeooo:rsid="3f5f37a5"/>
    </style:style>
    <style:style style:name="T2855" style:family="text">
      <style:text-properties officeooo:rsid="3f6bf0ce"/>
    </style:style>
    <style:style style:name="T2856" style:family="text">
      <style:text-properties officeooo:rsid="3f6f4006"/>
    </style:style>
    <style:style style:name="T2857" style:family="text">
      <style:text-properties officeooo:rsid="3f708811"/>
    </style:style>
    <style:style style:name="T2858" style:family="text">
      <style:text-properties officeooo:rsid="3f74a727"/>
    </style:style>
    <style:style style:name="T2859" style:family="text">
      <style:text-properties officeooo:rsid="3f7a8cbd"/>
    </style:style>
    <style:style style:name="T2860" style:family="text">
      <style:text-properties officeooo:rsid="3f9475dd"/>
    </style:style>
    <style:style style:name="T2861" style:family="text">
      <style:text-properties officeooo:rsid="3f9cdd66"/>
    </style:style>
    <style:style style:name="T2862" style:family="text">
      <style:text-properties officeooo:rsid="3fe6522f"/>
    </style:style>
    <style:style style:name="T2863" style:family="text">
      <style:text-properties officeooo:rsid="3fea8e2b"/>
    </style:style>
    <style:style style:name="T2864" style:family="text">
      <style:text-properties officeooo:rsid="400611f3"/>
    </style:style>
    <style:style style:name="T2865" style:family="text">
      <style:text-properties officeooo:rsid="3f2c1347"/>
    </style:style>
    <style:style style:name="T2866" style:family="text">
      <style:text-properties officeooo:rsid="3c31cd8f"/>
    </style:style>
    <style:style style:name="T2867" style:family="text">
      <style:text-properties officeooo:rsid="27fe4e02"/>
    </style:style>
    <style:style style:name="T2868" style:family="text">
      <style:text-properties officeooo:rsid="3c826b87"/>
    </style:style>
    <style:style style:name="T2869" style:family="text">
      <style:text-properties officeooo:rsid="3c8498cf"/>
    </style:style>
    <style:style style:name="T2870" style:family="text">
      <style:text-properties style:language-asian="cs" style:country-asian="CZ"/>
    </style:style>
    <style:style style:name="T2871" style:family="text">
      <style:text-properties officeooo:rsid="404d1cf3" style:language-asian="cs" style:country-asian="CZ"/>
    </style:style>
    <style:style style:name="T2872" style:family="text">
      <style:text-properties officeooo:rsid="3d0529db"/>
    </style:style>
    <style:style style:name="T2873" style:family="text">
      <style:text-properties officeooo:rsid="3d07c9a3"/>
    </style:style>
    <style:style style:name="T2874" style:family="text">
      <style:text-properties officeooo:rsid="403a51d8"/>
    </style:style>
    <style:style style:name="T2875" style:family="text">
      <style:text-properties officeooo:rsid="403c2fef"/>
    </style:style>
    <style:style style:name="T2876" style:family="text">
      <style:text-properties officeooo:rsid="404009e1"/>
    </style:style>
    <style:style style:name="T2877" style:family="text">
      <style:text-properties officeooo:rsid="4041cdea"/>
    </style:style>
    <style:style style:name="T2878" style:family="text">
      <style:text-properties officeooo:rsid="4043481b"/>
    </style:style>
    <style:style style:name="T2879" style:family="text">
      <style:text-properties officeooo:rsid="4089382f"/>
    </style:style>
    <style:style style:name="T2880" style:family="text">
      <style:text-properties officeooo:rsid="4089b808"/>
    </style:style>
    <style:style style:name="T2881" style:family="text">
      <style:text-properties officeooo:rsid="408a5f9a"/>
    </style:style>
    <style:style style:name="T2882" style:family="text">
      <style:text-properties officeooo:rsid="408b1686"/>
    </style:style>
    <style:style style:name="T2883" style:family="text">
      <style:text-properties officeooo:rsid="408d9880"/>
    </style:style>
    <style:style style:name="T2884" style:family="text">
      <style:text-properties officeooo:rsid="176dcc34"/>
    </style:style>
    <style:style style:name="T2885" style:family="text">
      <style:text-properties officeooo:rsid="409bce2b"/>
    </style:style>
    <style:style style:name="T2886" style:family="text">
      <style:text-properties fo:color="#8ba60e" fo:language="cs" fo:country="CZ" fo:font-style="normal" officeooo:rsid="4018de7b" style:language-asian="cs" style:country-asian="CZ" style:font-style-asian="normal" style:font-style-complex="normal"/>
    </style:style>
    <style:style style:name="T2887" style:family="text">
      <style:text-properties officeooo:rsid="40aedc2c"/>
    </style:style>
    <style:style style:name="T2888" style:family="text">
      <style:text-properties officeooo:rsid="40b0e745"/>
    </style:style>
    <style:style style:name="T2889" style:family="text">
      <style:text-properties officeooo:rsid="40b23baf"/>
    </style:style>
    <style:style style:name="T2890" style:family="text">
      <style:text-properties officeooo:rsid="40d3e4eb"/>
    </style:style>
    <style:style style:name="T2891" style:family="text">
      <style:text-properties officeooo:rsid="40ec13cf"/>
    </style:style>
    <style:style style:name="T2892" style:family="text">
      <style:text-properties officeooo:rsid="40ec3389"/>
    </style:style>
    <style:style style:name="T2893" style:family="text">
      <style:text-properties officeooo:rsid="40f38de4"/>
    </style:style>
    <style:style style:name="T2894" style:family="text">
      <style:text-properties officeooo:rsid="3a9f4035"/>
    </style:style>
    <style:style style:name="T2895" style:family="text">
      <style:text-properties officeooo:rsid="41180c80"/>
    </style:style>
    <style:style style:name="T2896" style:family="text">
      <style:text-properties officeooo:rsid="41246bd6"/>
    </style:style>
    <style:style style:name="T2897" style:family="text">
      <style:text-properties officeooo:rsid="41309608"/>
    </style:style>
    <style:style style:name="T2898" style:family="text">
      <style:text-properties officeooo:rsid="4130d232"/>
    </style:style>
    <style:style style:name="T2899" style:family="text">
      <style:text-properties officeooo:rsid="41356e78"/>
    </style:style>
    <style:style style:name="T2900" style:family="text">
      <style:text-properties officeooo:rsid="41375ca9"/>
    </style:style>
    <style:style style:name="T2901" style:family="text">
      <style:text-properties officeooo:rsid="41433d09"/>
    </style:style>
    <style:style style:name="T2902" style:family="text">
      <style:text-properties officeooo:rsid="414b3243"/>
    </style:style>
    <style:style style:name="T2903" style:family="text">
      <style:text-properties officeooo:rsid="415203a6"/>
    </style:style>
    <style:style style:name="T2904" style:family="text">
      <style:text-properties officeooo:rsid="4154670c"/>
    </style:style>
    <style:style style:name="T2905"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6"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7"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9"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0"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1"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2"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3"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4"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5"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6"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7"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8"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9"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0"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1"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2"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3"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4"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5"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6"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7"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8"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9"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0"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31"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32"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33"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3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5"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6"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7"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8"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9"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0"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1"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2"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3"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4"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5"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6"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7"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8"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9"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0"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1"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2"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3" style:family="text">
      <style:text-properties style:use-window-font-color="true" style:font-name="Georgia"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4"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5"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6"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7"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8"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9"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0"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1"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2" style:family="text">
      <style:text-properties style:use-window-font-color="true" style:font-name="Georgia" fo:font-size="10pt" fo:letter-spacing="0.004cm" fo:language="cs" fo:country="CZ" fo:font-style="normal" officeooo:rsid="41c037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3"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4"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5"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6"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7" style:family="text">
      <style:text-properties style:use-window-font-color="true" style:font-name="Georgia" fo:font-size="10pt" fo:letter-spacing="0.004cm" fo:language="cs" fo:country="CZ" fo:font-style="normal" officeooo:rsid="41d3e2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8" style:family="text">
      <style:text-properties style:use-window-font-color="true" style:font-name="Georgia" fo:font-size="10pt" fo:letter-spacing="0.004cm" fo:language="cs" fo:country="CZ" fo:font-style="normal" officeooo:rsid="41d5d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 fo:font-size="10pt" fo:letter-spacing="0.004cm" fo:language="cs" fo:country="CZ" fo:font-style="normal" officeooo:rsid="41d79d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3764d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d6fa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36"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37"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38"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39"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40"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41"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2"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3"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4"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5"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6"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7"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8"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9"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0"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1"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2"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3"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4"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5"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6"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7"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8"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9"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0"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1"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2"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063"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064"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2" style:font-size-complex="14pt" style:language-complex="ar" style:country-complex="SA" style:font-style-complex="italic" style:font-weight-complex="bold"/>
    </style:style>
    <style:style style:name="T3065" style:family="text">
      <style:text-properties style:use-window-font-color="true" style:font-name="Georgia1"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2" style:font-size-complex="14pt" style:language-complex="ar" style:country-complex="SA" style:font-style-complex="italic" style:font-weight-complex="bold"/>
    </style:style>
    <style:style style:name="T3066" style:family="text">
      <style:text-properties style:use-window-font-color="true" style:font-name="Georgia1"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2" style:font-size-complex="13pt" style:language-complex="ar" style:country-complex="SA" style:font-weight-complex="bold"/>
    </style:style>
    <style:style style:name="T3067" style:family="text">
      <style:text-properties style:use-window-font-color="true" style:font-name="Georgia1"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2" style:font-size-complex="13pt" style:language-complex="ar" style:country-complex="SA" style:font-weight-complex="bold"/>
    </style:style>
    <style:style style:name="T3068"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069"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070"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071"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072"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073"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074"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5"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6"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7"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8"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9"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0"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1"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2"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3"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084"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085"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86"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87"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8"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9"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3090"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3091"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3092"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3093"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3094"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3095"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3096"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3097"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3098"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3099"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3100" style:family="text">
      <style:text-properties officeooo:rsid="41548b0b"/>
    </style:style>
    <style:style style:name="T3101" style:family="text">
      <style:text-properties officeooo:rsid="30f1c3ba"/>
    </style:style>
    <style:style style:name="T3102" style:family="text">
      <style:text-properties officeooo:rsid="41579f72"/>
    </style:style>
    <style:style style:name="T3103" style:family="text">
      <style:text-properties officeooo:rsid="4158505a"/>
    </style:style>
    <style:style style:name="T3104" style:family="text">
      <style:text-properties officeooo:rsid="4159f746"/>
    </style:style>
    <style:style style:name="T3105" style:family="text">
      <style:text-properties officeooo:rsid="415fa889"/>
    </style:style>
    <style:style style:name="T3106" style:family="text">
      <style:text-properties officeooo:rsid="41714ca2"/>
    </style:style>
    <style:style style:name="T3107" style:family="text">
      <style:text-properties officeooo:rsid="41760332"/>
    </style:style>
    <style:style style:name="T3108" style:family="text">
      <style:text-properties officeooo:rsid="4184dfc8"/>
    </style:style>
    <style:style style:name="T3109" style:family="text">
      <style:text-properties officeooo:rsid="16d94e77"/>
    </style:style>
    <style:style style:name="T3110" style:family="text">
      <style:text-properties officeooo:rsid="419854ab"/>
    </style:style>
    <style:style style:name="T3111" style:family="text">
      <style:text-properties officeooo:rsid="4191d8b3"/>
    </style:style>
    <style:style style:name="T3112" style:family="text">
      <style:text-properties officeooo:rsid="41a163cd"/>
    </style:style>
    <style:style style:name="T3113" style:family="text">
      <style:text-properties officeooo:rsid="41af6113"/>
    </style:style>
    <style:style style:name="T3114" style:family="text">
      <style:text-properties officeooo:rsid="41b24280"/>
    </style:style>
    <style:style style:name="T3115" style:family="text">
      <style:text-properties officeooo:rsid="41b6cc1a"/>
    </style:style>
    <style:style style:name="T3116" style:family="text">
      <style:text-properties officeooo:rsid="41bbffe9"/>
    </style:style>
    <style:style style:name="T3117" style:family="text">
      <style:text-properties officeooo:rsid="41c61261"/>
    </style:style>
    <style:style style:name="T3118" style:family="text">
      <style:text-properties officeooo:rsid="41c037fe"/>
    </style:style>
    <style:style style:name="T3119" style:family="text">
      <style:text-properties officeooo:rsid="41c9b2b8"/>
    </style:style>
    <style:style style:name="T3120" style:family="text">
      <style:text-properties officeooo:rsid="41ca5578"/>
    </style:style>
    <style:style style:name="T3121" style:family="text">
      <style:text-properties officeooo:rsid="41cf7925"/>
    </style:style>
    <style:style style:name="T3122" style:family="text">
      <style:text-properties officeooo:rsid="41d04e03"/>
    </style:style>
    <style:style style:name="T3123" style:family="text">
      <style:text-properties officeooo:rsid="41d22375"/>
    </style:style>
    <style:style style:name="T3124" style:family="text">
      <style:text-properties officeooo:rsid="41d3e238"/>
    </style:style>
    <style:style style:name="T3125" style:family="text">
      <style:text-properties officeooo:rsid="41d93267"/>
    </style:style>
    <style:style style:name="T3126" style:family="text">
      <style:text-properties officeooo:rsid="41dde881"/>
    </style:style>
    <style:style style:name="T3127" style:family="text">
      <style:text-properties officeooo:rsid="41e1534b"/>
    </style:style>
    <style:style style:name="T3128" style:family="text">
      <style:text-properties officeooo:rsid="41e3614a"/>
    </style:style>
    <style:style style:name="T3129" style:family="text">
      <style:text-properties officeooo:rsid="41e3f626"/>
    </style:style>
    <style:style style:name="T3130" style:family="text">
      <style:text-properties officeooo:rsid="41e4daad"/>
    </style:style>
    <style:style style:name="T3131" style:family="text">
      <style:text-properties officeooo:rsid="41e65c86"/>
    </style:style>
    <style:style style:name="T3132" style:family="text">
      <style:text-properties officeooo:rsid="41e9f3dc"/>
    </style:style>
    <style:style style:name="T3133" style:family="text">
      <style:text-properties officeooo:rsid="37591f8a"/>
    </style:style>
    <style:style style:name="T3134" style:family="text">
      <style:text-properties officeooo:rsid="41ea5176"/>
    </style:style>
    <style:style style:name="T3135" style:family="text">
      <style:text-properties officeooo:rsid="41ec923c"/>
    </style:style>
    <style:style style:name="T3136" style:family="text">
      <style:text-properties officeooo:rsid="41f038af"/>
    </style:style>
    <style:style style:name="T3137" style:family="text">
      <style:text-properties officeooo:rsid="41f2866a"/>
    </style:style>
    <style:style style:name="T3138" style:family="text">
      <style:text-properties officeooo:rsid="41f9482e"/>
    </style:style>
    <style:style style:name="T3139" style:family="text">
      <style:text-properties officeooo:rsid="4213dc7e"/>
    </style:style>
    <style:style style:name="T3140" style:family="text">
      <style:text-properties officeooo:rsid="421f3761"/>
    </style:style>
    <style:style style:name="T3141" style:family="text">
      <style:text-properties officeooo:rsid="42212f34"/>
    </style:style>
    <style:style style:name="T3142" style:family="text">
      <style:text-properties officeooo:rsid="4221c8de"/>
    </style:style>
    <style:style style:name="T3143" style:family="text">
      <style:text-properties officeooo:rsid="4222d037"/>
    </style:style>
    <style:style style:name="T3144" style:family="text">
      <style:text-properties officeooo:rsid="42374501"/>
    </style:style>
    <style:style style:name="T3145" style:family="text">
      <style:text-properties officeooo:rsid="423a915d"/>
    </style:style>
    <style:style style:name="T3146" style:family="text">
      <style:text-properties officeooo:rsid="4245c1b2"/>
    </style:style>
    <style:style style:name="T3147" style:family="text">
      <style:text-properties officeooo:rsid="42471abe"/>
    </style:style>
    <style:style style:name="T3148" style:family="text">
      <style:text-properties officeooo:rsid="4247c488"/>
    </style:style>
    <style:style style:name="T3149" style:family="text">
      <style:text-properties officeooo:rsid="424948e8"/>
    </style:style>
    <style:style style:name="T3150" style:family="text">
      <style:text-properties officeooo:rsid="4249f7ce"/>
    </style:style>
    <style:style style:name="T3151" style:family="text">
      <style:text-properties officeooo:rsid="4251d408"/>
    </style:style>
    <style:style style:name="T3152" style:family="text">
      <style:text-properties officeooo:rsid="42545171"/>
    </style:style>
    <style:style style:name="T3153" style:family="text">
      <style:text-properties officeooo:rsid="4255765f"/>
    </style:style>
    <style:style style:name="T3154" style:family="text">
      <style:text-properties officeooo:rsid="42581dd4"/>
    </style:style>
    <style:style style:name="T3155" style:family="text">
      <style:text-properties officeooo:rsid="425b15b9"/>
    </style:style>
    <style:style style:name="T3156" style:family="text">
      <style:text-properties officeooo:rsid="4262827c"/>
    </style:style>
    <style:style style:name="T3157" style:family="text">
      <style:text-properties officeooo:rsid="42782326"/>
    </style:style>
    <style:style style:name="T3158" style:family="text">
      <style:text-properties officeooo:rsid="14c8a310"/>
    </style:style>
    <style:style style:name="T3159" style:family="text">
      <style:text-properties officeooo:rsid="397cbccb"/>
    </style:style>
    <style:style style:name="T3160" style:family="text">
      <style:text-properties officeooo:rsid="4074ff71"/>
    </style:style>
    <style:style style:name="T3161" style:family="text">
      <style:text-properties officeooo:rsid="42a28fc6"/>
    </style:style>
    <style:style style:name="T3162" style:family="text">
      <style:text-properties officeooo:rsid="42b6c5f6"/>
    </style:style>
    <style:style style:name="T3163" style:family="text">
      <style:text-properties officeooo:rsid="429da304"/>
    </style:style>
    <style:style style:name="T3164" style:family="text">
      <style:text-properties officeooo:rsid="429c7de9"/>
    </style:style>
    <style:style style:name="T3165" style:family="text">
      <style:text-properties officeooo:rsid="3c61720d"/>
    </style:style>
    <style:style style:name="T3166" style:family="text">
      <style:text-properties officeooo:rsid="429da98e"/>
    </style:style>
    <style:style style:name="T3167" style:family="text">
      <style:text-properties officeooo:rsid="42a1350e"/>
    </style:style>
    <style:style style:name="T3168" style:family="text">
      <style:text-properties officeooo:rsid="429afa6c"/>
    </style:style>
    <style:style style:name="T3169" style:family="text">
      <style:text-properties fo:color="#14beaa" fo:language="cs" fo:country="CZ" fo:font-style="normal" officeooo:rsid="3d9377ea" style:language-asian="cs" style:country-asian="CZ" style:font-style-asian="normal" style:font-style-complex="normal"/>
    </style:style>
    <style:style style:name="T3170" style:family="text">
      <style:text-properties fo:color="#14beaa" fo:language="cs" fo:country="CZ" fo:font-style="normal" officeooo:rsid="42aba77a" style:language-asian="cs" style:country-asian="CZ" style:font-style-asian="normal" style:font-style-complex="normal"/>
    </style:style>
    <style:style style:name="T3171"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172" style:family="text">
      <style:text-properties officeooo:rsid="429b6cd9"/>
    </style:style>
    <style:style style:name="T3173" style:family="text">
      <style:text-properties officeooo:rsid="42a58499"/>
    </style:style>
    <style:style style:name="T3174" style:family="text">
      <style:text-properties officeooo:rsid="42a740b7"/>
    </style:style>
    <style:style style:name="T3175" style:family="text">
      <style:text-properties officeooo:rsid="3faca734"/>
    </style:style>
    <style:style style:name="T3176" style:family="text">
      <style:text-properties fo:language="zxx" fo:country="none"/>
    </style:style>
    <style:style style:name="T3177" style:family="text">
      <style:text-properties fo:language="zxx" fo:country="none" style:language-asian="zxx" style:country-asian="none" style:language-complex="zxx" style:country-complex="none"/>
    </style:style>
    <style:style style:name="T3178" style:family="text">
      <style:text-properties fo:language="zxx" fo:country="none" style:font-name-asian="Times New Roman" style:language-asian="zxx" style:country-asian="none" style:font-name-complex="Arial1" style:font-size-complex="13pt"/>
    </style:style>
    <style:style style:name="T3179" style:family="text">
      <style:text-properties fo:language="zxx" fo:country="none" style:font-name-asian="Times New Roman" style:language-asian="zxx" style:country-asian="none" style:font-size-complex="12pt"/>
    </style:style>
    <style:style style:name="T3180" style:family="text">
      <style:text-properties fo:language="zxx" fo:country="none" fo:font-weight="normal" style:font-weight-asian="normal"/>
    </style:style>
    <style:style style:name="T3181" style:family="text">
      <style:text-properties officeooo:rsid="427fb921"/>
    </style:style>
    <style:style style:name="T3182" style:family="text">
      <style:text-properties officeooo:rsid="42825631"/>
    </style:style>
    <style:style style:name="T3183" style:family="text">
      <style:text-properties style:font-name="Times New Roman"/>
    </style:style>
    <style:style style:name="T3184" style:family="text">
      <style:text-properties style:font-name="Times New Roman" style:language-asian="zxx" style:country-asian="none"/>
    </style:style>
    <style:style style:name="T3185" style:family="text">
      <style:text-properties style:font-name="Times New Roman" style:language-asian="zxx" style:country-asian="none" style:font-size-complex="10pt"/>
    </style:style>
    <style:style style:name="T3186" style:family="text">
      <style:text-properties style:font-name="Times New Roman" fo:language="zxx" fo:country="none" style:language-asian="zxx" style:country-asian="none"/>
    </style:style>
    <style:style style:name="T3187" style:family="text">
      <style:text-properties style:font-name="Times New Roman" fo:language="zxx" fo:country="none" style:language-asian="zxx" style:country-asian="none" style:font-size-complex="10pt"/>
    </style:style>
    <style:style style:name="T3188" style:family="text">
      <style:text-properties style:font-name="Times New Roman" fo:language="zxx" fo:country="none" fo:font-style="italic" style:language-asian="zxx" style:country-asian="none" style:font-style-asian="italic" style:font-style-complex="italic"/>
    </style:style>
    <style:style style:name="T3189" style:family="text">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T3190" style:family="text">
      <style:text-properties style:font-name="Times New Roman" fo:language="zxx" fo:country="none" fo:font-weight="bold" style:language-asian="zxx" style:country-asian="none" style:font-weight-asian="bold" style:font-weight-complex="bold"/>
    </style:style>
    <style:style style:name="T3191" style:family="text">
      <style:text-properties style:font-name="Times New Roman" fo:font-style="italic" style:language-asian="zxx" style:country-asian="none" style:font-style-asian="italic" style:font-style-complex="italic"/>
    </style:style>
    <style:style style:name="T3192" style:family="text">
      <style:text-properties style:font-name="Times New Roman" fo:font-style="italic" fo:font-weight="bold" style:language-asian="zxx" style:country-asian="none" style:font-style-asian="italic" style:font-weight-asian="bold" style:font-style-complex="italic" style:font-weight-complex="bold"/>
    </style:style>
    <style:style style:name="T3193" style:family="text">
      <style:text-properties style:font-name="Times New Roman" fo:font-style="italic" fo:font-weight="bold" style:font-style-asian="italic" style:font-weight-asian="bold" style:font-style-complex="italic" style:font-weight-complex="bold"/>
    </style:style>
    <style:style style:name="T3194" style:family="text">
      <style:text-properties style:font-name="Times New Roman" fo:language="en" fo:country="US" style:language-asian="zxx" style:country-asian="none"/>
    </style:style>
    <style:style style:name="T3195" style:family="text">
      <style:text-properties style:font-name="Times New Roman" fo:language="en" fo:country="US" fo:font-weight="bold" style:language-asian="zxx" style:country-asian="none" style:font-weight-asian="bold" style:font-weight-complex="bold"/>
    </style:style>
    <style:style style:name="T3196" style:family="text">
      <style:text-properties style:font-name="Times New Roman" fo:font-weight="bold" style:language-asian="zxx" style:country-asian="none" style:font-weight-asian="bold" style:font-weight-complex="bold"/>
    </style:style>
    <style:style style:name="T3197" style:family="text">
      <style:text-properties style:font-name="Times New Roman" fo:font-weight="bold" style:font-weight-asian="bold" style:font-weight-complex="bold"/>
    </style:style>
    <style:style style:name="T3198" style:family="text">
      <style:text-properties style:font-name="Times New Roman" fo:font-size="10pt" fo:language="zxx" fo:country="none" fo:font-style="italic" style:font-size-asian="10pt" style:language-asian="zxx" style:country-asian="none" style:font-style-asian="italic" style:font-style-complex="italic"/>
    </style:style>
    <style:style style:name="T3199" style:family="text">
      <style:text-properties style:font-name="Times New Roman" fo:font-size="10pt" fo:language="zxx" fo:country="none" style:font-size-asian="10pt" style:language-asian="zxx" style:country-asian="none"/>
    </style:style>
    <style:style style:name="T3200" style:family="text">
      <style:text-properties style:font-name="Times New Roman" fo:font-size="10pt" fo:language="zxx" fo:country="none" style:font-size-asian="10pt" style:language-asian="zxx" style:country-asian="none" style:font-name-complex="Times New Roman" style:font-size-complex="12pt"/>
    </style:style>
    <style:style style:name="T3201" style:family="text">
      <style:text-properties style:font-name="Times New Roman" fo:font-size="10pt" style:font-size-asian="10pt" style:language-asian="zxx" style:country-asian="none"/>
    </style:style>
    <style:style style:name="T3202" style:family="text">
      <style:text-properties style:font-name="Times New Roman" fo:font-size="10pt" style:font-size-asian="10pt" style:language-asian="zxx" style:country-asian="none" style:font-name-complex="Times New Roman" style:font-size-complex="12pt"/>
    </style:style>
    <style:style style:name="T3203" style:family="text">
      <style:text-properties style:font-name-asian="Times New Roman" style:language-asian="zxx" style:country-asian="none" style:font-name-complex="Arial1" style:font-size-complex="13pt"/>
    </style:style>
    <style:style style:name="T3204" style:family="text">
      <style:text-properties style:text-position="super 58%" style:font-name="Times New Roman"/>
    </style:style>
    <style:style style:name="T3205" style:family="text">
      <style:text-properties style:text-position="super 58%" style:font-name="Times New Roman" fo:language="zxx" fo:country="none" style:language-asian="zxx" style:country-asian="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86" text:outline-level="1">Výbava</text:h>
      <text:h text:style-name="P1131" text:outline-level="4">Zbraně, zbroje <text:span text:style-name="T1702">a štíty</text:span></text:h>
      <text:list xml:id="list2702436916" text:style-name="L139">
        <text:list-item>
          <text:p text:style-name="P1570">Zbraně mají zranění, které se přičítá pouze v případě zásahu (tedy když hodíš stejně nebo více než tvůj protivník a jako jednu z možností si vybereš ho zranit).</text:p>
        </text:list-item>
        <text:list-item>
          <text:p text:style-name="P1572">Boj beze zbraně má zranění 0 a hází se vždy <text:span text:style-name="T3141">Fyzičkou</text:span>.</text:p>
        </text:list-item>
        <text:list-item>
          <text:p text:style-name="P1572">Jednoruční lehké zbraně (například dýka) mají zranění +1, dvojruční lehké zbraně (třeba kopí) mají zranění +2. Můžeš si s nimi počítat <text:s/>Sílu nebo Finesu podle svého výběru.</text:p>
        </text:list-item>
        <text:list-item>
          <text:p text:style-name="P1572">Jednoruční těžké zbraně (například palcát nebo bojová sekera) mají zranění +2, dvojruční těžké zbraně (třeba dvojruční meč) mají zranění +3. Počítáš si s nimi vždy Sílu.</text:p>
        </text:list-item>
        <text:list-item>
          <text:p text:style-name="P1574">Improvizované nebo primitivní zbraně (obušek, hůl, kámen, kyj a podobně) mají zranění o 1 nižší (může být i 0 – v tom případě od pěstí liší jen v tom, co přesně můžeš protivníkovi udělat).</text:p>
        </text:list-item>
        <text:list-item>
          <text:p text:style-name="P1572">Pokud máš dvě jednoruční zbraně, ke zranění té, kterou zrovna útočíš, si přičti 1. Pokud je alespoň jedna z nich těžká, počítáš si Sílu. Když jsou obě lehké, můžeš si vybrat mezi <text:span text:style-name="T3141">Fyzičkou</text:span> a Finesou.</text:p>
        </text:list-item>
        <text:list-item>
          <text:p text:style-name="P1572">Štít snižuje zranění o 1. Můžeš si s ním počítat Sílu nebo Finesu podle svého výběru.</text:p>
        </text:list-item>
        <text:list-item>
          <text:p text:style-name="P157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Heading_20_2" text:outline-level="2">Seznam vybavení</text:h>
      <text:p text:style-name="P1625">Léčitelské potřeby (na dovednost Ošetřování zranění)</text:p>
      <text:p text:style-name="P1625">Padělatelské nástroje (na dovednost Padělatelství)</text:p>
      <text:p text:style-name="P1625">Zlodějské náčiní (na Otevírání zámků)</text:p>
      <text:p text:style-name="P1626">Šplhací pomůcky (mačky, lezací drápy)</text:p>
      <text:p text:style-name="P1383">Lampový olej, možná zápalný olej (nebo to nerozlišovat? Možná není třeba)</text:p>
      <text:p text:style-name="P1382">Dalekohled?<text:line-break/>- asi by v základním ceníku být neměl. Možná v PJském.</text:p>
      <text:h text:style-name="Heading_20_2" text:outline-level="2">Ceník</text:h>
      <text:p text:style-name="P1630">Akce podsvětí – cena odvozena z nákladů na živobytí cíle.<text:line-break/>- <text:span text:style-name="T3182">tohle asi nemusí bejt v základním Dračáku.</text:span></text:p>
      <text:h text:style-name="Heading_20_1" text:outline-level="1">Resources</text:h>
      <text:h text:style-name="P1106" text:outline-level="3">Živobytí</text:h>
      <text:p text:style-name="P1629"><text:span text:style-name="T55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tab/>Zaplacené živobytí</text:span><text:span text:style-name="T1325">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3089">, nebo se dostane do končin, kde se prostě vůz najmout nedá, nebo tam nejsou žádné hostince. </text:span><text:span text:style-name="T3090">Poplatek také nezahrnuje pořízení domu čí sídla ani případného dopravního prostředku (obvykle koně nebo vozu), pouze náklady na provoz, údržbu, ustájení, nebo pronajmutí.</text:span></text:p>
      <text:p text:style-name="P1629"/>
      <text:p text:style-name="P1516"><text:soft-page-break/>Jednotlivé úrovně živobytí jsou:</text:p>
      <text:p text:style-name="P1629"/>
      <text:h text:style-name="P1141" text:outline-level="5">Žebrák</text:h>
      <text:p text:style-name="P1379">0 zl / měsíc</text:p>
      <text:p text:style-name="P1379">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1379"/>
      <text:h text:style-name="P1181" text:outline-level="5">Chuďas</text:h>
      <text:p text:style-name="P1379">1 zl / měsíc</text:p>
      <text:p text:style-name="P1384">Mezi chuďase patří nevolníci a městská chudina. Mohou být rádi za tvrdou postel v prosté chalupě a když někam cestují, přespávají obvykle na seníku nebo ve společné noclehárně. Pokud je někdo nesveze, cestují zásadně pěšky.</text:p>
      <text:p text:style-name="P1379"/>
      <text:h text:style-name="P1141" text:outline-level="5">Měšťan</text:h>
      <text:p text:style-name="P1379">4 zl / měsíc</text:p>
      <text:p text:style-name="P1379">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1379"/>
      <text:h text:style-name="P1141" text:outline-level="5"><text:soft-page-break/>Boháč</text:h>
      <text:p text:style-name="P1379">10 zl / měsíc</text:p>
      <text:p text:style-name="P1379">Takto žijí nižší šlechtici, zámožní obchodníci či bohatí měšťané. By<text:span text:style-name="T3181">d</text:span>lí obvykle v rodovém sídle případně vlastní výstavní městský dům. Cestují v kočáře, nocují zásadně v nejlepších pokojích hostinců ve větších městech a o jejich pohodlí se stará několik sloužících.</text:p>
      <text:p text:style-name="P1379"/>
      <text:h text:style-name="P1141" text:outline-level="5">Velmož</text:h>
      <text:p text:style-name="P1379">100 zl / měsíc</text:p>
      <text:p text:style-name="P1377">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P1629"/>
      <text:h text:style-name="P1132" text:outline-level="4">Pořizování živobytí</text:h>
      <text:p text:style-name="P1629"><text:span text:style-name="T3091">Při tvorbě postavy se živobytí nepořizuje za zlaťáky, ale za profibody, viz </text:span><text:span text:style-name="T3092">Tabulka zdrojů a živobytí</text:span><text:span text:style-name="T3091">.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3096">Náklady lze rozpočítat i na jednotlivé dny.<text:line-break/><text:tab/></text:span><text:span text:style-name="T3091">Na první úrovni můžeš začínat nejvýše s živobytím měšťana. V průběhu hry pak toto omezení padá, budeš si moci žit jakkoliv ti to tvé jmění dovolí.</text:span></text:p>
      <text:p text:style-name="P1629"/>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columns-spanned="4" office:value-type="string">
            <text:h text:style-name="P1182" text:outline-level="5">Tabulka zdrojů a živobytí</text:h>
          </table:table-cell>
          <table:covered-table-cell/>
          <table:covered-table-cell/>
          <table:covered-table-cell/>
        </table:table-row>
        <table:table-row table:style-name="Table3.2">
          <table:table-cell table:style-name="Table3.A2" office:value-type="string">
            <text:p text:style-name="P1185">Cena v profibodech</text:p>
          </table:table-cell>
          <table:table-cell table:style-name="Table3.A2" office:value-type="string">
            <text:p text:style-name="P1185">Úroveň živobytí</text:p>
          </table:table-cell>
          <table:table-cell table:style-name="Table3.A2" office:value-type="string">
            <text:p text:style-name="P1185">Počáteční zdroje</text:p>
          </table:table-cell>
          <table:table-cell table:style-name="Table3.A2" office:value-type="string">
            <text:p text:style-name="P1185">Měsíční náklady</text:p>
          </table:table-cell>
        </table:table-row>
        <table:table-row table:style-name="Table3.2">
          <table:table-cell table:style-name="Table3.A3" office:value-type="string">
            <text:p text:style-name="P1185">0</text:p>
          </table:table-cell>
          <table:table-cell table:style-name="Table3.A3" office:value-type="string">
            <text:p text:style-name="P1185">Žebrák</text:p>
          </table:table-cell>
          <table:table-cell table:style-name="Table3.A3" office:value-type="string">
            <text:p text:style-name="P1185">5 zl</text:p>
          </table:table-cell>
          <table:table-cell table:style-name="Table3.A3" office:value-type="string">
            <text:p text:style-name="P1185">0 zl</text:p>
          </table:table-cell>
        </table:table-row>
        <table:table-row table:style-name="Table3.2">
          <table:table-cell table:style-name="Table3.A3" office:value-type="string">
            <text:p text:style-name="P1185">1</text:p>
          </table:table-cell>
          <table:table-cell table:style-name="Table3.A3" office:value-type="string">
            <text:p text:style-name="P1185">Chuďas</text:p>
          </table:table-cell>
          <table:table-cell table:style-name="Table3.A3" office:value-type="string">
            <text:p text:style-name="P1185">20 zl</text:p>
          </table:table-cell>
          <table:table-cell table:style-name="Table3.A3" office:value-type="string">
            <text:p text:style-name="P1185">1 zl</text:p>
          </table:table-cell>
        </table:table-row>
        <table:table-row table:style-name="Table3.2">
          <table:table-cell table:style-name="Table3.A3" office:value-type="string">
            <text:p text:style-name="P1188">5</text:p>
          </table:table-cell>
          <table:table-cell table:style-name="Table3.A3" office:value-type="string">
            <text:p text:style-name="P1188">Měšťan</text:p>
          </table:table-cell>
          <table:table-cell table:style-name="Table3.A3" office:value-type="string">
            <text:p text:style-name="P1188">50 zl</text:p>
          </table:table-cell>
          <table:table-cell table:style-name="Table3.A3" office:value-type="string">
            <text:p text:style-name="P1188">10 zl</text:p>
          </table:table-cell>
        </table:table-row>
        <table:table-row table:style-name="Table3.2">
          <table:table-cell table:style-name="Table3.A3" office:value-type="string">
            <text:p text:style-name="P1188">-</text:p>
          </table:table-cell>
          <table:table-cell table:style-name="Table3.A3" office:value-type="string">
            <text:p text:style-name="P1188">Boháč</text:p>
          </table:table-cell>
          <table:table-cell table:style-name="Table3.A3" office:value-type="string">
            <text:p text:style-name="P1188">-</text:p>
          </table:table-cell>
          <table:table-cell table:style-name="Table3.A3" office:value-type="string">
            <text:p text:style-name="P1188">100 zl</text:p>
          </table:table-cell>
        </table:table-row>
        <table:table-row table:style-name="Table3.2">
          <table:table-cell table:style-name="Table3.A7" office:value-type="string">
            <text:p text:style-name="P1185">-</text:p>
          </table:table-cell>
          <table:table-cell table:style-name="Table3.A7" office:value-type="string">
            <text:p text:style-name="P1185">Velmož</text:p>
          </table:table-cell>
          <table:table-cell table:style-name="Table3.A7" office:value-type="string">
            <text:p text:style-name="P1185">-</text:p>
          </table:table-cell>
          <table:table-cell table:style-name="Table3.A7" office:value-type="string">
            <text:p text:style-name="P1185">1000 zl</text:p>
          </table:table-cell>
        </table:table-row>
      </table:table>
      <text:p text:style-name="P1629"/>
      <text:h text:style-name="P1132" text:outline-level="4">Náklady v rámci živobytí</text:h>
      <text:p text:style-name="P1516">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P1629"/>
      <text:h text:style-name="P1106" text:outline-level="3">Výbava</text:h>
      <text:p text:style-name="P1629">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1787">Počáteční zdroje</text:span> v <text:span text:style-name="T1787">Tabulce zdrojů a živobytí</text:span>. Při pořizování výbavy platí pravidlo pro náklady v rámci výdajů na živobytí, což znamená, že nemusíš <text:soft-page-break/>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1787">Ceníku</text:span>. Později při hře se tyto ceny mohou u různých kupců lišit, při tvorbě postavy je ale můžeš považovat za přesné. Pokud tam cenu nějakých věcí nenajdeš, zeptej se Pána jeskyně.<text:lin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P1629"/>
      <table:table table:name="Table4" table:style-name="Table4">
        <table:table-column table:style-name="Table4.A"/>
        <table:table-column table:style-name="Table4.B"/>
        <table:table-row table:style-name="Table4.1">
          <table:table-cell table:style-name="Table4.A1" table:number-columns-spanned="2" office:value-type="string">
            <text:h text:style-name="P1134" text:outline-level="4"><text:bookmark-start text:name="__RefHeading__6125_416654011"/>Ceník<text:bookmark-end text:name="__RefHeading__6125_416654011"/></text:h>
          </table:table-cell>
          <table:covered-table-cell/>
        </table:table-row>
        <table:table-row table:style-name="Table4.1">
          <table:table-cell table:style-name="Table4.A2" table:number-columns-spanned="2" office:value-type="string">
            <text:h text:style-name="P1183" text:outline-level="8">Šatstvo</text:h>
          </table:table-cell>
          <table:covered-table-cell/>
        </table:table-row>
        <table:table-row table:style-name="Table4.1">
          <table:table-cell table:style-name="Table4.A2" office:value-type="string">
            <text:p text:style-name="P1207">Žebrácké hadry</text:p>
          </table:table-cell>
          <table:table-cell table:style-name="Table4.A2" office:value-type="string">
            <text:p text:style-name="P1208">2 dn</text:p>
          </table:table-cell>
        </table:table-row>
        <table:table-row table:style-name="Table4.1">
          <table:table-cell table:style-name="Table4.A2" office:value-type="string">
            <text:p text:style-name="P1207"><text:span text:style-name="T3093">Obyčejné</text:span><text:span text:style-name="T3097"> </text:span><text:span text:style-name="T3093">oblečení</text:span></text:p>
          </table:table-cell>
          <table:table-cell table:style-name="Table4.A2" office:value-type="string">
            <text:p text:style-name="P1209"><text:span text:style-name="T3095">1</text:span><text:span text:style-name="T3099"> </text:span><text:span text:style-name="T3095">zl</text:span></text:p>
          </table:table-cell>
        </table:table-row>
        <table:table-row table:style-name="Table4.1">
          <table:table-cell table:style-name="Table4.A2" office:value-type="string">
            <text:p text:style-name="P1207">Honosné <text:span text:style-name="T551">oblečení</text:span></text:p>
          </table:table-cell>
          <table:table-cell table:style-name="Table4.A2" office:value-type="string">
            <text:p text:style-name="P1208">12 zl</text:p>
          </table:table-cell>
        </table:table-row>
        <table:table-row table:style-name="Table4.1">
          <table:table-cell table:style-name="Table4.A2" table:number-columns-spanned="2" office:value-type="string">
            <text:h text:style-name="P1183" text:outline-level="8">Výbava na cesty a dobrodružné výpravy</text:h>
          </table:table-cell>
          <table:covered-table-cell/>
        </table:table-row>
        <table:table-row table:style-name="Table4.1">
          <table:table-cell table:style-name="Table4.A2" office:value-type="string">
            <text:p text:style-name="P1207">Tábornické potřeby (včetně torny)</text:p>
          </table:table-cell>
          <table:table-cell table:style-name="Table4.A2" office:value-type="string">
            <text:p text:style-name="P1208">1 zl</text:p>
          </table:table-cell>
        </table:table-row>
        <table:table-row table:style-name="Table4.1">
          <table:table-cell table:style-name="Table4.A2" office:value-type="string">
            <text:p text:style-name="P1207">Celta</text:p>
          </table:table-cell>
          <table:table-cell table:style-name="Table4.A2" office:value-type="string">
            <text:p text:style-name="P1208">1 zl</text:p>
          </table:table-cell>
        </table:table-row>
        <table:table-row table:style-name="Table4.1">
          <table:table-cell table:style-name="Table4.A2" office:value-type="string">
            <text:p text:style-name="P1207"><text:span text:style-name="T3097">Stan </text:span><text:span text:style-name="T3093">pro dvě </text:span><text:span text:style-name="T3097">osoby</text:span></text:p>
          </table:table-cell>
          <table:table-cell table:style-name="Table4.A2" office:value-type="string">
            <text:p text:style-name="P1209"><text:span text:style-name="T3095">2</text:span><text:span text:style-name="T3099"> </text:span><text:span text:style-name="T3095">zl</text:span></text:p>
          </table:table-cell>
        </table:table-row>
        <table:table-row table:style-name="Table4.1">
          <table:table-cell table:style-name="Table4.A2" office:value-type="string">
            <text:p text:style-name="P1207"><text:span text:style-name="T3097">Stan </text:span><text:span text:style-name="T3093">pro osm</text:span><text:span text:style-name="T3097"> osob</text:span></text:p>
          </table:table-cell>
          <table:table-cell table:style-name="Table4.A2" office:value-type="string">
            <text:p text:style-name="P1209"><text:span text:style-name="T3095">5</text:span><text:span text:style-name="T3099"> </text:span><text:span text:style-name="T3095">zl</text:span></text:p>
          </table:table-cell>
        </table:table-row>
        <table:table-row table:style-name="Table4.1">
          <table:table-cell table:style-name="Table4.A2" table:number-columns-spanned="2" office:value-type="string">
            <text:h text:style-name="P1183" text:outline-level="8">Svítidla a svítivo</text:h>
          </table:table-cell>
          <table:covered-table-cell/>
        </table:table-row>
        <table:table-row table:style-name="Table4.1">
          <table:table-cell table:style-name="Table4.A2" office:value-type="string">
            <text:p text:style-name="P1210"><text:span text:style-name="T3093">Lampový o</text:span><text:span text:style-name="T3097">lej (1 keramická lahev, </text:span><text:span text:style-name="T3093">vydrží svítit 6 hodin</text:span><text:span text:style-name="T3097">)</text:span></text:p>
          </table:table-cell>
          <table:table-cell table:style-name="Table4.A2" office:value-type="string">
            <text:p text:style-name="P1209"><text:span text:style-name="T3095">2</text:span><text:span text:style-name="T3099"> </text:span><text:span text:style-name="T3095">dn</text:span></text:p>
          </table:table-cell>
        </table:table-row>
        <table:table-row table:style-name="Table4.1">
          <table:table-cell table:style-name="Table4.A2" office:value-type="string">
            <text:p text:style-name="P1186">Olejová lampa, lucerna</text:p>
          </table:table-cell>
          <table:table-cell table:style-name="Table4.A2" office:value-type="string">
            <text:p text:style-name="P1209"><text:span text:style-name="T3095">1</text:span><text:span text:style-name="T3099"> </text:span><text:span text:style-name="T3095">st</text:span></text:p>
          </table:table-cell>
        </table:table-row>
        <table:table-row table:style-name="Table4.1">
          <table:table-cell table:style-name="Table4.A2" office:value-type="string">
            <text:p text:style-name="P1186">Směrová olejová lampa či lucerna</text:p>
          </table:table-cell>
          <table:table-cell table:style-name="Table4.A2" office:value-type="string">
            <text:p text:style-name="P1209"><text:span text:style-name="T3099">1 st, </text:span><text:span text:style-name="T3095">2 dn</text:span></text:p>
          </table:table-cell>
        </table:table-row>
        <table:table-row table:style-name="Table4.1">
          <table:table-cell table:style-name="Table4.A2" office:value-type="string">
            <text:p text:style-name="P1186">Lucerna s okenicemi</text:p>
          </table:table-cell>
          <table:table-cell table:style-name="Table4.A2" office:value-type="string">
            <text:p text:style-name="P1209"><text:span text:style-name="T3095">2</text:span><text:span text:style-name="T3099"> </text:span><text:span text:style-name="T3095">st</text:span></text:p>
          </table:table-cell>
        </table:table-row>
        <table:table-row table:style-name="Table4.1">
          <table:table-cell table:style-name="Table4.A2" office:value-type="string">
            <text:p text:style-name="P1187">Hornický kahan</text:p>
          </table:table-cell>
          <table:table-cell table:style-name="Table4.A2" office:value-type="string">
            <text:p text:style-name="P1209"><text:span text:style-name="T3095">8</text:span><text:span text:style-name="T3099"> dn</text:span></text:p>
          </table:table-cell>
        </table:table-row>
        <table:table-row table:style-name="Table4.1">
          <table:table-cell table:style-name="Table4.A2" office:value-type="string">
            <text:p text:style-name="P1187">Zlodějská lucerna</text:p>
          </table:table-cell>
          <table:table-cell table:style-name="Table4.A2" office:value-type="string">
            <text:p text:style-name="P1209"><text:span text:style-name="T3095">8</text:span><text:span text:style-name="T3099"> st</text:span></text:p>
          </table:table-cell>
        </table:table-row>
        <text:soft-page-break/>
        <table:table-row table:style-name="Table4.1">
          <table:table-cell table:style-name="Table4.A2" office:value-type="string">
            <text:p text:style-name="P1189"><text:span text:style-name="T3098">Svíce </text:span><text:span text:style-name="T3094">(vydrží svítit 1 hodinu)</text:span></text:p>
          </table:table-cell>
          <table:table-cell table:style-name="Table4.A2" office:value-type="string">
            <text:p text:style-name="P1209"><text:span text:style-name="T3095">5</text:span><text:span text:style-name="T3099"> mk</text:span></text:p>
          </table:table-cell>
        </table:table-row>
        <table:table-row table:style-name="Table4.1">
          <table:table-cell table:style-name="Table4.A2" office:value-type="string">
            <text:p text:style-name="P1189"><text:span text:style-name="T3098">Lucerna </text:span><text:span text:style-name="T3094">na</text:span><text:span text:style-name="T3098"> svíc</text:span><text:span text:style-name="T3094">i</text:span></text:p>
          </table:table-cell>
          <table:table-cell table:style-name="Table4.A2" office:value-type="string">
            <text:p text:style-name="P1209"><text:span text:style-name="T3095">4</text:span><text:span text:style-name="T3099"> dn</text:span></text:p>
          </table:table-cell>
        </table:table-row>
        <table:table-row table:style-name="Table4.1">
          <table:table-cell table:style-name="Table4.A2" office:value-type="string">
            <text:p text:style-name="P1189"><text:span text:style-name="T3098">Louč <text:s/></text:span><text:span text:style-name="T3094">(vydrží svítit 1 hodinu, je menší a lehčí než pochodeň)</text:span></text:p>
          </table:table-cell>
          <table:table-cell table:style-name="Table4.A2" office:value-type="string">
            <text:p text:style-name="P1211">2 mk</text:p>
          </table:table-cell>
        </table:table-row>
        <table:table-row table:style-name="Table4.1">
          <table:table-cell table:style-name="Table4.A2" office:value-type="string">
            <text:p text:style-name="P1189"><text:span text:style-name="T3098">Pochodeň </text:span><text:span text:style-name="T3094">(vydrží svítit 2 hodiny)</text:span></text:p>
          </table:table-cell>
          <table:table-cell table:style-name="Table4.A2" office:value-type="string">
            <text:p text:style-name="P1211">1 dn</text:p>
          </table:table-cell>
        </table:table-row>
        <table:table-row table:style-name="Table4.1">
          <table:table-cell table:style-name="Table4.A2" table:number-columns-spanned="2" office:value-type="string">
            <text:h text:style-name="P1183" text:outline-level="8">Psací potřeby</text:h>
          </table:table-cell>
          <table:covered-table-cell/>
        </table:table-row>
        <table:table-row table:style-name="Table4.1">
          <table:table-cell table:style-name="Table4.A2" office:value-type="string">
            <text:p text:style-name="P1213">Křída</text:p>
          </table:table-cell>
          <table:table-cell table:style-name="Table4.A2" office:value-type="string">
            <text:p text:style-name="P1209"><text:span text:style-name="T3095">5</text:span><text:span text:style-name="T3099"> mk</text:span></text:p>
          </table:table-cell>
        </table:table-row>
        <table:table-row table:style-name="Table4.1">
          <table:table-cell table:style-name="Table4.A2" office:value-type="string">
            <text:p text:style-name="P1213">Pergamen (1 list)</text:p>
          </table:table-cell>
          <table:table-cell table:style-name="Table4.A2" office:value-type="string">
            <text:p text:style-name="P1209"><text:span text:style-name="T3099">2 </text:span><text:span text:style-name="T3095">st</text:span></text:p>
          </table:table-cell>
        </table:table-row>
        <table:table-row table:style-name="Table4.1">
          <table:table-cell table:style-name="Table4.A2" office:value-type="string">
            <text:p text:style-name="P1210"><text:span text:style-name="T3097">Pečetní vosk (1</text:span><text:span text:style-name="T3093">/2</text:span><text:span text:style-name="T3097"> hřivn</text:span><text:span text:style-name="T3093">y</text:span><text:span text:style-name="T3097">)</text:span></text:p>
          </table:table-cell>
          <table:table-cell table:style-name="Table4.A2" office:value-type="string">
            <text:p text:style-name="P1209"><text:span text:style-name="T3095">5</text:span><text:span text:style-name="T3099"> dn</text:span></text:p>
          </table:table-cell>
        </table:table-row>
        <table:table-row table:style-name="Table4.1">
          <table:table-cell table:style-name="Table4.A2" office:value-type="string">
            <text:p text:style-name="P1213">Pečetidlo</text:p>
          </table:table-cell>
          <table:table-cell table:style-name="Table4.A2" office:value-type="string">
            <text:p text:style-name="P1209"><text:span text:style-name="T3099">1 </text:span><text:span text:style-name="T3095">st</text:span></text:p>
          </table:table-cell>
        </table:table-row>
        <table:table-row table:style-name="Table4.1">
          <table:table-cell table:style-name="Table4.A2" office:value-type="string">
            <text:p text:style-name="P1210"><text:span text:style-name="T3097">Psací </text:span><text:span text:style-name="T3093">potřeby (brk, inkoust)</text:span></text:p>
          </table:table-cell>
          <table:table-cell table:style-name="Table4.A2" office:value-type="string">
            <text:p text:style-name="P1211">2 st</text:p>
          </table:table-cell>
        </table:table-row>
        <table:table-row table:style-name="Table4.1">
          <table:table-cell table:style-name="Table4.A2" office:value-type="string">
            <text:p text:style-name="P1213">Pouzdro na mapy či svitky</text:p>
          </table:table-cell>
          <table:table-cell table:style-name="Table4.A2" office:value-type="string">
            <text:p text:style-name="P1209"><text:span text:style-name="T3095">6</text:span><text:span text:style-name="T3099"> dn</text:span></text:p>
          </table:table-cell>
        </table:table-row>
        <table:table-row table:style-name="Table4.1">
          <table:table-cell table:style-name="Table4.A2" table:number-columns-spanned="2" office:value-type="string">
            <text:h text:style-name="P1183" text:outline-level="8">Alchymistické potřeby</text:h>
          </table:table-cell>
          <table:covered-table-cell/>
        </table:table-row>
        <table:table-row table:style-name="Table4.1">
          <table:table-cell table:style-name="Table4.A2" office:value-type="string">
            <text:p text:style-name="P1210"><text:span text:style-name="T3097">Skleněná lahev (</text:span><text:span text:style-name="T3093">1</text:span><text:span text:style-name="T3097"> </text:span><text:span text:style-name="T3093">čtvrtka</text:span><text:span text:style-name="T3097">)</text:span></text:p>
          </table:table-cell>
          <table:table-cell table:style-name="Table4.A2" office:value-type="string">
            <text:p text:style-name="P1211">5 dn</text:p>
          </table:table-cell>
        </table:table-row>
        <table:table-row table:style-name="Table4.1">
          <table:table-cell table:style-name="Table4.A2" office:value-type="string">
            <text:p text:style-name="P1210"><text:span text:style-name="T3093">Baňka,</text:span><text:span text:style-name="T3097"> </text:span><text:span text:style-name="T3093">flakónek</text:span></text:p>
          </table:table-cell>
          <table:table-cell table:style-name="Table4.A2" office:value-type="string">
            <text:p text:style-name="P1211">1 dn/kus</text:p>
          </table:table-cell>
        </table:table-row>
        <table:table-row table:style-name="Table4.1">
          <table:table-cell table:style-name="Table4.A2" office:value-type="string">
            <text:p text:style-name="P1210">Alchymistická aparatura (přenosná, ve speciální truhlici)</text:p>
          </table:table-cell>
          <table:table-cell table:style-name="Table4.A2" office:value-type="string">
            <text:p text:style-name="P1211">5 zl</text:p>
          </table:table-cell>
        </table:table-row>
        <table:table-row table:style-name="Table4.1">
          <table:table-cell table:style-name="Table4.A2" office:value-type="string">
            <text:p text:style-name="P1210">Alchymistická laboratoř (nepřenosná)</text:p>
          </table:table-cell>
          <table:table-cell table:style-name="Table4.A2" office:value-type="string">
            <text:p text:style-name="P1211">100 zl</text:p>
          </table:table-cell>
        </table:table-row>
        <table:table-row table:style-name="Table4.1">
          <table:table-cell table:style-name="Table4.A2" office:value-type="string">
            <text:p text:style-name="P1210">Magické suroviny (cena za 1 mag)</text:p>
          </table:table-cell>
          <table:table-cell table:style-name="Table4.A2" office:value-type="string">
            <text:p text:style-name="P1211">1 zl</text:p>
          </table:table-cell>
        </table:table-row>
        <table:table-row table:style-name="Table4.1">
          <table:table-cell table:style-name="Table4.A2" table:number-columns-spanned="2" office:value-type="string">
            <text:h text:style-name="P1183" text:outline-level="8">Alchymistické předměty</text:h>
          </table:table-cell>
          <table:covered-table-cell/>
        </table:table-row>
        <table:table-row table:style-name="Table4.1">
          <table:table-cell table:style-name="Table4.A2" office:value-type="string">
            <text:p text:style-name="P1210">Seznam předmětů, které dokáže alchymista vyrobit, nalezneš v popisu zvláštních schopností alchymisty</text:p>
          </table:table-cell>
          <table:table-cell table:style-name="Table4.A2" office:value-type="string">
            <text:p text:style-name="P1211">5 * výrobní cena předmětu</text:p>
          </table:table-cell>
        </table:table-row>
        <table:table-row table:style-name="Table4.1">
          <table:table-cell table:style-name="Table4.A2" table:number-columns-spanned="2" office:value-type="string">
            <text:h text:style-name="P1183" text:outline-level="8">Šplhací náčiní</text:h>
          </table:table-cell>
          <table:covered-table-cell/>
        </table:table-row>
        <table:table-row table:style-name="Table4.1">
          <table:table-cell table:style-name="Table4.A2" office:value-type="string">
            <text:p text:style-name="P1214">Lano (10 sáhů)</text:p>
          </table:table-cell>
          <table:table-cell table:style-name="Table4.A2" office:value-type="string">
            <text:p text:style-name="P1209"><text:span text:style-name="T3095">1</text:span><text:span text:style-name="T3099"> </text:span><text:span text:style-name="T3095">st</text:span></text:p>
          </table:table-cell>
        </table:table-row>
        <table:table-row table:style-name="Table4.1">
          <table:table-cell table:style-name="Table4.A2" office:value-type="string">
            <text:p text:style-name="P1214">Provazový žebřík (10 sáhů)</text:p>
          </table:table-cell>
          <table:table-cell table:style-name="Table4.A2" office:value-type="string">
            <text:p text:style-name="P1211">2 st</text:p>
          </table:table-cell>
        </table:table-row>
        <table:table-row table:style-name="Table4.1">
          <table:table-cell table:style-name="Table4.A2" office:value-type="string">
            <text:p text:style-name="P1214">Kotvička</text:p>
          </table:table-cell>
          <table:table-cell table:style-name="Table4.A2" office:value-type="string">
            <text:p text:style-name="P1209"><text:span text:style-name="T3095">5</text:span><text:span text:style-name="T3099"> dn</text:span></text:p>
          </table:table-cell>
        </table:table-row>
        <table:table-row table:style-name="Table4.1">
          <table:table-cell table:style-name="Table4.A2" office:value-type="string">
            <text:p text:style-name="P1213">Kladkostroj</text:p>
          </table:table-cell>
          <table:table-cell table:style-name="Table4.A2" office:value-type="string">
            <text:p text:style-name="P1209"><text:span text:style-name="T3095">1</text:span><text:span text:style-name="T3099"> </text:span><text:span text:style-name="T3095">st</text:span></text:p>
          </table:table-cell>
        </table:table-row>
        <table:table-row table:style-name="Table4.1">
          <table:table-cell table:style-name="Table4.A2" table:number-columns-spanned="2" office:value-type="string">
            <text:h text:style-name="P1183" text:outline-level="8">Zlodějské potřeby</text:h>
          </table:table-cell>
          <table:covered-table-cell/>
        </table:table-row>
        <table:table-row table:style-name="Table4.1">
          <table:table-cell table:style-name="Table4.A2" office:value-type="string">
            <text:p text:style-name="P1213"/>
          </table:table-cell>
          <table:table-cell table:style-name="Table4.A2" office:value-type="string">
            <text:p text:style-name="P1215"/>
          </table:table-cell>
        </table:table-row>
        <table:table-row table:style-name="Table4.1">
          <table:table-cell table:style-name="Table4.A2" office:value-type="string">
            <text:p text:style-name="P1212">Sada zlodějského náčiní</text:p>
          </table:table-cell>
          <table:table-cell table:style-name="Table4.A2" office:value-type="string">
            <text:p text:style-name="P1211">2 zl</text:p>
          </table:table-cell>
        </table:table-row>
        <table:table-row table:style-name="Table4.1">
          <table:table-cell table:style-name="Table4.A2" office:value-type="string">
            <text:p text:style-name="P1213">Nášlapné ježky (za hrst)</text:p>
          </table:table-cell>
          <table:table-cell table:style-name="Table4.A2" office:value-type="string">
            <text:p text:style-name="P1209"><text:span text:style-name="T3095">2</text:span><text:span text:style-name="T3099"> dn</text:span></text:p>
          </table:table-cell>
        </table:table-row>
        <table:table-row table:style-name="Table4.1">
          <table:table-cell table:style-name="Table4.A2" office:value-type="string">
            <text:p text:style-name="P1210"><text:span text:style-name="T3097">Speci</text:span><text:span text:style-name="T3093">á</text:span><text:span text:style-name="T3097">lní šplhací potřeby </text:span><text:span text:style-name="T3093">(lezací drápy, skoby atp.)</text:span></text:p>
          </table:table-cell>
          <table:table-cell table:style-name="Table4.A2" office:value-type="string">
            <text:p text:style-name="P1216">5 st</text:p>
          </table:table-cell>
        </table:table-row>
        <table:table-row table:style-name="Table4.1">
          <table:table-cell table:style-name="Table4.A2" office:value-type="string">
            <text:p text:style-name="P1213">Líčida (herecká)</text:p>
          </table:table-cell>
          <table:table-cell table:style-name="Table4.A2" office:value-type="string">
            <text:p text:style-name="P1209"><text:span text:style-name="T3095">2</text:span><text:span text:style-name="T3099"> dn</text:span></text:p>
          </table:table-cell>
        </table:table-row>
        <table:table-row table:style-name="Table4.1">
          <table:table-cell table:style-name="Table4.A48" office:value-type="string">
            <text:p text:style-name="P1212">Padělatelské náčiní</text:p>
          </table:table-cell>
          <table:table-cell table:style-name="Table4.A48" office:value-type="string">
            <text:p text:style-name="P1209">2 zl</text:p>
          </table:table-cell>
        </table:table-row>
      </table:table>
      <text:p text:style-name="P1190"/>
      <text:h text:style-name="P1133" text:outline-level="4"><text:soft-page-break/>Tábornické potřeby</text:h>
      <text:p text:style-name="P1629">Tábornické potřeby jsou v ceníku pro jednoduchost uvedeny jako jedna položka, postava je ale samozřejmě ve skutečnosti nakupuje zvlášť. V této ceně je obvykle zahrnuto:</text:p>
      <text:list xml:id="list4171379095" text:style-name="WW8Num11">
        <text:list-item>
          <text:p text:style-name="P1627">Torna</text:p>
        </text:list-item>
        <text:list-item>
          <text:p text:style-name="P1627">Čutora (0,5 litru)</text:p>
        </text:list-item>
        <text:list-item>
          <text:p text:style-name="P1627">Dva dvoulitrové měchy (tato zásoba vody běžně vystačí pro jednu postavy na dva dny, v případě extrémní nouze a maximálního šetření až na týden)</text:p>
        </text:list-item>
        <text:list-item>
          <text:p text:style-name="P1627">Korbel, kalich nebo roh na pití</text:p>
        </text:list-item>
        <text:list-item>
          <text:p text:style-name="P1627">Kotlík nebo malý hrnec</text:p>
        </text:list-item>
        <text:list-item>
          <text:p text:style-name="P1627">Dřevěná vařečka, naběračka</text:p>
        </text:list-item>
        <text:list-item>
          <text:p text:style-name="P1627">Dřevěný talíř</text:p>
        </text:list-item>
        <text:list-item>
          <text:p text:style-name="P1627">Nůž</text:p>
        </text:list-item>
        <text:list-item>
          <text:p text:style-name="P1627">Mýdlo</text:p>
        </text:list-item>
        <text:list-item>
          <text:p text:style-name="P1627">Brousek</text:p>
        </text:list-item>
        <text:list-item>
          <text:p text:style-name="P1627">Křesadlo a troud</text:p>
        </text:list-item>
        <text:list-item>
          <text:p text:style-name="P1627">Pokrývka</text:p>
        </text:list-item>
        <text:list-item>
          <text:p text:style-name="P1627">Jehla a špulka nití</text:p>
        </text:list-item>
        <text:list-item>
          <text:p text:style-name="P1627">Kus hrubého plátna</text:p>
        </text:list-item>
        <text:list-item>
          <text:p text:style-name="P1627">Provaz (několik sáhů)</text:p>
        </text:list-item>
      </text:list>
      <text:p text:style-name="P1629"><text:soft-page-break/></text:p>
      <text:p text:style-name="P1629">V ceně není zahrnuta celta ani stan (stanové plátno je totiž hodně drahé), předpokládá se tedy, že postava s touto základní výbavou tráví noci pod svým cestovním pláštěm, nebo si celtu či stan přikoupí.</text:p>
      <text:p text:style-name="P1629">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P1629"/>
      <text:h text:style-name="P1133" text:outline-level="4">Cestovní zásoby</text:h>
      <text:p text:style-name="P1629">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3090">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P1629"/>
      <text:h text:style-name="P1133" text:outline-level="4"><text:soft-page-break/>Oblečení</text:h>
      <text:p text:style-name="P1363">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P1629"/>
      <text:h text:style-name="P1133" text:outline-level="4">Zbraně a zbroj</text:h>
      <text:p text:style-name="P1629">Cenu zbraní, zbrojí a štítů najdeš v <text:span text:style-name="T1787">Tabulce zbraní pro boj zblízka</text:span>, <text:span text:style-name="T1787">Tabulce střelných a vrhacích zbraní</text:span>, <text:span text:style-name="T1787">Tabulce zbrojí</text:span>, případně v <text:span text:style-name="T1787">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P1629"/>
      <text:h text:style-name="P1133" text:outline-level="4">Zlodějská lucerna</text:h>
      <text:p text:style-name="P1629">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P1629"/>
      <text:h text:style-name="P1133" text:outline-level="4"><text:soft-page-break/>Alchymistické předměty</text:h>
      <text:p text:style-name="P1629">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P1629"/>
      <text:h text:style-name="P1133" text:outline-level="4"><text:span text:style-name="T1028">Speciální</text:span><text:span text:style-name="T3177"> šplhací potřeby</text:span></text:h>
      <text:p text:style-name="P1212">Tyto pomůcky neposkytují bonus, pouze umožňují šplhat v terénu, kde by to jinak nešlo, případně zmírňují následky pádu.</text:p>
      <text:p text:style-name="P1629"/>
      <text:h text:style-name="P1133" text:outline-level="4">Sada zlodějského náčiní</text:h>
      <text:p text:style-name="P1629">Tato sada obvykle obsahuje:</text:p>
      <text:list xml:id="list3582359636" text:style-name="WW8Num10">
        <text:list-item>
          <text:p text:style-name="P1628">Paklíče a šperháky různých tvarů a velikostí</text:p>
        </text:list-item>
        <text:list-item>
          <text:p text:style-name="P1628">Kleště</text:p>
        </text:list-item>
        <text:list-item>
          <text:p text:style-name="P1628">Páčidlo</text:p>
        </text:list-item>
        <text:list-item>
          <text:p text:style-name="P1628">Dláto a kladívko</text:p>
        </text:list-item>
        <text:list-item>
          <text:p text:style-name="P1628">Pilník na železo</text:p>
        </text:list-item>
        <text:list-item>
          <text:p text:style-name="P1628">Olejničku</text:p>
        </text:list-item>
      </text:list>
      <text:p text:style-name="P1629"/>
      <text:p text:style-name="P1629">Cokoliv navíc si zapiš (a možná si za to budeš muset připlatit).</text:p>
      <text:p text:style-name="P1629"/>
      <text:h text:style-name="P1133" text:outline-level="4"><text:soft-page-break/>Nášlapné ježky</text:h>
      <text:p text:style-name="P1629">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P1629"/>
      <text:p text:style-name="P1629"/>
      <text:p text:style-name="P1629"/>
      <table:table table:name="Tabulka1" table:style-name="Tabulka1">
        <table:table-column table:style-name="Tabulka1.A"/>
        <table:table-column table:style-name="Tabulka1.B"/>
        <table:table-row table:style-name="Tabulka1.1">
          <table:table-cell table:style-name="Tabulka1.A1" table:number-columns-spanned="2" office:value-type="string">
            <text:list xml:id="list3789796793" text:style-name="WWNum1">
              <text:list-item>
                <text:list>
                  <text:list-item>
                    <text:list>
                      <text:list-item>
                        <text:list>
                          <text:list-item>
                            <text:h text:style-name="P1135" text:outline-level="4">Ceník</text:h>
                          </text:list-item>
                        </text:list>
                      </text:list-item>
                    </text:list>
                  </text:list-item>
                </text:list>
              </text:list-item>
            </text:list>
          </table:table-cell>
          <table:covered-table-cell/>
        </table:table-row>
        <table:table-row table:style-name="Tabulka1.1">
          <table:table-cell table:style-name="Tabulka1.A2" table:number-columns-spanned="2" office:value-type="string">
            <text:list xml:id="list154006351608690" text:continue-numbering="true" text:style-name="WWNum1">
              <text:list-item>
                <text:list>
                  <text:list-item>
                    <text:list>
                      <text:list-item>
                        <text:list>
                          <text:list-item>
                            <text:list>
                              <text:list-item>
                                <text:list>
                                  <text:list-item>
                                    <text:list>
                                      <text:list-item>
                                        <text:list>
                                          <text:list-item>
                                            <text:h text:style-name="P1184"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218"><text:span text:style-name="T3183">Žebrácké hadry</text:span></text:p>
          </table:table-cell>
          <table:table-cell table:style-name="Tabulka1.A3" office:value-type="string">
            <text:p text:style-name="P1220"><text:span text:style-name="T3183">2 dn</text:span></text:p>
          </table:table-cell>
        </table:table-row>
        <table:table-row table:style-name="Tabulka1.1">
          <table:table-cell table:style-name="Tabulka1.A3" office:value-type="string">
            <text:p text:style-name="P1217"><text:span text:style-name="T3184">Chudinské</text:span><text:span text:style-name="T3186"> – letní</text:span></text:p>
          </table:table-cell>
          <table:table-cell table:style-name="Tabulka1.A3" office:value-type="string">
            <text:p text:style-name="P1219"><text:span text:style-name="T3186">8 st</text:span></text:p>
          </table:table-cell>
        </table:table-row>
        <table:table-row table:style-name="Tabulka1.1">
          <table:table-cell table:style-name="Tabulka1.A3" office:value-type="string">
            <text:p text:style-name="P1217"><text:span text:style-name="T3184">Chudinské</text:span><text:span text:style-name="T3186"> – zimní</text:span></text:p>
          </table:table-cell>
          <table:table-cell table:style-name="Tabulka1.A3" office:value-type="string">
            <text:p text:style-name="P1219"><text:span text:style-name="T3183">1 zl, 2 st</text:span></text:p>
          </table:table-cell>
        </table:table-row>
        <table:table-row table:style-name="Tabulka1.1">
          <table:table-cell table:style-name="Tabulka1.A3" office:value-type="string">
            <text:p text:style-name="P1217"><text:span text:style-name="T3184">Kvalitní</text:span><text:span text:style-name="T3186"> – letní</text:span></text:p>
          </table:table-cell>
          <table:table-cell table:style-name="Tabulka1.A3" office:value-type="string">
            <text:p text:style-name="P1219"><text:span text:style-name="T3183">4 zl</text:span></text:p>
          </table:table-cell>
        </table:table-row>
        <table:table-row table:style-name="Tabulka1.1">
          <table:table-cell table:style-name="Tabulka1.A3" office:value-type="string">
            <text:p text:style-name="P1217"><text:span text:style-name="T3184">Kvalitní</text:span><text:span text:style-name="T3183"> – zimní</text:span></text:p>
          </table:table-cell>
          <table:table-cell table:style-name="Tabulka1.A3" office:value-type="string">
            <text:p text:style-name="P1219"><text:span text:style-name="T3183">6 zl</text:span></text:p>
          </table:table-cell>
        </table:table-row>
        <table:table-row table:style-name="Tabulka1.1">
          <table:table-cell table:style-name="Tabulka1.A3" office:value-type="string">
            <text:p text:style-name="P1217"><text:span text:style-name="T3184">Kvalitní</text:span><text:span text:style-name="T3183"> – ke zbroji, letní</text:span></text:p>
          </table:table-cell>
          <table:table-cell table:style-name="Tabulka1.A3" office:value-type="string">
            <text:p text:style-name="P1219"><text:span text:style-name="T3183">2 zl</text:span></text:p>
          </table:table-cell>
        </table:table-row>
        <table:table-row table:style-name="Tabulka1.1">
          <table:table-cell table:style-name="Tabulka1.A3" office:value-type="string">
            <text:p text:style-name="P1217"><text:span text:style-name="T3184">Kvalitní</text:span><text:span text:style-name="T3183"> – ke zbroji, zimní</text:span></text:p>
          </table:table-cell>
          <table:table-cell table:style-name="Tabulka1.A3" office:value-type="string">
            <text:p text:style-name="P1219"><text:span text:style-name="T3183">3 zl</text:span></text:p>
          </table:table-cell>
        </table:table-row>
        <table:table-row table:style-name="Tabulka1.1">
          <table:table-cell table:style-name="Tabulka1.A3" office:value-type="string">
            <text:p text:style-name="P1217"><text:span text:style-name="T3183">Honosné – letní</text:span></text:p>
          </table:table-cell>
          <table:table-cell table:style-name="Tabulka1.A3" office:value-type="string">
            <text:p text:style-name="P1219"><text:span text:style-name="T3183">12 zl</text:span></text:p>
          </table:table-cell>
        </table:table-row>
        <table:table-row table:style-name="Tabulka1.1">
          <table:table-cell table:style-name="Tabulka1.A3" office:value-type="string">
            <text:p text:style-name="P1217"><text:span text:style-name="T3183">Honosné – zimní</text:span></text:p>
          </table:table-cell>
          <table:table-cell table:style-name="Tabulka1.A3" office:value-type="string">
            <text:p text:style-name="P1219"><text:span text:style-name="T3183">18 zl</text:span></text:p>
          </table:table-cell>
        </table:table-row>
        <table:table-row table:style-name="Tabulka1.1">
          <table:table-cell table:style-name="Tabulka1.A3" office:value-type="string">
            <text:p text:style-name="P1217"><text:span text:style-name="T3183">Honosné – ke zbroji, letní</text:span></text:p>
          </table:table-cell>
          <table:table-cell table:style-name="Tabulka1.A3" office:value-type="string">
            <text:p text:style-name="P1219"><text:span text:style-name="T3183">6 zl</text:span></text:p>
          </table:table-cell>
        </table:table-row>
        <table:table-row table:style-name="Tabulka1.1">
          <table:table-cell table:style-name="Tabulka1.A3" office:value-type="string">
            <text:p text:style-name="P1217"><text:span text:style-name="T3183">Honosné – ke zbroji, zimní</text:span></text:p>
          </table:table-cell>
          <table:table-cell table:style-name="Tabulka1.A3" office:value-type="string">
            <text:p text:style-name="P1219"><text:span text:style-name="T3183">9 zl</text:span></text:p>
          </table:table-cell>
        </table:table-row>
        <table:table-row table:style-name="Tabulka1.1">
          <table:table-cell table:style-name="Tabulka1.A3" office:value-type="string">
            <text:p text:style-name="P1217"><text:span text:style-name="T3183">Luxusní – letní</text:span></text:p>
          </table:table-cell>
          <table:table-cell table:style-name="Tabulka1.A3" office:value-type="string">
            <text:p text:style-name="P1219"><text:span text:style-name="T3186">40</text:span><text:span text:style-name="T3184">+</text:span><text:span text:style-name="T3186"> zl</text:span></text:p>
          </table:table-cell>
        </table:table-row>
        <table:table-row table:style-name="Tabulka1.1">
          <table:table-cell table:style-name="Tabulka1.A3" office:value-type="string">
            <text:p text:style-name="P1217"><text:span text:style-name="T3183">Luxusní – zimní</text:span></text:p>
          </table:table-cell>
          <table:table-cell table:style-name="Tabulka1.A3" office:value-type="string">
            <text:p text:style-name="P1219"><text:span text:style-name="T3183">60+ zl</text:span></text:p>
          </table:table-cell>
        </table:table-row>
        <table:table-row table:style-name="Tabulka1.1">
          <table:table-cell table:style-name="Tabulka1.A3" office:value-type="string">
            <text:p text:style-name="P1217"><text:span text:style-name="T3183">Luxusní – ke zbroji, letní</text:span></text:p>
          </table:table-cell>
          <table:table-cell table:style-name="Tabulka1.A3" office:value-type="string">
            <text:p text:style-name="P1219"><text:span text:style-name="T3183">20 zl</text:span></text:p>
          </table:table-cell>
        </table:table-row>
        <table:table-row table:style-name="Tabulka1.1">
          <table:table-cell table:style-name="Tabulka1.A3" office:value-type="string">
            <text:p text:style-name="P1217"><text:span text:style-name="T3183">Luxusní – ke zbroji, zimní</text:span></text:p>
          </table:table-cell>
          <table:table-cell table:style-name="Tabulka1.A3" office:value-type="string">
            <text:p text:style-name="P1219"><text:span text:style-name="T3183">30 zl</text:span></text:p>
          </table:table-cell>
        </table:table-row>
        <table:table-row table:style-name="Tabulka1.1">
          <table:table-cell table:style-name="Tabulka1.A3" table:number-columns-spanned="2" office:value-type="string">
            <text:list xml:id="list154006751840378" text:continue-numbering="true" text:style-name="WWNum1">
              <text:list-item>
                <text:list>
                  <text:list-item>
                    <text:list>
                      <text:list-item>
                        <text:list>
                          <text:list-item>
                            <text:list>
                              <text:list-item>
                                <text:list>
                                  <text:list-item>
                                    <text:list>
                                      <text:list-item>
                                        <text:list>
                                          <text:list-item>
                                            <text:h text:style-name="P1184" text:outline-level="8">Náklady na živobyt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218"><text:span text:style-name="T3183">Žebrák</text:span></text:p>
          </table:table-cell>
          <table:table-cell table:style-name="Tabulka1.A3" office:value-type="string">
            <text:p text:style-name="P1220"><text:span text:style-name="T3183">0 zl / měsíc</text:span></text:p>
          </table:table-cell>
        </table:table-row>
        <table:table-row table:style-name="Tabulka1.1">
          <table:table-cell table:style-name="Tabulka1.A3" office:value-type="string">
            <text:p text:style-name="P1217"><text:span text:style-name="T3183">Chuďas</text:span></text:p>
          </table:table-cell>
          <table:table-cell table:style-name="Tabulka1.A3" office:value-type="string">
            <text:p text:style-name="P1219"><text:span text:style-name="T3183">1 zl / měsíc</text:span></text:p>
          </table:table-cell>
        </table:table-row>
        <table:table-row table:style-name="Tabulka1.1">
          <table:table-cell table:style-name="Tabulka1.A3" office:value-type="string">
            <text:p text:style-name="P1217"><text:span text:style-name="T3183">Měšťan</text:span></text:p>
          </table:table-cell>
          <table:table-cell table:style-name="Tabulka1.A3" office:value-type="string">
            <text:p text:style-name="P1219"><text:span text:style-name="T3183">4 zl / měsíc</text:span></text:p>
          </table:table-cell>
        </table:table-row>
        <table:table-row table:style-name="Tabulka1.1">
          <table:table-cell table:style-name="Tabulka1.A3" office:value-type="string">
            <text:p text:style-name="P1217"><text:span text:style-name="T3183">Boháč</text:span></text:p>
          </table:table-cell>
          <table:table-cell table:style-name="Tabulka1.A3" office:value-type="string">
            <text:p text:style-name="P1219"><text:span text:style-name="T3183">10 zl / měsíc</text:span></text:p>
          </table:table-cell>
        </table:table-row>
        <table:table-row table:style-name="Tabulka1.1">
          <table:table-cell table:style-name="Tabulka1.A3" office:value-type="string">
            <text:p text:style-name="P1217"><text:span text:style-name="T3183">Velmož</text:span></text:p>
          </table:table-cell>
          <table:table-cell table:style-name="Tabulka1.A3" office:value-type="string">
            <text:p text:style-name="P1219"><text:span text:style-name="T3183">100 zl / měsíc</text:span></text:p>
          </table:table-cell>
        </table:table-row>
        <text:soft-page-break/>
        <table:table-row table:style-name="Tabulka1.1">
          <table:table-cell table:style-name="Tabulka1.A3" table:number-columns-spanned="2" office:value-type="string">
            <text:list xml:id="list154005756093603" text:continue-numbering="true" text:style-name="WWNum1">
              <text:list-item>
                <text:list>
                  <text:list-item>
                    <text:list>
                      <text:list-item>
                        <text:list>
                          <text:list-item>
                            <text:list>
                              <text:list-item>
                                <text:list>
                                  <text:list-item>
                                    <text:list>
                                      <text:list-item>
                                        <text:list>
                                          <text:list-item>
                                            <text:h text:style-name="P1184"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218"><text:span text:style-name="T3183">Základní tábornické potřeby (včetně torny)</text:span></text:p>
          </table:table-cell>
          <table:table-cell table:style-name="Tabulka1.A3" office:value-type="string">
            <text:p text:style-name="P1220"><text:span text:style-name="T3183">1 zl</text:span></text:p>
          </table:table-cell>
        </table:table-row>
        <table:table-row table:style-name="Tabulka1.1">
          <table:table-cell table:style-name="Tabulka1.A3" office:value-type="string">
            <text:p text:style-name="P1217"><text:span text:style-name="T3183">Celta</text:span></text:p>
          </table:table-cell>
          <table:table-cell table:style-name="Tabulka1.A3" office:value-type="string">
            <text:p text:style-name="P1219"><text:span text:style-name="T3183">1 zl</text:span></text:p>
          </table:table-cell>
        </table:table-row>
        <table:table-row table:style-name="Tabulka1.1">
          <table:table-cell table:style-name="Tabulka1.A3" office:value-type="string">
            <text:p text:style-name="P1217"><text:span text:style-name="T3186">Stan – 1 osoba</text:span></text:p>
          </table:table-cell>
          <table:table-cell table:style-name="Tabulka1.A3" office:value-type="string">
            <text:p text:style-name="P1219"><text:span text:style-name="T3184">2</text:span><text:span text:style-name="T3186"> </text:span><text:span text:style-name="T3184">zl</text:span></text:p>
          </table:table-cell>
        </table:table-row>
        <table:table-row table:style-name="Tabulka1.1">
          <table:table-cell table:style-name="Tabulka1.A3" office:value-type="string">
            <text:p text:style-name="P1217"><text:span text:style-name="T3186">Stan – 2 osoby</text:span></text:p>
          </table:table-cell>
          <table:table-cell table:style-name="Tabulka1.A3" office:value-type="string">
            <text:p text:style-name="P1219"><text:span text:style-name="T3184">4</text:span><text:span text:style-name="T3186"> </text:span><text:span text:style-name="T3184">zl</text:span></text:p>
          </table:table-cell>
        </table:table-row>
        <table:table-row table:style-name="Tabulka1.1">
          <table:table-cell table:style-name="Tabulka1.A3" office:value-type="string">
            <text:p text:style-name="P1217"><text:span text:style-name="T3186">Stan – 8 osob</text:span></text:p>
          </table:table-cell>
          <table:table-cell table:style-name="Tabulka1.A3" office:value-type="string">
            <text:p text:style-name="P1219"><text:span text:style-name="T3184">6</text:span><text:span text:style-name="T3186"> </text:span><text:span text:style-name="T3184">zl</text:span></text:p>
          </table:table-cell>
        </table:table-row>
        <table:table-row table:style-name="Tabulka1.1">
          <table:table-cell table:style-name="Tabulka1.A3" office:value-type="string">
            <text:p text:style-name="P1217"><text:span text:style-name="T3186">Stan – pavilón</text:span></text:p>
          </table:table-cell>
          <table:table-cell table:style-name="Tabulka1.A3" office:value-type="string">
            <text:p text:style-name="P1219"><text:span text:style-name="T3184">10</text:span><text:span text:style-name="T3186"> </text:span><text:span text:style-name="T3184">zl</text:span></text:p>
          </table:table-cell>
        </table:table-row>
        <table:table-row table:style-name="Tabulka1.1">
          <table:table-cell table:style-name="Tabulka1.A3" office:value-type="string">
            <text:p text:style-name="P1221"/>
          </table:table-cell>
          <table:table-cell table:style-name="Tabulka1.A3" office:value-type="string">
            <text:p text:style-name="P1222"/>
          </table:table-cell>
        </table:table-row>
        <table:table-row table:style-name="Tabulka1.1">
          <table:table-cell table:style-name="Tabulka1.A3" table:number-columns-spanned="2" office:value-type="string">
            <text:list xml:id="list154007368851717" text:continue-numbering="true" text:style-name="WWNum1">
              <text:list-item>
                <text:list>
                  <text:list-item>
                    <text:list>
                      <text:list-item>
                        <text:list>
                          <text:list-item>
                            <text:list>
                              <text:list-item>
                                <text:list>
                                  <text:list-item>
                                    <text:list>
                                      <text:list-item>
                                        <text:list>
                                          <text:list-item>
                                            <text:h text:style-name="P1184"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218"><text:span text:style-name="T3186">Křesadlo a troud</text:span></text:p>
          </table:table-cell>
          <table:table-cell table:style-name="Tabulka1.A3" office:value-type="string">
            <text:p text:style-name="P1220"><text:span text:style-name="T3186">1 dn</text:span></text:p>
          </table:table-cell>
        </table:table-row>
        <table:table-row table:style-name="Tabulka1.1">
          <table:table-cell table:style-name="Tabulka1.A3" office:value-type="string">
            <text:p text:style-name="P1217"><text:span text:style-name="T3184">Lampový o</text:span><text:span text:style-name="T3186">lej (1 keramická lahev, </text:span><text:span text:style-name="T3184">vydrží svítit 6 hodin</text:span><text:span text:style-name="T3186">)</text:span></text:p>
          </table:table-cell>
          <table:table-cell table:style-name="Tabulka1.A3" office:value-type="string">
            <text:p text:style-name="P1219"><text:span text:style-name="T3184">2</text:span><text:span text:style-name="T3186"> </text:span><text:span text:style-name="T3184">dn</text:span></text:p>
          </table:table-cell>
        </table:table-row>
        <table:table-row table:style-name="Tabulka1.1">
          <table:table-cell table:style-name="Tabulka1.A3" office:value-type="string">
            <text:p text:style-name="P1192"><text:span text:style-name="T3187">Olejová lampa, lucerna</text:span></text:p>
          </table:table-cell>
          <table:table-cell table:style-name="Tabulka1.A3" office:value-type="string">
            <text:p text:style-name="P1219"><text:span text:style-name="T3184">1</text:span><text:span text:style-name="T3186"> </text:span><text:span text:style-name="T3184">st</text:span></text:p>
          </table:table-cell>
        </table:table-row>
        <table:table-row table:style-name="Tabulka1.1">
          <table:table-cell table:style-name="Tabulka1.A3" office:value-type="string">
            <text:p text:style-name="P1192"><text:span text:style-name="T3187">Směrová olejová lampa</text:span></text:p>
          </table:table-cell>
          <table:table-cell table:style-name="Tabulka1.A3" office:value-type="string">
            <text:p text:style-name="P1219"><text:span text:style-name="T3186">1 st, </text:span><text:span text:style-name="T3184">2 dn</text:span></text:p>
          </table:table-cell>
        </table:table-row>
        <table:table-row table:style-name="Tabulka1.1">
          <table:table-cell table:style-name="Tabulka1.A3" office:value-type="string">
            <text:p text:style-name="P1192"><text:span text:style-name="T3187">Lucerna s okenicemi</text:span></text:p>
          </table:table-cell>
          <table:table-cell table:style-name="Tabulka1.A3" office:value-type="string">
            <text:p text:style-name="P1219"><text:span text:style-name="T3184">2</text:span><text:span text:style-name="T3186"> </text:span><text:span text:style-name="T3184">st</text:span></text:p>
          </table:table-cell>
        </table:table-row>
        <table:table-row table:style-name="Tabulka1.1">
          <table:table-cell table:style-name="Tabulka1.A3" office:value-type="string">
            <text:p text:style-name="P1192"><text:span text:style-name="T3187">Hornický kahan</text:span></text:p>
          </table:table-cell>
          <table:table-cell table:style-name="Tabulka1.A3" office:value-type="string">
            <text:p text:style-name="P1219"><text:span text:style-name="T3184">8</text:span><text:span text:style-name="T3186"> dn</text:span></text:p>
          </table:table-cell>
        </table:table-row>
        <table:table-row table:style-name="Tabulka1.1">
          <table:table-cell table:style-name="Tabulka1.A3" office:value-type="string">
            <text:p text:style-name="P1192"><text:span text:style-name="T3187">Zlodějská lucerna</text:span></text:p>
          </table:table-cell>
          <table:table-cell table:style-name="Tabulka1.A3" office:value-type="string">
            <text:p text:style-name="P1219"><text:span text:style-name="T3184">8</text:span><text:span text:style-name="T3186"> st</text:span></text:p>
          </table:table-cell>
        </table:table-row>
        <table:table-row table:style-name="Tabulka1.1">
          <table:table-cell table:style-name="Tabulka1.A3" office:value-type="string">
            <text:p text:style-name="P1192"><text:span text:style-name="T3187">Lucerna </text:span><text:span text:style-name="T3185">na</text:span><text:span text:style-name="T3187"> svíc</text:span><text:span text:style-name="T3185">i</text:span></text:p>
          </table:table-cell>
          <table:table-cell table:style-name="Tabulka1.A3" office:value-type="string">
            <text:p text:style-name="P1219"><text:span text:style-name="T3184">4</text:span><text:span text:style-name="T3186"> dn</text:span></text:p>
          </table:table-cell>
        </table:table-row>
        <table:table-row table:style-name="Tabulka1.1">
          <table:table-cell table:style-name="Tabulka1.A3" office:value-type="string">
            <text:p text:style-name="P1192"><text:span text:style-name="T3185">Držák na svíci na hlavu</text:span></text:p>
          </table:table-cell>
          <table:table-cell table:style-name="Tabulka1.A3" office:value-type="string">
            <text:p text:style-name="P1219"><text:span text:style-name="T3183">5 dn</text:span></text:p>
          </table:table-cell>
        </table:table-row>
        <table:table-row table:style-name="Tabulka1.1">
          <table:table-cell table:style-name="Tabulka1.A3" office:value-type="string">
            <text:p text:style-name="P1192"><text:span text:style-name="T3187">Svíce </text:span><text:span text:style-name="T3185">(vydrží svítit 1 hodinu)</text:span></text:p>
          </table:table-cell>
          <table:table-cell table:style-name="Tabulka1.A3" office:value-type="string">
            <text:p text:style-name="P1219"><text:span text:style-name="T3184">5</text:span><text:span text:style-name="T3186"> mk</text:span></text:p>
          </table:table-cell>
        </table:table-row>
        <table:table-row table:style-name="Tabulka1.1">
          <table:table-cell table:style-name="Tabulka1.A3" office:value-type="string">
            <text:p text:style-name="P1192"><text:span text:style-name="T3187">Louč <text:s/></text:span><text:span text:style-name="T3185">(vydrží svítit 1 hodinu)</text:span></text:p>
          </table:table-cell>
          <table:table-cell table:style-name="Tabulka1.A3" office:value-type="string">
            <text:p text:style-name="P1219"><text:span text:style-name="T3184">2 mk</text:span></text:p>
          </table:table-cell>
        </table:table-row>
        <table:table-row table:style-name="Tabulka1.1">
          <table:table-cell table:style-name="Tabulka1.A3" office:value-type="string">
            <text:p text:style-name="P1192"><text:span text:style-name="T3187">Pochodeň </text:span><text:span text:style-name="T3185">(vydrží svítit 2 hodiny)</text:span></text:p>
          </table:table-cell>
          <table:table-cell table:style-name="Tabulka1.A3" office:value-type="string">
            <text:p text:style-name="P1219"><text:span text:style-name="T3184">1 dn</text:span></text:p>
          </table:table-cell>
        </table:table-row>
        <table:table-row table:style-name="Tabulka1.1">
          <table:table-cell table:style-name="Tabulka1.A3" table:number-columns-spanned="2" office:value-type="string">
            <text:list xml:id="list154006326997774" text:continue-numbering="true" text:style-name="WWNum1">
              <text:list-item>
                <text:list>
                  <text:list-item>
                    <text:list>
                      <text:list-item>
                        <text:list>
                          <text:list-item>
                            <text:list>
                              <text:list-item>
                                <text:list>
                                  <text:list-item>
                                    <text:list>
                                      <text:list-item>
                                        <text:list>
                                          <text:list-item>
                                            <text:h text:style-name="P1184"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218"><text:span text:style-name="T3186">Křída</text:span></text:p>
          </table:table-cell>
          <table:table-cell table:style-name="Tabulka1.A3" office:value-type="string">
            <text:p text:style-name="P1220"><text:span text:style-name="T3184">5</text:span><text:span text:style-name="T3186"> mk</text:span></text:p>
          </table:table-cell>
        </table:table-row>
        <table:table-row table:style-name="Tabulka1.1">
          <table:table-cell table:style-name="Tabulka1.A3" office:value-type="string">
            <text:p text:style-name="P1217"><text:span text:style-name="T3186">Papír (1 list)</text:span></text:p>
          </table:table-cell>
          <table:table-cell table:style-name="Tabulka1.A3" office:value-type="string">
            <text:p text:style-name="P1219"><text:span text:style-name="T3186">1 </text:span><text:span text:style-name="T3184">st</text:span></text:p>
          </table:table-cell>
        </table:table-row>
        <table:table-row table:style-name="Tabulka1.1">
          <table:table-cell table:style-name="Tabulka1.A3" office:value-type="string">
            <text:p text:style-name="P1217"><text:span text:style-name="T3188">Papyrus (1 list) –</text:span><text:span text:style-name="T3191"> ve Vadorské oblasti nedostupný</text:span></text:p>
          </table:table-cell>
          <table:table-cell table:style-name="Tabulka1.A3" office:value-type="string">
            <text:p text:style-name="P1219"><text:span text:style-name="T3186">6 </text:span><text:span text:style-name="T3184">dn</text:span></text:p>
          </table:table-cell>
        </table:table-row>
        <table:table-row table:style-name="Tabulka1.1">
          <table:table-cell table:style-name="Tabulka1.A3" office:value-type="string">
            <text:p text:style-name="P1217"><text:span text:style-name="T3186">Pergamen (1 list)</text:span></text:p>
          </table:table-cell>
          <table:table-cell table:style-name="Tabulka1.A3" office:value-type="string">
            <text:p text:style-name="P1219"><text:span text:style-name="T3186">2 </text:span><text:span text:style-name="T3184">st</text:span></text:p>
          </table:table-cell>
        </table:table-row>
        <table:table-row table:style-name="Tabulka1.1">
          <table:table-cell table:style-name="Tabulka1.A3" office:value-type="string">
            <text:p text:style-name="P1217"><text:span text:style-name="T3186">Pečetní vosk (1</text:span><text:span text:style-name="T3184">/2</text:span><text:span text:style-name="T3186"> hřivn</text:span><text:span text:style-name="T3184">y</text:span><text:span text:style-name="T3186">)</text:span></text:p>
          </table:table-cell>
          <table:table-cell table:style-name="Tabulka1.A3" office:value-type="string">
            <text:p text:style-name="P1219"><text:span text:style-name="T3184">5</text:span><text:span text:style-name="T3186"> dn</text:span></text:p>
          </table:table-cell>
        </table:table-row>
        <table:table-row table:style-name="Tabulka1.1">
          <table:table-cell table:style-name="Tabulka1.A3" office:value-type="string">
            <text:p text:style-name="P1217"><text:span text:style-name="T3186">Pečetidlo</text:span></text:p>
          </table:table-cell>
          <table:table-cell table:style-name="Tabulka1.A3" office:value-type="string">
            <text:p text:style-name="P1219"><text:span text:style-name="T3186">1 </text:span><text:span text:style-name="T3184">st</text:span></text:p>
          </table:table-cell>
        </table:table-row>
        <table:table-row table:style-name="Tabulka1.1">
          <table:table-cell table:style-name="Tabulka1.A3" office:value-type="string">
            <text:p text:style-name="P1217"><text:span text:style-name="T3186">Psací brk</text:span></text:p>
          </table:table-cell>
          <table:table-cell table:style-name="Tabulka1.A3" office:value-type="string">
            <text:p text:style-name="P1219"><text:span text:style-name="T3184">8</text:span><text:span text:style-name="T3186"> mk</text:span></text:p>
          </table:table-cell>
        </table:table-row>
        <table:table-row table:style-name="Tabulka1.1">
          <table:table-cell table:style-name="Tabulka1.A3" office:value-type="string">
            <text:p text:style-name="P1217"><text:span text:style-name="T3186">Inkoust (1 lahvička)</text:span></text:p>
          </table:table-cell>
          <table:table-cell table:style-name="Tabulka1.A3" office:value-type="string">
            <text:p text:style-name="P1219"><text:span text:style-name="T3184">2 st</text:span></text:p>
          </table:table-cell>
        </table:table-row>
        <table:table-row table:style-name="Tabulka1.1">
          <table:table-cell table:style-name="Tabulka1.A3" office:value-type="string">
            <text:p text:style-name="P1217"><text:span text:style-name="T3186">Pouzdro na mapy či svitky</text:span></text:p>
          </table:table-cell>
          <table:table-cell table:style-name="Tabulka1.A3" office:value-type="string">
            <text:p text:style-name="P1219"><text:span text:style-name="T3184">6</text:span><text:span text:style-name="T3186"> dn</text:span></text:p>
          </table:table-cell>
        </table:table-row>
        <table:table-row table:style-name="Tabulka1.1">
          <table:table-cell table:style-name="Tabulka1.A3" office:value-type="string">
            <text:p text:style-name="P1217"><text:span text:style-name="T3184">Padělatelské náčini</text:span></text:p>
          </table:table-cell>
          <table:table-cell table:style-name="Tabulka1.A3" office:value-type="string">
            <text:p text:style-name="P1219"><text:span text:style-name="T3183">TODO</text:span></text:p>
          </table:table-cell>
        </table:table-row>
        <table:table-row table:style-name="Tabulka1.1">
          <table:table-cell table:style-name="Tabulka1.A3" table:number-columns-spanned="2" office:value-type="string">
            <text:list xml:id="list154007000270265" text:continue-numbering="true" text:style-name="WWNum1">
              <text:list-item>
                <text:list>
                  <text:list-item>
                    <text:list>
                      <text:list-item>
                        <text:list>
                          <text:list-item>
                            <text:list>
                              <text:list-item>
                                <text:list>
                                  <text:list-item>
                                    <text:list>
                                      <text:list-item>
                                        <text:list>
                                          <text:list-item>
                                            <text:h text:style-name="P1184" text:outline-level="8">Šplhací náčiní (běžné)</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218"><text:span text:style-name="T3186">Lano – konopné (10 sáhů)</text:span></text:p>
          </table:table-cell>
          <table:table-cell table:style-name="Tabulka1.A3" office:value-type="string">
            <text:p text:style-name="P1220"><text:span text:style-name="T3184">8</text:span><text:span text:style-name="T3186"> dn</text:span></text:p>
          </table:table-cell>
        </table:table-row>
        <table:table-row table:style-name="Tabulka1.1">
          <table:table-cell table:style-name="Tabulka1.A3" office:value-type="string">
            <text:p text:style-name="P1217"><text:span text:style-name="T3186">Lano – lněné (10 sáhů) </text:span><text:span text:style-name="T3184">(lehčí než konopné)</text:span></text:p>
          </table:table-cell>
          <table:table-cell table:style-name="Tabulka1.A3" office:value-type="string">
            <text:p text:style-name="P1219"><text:span text:style-name="T3184">2</text:span><text:span text:style-name="T3186"> </text:span><text:span text:style-name="T3184">st</text:span></text:p>
          </table:table-cell>
        </table:table-row>
        <table:table-row table:style-name="Tabulka1.1">
          <table:table-cell table:style-name="Tabulka1.A3" office:value-type="string">
            <text:p text:style-name="P1217"><text:span text:style-name="T3186">Provazový žebřík (10 sáhů)</text:span></text:p>
          </table:table-cell>
          <table:table-cell table:style-name="Tabulka1.A3" office:value-type="string">
            <text:p text:style-name="P1219"><text:span text:style-name="T3184">2 st</text:span></text:p>
          </table:table-cell>
        </table:table-row>
        <table:table-row table:style-name="Tabulka1.1">
          <table:table-cell table:style-name="Tabulka1.A3" office:value-type="string">
            <text:p text:style-name="P1217"><text:span text:style-name="T3186">Kotvička</text:span></text:p>
          </table:table-cell>
          <table:table-cell table:style-name="Tabulka1.A3" office:value-type="string">
            <text:p text:style-name="P1219"><text:span text:style-name="T3184">5</text:span><text:span text:style-name="T3186"> dn</text:span></text:p>
          </table:table-cell>
        </table:table-row>
        <table:table-row table:style-name="Tabulka1.1">
          <table:table-cell table:style-name="Tabulka1.A3" office:value-type="string">
            <text:p text:style-name="P1217"><text:span text:style-name="T3186">Kladkostroj</text:span></text:p>
          </table:table-cell>
          <table:table-cell table:style-name="Tabulka1.A3" office:value-type="string">
            <text:p text:style-name="P1219"><text:span text:style-name="T3184">1</text:span><text:span text:style-name="T3186"> </text:span><text:span text:style-name="T3184">st</text:span></text:p>
          </table:table-cell>
        </table:table-row>
        <table:table-row table:style-name="Tabulka1.1">
          <table:table-cell table:style-name="Tabulka1.A3" office:value-type="string">
            <text:p text:style-name="P1217"><text:span text:style-name="T3186">Žebřík (2 sáhy)</text:span></text:p>
          </table:table-cell>
          <table:table-cell table:style-name="Tabulka1.A3" office:value-type="string">
            <text:p text:style-name="P1219"><text:span text:style-name="T3184">2</text:span><text:span text:style-name="T3186"> </text:span><text:span text:style-name="T3184">dn</text:span></text:p>
          </table:table-cell>
        </table:table-row>
        <table:table-row table:style-name="Tabulka1.1">
          <table:table-cell table:style-name="Tabulka1.A3" office:value-type="string">
            <text:p text:style-name="P1217"><text:span text:style-name="T3186">Horolezecká výbava</text:span></text:p>
          </table:table-cell>
          <table:table-cell table:style-name="Tabulka1.A3" office:value-type="string">
            <text:p text:style-name="P1219"><text:span text:style-name="T3186">6 dn</text:span></text:p>
          </table:table-cell>
        </table:table-row>
        <text:soft-page-break/>
        <table:table-row table:style-name="Tabulka1.1">
          <table:table-cell table:style-name="Tabulka1.A3" office:value-type="string">
            <text:p text:style-name="P1217"><text:span text:style-name="T3186">Horolezecká výbava na ledovec</text:span></text:p>
          </table:table-cell>
          <table:table-cell table:style-name="Tabulka1.A3" office:value-type="string">
            <text:p text:style-name="P1219"><text:span text:style-name="T3186">1st</text:span></text:p>
          </table:table-cell>
        </table:table-row>
        <table:table-row table:style-name="Tabulka1.1">
          <table:table-cell table:style-name="Tabulka1.A3" table:number-columns-spanned="2" office:value-type="string">
            <text:list xml:id="list154005381353646" text:continue-numbering="true" text:style-name="WWNum1">
              <text:list-item>
                <text:list>
                  <text:list-item>
                    <text:list>
                      <text:list-item>
                        <text:list>
                          <text:list-item>
                            <text:list>
                              <text:list-item>
                                <text:list>
                                  <text:list-item>
                                    <text:list>
                                      <text:list-item>
                                        <text:list>
                                          <text:list-item>
                                            <text:h text:style-name="P1184" text:outline-level="8"><text:span text:style-name="T3203">Dýmky a k</text:span><text:span text:style-name="T3178">uřivo</text:span></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193"><text:span text:style-name="T3186">Dýmka</text:span></text:p>
          </table:table-cell>
          <table:table-cell table:style-name="Tabulka1.A3" office:value-type="string">
            <text:p text:style-name="P1220"><text:span text:style-name="T3184">4</text:span><text:span text:style-name="T3186"> dn</text:span></text:p>
          </table:table-cell>
        </table:table-row>
        <table:table-row table:style-name="Tabulka1.1">
          <table:table-cell table:style-name="Tabulka1.A3" office:value-type="string">
            <text:p text:style-name="P1191"><text:span text:style-name="T3186">Opiová dýmka</text:span></text:p>
          </table:table-cell>
          <table:table-cell table:style-name="Tabulka1.A3" office:value-type="string">
            <text:p text:style-name="P1219"><text:span text:style-name="T3184">8</text:span><text:span text:style-name="T3186"> dn</text:span></text:p>
          </table:table-cell>
        </table:table-row>
        <table:table-row table:style-name="Tabulka1.1">
          <table:table-cell table:style-name="Tabulka1.A3" office:value-type="string">
            <text:p text:style-name="P1191"><text:span text:style-name="T3186">Vodní dýmka</text:span></text:p>
          </table:table-cell>
          <table:table-cell table:style-name="Tabulka1.A3" office:value-type="string">
            <text:p text:style-name="P1219"><text:span text:style-name="T3184">2</text:span><text:span text:style-name="T3186"> st</text:span></text:p>
          </table:table-cell>
        </table:table-row>
        <table:table-row table:style-name="Tabulka1.1">
          <table:table-cell table:style-name="Tabulka1.A3" office:value-type="string">
            <text:p text:style-name="P1191"><text:span text:style-name="T3186">Dýmkové koření (10 nacpání)</text:span></text:p>
          </table:table-cell>
          <table:table-cell table:style-name="Tabulka1.A3" office:value-type="string">
            <text:p text:style-name="P1219"><text:span text:style-name="T3186">1 dn</text:span></text:p>
          </table:table-cell>
        </table:table-row>
        <table:table-row table:style-name="Tabulka1.1">
          <table:table-cell table:style-name="Tabulka1.A3" office:value-type="string">
            <text:p text:style-name="P1191"><text:span text:style-name="T3186">Opium (10 dávek)</text:span></text:p>
          </table:table-cell>
          <table:table-cell table:style-name="Tabulka1.A3" office:value-type="string">
            <text:p text:style-name="P1219"><text:span text:style-name="T3186">1 st</text:span></text:p>
          </table:table-cell>
        </table:table-row>
        <table:table-row table:style-name="Tabulka1.1">
          <table:table-cell table:style-name="Tabulka1.A3" table:number-columns-spanned="2" office:value-type="string">
            <text:list xml:id="list154006010727041" text:continue-numbering="true" text:style-name="WWNum1">
              <text:list-item>
                <text:list>
                  <text:list-item>
                    <text:list>
                      <text:list-item>
                        <text:list>
                          <text:list-item>
                            <text:list>
                              <text:list-item>
                                <text:list>
                                  <text:list-item>
                                    <text:list>
                                      <text:list-item>
                                        <text:list>
                                          <text:list-item>
                                            <text:h text:style-name="P1184" text:outline-level="8">Skleněné zbož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218"><text:span text:style-name="T3186">Skleněná lahev (</text:span><text:span text:style-name="T3184">1</text:span><text:span text:style-name="T3186"> litr)</text:span></text:p>
          </table:table-cell>
          <table:table-cell table:style-name="Tabulka1.A3" office:value-type="string">
            <text:p text:style-name="P1220"><text:span text:style-name="T3184">5 dn</text:span></text:p>
          </table:table-cell>
        </table:table-row>
        <table:table-row table:style-name="Tabulka1.1">
          <table:table-cell table:style-name="Tabulka1.A3" office:value-type="string">
            <text:p text:style-name="P1217"><text:span text:style-name="T3186">Přesýpací hodiny</text:span></text:p>
          </table:table-cell>
          <table:table-cell table:style-name="Tabulka1.A3" office:value-type="string">
            <text:p text:style-name="P1219"><text:span text:style-name="T3184">5 zl</text:span></text:p>
          </table:table-cell>
        </table:table-row>
        <table:table-row table:style-name="Tabulka1.1">
          <table:table-cell table:style-name="Tabulka1.A3" office:value-type="string">
            <text:p text:style-name="P1217"><text:span text:style-name="T3186">Zvětšovací sklo </text:span><text:span text:style-name="T3184">(hodnocení 1)</text:span></text:p>
          </table:table-cell>
          <table:table-cell table:style-name="Tabulka1.A3" office:value-type="string">
            <text:p text:style-name="P1219"><text:span text:style-name="T3184">15 zl</text:span></text:p>
          </table:table-cell>
        </table:table-row>
        <table:table-row table:style-name="Tabulka1.1">
          <table:table-cell table:style-name="Tabulka1.A3" office:value-type="string">
            <text:p text:style-name="P1217"><text:span text:style-name="T3184">Ruční d</text:span><text:span text:style-name="T3186">alekohled </text:span><text:span text:style-name="T3184">(hodnocení 1)</text:span></text:p>
          </table:table-cell>
          <table:table-cell table:style-name="Tabulka1.A3" office:value-type="string">
            <text:p text:style-name="P1219"><text:span text:style-name="T3184">20 zl</text:span></text:p>
          </table:table-cell>
        </table:table-row>
        <table:table-row table:style-name="Tabulka1.1">
          <table:table-cell table:style-name="Tabulka1.A3" office:value-type="string">
            <text:p text:style-name="P1217"><text:span text:style-name="T3184">Hvězdářský dalekohled</text:span><text:span text:style-name="T3186"> </text:span><text:span text:style-name="T3184">(hodnocení 2)</text:span></text:p>
          </table:table-cell>
          <table:table-cell table:style-name="Tabulka1.A3" office:value-type="string">
            <text:p text:style-name="P1219"><text:span text:style-name="T3184">100 zl</text:span></text:p>
          </table:table-cell>
        </table:table-row>
        <table:table-row table:style-name="Tabulka1.1">
          <table:table-cell table:style-name="Tabulka1.A3" office:value-type="string">
            <text:p text:style-name="P1217"><text:span text:style-name="T3186">Baňky, flakónky, atd</text:span></text:p>
          </table:table-cell>
          <table:table-cell table:style-name="Tabulka1.A3" office:value-type="string">
            <text:p text:style-name="P1219"><text:span text:style-name="T3184">4 dn/kus</text:span></text:p>
          </table:table-cell>
        </table:table-row>
        <table:table-row table:style-name="Tabulka1.1">
          <table:table-cell table:style-name="Tabulka1.A3" table:number-columns-spanned="2" office:value-type="string">
            <text:list xml:id="list154006945396349" text:continue-numbering="true" text:style-name="WWNum1">
              <text:list-item>
                <text:list>
                  <text:list-item>
                    <text:list>
                      <text:list-item>
                        <text:list>
                          <text:list-item>
                            <text:list>
                              <text:list-item>
                                <text:list>
                                  <text:list-item>
                                    <text:list>
                                      <text:list-item>
                                        <text:list>
                                          <text:list-item>
                                            <text:h text:style-name="P1184"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225"/>
          </table:table-cell>
          <table:table-cell table:style-name="Tabulka1.A3" office:value-type="string">
            <text:p text:style-name="P1227"/>
          </table:table-cell>
        </table:table-row>
        <table:table-row table:style-name="Tabulka1.1">
          <table:table-cell table:style-name="Tabulka1.A3" office:value-type="string">
            <text:p text:style-name="P1217"><text:span text:style-name="T3186">Paklíče</text:span></text:p>
          </table:table-cell>
          <table:table-cell table:style-name="Tabulka1.A3" office:value-type="string">
            <text:p text:style-name="P1219"><text:span text:style-name="T3184">6</text:span><text:span text:style-name="T3186"> st * hodnocení</text:span><text:span text:style-name="T3205">2</text:span></text:p>
          </table:table-cell>
        </table:table-row>
        <table:table-row table:style-name="Tabulka1.1">
          <table:table-cell table:style-name="Tabulka1.A3" office:value-type="string">
            <text:p text:style-name="P1217"><text:span text:style-name="T3184">P</text:span><text:span text:style-name="T3186">áčidlo</text:span></text:p>
          </table:table-cell>
          <table:table-cell table:style-name="Tabulka1.A3" office:value-type="string">
            <text:p text:style-name="P1219"><text:span text:style-name="T3186">5 </text:span><text:span text:style-name="T3184">dn</text:span></text:p>
          </table:table-cell>
        </table:table-row>
        <table:table-row table:style-name="Tabulka1.1">
          <table:table-cell table:style-name="Tabulka1.A3" office:value-type="string">
            <text:p text:style-name="P1217"><text:span text:style-name="T3186">Nášlapné ježky (za hrst)</text:span></text:p>
          </table:table-cell>
          <table:table-cell table:style-name="Tabulka1.A3" office:value-type="string">
            <text:p text:style-name="P1219"><text:span text:style-name="T3184">2</text:span><text:span text:style-name="T3186"> dn</text:span></text:p>
          </table:table-cell>
        </table:table-row>
        <table:table-row table:style-name="Tabulka1.1">
          <table:table-cell table:style-name="Tabulka1.A3" office:value-type="string">
            <text:p text:style-name="P1217"><text:span text:style-name="T3186">Specielní šplhací potřeby </text:span><text:span text:style-name="T3184">(drápy atp., umožňují šplhat v terénu, kde by to jinak nešlo)</text:span></text:p>
          </table:table-cell>
          <table:table-cell table:style-name="Tabulka1.A3" office:value-type="string">
            <text:p text:style-name="P1219"><text:span text:style-name="T3186">5 st</text:span></text:p>
          </table:table-cell>
        </table:table-row>
        <table:table-row table:style-name="Tabulka1.1">
          <table:table-cell table:style-name="Tabulka1.A3" office:value-type="string">
            <text:p text:style-name="P1217"><text:span text:style-name="T3186">Líčida (herecká)</text:span></text:p>
          </table:table-cell>
          <table:table-cell table:style-name="Tabulka1.A3" office:value-type="string">
            <text:p text:style-name="P1219"><text:span text:style-name="T3184">2</text:span><text:span text:style-name="T3186"> dn</text:span></text:p>
          </table:table-cell>
        </table:table-row>
        <table:table-row table:style-name="Tabulka1.1">
          <table:table-cell table:style-name="Tabulka1.A3" office:value-type="string">
            <text:p text:style-name="P1217"><text:span text:style-name="T3186">Olejnička </text:span></text:p>
          </table:table-cell>
          <table:table-cell table:style-name="Tabulka1.A3" office:value-type="string">
            <text:p text:style-name="P1219"><text:span text:style-name="T3184">8</text:span><text:span text:style-name="T3186"> dn</text:span></text:p>
          </table:table-cell>
        </table:table-row>
        <table:table-row table:style-name="Tabulka1.1">
          <table:table-cell table:style-name="Tabulka1.A3" office:value-type="string">
            <text:p text:style-name="P1217"><text:span text:style-name="T3184">P</text:span><text:span text:style-name="T3186">ilník</text:span></text:p>
          </table:table-cell>
          <table:table-cell table:style-name="Tabulka1.A3" office:value-type="string">
            <text:p text:style-name="P1219"><text:span text:style-name="T3184">8</text:span><text:span text:style-name="T3186"> st</text:span></text:p>
          </table:table-cell>
        </table:table-row>
        <table:table-row table:style-name="Tabulka1.1">
          <table:table-cell table:style-name="Tabulka1.A3" office:value-type="string">
            <text:p text:style-name="P1217"><text:span text:style-name="T3183">Kompletní sada zámečnického náčiní</text:span></text:p>
          </table:table-cell>
          <table:table-cell table:style-name="Tabulka1.A3" office:value-type="string">
            <text:p text:style-name="P1219"><text:span text:style-name="T3183">TODO</text:span></text:p>
          </table:table-cell>
        </table:table-row>
        <table:table-row table:style-name="Tabulka1.1">
          <table:table-cell table:style-name="Tabulka1.A3" table:number-columns-spanned="2" office:value-type="string">
            <text:list xml:id="list154006688626983" text:continue-numbering="true" text:style-name="WWNum1">
              <text:list-item>
                <text:list>
                  <text:list-item>
                    <text:list>
                      <text:list-item>
                        <text:list>
                          <text:list-item>
                            <text:list>
                              <text:list-item>
                                <text:list>
                                  <text:list-item>
                                    <text:list>
                                      <text:list-item>
                                        <text:list>
                                          <text:list-item>
                                            <text:h text:style-name="P1184" text:outline-level="8">Alchymistické výrobk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218"><text:span text:style-name="T3183">Lahev zápalného oleje</text:span></text:p>
          </table:table-cell>
          <table:table-cell table:style-name="Tabulka1.A3" office:value-type="string">
            <text:p text:style-name="P1220"><text:span text:style-name="T3183">5 dn</text:span></text:p>
          </table:table-cell>
        </table:table-row>
        <table:table-row table:style-name="Tabulka1.1">
          <table:table-cell table:style-name="Tabulka1.A3" table:number-columns-spanned="2" office:value-type="string">
            <text:list xml:id="list154006879272488" text:continue-numbering="true" text:style-name="WWNum1">
              <text:list-item>
                <text:list>
                  <text:list-item>
                    <text:list>
                      <text:list-item>
                        <text:list>
                          <text:list-item>
                            <text:list>
                              <text:list-item>
                                <text:list>
                                  <text:list-item>
                                    <text:list>
                                      <text:list-item>
                                        <text:list>
                                          <text:list-item>
                                            <text:h text:style-name="P1184" text:outline-level="8">Ne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218"><text:span text:style-name="T3183">Bylinky a nemagická léčiva (cena za 1 dávku – pro 1 pacienta na 1 den)</text:span></text:p>
          </table:table-cell>
          <table:table-cell table:style-name="Tabulka1.A3" office:value-type="string">
            <text:p text:style-name="P1220"><text:span text:style-name="T3183">1 dn * hodnocení</text:span></text:p>
          </table:table-cell>
        </table:table-row>
        <table:table-row table:style-name="Tabulka1.1">
          <table:table-cell table:style-name="Tabulka1.A3" table:number-columns-spanned="2" office:value-type="string">
            <text:list xml:id="list154005936877149" text:continue-numbering="true" text:style-name="WWNum1">
              <text:list-item>
                <text:list>
                  <text:list-item>
                    <text:list>
                      <text:list-item>
                        <text:list>
                          <text:list-item>
                            <text:list>
                              <text:list-item>
                                <text:list>
                                  <text:list-item>
                                    <text:list>
                                      <text:list-item>
                                        <text:list>
                                          <text:list-item>
                                            <text:h text:style-name="P1184"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218"><text:span text:style-name="T3183">Léčivý lektvar (hodnocení 3)</text:span></text:p>
          </table:table-cell>
          <table:table-cell table:style-name="Tabulka1.A3" office:value-type="string">
            <text:p text:style-name="P1220"><text:span text:style-name="T3183">9 st</text:span></text:p>
          </table:table-cell>
        </table:table-row>
        <table:table-row table:style-name="Tabulka1.1">
          <table:table-cell table:style-name="Tabulka1.A3" office:value-type="string">
            <text:p text:style-name="P1217"><text:span text:style-name="T3183">Hojivá mast (hodnocení 2)</text:span></text:p>
          </table:table-cell>
          <table:table-cell table:style-name="Tabulka1.A3" office:value-type="string">
            <text:p text:style-name="P1219"><text:span text:style-name="T3183">2 st</text:span></text:p>
          </table:table-cell>
        </table:table-row>
        <table:table-row table:style-name="Tabulka1.1">
          <table:table-cell table:style-name="Tabulka1.A3" office:value-type="string">
            <text:p text:style-name="P1217"><text:span text:style-name="T3183">Lektvar na hojení otevřených zranění (hodnocení 2)</text:span></text:p>
          </table:table-cell>
          <table:table-cell table:style-name="Tabulka1.A3" office:value-type="string">
            <text:p text:style-name="P1219"><text:span text:style-name="T3183">8 st</text:span></text:p>
          </table:table-cell>
        </table:table-row>
        <table:table-row table:style-name="Tabulka1.1">
          <table:table-cell table:style-name="Tabulka1.A3" office:value-type="string">
            <text:p text:style-name="P1217"><text:span text:style-name="T3183">Odvar na hojení vnitřních zranění a zlomenin (hodnocení 3)</text:span></text:p>
          </table:table-cell>
          <table:table-cell table:style-name="Tabulka1.A3" office:value-type="string">
            <text:p text:style-name="P1219"><text:span text:style-name="T3183">1 zl, 8 st</text:span></text:p>
          </table:table-cell>
        </table:table-row>
        <table:table-row table:style-name="Tabulka1.1">
          <table:table-cell table:style-name="Tabulka1.A3" office:value-type="string">
            <text:p text:style-name="P1217"><text:span text:style-name="T3183">Tinktura na popáleniny a omrzliny (hodnocení 2)</text:span></text:p>
          </table:table-cell>
          <table:table-cell table:style-name="Tabulka1.A3" office:value-type="string">
            <text:p text:style-name="P1219"><text:span text:style-name="T3183">1 zl, 2 st</text:span></text:p>
          </table:table-cell>
        </table:table-row>
        <table:table-row table:style-name="Tabulka1.1">
          <table:table-cell table:style-name="Tabulka1.A3" office:value-type="string">
            <text:p text:style-name="P1217"><text:span text:style-name="T3183">Mast na popáleniny a omrzliny (hodnocení 4)</text:span></text:p>
          </table:table-cell>
          <table:table-cell table:style-name="Tabulka1.A3" office:value-type="string">
            <text:p text:style-name="P1219"><text:span text:style-name="T3183">1 zl, 6 st</text:span></text:p>
          </table:table-cell>
        </table:table-row>
        <text:soft-page-break/>
        <table:table-row table:style-name="Tabulka1.1">
          <table:table-cell table:style-name="Tabulka1.A3" table:number-columns-spanned="2" office:value-type="string">
            <text:list xml:id="list154006373778500" text:continue-numbering="true" text:style-name="WWNum1">
              <text:list-item>
                <text:list>
                  <text:list-item>
                    <text:list>
                      <text:list-item>
                        <text:list>
                          <text:list-item>
                            <text:list>
                              <text:list-item>
                                <text:list>
                                  <text:list-item>
                                    <text:list>
                                      <text:list-item>
                                        <text:list>
                                          <text:list-item>
                                            <text:h text:style-name="P1184" text:outline-level="8">Jed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218"><text:span text:style-name="T3183">Vlčí mor (síla jedu 5, zraněním, latence 15 minut, působení 3-4 hodiny)</text:span></text:p>
          </table:table-cell>
          <table:table-cell table:style-name="Tabulka1.A3" office:value-type="string">
            <text:p text:style-name="P1220"><text:span text:style-name="T3183">2 st za dávku</text:span></text:p>
          </table:table-cell>
        </table:table-row>
        <table:table-row table:style-name="Tabulka1.1">
          <table:table-cell table:style-name="Tabulka1.A3" office:value-type="string">
            <text:p text:style-name="P1217"><text:span text:style-name="T3183">Zmijí jed (síla jedu 4, <text:s/>zraněním, latence 1-2 minuty, působení 1-2 dny)</text:span></text:p>
          </table:table-cell>
          <table:table-cell table:style-name="Tabulka1.A3" office:value-type="string">
            <text:p text:style-name="P1219"><text:span text:style-name="T3183">5 st za dávku</text:span></text:p>
          </table:table-cell>
        </table:table-row>
        <table:table-row table:style-name="Tabulka1.1">
          <table:table-cell table:style-name="Tabulka1.A3" office:value-type="string">
            <text:p text:style-name="P1217"><text:span text:style-name="T3183">Bolehlav (síla jedu 5 (paralýza), zraněním či konzumací, lat 30 min, působení 2-3 dny)</text:span></text:p>
          </table:table-cell>
          <table:table-cell table:style-name="Tabulka1.A3" office:value-type="string">
            <text:p text:style-name="P1219"><text:span text:style-name="T3183">5 dn za dávku</text:span></text:p>
          </table:table-cell>
        </table:table-row>
        <table:table-row table:style-name="Tabulka1.1">
          <table:table-cell table:style-name="Tabulka1.A3" office:value-type="string">
            <text:p text:style-name="P1217"><text:span text:style-name="T3183">Arsenik (síla jedu 6, konzumací, latence 2 hodiny, působení 2-3 hodiny)</text:span></text:p>
          </table:table-cell>
          <table:table-cell table:style-name="Tabulka1.A3" office:value-type="string">
            <text:p text:style-name="P1219"><text:span text:style-name="T3183">10 zl za dávku</text:span></text:p>
          </table:table-cell>
        </table:table-row>
        <table:table-row table:style-name="Tabulka1.1">
          <table:table-cell table:style-name="Tabulka1.A104" office:value-type="string">
            <text:p text:style-name="P1233"/>
          </table:table-cell>
          <table:table-cell table:style-name="Tabulka1.A104" office:value-type="string">
            <text:p text:style-name="P1223"/>
          </table:table-cell>
        </table:table-row>
      </table:table>
      <text:p text:style-name="P1194"/>
      <text:p text:style-name="P1190"/>
      <text:p text:style-name="P1190"/>
      <text:p text:style-name="P1629"/>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column table:style-name="Tabulka2.H"/>
        <table:table-row table:style-name="Tabulka2.1">
          <table:table-cell table:style-name="Tabulka2.A1" table:number-columns-spanned="8" office:value-type="string">
            <text:list xml:id="list154006098050708" text:continue-numbering="true" text:style-name="WWNum1">
              <text:list-item>
                <text:list>
                  <text:list-item>
                    <text:list>
                      <text:list-item>
                        <text:list>
                          <text:list-item>
                            <text:h text:style-name="P1135" text:outline-level="4">Tabulka zbraní pro boj zblízka</text:h>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ulka2.2">
          <table:table-cell table:style-name="Tabulka2.A2" table:number-columns-spanned="8" office:value-type="string">
            <text:p text:style-name="P1206"><text:span text:style-name="T3190">Jednoruční</text:span></text:p>
          </table:table-cell>
          <table:covered-table-cell/>
          <table:covered-table-cell/>
          <table:covered-table-cell/>
          <table:covered-table-cell/>
          <table:covered-table-cell/>
          <table:covered-table-cell/>
          <table:covered-table-cell/>
        </table:table-row>
        <table:table-row table:style-name="Tabulka2.3">
          <table:table-cell table:style-name="Tabulka2.A3" office:value-type="string">
            <text:p text:style-name="P1206"><text:span text:style-name="T3186">Zbraň</text:span></text:p>
          </table:table-cell>
          <table:table-cell table:style-name="Tabulka2.A3" office:value-type="string">
            <text:p text:style-name="P1206"><text:span text:style-name="T3186">MinSil</text:span></text:p>
          </table:table-cell>
          <table:table-cell table:style-name="Tabulka2.A3" office:value-type="string">
            <text:p text:style-name="P1206"><text:span text:style-name="T3186">Útok</text:span></text:p>
          </table:table-cell>
          <table:table-cell table:style-name="Tabulka2.A3" office:value-type="string">
            <text:p text:style-name="P1206"><text:span text:style-name="T3186">Obrana</text:span></text:p>
          </table:table-cell>
          <table:table-cell table:style-name="Tabulka2.A3" office:value-type="string">
            <text:p text:style-name="P1206"><text:span text:style-name="T3186">Zranění</text:span></text:p>
          </table:table-cell>
          <table:table-cell table:style-name="Tabulka2.A3" office:value-type="string">
            <text:p text:style-name="P1206"><text:span text:style-name="T3186">Druh zranění</text:span></text:p>
          </table:table-cell>
          <table:table-cell table:style-name="Tabulka2.A3" office:value-type="string">
            <text:p text:style-name="P1206"><text:span text:style-name="T3186">Délka</text:span></text:p>
          </table:table-cell>
          <table:table-cell table:style-name="Tabulka2.A3" office:value-type="string">
            <text:p text:style-name="P1206"><text:span text:style-name="T3186">Cena</text:span></text:p>
          </table:table-cell>
        </table:table-row>
        <table:table-row table:style-name="Tabulka2.4">
          <table:table-cell table:style-name="Tabulka2.A4" office:value-type="string">
            <text:p text:style-name="P1206"><text:span text:style-name="T3190">lehké</text:span></text:p>
          </table:table-cell>
          <table:table-cell table:style-name="Tabulka2.A4" office:value-type="string">
            <text:p text:style-name="P1196"/>
          </table:table-cell>
          <table:table-cell table:style-name="Tabulka2.A4" office:value-type="string">
            <text:p text:style-name="P1196"/>
          </table:table-cell>
          <table:table-cell table:style-name="Tabulka2.A4" office:value-type="string">
            <text:p text:style-name="P1196"/>
          </table:table-cell>
          <table:table-cell table:style-name="Tabulka2.A4" office:value-type="string">
            <text:p text:style-name="P1196"/>
          </table:table-cell>
          <table:table-cell table:style-name="Tabulka2.A4" office:value-type="string">
            <text:p text:style-name="P1198"/>
          </table:table-cell>
          <table:table-cell table:style-name="Tabulka2.A4" office:value-type="string">
            <text:p text:style-name="P1198"/>
          </table:table-cell>
          <table:table-cell table:style-name="Tabulka2.A4" office:value-type="string">
            <text:p text:style-name="P1196"/>
          </table:table-cell>
        </table:table-row>
        <table:table-row table:style-name="Tabulka2.5">
          <table:table-cell table:style-name="Tabulka2.A4" office:value-type="string">
            <text:p text:style-name="P1191"><text:span text:style-name="T3186">Žádná</text:span></text:p>
          </table:table-cell>
          <table:table-cell table:style-name="Tabulka2.A4" office:value-type="string">
            <text:p text:style-name="P1205"><text:span text:style-name="T3194">-</text:span></text:p>
          </table:table-cell>
          <table:table-cell table:style-name="Tabulka2.A4" office:value-type="string">
            <text:p text:style-name="P1205"><text:span text:style-name="T3194">0</text:span></text:p>
          </table:table-cell>
          <table:table-cell table:style-name="Tabulka2.A4" office:value-type="string">
            <text:p text:style-name="P1205"><text:span text:style-name="T3186">0</text:span></text:p>
          </table:table-cell>
          <table:table-cell table:style-name="Tabulka2.A4" office:value-type="string">
            <text:p text:style-name="P1205"><text:span text:style-name="T3194">0</text:span></text:p>
          </table:table-cell>
          <table:table-cell table:style-name="Tabulka2.A4" office:value-type="string">
            <text:p text:style-name="P1205"><text:span text:style-name="T3186">O</text:span></text:p>
          </table:table-cell>
          <table:table-cell table:style-name="Tabulka2.A4" office:value-type="string">
            <text:p text:style-name="P1205"><text:span text:style-name="T3186">0</text:span></text:p>
          </table:table-cell>
          <table:table-cell table:style-name="Tabulka2.A4" office:value-type="string">
            <text:p text:style-name="P1205"><text:span text:style-name="T3186">-</text:span></text:p>
          </table:table-cell>
        </table:table-row>
        <table:table-row table:style-name="Tabulka2.6">
          <table:table-cell table:style-name="Tabulka2.A4" office:value-type="string">
            <text:p text:style-name="P1191"><text:span text:style-name="T3184">L</text:span><text:span text:style-name="T3186">ovecký nůž</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94">1</text:span></text:p>
          </table:table-cell>
          <table:table-cell table:style-name="Tabulka2.A4" office:value-type="string">
            <text:p text:style-name="P1205"><text:span text:style-name="T3186">0</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86">B</text:span></text:p>
          </table:table-cell>
          <table:table-cell table:style-name="Tabulka2.A4" office:value-type="string">
            <text:p text:style-name="P1205"><text:span text:style-name="T3186">0</text:span></text:p>
          </table:table-cell>
          <table:table-cell table:style-name="Tabulka2.A4" office:value-type="string">
            <text:p text:style-name="P1205"><text:span text:style-name="T3184">4 st</text:span></text:p>
          </table:table-cell>
        </table:table-row>
        <table:table-row table:style-name="Tabulka2.7">
          <table:table-cell table:style-name="Tabulka2.A4" office:value-type="string">
            <text:p text:style-name="P1191"><text:span text:style-name="T3184">Dýka</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86">0</text:span></text:p>
          </table:table-cell>
          <table:table-cell table:style-name="Tabulka2.A4" office:value-type="string">
            <text:p text:style-name="P1205"><text:span text:style-name="T3183">0</text:span></text:p>
          </table:table-cell>
          <table:table-cell table:style-name="Tabulka2.A4" office:value-type="string">
            <text:p text:style-name="P1205"><text:span text:style-name="T3184">B</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84">6 st</text:span></text:p>
          </table:table-cell>
        </table:table-row>
        <table:table-row table:style-name="Tabulka2.8">
          <table:table-cell table:style-name="Tabulka2.A4" office:value-type="string">
            <text:p text:style-name="P1191"><text:span text:style-name="T3186">Dlouhá dýka, </text:span><text:span text:style-name="T3184">tesák</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84">S, </text:span><text:span text:style-name="T3186">B</text:span></text:p>
          </table:table-cell>
          <table:table-cell table:style-name="Tabulka2.A4" office:value-type="string">
            <text:p text:style-name="P1205"><text:span text:style-name="T3186">0</text:span></text:p>
          </table:table-cell>
          <table:table-cell table:style-name="Tabulka2.A4" office:value-type="string">
            <text:p text:style-name="P1205"><text:span text:style-name="T3184">8</text:span><text:span text:style-name="T3186"> st</text:span></text:p>
          </table:table-cell>
        </table:table-row>
        <table:table-row table:style-name="Tabulka2.9">
          <table:table-cell table:style-name="Tabulka2.A4" office:value-type="string">
            <text:p text:style-name="P1191"><text:span text:style-name="T3186">Obušek</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6">O</text:span></text:p>
          </table:table-cell>
          <table:table-cell table:style-name="Tabulka2.A4" office:value-type="string">
            <text:p text:style-name="P1205"><text:span text:style-name="T3186">0</text:span></text:p>
          </table:table-cell>
          <table:table-cell table:style-name="Tabulka2.A4" office:value-type="string">
            <text:p text:style-name="P1205"><text:span text:style-name="T3186">2 </text:span><text:span text:style-name="T3184">dn</text:span></text:p>
          </table:table-cell>
        </table:table-row>
        <table:table-row table:style-name="Tabulka2.10">
          <table:table-cell table:style-name="Tabulka2.A4" office:value-type="string">
            <text:p text:style-name="P1191"><text:span text:style-name="T3186">Bič</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94">2</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94">0</text:span></text:p>
          </table:table-cell>
          <table:table-cell table:style-name="Tabulka2.A4" office:value-type="string">
            <text:p text:style-name="P1205"><text:span text:style-name="T3186">S</text:span></text:p>
          </table:table-cell>
          <table:table-cell table:style-name="Tabulka2.A4" office:value-type="string">
            <text:p text:style-name="P1205"><text:span text:style-name="T3186">3</text:span></text:p>
          </table:table-cell>
          <table:table-cell table:style-name="Tabulka2.A4" office:value-type="string">
            <text:p text:style-name="P1205"><text:span text:style-name="T3184">8</text:span><text:span text:style-name="T3186"> </text:span><text:span text:style-name="T3184">dn</text:span></text:p>
          </table:table-cell>
        </table:table-row>
        <table:table-row table:style-name="Tabulka2.11">
          <table:table-cell table:style-name="Tabulka2.A4" office:value-type="string">
            <text:p text:style-name="P1191"><text:span text:style-name="T3186">Srp</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94">1</text:span></text:p>
          </table:table-cell>
          <table:table-cell table:style-name="Tabulka2.A4" office:value-type="string">
            <text:p text:style-name="P1205"><text:span text:style-name="T3186">S</text:span></text:p>
          </table:table-cell>
          <table:table-cell table:style-name="Tabulka2.A4" office:value-type="string">
            <text:p text:style-name="P1205"><text:span text:style-name="T3186">0</text:span></text:p>
          </table:table-cell>
          <table:table-cell table:style-name="Tabulka2.A4" office:value-type="string">
            <text:p text:style-name="P1205"><text:span text:style-name="T3184">8</text:span><text:span text:style-name="T3186"> </text:span><text:span text:style-name="T3184">dn</text:span></text:p>
          </table:table-cell>
        </table:table-row>
        <table:table-row table:style-name="Tabulka2.12">
          <table:table-cell table:style-name="Tabulka2.A4" office:value-type="string">
            <text:p text:style-name="P1205"><text:span text:style-name="T3190">střední</text:span></text:p>
          </table:table-cell>
          <table:table-cell table:style-name="Tabulka2.A4" office:value-type="string">
            <text:p text:style-name="P1197"/>
          </table:table-cell>
          <table:table-cell table:style-name="Tabulka2.A4" office:value-type="string">
            <text:p text:style-name="P1200"/>
          </table:table-cell>
          <table:table-cell table:style-name="Tabulka2.A4" office:value-type="string">
            <text:p text:style-name="P1200"/>
          </table:table-cell>
          <table:table-cell table:style-name="Tabulka2.A4" office:value-type="string">
            <text:p text:style-name="P1200"/>
          </table:table-cell>
          <table:table-cell table:style-name="Tabulka2.A4" office:value-type="string">
            <text:p text:style-name="P1197"/>
          </table:table-cell>
          <table:table-cell table:style-name="Tabulka2.A4" office:value-type="string">
            <text:p text:style-name="P1197"/>
          </table:table-cell>
          <table:table-cell table:style-name="Tabulka2.A4" office:value-type="string">
            <text:p text:style-name="P1197"/>
          </table:table-cell>
        </table:table-row>
        <table:table-row table:style-name="Tabulka2.13">
          <table:table-cell table:style-name="Tabulka2.A4" office:value-type="string">
            <text:p text:style-name="P1191"><text:span text:style-name="T3186">Kr</text:span><text:span text:style-name="T3184">átký</text:span><text:span text:style-name="T3186"> meč</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3">2</text:span></text:p>
          </table:table-cell>
          <table:table-cell table:style-name="Tabulka2.A4" office:value-type="string">
            <text:p text:style-name="P1205"><text:span text:style-name="T3186">S, B</text:span></text:p>
          </table:table-cell>
          <table:table-cell table:style-name="Tabulka2.A4" office:value-type="string">
            <text:p text:style-name="P1205"><text:span text:style-name="T3186">1</text:span></text:p>
          </table:table-cell>
          <table:table-cell table:style-name="Tabulka2.A4" office:value-type="string">
            <text:p text:style-name="P1205"><text:span text:style-name="T3186">1 zl, </text:span><text:span text:style-name="T3184">5 st</text:span></text:p>
          </table:table-cell>
        </table:table-row>
        <table:table-row table:style-name="Tabulka2.14">
          <table:table-cell table:style-name="Tabulka2.A4" office:value-type="string">
            <text:p text:style-name="P1191"><text:span text:style-name="T3183">Rapír*</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S, B</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3">6 zl</text:span></text:p>
          </table:table-cell>
        </table:table-row>
        <table:table-row table:style-name="Tabulka2.15">
          <table:table-cell table:style-name="Tabulka2.A4" office:value-type="string">
            <text:p text:style-name="P1191"><text:span text:style-name="T3186">Široký meč, </text:span><text:span text:style-name="T3184">dl. meč,</text:span><text:span text:style-name="T3186"> </text:span><text:span text:style-name="T3184">šavle</text:span></text:p>
          </table:table-cell>
          <table:table-cell table:style-name="Tabulka2.A4" office:value-type="string">
            <text:p text:style-name="P1205"><text:span text:style-name="T3184">3/2</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3/4</text:span></text:p>
          </table:table-cell>
          <table:table-cell table:style-name="Tabulka2.A4" office:value-type="string">
            <text:p text:style-name="P1205"><text:span text:style-name="T3186">S, B</text:span></text:p>
          </table:table-cell>
          <table:table-cell table:style-name="Tabulka2.A4" office:value-type="string">
            <text:p text:style-name="P1205"><text:span text:style-name="T3186">1</text:span></text:p>
          </table:table-cell>
          <table:table-cell table:style-name="Tabulka2.A4" office:value-type="string">
            <text:p text:style-name="P1205"><text:span text:style-name="T3184">3</text:span><text:span text:style-name="T3186"> zl</text:span></text:p>
          </table:table-cell>
        </table:table-row>
        <table:table-row table:style-name="Tabulka2.16">
          <table:table-cell table:style-name="Tabulka2.A4" office:value-type="string">
            <text:p text:style-name="P1191"><text:span text:style-name="T3186">Palcát</text:span></text:p>
          </table:table-cell>
          <table:table-cell table:style-name="Tabulka2.A4" office:value-type="string">
            <text:p text:style-name="P1205"><text:span text:style-name="T3184">3</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84">4</text:span></text:p>
          </table:table-cell>
          <table:table-cell table:style-name="Tabulka2.A4" office:value-type="string">
            <text:p text:style-name="P1205"><text:span text:style-name="T3186">D</text:span></text:p>
          </table:table-cell>
          <table:table-cell table:style-name="Tabulka2.A4" office:value-type="string">
            <text:p text:style-name="P1205"><text:span text:style-name="T3186">1</text:span></text:p>
          </table:table-cell>
          <table:table-cell table:style-name="Tabulka2.A4" office:value-type="string">
            <text:p text:style-name="P1205"><text:span text:style-name="T3184">2 zl</text:span></text:p>
          </table:table-cell>
        </table:table-row>
        <table:table-row table:style-name="Tabulka2.17">
          <table:table-cell table:style-name="Tabulka2.A4" office:value-type="string">
            <text:p text:style-name="P1205"><text:span text:style-name="T3195">t</text:span><text:span text:style-name="T3196">ěžké</text:span></text:p>
          </table:table-cell>
          <table:table-cell table:style-name="Tabulka2.A4" office:value-type="string">
            <text:p text:style-name="P1197"/>
          </table:table-cell>
          <table:table-cell table:style-name="Tabulka2.A4" office:value-type="string">
            <text:p text:style-name="P1200"/>
          </table:table-cell>
          <table:table-cell table:style-name="Tabulka2.A4" office:value-type="string">
            <text:p text:style-name="P1197"/>
          </table:table-cell>
          <table:table-cell table:style-name="Tabulka2.A4" office:value-type="string">
            <text:p text:style-name="P1202"/>
          </table:table-cell>
          <table:table-cell table:style-name="Tabulka2.A4" office:value-type="string">
            <text:p text:style-name="P1197"/>
          </table:table-cell>
          <table:table-cell table:style-name="Tabulka2.A4" office:value-type="string">
            <text:p text:style-name="P1197"/>
          </table:table-cell>
          <table:table-cell table:style-name="Tabulka2.A4" office:value-type="string">
            <text:p text:style-name="P1202"/>
          </table:table-cell>
        </table:table-row>
        <table:table-row table:style-name="Tabulka2.18">
          <table:table-cell table:style-name="Tabulka2.A4" office:value-type="string">
            <text:p text:style-name="P1191"><text:span text:style-name="T3186">Sekera</text:span></text:p>
          </table:table-cell>
          <table:table-cell table:style-name="Tabulka2.A4" office:value-type="string">
            <text:p text:style-name="P1205"><text:span text:style-name="T3184">4</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94">0</text:span></text:p>
          </table:table-cell>
          <table:table-cell table:style-name="Tabulka2.A4" office:value-type="string">
            <text:p text:style-name="P1205"><text:span text:style-name="T3196">6</text:span></text:p>
          </table:table-cell>
          <table:table-cell table:style-name="Tabulka2.A4" office:value-type="string">
            <text:p text:style-name="P1205"><text:span text:style-name="T3186">S</text:span></text:p>
          </table:table-cell>
          <table:table-cell table:style-name="Tabulka2.A4" office:value-type="string">
            <text:p text:style-name="P1205"><text:span text:style-name="T3186">1</text:span></text:p>
          </table:table-cell>
          <table:table-cell table:style-name="Tabulka2.A4" office:value-type="string">
            <text:p text:style-name="P1205"><text:span text:style-name="T3184">5</text:span><text:span text:style-name="T3186"> st</text:span></text:p>
          </table:table-cell>
        </table:table-row>
        <table:table-row table:style-name="Tabulka2.19">
          <table:table-cell table:style-name="Tabulka2.A4" office:value-type="string">
            <text:p text:style-name="P1191"><text:span text:style-name="T3186">Kyj</text:span></text:p>
          </table:table-cell>
          <table:table-cell table:style-name="Tabulka2.A4" office:value-type="string">
            <text:p text:style-name="P1205"><text:span text:style-name="T3184">4</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94">0</text:span></text:p>
          </table:table-cell>
          <table:table-cell table:style-name="Tabulka2.A4" office:value-type="string">
            <text:p text:style-name="P1205"><text:span text:style-name="T3196">5</text:span></text:p>
          </table:table-cell>
          <table:table-cell table:style-name="Tabulka2.A4" office:value-type="string">
            <text:p text:style-name="P1205"><text:span text:style-name="T3186">D</text:span></text:p>
          </table:table-cell>
          <table:table-cell table:style-name="Tabulka2.A4" office:value-type="string">
            <text:p text:style-name="P1205"><text:span text:style-name="T3186">1</text:span></text:p>
          </table:table-cell>
          <table:table-cell table:style-name="Tabulka2.A4" office:value-type="string">
            <text:p text:style-name="P1205"><text:span text:style-name="T3184">2</text:span><text:span text:style-name="T3186"> </text:span><text:span text:style-name="T3184">dn</text:span></text:p>
          </table:table-cell>
        </table:table-row>
        <table:table-row table:style-name="Tabulka2.20">
          <table:table-cell table:style-name="Tabulka2.A4" office:value-type="string">
            <text:p text:style-name="P1191"><text:span text:style-name="T3186">Kladivo</text:span></text:p>
          </table:table-cell>
          <table:table-cell table:style-name="Tabulka2.A4" office:value-type="string">
            <text:p text:style-name="P1205"><text:span text:style-name="T3184">4</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94">0</text:span></text:p>
          </table:table-cell>
          <table:table-cell table:style-name="Tabulka2.A4" office:value-type="string">
            <text:p text:style-name="P1205"><text:span text:style-name="T3196">6</text:span></text:p>
          </table:table-cell>
          <table:table-cell table:style-name="Tabulka2.A4" office:value-type="string">
            <text:p text:style-name="P1205"><text:span text:style-name="T3186">D</text:span></text:p>
          </table:table-cell>
          <table:table-cell table:style-name="Tabulka2.A4" office:value-type="string">
            <text:p text:style-name="P1205"><text:span text:style-name="T3186">1</text:span></text:p>
          </table:table-cell>
          <table:table-cell table:style-name="Tabulka2.A4" office:value-type="string">
            <text:p text:style-name="P1205"><text:span text:style-name="T3184">6</text:span><text:span text:style-name="T3186"> st</text:span></text:p>
          </table:table-cell>
        </table:table-row>
        <table:table-row table:style-name="Tabulka2.21">
          <table:table-cell table:style-name="Tabulka2.A21" table:number-columns-spanned="8" office:value-type="string">
            <text:p text:style-name="P1206"><text:span text:style-name="T3190">Jedenapůlruční</text:span></text:p>
          </table:table-cell>
          <table:covered-table-cell/>
          <table:covered-table-cell/>
          <table:covered-table-cell/>
          <table:covered-table-cell/>
          <table:covered-table-cell/>
          <table:covered-table-cell/>
          <table:covered-table-cell/>
        </table:table-row>
        <table:table-row table:style-name="Tabulka2.22">
          <table:table-cell table:style-name="Tabulka2.A4" office:value-type="string">
            <text:p text:style-name="P1206"><text:span text:style-name="T3196">střední</text:span></text:p>
          </table:table-cell>
          <table:table-cell table:style-name="Tabulka2.A4" office:value-type="string">
            <text:p text:style-name="P1198"/>
          </table:table-cell>
          <table:table-cell table:style-name="Tabulka2.A4" office:value-type="string">
            <text:p text:style-name="P1201"/>
          </table:table-cell>
          <table:table-cell table:style-name="Tabulka2.A4" office:value-type="string">
            <text:p text:style-name="P1201"/>
          </table:table-cell>
          <table:table-cell table:style-name="Tabulka2.A4" office:value-type="string">
            <text:p text:style-name="P1198"/>
          </table:table-cell>
          <table:table-cell table:style-name="Tabulka2.A4" office:value-type="string">
            <text:p text:style-name="P1198"/>
          </table:table-cell>
          <table:table-cell table:style-name="Tabulka2.A4" office:value-type="string">
            <text:p text:style-name="P1198"/>
          </table:table-cell>
          <table:table-cell table:style-name="Tabulka2.A4" office:value-type="string">
            <text:p text:style-name="P1203"/>
          </table:table-cell>
        </table:table-row>
        <text:soft-page-break/>
        <table:table-row table:style-name="Tabulka2.23">
          <table:table-cell table:style-name="Tabulka2.A4" office:value-type="string">
            <text:p text:style-name="P1191"><text:span text:style-name="T3186">Řemdih</text:span></text:p>
          </table:table-cell>
          <table:table-cell table:style-name="Tabulka2.A4" office:value-type="string">
            <text:p text:style-name="P1205"><text:span text:style-name="T3184">3</text:span><text:span text:style-name="T3186">/</text:span><text:span text:style-name="T3184">2</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94">0</text:span></text:p>
          </table:table-cell>
          <table:table-cell table:style-name="Tabulka2.A4" office:value-type="string">
            <text:p text:style-name="P1205"><text:span text:style-name="T3184">2/3</text:span></text:p>
          </table:table-cell>
          <table:table-cell table:style-name="Tabulka2.A4" office:value-type="string">
            <text:p text:style-name="P1205"><text:span text:style-name="T3186">D</text:span></text:p>
          </table:table-cell>
          <table:table-cell table:style-name="Tabulka2.A4" office:value-type="string">
            <text:p text:style-name="P1205"><text:span text:style-name="T3186">2</text:span></text:p>
          </table:table-cell>
          <table:table-cell table:style-name="Tabulka2.A4" office:value-type="string">
            <text:p text:style-name="P1205"><text:span text:style-name="T3186">1 zl, </text:span><text:span text:style-name="T3184">5 st</text:span></text:p>
          </table:table-cell>
        </table:table-row>
        <table:table-row table:style-name="Tabulka2.24">
          <table:table-cell table:style-name="Tabulka2.A4" office:value-type="string">
            <text:p text:style-name="P1205"><text:span text:style-name="T3196">těžké</text:span></text:p>
          </table:table-cell>
          <table:table-cell table:style-name="Tabulka2.A4" office:value-type="string">
            <text:p text:style-name="P1197"/>
          </table:table-cell>
          <table:table-cell table:style-name="Tabulka2.A4" office:value-type="string">
            <text:p text:style-name="P1204"/>
          </table:table-cell>
          <table:table-cell table:style-name="Tabulka2.A4" office:value-type="string">
            <text:p text:style-name="P1204"/>
          </table:table-cell>
          <table:table-cell table:style-name="Tabulka2.A4" office:value-type="string">
            <text:p text:style-name="P1197"/>
          </table:table-cell>
          <table:table-cell table:style-name="Tabulka2.A4" office:value-type="string">
            <text:p text:style-name="P1197"/>
          </table:table-cell>
          <table:table-cell table:style-name="Tabulka2.A4" office:value-type="string">
            <text:p text:style-name="P1197"/>
          </table:table-cell>
          <table:table-cell table:style-name="Tabulka2.A4" office:value-type="string">
            <text:p text:style-name="P1202"/>
          </table:table-cell>
        </table:table-row>
        <table:table-row table:style-name="Tabulka2.25">
          <table:table-cell table:style-name="Tabulka2.A4" office:value-type="string">
            <text:p text:style-name="P1191"><text:span text:style-name="T3184">Jedenapůlručák, bastard</text:span></text:p>
          </table:table-cell>
          <table:table-cell table:style-name="Tabulka2.A4" office:value-type="string">
            <text:p text:style-name="P1205"><text:span text:style-name="T3184">4</text:span><text:span text:style-name="T3186">/</text:span><text:span text:style-name="T3184">3</text:span></text:p>
          </table:table-cell>
          <table:table-cell table:style-name="Tabulka2.A4" office:value-type="string">
            <text:p text:style-name="P1205"><text:span text:style-name="T3194">1</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4/5</text:span></text:p>
          </table:table-cell>
          <table:table-cell table:style-name="Tabulka2.A4" office:value-type="string">
            <text:p text:style-name="P1205"><text:span text:style-name="T3186">S, B</text:span></text:p>
          </table:table-cell>
          <table:table-cell table:style-name="Tabulka2.A4" office:value-type="string">
            <text:p text:style-name="P1205"><text:span text:style-name="T3186">2</text:span></text:p>
          </table:table-cell>
          <table:table-cell table:style-name="Tabulka2.A4" office:value-type="string">
            <text:p text:style-name="P1205"><text:span text:style-name="T3184">5</text:span><text:span text:style-name="T3186"> zl</text:span></text:p>
          </table:table-cell>
        </table:table-row>
        <table:table-row table:style-name="Tabulka2.1">
          <table:table-cell table:style-name="Tabulka2.A21" table:number-columns-spanned="8" office:value-type="string">
            <text:p text:style-name="P1206"><text:span text:style-name="T3190">Obouruční</text:span></text:p>
          </table:table-cell>
          <table:covered-table-cell/>
          <table:covered-table-cell/>
          <table:covered-table-cell/>
          <table:covered-table-cell/>
          <table:covered-table-cell/>
          <table:covered-table-cell/>
          <table:covered-table-cell/>
        </table:table-row>
        <table:table-row table:style-name="Tabulka2.27">
          <table:table-cell table:style-name="Tabulka2.A27" office:value-type="string">
            <text:p text:style-name="P1206"><text:span text:style-name="T3190">lehké</text:span></text:p>
          </table:table-cell>
          <table:table-cell table:style-name="Tabulka2.A27" office:value-type="string">
            <text:p text:style-name="P1198"/>
          </table:table-cell>
          <table:table-cell table:style-name="Tabulka2.A27" office:value-type="string">
            <text:p text:style-name="P1198"/>
          </table:table-cell>
          <table:table-cell table:style-name="Tabulka2.A27" office:value-type="string">
            <text:p text:style-name="P1198"/>
          </table:table-cell>
          <table:table-cell table:style-name="Tabulka2.A27" office:value-type="string">
            <text:p text:style-name="P1196"/>
          </table:table-cell>
          <table:table-cell table:style-name="Tabulka2.A27" office:value-type="string">
            <text:p text:style-name="P1198"/>
          </table:table-cell>
          <table:table-cell table:style-name="Tabulka2.A27" office:value-type="string">
            <text:p text:style-name="P1198"/>
          </table:table-cell>
          <table:table-cell table:style-name="Tabulka2.A27" office:value-type="string">
            <text:p text:style-name="P1198"/>
          </table:table-cell>
        </table:table-row>
        <table:table-row table:style-name="Tabulka2.28">
          <table:table-cell table:style-name="Tabulka2.A4" office:value-type="string">
            <text:p text:style-name="P1193"><text:span text:style-name="T3186">Dřevěná hůl</text:span></text:p>
          </table:table-cell>
          <table:table-cell table:style-name="Tabulka2.A4" office:value-type="string">
            <text:p text:style-name="P1206"><text:span text:style-name="T3184">0</text:span></text:p>
          </table:table-cell>
          <table:table-cell table:style-name="Tabulka2.A4" office:value-type="string">
            <text:p text:style-name="P1206"><text:span text:style-name="T3184">2</text:span></text:p>
          </table:table-cell>
          <table:table-cell table:style-name="Tabulka2.A4" office:value-type="string">
            <text:p text:style-name="P1206"><text:span text:style-name="T3184">2</text:span></text:p>
          </table:table-cell>
          <table:table-cell table:style-name="Tabulka2.A4" office:value-type="string">
            <text:p text:style-name="P1206"><text:span text:style-name="T3184">0</text:span></text:p>
          </table:table-cell>
          <table:table-cell table:style-name="Tabulka2.A4" office:value-type="string">
            <text:p text:style-name="P1206"><text:span text:style-name="T3186">D</text:span></text:p>
          </table:table-cell>
          <table:table-cell table:style-name="Tabulka2.A4" office:value-type="string">
            <text:p text:style-name="P1206"><text:span text:style-name="T3186">1-2</text:span></text:p>
          </table:table-cell>
          <table:table-cell table:style-name="Tabulka2.A4" office:value-type="string">
            <text:p text:style-name="P1206"><text:span text:style-name="T3186">1 dn</text:span></text:p>
          </table:table-cell>
        </table:table-row>
        <table:table-row table:style-name="Tabulka2.29">
          <table:table-cell table:style-name="Tabulka2.A4" office:value-type="string">
            <text:p text:style-name="P1191"><text:span text:style-name="T3186">Okovaná bojová hůl</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6">D</text:span></text:p>
          </table:table-cell>
          <table:table-cell table:style-name="Tabulka2.A4" office:value-type="string">
            <text:p text:style-name="P1205"><text:span text:style-name="T3186">1-2</text:span></text:p>
          </table:table-cell>
          <table:table-cell table:style-name="Tabulka2.A4" office:value-type="string">
            <text:p text:style-name="P1205"><text:span text:style-name="T3186">1 st</text:span></text:p>
          </table:table-cell>
        </table:table-row>
        <table:table-row table:style-name="Tabulka2.30">
          <table:table-cell table:style-name="Tabulka2.A4" office:value-type="string">
            <text:p text:style-name="P1191"><text:span text:style-name="T3186">Vidle</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86">B</text:span></text:p>
          </table:table-cell>
          <table:table-cell table:style-name="Tabulka2.A4" office:value-type="string">
            <text:p text:style-name="P1205"><text:span text:style-name="T3186">2</text:span></text:p>
          </table:table-cell>
          <table:table-cell table:style-name="Tabulka2.A4" office:value-type="string">
            <text:p text:style-name="P1205"><text:span text:style-name="T3184">1 st, 2 dn</text:span></text:p>
          </table:table-cell>
        </table:table-row>
        <table:table-row table:style-name="Tabulka2.31">
          <table:table-cell table:style-name="Tabulka2.A4" office:value-type="string">
            <text:p text:style-name="P1205"><text:span text:style-name="T3190">střední</text:span></text:p>
          </table:table-cell>
          <table:table-cell table:style-name="Tabulka2.A4" office:value-type="string">
            <text:p text:style-name="P1197"/>
          </table:table-cell>
          <table:table-cell table:style-name="Tabulka2.A4" office:value-type="string">
            <text:p text:style-name="P1197"/>
          </table:table-cell>
          <table:table-cell table:style-name="Tabulka2.A4" office:value-type="string">
            <text:p text:style-name="P1197"/>
          </table:table-cell>
          <table:table-cell table:style-name="Tabulka2.A4" office:value-type="string">
            <text:p text:style-name="P1197"/>
          </table:table-cell>
          <table:table-cell table:style-name="Tabulka2.A4" office:value-type="string">
            <text:p text:style-name="P1197"/>
          </table:table-cell>
          <table:table-cell table:style-name="Tabulka2.A4" office:value-type="string">
            <text:p text:style-name="P1197"/>
          </table:table-cell>
          <table:table-cell table:style-name="Tabulka2.A4" office:value-type="string">
            <text:p text:style-name="P1197"/>
          </table:table-cell>
        </table:table-row>
        <table:table-row table:style-name="Tabulka2.32">
          <table:table-cell table:style-name="Tabulka2.A4" office:value-type="string">
            <text:p text:style-name="P1191"><text:span text:style-name="T3186">Trojzubec</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84">3</text:span></text:p>
          </table:table-cell>
          <table:table-cell table:style-name="Tabulka2.A4" office:value-type="string">
            <text:p text:style-name="P1205"><text:span text:style-name="T3186">B</text:span></text:p>
          </table:table-cell>
          <table:table-cell table:style-name="Tabulka2.A4" office:value-type="string">
            <text:p text:style-name="P1205"><text:span text:style-name="T3186">2</text:span></text:p>
          </table:table-cell>
          <table:table-cell table:style-name="Tabulka2.A4" office:value-type="string">
            <text:p text:style-name="P1205"><text:span text:style-name="T3186">5 st</text:span></text:p>
          </table:table-cell>
        </table:table-row>
        <table:table-row table:style-name="Tabulka2.33">
          <table:table-cell table:style-name="Tabulka2.A4" office:value-type="string">
            <text:p text:style-name="P1191"><text:span text:style-name="T3186">Cep</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86">D</text:span></text:p>
          </table:table-cell>
          <table:table-cell table:style-name="Tabulka2.A4" office:value-type="string">
            <text:p text:style-name="P1205"><text:span text:style-name="T3186">2</text:span></text:p>
          </table:table-cell>
          <table:table-cell table:style-name="Tabulka2.A4" office:value-type="string">
            <text:p text:style-name="P1205"><text:span text:style-name="T3184">5 dn</text:span></text:p>
          </table:table-cell>
        </table:table-row>
        <table:table-row table:style-name="Tabulka2.34">
          <table:table-cell table:style-name="Tabulka2.A4" office:value-type="string">
            <text:p text:style-name="P1191"><text:span text:style-name="T3186">Kopí, </text:span><text:span text:style-name="T3184">s</text:span><text:span text:style-name="T3186">udlice</text:span></text:p>
          </table:table-cell>
          <table:table-cell table:style-name="Tabulka2.A4" office:value-type="string">
            <text:p text:style-name="P1205"><text:span text:style-name="T3184">3</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4</text:span></text:p>
          </table:table-cell>
          <table:table-cell table:style-name="Tabulka2.A4" office:value-type="string">
            <text:p text:style-name="P1205"><text:span text:style-name="T3186">B</text:span></text:p>
          </table:table-cell>
          <table:table-cell table:style-name="Tabulka2.A4" office:value-type="string">
            <text:p text:style-name="P1205"><text:span text:style-name="T3184">2</text:span></text:p>
          </table:table-cell>
          <table:table-cell table:style-name="Tabulka2.A4" office:value-type="string">
            <text:p text:style-name="P1205"><text:span text:style-name="T3184">1 zl</text:span></text:p>
          </table:table-cell>
        </table:table-row>
        <table:table-row table:style-name="Tabulka2.35">
          <table:table-cell table:style-name="Tabulka2.A4" office:value-type="string">
            <text:p text:style-name="P1191"><text:span text:style-name="T3184">H</text:span><text:span text:style-name="T3186">alapartna</text:span></text:p>
          </table:table-cell>
          <table:table-cell table:style-name="Tabulka2.A4" office:value-type="string">
            <text:p text:style-name="P1205"><text:span text:style-name="T3184">4</text:span></text:p>
          </table:table-cell>
          <table:table-cell table:style-name="Tabulka2.A4" office:value-type="string">
            <text:p text:style-name="P1205"><text:span text:style-name="T3194">1</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84">5</text:span></text:p>
          </table:table-cell>
          <table:table-cell table:style-name="Tabulka2.A4" office:value-type="string">
            <text:p text:style-name="P1205"><text:span text:style-name="T3186">S, B</text:span></text:p>
          </table:table-cell>
          <table:table-cell table:style-name="Tabulka2.A4" office:value-type="string">
            <text:p text:style-name="P1205"><text:span text:style-name="T3194">3</text:span></text:p>
          </table:table-cell>
          <table:table-cell table:style-name="Tabulka2.A4" office:value-type="string">
            <text:p text:style-name="P1205"><text:span text:style-name="T3184">2 zl</text:span></text:p>
          </table:table-cell>
        </table:table-row>
        <table:table-row table:style-name="Tabulka2.36">
          <table:table-cell table:style-name="Tabulka2.A4" office:value-type="string">
            <text:p text:style-name="P1191"><text:span text:style-name="T3186">Píka <text:s text:c="2"/></text:span></text:p>
          </table:table-cell>
          <table:table-cell table:style-name="Tabulka2.A4" office:value-type="string">
            <text:p text:style-name="P1205"><text:span text:style-name="T3184">5</text:span></text:p>
          </table:table-cell>
          <table:table-cell table:style-name="Tabulka2.A4" office:value-type="string">
            <text:p text:style-name="P1205"><text:span text:style-name="T3194">1</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84">6</text:span></text:p>
          </table:table-cell>
          <table:table-cell table:style-name="Tabulka2.A4" office:value-type="string">
            <text:p text:style-name="P1205"><text:span text:style-name="T3186">B</text:span></text:p>
          </table:table-cell>
          <table:table-cell table:style-name="Tabulka2.A4" office:value-type="string">
            <text:p text:style-name="P1205"><text:span text:style-name="T3194">4</text:span></text:p>
          </table:table-cell>
          <table:table-cell table:style-name="Tabulka2.A4" office:value-type="string">
            <text:p text:style-name="P1205"><text:span text:style-name="T3184">1</text:span><text:span text:style-name="T3186"> </text:span><text:span text:style-name="T3184">zl</text:span></text:p>
          </table:table-cell>
        </table:table-row>
        <table:table-row table:style-name="Tabulka2.37">
          <table:table-cell table:style-name="Tabulka2.A4" office:value-type="string">
            <text:p text:style-name="P1205"><text:span text:style-name="T3190">těžké</text:span></text:p>
          </table:table-cell>
          <table:table-cell table:style-name="Tabulka2.A4" office:value-type="string">
            <text:p text:style-name="P1197"/>
          </table:table-cell>
          <table:table-cell table:style-name="Tabulka2.A4" office:value-type="string">
            <text:p text:style-name="P1197"/>
          </table:table-cell>
          <table:table-cell table:style-name="Tabulka2.A4" office:value-type="string">
            <text:p text:style-name="P1197"/>
          </table:table-cell>
          <table:table-cell table:style-name="Tabulka2.A4" office:value-type="string">
            <text:p text:style-name="P1197"/>
          </table:table-cell>
          <table:table-cell table:style-name="Tabulka2.A4" office:value-type="string">
            <text:p text:style-name="P1197"/>
          </table:table-cell>
          <table:table-cell table:style-name="Tabulka2.A4" office:value-type="string">
            <text:p text:style-name="P1197"/>
          </table:table-cell>
          <table:table-cell table:style-name="Tabulka2.A4" office:value-type="string">
            <text:p text:style-name="P1197"/>
          </table:table-cell>
        </table:table-row>
        <table:table-row table:style-name="Tabulka2.38">
          <table:table-cell table:style-name="Tabulka2.A4" office:value-type="string">
            <text:p text:style-name="P1191"><text:span text:style-name="T3186">Obouruč</text:span><text:span text:style-name="T3184">ní meč či šavle</text:span></text:p>
          </table:table-cell>
          <table:table-cell table:style-name="Tabulka2.A4" office:value-type="string">
            <text:p text:style-name="P1205"><text:span text:style-name="T3184">4</text:span></text:p>
          </table:table-cell>
          <table:table-cell table:style-name="Tabulka2.A4" office:value-type="string">
            <text:p text:style-name="P1205"><text:span text:style-name="T3194">0</text:span></text:p>
          </table:table-cell>
          <table:table-cell table:style-name="Tabulka2.A4" office:value-type="string">
            <text:p text:style-name="P1205"><text:span text:style-name="T3184">1</text:span></text:p>
          </table:table-cell>
          <table:table-cell table:style-name="Tabulka2.A4" office:value-type="string">
            <text:p text:style-name="P1205"><text:span text:style-name="T3196">7</text:span></text:p>
          </table:table-cell>
          <table:table-cell table:style-name="Tabulka2.A4" office:value-type="string">
            <text:p text:style-name="P1205"><text:span text:style-name="T3186">S</text:span></text:p>
          </table:table-cell>
          <table:table-cell table:style-name="Tabulka2.A4" office:value-type="string">
            <text:p text:style-name="P1205"><text:span text:style-name="T3186">2</text:span></text:p>
          </table:table-cell>
          <table:table-cell table:style-name="Tabulka2.A4" office:value-type="string">
            <text:p text:style-name="P1205"><text:span text:style-name="T3184">6</text:span><text:span text:style-name="T3186"> zl</text:span></text:p>
          </table:table-cell>
        </table:table-row>
        <table:table-row table:style-name="Tabulka2.39">
          <table:table-cell table:style-name="Tabulka2.A4" office:value-type="string">
            <text:p text:style-name="P1191"><text:span text:style-name="T3186">Válečné kladivo</text:span></text:p>
          </table:table-cell>
          <table:table-cell table:style-name="Tabulka2.A4" office:value-type="string">
            <text:p text:style-name="P1205"><text:span text:style-name="T3184">5</text:span></text:p>
          </table:table-cell>
          <table:table-cell table:style-name="Tabulka2.A4" office:value-type="string">
            <text:p text:style-name="P1205"><text:span text:style-name="T3194">0</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84">7</text:span><text:span text:style-name="T3196">**</text:span></text:p>
          </table:table-cell>
          <table:table-cell table:style-name="Tabulka2.A4" office:value-type="string">
            <text:p text:style-name="P1205"><text:span text:style-name="T3186">D, P</text:span></text:p>
          </table:table-cell>
          <table:table-cell table:style-name="Tabulka2.A4" office:value-type="string">
            <text:p text:style-name="P1205"><text:span text:style-name="T3186">2</text:span></text:p>
          </table:table-cell>
          <table:table-cell table:style-name="Tabulka2.A4" office:value-type="string">
            <text:p text:style-name="P1205"><text:span text:style-name="T3184">4</text:span><text:span text:style-name="T3186"> zl</text:span></text:p>
          </table:table-cell>
        </table:table-row>
        <table:table-row table:style-name="Tabulka2.40">
          <table:table-cell table:style-name="Tabulka2.A4" office:value-type="string">
            <text:p text:style-name="P1191"><text:span text:style-name="T3186">Těžký kyj</text:span></text:p>
          </table:table-cell>
          <table:table-cell table:style-name="Tabulka2.A4" office:value-type="string">
            <text:p text:style-name="P1205"><text:span text:style-name="T3184">5</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84">0</text:span></text:p>
          </table:table-cell>
          <table:table-cell table:style-name="Tabulka2.A4" office:value-type="string">
            <text:p text:style-name="P1205"><text:span text:style-name="T3196">7</text:span></text:p>
          </table:table-cell>
          <table:table-cell table:style-name="Tabulka2.A4" office:value-type="string">
            <text:p text:style-name="P1205"><text:span text:style-name="T3186">D</text:span></text:p>
          </table:table-cell>
          <table:table-cell table:style-name="Tabulka2.A4" office:value-type="string">
            <text:p text:style-name="P1205"><text:span text:style-name="T3186">2</text:span></text:p>
          </table:table-cell>
          <table:table-cell table:style-name="Tabulka2.A4" office:value-type="string">
            <text:p text:style-name="P1205"><text:span text:style-name="T3186">2 st</text:span></text:p>
          </table:table-cell>
        </table:table-row>
        <table:table-row table:style-name="Tabulka2.41">
          <table:table-cell table:style-name="Tabulka2.A4" office:value-type="string">
            <text:p text:style-name="P1193"><text:span text:style-name="T3186">Obouruční palice</text:span></text:p>
          </table:table-cell>
          <table:table-cell table:style-name="Tabulka2.A4" office:value-type="string">
            <text:p text:style-name="P1206"><text:span text:style-name="T3184">5</text:span></text:p>
          </table:table-cell>
          <table:table-cell table:style-name="Tabulka2.A4" office:value-type="string">
            <text:p text:style-name="P1206"><text:span text:style-name="T3194">0</text:span></text:p>
          </table:table-cell>
          <table:table-cell table:style-name="Tabulka2.A4" office:value-type="string">
            <text:p text:style-name="P1206"><text:span text:style-name="T3184">0</text:span></text:p>
          </table:table-cell>
          <table:table-cell table:style-name="Tabulka2.A4" office:value-type="string">
            <text:p text:style-name="P1206"><text:span text:style-name="T3196">8</text:span></text:p>
          </table:table-cell>
          <table:table-cell table:style-name="Tabulka2.A4" office:value-type="string">
            <text:p text:style-name="P1206"><text:span text:style-name="T3186">D</text:span></text:p>
          </table:table-cell>
          <table:table-cell table:style-name="Tabulka2.A4" office:value-type="string">
            <text:p text:style-name="P1206"><text:span text:style-name="T3186">2</text:span></text:p>
          </table:table-cell>
          <table:table-cell table:style-name="Tabulka2.A4" office:value-type="string">
            <text:p text:style-name="P1206"><text:span text:style-name="T3186">1 zl</text:span></text:p>
          </table:table-cell>
        </table:table-row>
        <table:table-row table:style-name="Tabulka2.42">
          <table:table-cell table:style-name="Tabulka2.A4" office:value-type="string">
            <text:p text:style-name="P1193"><text:span text:style-name="T3186">Válečná sekera</text:span></text:p>
          </table:table-cell>
          <table:table-cell table:style-name="Tabulka2.A4" office:value-type="string">
            <text:p text:style-name="P1206"><text:span text:style-name="T3184">5</text:span></text:p>
          </table:table-cell>
          <table:table-cell table:style-name="Tabulka2.A4" office:value-type="string">
            <text:p text:style-name="P1206"><text:span text:style-name="T3194">0</text:span></text:p>
          </table:table-cell>
          <table:table-cell table:style-name="Tabulka2.A4" office:value-type="string">
            <text:p text:style-name="P1206"><text:span text:style-name="T3184">0</text:span></text:p>
          </table:table-cell>
          <table:table-cell table:style-name="Tabulka2.A4" office:value-type="string">
            <text:p text:style-name="P1206"><text:span text:style-name="T3196">8</text:span></text:p>
          </table:table-cell>
          <table:table-cell table:style-name="Tabulka2.A4" office:value-type="string">
            <text:p text:style-name="P1206"><text:span text:style-name="T3186">S</text:span></text:p>
          </table:table-cell>
          <table:table-cell table:style-name="Tabulka2.A4" office:value-type="string">
            <text:p text:style-name="P1206"><text:span text:style-name="T3186">2</text:span></text:p>
          </table:table-cell>
          <table:table-cell table:style-name="Tabulka2.A4" office:value-type="string">
            <text:p text:style-name="P1206"><text:span text:style-name="T3184">5</text:span><text:span text:style-name="T3186"> zl</text:span></text:p>
          </table:table-cell>
        </table:table-row>
        <table:table-row table:style-name="Tabulka2.43">
          <table:table-cell table:style-name="Tabulka2.A43" table:number-columns-spanned="8" office:value-type="string">
            <text:p text:style-name="P1206"><text:span text:style-name="T3190">Kombinace</text:span></text:p>
          </table:table-cell>
          <table:covered-table-cell/>
          <table:covered-table-cell/>
          <table:covered-table-cell/>
          <table:covered-table-cell/>
          <table:covered-table-cell/>
          <table:covered-table-cell/>
          <table:covered-table-cell/>
        </table:table-row>
        <table:table-row table:style-name="Tabulka2.44">
          <table:table-cell table:style-name="Tabulka2.A4" office:value-type="string">
            <text:p text:style-name="P1193"><text:span text:style-name="T3186">Dvě dýky</text:span></text:p>
          </table:table-cell>
          <table:table-cell table:style-name="Tabulka2.A4" office:value-type="string">
            <text:p text:style-name="P1206"><text:span text:style-name="T3184">0</text:span></text:p>
          </table:table-cell>
          <table:table-cell table:style-name="Tabulka2.A4" office:value-type="string">
            <text:p text:style-name="P1206"><text:span text:style-name="T3184">2</text:span></text:p>
          </table:table-cell>
          <table:table-cell table:style-name="Tabulka2.A4" office:value-type="string">
            <text:p text:style-name="P1206"><text:span text:style-name="T3184">0</text:span></text:p>
          </table:table-cell>
          <table:table-cell table:style-name="Tabulka2.A4" office:value-type="string">
            <text:p text:style-name="P1206"><text:span text:style-name="T3184">1</text:span></text:p>
          </table:table-cell>
          <table:table-cell table:style-name="Tabulka2.A4" office:value-type="string">
            <text:p text:style-name="P1206"><text:span text:style-name="T3186">B</text:span></text:p>
          </table:table-cell>
          <table:table-cell table:style-name="Tabulka2.A4" office:value-type="string">
            <text:p text:style-name="P1206"><text:span text:style-name="T3186">0</text:span></text:p>
          </table:table-cell>
          <table:table-cell table:style-name="Tabulka2.A4" office:value-type="string">
            <text:p text:style-name="P1198"/>
          </table:table-cell>
        </table:table-row>
        <table:table-row table:style-name="Tabulka2.45">
          <table:table-cell table:style-name="Tabulka2.A45" office:value-type="string">
            <text:p text:style-name="P1193"><text:span text:style-name="T3186">Dl. dýka </text:span><text:span text:style-name="T3184">nebo tesák</text:span><text:span text:style-name="T3186"> + dýka</text:span></text:p>
          </table:table-cell>
          <table:table-cell table:style-name="Tabulka2.A45" office:value-type="string">
            <text:p text:style-name="P1206"><text:span text:style-name="T3184">1</text:span></text:p>
          </table:table-cell>
          <table:table-cell table:style-name="Tabulka2.A45" office:value-type="string">
            <text:p text:style-name="P1206"><text:span text:style-name="T3184">2</text:span></text:p>
          </table:table-cell>
          <table:table-cell table:style-name="Tabulka2.A45" office:value-type="string">
            <text:p text:style-name="P1206"><text:span text:style-name="T3184">1</text:span></text:p>
          </table:table-cell>
          <table:table-cell table:style-name="Tabulka2.A45" office:value-type="string">
            <text:p text:style-name="P1206"><text:span text:style-name="T3184">1</text:span></text:p>
          </table:table-cell>
          <table:table-cell table:style-name="Tabulka2.A45" office:value-type="string">
            <text:p text:style-name="P1206"><text:span text:style-name="T3184">(S), </text:span><text:span text:style-name="T3186">B</text:span></text:p>
          </table:table-cell>
          <table:table-cell table:style-name="Tabulka2.A45" office:value-type="string">
            <text:p text:style-name="P1206"><text:span text:style-name="T3186">0</text:span></text:p>
          </table:table-cell>
          <table:table-cell table:style-name="Tabulka2.A45" office:value-type="string">
            <text:p text:style-name="P1198"/>
          </table:table-cell>
        </table:table-row>
      </table:table>
      <text:p text:style-name="P1194"/>
      <text:p text:style-name="P1191"><text:span text:style-name="T3183">* Velmi vzácná zbraň. Při použití se štítem je útok jen 1</text:span></text:p>
      <text:p text:style-name="P1191"><text:span text:style-name="T3183">** Při útoku průrazným bodcem se snižuje zranění o 1, ale při zásahu do zbroje se počítá KZ o 3 nižší.</text:span></text:p>
      <text:p text:style-name="P1194"/>
      <text:p text:style-name="P1191"><text:span text:style-name="T3183">/* K délce zbraní: U zbraní vyžadujících rozmach se v tomto prostoru nesmí vyskytovat ani spolubojovníci (pokud se vyskytují, postava má postih k hodu na útok). */</text:span></text:p>
      <text:p text:style-name="P1194"/>
      <text:p text:style-name="P1191"><text:span text:style-name="T3183">IMPORTANT (kombinace zbraní):</text:span></text:p>
      <text:p text:style-name="P1191"><text:span text:style-name="T3183">-- sekundární zbraň dává +1 do útoku s tím, že je možné se operativně rozhodnout, která zbraň je primární. Při boji s krátkým mečem (1/+2) a </text:span><text:soft-page-break/><text:span text:style-name="T3183">dýkou (2/0) je tedy možné mít buď 2/+2 (pokud bude kr. meč primární) nebo 3/0 (pokud bude obrana primární). Obrana je dána zbraní, která má vyšší obranu.</text:span></text:p>
      <text:p text:style-name="P1191"><text:span text:style-name="T3183">/* KOMBINACE NESMÍ DÁVAT BONUS DO OBRANY, JINAK BY BYLA VŽDYCKY LEPŠÍ NEŽ ŠTÍT A NEBYL BY TUDÍŽ DŮVOD ŠTÍT POUŽÍVAT. */</text:span></text:p>
      <text:p text:style-name="P1194"/>
      <text:p text:style-name="P1195"/>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table:number-columns-spanned="7" office:value-type="string">
            <text:list xml:id="list154005783838512" text:continue-numbering="true" text:style-name="WWNum1">
              <text:list-item>
                <text:list>
                  <text:list-item>
                    <text:list>
                      <text:list-item>
                        <text:list>
                          <text:list-item>
                            <text:h text:style-name="P1135" text:outline-level="4">Tabulka střelných a vrhacích zbraní</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ulka3.1">
          <table:table-cell table:style-name="Tabulka3.A2" office:value-type="string">
            <text:p text:style-name="P1193"><text:span text:style-name="T3186">Zbraň</text:span></text:p>
          </table:table-cell>
          <table:table-cell table:style-name="Tabulka3.A2" office:value-type="string">
            <text:p text:style-name="P1206"><text:span text:style-name="T3186">MinSil</text:span></text:p>
          </table:table-cell>
          <table:table-cell table:style-name="Tabulka3.A2" office:value-type="string">
            <text:p text:style-name="P1206"><text:span text:style-name="T3186">Útok</text:span></text:p>
          </table:table-cell>
          <table:table-cell table:style-name="Tabulka3.A2" office:value-type="string">
            <text:p text:style-name="P1206"><text:span text:style-name="T3186">Zranění</text:span></text:p>
          </table:table-cell>
          <table:table-cell table:style-name="Tabulka3.A2" office:value-type="string">
            <text:p text:style-name="P1198"/>
          </table:table-cell>
          <table:table-cell table:style-name="Tabulka3.A2" office:value-type="string">
            <text:p text:style-name="P1206"><text:span text:style-name="T3186">Základní dostřel</text:span></text:p>
          </table:table-cell>
          <table:table-cell table:style-name="Tabulka3.A2" office:value-type="string">
            <text:p text:style-name="P1206"><text:span text:style-name="T3186">Cena</text:span></text:p>
          </table:table-cell>
        </table:table-row>
        <table:table-row table:style-name="Tabulka3.1">
          <table:table-cell table:style-name="Tabulka3.A3" table:number-columns-spanned="7" office:value-type="string">
            <text:p text:style-name="P1206"><text:span text:style-name="T3196">Střelné</text:span></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1193"><text:span text:style-name="T3186">Krátký luk</text:span><text:span text:style-name="T3184">*</text:span></text:p>
          </table:table-cell>
          <table:table-cell table:style-name="Tabulka3.B4" office:value-type="string">
            <text:p text:style-name="P1206"><text:span text:style-name="T3184">2</text:span></text:p>
          </table:table-cell>
          <table:table-cell table:style-name="Tabulka3.B4" office:value-type="string">
            <text:p text:style-name="P1206"><text:span text:style-name="T3186">2</text:span></text:p>
          </table:table-cell>
          <table:table-cell table:style-name="Tabulka3.B4" office:value-type="string">
            <text:p text:style-name="P1206"><text:span text:style-name="T3184">4</text:span></text:p>
          </table:table-cell>
          <table:table-cell table:style-name="Tabulka3.B4" office:value-type="string">
            <text:p text:style-name="P1198"/>
          </table:table-cell>
          <table:table-cell table:style-name="Tabulka3.B4" office:value-type="string">
            <text:p text:style-name="P1206"><text:span text:style-name="T3186">3*Sil + </text:span><text:span text:style-name="T3184">14</text:span></text:p>
          </table:table-cell>
          <table:table-cell table:style-name="Tabulka3.B4" office:value-type="string">
            <text:p text:style-name="P1206"><text:span text:style-name="T3186">1 zl</text:span></text:p>
          </table:table-cell>
        </table:table-row>
        <table:table-row table:style-name="Tabulka3.1">
          <table:table-cell table:style-name="Tabulka3.B4" office:value-type="string">
            <text:p text:style-name="P1191"><text:span text:style-name="T3186">Dlouhý luk</text:span><text:span text:style-name="T3184">*</text:span></text:p>
          </table:table-cell>
          <table:table-cell table:style-name="Tabulka3.B4" office:value-type="string">
            <text:p text:style-name="P1205"><text:span text:style-name="T3184">3</text:span></text:p>
          </table:table-cell>
          <table:table-cell table:style-name="Tabulka3.B4" office:value-type="string">
            <text:p text:style-name="P1205"><text:span text:style-name="T3186">2</text:span></text:p>
          </table:table-cell>
          <table:table-cell table:style-name="Tabulka3.B4" office:value-type="string">
            <text:p text:style-name="P1205"><text:span text:style-name="T3184">5</text:span></text:p>
          </table:table-cell>
          <table:table-cell table:style-name="Tabulka3.B4" office:value-type="string">
            <text:p text:style-name="P1197"/>
          </table:table-cell>
          <table:table-cell table:style-name="Tabulka3.B4" office:value-type="string">
            <text:p text:style-name="P1205"><text:span text:style-name="T3186">3*Sil + </text:span><text:span text:style-name="T3184">21</text:span></text:p>
          </table:table-cell>
          <table:table-cell table:style-name="Tabulka3.B4" office:value-type="string">
            <text:p text:style-name="P1205"><text:span text:style-name="T3186">2 zl</text:span></text:p>
          </table:table-cell>
        </table:table-row>
        <table:table-row table:style-name="Tabulka3.1">
          <table:table-cell table:style-name="Tabulka3.B4" office:value-type="string">
            <text:p text:style-name="P1191"><text:span text:style-name="T3186">Lehká kuše</text:span><text:span text:style-name="T3184">**</text:span></text:p>
          </table:table-cell>
          <table:table-cell table:style-name="Tabulka3.B4" office:value-type="string">
            <text:p text:style-name="P1205"><text:span text:style-name="T3184">0</text:span></text:p>
          </table:table-cell>
          <table:table-cell table:style-name="Tabulka3.B4" office:value-type="string">
            <text:p text:style-name="P1205"><text:span text:style-name="T3186">2</text:span></text:p>
          </table:table-cell>
          <table:table-cell table:style-name="Tabulka3.B4" office:value-type="string">
            <text:p text:style-name="P1205"><text:span text:style-name="T3184">5</text:span></text:p>
          </table:table-cell>
          <table:table-cell table:style-name="Tabulka3.B4" office:value-type="string">
            <text:p text:style-name="P1197"/>
          </table:table-cell>
          <table:table-cell table:style-name="Tabulka3.B4" office:value-type="string">
            <text:p text:style-name="P1205"><text:span text:style-name="T3186">20</text:span></text:p>
          </table:table-cell>
          <table:table-cell table:style-name="Tabulka3.B4" office:value-type="string">
            <text:p text:style-name="P1205"><text:span text:style-name="T3184">5</text:span><text:span text:style-name="T3186"> zl</text:span></text:p>
          </table:table-cell>
        </table:table-row>
        <table:table-row table:style-name="Tabulka3.1">
          <table:table-cell table:style-name="Tabulka3.B4" office:value-type="string">
            <text:p text:style-name="P1191"><text:span text:style-name="T3186">Těžká kuše</text:span><text:span text:style-name="T3184">***</text:span></text:p>
          </table:table-cell>
          <table:table-cell table:style-name="Tabulka3.B4" office:value-type="string">
            <text:p text:style-name="P1205"><text:span text:style-name="T3184">0</text:span></text:p>
          </table:table-cell>
          <table:table-cell table:style-name="Tabulka3.B4" office:value-type="string">
            <text:p text:style-name="P1205"><text:span text:style-name="T3184">1</text:span></text:p>
          </table:table-cell>
          <table:table-cell table:style-name="Tabulka3.B4" office:value-type="string">
            <text:p text:style-name="P1205"><text:span text:style-name="T3184">8</text:span></text:p>
          </table:table-cell>
          <table:table-cell table:style-name="Tabulka3.B4" office:value-type="string">
            <text:p text:style-name="P1197"/>
          </table:table-cell>
          <table:table-cell table:style-name="Tabulka3.B4" office:value-type="string">
            <text:p text:style-name="P1205"><text:span text:style-name="T3186">30</text:span></text:p>
          </table:table-cell>
          <table:table-cell table:style-name="Tabulka3.B4" office:value-type="string">
            <text:p text:style-name="P1205"><text:span text:style-name="T3184">10</text:span><text:span text:style-name="T3186"> zl</text:span></text:p>
          </table:table-cell>
        </table:table-row>
        <table:table-row table:style-name="Tabulka3.1">
          <table:table-cell table:style-name="Tabulka3.B4" office:value-type="string">
            <text:p text:style-name="P1191"><text:span text:style-name="T3186">Foukačka</text:span><text:span text:style-name="T3184">****</text:span></text:p>
          </table:table-cell>
          <table:table-cell table:style-name="Tabulka3.B4" office:value-type="string">
            <text:p text:style-name="P1205"><text:span text:style-name="T3186">0</text:span></text:p>
          </table:table-cell>
          <table:table-cell table:style-name="Tabulka3.B4" office:value-type="string">
            <text:p text:style-name="P1205"><text:span text:style-name="T3186">1</text:span></text:p>
          </table:table-cell>
          <table:table-cell table:style-name="Tabulka3.B4" office:value-type="string">
            <text:p text:style-name="P1205"><text:span text:style-name="T3186">(1)</text:span></text:p>
          </table:table-cell>
          <table:table-cell table:style-name="Tabulka3.B4" office:value-type="string">
            <text:p text:style-name="P1197"/>
          </table:table-cell>
          <table:table-cell table:style-name="Tabulka3.B4" office:value-type="string">
            <text:p text:style-name="P1205"><text:span text:style-name="T3186">7</text:span></text:p>
          </table:table-cell>
          <table:table-cell table:style-name="Tabulka3.B4" office:value-type="string">
            <text:p text:style-name="P1205"><text:span text:style-name="T3186">1 st</text:span></text:p>
          </table:table-cell>
        </table:table-row>
        <table:table-row table:style-name="Tabulka3.1">
          <table:table-cell table:style-name="Tabulka3.B4" office:value-type="string">
            <text:p text:style-name="P1191"><text:span text:style-name="T3186">Prak</text:span></text:p>
          </table:table-cell>
          <table:table-cell table:style-name="Tabulka3.B4" office:value-type="string">
            <text:p text:style-name="P1205"><text:span text:style-name="T3184">0</text:span></text:p>
          </table:table-cell>
          <table:table-cell table:style-name="Tabulka3.B4" office:value-type="string">
            <text:p text:style-name="P1205"><text:span text:style-name="T3186">0</text:span></text:p>
          </table:table-cell>
          <table:table-cell table:style-name="Tabulka3.B4" office:value-type="string">
            <text:p text:style-name="P1205"><text:span text:style-name="T3184">3</text:span></text:p>
          </table:table-cell>
          <table:table-cell table:style-name="Tabulka3.B4" office:value-type="string">
            <text:p text:style-name="P1197"/>
          </table:table-cell>
          <table:table-cell table:style-name="Tabulka3.B4" office:value-type="string">
            <text:p text:style-name="P1205"><text:span text:style-name="T3186">10</text:span></text:p>
          </table:table-cell>
          <table:table-cell table:style-name="Tabulka3.B4" office:value-type="string">
            <text:p text:style-name="P1205"><text:span text:style-name="T3184">2 dn</text:span></text:p>
          </table:table-cell>
        </table:table-row>
        <table:table-row table:style-name="Tabulka3.1">
          <table:table-cell table:style-name="Tabulka3.B4" office:value-type="string">
            <text:p text:style-name="P1191"><text:span text:style-name="T3186">Tyčový prak</text:span></text:p>
          </table:table-cell>
          <table:table-cell table:style-name="Tabulka3.B4" office:value-type="string">
            <text:p text:style-name="P1205"><text:span text:style-name="T3184">1</text:span></text:p>
          </table:table-cell>
          <table:table-cell table:style-name="Tabulka3.B4" office:value-type="string">
            <text:p text:style-name="P1205"><text:span text:style-name="T3186">0</text:span></text:p>
          </table:table-cell>
          <table:table-cell table:style-name="Tabulka3.B4" office:value-type="string">
            <text:p text:style-name="P1205"><text:span text:style-name="T3184">4</text:span></text:p>
          </table:table-cell>
          <table:table-cell table:style-name="Tabulka3.B4" office:value-type="string">
            <text:p text:style-name="P1197"/>
          </table:table-cell>
          <table:table-cell table:style-name="Tabulka3.B4" office:value-type="string">
            <text:p text:style-name="P1205"><text:span text:style-name="T3186">12</text:span></text:p>
          </table:table-cell>
          <table:table-cell table:style-name="Tabulka3.B4" office:value-type="string">
            <text:p text:style-name="P1205"><text:span text:style-name="T3184">3 dn</text:span></text:p>
          </table:table-cell>
        </table:table-row>
        <table:table-row table:style-name="Tabulka3.1">
          <table:table-cell table:style-name="Tabulka3.A11" table:number-columns-spanned="7" office:value-type="string">
            <text:p text:style-name="P1206"><text:span text:style-name="T3196">Vrhací</text:span></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1193"><text:span text:style-name="T3186">Vrhací šipka</text:span></text:p>
          </table:table-cell>
          <table:table-cell table:style-name="Tabulka3.B4" office:value-type="string">
            <text:p text:style-name="P1206"><text:span text:style-name="T3184">0</text:span></text:p>
          </table:table-cell>
          <table:table-cell table:style-name="Tabulka3.B4" office:value-type="string">
            <text:p text:style-name="P1206"><text:span text:style-name="T3186">1</text:span></text:p>
          </table:table-cell>
          <table:table-cell table:style-name="Tabulka3.B4" office:value-type="string">
            <text:p text:style-name="P1206"><text:span text:style-name="T3184">2</text:span></text:p>
          </table:table-cell>
          <table:table-cell table:style-name="Tabulka3.B4" office:value-type="string">
            <text:p text:style-name="P1198"/>
          </table:table-cell>
          <table:table-cell table:style-name="Tabulka3.B4" office:value-type="string">
            <text:p text:style-name="P1206"><text:span text:style-name="T3186">Sil + </text:span><text:span text:style-name="T3184">6</text:span></text:p>
          </table:table-cell>
          <table:table-cell table:style-name="Tabulka3.B4" office:value-type="string">
            <text:p text:style-name="P1206"><text:span text:style-name="T3184">4</text:span><text:span text:style-name="T3186"> </text:span><text:span text:style-name="T3184">dn</text:span></text:p>
          </table:table-cell>
        </table:table-row>
        <table:table-row table:style-name="Tabulka3.1">
          <table:table-cell table:style-name="Tabulka3.B4" office:value-type="string">
            <text:p text:style-name="P1191"><text:span text:style-name="T3186">Kámen</text:span></text:p>
          </table:table-cell>
          <table:table-cell table:style-name="Tabulka3.B4" office:value-type="string">
            <text:p text:style-name="P1205"><text:span text:style-name="T3184">1</text:span></text:p>
          </table:table-cell>
          <table:table-cell table:style-name="Tabulka3.B4" office:value-type="string">
            <text:p text:style-name="P1205"><text:span text:style-name="T3186">0</text:span></text:p>
          </table:table-cell>
          <table:table-cell table:style-name="Tabulka3.B4" office:value-type="string">
            <text:p text:style-name="P1205"><text:span text:style-name="T3184">3</text:span></text:p>
          </table:table-cell>
          <table:table-cell table:style-name="Tabulka3.B4" office:value-type="string">
            <text:p text:style-name="P1197"/>
          </table:table-cell>
          <table:table-cell table:style-name="Tabulka3.B4" office:value-type="string">
            <text:p text:style-name="P1205"><text:span text:style-name="T3186">Sil + </text:span><text:span text:style-name="T3184">5</text:span></text:p>
          </table:table-cell>
          <table:table-cell table:style-name="Tabulka3.B4" office:value-type="string">
            <text:p text:style-name="P1205"><text:span text:style-name="T3186">-</text:span></text:p>
          </table:table-cell>
        </table:table-row>
        <table:table-row table:style-name="Tabulka3.14">
          <table:table-cell table:style-name="Tabulka3.B4" office:value-type="string">
            <text:p text:style-name="P1193"><text:span text:style-name="T3186">Oštěp</text:span><text:span text:style-name="T3184">+</text:span></text:p>
          </table:table-cell>
          <table:table-cell table:style-name="Tabulka3.B4" office:value-type="string">
            <text:p text:style-name="P1206"><text:span text:style-name="T3184">2</text:span></text:p>
          </table:table-cell>
          <table:table-cell table:style-name="Tabulka3.B4" office:value-type="string">
            <text:p text:style-name="P1206"><text:span text:style-name="T3186">1</text:span></text:p>
          </table:table-cell>
          <table:table-cell table:style-name="Tabulka3.B4" office:value-type="string">
            <text:p text:style-name="P1206"><text:span text:style-name="T3184">5</text:span></text:p>
          </table:table-cell>
          <table:table-cell table:style-name="Tabulka3.B4" office:value-type="string">
            <text:p text:style-name="P1198"/>
          </table:table-cell>
          <table:table-cell table:style-name="Tabulka3.B4" office:value-type="string">
            <text:p text:style-name="P1206"><text:span text:style-name="T3186">2*Sil + </text:span><text:span text:style-name="T3184">6</text:span></text:p>
          </table:table-cell>
          <table:table-cell table:style-name="Tabulka3.B4" office:value-type="string">
            <text:p text:style-name="P1206"><text:span text:style-name="T3184">2</text:span><text:span text:style-name="T3186"> st</text:span></text:p>
          </table:table-cell>
        </table:table-row>
        <table:table-row table:style-name="Tabulka3.1">
          <table:table-cell table:style-name="Tabulka3.B4" office:value-type="string">
            <text:p text:style-name="P1193"><text:span text:style-name="T3186">Hvězdice</text:span></text:p>
          </table:table-cell>
          <table:table-cell table:style-name="Tabulka3.B4" office:value-type="string">
            <text:p text:style-name="P1206"><text:span text:style-name="T3184">0</text:span></text:p>
          </table:table-cell>
          <table:table-cell table:style-name="Tabulka3.B4" office:value-type="string">
            <text:p text:style-name="P1206"><text:span text:style-name="T3186">1</text:span></text:p>
          </table:table-cell>
          <table:table-cell table:style-name="Tabulka3.B4" office:value-type="string">
            <text:p text:style-name="P1206"><text:span text:style-name="T3184">2</text:span></text:p>
          </table:table-cell>
          <table:table-cell table:style-name="Tabulka3.B4" office:value-type="string">
            <text:p text:style-name="P1198"/>
          </table:table-cell>
          <table:table-cell table:style-name="Tabulka3.B4" office:value-type="string">
            <text:p text:style-name="P1206"><text:span text:style-name="T3186">Sil + </text:span><text:span text:style-name="T3184">4</text:span></text:p>
          </table:table-cell>
          <table:table-cell table:style-name="Tabulka3.B4" office:value-type="string">
            <text:p text:style-name="P1206"><text:span text:style-name="T3186">2 </text:span><text:span text:style-name="T3184">dn</text:span></text:p>
          </table:table-cell>
        </table:table-row>
        <table:table-row table:style-name="Tabulka3.1">
          <table:table-cell table:style-name="Tabulka3.B4" office:value-type="string">
            <text:p text:style-name="P1191"><text:span text:style-name="T3184">Vrhací disk /* chakram */</text:span></text:p>
          </table:table-cell>
          <table:table-cell table:style-name="Tabulka3.B4" office:value-type="string">
            <text:p text:style-name="P1205"><text:span text:style-name="T3184">2</text:span></text:p>
          </table:table-cell>
          <table:table-cell table:style-name="Tabulka3.B4" office:value-type="string">
            <text:p text:style-name="P1205"><text:span text:style-name="T3184">1</text:span></text:p>
          </table:table-cell>
          <table:table-cell table:style-name="Tabulka3.B4" office:value-type="string">
            <text:p text:style-name="P1205"><text:span text:style-name="T3184">4</text:span></text:p>
          </table:table-cell>
          <table:table-cell table:style-name="Tabulka3.B4" office:value-type="string">
            <text:p text:style-name="P1197"/>
          </table:table-cell>
          <table:table-cell table:style-name="Tabulka3.B4" office:value-type="string">
            <text:p text:style-name="P1205"><text:span text:style-name="T3183">Sil + 6</text:span></text:p>
          </table:table-cell>
          <table:table-cell table:style-name="Tabulka3.B4" office:value-type="string">
            <text:p text:style-name="P1205"><text:span text:style-name="T3183">2 zl</text:span></text:p>
          </table:table-cell>
        </table:table-row>
        <table:table-row table:style-name="Tabulka3.1">
          <table:table-cell table:style-name="Tabulka3.B4" office:value-type="string">
            <text:p text:style-name="P1191"><text:span text:style-name="T3186">Vrhací dýka</text:span></text:p>
          </table:table-cell>
          <table:table-cell table:style-name="Tabulka3.B4" office:value-type="string">
            <text:p text:style-name="P1205"><text:span text:style-name="T3184">1</text:span></text:p>
          </table:table-cell>
          <table:table-cell table:style-name="Tabulka3.B4" office:value-type="string">
            <text:p text:style-name="P1205"><text:span text:style-name="T3186">1</text:span></text:p>
          </table:table-cell>
          <table:table-cell table:style-name="Tabulka3.B4" office:value-type="string">
            <text:p text:style-name="P1205"><text:span text:style-name="T3184">3</text:span></text:p>
          </table:table-cell>
          <table:table-cell table:style-name="Tabulka3.B4" office:value-type="string">
            <text:p text:style-name="P1197"/>
          </table:table-cell>
          <table:table-cell table:style-name="Tabulka3.B4" office:value-type="string">
            <text:p text:style-name="P1205"><text:span text:style-name="T3186">Sil + </text:span><text:span text:style-name="T3184">5</text:span></text:p>
          </table:table-cell>
          <table:table-cell table:style-name="Tabulka3.B4" office:value-type="string">
            <text:p text:style-name="P1205"><text:span text:style-name="T3184">2</text:span><text:span text:style-name="T3186"> st</text:span></text:p>
          </table:table-cell>
        </table:table-row>
        <table:table-row table:style-name="Tabulka3.1">
          <table:table-cell table:style-name="Tabulka3.A18" office:value-type="string">
            <text:p text:style-name="P1193"><text:span text:style-name="T3186">Vrhací sekera</text:span></text:p>
          </table:table-cell>
          <table:table-cell table:style-name="Tabulka3.A18" office:value-type="string">
            <text:p text:style-name="P1206"><text:span text:style-name="T3184">3</text:span></text:p>
          </table:table-cell>
          <table:table-cell table:style-name="Tabulka3.A18" office:value-type="string">
            <text:p text:style-name="P1206"><text:span text:style-name="T3186">0</text:span></text:p>
          </table:table-cell>
          <table:table-cell table:style-name="Tabulka3.A18" office:value-type="string">
            <text:p text:style-name="P1206"><text:span text:style-name="T3184">6</text:span></text:p>
          </table:table-cell>
          <table:table-cell table:style-name="Tabulka3.A18" office:value-type="string">
            <text:p text:style-name="P1198"/>
          </table:table-cell>
          <table:table-cell table:style-name="Tabulka3.A18" office:value-type="string">
            <text:p text:style-name="P1206"><text:span text:style-name="T3186">Sil + </text:span><text:span text:style-name="T3184">3</text:span></text:p>
          </table:table-cell>
          <table:table-cell table:style-name="Tabulka3.A18" office:value-type="string">
            <text:p text:style-name="P1206"><text:span text:style-name="T3184">3</text:span><text:span text:style-name="T3186"> st</text:span></text:p>
          </table:table-cell>
        </table:table-row>
      </table:table>
      <text:p text:style-name="P1194"/>
      <text:p text:style-name="P1190"/>
      <text:p text:style-name="P1190"/>
      <text:p text:style-name="P1190"/>
      <text:p text:style-name="P1190"/>
      <table:table table:name="Tabulka4" table:style-name="Tabulka4">
        <table:table-column table:style-name="Tabulka4.A"/>
        <table:table-column table:style-name="Tabulka4.B"/>
        <text:soft-page-break/>
        <table:table-row table:style-name="Tabulka4.1">
          <table:table-cell table:style-name="Tabulka4.A1" table:number-columns-spanned="2" office:value-type="string">
            <text:list xml:id="list154006041027146" text:continue-numbering="true" text:style-name="WWNum1">
              <text:list-item>
                <text:list>
                  <text:list-item>
                    <text:h text:style-name="P1046" text:outline-level="2"><text:span text:style-name="T3186">Ceník –</text:span><text:span text:style-name="T3184"> položky až do finálních pravidel</text:span></text:h>
                  </text:list-item>
                </text:list>
              </text:list-item>
            </text:list>
          </table:table-cell>
          <table:covered-table-cell/>
        </table:table-row>
        <table:table-row table:style-name="Tabulka4.1">
          <table:table-cell table:style-name="Tabulka4.A2" table:number-columns-spanned="2" office:value-type="string">
            <text:list xml:id="list154006263898523" text:continue-numbering="true" text:style-name="WWNum1">
              <text:list-item>
                <text:list>
                  <text:list-item>
                    <text:list>
                      <text:list-item>
                        <text:list>
                          <text:list-item>
                            <text:list>
                              <text:list-item>
                                <text:list>
                                  <text:list-item>
                                    <text:list>
                                      <text:list-item>
                                        <text:list>
                                          <text:list-item>
                                            <text:h text:style-name="P1184" text:outline-level="8">Dopravní prostředky</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1218"><text:span text:style-name="T3186">Žebřiňák</text:span></text:p>
          </table:table-cell>
          <table:table-cell table:style-name="Tabulka4.A3" office:value-type="string">
            <text:p text:style-name="P1220"><text:span text:style-name="T3190">2 zl</text:span></text:p>
          </table:table-cell>
        </table:table-row>
        <table:table-row table:style-name="Tabulka4.1">
          <table:table-cell table:style-name="Tabulka4.A3" office:value-type="string">
            <text:p text:style-name="P1217"><text:span text:style-name="T3186">Vůz (cestovní s plachtou)</text:span></text:p>
          </table:table-cell>
          <table:table-cell table:style-name="Tabulka4.A3" office:value-type="string">
            <text:p text:style-name="P1219"><text:span text:style-name="T3190">3 zl</text:span></text:p>
          </table:table-cell>
        </table:table-row>
        <table:table-row table:style-name="Tabulka4.1">
          <table:table-cell table:style-name="Tabulka4.A3" office:value-type="string">
            <text:p text:style-name="P1217"><text:span text:style-name="T3186">Kočár </text:span><text:span text:style-name="T3184">otevřený, běžný</text:span></text:p>
          </table:table-cell>
          <table:table-cell table:style-name="Tabulka4.A3" office:value-type="string">
            <text:p text:style-name="P1219"><text:span text:style-name="T3196">6</text:span><text:span text:style-name="T3190"> zl</text:span></text:p>
          </table:table-cell>
        </table:table-row>
        <table:table-row table:style-name="Tabulka4.1">
          <table:table-cell table:style-name="Tabulka4.A3" office:value-type="string">
            <text:p text:style-name="P1217"><text:span text:style-name="T3186">Kočár </text:span><text:span text:style-name="T3184">otevřený, luxusní</text:span></text:p>
          </table:table-cell>
          <table:table-cell table:style-name="Tabulka4.A3" office:value-type="string">
            <text:p text:style-name="P1219"><text:span text:style-name="T3183">20 zl</text:span></text:p>
          </table:table-cell>
        </table:table-row>
        <table:table-row table:style-name="Tabulka4.1">
          <table:table-cell table:style-name="Tabulka4.A3" office:value-type="string">
            <text:p text:style-name="P1217"><text:span text:style-name="T3184">Kočár uzavřený, běžný</text:span></text:p>
          </table:table-cell>
          <table:table-cell table:style-name="Tabulka4.A3" office:value-type="string">
            <text:p text:style-name="P1219"><text:span text:style-name="T3197">10 zl</text:span></text:p>
          </table:table-cell>
        </table:table-row>
        <table:table-row table:style-name="Tabulka4.1">
          <table:table-cell table:style-name="Tabulka4.A3" office:value-type="string">
            <text:p text:style-name="P1217"><text:span text:style-name="T3184">Kočár uzavřený, luxusní</text:span></text:p>
          </table:table-cell>
          <table:table-cell table:style-name="Tabulka4.A3" office:value-type="string">
            <text:p text:style-name="P1219"><text:span text:style-name="T3197">30 zl</text:span></text:p>
          </table:table-cell>
        </table:table-row>
        <table:table-row table:style-name="Tabulka4.1">
          <table:table-cell table:style-name="Tabulka4.A3" office:value-type="string">
            <text:p text:style-name="P1217"><text:span text:style-name="T3186">Válečný vůz</text:span></text:p>
          </table:table-cell>
          <table:table-cell table:style-name="Tabulka4.A3" office:value-type="string">
            <text:p text:style-name="P1219"><text:span text:style-name="T3190">5 zl</text:span></text:p>
          </table:table-cell>
        </table:table-row>
        <table:table-row table:style-name="Tabulka4.1">
          <table:table-cell table:style-name="Tabulka4.A3" office:value-type="string">
            <text:p text:style-name="P1217"><text:span text:style-name="T3186">Pramice</text:span></text:p>
          </table:table-cell>
          <table:table-cell table:style-name="Tabulka4.A3" office:value-type="string">
            <text:p text:style-name="P1219"><text:span text:style-name="T3190">1 zl</text:span></text:p>
          </table:table-cell>
        </table:table-row>
        <table:table-row table:style-name="Tabulka4.1">
          <table:table-cell table:style-name="Tabulka4.A3" office:value-type="string">
            <text:p text:style-name="P1217"><text:span text:style-name="T3186">Kanoe</text:span></text:p>
          </table:table-cell>
          <table:table-cell table:style-name="Tabulka4.A3" office:value-type="string">
            <text:p text:style-name="P1219"><text:span text:style-name="T3190">1 zl</text:span></text:p>
          </table:table-cell>
        </table:table-row>
        <table:table-row table:style-name="Tabulka4.1">
          <table:table-cell table:style-name="Tabulka4.A3" table:number-columns-spanned="2" office:value-type="string">
            <text:list xml:id="list154005557827467" text:continue-numbering="true" text:style-name="WWNum1">
              <text:list-item>
                <text:list>
                  <text:list-item>
                    <text:list>
                      <text:list-item>
                        <text:list>
                          <text:list-item>
                            <text:list>
                              <text:list-item>
                                <text:list>
                                  <text:list-item>
                                    <text:list>
                                      <text:list-item>
                                        <text:list>
                                          <text:list-item>
                                            <text:h text:style-name="P1184" text:outline-level="8"><text:span text:style-name="T3179">Magická léčiva</text:span></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1218"><text:span text:style-name="T3183">Léčivý lektvar</text:span></text:p>
          </table:table-cell>
          <table:table-cell table:style-name="Tabulka4.A3" office:value-type="string">
            <text:p text:style-name="P1220"><text:span text:style-name="T3183">1 st * hodnocení</text:span><text:span text:style-name="T3204">2</text:span></text:p>
          </table:table-cell>
        </table:table-row>
        <table:table-row table:style-name="Tabulka4.1">
          <table:table-cell table:style-name="Tabulka4.A3" office:value-type="string">
            <text:p text:style-name="P1217"><text:span text:style-name="T3183">Hojivá mast</text:span></text:p>
          </table:table-cell>
          <table:table-cell table:style-name="Tabulka4.A3" office:value-type="string">
            <text:p text:style-name="P1219"><text:span text:style-name="T3183">5 dn * hodnocení</text:span><text:span text:style-name="T3204">2</text:span></text:p>
          </table:table-cell>
        </table:table-row>
        <table:table-row table:style-name="Tabulka4.1">
          <table:table-cell table:style-name="Tabulka4.A3" office:value-type="string">
            <text:p text:style-name="P1217"><text:span text:style-name="T3183">Lektvar na hojení otevřených zranění</text:span></text:p>
          </table:table-cell>
          <table:table-cell table:style-name="Tabulka4.A3" office:value-type="string">
            <text:p text:style-name="P1219"><text:span text:style-name="T3183">2 st * hodnocení</text:span><text:span text:style-name="T3204">2</text:span></text:p>
          </table:table-cell>
        </table:table-row>
        <table:table-row table:style-name="Tabulka4.1">
          <table:table-cell table:style-name="Tabulka4.A3" office:value-type="string">
            <text:p text:style-name="P1217"><text:span text:style-name="T3183">Odvar na hojení otevřených zranění</text:span></text:p>
          </table:table-cell>
          <table:table-cell table:style-name="Tabulka4.A3" office:value-type="string">
            <text:p text:style-name="P1219"><text:span text:style-name="T3183">1 st * hodnocení</text:span><text:span text:style-name="T3204">2</text:span></text:p>
          </table:table-cell>
        </table:table-row>
        <table:table-row table:style-name="Tabulka4.1">
          <table:table-cell table:style-name="Tabulka4.A3" office:value-type="string">
            <text:p text:style-name="P1217"><text:span text:style-name="T3183">Lektvar na hojení vnitřních zranění a zlomenin</text:span></text:p>
          </table:table-cell>
          <table:table-cell table:style-name="Tabulka4.A3" office:value-type="string">
            <text:p text:style-name="P1219"><text:span text:style-name="T3183">3 st * hodnocení</text:span><text:span text:style-name="T3204">2</text:span></text:p>
          </table:table-cell>
        </table:table-row>
        <table:table-row table:style-name="Tabulka4.1">
          <table:table-cell table:style-name="Tabulka4.A3" office:value-type="string">
            <text:p text:style-name="P1217"><text:span text:style-name="T3183">Odvar na hojení vnitřních zranění a zlomenin</text:span></text:p>
          </table:table-cell>
          <table:table-cell table:style-name="Tabulka4.A3" office:value-type="string">
            <text:p text:style-name="P1219"><text:span text:style-name="T3183">2 st * hodnocení</text:span><text:span text:style-name="T3204">2</text:span></text:p>
          </table:table-cell>
        </table:table-row>
        <table:table-row table:style-name="Tabulka4.1">
          <table:table-cell table:style-name="Tabulka4.A3" office:value-type="string">
            <text:p text:style-name="P1217"><text:span text:style-name="T3183">Tinktura na popáleniny a omrzliny</text:span></text:p>
          </table:table-cell>
          <table:table-cell table:style-name="Tabulka4.A3" office:value-type="string">
            <text:p text:style-name="P1219"><text:span text:style-name="T3183">3 st * hodnocení</text:span><text:span text:style-name="T3204">2</text:span></text:p>
          </table:table-cell>
        </table:table-row>
        <table:table-row table:style-name="Tabulka4.1">
          <table:table-cell table:style-name="Tabulka4.A3" office:value-type="string">
            <text:p text:style-name="P1217"><text:span text:style-name="T3183">Mast na popáleniny a omrzliny</text:span></text:p>
          </table:table-cell>
          <table:table-cell table:style-name="Tabulka4.A3" office:value-type="string">
            <text:p text:style-name="P1219"><text:span text:style-name="T3183">2 st * hodnocení</text:span><text:span text:style-name="T3204">2</text:span></text:p>
          </table:table-cell>
        </table:table-row>
        <table:table-row table:style-name="Tabulka4.1">
          <table:table-cell table:style-name="Tabulka4.A21" office:value-type="string">
            <text:p text:style-name="P1225"/>
          </table:table-cell>
          <table:table-cell table:style-name="Tabulka4.A21" office:value-type="string">
            <text:p text:style-name="P1223"/>
          </table:table-cell>
        </table:table-row>
      </table:table>
      <text:p text:style-name="P1194"/>
      <text:p text:style-name="P1190"/>
      <text:p text:style-name="P1190"/>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table:number-columns-spanned="7" office:value-type="string">
            <text:list xml:id="list154007036121848" text:continue-numbering="true" text:style-name="WWNum1">
              <text:list-item>
                <text:list>
                  <text:list-item>
                    <text:h text:style-name="P1046" text:outline-level="2"><text:span text:style-name="T3186">Ceník</text:span></text:h>
                  </text:list-item>
                </text:list>
              </text:list-item>
            </text:list>
          </table:table-cell>
          <table:covered-table-cell/>
          <table:covered-table-cell/>
          <table:covered-table-cell/>
          <table:covered-table-cell/>
          <table:covered-table-cell/>
          <table:covered-table-cell/>
        </table:table-row>
        <table:table-row table:style-name="Tabulka5.1">
          <table:table-cell table:style-name="Tabulka5.A2" office:value-type="string">
            <text:p text:style-name="P1227"/>
          </table:table-cell>
          <table:table-cell table:style-name="Tabulka5.A2" office:value-type="string">
            <text:p text:style-name="P1220"><text:span text:style-name="T3186">Cena</text:span></text:p>
          </table:table-cell>
          <table:table-cell table:style-name="Tabulka5.A2" office:value-type="string">
            <text:p text:style-name="P1220"><text:span text:style-name="T3186">Vá</text:span><text:soft-page-break/><text:span text:style-name="T3186">ha</text:span></text:p>
          </table:table-cell>
          <table:table-cell table:style-name="Tabulka5.A2" office:value-type="string">
            <text:p text:style-name="P1227"/>
          </table:table-cell>
          <table:table-cell table:style-name="Tabulka5.A2" office:value-type="string">
            <text:p text:style-name="P1227"/>
          </table:table-cell>
          <table:table-cell table:style-name="Tabulka5.A2" office:value-type="string">
            <text:p text:style-name="P1220"><text:span text:style-name="T3186">Cena</text:span></text:p>
          </table:table-cell>
          <table:table-cell table:style-name="Tabulka5.A2" office:value-type="string">
            <text:p text:style-name="P1220"><text:span text:style-name="T3186">Váh</text:span><text:soft-page-break/><text:span text:style-name="T3186">a</text:span></text:p>
          </table:table-cell>
        </table:table-row>
        <table:table-row table:style-name="Tabulka5.1">
          <table:table-cell table:style-name="Tabulka5.A3" office:value-type="string">
            <text:list xml:id="list154006517217968" text:continue-numbering="true" text:style-name="WWNum1">
              <text:list-item>
                <text:list>
                  <text:list-item>
                    <text:list>
                      <text:list-item>
                        <text:h text:style-name="P1107" text:outline-level="3"><text:span text:style-name="T3198">Šatstvo</text:span></text:h>
                      </text:list-item>
                    </text:list>
                  </text:list-item>
                </text:list>
              </text:list-item>
            </text:list>
          </table:table-cell>
          <table:table-cell table:style-name="Tabulka5.B3" office:value-type="string">
            <text:p text:style-name="P1230"/>
          </table:table-cell>
          <table:table-cell table:style-name="Tabulka5.B3" office:value-type="string">
            <text:p text:style-name="P1227"/>
          </table:table-cell>
          <table:table-cell table:style-name="Tabulka5.B3" office:value-type="string">
            <text:p text:style-name="P1227"/>
          </table:table-cell>
          <table:table-cell table:style-name="Tabulka5.B3" office:value-type="string">
            <text:list xml:id="list154007493877809" text:continue-numbering="true" text:style-name="WWNum1">
              <text:list-item>
                <text:list>
                  <text:list-item>
                    <text:list>
                      <text:list-item>
                        <text:h text:style-name="P1107" text:outline-level="3"><text:span text:style-name="T3198">Přeprava</text:span></text:h>
                      </text:list-item>
                    </text:list>
                  </text:list-item>
                </text:list>
              </text:list-item>
            </text:list>
          </table:table-cell>
          <table:table-cell table:style-name="Tabulka5.B3" office:value-type="string">
            <text:p text:style-name="P1230"/>
          </table:table-cell>
          <table:table-cell table:style-name="Tabulka5.B3" office:value-type="string">
            <text:p text:style-name="P1230"/>
          </table:table-cell>
        </table:table-row>
        <table:table-row table:style-name="Tabulka5.1">
          <table:table-cell table:style-name="Tabulka5.B3" office:value-type="string">
            <text:p text:style-name="P1217"><text:span text:style-name="T3188">Žebrácké hadry</text:span></text:p>
          </table:table-cell>
          <table:table-cell table:style-name="Tabulka5.B3" office:value-type="string">
            <text:p text:style-name="P1219"><text:span text:style-name="T3189">2 dn</text:span></text:p>
          </table:table-cell>
          <table:table-cell table:style-name="Tabulka5.B3" office:value-type="string">
            <text:p text:style-name="P1226"/>
          </table:table-cell>
          <table:table-cell table:style-name="Tabulka5.B3" office:value-type="string">
            <text:p text:style-name="P1197"/>
          </table:table-cell>
          <table:table-cell table:style-name="Tabulka5.B3" office:value-type="string">
            <text:p text:style-name="P1217"><text:span text:style-name="T3188">Místo v dostavníku (1 den cesty)</text:span></text:p>
          </table:table-cell>
          <table:table-cell table:style-name="Tabulka5.B3" office:value-type="string">
            <text:p text:style-name="P1219"><text:span text:style-name="T3192">4</text:span><text:span text:style-name="T3189"> dn</text:span></text:p>
          </table:table-cell>
          <table:table-cell table:style-name="Tabulka5.B3" office:value-type="string">
            <text:p text:style-name="P1229"/>
          </table:table-cell>
        </table:table-row>
        <table:table-row table:style-name="Tabulka5.1">
          <table:table-cell table:style-name="Tabulka5.B3" office:value-type="string">
            <text:p text:style-name="P1217"><text:span text:style-name="T3191">Chudinské</text:span><text:span text:style-name="T3188"> – letní</text:span></text:p>
          </table:table-cell>
          <table:table-cell table:style-name="Tabulka5.B3" office:value-type="string">
            <text:p text:style-name="P1219"><text:span text:style-name="T3189">8 st</text:span></text:p>
          </table:table-cell>
          <table:table-cell table:style-name="Tabulka5.B3" office:value-type="string">
            <text:p text:style-name="P1226"/>
          </table:table-cell>
          <table:table-cell table:style-name="Tabulka5.B3" office:value-type="string">
            <text:p text:style-name="P1197"/>
          </table:table-cell>
          <table:table-cell table:style-name="Tabulka5.B3" office:value-type="string">
            <text:p text:style-name="P1217"><text:span text:style-name="T3188">Místo na říční lodi (1 den cesty)</text:span></text:p>
          </table:table-cell>
          <table:table-cell table:style-name="Tabulka5.B3" office:value-type="string">
            <text:p text:style-name="P1219"><text:span text:style-name="T3192">2</text:span><text:span text:style-name="T3189"> dn</text:span></text:p>
          </table:table-cell>
          <table:table-cell table:style-name="Tabulka5.B3" office:value-type="string">
            <text:p text:style-name="P1229"/>
          </table:table-cell>
        </table:table-row>
        <table:table-row table:style-name="Tabulka5.1">
          <table:table-cell table:style-name="Tabulka5.B3" office:value-type="string">
            <text:p text:style-name="P1217"><text:span text:style-name="T3191">Chudinské</text:span><text:span text:style-name="T3188"> – zimní</text:span></text:p>
          </table:table-cell>
          <table:table-cell table:style-name="Tabulka5.B3" office:value-type="string">
            <text:p text:style-name="P1219"><text:span text:style-name="T3189">1 zl, 2 st</text:span></text:p>
          </table:table-cell>
          <table:table-cell table:style-name="Tabulka5.B3" office:value-type="string">
            <text:p text:style-name="P1226"/>
          </table:table-cell>
          <table:table-cell table:style-name="Tabulka5.B3" office:value-type="string">
            <text:p text:style-name="P1197"/>
          </table:table-cell>
          <table:table-cell table:style-name="Tabulka5.B3" office:value-type="string">
            <text:p text:style-name="P1217"><text:span text:style-name="T3188">Místo na námořní lodi (1 den cesty)</text:span></text:p>
          </table:table-cell>
          <table:table-cell table:style-name="Tabulka5.B3" office:value-type="string">
            <text:p text:style-name="P1219"><text:span text:style-name="T3192">6</text:span><text:span text:style-name="T3189"> dn</text:span></text:p>
          </table:table-cell>
          <table:table-cell table:style-name="Tabulka5.B3" office:value-type="string">
            <text:p text:style-name="P1229"/>
          </table:table-cell>
        </table:table-row>
        <table:table-row table:style-name="Tabulka5.1">
          <table:table-cell table:style-name="Tabulka5.B3" office:value-type="string">
            <text:p text:style-name="P1217"><text:span text:style-name="T3191">Dobré</text:span><text:span text:style-name="T3188"> – letní</text:span></text:p>
          </table:table-cell>
          <table:table-cell table:style-name="Tabulka5.B3" office:value-type="string">
            <text:p text:style-name="P1219"><text:span text:style-name="T3189">4 zl</text:span></text:p>
          </table:table-cell>
          <table:table-cell table:style-name="Tabulka5.B3" office:value-type="string">
            <text:p text:style-name="P1226"/>
          </table:table-cell>
          <table:table-cell table:style-name="Tabulka5.B3" office:value-type="string">
            <text:p text:style-name="P1197"/>
          </table:table-cell>
          <table:table-cell table:style-name="Tabulka5.B3" office:value-type="string">
            <text:p text:style-name="P1217"><text:span text:style-name="T3188">Vozka s vozem (na 1 den)</text:span></text:p>
          </table:table-cell>
          <table:table-cell table:style-name="Tabulka5.B3" office:value-type="string">
            <text:p text:style-name="P1219"><text:span text:style-name="T3192">2</text:span><text:span text:style-name="T3189"> st</text:span></text:p>
          </table:table-cell>
          <table:table-cell table:style-name="Tabulka5.B3" office:value-type="string">
            <text:p text:style-name="P1229"/>
          </table:table-cell>
        </table:table-row>
        <table:table-row table:style-name="Tabulka5.1">
          <table:table-cell table:style-name="Tabulka5.B3" office:value-type="string">
            <text:p text:style-name="P1217"><text:span text:style-name="T3191">Dobré</text:span><text:span text:style-name="T3188"> – zimní</text:span></text:p>
          </table:table-cell>
          <table:table-cell table:style-name="Tabulka5.B3" office:value-type="string">
            <text:p text:style-name="P1219"><text:span text:style-name="T3189">6 zl</text:span></text:p>
          </table:table-cell>
          <table:table-cell table:style-name="Tabulka5.B3" office:value-type="string">
            <text:p text:style-name="P1226"/>
          </table:table-cell>
          <table:table-cell table:style-name="Tabulka5.B3" office:value-type="string">
            <text:p text:style-name="P1197"/>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91">Dobré – ke zbroji</text:span></text:p>
          </table:table-cell>
          <table:table-cell table:style-name="Tabulka5.B3" office:value-type="string">
            <text:p text:style-name="P1219"><text:span text:style-name="T3189">2 zl</text:span></text:p>
          </table:table-cell>
          <table:table-cell table:style-name="Tabulka5.B3" office:value-type="string">
            <text:p text:style-name="P1226"/>
          </table:table-cell>
          <table:table-cell table:style-name="Tabulka5.B3" office:value-type="string">
            <text:p text:style-name="P1197"/>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0">
          <table:table-cell table:style-name="Tabulka5.B3" office:value-type="string">
            <text:p text:style-name="P1218"><text:span text:style-name="T3188">Honosné – letn</text:span><text:span text:style-name="T3191">í</text:span></text:p>
          </table:table-cell>
          <table:table-cell table:style-name="Tabulka5.B3" office:value-type="string">
            <text:p text:style-name="P1220"><text:span text:style-name="T3189">12 zl</text:span></text:p>
          </table:table-cell>
          <table:table-cell table:style-name="Tabulka5.B3" office:value-type="string">
            <text:p text:style-name="P1227"/>
          </table:table-cell>
          <table:table-cell table:style-name="Tabulka5.B3" office:value-type="string">
            <text:p text:style-name="P1227"/>
          </table:table-cell>
          <table:table-cell table:style-name="Tabulka5.B3" office:value-type="string">
            <text:p text:style-name="P1225"/>
          </table:table-cell>
          <table:table-cell table:style-name="Tabulka5.B3" office:value-type="string">
            <text:p text:style-name="P1223"/>
          </table:table-cell>
          <table:table-cell table:style-name="Tabulka5.B3" office:value-type="string">
            <text:p text:style-name="P1227"/>
          </table:table-cell>
        </table:table-row>
        <table:table-row table:style-name="Tabulka5.1">
          <table:table-cell table:style-name="Tabulka5.B3" office:value-type="string">
            <text:p text:style-name="P1218"><text:span text:style-name="T3188">Honosné – zimní</text:span></text:p>
          </table:table-cell>
          <table:table-cell table:style-name="Tabulka5.B3" office:value-type="string">
            <text:p text:style-name="P1220"><text:span text:style-name="T3189">18 zl</text:span></text:p>
          </table:table-cell>
          <table:table-cell table:style-name="Tabulka5.B3" office:value-type="string">
            <text:p text:style-name="P1227"/>
          </table:table-cell>
          <table:table-cell table:style-name="Tabulka5.B3" office:value-type="string">
            <text:p text:style-name="P1227"/>
          </table:table-cell>
          <table:table-cell table:style-name="Tabulka5.B3" office:value-type="string">
            <text:p text:style-name="P1225"/>
          </table:table-cell>
          <table:table-cell table:style-name="Tabulka5.B3" office:value-type="string">
            <text:p text:style-name="P1227"/>
          </table:table-cell>
          <table:table-cell table:style-name="Tabulka5.B3" office:value-type="string">
            <text:p text:style-name="P1227"/>
          </table:table-cell>
        </table:table-row>
        <table:table-row table:style-name="Tabulka5.1">
          <table:table-cell table:style-name="Tabulka5.B3" office:value-type="string">
            <text:p text:style-name="P1217"><text:span text:style-name="T3188">Honosné </text:span><text:span text:style-name="T3191">–</text:span><text:span text:style-name="T3188"> </text:span><text:span text:style-name="T3191">ke zbroji</text:span></text:p>
          </table:table-cell>
          <table:table-cell table:style-name="Tabulka5.B3" office:value-type="string">
            <text:p text:style-name="P1219"><text:span text:style-name="T3192">6</text:span><text:span text:style-name="T3189"> zl</text:span></text:p>
          </table:table-cell>
          <table:table-cell table:style-name="Tabulka5.B3" office:value-type="string">
            <text:p text:style-name="P1226"/>
          </table:table-cell>
          <table:table-cell table:style-name="Tabulka5.B3" office:value-type="string">
            <text:p text:style-name="P1194"/>
          </table:table-cell>
          <table:table-cell table:style-name="Tabulka5.B3" office:value-type="string">
            <text:p text:style-name="P119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91">Luxusní</text:span><text:span text:style-name="T3188"> – letní</text:span></text:p>
          </table:table-cell>
          <table:table-cell table:style-name="Tabulka5.B3" office:value-type="string">
            <text:p text:style-name="P1219"><text:span text:style-name="T3189">40</text:span><text:span text:style-name="T3192">+</text:span><text:span text:style-name="T3189"> 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34"/>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91">Luxusní</text:span><text:span text:style-name="T3188"> – zimní</text:span></text:p>
          </table:table-cell>
          <table:table-cell table:style-name="Tabulka5.B3" office:value-type="string">
            <text:p text:style-name="P1219"><text:span text:style-name="T3189">60</text:span><text:span text:style-name="T3192">+</text:span><text:span text:style-name="T3189"> 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91">Luxusní – ke zbroji</text:span></text:p>
          </table:table-cell>
          <table:table-cell table:style-name="Tabulka5.B3" office:value-type="string">
            <text:p text:style-name="P1219"><text:span text:style-name="T3192">20</text:span><text:span text:style-name="T3189"> 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6328307278" text:continue-numbering="true" text:style-name="WWNum1">
              <text:list-item>
                <text:list>
                  <text:list-item>
                    <text:list>
                      <text:list-item>
                        <text:h text:style-name="P1109" text:outline-level="3"/>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36"/>
          </table:table-cell>
          <table:table-cell table:style-name="Tabulka5.B3" office:value-type="string">
            <text:p text:style-name="P123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3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32"/>
          </table:table-cell>
          <table:table-cell table:style-name="Tabulka5.B3" office:value-type="string">
            <text:p text:style-name="P1226"/>
          </table:table-cell>
        </table:table-row>
        <table:table-row table:style-name="Tabulka5.1">
          <table:table-cell table:style-name="Tabulka5.B3" office:value-type="string">
            <text:p text:style-name="P1221"/>
          </table:table-cell>
          <table:table-cell table:style-name="Tabulka5.B3" office:value-type="string">
            <text:p text:style-name="P123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36"/>
          </table:table-cell>
          <table:table-cell table:style-name="Tabulka5.B3" office:value-type="string">
            <text:p text:style-name="P123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list xml:id="list154007609910353" text:continue-numbering="true" text:style-name="WWNum1">
              <text:list-item>
                <text:list>
                  <text:list-item>
                    <text:list>
                      <text:list-item>
                        <text:h text:style-name="P1109" text:outline-level="3"/>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1"/>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1"/>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1"/>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1"/>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1"/>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1"/>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197"/>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1"/>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197"/>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197"/>
          </table:table-cell>
          <table:table-cell table:style-name="Tabulka5.B3" office:value-type="string">
            <text:list xml:id="list154007147714151" text:continue-numbering="true" text:style-name="WWNum1">
              <text:list-item>
                <text:list>
                  <text:list-item>
                    <text:list>
                      <text:list-item>
                        <text:h text:style-name="P1109" text:outline-level="3"/>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197"/>
          </table:table-cell>
          <table:table-cell table:style-name="Tabulka5.B3" office:value-type="string">
            <text:p text:style-name="P1195"/>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list xml:id="list154005777516719" text:continue-numbering="true" text:style-name="WWNum1">
              <text:list-item>
                <text:list>
                  <text:list-item>
                    <text:list>
                      <text:list-item>
                        <text:h text:style-name="P1109" text:outline-level="3"/>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197"/>
          </table:table-cell>
          <table:table-cell table:style-name="Tabulka5.B3" office:value-type="string">
            <text:p text:style-name="P1195"/>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197"/>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5607458545" text:continue-numbering="true" text:style-name="WWNum1">
              <text:list-item>
                <text:list>
                  <text:list-item>
                    <text:list>
                      <text:list-item>
                        <text:h text:style-name="P1109" text:outline-level="3"/>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ext:soft-page-break/>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3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32"/>
          </table:table-cell>
          <table:table-cell table:style-name="Tabulka5.B3" office:value-type="string">
            <text:p text:style-name="P1226"/>
          </table:table-cell>
        </table:table-row>
        <table:table-row table:style-name="Tabulka5.1">
          <table:table-cell table:style-name="Tabulka5.B3" office:value-type="string">
            <text:list xml:id="list154007393705463" text:continue-numbering="true" text:style-name="WWNum1">
              <text:list-item>
                <text:list>
                  <text:list-item>
                    <text:list>
                      <text:list-item>
                        <text:h text:style-name="P1109" text:outline-level="3"/>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8">Kůň - jezdecký</text:span></text:p>
          </table:table-cell>
          <table:table-cell table:style-name="Tabulka5.B3" office:value-type="string">
            <text:p text:style-name="P1219"><text:span text:style-name="T3192">10</text:span><text:span text:style-name="T3189">-50 zl</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8">Kůň - válečný</text:span></text:p>
          </table:table-cell>
          <table:table-cell table:style-name="Tabulka5.B3" office:value-type="string">
            <text:p text:style-name="P1219"><text:span text:style-name="T3189">60 zl</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8"/>
          </table:table-cell>
          <table:table-cell table:style-name="Tabulka5.B3" office:value-type="string">
            <text:p text:style-name="P1231"/>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6843487596" text:continue-numbering="true" text:style-name="WWNum1">
              <text:list-item>
                <text:list>
                  <text:list-item>
                    <text:list>
                      <text:list-item>
                        <text:h text:style-name="P1107" text:outline-level="3"><text:span text:style-name="T3198">Jezdecké doplňky/služby</text:span></text:h>
                      </text:list-item>
                    </text:list>
                  </text:list-item>
                </text:list>
              </text:list-item>
            </text:list>
          </table:table-cell>
          <table:table-cell table:style-name="Tabulka5.B3" office:value-type="string">
            <text:p text:style-name="P1229"/>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8">Postroj a sedlo</text:span></text:p>
          </table:table-cell>
          <table:table-cell table:style-name="Tabulka5.B3" office:value-type="string">
            <text:p text:style-name="P1219"><text:span text:style-name="T3192">5</text:span><text:span text:style-name="T3189"> st</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8">Sedlové brašny</text:span></text:p>
          </table:table-cell>
          <table:table-cell table:style-name="Tabulka5.B3" office:value-type="string">
            <text:p text:style-name="P1219"><text:span text:style-name="T3192">5</text:span><text:span text:style-name="T3189"> st</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8">Píce pro koně (na 1 den)</text:span></text:p>
          </table:table-cell>
          <table:table-cell table:style-name="Tabulka5.B3" office:value-type="string">
            <text:p text:style-name="P1219"><text:span text:style-name="T3192">2 dn</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8">Podkova + kovář</text:span></text:p>
          </table:table-cell>
          <table:table-cell table:style-name="Tabulka5.B3" office:value-type="string">
            <text:p text:style-name="P1219"><text:span text:style-name="T3189">5 dn</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8">Jho</text:span></text:p>
          </table:table-cell>
          <table:table-cell table:style-name="Tabulka5.B3" office:value-type="string">
            <text:p text:style-name="P1219"><text:span text:style-name="T3192">8</text:span><text:span text:style-name="T3189"> dn</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3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5757601174" text:continue-numbering="true" text:style-name="WWNum1">
              <text:list-item>
                <text:list>
                  <text:list-item>
                    <text:list>
                      <text:list-item>
                        <text:h text:style-name="P1107" text:outline-level="3"><text:span text:style-name="T3198">Dopravní prostředky</text:span></text:h>
                      </text:list-item>
                    </text:list>
                  </text:list-item>
                </text:list>
              </text:list-item>
            </text:list>
          </table:table-cell>
          <table:table-cell table:style-name="Tabulka5.B3" office:value-type="string">
            <text:p text:style-name="P1229"/>
          </table:table-cell>
          <table:table-cell table:style-name="Tabulka5.B3" office:value-type="string">
            <text:p text:style-name="P1226"/>
          </table:table-cell>
        </table:table-row>
        <table:table-row table:style-name="Tabulka5.1">
          <table:table-cell table:style-name="Tabulka5.B3" office:value-type="string">
            <text:list xml:id="list154005931499133" text:continue-numbering="true" text:style-name="WWNum1">
              <text:list-item>
                <text:list>
                  <text:list-item>
                    <text:list>
                      <text:list-item>
                        <text:h text:style-name="P1109" text:outline-level="3"/>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8">Žebřiňák</text:span></text:p>
          </table:table-cell>
          <table:table-cell table:style-name="Tabulka5.B3" office:value-type="string">
            <text:p text:style-name="P1219"><text:span text:style-name="T3189">2 zl</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8">Vůz (cestovní s plachtou)</text:span></text:p>
          </table:table-cell>
          <table:table-cell table:style-name="Tabulka5.B3" office:value-type="string">
            <text:p text:style-name="P1219"><text:span text:style-name="T3189">3 zl</text:span></text:p>
          </table:table-cell>
          <table:table-cell table:style-name="Tabulka5.B3" office:value-type="string">
            <text:p text:style-name="P1226"/>
          </table:table-cell>
        </table:table-row>
        <table:table-row table:style-name="Tabulka5.1">
          <table:table-cell table:style-name="Tabulka5.B3" office:value-type="string">
            <text:p text:style-name="P1221"/>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8">Kočár </text:span><text:span text:style-name="T3191">otevřený</text:span></text:p>
          </table:table-cell>
          <table:table-cell table:style-name="Tabulka5.B3" office:value-type="string">
            <text:p text:style-name="P1219"><text:span text:style-name="T3192">6-20</text:span><text:span text:style-name="T3189"> zl</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91">Kočár uzavřený</text:span></text:p>
          </table:table-cell>
          <table:table-cell table:style-name="Tabulka5.B3" office:value-type="string">
            <text:p text:style-name="P1219"><text:span text:style-name="T3193">10-30 zl</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35"/>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8">Válečný vůz</text:span></text:p>
          </table:table-cell>
          <table:table-cell table:style-name="Tabulka5.B3" office:value-type="string">
            <text:p text:style-name="P1219"><text:span text:style-name="T3189">5 zl</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8">Pramice</text:span></text:p>
          </table:table-cell>
          <table:table-cell table:style-name="Tabulka5.B3" office:value-type="string">
            <text:p text:style-name="P1219"><text:span text:style-name="T3189">1 zl</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8">Kanoe</text:span></text:p>
          </table:table-cell>
          <table:table-cell table:style-name="Tabulka5.B3" office:value-type="string">
            <text:p text:style-name="P1219"><text:span text:style-name="T3189">1 zl</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8"/>
          </table:table-cell>
          <table:table-cell table:style-name="Tabulka5.B3" office:value-type="string">
            <text:p text:style-name="P1229"/>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5713857280" text:continue-numbering="true" text:style-name="WWNum1">
              <text:list-item>
                <text:list>
                  <text:list-item>
                    <text:list>
                      <text:list-item>
                        <text:h text:style-name="P1107" text:outline-level="3"><text:span text:style-name="T3199">Nádoby a měchy</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191"><text:span text:style-name="T3184">Džbán (na 1litr)</text:span></text:p>
          </table:table-cell>
          <table:table-cell table:style-name="Tabulka5.B3" office:value-type="string">
            <text:p text:style-name="P1219"><text:span text:style-name="T3196">1 dn</text:span></text:p>
          </table:table-cell>
          <table:table-cell table:style-name="Tabulka5.B3" office:value-type="string">
            <text:p text:style-name="P1226"/>
          </table:table-cell>
        </table:table-row>
        <table:table-row table:style-name="Tabulka5.1">
          <table:table-cell table:style-name="Tabulka5.B3" office:value-type="string">
            <text:list xml:id="list154007443039022" text:continue-numbering="true" text:style-name="WWNum1">
              <text:list-item>
                <text:list>
                  <text:list-item>
                    <text:list>
                      <text:list-item>
                        <text:h text:style-name="P1107" text:outline-level="3"><text:span text:style-name="T3199">Svítidla a svítivo</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Měch (na 1 litr)</text:span></text:p>
          </table:table-cell>
          <table:table-cell table:style-name="Tabulka5.B3" office:value-type="string">
            <text:p text:style-name="P1219"><text:span text:style-name="T3196">4</text:span><text:span text:style-name="T3190"> mk</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Křesadlo a troud</text:span></text:p>
          </table:table-cell>
          <table:table-cell table:style-name="Tabulka5.B3" office:value-type="string">
            <text:p text:style-name="P1219"><text:span text:style-name="T3190">1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4">Velký</text:span><text:span text:style-name="T3186"> měch (na 5 litrů)</text:span></text:p>
          </table:table-cell>
          <table:table-cell table:style-name="Tabulka5.B3" office:value-type="string">
            <text:p text:style-name="P1219"><text:span text:style-name="T3196">8</text:span><text:span text:style-name="T3190"> mk</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Olej (1 lahev, keramická)</text:span></text:p>
          </table:table-cell>
          <table:table-cell table:style-name="Tabulka5.B3" office:value-type="string">
            <text:p text:style-name="P1219"><text:span text:style-name="T3196">2</text:span><text:span text:style-name="T3190"> </text:span><text:span text:style-name="T3196">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Soudek (na 5 litrů)</text:span></text:p>
          </table:table-cell>
          <table:table-cell table:style-name="Tabulka5.B3" office:value-type="string">
            <text:p text:style-name="P1219"><text:span text:style-name="T3196">1</text:span><text:span text:style-name="T3190"> </text:span><text:span text:style-name="T3196">dn</text:span></text:p>
          </table:table-cell>
          <table:table-cell table:style-name="Tabulka5.B3" office:value-type="string">
            <text:p text:style-name="P1226"/>
          </table:table-cell>
        </table:table-row>
        <table:table-row table:style-name="Tabulka5.1">
          <table:table-cell table:style-name="Tabulka5.B3" office:value-type="string">
            <text:p text:style-name="P1192"><text:span text:style-name="T3187">Olejová lampa, lucerna</text:span></text:p>
          </table:table-cell>
          <table:table-cell table:style-name="Tabulka5.B3" office:value-type="string">
            <text:p text:style-name="P1219"><text:span text:style-name="T3196">1</text:span><text:span text:style-name="T3190"> </text:span><text:span text:style-name="T3196">st</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Sud (na 50 litrů)</text:span></text:p>
          </table:table-cell>
          <table:table-cell table:style-name="Tabulka5.B3" office:value-type="string">
            <text:p text:style-name="P1219"><text:span text:style-name="T3196">6</text:span><text:span text:style-name="T3190"> dn</text:span></text:p>
          </table:table-cell>
          <table:table-cell table:style-name="Tabulka5.B3" office:value-type="string">
            <text:p text:style-name="P1226"/>
          </table:table-cell>
        </table:table-row>
        <table:table-row table:style-name="Tabulka5.1">
          <table:table-cell table:style-name="Tabulka5.B3" office:value-type="string">
            <text:p text:style-name="P1192"><text:span text:style-name="T3187">Směrová olejová lampa</text:span></text:p>
          </table:table-cell>
          <table:table-cell table:style-name="Tabulka5.B3" office:value-type="string">
            <text:p text:style-name="P1219"><text:span text:style-name="T3190">1 st, </text:span><text:span text:style-name="T3196">2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Vědro</text:span></text:p>
          </table:table-cell>
          <table:table-cell table:style-name="Tabulka5.B3" office:value-type="string">
            <text:p text:style-name="P1219"><text:span text:style-name="T3190">8 mk</text:span></text:p>
          </table:table-cell>
          <table:table-cell table:style-name="Tabulka5.B3" office:value-type="string">
            <text:p text:style-name="P1226"/>
          </table:table-cell>
        </table:table-row>
        <table:table-row table:style-name="Tabulka5.1">
          <table:table-cell table:style-name="Tabulka5.B3" office:value-type="string">
            <text:p text:style-name="P1192"><text:span text:style-name="T3187">Lucerna s okenicemi</text:span></text:p>
          </table:table-cell>
          <table:table-cell table:style-name="Tabulka5.B3" office:value-type="string">
            <text:p text:style-name="P1219"><text:span text:style-name="T3196">2</text:span><text:span text:style-name="T3190"> </text:span><text:span text:style-name="T3196">st</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Keramická lahev (0,5 litru)</text:span></text:p>
          </table:table-cell>
          <table:table-cell table:style-name="Tabulka5.B3" office:value-type="string">
            <text:p text:style-name="P1219"><text:span text:style-name="T3190">5 mk</text:span></text:p>
          </table:table-cell>
          <table:table-cell table:style-name="Tabulka5.B3" office:value-type="string">
            <text:p text:style-name="P1226"/>
          </table:table-cell>
        </table:table-row>
        <table:table-row table:style-name="Tabulka5.1">
          <table:table-cell table:style-name="Tabulka5.B3" office:value-type="string">
            <text:p text:style-name="P1192"><text:span text:style-name="T3187">Hornický kahan</text:span></text:p>
          </table:table-cell>
          <table:table-cell table:style-name="Tabulka5.B3" office:value-type="string">
            <text:p text:style-name="P1219"><text:span text:style-name="T3196">8</text:span><text:span text:style-name="T3190">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ext:soft-page-break/>
        <table:table-row table:style-name="Tabulka5.1">
          <table:table-cell table:style-name="Tabulka5.B3" office:value-type="string">
            <text:p text:style-name="P1192"><text:span text:style-name="T3187">Zlodějská lucerna</text:span></text:p>
          </table:table-cell>
          <table:table-cell table:style-name="Tabulka5.B3" office:value-type="string">
            <text:p text:style-name="P1219"><text:span text:style-name="T3196">8</text:span><text:span text:style-name="T3190"> st</text:span></text:p>
          </table:table-cell>
          <table:table-cell table:style-name="Tabulka5.B3" office:value-type="string">
            <text:p text:style-name="P1226"/>
          </table:table-cell>
          <table:table-cell table:style-name="Tabulka5.B3" office:value-type="string">
            <text:p text:style-name="P1195"/>
          </table:table-cell>
          <table:table-cell table:style-name="Tabulka5.B3" office:value-type="string">
            <text:list xml:id="list154007615880064" text:continue-numbering="true" text:style-name="WWNum1">
              <text:list-item>
                <text:list>
                  <text:list-item>
                    <text:list>
                      <text:list-item>
                        <text:h text:style-name="P1107" text:outline-level="3"><text:span text:style-name="T3199">Pytle, toulce a batohy</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192"><text:span text:style-name="T3187">Lucerna se svící</text:span></text:p>
          </table:table-cell>
          <table:table-cell table:style-name="Tabulka5.B3" office:value-type="string">
            <text:p text:style-name="P1219"><text:span text:style-name="T3196">4</text:span><text:span text:style-name="T3190">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Koš</text:span></text:p>
          </table:table-cell>
          <table:table-cell table:style-name="Tabulka5.B3" office:value-type="string">
            <text:p text:style-name="P1219"><text:span text:style-name="T3196">2</text:span><text:span text:style-name="T3190"> </text:span><text:span text:style-name="T3196">dn</text:span></text:p>
          </table:table-cell>
          <table:table-cell table:style-name="Tabulka5.B3" office:value-type="string">
            <text:p text:style-name="P1226"/>
          </table:table-cell>
        </table:table-row>
        <table:table-row table:style-name="Tabulka5.1">
          <table:table-cell table:style-name="Tabulka5.B3" office:value-type="string">
            <text:p text:style-name="P1192"><text:span text:style-name="T3187">Svíce</text:span></text:p>
          </table:table-cell>
          <table:table-cell table:style-name="Tabulka5.B3" office:value-type="string">
            <text:p text:style-name="P1219"><text:span text:style-name="T3196">5</text:span><text:span text:style-name="T3190"> mk</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Nůše</text:span></text:p>
          </table:table-cell>
          <table:table-cell table:style-name="Tabulka5.B3" office:value-type="string">
            <text:p text:style-name="P1219"><text:span text:style-name="T3196">3 dn</text:span></text:p>
          </table:table-cell>
          <table:table-cell table:style-name="Tabulka5.B3" office:value-type="string">
            <text:p text:style-name="P1226"/>
          </table:table-cell>
        </table:table-row>
        <table:table-row table:style-name="Tabulka5.1">
          <table:table-cell table:style-name="Tabulka5.B3" office:value-type="string">
            <text:p text:style-name="P1192"><text:span text:style-name="T3187">Louč</text:span></text:p>
          </table:table-cell>
          <table:table-cell table:style-name="Tabulka5.B3" office:value-type="string">
            <text:p text:style-name="P1219"><text:span text:style-name="T3196">1</text:span><text:span text:style-name="T3190"> </text:span><text:span text:style-name="T3196">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Měšec malý</text:span></text:p>
          </table:table-cell>
          <table:table-cell table:style-name="Tabulka5.B3" office:value-type="string">
            <text:p text:style-name="P1219"><text:span text:style-name="T3196">3</text:span><text:span text:style-name="T3190"> </text:span><text:span text:style-name="T3196">dn</text:span></text:p>
          </table:table-cell>
          <table:table-cell table:style-name="Tabulka5.B3" office:value-type="string">
            <text:p text:style-name="P1226"/>
          </table:table-cell>
        </table:table-row>
        <table:table-row table:style-name="Tabulka5.1">
          <table:table-cell table:style-name="Tabulka5.B3" office:value-type="string">
            <text:p text:style-name="P1192"><text:span text:style-name="T3187">Pochodeň</text:span></text:p>
          </table:table-cell>
          <table:table-cell table:style-name="Tabulka5.B3" office:value-type="string">
            <text:p text:style-name="P1219"><text:span text:style-name="T3196">3</text:span><text:span text:style-name="T3190"> mk</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Měšec velký</text:span></text:p>
          </table:table-cell>
          <table:table-cell table:style-name="Tabulka5.B3" office:value-type="string">
            <text:p text:style-name="P1219"><text:span text:style-name="T3196">5</text:span><text:span text:style-name="T3190"> </text:span><text:span text:style-name="T3196">dn</text:span></text:p>
          </table:table-cell>
          <table:table-cell table:style-name="Tabulka5.B3" office:value-type="string">
            <text:p text:style-name="P1226"/>
          </table:table-cell>
        </table:table-row>
        <table:table-row table:style-name="Tabulka5.1">
          <table:table-cell table:style-name="Tabulka5.B3" office:value-type="string">
            <text:p text:style-name="P119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Toulec pro kuši (na 20 šipek)</text:span></text:p>
          </table:table-cell>
          <table:table-cell table:style-name="Tabulka5.B3" office:value-type="string">
            <text:p text:style-name="P1219"><text:span text:style-name="T3196">1 st</text:span></text:p>
          </table:table-cell>
          <table:table-cell table:style-name="Tabulka5.B3" office:value-type="string">
            <text:p text:style-name="P1226"/>
          </table:table-cell>
        </table:table-row>
        <table:table-row table:style-name="Tabulka5.1">
          <table:table-cell table:style-name="Tabulka5.B3" office:value-type="string">
            <text:p text:style-name="P1195"/>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Toulec pro luk (na 20 šípů)</text:span></text:p>
          </table:table-cell>
          <table:table-cell table:style-name="Tabulka5.B3" office:value-type="string">
            <text:p text:style-name="P1219"><text:span text:style-name="T3196">1 st</text:span></text:p>
          </table:table-cell>
          <table:table-cell table:style-name="Tabulka5.B3" office:value-type="string">
            <text:p text:style-name="P1226"/>
          </table:table-cell>
        </table:table-row>
        <table:table-row table:style-name="Tabulka5.1">
          <table:table-cell table:style-name="Tabulka5.B3" office:value-type="string">
            <text:list xml:id="list154005806744218" text:continue-numbering="true" text:style-name="WWNum1">
              <text:list-item>
                <text:list>
                  <text:list-item>
                    <text:list>
                      <text:list-item>
                        <text:h text:style-name="P1107" text:outline-level="3"><text:span text:style-name="T3199">Tábornické potřeby</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Pytel malý</text:span></text:p>
          </table:table-cell>
          <table:table-cell table:style-name="Tabulka5.B3" office:value-type="string">
            <text:p text:style-name="P1219"><text:span text:style-name="T3196">1</text:span><text:span text:style-name="T3190"> </text:span><text:span text:style-name="T3196">st, 5 dn</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Roh na pití</text:span></text:p>
          </table:table-cell>
          <table:table-cell table:style-name="Tabulka5.B3" office:value-type="string">
            <text:p text:style-name="P1219"><text:span text:style-name="T3196">2</text:span><text:span text:style-name="T3190">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Pytel velký (na skákání v pytli)</text:span></text:p>
          </table:table-cell>
          <table:table-cell table:style-name="Tabulka5.B3" office:value-type="string">
            <text:p text:style-name="P1219"><text:span text:style-name="T3196">5</text:span><text:span text:style-name="T3190"> </text:span><text:span text:style-name="T3196">st</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Čutora (0,5 litru)</text:span></text:p>
          </table:table-cell>
          <table:table-cell table:style-name="Tabulka5.B3" office:value-type="string">
            <text:p text:style-name="P1219"><text:span text:style-name="T3196">2</text:span><text:span text:style-name="T3190">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Batoh, kožený</text:span></text:p>
          </table:table-cell>
          <table:table-cell table:style-name="Tabulka5.B3" office:value-type="string">
            <text:p text:style-name="P1219"><text:span text:style-name="T3196">3</text:span><text:span text:style-name="T3190"> </text:span><text:span text:style-name="T3196">st</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Korbel</text:span></text:p>
          </table:table-cell>
          <table:table-cell table:style-name="Tabulka5.B3" office:value-type="string">
            <text:p text:style-name="P1219"><text:span text:style-name="T3190">1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Torna, kožená</text:span></text:p>
          </table:table-cell>
          <table:table-cell table:style-name="Tabulka5.B3" office:value-type="string">
            <text:p text:style-name="P1219"><text:span text:style-name="T3196">2</text:span><text:span text:style-name="T3190"> st</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Kotlík</text:span></text:p>
          </table:table-cell>
          <table:table-cell table:style-name="Tabulka5.B3" office:value-type="string">
            <text:p text:style-name="P1219"><text:span text:style-name="T3196">1</text:span><text:span text:style-name="T3190"> </text:span><text:span text:style-name="T3196">st</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Brašna kožená </text:span></text:p>
          </table:table-cell>
          <table:table-cell table:style-name="Tabulka5.B3" office:value-type="string">
            <text:p text:style-name="P1219"><text:span text:style-name="T3196">1 st, 5</text:span><text:span text:style-name="T3190"> </text:span><text:span text:style-name="T3196">dn</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4">Dřevěný p</text:span><text:span text:style-name="T3186">říbor</text:span></text:p>
          </table:table-cell>
          <table:table-cell table:style-name="Tabulka5.B3" office:value-type="string">
            <text:p text:style-name="P1219"><text:span text:style-name="T3196">3</text:span><text:span text:style-name="T3190"> </text:span><text:span text:style-name="T3196">mk</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Brašna plátěná (žebradlo)</text:span></text:p>
          </table:table-cell>
          <table:table-cell table:style-name="Tabulka5.B3" office:value-type="string">
            <text:p text:style-name="P1219"><text:span text:style-name="T3196">1 st</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Dřevěný talíř</text:span></text:p>
          </table:table-cell>
          <table:table-cell table:style-name="Tabulka5.B3" office:value-type="string">
            <text:p text:style-name="P1219"><text:span text:style-name="T3196">6</text:span><text:span text:style-name="T3190"> </text:span><text:span text:style-name="T3196">mk</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Kalich</text:span></text:p>
          </table:table-cell>
          <table:table-cell table:style-name="Tabulka5.B3" office:value-type="string">
            <text:p text:style-name="P1219"><text:span text:style-name="T3190">1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195"/>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Mýdlo (1</text:span><text:span text:style-name="T3184">/2</text:span><text:span text:style-name="T3186"> hřivn</text:span><text:span text:style-name="T3184">y</text:span><text:span text:style-name="T3186">)</text:span></text:p>
          </table:table-cell>
          <table:table-cell table:style-name="Tabulka5.B3" office:value-type="string">
            <text:p text:style-name="P1219"><text:span text:style-name="T3196">1</text:span><text:span text:style-name="T3190"> </text:span><text:span text:style-name="T3196">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5987729929" text:continue-numbering="true" text:style-name="WWNum1">
              <text:list-item>
                <text:list>
                  <text:list-item>
                    <text:list>
                      <text:list-item>
                        <text:h text:style-name="P1107" text:outline-level="3"><text:span text:style-name="T3200">Truhly a truhlice</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Stan – 1 osoba</text:span></text:p>
          </table:table-cell>
          <table:table-cell table:style-name="Tabulka5.B3" office:value-type="string">
            <text:p text:style-name="P1219"><text:span text:style-name="T3196">2</text:span><text:span text:style-name="T3190"> </text:span><text:span text:style-name="T3196">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Truhla velká dřevěná s kováním</text:span></text:p>
          </table:table-cell>
          <table:table-cell table:style-name="Tabulka5.B3" office:value-type="string">
            <text:p text:style-name="P1219"><text:span text:style-name="T3196">8</text:span><text:span text:style-name="T3190"> </text:span><text:span text:style-name="T3196">st</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Stan – 2 osoby</text:span></text:p>
          </table:table-cell>
          <table:table-cell table:style-name="Tabulka5.B3" office:value-type="string">
            <text:p text:style-name="P1219"><text:span text:style-name="T3196">4</text:span><text:span text:style-name="T3190"> </text:span><text:span text:style-name="T3196">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Truhla velká dřevěná</text:span></text:p>
          </table:table-cell>
          <table:table-cell table:style-name="Tabulka5.B3" office:value-type="string">
            <text:p text:style-name="P1219"><text:span text:style-name="T3196">3</text:span><text:span text:style-name="T3190"> </text:span><text:span text:style-name="T3196">st</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Stan – 8 osob</text:span></text:p>
          </table:table-cell>
          <table:table-cell table:style-name="Tabulka5.B3" office:value-type="string">
            <text:p text:style-name="P1219"><text:span text:style-name="T3196">6</text:span><text:span text:style-name="T3190"> </text:span><text:span text:style-name="T3196">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Truhla střední dřevěná s kováním</text:span></text:p>
          </table:table-cell>
          <table:table-cell table:style-name="Tabulka5.B3" office:value-type="string">
            <text:p text:style-name="P1219"><text:span text:style-name="T3196">5 st</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Stan - pavilón</text:span></text:p>
          </table:table-cell>
          <table:table-cell table:style-name="Tabulka5.B3" office:value-type="string">
            <text:p text:style-name="P1219"><text:span text:style-name="T3196">10</text:span><text:span text:style-name="T3190"> </text:span><text:span text:style-name="T3196">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Truhla střední dřevěná</text:span></text:p>
          </table:table-cell>
          <table:table-cell table:style-name="Tabulka5.B3" office:value-type="string">
            <text:p text:style-name="P1219"><text:span text:style-name="T3196">2 st</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Pokrývka - letní</text:span></text:p>
          </table:table-cell>
          <table:table-cell table:style-name="Tabulka5.B3" office:value-type="string">
            <text:p text:style-name="P1219"><text:span text:style-name="T3196">1</text:span><text:span text:style-name="T3190"> </text:span><text:span text:style-name="T3196">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Truhla malá dřevěná s kováním</text:span></text:p>
          </table:table-cell>
          <table:table-cell table:style-name="Tabulka5.B3" office:value-type="string">
            <text:p text:style-name="P1219"><text:span text:style-name="T3196">4</text:span><text:span text:style-name="T3190"> </text:span><text:span text:style-name="T3196">st</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Pokrývka - zimní</text:span></text:p>
          </table:table-cell>
          <table:table-cell table:style-name="Tabulka5.B3" office:value-type="string">
            <text:p text:style-name="P1219"><text:span text:style-name="T3196">1 zl, 5 st</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Truhla malá dřevěná</text:span></text:p>
          </table:table-cell>
          <table:table-cell table:style-name="Tabulka5.B3" office:value-type="string">
            <text:p text:style-name="P1219"><text:span text:style-name="T3196">1</text:span><text:span text:style-name="T3190"> </text:span><text:span text:style-name="T3196">st, 5 dn</text:span></text:p>
          </table:table-cell>
          <table:table-cell table:style-name="Tabulka5.B3" office:value-type="string">
            <text:p text:style-name="P1237"/>
          </table:table-cell>
        </table:table-row>
        <table:table-row table:style-name="Tabulka5.1">
          <table:table-cell table:style-name="Tabulka5.B3" office:value-type="string">
            <text:p text:style-name="P1217"><text:span text:style-name="T3186">Celta</text:span></text:p>
          </table:table-cell>
          <table:table-cell table:style-name="Tabulka5.B3" office:value-type="string">
            <text:p text:style-name="P1219"><text:span text:style-name="T3196">1</text:span><text:span text:style-name="T3190"> </text:span><text:span text:style-name="T3196">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Truhlice, celokovová</text:span></text:p>
          </table:table-cell>
          <table:table-cell table:style-name="Tabulka5.B3" office:value-type="string">
            <text:p text:style-name="P1219"><text:span text:style-name="T3190">1 </text:span><text:span text:style-name="T3196">zl</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Koření a přísady do jídla (na 1 čen)</text:span></text:p>
          </table:table-cell>
          <table:table-cell table:style-name="Tabulka5.B3" office:value-type="string">
            <text:p text:style-name="P1219"><text:span text:style-name="T3196">5</text:span><text:span text:style-name="T3190"> mk</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Zámek na truhlu - vestavěný</text:span></text:p>
          </table:table-cell>
          <table:table-cell table:style-name="Tabulka5.B3" office:value-type="string">
            <text:p text:style-name="P1219"><text:span text:style-name="T3190">4 zl</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4">Dřevěná v</text:span><text:span text:style-name="T3186">ařečka, naběračka</text:span></text:p>
          </table:table-cell>
          <table:table-cell table:style-name="Tabulka5.B3" office:value-type="string">
            <text:p text:style-name="P1219"><text:span text:style-name="T3196">2</text:span><text:span text:style-name="T3190"> mk</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Zámek - visací</text:span></text:p>
          </table:table-cell>
          <table:table-cell table:style-name="Tabulka5.B3" office:value-type="string">
            <text:p text:style-name="P1219"><text:span text:style-name="T3196">2</text:span><text:span text:style-name="T3190"> </text:span><text:span text:style-name="T3196">zl</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Brousek</text:span></text:p>
          </table:table-cell>
          <table:table-cell table:style-name="Tabulka5.B3" office:value-type="string">
            <text:p text:style-name="P1219"><text:span text:style-name="T3196">1</text:span><text:span text:style-name="T3190"> </text:span><text:span text:style-name="T3196">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4">Dřevěná p</text:span><text:span text:style-name="T3186">íšťalka</text:span></text:p>
          </table:table-cell>
          <table:table-cell table:style-name="Tabulka5.B3" office:value-type="string">
            <text:p text:style-name="P1219"><text:span text:style-name="T3190">4 mk</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6652159960" text:continue-numbering="true" text:style-name="WWNum1">
              <text:list-item>
                <text:list>
                  <text:list-item>
                    <text:list>
                      <text:list-item>
                        <text:h text:style-name="P1107" text:outline-level="3"><text:span text:style-name="T3199">Psací potřeby</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ext:soft-page-break/>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Křída</text:span></text:p>
          </table:table-cell>
          <table:table-cell table:style-name="Tabulka5.B3" office:value-type="string">
            <text:p text:style-name="P1219"><text:span text:style-name="T3196">5</text:span><text:span text:style-name="T3190"> mk</text:span></text:p>
          </table:table-cell>
          <table:table-cell table:style-name="Tabulka5.B3" office:value-type="string">
            <text:p text:style-name="P1226"/>
          </table:table-cell>
        </table:table-row>
        <table:table-row table:style-name="Tabulka5.1">
          <table:table-cell table:style-name="Tabulka5.B3" office:value-type="string">
            <text:list xml:id="list154006432448876" text:continue-numbering="true" text:style-name="WWNum1">
              <text:list-item>
                <text:list>
                  <text:list-item>
                    <text:list>
                      <text:list-item>
                        <text:h text:style-name="P1107" text:outline-level="3"><text:span text:style-name="T3199">Rybářské a lovecké náčiní</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Papír (1 list)</text:span></text:p>
          </table:table-cell>
          <table:table-cell table:style-name="Tabulka5.B3" office:value-type="string">
            <text:p text:style-name="P1219"><text:span text:style-name="T3190">1 </text:span><text:span text:style-name="T3196">st</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Rybářské náčiní - prut</text:span></text:p>
          </table:table-cell>
          <table:table-cell table:style-name="Tabulka5.B3" office:value-type="string">
            <text:p text:style-name="P1219"><text:span text:style-name="T3196">2</text:span><text:span text:style-name="T3190">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Papyrus (1 list)</text:span></text:p>
          </table:table-cell>
          <table:table-cell table:style-name="Tabulka5.B3" office:value-type="string">
            <text:p text:style-name="P1219"><text:span text:style-name="T3190">6 </text:span><text:span text:style-name="T3196">dn</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Rybářské náčiní - sítě</text:span></text:p>
          </table:table-cell>
          <table:table-cell table:style-name="Tabulka5.B3" office:value-type="string">
            <text:p text:style-name="P1219"><text:span text:style-name="T3196">5</text:span><text:span text:style-name="T3190">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Pergamen (1 list)</text:span></text:p>
          </table:table-cell>
          <table:table-cell table:style-name="Tabulka5.B3" office:value-type="string">
            <text:p text:style-name="P1219"><text:span text:style-name="T3190">2 </text:span><text:span text:style-name="T3196">st</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Lovecké náčiní (oka, pasti)</text:span></text:p>
          </table:table-cell>
          <table:table-cell table:style-name="Tabulka5.B3" office:value-type="string">
            <text:p text:style-name="P1219"><text:span text:style-name="T3196">2</text:span><text:span text:style-name="T3190"> </text:span><text:span text:style-name="T3196">st</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Pečetní vosk (1</text:span><text:span text:style-name="T3184">/2</text:span><text:span text:style-name="T3186"> hřivn</text:span><text:span text:style-name="T3184">y</text:span><text:span text:style-name="T3186">)</text:span></text:p>
          </table:table-cell>
          <table:table-cell table:style-name="Tabulka5.B3" office:value-type="string">
            <text:p text:style-name="P1219"><text:span text:style-name="T3196">5</text:span><text:span text:style-name="T3190"> dn</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Pečetidlo</text:span></text:p>
          </table:table-cell>
          <table:table-cell table:style-name="Tabulka5.B3" office:value-type="string">
            <text:p text:style-name="P1219"><text:span text:style-name="T3190">1 </text:span><text:span text:style-name="T3196">st</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Psací brk</text:span></text:p>
          </table:table-cell>
          <table:table-cell table:style-name="Tabulka5.B3" office:value-type="string">
            <text:p text:style-name="P1219"><text:span text:style-name="T3196">8</text:span><text:span text:style-name="T3190"> mk</text:span></text:p>
          </table:table-cell>
          <table:table-cell table:style-name="Tabulka5.B3" office:value-type="string">
            <text:p text:style-name="P1226"/>
          </table:table-cell>
        </table:table-row>
        <table:table-row table:style-name="Tabulka5.1">
          <table:table-cell table:style-name="Tabulka5.B3" office:value-type="string">
            <text:list xml:id="list154007388367761" text:continue-numbering="true" text:style-name="WWNum1">
              <text:list-item>
                <text:list>
                  <text:list-item>
                    <text:list>
                      <text:list-item>
                        <text:h text:style-name="P1107" text:outline-level="3"><text:span text:style-name="T3199">Krejčířské potřeby</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Inkoust (1 lahvička)</text:span></text:p>
          </table:table-cell>
          <table:table-cell table:style-name="Tabulka5.B3" office:value-type="string">
            <text:p text:style-name="P1219"><text:span text:style-name="T3196">2 st</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Šicí potřeby</text:span></text:p>
          </table:table-cell>
          <table:table-cell table:style-name="Tabulka5.B3" office:value-type="string">
            <text:p text:style-name="P1219"><text:span text:style-name="T3196">2</text:span><text:span text:style-name="T3190"> </text:span><text:span text:style-name="T3196">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Pouzdro na mapy či svitky</text:span></text:p>
          </table:table-cell>
          <table:table-cell table:style-name="Tabulka5.B3" office:value-type="string">
            <text:p text:style-name="P1219"><text:span text:style-name="T3196">6</text:span><text:span text:style-name="T3190"> dn</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Plátno - hrubé (1x1 sáh)</text:span></text:p>
          </table:table-cell>
          <table:table-cell table:style-name="Tabulka5.B3" office:value-type="string">
            <text:p text:style-name="P1219"><text:span text:style-name="T3190">1 st 5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Plátno - prosté (1x1 sáh)</text:span></text:p>
          </table:table-cell>
          <table:table-cell table:style-name="Tabulka5.B3" office:value-type="string">
            <text:p text:style-name="P1219"><text:span text:style-name="T3190">6 st</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5812429602" text:continue-numbering="true" text:style-name="WWNum1">
              <text:list-item>
                <text:list>
                  <text:list-item>
                    <text:list>
                      <text:list-item>
                        <text:h text:style-name="P1107" text:outline-level="3"><text:span text:style-name="T3199">Umělecké náčiní</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Plátno - dobré (1x1 sáh)</text:span></text:p>
          </table:table-cell>
          <table:table-cell table:style-name="Tabulka5.B3" office:value-type="string">
            <text:p text:style-name="P1219"><text:span text:style-name="T3190">2 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Malířské plátno </text:span><text:span text:style-name="T3184">(1x1 sáh)</text:span></text:p>
          </table:table-cell>
          <table:table-cell table:style-name="Tabulka5.B3" office:value-type="string">
            <text:p text:style-name="P1219"><text:span text:style-name="T3196">1</text:span><text:span text:style-name="T3190"> </text:span><text:span text:style-name="T3196">zl</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Plátno – honosné (1x1 sáh)</text:span></text:p>
          </table:table-cell>
          <table:table-cell table:style-name="Tabulka5.B3" office:value-type="string">
            <text:p text:style-name="P1219"><text:span text:style-name="T3190">6 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Barvy, štětce a paleta</text:span></text:p>
          </table:table-cell>
          <table:table-cell table:style-name="Tabulka5.B3" office:value-type="string">
            <text:p text:style-name="P1219"><text:span text:style-name="T3196">2</text:span><text:span text:style-name="T3190"> </text:span><text:span text:style-name="T3196">st</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1 libra vlny</text:span></text:p>
          </table:table-cell>
          <table:table-cell table:style-name="Tabulka5.B3" office:value-type="string">
            <text:p text:style-name="P1219"><text:span text:style-name="T3190">7 st</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Loutna</text:span></text:p>
          </table:table-cell>
          <table:table-cell table:style-name="Tabulka5.B3" office:value-type="string">
            <text:p text:style-name="P1219"><text:span text:style-name="T3190">5 </text:span><text:span text:style-name="T3196">st</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Harfa (přenosná)</text:span></text:p>
          </table:table-cell>
          <table:table-cell table:style-name="Tabulka5.B3" office:value-type="string">
            <text:p text:style-name="P1219"><text:span text:style-name="T3190">8 </text:span><text:span text:style-name="T3196">st</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list xml:id="list154006917122212" text:continue-numbering="true" text:style-name="WWNum1">
              <text:list-item>
                <text:list>
                  <text:list-item>
                    <text:list>
                      <text:list-item>
                        <text:h text:style-name="P1107" text:outline-level="3"><text:span text:style-name="T3199">Dámské potřeby</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Parfém (1 fiála)</text:span></text:p>
          </table:table-cell>
          <table:table-cell table:style-name="Tabulka5.B3" office:value-type="string">
            <text:p text:style-name="P1219"><text:span text:style-name="T3196">8</text:span><text:span text:style-name="T3190">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Líčidla dámská</text:span></text:p>
          </table:table-cell>
          <table:table-cell table:style-name="Tabulka5.B3" office:value-type="string">
            <text:p text:style-name="P1219"><text:span text:style-name="T3190">1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Zrcátko, malé kovové</text:span></text:p>
          </table:table-cell>
          <table:table-cell table:style-name="Tabulka5.B3" office:value-type="string">
            <text:p text:style-name="P1219"><text:span text:style-name="T3196">5</text:span><text:span text:style-name="T3190">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6266802439" text:continue-numbering="true" text:style-name="WWNum1">
              <text:list-item>
                <text:list>
                  <text:list-item>
                    <text:list>
                      <text:list-item>
                        <text:h text:style-name="P1107" text:outline-level="3"><text:span text:style-name="T3199">Různé</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Obchodnická váha</text:span></text:p>
          </table:table-cell>
          <table:table-cell table:style-name="Tabulka5.B3" office:value-type="string">
            <text:p text:style-name="P1219"><text:span text:style-name="T3196">6</text:span><text:span text:style-name="T3190"> dn</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Zvonec</text:span></text:p>
          </table:table-cell>
          <table:table-cell table:style-name="Tabulka5.B3" office:value-type="string">
            <text:p text:style-name="P1219"><text:span text:style-name="T3196">4</text:span><text:span text:style-name="T3190"> dn</text:span></text:p>
          </table:table-cell>
          <table:table-cell table:style-name="Tabulka5.B3" office:value-type="string">
            <text:p text:style-name="P1226"/>
          </table:table-cell>
        </table:table-row>
        <table:table-row table:style-name="Tabulka5.1">
          <table:table-cell table:style-name="Tabulka5.B3" office:value-type="string">
            <text:list xml:id="list154007345800225" text:continue-numbering="true" text:style-name="WWNum1">
              <text:list-item>
                <text:list>
                  <text:list-item>
                    <text:list>
                      <text:list-item>
                        <text:h text:style-name="P1107" text:outline-level="3"><text:span text:style-name="T3199">Šplhací náčiní (běžné)</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Řetěz (1 sáh)</text:span></text:p>
          </table:table-cell>
          <table:table-cell table:style-name="Tabulka5.B3" office:value-type="string">
            <text:p text:style-name="P1219"><text:span text:style-name="T3190">6 </text:span><text:span text:style-name="T3196">dn</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Lano – konopné (10 sáhů)</text:span></text:p>
          </table:table-cell>
          <table:table-cell table:style-name="Tabulka5.B3" office:value-type="string">
            <text:p text:style-name="P1219"><text:span text:style-name="T3196">8</text:span><text:span text:style-name="T3190">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Lano – lněné (10 sáhů)</text:span></text:p>
          </table:table-cell>
          <table:table-cell table:style-name="Tabulka5.B3" office:value-type="string">
            <text:p text:style-name="P1219"><text:span text:style-name="T3196">2</text:span><text:span text:style-name="T3190"> </text:span><text:span text:style-name="T3196">st</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Provazový žebřík (10 sáhů)</text:span></text:p>
          </table:table-cell>
          <table:table-cell table:style-name="Tabulka5.B3" office:value-type="string">
            <text:p text:style-name="P1219"><text:span text:style-name="T3196">2 st</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Kotvička</text:span></text:p>
          </table:table-cell>
          <table:table-cell table:style-name="Tabulka5.B3" office:value-type="string">
            <text:p text:style-name="P1219"><text:span text:style-name="T3196">5</text:span><text:span text:style-name="T3190">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ext:soft-page-break/>
        <table:table-row table:style-name="Tabulka5.1">
          <table:table-cell table:style-name="Tabulka5.B3" office:value-type="string">
            <text:p text:style-name="P1217"><text:span text:style-name="T3186">Kladkostroj</text:span></text:p>
          </table:table-cell>
          <table:table-cell table:style-name="Tabulka5.B3" office:value-type="string">
            <text:p text:style-name="P1219"><text:span text:style-name="T3196">1</text:span><text:span text:style-name="T3190"> </text:span><text:span text:style-name="T3196">st</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Žebřík (2 sáhy)</text:span></text:p>
          </table:table-cell>
          <table:table-cell table:style-name="Tabulka5.B3" office:value-type="string">
            <text:p text:style-name="P1219"><text:span text:style-name="T3196">2</text:span><text:span text:style-name="T3190"> </text:span><text:span text:style-name="T3196">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6091697530" text:continue-numbering="true" text:style-name="WWNum1">
              <text:list-item>
                <text:list>
                  <text:list-item>
                    <text:list>
                      <text:list-item>
                        <text:h text:style-name="P1107" text:outline-level="3"><text:span text:style-name="T3199">Skleněné zboží</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Horolezecká výbava</text:span></text:p>
          </table:table-cell>
          <table:table-cell table:style-name="Tabulka5.B3" office:value-type="string">
            <text:p text:style-name="P1219"><text:span text:style-name="T3190">6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Skleněná lahev (</text:span><text:span text:style-name="T3184">1</text:span><text:span text:style-name="T3186"> litr)</text:span></text:p>
          </table:table-cell>
          <table:table-cell table:style-name="Tabulka5.B3" office:value-type="string">
            <text:p text:style-name="P1219"><text:span text:style-name="T3196">5 dn</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Horolezecká výbava na ledovec</text:span></text:p>
          </table:table-cell>
          <table:table-cell table:style-name="Tabulka5.B3" office:value-type="string">
            <text:p text:style-name="P1219"><text:span text:style-name="T3190">1st</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Přesýpací hodiny</text:span></text:p>
          </table:table-cell>
          <table:table-cell table:style-name="Tabulka5.B3" office:value-type="string">
            <text:p text:style-name="P1219"><text:span text:style-name="T3196">5 zl</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Zvětšovací sklo </text:span><text:span text:style-name="T3184">(hodnocení 1)</text:span></text:p>
          </table:table-cell>
          <table:table-cell table:style-name="Tabulka5.B3" office:value-type="string">
            <text:p text:style-name="P1219"><text:span text:style-name="T3196">15 zl</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4">Ruční d</text:span><text:span text:style-name="T3186">alekohled </text:span><text:span text:style-name="T3184">(hodnocení 1)</text:span></text:p>
          </table:table-cell>
          <table:table-cell table:style-name="Tabulka5.B3" office:value-type="string">
            <text:p text:style-name="P1219"><text:span text:style-name="T3196">20 zl</text:span></text:p>
          </table:table-cell>
          <table:table-cell table:style-name="Tabulka5.B3" office:value-type="string">
            <text:p text:style-name="P1226"/>
          </table:table-cell>
        </table:table-row>
        <table:table-row table:style-name="Tabulka5.1">
          <table:table-cell table:style-name="Tabulka5.B3" office:value-type="string">
            <text:p text:style-name="P1195"/>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4">Hvězdářský dalek.</text:span><text:span text:style-name="T3186"> </text:span><text:span text:style-name="T3184">(hodnocení 2)</text:span></text:p>
          </table:table-cell>
          <table:table-cell table:style-name="Tabulka5.B3" office:value-type="string">
            <text:p text:style-name="P1219"><text:span text:style-name="T3196">100 zl</text:span></text:p>
          </table:table-cell>
          <table:table-cell table:style-name="Tabulka5.B3" office:value-type="string">
            <text:p text:style-name="P1226"/>
          </table:table-cell>
        </table:table-row>
        <table:table-row table:style-name="Tabulka5.1">
          <table:table-cell table:style-name="Tabulka5.B3" office:value-type="string">
            <text:list xml:id="list154006740389102" text:continue-numbering="true" text:style-name="WWNum1">
              <text:list-item>
                <text:list>
                  <text:list-item>
                    <text:list>
                      <text:list-item>
                        <text:h text:style-name="P1107" text:outline-level="3"><text:span text:style-name="T3201">Dýmky a k</text:span><text:span text:style-name="T3199">uřivo</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Baňky, flakónky, atd</text:span></text:p>
          </table:table-cell>
          <table:table-cell table:style-name="Tabulka5.B3" office:value-type="string">
            <text:p text:style-name="P1219"><text:span text:style-name="T3196">4 dn</text:span></text:p>
          </table:table-cell>
          <table:table-cell table:style-name="Tabulka5.B3" office:value-type="string">
            <text:p text:style-name="P1226"/>
          </table:table-cell>
        </table:table-row>
        <table:table-row table:style-name="Tabulka5.1">
          <table:table-cell table:style-name="Tabulka5.B3" office:value-type="string">
            <text:p text:style-name="P1191"><text:span text:style-name="T3186">Dýmka</text:span></text:p>
          </table:table-cell>
          <table:table-cell table:style-name="Tabulka5.B3" office:value-type="string">
            <text:p text:style-name="P1219"><text:span text:style-name="T3196">4</text:span><text:span text:style-name="T3190">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195"/>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191"><text:span text:style-name="T3186">Opiová dýmka</text:span></text:p>
          </table:table-cell>
          <table:table-cell table:style-name="Tabulka5.B3" office:value-type="string">
            <text:p text:style-name="P1219"><text:span text:style-name="T3196">8</text:span><text:span text:style-name="T3190">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191"><text:span text:style-name="T3186">Vodní dýmka</text:span></text:p>
          </table:table-cell>
          <table:table-cell table:style-name="Tabulka5.B3" office:value-type="string">
            <text:p text:style-name="P1219"><text:span text:style-name="T3196">2</text:span><text:span text:style-name="T3190"> st</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6576299552" text:continue-numbering="true" text:style-name="WWNum1">
              <text:list-item>
                <text:list>
                  <text:list-item>
                    <text:list>
                      <text:list-item>
                        <text:h text:style-name="P1107" text:outline-level="3"><text:span text:style-name="T3183">Zlodějské potřeby</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191"><text:span text:style-name="T3186">Dýmkové koření (10 nacpání)</text:span></text:p>
          </table:table-cell>
          <table:table-cell table:style-name="Tabulka5.B3" office:value-type="string">
            <text:p text:style-name="P1219"><text:span text:style-name="T3190">1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191"><text:span text:style-name="T3186">Opium (10 dávek)</text:span></text:p>
          </table:table-cell>
          <table:table-cell table:style-name="Tabulka5.B3" office:value-type="string">
            <text:p text:style-name="P1219"><text:span text:style-name="T3190">1 st</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Paklíče (hodnocení * hodnocení)</text:span></text:p>
          </table:table-cell>
          <table:table-cell table:style-name="Tabulka5.B3" office:value-type="string">
            <text:p text:style-name="P1219"><text:span text:style-name="T3190">* </text:span><text:span text:style-name="T3196">6</text:span><text:span text:style-name="T3190"> st</text:span></text:p>
          </table:table-cell>
          <table:table-cell table:style-name="Tabulka5.B3" office:value-type="string">
            <text:p text:style-name="P1226"/>
          </table:table-cell>
        </table:table-row>
        <table:table-row table:style-name="Tabulka5.1">
          <table:table-cell table:style-name="Tabulka5.B3" office:value-type="string">
            <text:p text:style-name="P1195"/>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páčidlo</text:span></text:p>
          </table:table-cell>
          <table:table-cell table:style-name="Tabulka5.B3" office:value-type="string">
            <text:p text:style-name="P1219"><text:span text:style-name="T3190">5 </text:span><text:span text:style-name="T3196">dn</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Bylinky</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Nášlapné ježky (za hrst)</text:span></text:p>
          </table:table-cell>
          <table:table-cell table:style-name="Tabulka5.B3" office:value-type="string">
            <text:p text:style-name="P1219"><text:span text:style-name="T3196">2</text:span><text:span text:style-name="T3190"> dn</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Lektvary</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Specielní šplhací potřeby</text:span></text:p>
          </table:table-cell>
          <table:table-cell table:style-name="Tabulka5.B3" office:value-type="string">
            <text:p text:style-name="P1219"><text:span text:style-name="T3190">5 st</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Alchymistické suroviny</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Líčida (herecká)</text:span></text:p>
          </table:table-cell>
          <table:table-cell table:style-name="Tabulka5.B3" office:value-type="string">
            <text:p text:style-name="P1219"><text:span text:style-name="T3196">2</text:span><text:span text:style-name="T3190"> dn</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Olejnička </text:span></text:p>
          </table:table-cell>
          <table:table-cell table:style-name="Tabulka5.B3" office:value-type="string">
            <text:p text:style-name="P1219"><text:span text:style-name="T3196">8</text:span><text:span text:style-name="T3190"> dn</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Obvazy, medikamenty</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pilník</text:span></text:p>
          </table:table-cell>
          <table:table-cell table:style-name="Tabulka5.B3" office:value-type="string">
            <text:p text:style-name="P1219"><text:span text:style-name="T3196">8</text:span><text:span text:style-name="T3190"> st</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list xml:id="list154007428646698" text:continue-numbering="true" text:style-name="WWNum1">
              <text:list-item>
                <text:list>
                  <text:list-item>
                    <text:list>
                      <text:list-item>
                        <text:h text:style-name="P1107" text:outline-level="3"><text:span text:style-name="T3199">Mapy</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7200819684" text:continue-numbering="true" text:style-name="WWNum1">
              <text:list-item>
                <text:list>
                  <text:list-item>
                    <text:list>
                      <text:list-item>
                        <text:h text:style-name="P1107" text:outline-level="3"><text:span text:style-name="T3186">Vybavení domu</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Mapa Dakarského království</text:span></text:p>
          </table:table-cell>
          <table:table-cell table:style-name="Tabulka5.B3" office:value-type="string">
            <text:p text:style-name="P1219"><text:span text:style-name="T3196">5 st</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Slamník</text:span></text:p>
          </table:table-cell>
          <table:table-cell table:style-name="Tabulka5.B3" office:value-type="string">
            <text:p text:style-name="P1219"><text:span text:style-name="T3188">1 st</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Poduška, polštář</text:span></text:p>
          </table:table-cell>
          <table:table-cell table:style-name="Tabulka5.B3" office:value-type="string">
            <text:p text:style-name="P1219"><text:span text:style-name="T3188">5 dn</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Kuchyňský nůž</text:span></text:p>
          </table:table-cell>
          <table:table-cell table:style-name="Tabulka5.B3" office:value-type="string">
            <text:p text:style-name="P1219"><text:span text:style-name="T3188">1 st</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Křeslo</text:span></text:p>
          </table:table-cell>
          <table:table-cell table:style-name="Tabulka5.B3" office:value-type="string">
            <text:p text:style-name="P1219"><text:span text:style-name="T3188">4 st</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Stolička</text:span></text:p>
          </table:table-cell>
          <table:table-cell table:style-name="Tabulka5.B3" office:value-type="string">
            <text:p text:style-name="P1219"><text:span text:style-name="T3188">2 st</text:span></text:p>
          </table:table-cell>
          <table:table-cell table:style-name="Tabulka5.B3" office:value-type="string">
            <text:p text:style-name="P1226"/>
          </table:table-cell>
        </table:table-row>
        <text:soft-page-break/>
        <table:table-row table:style-name="Tabulka5.1">
          <table:table-cell table:style-name="Tabulka5.B3" office:value-type="string">
            <text:list xml:id="list154006760830994" text:continue-numbering="true" text:style-name="WWNum1">
              <text:list-item>
                <text:list>
                  <text:list-item>
                    <text:list>
                      <text:list-item>
                        <text:h text:style-name="P1110" text:outline-level="3"/>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Ubrus</text:span></text:p>
          </table:table-cell>
          <table:table-cell table:style-name="Tabulka5.B3" office:value-type="string">
            <text:p text:style-name="P1219"><text:span text:style-name="T3188">1 zl</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3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Mosazná konvice</text:span></text:p>
          </table:table-cell>
          <table:table-cell table:style-name="Tabulka5.B3" office:value-type="string">
            <text:p text:style-name="P1219"><text:span text:style-name="T3188">1 zl</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3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3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32"/>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10 hrotů šipek do kuše (železných)</text:span></text:p>
          </table:table-cell>
          <table:table-cell table:style-name="Tabulka5.B3" office:value-type="string">
            <text:p text:style-name="P1219"><text:span text:style-name="T3188">5 dn</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10 hrotů šipek do kuše (ocelových)</text:span></text:p>
          </table:table-cell>
          <table:table-cell table:style-name="Tabulka5.B3" office:value-type="string">
            <text:p text:style-name="P1219"><text:span text:style-name="T3188">1 st</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6530602787" text:continue-numbering="true" text:style-name="WWNum1">
              <text:list-item>
                <text:list>
                  <text:list-item>
                    <text:list>
                      <text:list-item>
                        <text:h text:style-name="P1108" text:outline-level="3"><text:span text:style-name="T3186">Nářadí</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Lopata</text:span></text:p>
          </table:table-cell>
          <table:table-cell table:style-name="Tabulka5.B3" office:value-type="string">
            <text:p text:style-name="P1219"><text:span text:style-name="T3188">1 st, 2 dn</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Sekera, krumpáč</text:span></text:p>
          </table:table-cell>
          <table:table-cell table:style-name="Tabulka5.B3" office:value-type="string">
            <text:p text:style-name="P1219"><text:span text:style-name="T3188">3 st</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Pluh</text:span></text:p>
          </table:table-cell>
          <table:table-cell table:style-name="Tabulka5.B3" office:value-type="string">
            <text:p text:style-name="P1219"><text:span text:style-name="T3188">6 st</text:span></text:p>
          </table:table-cell>
          <table:table-cell table:style-name="Tabulka5.B3" office:value-type="string">
            <text:p text:style-name="P1226"/>
          </table:table-cell>
        </table:table-row>
        <table:table-row table:style-name="Tabulka5.1">
          <table:table-cell table:style-name="Tabulka5.B3" office:value-type="string">
            <text:list xml:id="list154007285619597" text:continue-numbering="true" text:style-name="WWNum1">
              <text:list-item>
                <text:list>
                  <text:list-item>
                    <text:list>
                      <text:list-item>
                        <text:h text:style-name="P1111" text:outline-level="3"/>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8"/>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8"/>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8"/>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8"/>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Kolovrat</text:span></text:p>
          </table:table-cell>
          <table:table-cell table:style-name="Tabulka5.B3" office:value-type="string">
            <text:p text:style-name="P1219"><text:span text:style-name="T3188">5 st</text:span></text:p>
          </table:table-cell>
          <table:table-cell table:style-name="Tabulka5.B3" office:value-type="string">
            <text:p text:style-name="P1226"/>
          </table:table-cell>
        </table:table-row>
        <table:table-row table:style-name="Tabulka5.1">
          <table:table-cell table:style-name="Tabulka5.B3" office:value-type="string">
            <text:p text:style-name="P1228"/>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6">Tkalcovský stav</text:span></text:p>
          </table:table-cell>
          <table:table-cell table:style-name="Tabulka5.B3" office:value-type="string">
            <text:p text:style-name="P1219"><text:span text:style-name="T3188">2 zl, 5 st</text:span></text:p>
          </table:table-cell>
          <table:table-cell table:style-name="Tabulka5.B3" office:value-type="string">
            <text:p text:style-name="P1226"/>
          </table:table-cell>
        </table:table-row>
        <table:table-row table:style-name="Tabulka5.1">
          <table:table-cell table:style-name="Tabulka5.B3" office:value-type="string">
            <text:p text:style-name="P1228"/>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8"/>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8"/>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6712206466" text:continue-numbering="true" text:style-name="WWNum1">
              <text:list-item>
                <text:list>
                  <text:list-item>
                    <text:list>
                      <text:list-item>
                        <text:h text:style-name="P1108" text:outline-level="3"><text:span text:style-name="T3202">Bylinky (cena za 1 snítku)</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19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Prostý dům o třech místnostech</text:span></text:p>
          </table:table-cell>
          <table:table-cell table:style-name="Tabulka5.B3" office:value-type="string">
            <text:p text:style-name="P1219"><text:span text:style-name="T3196">6</text:span><text:span text:style-name="T3190">0 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Městský domek</text:span></text:p>
          </table:table-cell>
          <table:table-cell table:style-name="Tabulka5.B3" office:value-type="string">
            <text:p text:style-name="P1219"><text:span text:style-name="T3196">90</text:span><text:span text:style-name="T3190"> 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Dobrý grunt (1 lán)</text:span></text:p>
          </table:table-cell>
          <table:table-cell table:style-name="Tabulka5.B3" office:value-type="string">
            <text:p text:style-name="P1219"><text:span text:style-name="T3196">12</text:span><text:span text:style-name="T3190">0 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Dvoupodlažní městský dům</text:span></text:p>
          </table:table-cell>
          <table:table-cell table:style-name="Tabulka5.B3" office:value-type="string">
            <text:p text:style-name="P1219"><text:span text:style-name="T3196">12</text:span><text:span text:style-name="T3190">0 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Dvoupodlažní dům s dílnou</text:span></text:p>
          </table:table-cell>
          <table:table-cell table:style-name="Tabulka5.B3" office:value-type="string">
            <text:p text:style-name="P1219"><text:span text:style-name="T3196">270</text:span><text:span text:style-name="T3190"> 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Výstavní měšťanský dům</text:span></text:p>
          </table:table-cell>
          <table:table-cell table:style-name="Tabulka5.B3" office:value-type="string">
            <text:p text:style-name="P1219"><text:span text:style-name="T3196">12</text:span><text:span text:style-name="T3190">00 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7"/>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ext:soft-page-break/>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6354841539" text:continue-numbering="true" text:style-name="WWNum1">
              <text:list-item>
                <text:list>
                  <text:list-item>
                    <text:list>
                      <text:list-item>
                        <text:h text:style-name="P1108" text:outline-level="3"><text:span text:style-name="T3183">Základy mastí a lektvarů</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4">Základ masti (na 1 dávku)</text:span></text:p>
          </table:table-cell>
          <table:table-cell table:style-name="Tabulka5.B3" office:value-type="string">
            <text:p text:style-name="P1219"><text:span text:style-name="T3196">4 mk</text:span></text:p>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17"><text:span text:style-name="T3184">Základ lektvaru (na 1 dávku)</text:span></text:p>
          </table:table-cell>
          <table:table-cell table:style-name="Tabulka5.B3" office:value-type="string">
            <text:p text:style-name="P1219"><text:span text:style-name="T3196">2 mk</text:span></text:p>
          </table:table-cell>
          <table:table-cell table:style-name="Tabulka5.B3" office:value-type="string">
            <text:p text:style-name="P1226"/>
          </table:table-cell>
        </table:table-row>
        <table:table-row table:style-name="Tabulka5.1">
          <table:table-cell table:style-name="Tabulka5.B3" office:value-type="string">
            <text:p text:style-name="P1217"><text:span text:style-name="T3186">Rytířská zbroj</text:span></text:p>
          </table:table-cell>
          <table:table-cell table:style-name="Tabulka5.B3" office:value-type="string">
            <text:p text:style-name="P1219"><text:span text:style-name="T3188">225 zl</text:span></text:p>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24"/>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list xml:id="list154005904253315" text:continue-numbering="true" text:style-name="WWNum1">
              <text:list-item>
                <text:list>
                  <text:list-item>
                    <text:list>
                      <text:list-item>
                        <text:h text:style-name="P1108" text:outline-level="3"><text:span text:style-name="T3183">Hotová léčiva (1 dávka)</text:span></text:h>
                      </text:list-item>
                    </text:list>
                  </text:list-item>
                </text:list>
              </text:list-item>
            </text:list>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6"/>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8"/>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8"/>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2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2"/>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5"/>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5"/>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5"/>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5"/>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5"/>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5"/>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5"/>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5"/>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5"/>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7"/>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7"/>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7"/>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7"/>
          </table:table-cell>
          <table:table-cell table:style-name="Tabulka5.B3" office:value-type="string">
            <text:p text:style-name="P1226"/>
          </table:table-cell>
        </table:table-row>
        <table:table-row table:style-name="Tabulka5.1">
          <table:table-cell table:style-name="Tabulka5.B3" office:value-type="string">
            <text:p text:style-name="P1224"/>
          </table:table-cell>
          <table:table-cell table:style-name="Tabulka5.B3" office:value-type="string">
            <text:p text:style-name="P1229"/>
          </table:table-cell>
          <table:table-cell table:style-name="Tabulka5.B3" office:value-type="string">
            <text:p text:style-name="P1226"/>
          </table:table-cell>
          <table:table-cell table:style-name="Tabulka5.B3" office:value-type="string">
            <text:p text:style-name="P1226"/>
          </table:table-cell>
          <table:table-cell table:style-name="Tabulka5.B3" office:value-type="string">
            <text:p text:style-name="P1236"/>
          </table:table-cell>
          <table:table-cell table:style-name="Tabulka5.B3" office:value-type="string">
            <text:p text:style-name="P1237"/>
          </table:table-cell>
          <table:table-cell table:style-name="Tabulka5.B3" office:value-type="string">
            <text:p text:style-name="P1226"/>
          </table:table-cell>
        </table:table-row>
        <table:table-row table:style-name="Tabulka5.1">
          <table:table-cell table:style-name="Tabulka5.A226" office:value-type="string">
            <text:p text:style-name="P1225"/>
          </table:table-cell>
          <table:table-cell table:style-name="Tabulka5.A226" office:value-type="string">
            <text:p text:style-name="P1227"/>
          </table:table-cell>
          <table:table-cell table:style-name="Tabulka5.A226" office:value-type="string">
            <text:p text:style-name="P1227"/>
          </table:table-cell>
          <table:table-cell table:style-name="Tabulka5.A226" office:value-type="string">
            <text:p text:style-name="P1227"/>
          </table:table-cell>
          <table:table-cell table:style-name="Tabulka5.A226" office:value-type="string">
            <text:p text:style-name="P1225"/>
          </table:table-cell>
          <table:table-cell table:style-name="Tabulka5.A226" office:value-type="string">
            <text:p text:style-name="P1227"/>
          </table:table-cell>
          <table:table-cell table:style-name="Tabulka5.A226" office:value-type="string">
            <text:p text:style-name="P1227"/>
          </table:table-cell>
        </table:table-row>
      </table:table>
      <text:p text:style-name="P1194"/>
      <text:p text:style-name="P119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Arial1"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2"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2"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WW8Num2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Bullet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Characters" style:display-name="Footnote Characters" style:family="text"/>
    <style:style style:name="Endnote_20_Characters" style:display-name="Endnote Characters" style:family="text"/>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9</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13T15:40:04.469000000</dc:date>
    <meta:print-date>2113-01-01T00:00:00</meta:print-date>
    <meta:editing-cycles>21284</meta:editing-cycles>
    <meta:editing-duration>P63DT7H58M8S</meta:editing-duration>
    <meta:generator>LibreOffice/6.3.2.2$Windows_X86_64 LibreOffice_project/98b30e735bda24bc04ab42594c85f7fd8be07b9c</meta:generator>
    <dc:creator>York </dc:creator>
    <meta:document-statistic meta:table-count="7" meta:image-count="0" meta:object-count="0" meta:page-count="26" meta:paragraph-count="1154" meta:word-count="4311" meta:character-count="22222" meta:non-whitespace-character-count="19030"/>
  </office:meta>
</office:document-meta>
</file>